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105.5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38.89pt"/>
    </style:style>
    <style:style style:name="co10" style:family="table-column">
      <style:table-column-properties fo:break-before="auto" style:column-width="15.05pt"/>
    </style:style>
    <style:style style:name="co11" style:family="table-column">
      <style:table-column-properties fo:break-before="auto" style:column-width="40.51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11.91pt"/>
    </style:style>
    <style:style style:name="co14" style:family="table-column">
      <style:table-column-properties fo:break-before="auto" style:column-width="53.94pt"/>
    </style:style>
    <style:style style:name="co15" style:family="table-column">
      <style:table-column-properties fo:break-before="auto" style:column-width="21.46pt"/>
    </style:style>
    <style:style style:name="co16" style:family="table-column">
      <style:table-column-properties fo:break-before="auto" style:column-width="50pt"/>
    </style:style>
    <style:style style:name="co17" style:family="table-column">
      <style:table-column-properties fo:break-before="auto" style:column-width="88.89pt"/>
    </style:style>
    <style:style style:name="co18" style:family="table-column">
      <style:table-column-properties fo:break-before="auto" style:column-width="60.35pt"/>
    </style:style>
    <style:style style:name="co19" style:family="table-column">
      <style:table-column-properties fo:break-before="auto" style:column-width="69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i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427]))&gt;0)" style:apply-style-name="ConditionalStyle_5f_1" style:base-cell-address="Raid.H427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8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9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Sell</text:p>
          </table:table-cell>
          <table:table-cell table:style-name="ce2" table:number-columns-repeated="8"/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Steppenwolfs</text:p>
          </table:table-cell>
          <table:table-cell table:style-name="ce2" table:number-columns-repeated="2"/>
          <table:table-cell table:style-name="ce1" office:value-type="string" calcext:value-type="string">
            <text:p>Blockpost</text:p>
          </table:table-cell>
          <table:table-cell table:style-name="ce1" office:value-type="string" calcext:value-type="string">
            <text:p>Hit and run!</text:p>
          </table:table-cell>
          <table:table-cell table:style-name="ce2"/>
          <table:table-cell table:style-name="ce1" office:value-type="string" calcext:value-type="string">
            <text:p>cemetery_highway</text:p>
          </table:table-cell>
          <table:table-cell table:style-name="ce1" office:value-type="string" calcext:value-type="string">
            <text:p>Dead Highway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number-columns-repeated="2" table:style-name="ce4" office:value-type="string" calcext:value-type="string">
            <text:p>Plastic</text:p>
          </table:table-cell>
          <table:table-cell table:style-name="ce4" table:number-columns-repeated="2"/>
          <table:table-cell table:style-name="ce2" table:number-columns-repeated="8"/>
          <table:table-cell table:style-name="ce1" office:value-type="string" calcext:value-type="string">
            <text:p>scavengers</text:p>
          </table:table-cell>
          <table:table-cell table:style-name="ce1" office:value-type="string" calcext:value-type="string">
            <text:p>Scavengers</text:p>
          </table:table-cell>
          <table:table-cell table:style-name="ce2" table:number-columns-repeated="2"/>
          <table:table-cell table:style-name="ce1" office:value-type="string" calcext:value-type="string">
            <text:p>Oilevac</text:p>
          </table:table-cell>
          <table:table-cell table:style-name="ce1" office:value-type="string" calcext:value-type="string">
            <text:p>The war for fire</text:p>
          </table:table-cell>
          <table:table-cell table:style-name="ce2"/>
          <table:table-cell table:style-name="ce1" office:value-type="string" calcext:value-type="string">
            <text:p>arizona_castle</text:p>
          </table:table-cell>
          <table:table-cell table:style-name="ce1" office:value-type="string" calcext:value-type="string">
            <text:p>Wrath of Khan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Scrap_Epic</text:p>
          </table:table-cell>
          <table:table-cell table:style-name="ce4" office:value-type="string" calcext:value-type="string">
            <text:p>Electonics</text:p>
          </table:table-cell>
          <table:table-cell table:style-name="ce4" table:number-columns-repeated="2"/>
          <table:table-cell table:style-name="ce2" table:number-columns-repeated="8"/>
          <table:table-cell table:style-name="ce1" office:value-type="string" calcext:value-type="string">
            <text:p>nomads</text:p>
          </table:table-cell>
          <table:table-cell table:style-name="ce1" office:value-type="string" calcext:value-type="string">
            <text:p>Nomads</text:p>
          </table:table-cell>
          <table:table-cell table:style-name="ce2" table:number-columns-repeated="2"/>
          <table:table-cell table:style-name="ce1" office:value-type="string" calcext:value-type="string">
            <text:p>Greatescape</text:p>
          </table:table-cell>
          <table:table-cell table:style-name="ce1" office:value-type="string" calcext:value-type="string">
            <text:p>Gone in two minutes</text:p>
          </table:table-cell>
          <table:table-cell table:style-name="ce2"/>
          <table:table-cell table:style-name="ce1" office:value-type="string" calcext:value-type="string">
            <text:p>miners_way</text:p>
          </table:table-cell>
          <table:table-cell table:style-name="ce1" office:value-type="string" calcext:value-type="string">
            <text:p>Cursed mines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Platinum</text:p>
          </table:table-cell>
          <table:table-cell table:style-name="ce4" office:value-type="string" calcext:value-type="string">
            <text:p>Copper</text:p>
          </table:table-cell>
          <table:table-cell table:style-name="ce4" table:number-columns-repeated="2"/>
          <table:table-cell table:style-name="ce2" table:number-columns-repeated="8"/>
          <table:table-cell table:style-name="ce1" office:value-type="string" calcext:value-type="string">
            <text:p>psycho</text:p>
          </table:table-cell>
          <table:table-cell table:style-name="ce1" office:value-type="string" calcext:value-type="string">
            <text:p>Lunatics</text:p>
          </table:table-cell>
          <table:table-cell table:style-name="ce2" table:number-columns-repeated="2"/>
          <table:table-cell table:style-name="ce1" office:value-type="string" calcext:value-type="string">
            <text:p>Commtowers</text:p>
          </table:table-cell>
          <table:table-cell table:style-name="ce1" office:value-type="string" calcext:value-type="string">
            <text:p>Data theft</text:p>
          </table:table-cell>
          <table:table-cell table:style-name="ce2"/>
          <table:table-cell table:style-name="ce1" office:value-type="string" calcext:value-type="string">
            <text:p>powerplant</text:p>
          </table:table-cell>
          <table:table-cell table:style-name="ce1" office:value-type="string" calcext:value-type="string">
            <text:p>Powerplant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1"/>
          <table:table-cell table:number-columns-repeated="2" table:style-name="ce4" office:value-type="string" calcext:value-type="string">
            <text:p>Fuel</text:p>
          </table:table-cell>
          <table:table-cell table:style-name="ce4" table:number-columns-repeated="2"/>
          <table:table-cell table:style-name="ce1" table:number-columns-repeated="10"/>
          <table:table-cell table:style-name="ce2"/>
          <table:table-cell table:style-name="ce1"/>
          <table:table-cell table:style-name="ce1" office:value-type="string" calcext:value-type="string">
            <text:p>TowerDefense</text:p>
          </table:table-cell>
          <table:table-cell table:style-name="ce1" office:value-type="string" calcext:value-type="string">
            <text:p>Frontier defence</text:p>
          </table:table-cell>
          <table:table-cell table:style-name="ce1"/>
          <table:table-cell table:style-name="ce1" office:value-type="string" calcext:value-type="string">
            <text:p>sand_crater</text:p>
          </table:table-cell>
          <table:table-cell table:style-name="ce1" office:value-type="string" calcext:value-type="string">
            <text:p>Crater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Battery</text:p>
          </table:table-cell>
          <table:table-cell table:style-name="ce4" table:number-columns-repeated="3"/>
          <table:table-cell table:style-name="ce1" table:number-columns-repeated="10"/>
          <table:table-cell table:style-name="ce2"/>
          <table:table-cell table:style-name="ce1"/>
          <table:table-cell table:style-name="ce1" office:value-type="string" calcext:value-type="string">
            <text:p>Keepheist</text:p>
          </table:table-cell>
          <table:table-cell table:style-name="ce1" office:value-type="string" calcext:value-type="string">
            <text:p>Perimeter Breach</text:p>
          </table:table-cell>
          <table:table-cell table:style-name="ce1"/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Terminal-45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Scrap</text:p>
          </table:table-cell>
          <table:table-cell table:style-name="ce4" office:value-type="string" calcext:value-type="string">
            <text:p>Scrap Metal</text:p>
          </table:table-cell>
          <table:table-cell table:style-name="ce4" table:number-columns-repeated="2"/>
          <table:table-cell table:style-name="ce1" table:number-columns-repeated="10"/>
          <table:table-cell table:style-name="ce2"/>
          <table:table-cell table:style-name="ce1" table:number-columns-repeated="7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Wires</text:p>
          </table:table-cell>
          <table:table-cell table:style-name="ce4" table:number-columns-repeated="3"/>
          <table:table-cell table:style-name="ce1" table:number-columns-repeated="10"/>
          <table:table-cell table:style-name="ce2"/>
          <table:table-cell table:style-name="ce1" table:number-columns-repeated="7"/>
          <table:table-cell table:style-name="ce2" table:number-columns-repeated="8"/>
          <table:table-cell table:number-columns-repeated="993"/>
        </table:table-row>
        <table:table-row table:style-name="ro1" table:number-rows-repeated="8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7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1" table:number-columns-repeated="10"/>
          <table:table-cell table:style-name="ce2"/>
          <table:table-cell table:style-name="ce1" table:number-columns-repeated="4"/>
          <table:table-cell table:style-name="ce1" office:value-type="string" calcext:value-type="string">
            <text:p>rockcity_2bases</text:p>
          </table:table-cell>
          <table:table-cell table:style-name="ce1" office:value-type="string" calcext:value-type="string">
            <text:p>Founders Canyon</text:p>
          </table:table-cell>
          <table:table-cell table:style-name="ce1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15"/>
          <table:table-cell table:style-name="ce2"/>
          <table:table-cell table:style-name="ce1" table:number-columns-repeated="7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ponents</text:p>
          </table:table-cell>
          <table:table-cell table:style-name="ce1" office:value-type="string" calcext:value-type="string">
            <text:p>Resource Type</text:p>
          </table:table-cell>
          <table:table-cell table:style-name="ce1" office:value-type="string" calcext:value-type="string">
            <text:p>Revar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MyPS</text:p>
          </table:table-cell>
          <table:table-cell table:style-name="ce1" office:value-type="string" calcext:value-type="string">
            <text:p>Standing</text:p>
          </table:table-cell>
          <table:table-cell table:style-name="ce1" office:value-type="string" calcext:value-type="string">
            <text:p>All PS</text:p>
          </table:table-cell>
          <table:table-cell table:style-name="ce1" office:value-type="string" calcext:value-type="string">
            <text:p>All Points</text:p>
          </table:table-cell>
          <table:table-cell table:style-name="ce2"/>
          <table:table-cell table:style-name="ce1" office:value-type="string" calcext:value-type="string">
            <text:p>Time (minutes)</text:p>
          </table:table-cell>
          <table:table-cell table:style-name="ce2"/>
          <table:table-cell table:style-name="ce1" office:value-type="string" calcext:value-type="string">
            <text:p>Fuel Cost</text:p>
          </table:table-cell>
          <table:table-cell table:style-name="ce1" office:value-type="string" calcext:value-type="string">
            <text:p>Price (Buy) for 100 units of type</text:p>
          </table:table-cell>
          <table:table-cell table:style-name="ce1" office:value-type="string" calcext:value-type="string">
            <text:p>Price (Sell)</text:p>
          </table:table-cell>
          <table:table-cell table:style-name="ce1" office:value-type="string" calcext:value-type="string">
            <text:p>Fuel Price (Sell)</text:p>
          </table:table-cell>
          <table:table-cell table:style-name="ce1" office:value-type="string" calcext:value-type="string">
            <text:p>Gain per match</text:p>
          </table:table-cell>
          <table:table-cell table:style-name="ce1" office:value-type="string" calcext:value-type="string">
            <text:p>Gain(Res)/Minute (without Fuel Cost)</text:p>
          </table:table-cell>
          <table:table-cell table:style-name="ce1" office:value-type="string" calcext:value-type="string">
            <text:p>Gain($)/Minute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1]/60" office:value-type="float" office:value="0" calcext:value-type="float">
            <text:p>0.00</text:p>
          </table:table-cell>
          <table:table-cell table:style-name="ce2"/>
          <table:table-cell table:style-name="ce1" table:formula="of:=IF(EXACT([.C21];&quot;Hard&quot;);60;IF(EXACT([.C21];&quot;Medium&quot;);40;IF(EXACT([.C21];&quot;Easy&quot;);20;0)))" office:value-type="float" office:value="0" calcext:value-type="float">
            <text:p>0</text:p>
          </table:table-cell>
          <table:table-cell table:style-name="ce1" table:formula="of:=IF(EXACT([.F21];[.$B$3]);[.$D$3];IF(EXACT([.F21];[.$B$4]);[.$D$4];IF(EXACT([.F21];[.$B$5]);[.$D$5];0)))" office:value-type="float" office:value="0" calcext:value-type="float">
            <text:p>0</text:p>
          </table:table-cell>
          <table:table-cell table:style-name="ce2" table:formula="of:=IF(EXACT([.F21];[.$B$3]);[.$E$3];IF(EXACT([.F21];[.$B$4]);[.$E$4];IF(EXACT([.F2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]/100*[.R21]-[.Q21]/100*[.T21]" office:value-type="float" office:value="0" calcext:value-type="float">
            <text:p>0.00</text:p>
          </table:table-cell>
          <table:table-cell table:style-name="ce9" table:formula="of:=[.G21]/[.H21]*60" office:value-type="string" office:string-value="" calcext:value-type="error">
            <text:p>#DIV/0!</text:p>
          </table:table-cell>
          <table:table-cell table:style-name="ce9" table:formula="of:=[.U21]/[.H2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2]/60" office:value-type="float" office:value="0" calcext:value-type="float">
            <text:p>0.00</text:p>
          </table:table-cell>
          <table:table-cell table:style-name="ce2"/>
          <table:table-cell table:style-name="ce1" table:formula="of:=IF(EXACT([.C22];&quot;Hard&quot;);60;IF(EXACT([.C22];&quot;Medium&quot;);40;IF(EXACT([.C22];&quot;Easy&quot;);20;0)))" office:value-type="float" office:value="0" calcext:value-type="float">
            <text:p>0</text:p>
          </table:table-cell>
          <table:table-cell table:style-name="ce1" table:formula="of:=IF(EXACT([.F22];[.$B$3]);[.$D$3];IF(EXACT([.F22];[.$B$4]);[.$D$4];IF(EXACT([.F22];[.$B$5]);[.$D$5];0)))" office:value-type="float" office:value="0" calcext:value-type="float">
            <text:p>0</text:p>
          </table:table-cell>
          <table:table-cell table:style-name="ce2" table:formula="of:=IF(EXACT([.F22];[.$B$3]);[.$E$3];IF(EXACT([.F22];[.$B$4]);[.$E$4];IF(EXACT([.F2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]/100*[.R22]-[.Q22]/100*[.T22]" office:value-type="float" office:value="0" calcext:value-type="float">
            <text:p>0.00</text:p>
          </table:table-cell>
          <table:table-cell table:style-name="ce9" table:formula="of:=[.G22]/[.H22]*60" office:value-type="string" office:string-value="" calcext:value-type="error">
            <text:p>#DIV/0!</text:p>
          </table:table-cell>
          <table:table-cell table:style-name="ce9" table:formula="of:=[.U22]/[.H2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3]/60" office:value-type="float" office:value="0" calcext:value-type="float">
            <text:p>0.00</text:p>
          </table:table-cell>
          <table:table-cell table:style-name="ce2"/>
          <table:table-cell table:style-name="ce1" table:formula="of:=IF(EXACT([.C23];&quot;Hard&quot;);60;IF(EXACT([.C23];&quot;Medium&quot;);40;IF(EXACT([.C23];&quot;Easy&quot;);20;0)))" office:value-type="float" office:value="0" calcext:value-type="float">
            <text:p>0</text:p>
          </table:table-cell>
          <table:table-cell table:style-name="ce1" table:formula="of:=IF(EXACT([.F23];[.$B$3]);[.$D$3];IF(EXACT([.F23];[.$B$4]);[.$D$4];IF(EXACT([.F23];[.$B$5]);[.$D$5];0)))" office:value-type="float" office:value="0" calcext:value-type="float">
            <text:p>0</text:p>
          </table:table-cell>
          <table:table-cell table:style-name="ce2" table:formula="of:=IF(EXACT([.F23];[.$B$3]);[.$E$3];IF(EXACT([.F23];[.$B$4]);[.$E$4];IF(EXACT([.F2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]/100*[.R23]-[.Q23]/100*[.T23]" office:value-type="float" office:value="0" calcext:value-type="float">
            <text:p>0.00</text:p>
          </table:table-cell>
          <table:table-cell table:style-name="ce9" table:formula="of:=[.G23]/[.H23]*60" office:value-type="string" office:string-value="" calcext:value-type="error">
            <text:p>#DIV/0!</text:p>
          </table:table-cell>
          <table:table-cell table:style-name="ce9" table:formula="of:=[.U23]/[.H2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4]/60" office:value-type="float" office:value="0" calcext:value-type="float">
            <text:p>0.00</text:p>
          </table:table-cell>
          <table:table-cell table:style-name="ce2"/>
          <table:table-cell table:style-name="ce1" table:formula="of:=IF(EXACT([.C24];&quot;Hard&quot;);60;IF(EXACT([.C24];&quot;Medium&quot;);40;IF(EXACT([.C24];&quot;Easy&quot;);20;0)))" office:value-type="float" office:value="0" calcext:value-type="float">
            <text:p>0</text:p>
          </table:table-cell>
          <table:table-cell table:style-name="ce1" table:formula="of:=IF(EXACT([.F24];[.$B$3]);[.$D$3];IF(EXACT([.F24];[.$B$4]);[.$D$4];IF(EXACT([.F24];[.$B$5]);[.$D$5];0)))" office:value-type="float" office:value="0" calcext:value-type="float">
            <text:p>0</text:p>
          </table:table-cell>
          <table:table-cell table:style-name="ce2" table:formula="of:=IF(EXACT([.F24];[.$B$3]);[.$E$3];IF(EXACT([.F24];[.$B$4]);[.$E$4];IF(EXACT([.F2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]/100*[.R24]-[.Q24]/100*[.T24]" office:value-type="float" office:value="0" calcext:value-type="float">
            <text:p>0.00</text:p>
          </table:table-cell>
          <table:table-cell table:style-name="ce9" table:formula="of:=[.G24]/[.H24]*60" office:value-type="string" office:string-value="" calcext:value-type="error">
            <text:p>#DIV/0!</text:p>
          </table:table-cell>
          <table:table-cell table:style-name="ce9" table:formula="of:=[.U24]/[.H2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5]/60" office:value-type="float" office:value="0" calcext:value-type="float">
            <text:p>0.00</text:p>
          </table:table-cell>
          <table:table-cell table:style-name="ce2"/>
          <table:table-cell table:style-name="ce1" table:formula="of:=IF(EXACT([.C25];&quot;Hard&quot;);60;IF(EXACT([.C25];&quot;Medium&quot;);40;IF(EXACT([.C25];&quot;Easy&quot;);20;0)))" office:value-type="float" office:value="0" calcext:value-type="float">
            <text:p>0</text:p>
          </table:table-cell>
          <table:table-cell table:style-name="ce1" table:formula="of:=IF(EXACT([.F25];[.$B$3]);[.$D$3];IF(EXACT([.F25];[.$B$4]);[.$D$4];IF(EXACT([.F25];[.$B$5]);[.$D$5];0)))" office:value-type="float" office:value="0" calcext:value-type="float">
            <text:p>0</text:p>
          </table:table-cell>
          <table:table-cell table:style-name="ce2" table:formula="of:=IF(EXACT([.F25];[.$B$3]);[.$E$3];IF(EXACT([.F25];[.$B$4]);[.$E$4];IF(EXACT([.F2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]/100*[.R25]-[.Q25]/100*[.T25]" office:value-type="float" office:value="0" calcext:value-type="float">
            <text:p>0.00</text:p>
          </table:table-cell>
          <table:table-cell table:style-name="ce9" table:formula="of:=[.G25]/[.H25]*60" office:value-type="string" office:string-value="" calcext:value-type="error">
            <text:p>#DIV/0!</text:p>
          </table:table-cell>
          <table:table-cell table:style-name="ce9" table:formula="of:=[.U25]/[.H2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6]/60" office:value-type="float" office:value="0" calcext:value-type="float">
            <text:p>0.00</text:p>
          </table:table-cell>
          <table:table-cell table:style-name="ce2"/>
          <table:table-cell table:style-name="ce1" table:formula="of:=IF(EXACT([.C26];&quot;Hard&quot;);60;IF(EXACT([.C26];&quot;Medium&quot;);40;IF(EXACT([.C26];&quot;Easy&quot;);20;0)))" office:value-type="float" office:value="0" calcext:value-type="float">
            <text:p>0</text:p>
          </table:table-cell>
          <table:table-cell table:style-name="ce1" table:formula="of:=IF(EXACT([.F26];[.$B$3]);[.$D$3];IF(EXACT([.F26];[.$B$4]);[.$D$4];IF(EXACT([.F26];[.$B$5]);[.$D$5];0)))" office:value-type="float" office:value="0" calcext:value-type="float">
            <text:p>0</text:p>
          </table:table-cell>
          <table:table-cell table:style-name="ce2" table:formula="of:=IF(EXACT([.F26];[.$B$3]);[.$E$3];IF(EXACT([.F26];[.$B$4]);[.$E$4];IF(EXACT([.F2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]/100*[.R26]-[.Q26]/100*[.T26]" office:value-type="float" office:value="0" calcext:value-type="float">
            <text:p>0.00</text:p>
          </table:table-cell>
          <table:table-cell table:style-name="ce9" table:formula="of:=[.G26]/[.H26]*60" office:value-type="string" office:string-value="" calcext:value-type="error">
            <text:p>#DIV/0!</text:p>
          </table:table-cell>
          <table:table-cell table:style-name="ce9" table:formula="of:=[.U26]/[.H2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7]/60" office:value-type="float" office:value="0" calcext:value-type="float">
            <text:p>0.00</text:p>
          </table:table-cell>
          <table:table-cell table:style-name="ce2"/>
          <table:table-cell table:style-name="ce1" table:formula="of:=IF(EXACT([.C27];&quot;Hard&quot;);60;IF(EXACT([.C27];&quot;Medium&quot;);40;IF(EXACT([.C27];&quot;Easy&quot;);20;0)))" office:value-type="float" office:value="0" calcext:value-type="float">
            <text:p>0</text:p>
          </table:table-cell>
          <table:table-cell table:style-name="ce1" table:formula="of:=IF(EXACT([.F27];[.$B$3]);[.$D$3];IF(EXACT([.F27];[.$B$4]);[.$D$4];IF(EXACT([.F27];[.$B$5]);[.$D$5];0)))" office:value-type="float" office:value="0" calcext:value-type="float">
            <text:p>0</text:p>
          </table:table-cell>
          <table:table-cell table:style-name="ce2" table:formula="of:=IF(EXACT([.F27];[.$B$3]);[.$E$3];IF(EXACT([.F27];[.$B$4]);[.$E$4];IF(EXACT([.F2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]/100*[.R27]-[.Q27]/100*[.T27]" office:value-type="float" office:value="0" calcext:value-type="float">
            <text:p>0.00</text:p>
          </table:table-cell>
          <table:table-cell table:style-name="ce9" table:formula="of:=[.G27]/[.H27]*60" office:value-type="string" office:string-value="" calcext:value-type="error">
            <text:p>#DIV/0!</text:p>
          </table:table-cell>
          <table:table-cell table:style-name="ce9" table:formula="of:=[.U27]/[.H2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8]/60" office:value-type="float" office:value="0" calcext:value-type="float">
            <text:p>0.00</text:p>
          </table:table-cell>
          <table:table-cell table:style-name="ce2"/>
          <table:table-cell table:style-name="ce1" table:formula="of:=IF(EXACT([.C28];&quot;Hard&quot;);60;IF(EXACT([.C28];&quot;Medium&quot;);40;IF(EXACT([.C28];&quot;Easy&quot;);20;0)))" office:value-type="float" office:value="0" calcext:value-type="float">
            <text:p>0</text:p>
          </table:table-cell>
          <table:table-cell table:style-name="ce1" table:formula="of:=IF(EXACT([.F28];[.$B$3]);[.$D$3];IF(EXACT([.F28];[.$B$4]);[.$D$4];IF(EXACT([.F28];[.$B$5]);[.$D$5];0)))" office:value-type="float" office:value="0" calcext:value-type="float">
            <text:p>0</text:p>
          </table:table-cell>
          <table:table-cell table:style-name="ce2" table:formula="of:=IF(EXACT([.F28];[.$B$3]);[.$E$3];IF(EXACT([.F28];[.$B$4]);[.$E$4];IF(EXACT([.F2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]/100*[.R28]-[.Q28]/100*[.T28]" office:value-type="float" office:value="0" calcext:value-type="float">
            <text:p>0.00</text:p>
          </table:table-cell>
          <table:table-cell table:style-name="ce9" table:formula="of:=[.G28]/[.H28]*60" office:value-type="string" office:string-value="" calcext:value-type="error">
            <text:p>#DIV/0!</text:p>
          </table:table-cell>
          <table:table-cell table:style-name="ce9" table:formula="of:=[.U28]/[.H2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29]/60" office:value-type="float" office:value="0" calcext:value-type="float">
            <text:p>0.00</text:p>
          </table:table-cell>
          <table:table-cell table:style-name="ce2"/>
          <table:table-cell table:style-name="ce1" table:formula="of:=IF(EXACT([.C29];&quot;Hard&quot;);60;IF(EXACT([.C29];&quot;Medium&quot;);40;IF(EXACT([.C29];&quot;Easy&quot;);20;0)))" office:value-type="float" office:value="0" calcext:value-type="float">
            <text:p>0</text:p>
          </table:table-cell>
          <table:table-cell table:style-name="ce1" table:formula="of:=IF(EXACT([.F29];[.$B$3]);[.$D$3];IF(EXACT([.F29];[.$B$4]);[.$D$4];IF(EXACT([.F29];[.$B$5]);[.$D$5];0)))" office:value-type="float" office:value="0" calcext:value-type="float">
            <text:p>0</text:p>
          </table:table-cell>
          <table:table-cell table:style-name="ce2" table:formula="of:=IF(EXACT([.F29];[.$B$3]);[.$E$3];IF(EXACT([.F29];[.$B$4]);[.$E$4];IF(EXACT([.F2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]/100*[.R29]-[.Q29]/100*[.T29]" office:value-type="float" office:value="0" calcext:value-type="float">
            <text:p>0.00</text:p>
          </table:table-cell>
          <table:table-cell table:style-name="ce9" table:formula="of:=[.G29]/[.H29]*60" office:value-type="string" office:string-value="" calcext:value-type="error">
            <text:p>#DIV/0!</text:p>
          </table:table-cell>
          <table:table-cell table:style-name="ce9" table:formula="of:=[.U29]/[.H2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0]/60" office:value-type="float" office:value="0" calcext:value-type="float">
            <text:p>0.00</text:p>
          </table:table-cell>
          <table:table-cell table:style-name="ce2"/>
          <table:table-cell table:style-name="ce1" table:formula="of:=IF(EXACT([.C30];&quot;Hard&quot;);60;IF(EXACT([.C30];&quot;Medium&quot;);40;IF(EXACT([.C30];&quot;Easy&quot;);20;0)))" office:value-type="float" office:value="0" calcext:value-type="float">
            <text:p>0</text:p>
          </table:table-cell>
          <table:table-cell table:style-name="ce1" table:formula="of:=IF(EXACT([.F30];[.$B$3]);[.$D$3];IF(EXACT([.F30];[.$B$4]);[.$D$4];IF(EXACT([.F30];[.$B$5]);[.$D$5];0)))" office:value-type="float" office:value="0" calcext:value-type="float">
            <text:p>0</text:p>
          </table:table-cell>
          <table:table-cell table:style-name="ce2" table:formula="of:=IF(EXACT([.F30];[.$B$3]);[.$E$3];IF(EXACT([.F30];[.$B$4]);[.$E$4];IF(EXACT([.F3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]/100*[.R30]-[.Q30]/100*[.T30]" office:value-type="float" office:value="0" calcext:value-type="float">
            <text:p>0.00</text:p>
          </table:table-cell>
          <table:table-cell table:style-name="ce9" table:formula="of:=[.G30]/[.H30]*60" office:value-type="string" office:string-value="" calcext:value-type="error">
            <text:p>#DIV/0!</text:p>
          </table:table-cell>
          <table:table-cell table:style-name="ce9" table:formula="of:=[.U30]/[.H3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1]/60" office:value-type="float" office:value="0" calcext:value-type="float">
            <text:p>0.00</text:p>
          </table:table-cell>
          <table:table-cell table:style-name="ce2"/>
          <table:table-cell table:style-name="ce1" table:formula="of:=IF(EXACT([.C31];&quot;Hard&quot;);60;IF(EXACT([.C31];&quot;Medium&quot;);40;IF(EXACT([.C31];&quot;Easy&quot;);20;0)))" office:value-type="float" office:value="0" calcext:value-type="float">
            <text:p>0</text:p>
          </table:table-cell>
          <table:table-cell table:style-name="ce1" table:formula="of:=IF(EXACT([.F31];[.$B$3]);[.$D$3];IF(EXACT([.F31];[.$B$4]);[.$D$4];IF(EXACT([.F31];[.$B$5]);[.$D$5];0)))" office:value-type="float" office:value="0" calcext:value-type="float">
            <text:p>0</text:p>
          </table:table-cell>
          <table:table-cell table:style-name="ce2" table:formula="of:=IF(EXACT([.F31];[.$B$3]);[.$E$3];IF(EXACT([.F31];[.$B$4]);[.$E$4];IF(EXACT([.F3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]/100*[.R31]-[.Q31]/100*[.T31]" office:value-type="float" office:value="0" calcext:value-type="float">
            <text:p>0.00</text:p>
          </table:table-cell>
          <table:table-cell table:style-name="ce9" table:formula="of:=[.G31]/[.H31]*60" office:value-type="string" office:string-value="" calcext:value-type="error">
            <text:p>#DIV/0!</text:p>
          </table:table-cell>
          <table:table-cell table:style-name="ce9" table:formula="of:=[.U31]/[.H3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2]/60" office:value-type="float" office:value="0" calcext:value-type="float">
            <text:p>0.00</text:p>
          </table:table-cell>
          <table:table-cell table:style-name="ce2"/>
          <table:table-cell table:style-name="ce1" table:formula="of:=IF(EXACT([.C32];&quot;Hard&quot;);60;IF(EXACT([.C32];&quot;Medium&quot;);40;IF(EXACT([.C32];&quot;Easy&quot;);20;0)))" office:value-type="float" office:value="0" calcext:value-type="float">
            <text:p>0</text:p>
          </table:table-cell>
          <table:table-cell table:style-name="ce1" table:formula="of:=IF(EXACT([.F32];[.$B$3]);[.$D$3];IF(EXACT([.F32];[.$B$4]);[.$D$4];IF(EXACT([.F32];[.$B$5]);[.$D$5];0)))" office:value-type="float" office:value="0" calcext:value-type="float">
            <text:p>0</text:p>
          </table:table-cell>
          <table:table-cell table:style-name="ce2" table:formula="of:=IF(EXACT([.F32];[.$B$3]);[.$E$3];IF(EXACT([.F32];[.$B$4]);[.$E$4];IF(EXACT([.F3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]/100*[.R32]-[.Q32]/100*[.T32]" office:value-type="float" office:value="0" calcext:value-type="float">
            <text:p>0.00</text:p>
          </table:table-cell>
          <table:table-cell table:style-name="ce9" table:formula="of:=[.G32]/[.H32]*60" office:value-type="string" office:string-value="" calcext:value-type="error">
            <text:p>#DIV/0!</text:p>
          </table:table-cell>
          <table:table-cell table:style-name="ce9" table:formula="of:=[.U32]/[.H3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3]/60" office:value-type="float" office:value="0" calcext:value-type="float">
            <text:p>0.00</text:p>
          </table:table-cell>
          <table:table-cell table:style-name="ce2"/>
          <table:table-cell table:style-name="ce1" table:formula="of:=IF(EXACT([.C33];&quot;Hard&quot;);60;IF(EXACT([.C33];&quot;Medium&quot;);40;IF(EXACT([.C33];&quot;Easy&quot;);20;0)))" office:value-type="float" office:value="0" calcext:value-type="float">
            <text:p>0</text:p>
          </table:table-cell>
          <table:table-cell table:style-name="ce1" table:formula="of:=IF(EXACT([.F33];[.$B$3]);[.$D$3];IF(EXACT([.F33];[.$B$4]);[.$D$4];IF(EXACT([.F33];[.$B$5]);[.$D$5];0)))" office:value-type="float" office:value="0" calcext:value-type="float">
            <text:p>0</text:p>
          </table:table-cell>
          <table:table-cell table:style-name="ce2" table:formula="of:=IF(EXACT([.F33];[.$B$3]);[.$E$3];IF(EXACT([.F33];[.$B$4]);[.$E$4];IF(EXACT([.F3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]/100*[.R33]-[.Q33]/100*[.T33]" office:value-type="float" office:value="0" calcext:value-type="float">
            <text:p>0.00</text:p>
          </table:table-cell>
          <table:table-cell table:style-name="ce9" table:formula="of:=[.G33]/[.H33]*60" office:value-type="string" office:string-value="" calcext:value-type="error">
            <text:p>#DIV/0!</text:p>
          </table:table-cell>
          <table:table-cell table:style-name="ce9" table:formula="of:=[.U33]/[.H3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4]/60" office:value-type="float" office:value="0" calcext:value-type="float">
            <text:p>0.00</text:p>
          </table:table-cell>
          <table:table-cell table:style-name="ce2"/>
          <table:table-cell table:style-name="ce1" table:formula="of:=IF(EXACT([.C34];&quot;Hard&quot;);60;IF(EXACT([.C34];&quot;Medium&quot;);40;IF(EXACT([.C34];&quot;Easy&quot;);20;0)))" office:value-type="float" office:value="0" calcext:value-type="float">
            <text:p>0</text:p>
          </table:table-cell>
          <table:table-cell table:style-name="ce1" table:formula="of:=IF(EXACT([.F34];[.$B$3]);[.$D$3];IF(EXACT([.F34];[.$B$4]);[.$D$4];IF(EXACT([.F34];[.$B$5]);[.$D$5];0)))" office:value-type="float" office:value="0" calcext:value-type="float">
            <text:p>0</text:p>
          </table:table-cell>
          <table:table-cell table:style-name="ce2" table:formula="of:=IF(EXACT([.F34];[.$B$3]);[.$E$3];IF(EXACT([.F34];[.$B$4]);[.$E$4];IF(EXACT([.F3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]/100*[.R34]-[.Q34]/100*[.T34]" office:value-type="float" office:value="0" calcext:value-type="float">
            <text:p>0.00</text:p>
          </table:table-cell>
          <table:table-cell table:style-name="ce9" table:formula="of:=[.G34]/[.H34]*60" office:value-type="string" office:string-value="" calcext:value-type="error">
            <text:p>#DIV/0!</text:p>
          </table:table-cell>
          <table:table-cell table:style-name="ce9" table:formula="of:=[.U34]/[.H3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5]/60" office:value-type="float" office:value="0" calcext:value-type="float">
            <text:p>0.00</text:p>
          </table:table-cell>
          <table:table-cell table:style-name="ce2"/>
          <table:table-cell table:style-name="ce1" table:formula="of:=IF(EXACT([.C35];&quot;Hard&quot;);60;IF(EXACT([.C35];&quot;Medium&quot;);40;IF(EXACT([.C35];&quot;Easy&quot;);20;0)))" office:value-type="float" office:value="0" calcext:value-type="float">
            <text:p>0</text:p>
          </table:table-cell>
          <table:table-cell table:style-name="ce1" table:formula="of:=IF(EXACT([.F35];[.$B$3]);[.$D$3];IF(EXACT([.F35];[.$B$4]);[.$D$4];IF(EXACT([.F35];[.$B$5]);[.$D$5];0)))" office:value-type="float" office:value="0" calcext:value-type="float">
            <text:p>0</text:p>
          </table:table-cell>
          <table:table-cell table:style-name="ce2" table:formula="of:=IF(EXACT([.F35];[.$B$3]);[.$E$3];IF(EXACT([.F35];[.$B$4]);[.$E$4];IF(EXACT([.F3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]/100*[.R35]-[.Q35]/100*[.T35]" office:value-type="float" office:value="0" calcext:value-type="float">
            <text:p>0.00</text:p>
          </table:table-cell>
          <table:table-cell table:style-name="ce9" table:formula="of:=[.G35]/[.H35]*60" office:value-type="string" office:string-value="" calcext:value-type="error">
            <text:p>#DIV/0!</text:p>
          </table:table-cell>
          <table:table-cell table:style-name="ce9" table:formula="of:=[.U35]/[.H3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6]/60" office:value-type="float" office:value="0" calcext:value-type="float">
            <text:p>0.00</text:p>
          </table:table-cell>
          <table:table-cell table:style-name="ce2"/>
          <table:table-cell table:style-name="ce1" table:formula="of:=IF(EXACT([.C36];&quot;Hard&quot;);60;IF(EXACT([.C36];&quot;Medium&quot;);40;IF(EXACT([.C36];&quot;Easy&quot;);20;0)))" office:value-type="float" office:value="0" calcext:value-type="float">
            <text:p>0</text:p>
          </table:table-cell>
          <table:table-cell table:style-name="ce1" table:formula="of:=IF(EXACT([.F36];[.$B$3]);[.$D$3];IF(EXACT([.F36];[.$B$4]);[.$D$4];IF(EXACT([.F36];[.$B$5]);[.$D$5];0)))" office:value-type="float" office:value="0" calcext:value-type="float">
            <text:p>0</text:p>
          </table:table-cell>
          <table:table-cell table:style-name="ce2" table:formula="of:=IF(EXACT([.F36];[.$B$3]);[.$E$3];IF(EXACT([.F36];[.$B$4]);[.$E$4];IF(EXACT([.F3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]/100*[.R36]-[.Q36]/100*[.T36]" office:value-type="float" office:value="0" calcext:value-type="float">
            <text:p>0.00</text:p>
          </table:table-cell>
          <table:table-cell table:style-name="ce9" table:formula="of:=[.G36]/[.H36]*60" office:value-type="string" office:string-value="" calcext:value-type="error">
            <text:p>#DIV/0!</text:p>
          </table:table-cell>
          <table:table-cell table:style-name="ce9" table:formula="of:=[.U36]/[.H3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7]/60" office:value-type="float" office:value="0" calcext:value-type="float">
            <text:p>0.00</text:p>
          </table:table-cell>
          <table:table-cell table:style-name="ce2"/>
          <table:table-cell table:style-name="ce1" table:formula="of:=IF(EXACT([.C37];&quot;Hard&quot;);60;IF(EXACT([.C37];&quot;Medium&quot;);40;IF(EXACT([.C37];&quot;Easy&quot;);20;0)))" office:value-type="float" office:value="0" calcext:value-type="float">
            <text:p>0</text:p>
          </table:table-cell>
          <table:table-cell table:style-name="ce1" table:formula="of:=IF(EXACT([.F37];[.$B$3]);[.$D$3];IF(EXACT([.F37];[.$B$4]);[.$D$4];IF(EXACT([.F37];[.$B$5]);[.$D$5];0)))" office:value-type="float" office:value="0" calcext:value-type="float">
            <text:p>0</text:p>
          </table:table-cell>
          <table:table-cell table:style-name="ce2" table:formula="of:=IF(EXACT([.F37];[.$B$3]);[.$E$3];IF(EXACT([.F37];[.$B$4]);[.$E$4];IF(EXACT([.F3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]/100*[.R37]-[.Q37]/100*[.T37]" office:value-type="float" office:value="0" calcext:value-type="float">
            <text:p>0.00</text:p>
          </table:table-cell>
          <table:table-cell table:style-name="ce9" table:formula="of:=[.G37]/[.H37]*60" office:value-type="string" office:string-value="" calcext:value-type="error">
            <text:p>#DIV/0!</text:p>
          </table:table-cell>
          <table:table-cell table:style-name="ce9" table:formula="of:=[.U37]/[.H3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38]/60" office:value-type="float" office:value="0" calcext:value-type="float">
            <text:p>0.00</text:p>
          </table:table-cell>
          <table:table-cell table:style-name="ce2"/>
          <table:table-cell table:style-name="ce1" table:formula="of:=IF(EXACT([.C38];&quot;Hard&quot;);60;IF(EXACT([.C38];&quot;Medium&quot;);40;IF(EXACT([.C38];&quot;Easy&quot;);20;0)))" office:value-type="float" office:value="0" calcext:value-type="float">
            <text:p>0</text:p>
          </table:table-cell>
          <table:table-cell table:style-name="ce1" table:formula="of:=IF(EXACT([.F38];[.$B$3]);[.$D$3];IF(EXACT([.F38];[.$B$4]);[.$D$4];IF(EXACT([.F38];[.$B$5]);[.$D$5];0)))" office:value-type="float" office:value="0" calcext:value-type="float">
            <text:p>0</text:p>
          </table:table-cell>
          <table:table-cell table:style-name="ce2" table:formula="of:=IF(EXACT([.F38];[.$B$3]);[.$E$3];IF(EXACT([.F38];[.$B$4]);[.$E$4];IF(EXACT([.F3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]/100*[.R38]-[.Q38]/100*[.T38]" office:value-type="float" office:value="0" calcext:value-type="float">
            <text:p>0.00</text:p>
          </table:table-cell>
          <table:table-cell table:style-name="ce9" table:formula="of:=[.G38]/[.H38]*60" office:value-type="string" office:string-value="" calcext:value-type="error">
            <text:p>#DIV/0!</text:p>
          </table:table-cell>
          <table:table-cell table:style-name="ce9" table:formula="of:=[.U38]/[.H3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39]/60" office:value-type="float" office:value="0" calcext:value-type="float">
            <text:p>0.00</text:p>
          </table:table-cell>
          <table:table-cell table:style-name="ce2"/>
          <table:table-cell table:style-name="ce1" table:formula="of:=IF(EXACT([.C39];&quot;Hard&quot;);60;IF(EXACT([.C39];&quot;Medium&quot;);40;IF(EXACT([.C39];&quot;Easy&quot;);20;0)))" office:value-type="float" office:value="0" calcext:value-type="float">
            <text:p>0</text:p>
          </table:table-cell>
          <table:table-cell table:style-name="ce1" table:formula="of:=IF(EXACT([.F39];[.$B$3]);[.$D$3];IF(EXACT([.F39];[.$B$4]);[.$D$4];IF(EXACT([.F39];[.$B$5]);[.$D$5];0)))" office:value-type="float" office:value="0" calcext:value-type="float">
            <text:p>0</text:p>
          </table:table-cell>
          <table:table-cell table:style-name="ce2" table:formula="of:=IF(EXACT([.F39];[.$B$3]);[.$E$3];IF(EXACT([.F39];[.$B$4]);[.$E$4];IF(EXACT([.F3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]/100*[.R39]-[.Q39]/100*[.T39]" office:value-type="float" office:value="0" calcext:value-type="float">
            <text:p>0.00</text:p>
          </table:table-cell>
          <table:table-cell table:style-name="ce9" table:formula="of:=[.G39]/[.H39]*60" office:value-type="string" office:string-value="" calcext:value-type="error">
            <text:p>#DIV/0!</text:p>
          </table:table-cell>
          <table:table-cell table:style-name="ce9" table:formula="of:=[.U39]/[.H3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0]/60" office:value-type="float" office:value="0" calcext:value-type="float">
            <text:p>0.00</text:p>
          </table:table-cell>
          <table:table-cell table:style-name="ce2"/>
          <table:table-cell table:style-name="ce1" table:formula="of:=IF(EXACT([.C40];&quot;Hard&quot;);60;IF(EXACT([.C40];&quot;Medium&quot;);40;IF(EXACT([.C40];&quot;Easy&quot;);20;0)))" office:value-type="float" office:value="0" calcext:value-type="float">
            <text:p>0</text:p>
          </table:table-cell>
          <table:table-cell table:style-name="ce1" table:formula="of:=IF(EXACT([.F40];[.$B$3]);[.$D$3];IF(EXACT([.F40];[.$B$4]);[.$D$4];IF(EXACT([.F40];[.$B$5]);[.$D$5];0)))" office:value-type="float" office:value="0" calcext:value-type="float">
            <text:p>0</text:p>
          </table:table-cell>
          <table:table-cell table:style-name="ce2" table:formula="of:=IF(EXACT([.F40];[.$B$3]);[.$E$3];IF(EXACT([.F40];[.$B$4]);[.$E$4];IF(EXACT([.F4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]/100*[.R40]-[.Q40]/100*[.T40]" office:value-type="float" office:value="0" calcext:value-type="float">
            <text:p>0.00</text:p>
          </table:table-cell>
          <table:table-cell table:style-name="ce9" table:formula="of:=[.G40]/[.H40]*60" office:value-type="string" office:string-value="" calcext:value-type="error">
            <text:p>#DIV/0!</text:p>
          </table:table-cell>
          <table:table-cell table:style-name="ce9" table:formula="of:=[.U40]/[.H4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1]/60" office:value-type="float" office:value="0" calcext:value-type="float">
            <text:p>0.00</text:p>
          </table:table-cell>
          <table:table-cell table:style-name="ce2"/>
          <table:table-cell table:style-name="ce1" table:formula="of:=IF(EXACT([.C41];&quot;Hard&quot;);60;IF(EXACT([.C41];&quot;Medium&quot;);40;IF(EXACT([.C41];&quot;Easy&quot;);20;0)))" office:value-type="float" office:value="0" calcext:value-type="float">
            <text:p>0</text:p>
          </table:table-cell>
          <table:table-cell table:style-name="ce1" table:formula="of:=IF(EXACT([.F41];[.$B$3]);[.$D$3];IF(EXACT([.F41];[.$B$4]);[.$D$4];IF(EXACT([.F41];[.$B$5]);[.$D$5];0)))" office:value-type="float" office:value="0" calcext:value-type="float">
            <text:p>0</text:p>
          </table:table-cell>
          <table:table-cell table:style-name="ce2" table:formula="of:=IF(EXACT([.F41];[.$B$3]);[.$E$3];IF(EXACT([.F41];[.$B$4]);[.$E$4];IF(EXACT([.F4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]/100*[.R41]-[.Q41]/100*[.T41]" office:value-type="float" office:value="0" calcext:value-type="float">
            <text:p>0.00</text:p>
          </table:table-cell>
          <table:table-cell table:style-name="ce9" table:formula="of:=[.G41]/[.H41]*60" office:value-type="string" office:string-value="" calcext:value-type="error">
            <text:p>#DIV/0!</text:p>
          </table:table-cell>
          <table:table-cell table:style-name="ce9" table:formula="of:=[.U41]/[.H4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2]/60" office:value-type="float" office:value="0" calcext:value-type="float">
            <text:p>0.00</text:p>
          </table:table-cell>
          <table:table-cell table:style-name="ce2"/>
          <table:table-cell table:style-name="ce1" table:formula="of:=IF(EXACT([.C42];&quot;Hard&quot;);60;IF(EXACT([.C42];&quot;Medium&quot;);40;IF(EXACT([.C42];&quot;Easy&quot;);20;0)))" office:value-type="float" office:value="0" calcext:value-type="float">
            <text:p>0</text:p>
          </table:table-cell>
          <table:table-cell table:style-name="ce1" table:formula="of:=IF(EXACT([.F42];[.$B$3]);[.$D$3];IF(EXACT([.F42];[.$B$4]);[.$D$4];IF(EXACT([.F42];[.$B$5]);[.$D$5];0)))" office:value-type="float" office:value="0" calcext:value-type="float">
            <text:p>0</text:p>
          </table:table-cell>
          <table:table-cell table:style-name="ce2" table:formula="of:=IF(EXACT([.F42];[.$B$3]);[.$E$3];IF(EXACT([.F42];[.$B$4]);[.$E$4];IF(EXACT([.F4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]/100*[.R42]-[.Q42]/100*[.T42]" office:value-type="float" office:value="0" calcext:value-type="float">
            <text:p>0.00</text:p>
          </table:table-cell>
          <table:table-cell table:style-name="ce9" table:formula="of:=[.G42]/[.H42]*60" office:value-type="string" office:string-value="" calcext:value-type="error">
            <text:p>#DIV/0!</text:p>
          </table:table-cell>
          <table:table-cell table:style-name="ce9" table:formula="of:=[.U42]/[.H4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3]/60" office:value-type="float" office:value="0" calcext:value-type="float">
            <text:p>0.00</text:p>
          </table:table-cell>
          <table:table-cell table:style-name="ce2"/>
          <table:table-cell table:style-name="ce1" table:formula="of:=IF(EXACT([.C43];&quot;Hard&quot;);60;IF(EXACT([.C43];&quot;Medium&quot;);40;IF(EXACT([.C43];&quot;Easy&quot;);20;0)))" office:value-type="float" office:value="0" calcext:value-type="float">
            <text:p>0</text:p>
          </table:table-cell>
          <table:table-cell table:style-name="ce1" table:formula="of:=IF(EXACT([.F43];[.$B$3]);[.$D$3];IF(EXACT([.F43];[.$B$4]);[.$D$4];IF(EXACT([.F43];[.$B$5]);[.$D$5];0)))" office:value-type="float" office:value="0" calcext:value-type="float">
            <text:p>0</text:p>
          </table:table-cell>
          <table:table-cell table:style-name="ce2" table:formula="of:=IF(EXACT([.F43];[.$B$3]);[.$E$3];IF(EXACT([.F43];[.$B$4]);[.$E$4];IF(EXACT([.F4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]/100*[.R43]-[.Q43]/100*[.T43]" office:value-type="float" office:value="0" calcext:value-type="float">
            <text:p>0.00</text:p>
          </table:table-cell>
          <table:table-cell table:style-name="ce9" table:formula="of:=[.G43]/[.H43]*60" office:value-type="string" office:string-value="" calcext:value-type="error">
            <text:p>#DIV/0!</text:p>
          </table:table-cell>
          <table:table-cell table:style-name="ce9" table:formula="of:=[.U43]/[.H4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4]/60" office:value-type="float" office:value="0" calcext:value-type="float">
            <text:p>0.00</text:p>
          </table:table-cell>
          <table:table-cell table:style-name="ce2"/>
          <table:table-cell table:style-name="ce1" table:formula="of:=IF(EXACT([.C44];&quot;Hard&quot;);60;IF(EXACT([.C44];&quot;Medium&quot;);40;IF(EXACT([.C44];&quot;Easy&quot;);20;0)))" office:value-type="float" office:value="0" calcext:value-type="float">
            <text:p>0</text:p>
          </table:table-cell>
          <table:table-cell table:style-name="ce1" table:formula="of:=IF(EXACT([.F44];[.$B$3]);[.$D$3];IF(EXACT([.F44];[.$B$4]);[.$D$4];IF(EXACT([.F44];[.$B$5]);[.$D$5];0)))" office:value-type="float" office:value="0" calcext:value-type="float">
            <text:p>0</text:p>
          </table:table-cell>
          <table:table-cell table:style-name="ce2" table:formula="of:=IF(EXACT([.F44];[.$B$3]);[.$E$3];IF(EXACT([.F44];[.$B$4]);[.$E$4];IF(EXACT([.F4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]/100*[.R44]-[.Q44]/100*[.T44]" office:value-type="float" office:value="0" calcext:value-type="float">
            <text:p>0.00</text:p>
          </table:table-cell>
          <table:table-cell table:style-name="ce9" table:formula="of:=[.G44]/[.H44]*60" office:value-type="string" office:string-value="" calcext:value-type="error">
            <text:p>#DIV/0!</text:p>
          </table:table-cell>
          <table:table-cell table:style-name="ce9" table:formula="of:=[.U44]/[.H4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5]/60" office:value-type="float" office:value="0" calcext:value-type="float">
            <text:p>0.00</text:p>
          </table:table-cell>
          <table:table-cell table:style-name="ce2"/>
          <table:table-cell table:style-name="ce1" table:formula="of:=IF(EXACT([.C45];&quot;Hard&quot;);60;IF(EXACT([.C45];&quot;Medium&quot;);40;IF(EXACT([.C45];&quot;Easy&quot;);20;0)))" office:value-type="float" office:value="0" calcext:value-type="float">
            <text:p>0</text:p>
          </table:table-cell>
          <table:table-cell table:style-name="ce1" table:formula="of:=IF(EXACT([.F45];[.$B$3]);[.$D$3];IF(EXACT([.F45];[.$B$4]);[.$D$4];IF(EXACT([.F45];[.$B$5]);[.$D$5];0)))" office:value-type="float" office:value="0" calcext:value-type="float">
            <text:p>0</text:p>
          </table:table-cell>
          <table:table-cell table:style-name="ce2" table:formula="of:=IF(EXACT([.F45];[.$B$3]);[.$E$3];IF(EXACT([.F45];[.$B$4]);[.$E$4];IF(EXACT([.F4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]/100*[.R45]-[.Q45]/100*[.T45]" office:value-type="float" office:value="0" calcext:value-type="float">
            <text:p>0.00</text:p>
          </table:table-cell>
          <table:table-cell table:style-name="ce9" table:formula="of:=[.G45]/[.H45]*60" office:value-type="string" office:string-value="" calcext:value-type="error">
            <text:p>#DIV/0!</text:p>
          </table:table-cell>
          <table:table-cell table:style-name="ce9" table:formula="of:=[.U45]/[.H4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6]/60" office:value-type="float" office:value="0" calcext:value-type="float">
            <text:p>0.00</text:p>
          </table:table-cell>
          <table:table-cell table:style-name="ce2"/>
          <table:table-cell table:style-name="ce1" table:formula="of:=IF(EXACT([.C46];&quot;Hard&quot;);60;IF(EXACT([.C46];&quot;Medium&quot;);40;IF(EXACT([.C46];&quot;Easy&quot;);20;0)))" office:value-type="float" office:value="0" calcext:value-type="float">
            <text:p>0</text:p>
          </table:table-cell>
          <table:table-cell table:style-name="ce1" table:formula="of:=IF(EXACT([.F46];[.$B$3]);[.$D$3];IF(EXACT([.F46];[.$B$4]);[.$D$4];IF(EXACT([.F46];[.$B$5]);[.$D$5];0)))" office:value-type="float" office:value="0" calcext:value-type="float">
            <text:p>0</text:p>
          </table:table-cell>
          <table:table-cell table:style-name="ce2" table:formula="of:=IF(EXACT([.F46];[.$B$3]);[.$E$3];IF(EXACT([.F46];[.$B$4]);[.$E$4];IF(EXACT([.F4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]/100*[.R46]-[.Q46]/100*[.T46]" office:value-type="float" office:value="0" calcext:value-type="float">
            <text:p>0.00</text:p>
          </table:table-cell>
          <table:table-cell table:style-name="ce9" table:formula="of:=[.G46]/[.H46]*60" office:value-type="string" office:string-value="" calcext:value-type="error">
            <text:p>#DIV/0!</text:p>
          </table:table-cell>
          <table:table-cell table:style-name="ce9" table:formula="of:=[.U46]/[.H4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7]/60" office:value-type="float" office:value="0" calcext:value-type="float">
            <text:p>0.00</text:p>
          </table:table-cell>
          <table:table-cell table:style-name="ce2"/>
          <table:table-cell table:style-name="ce1" table:formula="of:=IF(EXACT([.C47];&quot;Hard&quot;);60;IF(EXACT([.C47];&quot;Medium&quot;);40;IF(EXACT([.C47];&quot;Easy&quot;);20;0)))" office:value-type="float" office:value="0" calcext:value-type="float">
            <text:p>0</text:p>
          </table:table-cell>
          <table:table-cell table:style-name="ce1" table:formula="of:=IF(EXACT([.F47];[.$B$3]);[.$D$3];IF(EXACT([.F47];[.$B$4]);[.$D$4];IF(EXACT([.F47];[.$B$5]);[.$D$5];0)))" office:value-type="float" office:value="0" calcext:value-type="float">
            <text:p>0</text:p>
          </table:table-cell>
          <table:table-cell table:style-name="ce2" table:formula="of:=IF(EXACT([.F47];[.$B$3]);[.$E$3];IF(EXACT([.F47];[.$B$4]);[.$E$4];IF(EXACT([.F4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]/100*[.R47]-[.Q47]/100*[.T47]" office:value-type="float" office:value="0" calcext:value-type="float">
            <text:p>0.00</text:p>
          </table:table-cell>
          <table:table-cell table:style-name="ce9" table:formula="of:=[.G47]/[.H47]*60" office:value-type="string" office:string-value="" calcext:value-type="error">
            <text:p>#DIV/0!</text:p>
          </table:table-cell>
          <table:table-cell table:style-name="ce9" table:formula="of:=[.U47]/[.H4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8]/60" office:value-type="float" office:value="0" calcext:value-type="float">
            <text:p>0.00</text:p>
          </table:table-cell>
          <table:table-cell table:style-name="ce2"/>
          <table:table-cell table:style-name="ce1" table:formula="of:=IF(EXACT([.C48];&quot;Hard&quot;);60;IF(EXACT([.C48];&quot;Medium&quot;);40;IF(EXACT([.C48];&quot;Easy&quot;);20;0)))" office:value-type="float" office:value="0" calcext:value-type="float">
            <text:p>0</text:p>
          </table:table-cell>
          <table:table-cell table:style-name="ce1" table:formula="of:=IF(EXACT([.F48];[.$B$3]);[.$D$3];IF(EXACT([.F48];[.$B$4]);[.$D$4];IF(EXACT([.F48];[.$B$5]);[.$D$5];0)))" office:value-type="float" office:value="0" calcext:value-type="float">
            <text:p>0</text:p>
          </table:table-cell>
          <table:table-cell table:style-name="ce2" table:formula="of:=IF(EXACT([.F48];[.$B$3]);[.$E$3];IF(EXACT([.F48];[.$B$4]);[.$E$4];IF(EXACT([.F4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]/100*[.R48]-[.Q48]/100*[.T48]" office:value-type="float" office:value="0" calcext:value-type="float">
            <text:p>0.00</text:p>
          </table:table-cell>
          <table:table-cell table:style-name="ce9" table:formula="of:=[.G48]/[.H48]*60" office:value-type="string" office:string-value="" calcext:value-type="error">
            <text:p>#DIV/0!</text:p>
          </table:table-cell>
          <table:table-cell table:style-name="ce9" table:formula="of:=[.U48]/[.H4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49]/60" office:value-type="float" office:value="0" calcext:value-type="float">
            <text:p>0.00</text:p>
          </table:table-cell>
          <table:table-cell table:style-name="ce2"/>
          <table:table-cell table:style-name="ce1" table:formula="of:=IF(EXACT([.C49];&quot;Hard&quot;);60;IF(EXACT([.C49];&quot;Medium&quot;);40;IF(EXACT([.C49];&quot;Easy&quot;);20;0)))" office:value-type="float" office:value="0" calcext:value-type="float">
            <text:p>0</text:p>
          </table:table-cell>
          <table:table-cell table:style-name="ce1" table:formula="of:=IF(EXACT([.F49];[.$B$3]);[.$D$3];IF(EXACT([.F49];[.$B$4]);[.$D$4];IF(EXACT([.F49];[.$B$5]);[.$D$5];0)))" office:value-type="float" office:value="0" calcext:value-type="float">
            <text:p>0</text:p>
          </table:table-cell>
          <table:table-cell table:style-name="ce2" table:formula="of:=IF(EXACT([.F49];[.$B$3]);[.$E$3];IF(EXACT([.F49];[.$B$4]);[.$E$4];IF(EXACT([.F4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]/100*[.R49]-[.Q49]/100*[.T49]" office:value-type="float" office:value="0" calcext:value-type="float">
            <text:p>0.00</text:p>
          </table:table-cell>
          <table:table-cell table:style-name="ce9" table:formula="of:=[.G49]/[.H49]*60" office:value-type="string" office:string-value="" calcext:value-type="error">
            <text:p>#DIV/0!</text:p>
          </table:table-cell>
          <table:table-cell table:style-name="ce9" table:formula="of:=[.U49]/[.H4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0]/60" office:value-type="float" office:value="0" calcext:value-type="float">
            <text:p>0.00</text:p>
          </table:table-cell>
          <table:table-cell table:style-name="ce2"/>
          <table:table-cell table:style-name="ce1" table:formula="of:=IF(EXACT([.C50];&quot;Hard&quot;);60;IF(EXACT([.C50];&quot;Medium&quot;);40;IF(EXACT([.C50];&quot;Easy&quot;);20;0)))" office:value-type="float" office:value="0" calcext:value-type="float">
            <text:p>0</text:p>
          </table:table-cell>
          <table:table-cell table:style-name="ce1" table:formula="of:=IF(EXACT([.F50];[.$B$3]);[.$D$3];IF(EXACT([.F50];[.$B$4]);[.$D$4];IF(EXACT([.F50];[.$B$5]);[.$D$5];0)))" office:value-type="float" office:value="0" calcext:value-type="float">
            <text:p>0</text:p>
          </table:table-cell>
          <table:table-cell table:style-name="ce2" table:formula="of:=IF(EXACT([.F50];[.$B$3]);[.$E$3];IF(EXACT([.F50];[.$B$4]);[.$E$4];IF(EXACT([.F5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]/100*[.R50]-[.Q50]/100*[.T50]" office:value-type="float" office:value="0" calcext:value-type="float">
            <text:p>0.00</text:p>
          </table:table-cell>
          <table:table-cell table:style-name="ce9" table:formula="of:=[.G50]/[.H50]*60" office:value-type="string" office:string-value="" calcext:value-type="error">
            <text:p>#DIV/0!</text:p>
          </table:table-cell>
          <table:table-cell table:style-name="ce9" table:formula="of:=[.U50]/[.H5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1]/60" office:value-type="float" office:value="0" calcext:value-type="float">
            <text:p>0.00</text:p>
          </table:table-cell>
          <table:table-cell table:style-name="ce2"/>
          <table:table-cell table:style-name="ce1" table:formula="of:=IF(EXACT([.C51];&quot;Hard&quot;);60;IF(EXACT([.C51];&quot;Medium&quot;);40;IF(EXACT([.C51];&quot;Easy&quot;);20;0)))" office:value-type="float" office:value="0" calcext:value-type="float">
            <text:p>0</text:p>
          </table:table-cell>
          <table:table-cell table:style-name="ce1" table:formula="of:=IF(EXACT([.F51];[.$B$3]);[.$D$3];IF(EXACT([.F51];[.$B$4]);[.$D$4];IF(EXACT([.F51];[.$B$5]);[.$D$5];0)))" office:value-type="float" office:value="0" calcext:value-type="float">
            <text:p>0</text:p>
          </table:table-cell>
          <table:table-cell table:style-name="ce2" table:formula="of:=IF(EXACT([.F51];[.$B$3]);[.$E$3];IF(EXACT([.F51];[.$B$4]);[.$E$4];IF(EXACT([.F5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]/100*[.R51]-[.Q51]/100*[.T51]" office:value-type="float" office:value="0" calcext:value-type="float">
            <text:p>0.00</text:p>
          </table:table-cell>
          <table:table-cell table:style-name="ce9" table:formula="of:=[.G51]/[.H51]*60" office:value-type="string" office:string-value="" calcext:value-type="error">
            <text:p>#DIV/0!</text:p>
          </table:table-cell>
          <table:table-cell table:style-name="ce9" table:formula="of:=[.U51]/[.H5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2]/60" office:value-type="float" office:value="0" calcext:value-type="float">
            <text:p>0.00</text:p>
          </table:table-cell>
          <table:table-cell table:style-name="ce2"/>
          <table:table-cell table:style-name="ce1" table:formula="of:=IF(EXACT([.C52];&quot;Hard&quot;);60;IF(EXACT([.C52];&quot;Medium&quot;);40;IF(EXACT([.C52];&quot;Easy&quot;);20;0)))" office:value-type="float" office:value="0" calcext:value-type="float">
            <text:p>0</text:p>
          </table:table-cell>
          <table:table-cell table:style-name="ce1" table:formula="of:=IF(EXACT([.F52];[.$B$3]);[.$D$3];IF(EXACT([.F52];[.$B$4]);[.$D$4];IF(EXACT([.F52];[.$B$5]);[.$D$5];0)))" office:value-type="float" office:value="0" calcext:value-type="float">
            <text:p>0</text:p>
          </table:table-cell>
          <table:table-cell table:style-name="ce2" table:formula="of:=IF(EXACT([.F52];[.$B$3]);[.$E$3];IF(EXACT([.F52];[.$B$4]);[.$E$4];IF(EXACT([.F5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]/100*[.R52]-[.Q52]/100*[.T52]" office:value-type="float" office:value="0" calcext:value-type="float">
            <text:p>0.00</text:p>
          </table:table-cell>
          <table:table-cell table:style-name="ce9" table:formula="of:=[.G52]/[.H52]*60" office:value-type="string" office:string-value="" calcext:value-type="error">
            <text:p>#DIV/0!</text:p>
          </table:table-cell>
          <table:table-cell table:style-name="ce9" table:formula="of:=[.U52]/[.H5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3]/60" office:value-type="float" office:value="0" calcext:value-type="float">
            <text:p>0.00</text:p>
          </table:table-cell>
          <table:table-cell table:style-name="ce2"/>
          <table:table-cell table:style-name="ce1" table:formula="of:=IF(EXACT([.C53];&quot;Hard&quot;);60;IF(EXACT([.C53];&quot;Medium&quot;);40;IF(EXACT([.C53];&quot;Easy&quot;);20;0)))" office:value-type="float" office:value="0" calcext:value-type="float">
            <text:p>0</text:p>
          </table:table-cell>
          <table:table-cell table:style-name="ce1" table:formula="of:=IF(EXACT([.F53];[.$B$3]);[.$D$3];IF(EXACT([.F53];[.$B$4]);[.$D$4];IF(EXACT([.F53];[.$B$5]);[.$D$5];0)))" office:value-type="float" office:value="0" calcext:value-type="float">
            <text:p>0</text:p>
          </table:table-cell>
          <table:table-cell table:style-name="ce2" table:formula="of:=IF(EXACT([.F53];[.$B$3]);[.$E$3];IF(EXACT([.F53];[.$B$4]);[.$E$4];IF(EXACT([.F5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]/100*[.R53]-[.Q53]/100*[.T53]" office:value-type="float" office:value="0" calcext:value-type="float">
            <text:p>0.00</text:p>
          </table:table-cell>
          <table:table-cell table:style-name="ce9" table:formula="of:=[.G53]/[.H53]*60" office:value-type="string" office:string-value="" calcext:value-type="error">
            <text:p>#DIV/0!</text:p>
          </table:table-cell>
          <table:table-cell table:style-name="ce9" table:formula="of:=[.U53]/[.H5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4]/60" office:value-type="float" office:value="0" calcext:value-type="float">
            <text:p>0.00</text:p>
          </table:table-cell>
          <table:table-cell table:style-name="ce2"/>
          <table:table-cell table:style-name="ce1" table:formula="of:=IF(EXACT([.C54];&quot;Hard&quot;);60;IF(EXACT([.C54];&quot;Medium&quot;);40;IF(EXACT([.C54];&quot;Easy&quot;);20;0)))" office:value-type="float" office:value="0" calcext:value-type="float">
            <text:p>0</text:p>
          </table:table-cell>
          <table:table-cell table:style-name="ce1" table:formula="of:=IF(EXACT([.F54];[.$B$3]);[.$D$3];IF(EXACT([.F54];[.$B$4]);[.$D$4];IF(EXACT([.F54];[.$B$5]);[.$D$5];0)))" office:value-type="float" office:value="0" calcext:value-type="float">
            <text:p>0</text:p>
          </table:table-cell>
          <table:table-cell table:style-name="ce2" table:formula="of:=IF(EXACT([.F54];[.$B$3]);[.$E$3];IF(EXACT([.F54];[.$B$4]);[.$E$4];IF(EXACT([.F5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]/100*[.R54]-[.Q54]/100*[.T54]" office:value-type="float" office:value="0" calcext:value-type="float">
            <text:p>0.00</text:p>
          </table:table-cell>
          <table:table-cell table:style-name="ce9" table:formula="of:=[.G54]/[.H54]*60" office:value-type="string" office:string-value="" calcext:value-type="error">
            <text:p>#DIV/0!</text:p>
          </table:table-cell>
          <table:table-cell table:style-name="ce9" table:formula="of:=[.U54]/[.H5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5]/60" office:value-type="float" office:value="0" calcext:value-type="float">
            <text:p>0.00</text:p>
          </table:table-cell>
          <table:table-cell table:style-name="ce2"/>
          <table:table-cell table:style-name="ce1" table:formula="of:=IF(EXACT([.C55];&quot;Hard&quot;);60;IF(EXACT([.C55];&quot;Medium&quot;);40;IF(EXACT([.C55];&quot;Easy&quot;);20;0)))" office:value-type="float" office:value="0" calcext:value-type="float">
            <text:p>0</text:p>
          </table:table-cell>
          <table:table-cell table:style-name="ce1" table:formula="of:=IF(EXACT([.F55];[.$B$3]);[.$D$3];IF(EXACT([.F55];[.$B$4]);[.$D$4];IF(EXACT([.F55];[.$B$5]);[.$D$5];0)))" office:value-type="float" office:value="0" calcext:value-type="float">
            <text:p>0</text:p>
          </table:table-cell>
          <table:table-cell table:style-name="ce2" table:formula="of:=IF(EXACT([.F55];[.$B$3]);[.$E$3];IF(EXACT([.F55];[.$B$4]);[.$E$4];IF(EXACT([.F5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]/100*[.R55]-[.Q55]/100*[.T55]" office:value-type="float" office:value="0" calcext:value-type="float">
            <text:p>0.00</text:p>
          </table:table-cell>
          <table:table-cell table:style-name="ce9" table:formula="of:=[.G55]/[.H55]*60" office:value-type="string" office:string-value="" calcext:value-type="error">
            <text:p>#DIV/0!</text:p>
          </table:table-cell>
          <table:table-cell table:style-name="ce9" table:formula="of:=[.U55]/[.H5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6]/60" office:value-type="float" office:value="0" calcext:value-type="float">
            <text:p>0.00</text:p>
          </table:table-cell>
          <table:table-cell table:style-name="ce2"/>
          <table:table-cell table:style-name="ce1" table:formula="of:=IF(EXACT([.C56];&quot;Hard&quot;);60;IF(EXACT([.C56];&quot;Medium&quot;);40;IF(EXACT([.C56];&quot;Easy&quot;);20;0)))" office:value-type="float" office:value="0" calcext:value-type="float">
            <text:p>0</text:p>
          </table:table-cell>
          <table:table-cell table:style-name="ce1" table:formula="of:=IF(EXACT([.F56];[.$B$3]);[.$D$3];IF(EXACT([.F56];[.$B$4]);[.$D$4];IF(EXACT([.F56];[.$B$5]);[.$D$5];0)))" office:value-type="float" office:value="0" calcext:value-type="float">
            <text:p>0</text:p>
          </table:table-cell>
          <table:table-cell table:style-name="ce2" table:formula="of:=IF(EXACT([.F56];[.$B$3]);[.$E$3];IF(EXACT([.F56];[.$B$4]);[.$E$4];IF(EXACT([.F5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]/100*[.R56]-[.Q56]/100*[.T56]" office:value-type="float" office:value="0" calcext:value-type="float">
            <text:p>0.00</text:p>
          </table:table-cell>
          <table:table-cell table:style-name="ce9" table:formula="of:=[.G56]/[.H56]*60" office:value-type="string" office:string-value="" calcext:value-type="error">
            <text:p>#DIV/0!</text:p>
          </table:table-cell>
          <table:table-cell table:style-name="ce9" table:formula="of:=[.U56]/[.H5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57]/60" office:value-type="float" office:value="0" calcext:value-type="float">
            <text:p>0.00</text:p>
          </table:table-cell>
          <table:table-cell table:style-name="ce2"/>
          <table:table-cell table:style-name="ce1" table:formula="of:=IF(EXACT([.C57];&quot;Hard&quot;);60;IF(EXACT([.C57];&quot;Medium&quot;);40;IF(EXACT([.C57];&quot;Easy&quot;);20;0)))" office:value-type="float" office:value="0" calcext:value-type="float">
            <text:p>0</text:p>
          </table:table-cell>
          <table:table-cell table:style-name="ce1" table:formula="of:=IF(EXACT([.F57];[.$B$3]);[.$D$3];IF(EXACT([.F57];[.$B$4]);[.$D$4];IF(EXACT([.F57];[.$B$5]);[.$D$5];0)))" office:value-type="float" office:value="0" calcext:value-type="float">
            <text:p>0</text:p>
          </table:table-cell>
          <table:table-cell table:style-name="ce2" table:formula="of:=IF(EXACT([.F57];[.$B$3]);[.$E$3];IF(EXACT([.F57];[.$B$4]);[.$E$4];IF(EXACT([.F5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]/100*[.R57]-[.Q57]/100*[.T57]" office:value-type="float" office:value="0" calcext:value-type="float">
            <text:p>0.00</text:p>
          </table:table-cell>
          <table:table-cell table:style-name="ce9" table:formula="of:=[.G57]/[.H57]*60" office:value-type="string" office:string-value="" calcext:value-type="error">
            <text:p>#DIV/0!</text:p>
          </table:table-cell>
          <table:table-cell table:style-name="ce9" table:formula="of:=[.U57]/[.H5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58]/60" office:value-type="float" office:value="0" calcext:value-type="float">
            <text:p>0.00</text:p>
          </table:table-cell>
          <table:table-cell table:style-name="ce2"/>
          <table:table-cell table:style-name="ce1" table:formula="of:=IF(EXACT([.C58];&quot;Hard&quot;);60;IF(EXACT([.C58];&quot;Medium&quot;);40;IF(EXACT([.C58];&quot;Easy&quot;);20;0)))" office:value-type="float" office:value="0" calcext:value-type="float">
            <text:p>0</text:p>
          </table:table-cell>
          <table:table-cell table:style-name="ce1" table:formula="of:=IF(EXACT([.F58];[.$B$3]);[.$D$3];IF(EXACT([.F58];[.$B$4]);[.$D$4];IF(EXACT([.F58];[.$B$5]);[.$D$5];0)))" office:value-type="float" office:value="0" calcext:value-type="float">
            <text:p>0</text:p>
          </table:table-cell>
          <table:table-cell table:style-name="ce2" table:formula="of:=IF(EXACT([.F58];[.$B$3]);[.$E$3];IF(EXACT([.F58];[.$B$4]);[.$E$4];IF(EXACT([.F5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]/100*[.R58]-[.Q58]/100*[.T58]" office:value-type="float" office:value="0" calcext:value-type="float">
            <text:p>0.00</text:p>
          </table:table-cell>
          <table:table-cell table:style-name="ce9" table:formula="of:=[.G58]/[.H58]*60" office:value-type="string" office:string-value="" calcext:value-type="error">
            <text:p>#DIV/0!</text:p>
          </table:table-cell>
          <table:table-cell table:style-name="ce9" table:formula="of:=[.U58]/[.H5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59]/60" office:value-type="float" office:value="0" calcext:value-type="float">
            <text:p>0.00</text:p>
          </table:table-cell>
          <table:table-cell table:style-name="ce2"/>
          <table:table-cell table:style-name="ce1" table:formula="of:=IF(EXACT([.C59];&quot;Hard&quot;);60;IF(EXACT([.C59];&quot;Medium&quot;);40;IF(EXACT([.C59];&quot;Easy&quot;);20;0)))" office:value-type="float" office:value="0" calcext:value-type="float">
            <text:p>0</text:p>
          </table:table-cell>
          <table:table-cell table:style-name="ce1" table:formula="of:=IF(EXACT([.F59];[.$B$3]);[.$D$3];IF(EXACT([.F59];[.$B$4]);[.$D$4];IF(EXACT([.F59];[.$B$5]);[.$D$5];0)))" office:value-type="float" office:value="0" calcext:value-type="float">
            <text:p>0</text:p>
          </table:table-cell>
          <table:table-cell table:style-name="ce2" table:formula="of:=IF(EXACT([.F59];[.$B$3]);[.$E$3];IF(EXACT([.F59];[.$B$4]);[.$E$4];IF(EXACT([.F5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]/100*[.R59]-[.Q59]/100*[.T59]" office:value-type="float" office:value="0" calcext:value-type="float">
            <text:p>0.00</text:p>
          </table:table-cell>
          <table:table-cell table:style-name="ce9" table:formula="of:=[.G59]/[.H59]*60" office:value-type="string" office:string-value="" calcext:value-type="error">
            <text:p>#DIV/0!</text:p>
          </table:table-cell>
          <table:table-cell table:style-name="ce9" table:formula="of:=[.U59]/[.H5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0]/60" office:value-type="float" office:value="0" calcext:value-type="float">
            <text:p>0.00</text:p>
          </table:table-cell>
          <table:table-cell table:style-name="ce2"/>
          <table:table-cell table:style-name="ce1" table:formula="of:=IF(EXACT([.C60];&quot;Hard&quot;);60;IF(EXACT([.C60];&quot;Medium&quot;);40;IF(EXACT([.C60];&quot;Easy&quot;);20;0)))" office:value-type="float" office:value="0" calcext:value-type="float">
            <text:p>0</text:p>
          </table:table-cell>
          <table:table-cell table:style-name="ce1" table:formula="of:=IF(EXACT([.F60];[.$B$3]);[.$D$3];IF(EXACT([.F60];[.$B$4]);[.$D$4];IF(EXACT([.F60];[.$B$5]);[.$D$5];0)))" office:value-type="float" office:value="0" calcext:value-type="float">
            <text:p>0</text:p>
          </table:table-cell>
          <table:table-cell table:style-name="ce2" table:formula="of:=IF(EXACT([.F60];[.$B$3]);[.$E$3];IF(EXACT([.F60];[.$B$4]);[.$E$4];IF(EXACT([.F6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]/100*[.R60]-[.Q60]/100*[.T60]" office:value-type="float" office:value="0" calcext:value-type="float">
            <text:p>0.00</text:p>
          </table:table-cell>
          <table:table-cell table:style-name="ce9" table:formula="of:=[.G60]/[.H60]*60" office:value-type="string" office:string-value="" calcext:value-type="error">
            <text:p>#DIV/0!</text:p>
          </table:table-cell>
          <table:table-cell table:style-name="ce9" table:formula="of:=[.U60]/[.H6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1]/60" office:value-type="float" office:value="0" calcext:value-type="float">
            <text:p>0.00</text:p>
          </table:table-cell>
          <table:table-cell table:style-name="ce2"/>
          <table:table-cell table:style-name="ce1" table:formula="of:=IF(EXACT([.C61];&quot;Hard&quot;);60;IF(EXACT([.C61];&quot;Medium&quot;);40;IF(EXACT([.C61];&quot;Easy&quot;);20;0)))" office:value-type="float" office:value="0" calcext:value-type="float">
            <text:p>0</text:p>
          </table:table-cell>
          <table:table-cell table:style-name="ce1" table:formula="of:=IF(EXACT([.F61];[.$B$3]);[.$D$3];IF(EXACT([.F61];[.$B$4]);[.$D$4];IF(EXACT([.F61];[.$B$5]);[.$D$5];0)))" office:value-type="float" office:value="0" calcext:value-type="float">
            <text:p>0</text:p>
          </table:table-cell>
          <table:table-cell table:style-name="ce2" table:formula="of:=IF(EXACT([.F61];[.$B$3]);[.$E$3];IF(EXACT([.F61];[.$B$4]);[.$E$4];IF(EXACT([.F6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]/100*[.R61]-[.Q61]/100*[.T61]" office:value-type="float" office:value="0" calcext:value-type="float">
            <text:p>0.00</text:p>
          </table:table-cell>
          <table:table-cell table:style-name="ce9" table:formula="of:=[.G61]/[.H61]*60" office:value-type="string" office:string-value="" calcext:value-type="error">
            <text:p>#DIV/0!</text:p>
          </table:table-cell>
          <table:table-cell table:style-name="ce9" table:formula="of:=[.U61]/[.H6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2]/60" office:value-type="float" office:value="0" calcext:value-type="float">
            <text:p>0.00</text:p>
          </table:table-cell>
          <table:table-cell table:style-name="ce2"/>
          <table:table-cell table:style-name="ce1" table:formula="of:=IF(EXACT([.C62];&quot;Hard&quot;);60;IF(EXACT([.C62];&quot;Medium&quot;);40;IF(EXACT([.C62];&quot;Easy&quot;);20;0)))" office:value-type="float" office:value="0" calcext:value-type="float">
            <text:p>0</text:p>
          </table:table-cell>
          <table:table-cell table:style-name="ce1" table:formula="of:=IF(EXACT([.F62];[.$B$3]);[.$D$3];IF(EXACT([.F62];[.$B$4]);[.$D$4];IF(EXACT([.F62];[.$B$5]);[.$D$5];0)))" office:value-type="float" office:value="0" calcext:value-type="float">
            <text:p>0</text:p>
          </table:table-cell>
          <table:table-cell table:style-name="ce2" table:formula="of:=IF(EXACT([.F62];[.$B$3]);[.$E$3];IF(EXACT([.F62];[.$B$4]);[.$E$4];IF(EXACT([.F6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]/100*[.R62]-[.Q62]/100*[.T62]" office:value-type="float" office:value="0" calcext:value-type="float">
            <text:p>0.00</text:p>
          </table:table-cell>
          <table:table-cell table:style-name="ce9" table:formula="of:=[.G62]/[.H62]*60" office:value-type="string" office:string-value="" calcext:value-type="error">
            <text:p>#DIV/0!</text:p>
          </table:table-cell>
          <table:table-cell table:style-name="ce9" table:formula="of:=[.U62]/[.H6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3]/60" office:value-type="float" office:value="0" calcext:value-type="float">
            <text:p>0.00</text:p>
          </table:table-cell>
          <table:table-cell table:style-name="ce2"/>
          <table:table-cell table:style-name="ce1" table:formula="of:=IF(EXACT([.C63];&quot;Hard&quot;);60;IF(EXACT([.C63];&quot;Medium&quot;);40;IF(EXACT([.C63];&quot;Easy&quot;);20;0)))" office:value-type="float" office:value="0" calcext:value-type="float">
            <text:p>0</text:p>
          </table:table-cell>
          <table:table-cell table:style-name="ce1" table:formula="of:=IF(EXACT([.F63];[.$B$3]);[.$D$3];IF(EXACT([.F63];[.$B$4]);[.$D$4];IF(EXACT([.F63];[.$B$5]);[.$D$5];0)))" office:value-type="float" office:value="0" calcext:value-type="float">
            <text:p>0</text:p>
          </table:table-cell>
          <table:table-cell table:style-name="ce2" table:formula="of:=IF(EXACT([.F63];[.$B$3]);[.$E$3];IF(EXACT([.F63];[.$B$4]);[.$E$4];IF(EXACT([.F6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]/100*[.R63]-[.Q63]/100*[.T63]" office:value-type="float" office:value="0" calcext:value-type="float">
            <text:p>0.00</text:p>
          </table:table-cell>
          <table:table-cell table:style-name="ce9" table:formula="of:=[.G63]/[.H63]*60" office:value-type="string" office:string-value="" calcext:value-type="error">
            <text:p>#DIV/0!</text:p>
          </table:table-cell>
          <table:table-cell table:style-name="ce9" table:formula="of:=[.U63]/[.H6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4]/60" office:value-type="float" office:value="0" calcext:value-type="float">
            <text:p>0.00</text:p>
          </table:table-cell>
          <table:table-cell table:style-name="ce2"/>
          <table:table-cell table:style-name="ce1" table:formula="of:=IF(EXACT([.C64];&quot;Hard&quot;);60;IF(EXACT([.C64];&quot;Medium&quot;);40;IF(EXACT([.C64];&quot;Easy&quot;);20;0)))" office:value-type="float" office:value="0" calcext:value-type="float">
            <text:p>0</text:p>
          </table:table-cell>
          <table:table-cell table:style-name="ce1" table:formula="of:=IF(EXACT([.F64];[.$B$3]);[.$D$3];IF(EXACT([.F64];[.$B$4]);[.$D$4];IF(EXACT([.F64];[.$B$5]);[.$D$5];0)))" office:value-type="float" office:value="0" calcext:value-type="float">
            <text:p>0</text:p>
          </table:table-cell>
          <table:table-cell table:style-name="ce2" table:formula="of:=IF(EXACT([.F64];[.$B$3]);[.$E$3];IF(EXACT([.F64];[.$B$4]);[.$E$4];IF(EXACT([.F6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]/100*[.R64]-[.Q64]/100*[.T64]" office:value-type="float" office:value="0" calcext:value-type="float">
            <text:p>0.00</text:p>
          </table:table-cell>
          <table:table-cell table:style-name="ce9" table:formula="of:=[.G64]/[.H64]*60" office:value-type="string" office:string-value="" calcext:value-type="error">
            <text:p>#DIV/0!</text:p>
          </table:table-cell>
          <table:table-cell table:style-name="ce9" table:formula="of:=[.U64]/[.H6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5]/60" office:value-type="float" office:value="0" calcext:value-type="float">
            <text:p>0.00</text:p>
          </table:table-cell>
          <table:table-cell table:style-name="ce2"/>
          <table:table-cell table:style-name="ce1" table:formula="of:=IF(EXACT([.C65];&quot;Hard&quot;);60;IF(EXACT([.C65];&quot;Medium&quot;);40;IF(EXACT([.C65];&quot;Easy&quot;);20;0)))" office:value-type="float" office:value="0" calcext:value-type="float">
            <text:p>0</text:p>
          </table:table-cell>
          <table:table-cell table:style-name="ce1" table:formula="of:=IF(EXACT([.F65];[.$B$3]);[.$D$3];IF(EXACT([.F65];[.$B$4]);[.$D$4];IF(EXACT([.F65];[.$B$5]);[.$D$5];0)))" office:value-type="float" office:value="0" calcext:value-type="float">
            <text:p>0</text:p>
          </table:table-cell>
          <table:table-cell table:style-name="ce2" table:formula="of:=IF(EXACT([.F65];[.$B$3]);[.$E$3];IF(EXACT([.F65];[.$B$4]);[.$E$4];IF(EXACT([.F6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]/100*[.R65]-[.Q65]/100*[.T65]" office:value-type="float" office:value="0" calcext:value-type="float">
            <text:p>0.00</text:p>
          </table:table-cell>
          <table:table-cell table:style-name="ce9" table:formula="of:=[.G65]/[.H65]*60" office:value-type="string" office:string-value="" calcext:value-type="error">
            <text:p>#DIV/0!</text:p>
          </table:table-cell>
          <table:table-cell table:style-name="ce9" table:formula="of:=[.U65]/[.H6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6]/60" office:value-type="float" office:value="0" calcext:value-type="float">
            <text:p>0.00</text:p>
          </table:table-cell>
          <table:table-cell table:style-name="ce2"/>
          <table:table-cell table:style-name="ce1" table:formula="of:=IF(EXACT([.C66];&quot;Hard&quot;);60;IF(EXACT([.C66];&quot;Medium&quot;);40;IF(EXACT([.C66];&quot;Easy&quot;);20;0)))" office:value-type="float" office:value="0" calcext:value-type="float">
            <text:p>0</text:p>
          </table:table-cell>
          <table:table-cell table:style-name="ce1" table:formula="of:=IF(EXACT([.F66];[.$B$3]);[.$D$3];IF(EXACT([.F66];[.$B$4]);[.$D$4];IF(EXACT([.F66];[.$B$5]);[.$D$5];0)))" office:value-type="float" office:value="0" calcext:value-type="float">
            <text:p>0</text:p>
          </table:table-cell>
          <table:table-cell table:style-name="ce2" table:formula="of:=IF(EXACT([.F66];[.$B$3]);[.$E$3];IF(EXACT([.F66];[.$B$4]);[.$E$4];IF(EXACT([.F6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]/100*[.R66]-[.Q66]/100*[.T66]" office:value-type="float" office:value="0" calcext:value-type="float">
            <text:p>0.00</text:p>
          </table:table-cell>
          <table:table-cell table:style-name="ce9" table:formula="of:=[.G66]/[.H66]*60" office:value-type="string" office:string-value="" calcext:value-type="error">
            <text:p>#DIV/0!</text:p>
          </table:table-cell>
          <table:table-cell table:style-name="ce9" table:formula="of:=[.U66]/[.H6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7]/60" office:value-type="float" office:value="0" calcext:value-type="float">
            <text:p>0.00</text:p>
          </table:table-cell>
          <table:table-cell table:style-name="ce2"/>
          <table:table-cell table:style-name="ce1" table:formula="of:=IF(EXACT([.C67];&quot;Hard&quot;);60;IF(EXACT([.C67];&quot;Medium&quot;);40;IF(EXACT([.C67];&quot;Easy&quot;);20;0)))" office:value-type="float" office:value="0" calcext:value-type="float">
            <text:p>0</text:p>
          </table:table-cell>
          <table:table-cell table:style-name="ce1" table:formula="of:=IF(EXACT([.F67];[.$B$3]);[.$D$3];IF(EXACT([.F67];[.$B$4]);[.$D$4];IF(EXACT([.F67];[.$B$5]);[.$D$5];0)))" office:value-type="float" office:value="0" calcext:value-type="float">
            <text:p>0</text:p>
          </table:table-cell>
          <table:table-cell table:style-name="ce2" table:formula="of:=IF(EXACT([.F67];[.$B$3]);[.$E$3];IF(EXACT([.F67];[.$B$4]);[.$E$4];IF(EXACT([.F6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7]/100*[.R67]-[.Q67]/100*[.T67]" office:value-type="float" office:value="0" calcext:value-type="float">
            <text:p>0.00</text:p>
          </table:table-cell>
          <table:table-cell table:style-name="ce9" table:formula="of:=[.G67]/[.H67]*60" office:value-type="string" office:string-value="" calcext:value-type="error">
            <text:p>#DIV/0!</text:p>
          </table:table-cell>
          <table:table-cell table:style-name="ce9" table:formula="of:=[.U67]/[.H6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8]/60" office:value-type="float" office:value="0" calcext:value-type="float">
            <text:p>0.00</text:p>
          </table:table-cell>
          <table:table-cell table:style-name="ce2"/>
          <table:table-cell table:style-name="ce1" table:formula="of:=IF(EXACT([.C68];&quot;Hard&quot;);60;IF(EXACT([.C68];&quot;Medium&quot;);40;IF(EXACT([.C68];&quot;Easy&quot;);20;0)))" office:value-type="float" office:value="0" calcext:value-type="float">
            <text:p>0</text:p>
          </table:table-cell>
          <table:table-cell table:style-name="ce1" table:formula="of:=IF(EXACT([.F68];[.$B$3]);[.$D$3];IF(EXACT([.F68];[.$B$4]);[.$D$4];IF(EXACT([.F68];[.$B$5]);[.$D$5];0)))" office:value-type="float" office:value="0" calcext:value-type="float">
            <text:p>0</text:p>
          </table:table-cell>
          <table:table-cell table:style-name="ce2" table:formula="of:=IF(EXACT([.F68];[.$B$3]);[.$E$3];IF(EXACT([.F68];[.$B$4]);[.$E$4];IF(EXACT([.F6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8]/100*[.R68]-[.Q68]/100*[.T68]" office:value-type="float" office:value="0" calcext:value-type="float">
            <text:p>0.00</text:p>
          </table:table-cell>
          <table:table-cell table:style-name="ce9" table:formula="of:=[.G68]/[.H68]*60" office:value-type="string" office:string-value="" calcext:value-type="error">
            <text:p>#DIV/0!</text:p>
          </table:table-cell>
          <table:table-cell table:style-name="ce9" table:formula="of:=[.U68]/[.H6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69]/60" office:value-type="float" office:value="0" calcext:value-type="float">
            <text:p>0.00</text:p>
          </table:table-cell>
          <table:table-cell table:style-name="ce2"/>
          <table:table-cell table:style-name="ce1" table:formula="of:=IF(EXACT([.C69];&quot;Hard&quot;);60;IF(EXACT([.C69];&quot;Medium&quot;);40;IF(EXACT([.C69];&quot;Easy&quot;);20;0)))" office:value-type="float" office:value="0" calcext:value-type="float">
            <text:p>0</text:p>
          </table:table-cell>
          <table:table-cell table:style-name="ce1" table:formula="of:=IF(EXACT([.F69];[.$B$3]);[.$D$3];IF(EXACT([.F69];[.$B$4]);[.$D$4];IF(EXACT([.F69];[.$B$5]);[.$D$5];0)))" office:value-type="float" office:value="0" calcext:value-type="float">
            <text:p>0</text:p>
          </table:table-cell>
          <table:table-cell table:style-name="ce2" table:formula="of:=IF(EXACT([.F69];[.$B$3]);[.$E$3];IF(EXACT([.F69];[.$B$4]);[.$E$4];IF(EXACT([.F6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9]/100*[.R69]-[.Q69]/100*[.T69]" office:value-type="float" office:value="0" calcext:value-type="float">
            <text:p>0.00</text:p>
          </table:table-cell>
          <table:table-cell table:style-name="ce9" table:formula="of:=[.G69]/[.H69]*60" office:value-type="string" office:string-value="" calcext:value-type="error">
            <text:p>#DIV/0!</text:p>
          </table:table-cell>
          <table:table-cell table:style-name="ce9" table:formula="of:=[.U69]/[.H6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70]/60" office:value-type="float" office:value="0" calcext:value-type="float">
            <text:p>0.00</text:p>
          </table:table-cell>
          <table:table-cell table:style-name="ce2"/>
          <table:table-cell table:style-name="ce1" table:formula="of:=IF(EXACT([.C70];&quot;Hard&quot;);60;IF(EXACT([.C70];&quot;Medium&quot;);40;IF(EXACT([.C70];&quot;Easy&quot;);20;0)))" office:value-type="float" office:value="0" calcext:value-type="float">
            <text:p>0</text:p>
          </table:table-cell>
          <table:table-cell table:style-name="ce1" table:formula="of:=IF(EXACT([.F70];[.$B$3]);[.$D$3];IF(EXACT([.F70];[.$B$4]);[.$D$4];IF(EXACT([.F70];[.$B$5]);[.$D$5];0)))" office:value-type="float" office:value="0" calcext:value-type="float">
            <text:p>0</text:p>
          </table:table-cell>
          <table:table-cell table:style-name="ce2" table:formula="of:=IF(EXACT([.F70];[.$B$3]);[.$E$3];IF(EXACT([.F70];[.$B$4]);[.$E$4];IF(EXACT([.F7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0]/100*[.R70]-[.Q70]/100*[.T70]" office:value-type="float" office:value="0" calcext:value-type="float">
            <text:p>0.00</text:p>
          </table:table-cell>
          <table:table-cell table:style-name="ce9" table:formula="of:=[.G70]/[.H70]*60" office:value-type="string" office:string-value="" calcext:value-type="error">
            <text:p>#DIV/0!</text:p>
          </table:table-cell>
          <table:table-cell table:style-name="ce9" table:formula="of:=[.U70]/[.H7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71]/60" office:value-type="float" office:value="0" calcext:value-type="float">
            <text:p>0.00</text:p>
          </table:table-cell>
          <table:table-cell table:style-name="ce2"/>
          <table:table-cell table:style-name="ce1" table:formula="of:=IF(EXACT([.C71];&quot;Hard&quot;);60;IF(EXACT([.C71];&quot;Medium&quot;);40;IF(EXACT([.C71];&quot;Easy&quot;);20;0)))" office:value-type="float" office:value="0" calcext:value-type="float">
            <text:p>0</text:p>
          </table:table-cell>
          <table:table-cell table:style-name="ce1" table:formula="of:=IF(EXACT([.F71];[.$B$3]);[.$D$3];IF(EXACT([.F71];[.$B$4]);[.$D$4];IF(EXACT([.F71];[.$B$5]);[.$D$5];0)))" office:value-type="float" office:value="0" calcext:value-type="float">
            <text:p>0</text:p>
          </table:table-cell>
          <table:table-cell table:style-name="ce2" table:formula="of:=IF(EXACT([.F71];[.$B$3]);[.$E$3];IF(EXACT([.F71];[.$B$4]);[.$E$4];IF(EXACT([.F7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1]/100*[.R71]-[.Q71]/100*[.T71]" office:value-type="float" office:value="0" calcext:value-type="float">
            <text:p>0.00</text:p>
          </table:table-cell>
          <table:table-cell table:style-name="ce9" table:formula="of:=[.G71]/[.H71]*60" office:value-type="string" office:string-value="" calcext:value-type="error">
            <text:p>#DIV/0!</text:p>
          </table:table-cell>
          <table:table-cell table:style-name="ce9" table:formula="of:=[.U71]/[.H7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72]/60" office:value-type="float" office:value="0" calcext:value-type="float">
            <text:p>0.00</text:p>
          </table:table-cell>
          <table:table-cell table:style-name="ce2"/>
          <table:table-cell table:style-name="ce1" table:formula="of:=IF(EXACT([.C72];&quot;Hard&quot;);60;IF(EXACT([.C72];&quot;Medium&quot;);40;IF(EXACT([.C72];&quot;Easy&quot;);20;0)))" office:value-type="float" office:value="0" calcext:value-type="float">
            <text:p>0</text:p>
          </table:table-cell>
          <table:table-cell table:style-name="ce1" table:formula="of:=IF(EXACT([.F72];[.$B$3]);[.$D$3];IF(EXACT([.F72];[.$B$4]);[.$D$4];IF(EXACT([.F72];[.$B$5]);[.$D$5];0)))" office:value-type="float" office:value="0" calcext:value-type="float">
            <text:p>0</text:p>
          </table:table-cell>
          <table:table-cell table:style-name="ce2" table:formula="of:=IF(EXACT([.F72];[.$B$3]);[.$E$3];IF(EXACT([.F72];[.$B$4]);[.$E$4];IF(EXACT([.F7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2]/100*[.R72]-[.Q72]/100*[.T72]" office:value-type="float" office:value="0" calcext:value-type="float">
            <text:p>0.00</text:p>
          </table:table-cell>
          <table:table-cell table:style-name="ce9" table:formula="of:=[.G72]/[.H72]*60" office:value-type="string" office:string-value="" calcext:value-type="error">
            <text:p>#DIV/0!</text:p>
          </table:table-cell>
          <table:table-cell table:style-name="ce9" table:formula="of:=[.U72]/[.H7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73]/60" office:value-type="float" office:value="0" calcext:value-type="float">
            <text:p>0.00</text:p>
          </table:table-cell>
          <table:table-cell table:style-name="ce2"/>
          <table:table-cell table:style-name="ce1" table:formula="of:=IF(EXACT([.C73];&quot;Hard&quot;);60;IF(EXACT([.C73];&quot;Medium&quot;);40;IF(EXACT([.C73];&quot;Easy&quot;);20;0)))" office:value-type="float" office:value="0" calcext:value-type="float">
            <text:p>0</text:p>
          </table:table-cell>
          <table:table-cell table:style-name="ce1" table:formula="of:=IF(EXACT([.F73];[.$B$3]);[.$D$3];IF(EXACT([.F73];[.$B$4]);[.$D$4];IF(EXACT([.F73];[.$B$5]);[.$D$5];0)))" office:value-type="float" office:value="0" calcext:value-type="float">
            <text:p>0</text:p>
          </table:table-cell>
          <table:table-cell table:style-name="ce2" table:formula="of:=IF(EXACT([.F73];[.$B$3]);[.$E$3];IF(EXACT([.F73];[.$B$4]);[.$E$4];IF(EXACT([.F7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3]/100*[.R73]-[.Q73]/100*[.T73]" office:value-type="float" office:value="0" calcext:value-type="float">
            <text:p>0.00</text:p>
          </table:table-cell>
          <table:table-cell table:style-name="ce9" table:formula="of:=[.G73]/[.H73]*60" office:value-type="string" office:string-value="" calcext:value-type="error">
            <text:p>#DIV/0!</text:p>
          </table:table-cell>
          <table:table-cell table:style-name="ce9" table:formula="of:=[.U73]/[.H7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/>
          <table:table-cell table:style-name="ce7"/>
          <table:table-cell table:style-name="ce5"/>
          <table:table-cell table:style-name="ce2" table:number-columns-repeated="5"/>
          <table:table-cell table:style-name="ce9" table:formula="of:=[.H74]/60" office:value-type="float" office:value="0" calcext:value-type="float">
            <text:p>0.00</text:p>
          </table:table-cell>
          <table:table-cell table:style-name="ce2"/>
          <table:table-cell table:style-name="ce1" table:formula="of:=IF(EXACT([.C74];&quot;Hard&quot;);60;IF(EXACT([.C74];&quot;Medium&quot;);40;IF(EXACT([.C74];&quot;Easy&quot;);20;0)))" office:value-type="float" office:value="0" calcext:value-type="float">
            <text:p>0</text:p>
          </table:table-cell>
          <table:table-cell table:style-name="ce1" table:formula="of:=IF(EXACT([.F74];[.$B$3]);[.$D$3];IF(EXACT([.F74];[.$B$4]);[.$D$4];IF(EXACT([.F74];[.$B$5]);[.$D$5];0)))" office:value-type="float" office:value="0" calcext:value-type="float">
            <text:p>0</text:p>
          </table:table-cell>
          <table:table-cell table:style-name="ce2" table:formula="of:=IF(EXACT([.F74];[.$B$3]);[.$E$3];IF(EXACT([.F74];[.$B$4]);[.$E$4];IF(EXACT([.F7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4]/100*[.R74]-[.Q74]/100*[.T74]" office:value-type="float" office:value="0" calcext:value-type="float">
            <text:p>0.00</text:p>
          </table:table-cell>
          <table:table-cell table:style-name="ce9" table:formula="of:=[.G74]/[.H74]*60" office:value-type="string" office:string-value="" calcext:value-type="error">
            <text:p>#DIV/0!</text:p>
          </table:table-cell>
          <table:table-cell table:style-name="ce9" table:formula="of:=[.U74]/[.H7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75]/60" office:value-type="float" office:value="0" calcext:value-type="float">
            <text:p>0.00</text:p>
          </table:table-cell>
          <table:table-cell table:style-name="ce2"/>
          <table:table-cell table:style-name="ce1" table:formula="of:=IF(EXACT([.C75];&quot;Hard&quot;);60;IF(EXACT([.C75];&quot;Medium&quot;);40;IF(EXACT([.C75];&quot;Easy&quot;);20;0)))" office:value-type="float" office:value="0" calcext:value-type="float">
            <text:p>0</text:p>
          </table:table-cell>
          <table:table-cell table:style-name="ce1" table:formula="of:=IF(EXACT([.F75];[.$B$3]);[.$D$3];IF(EXACT([.F75];[.$B$4]);[.$D$4];IF(EXACT([.F75];[.$B$5]);[.$D$5];0)))" office:value-type="float" office:value="0" calcext:value-type="float">
            <text:p>0</text:p>
          </table:table-cell>
          <table:table-cell table:style-name="ce2" table:formula="of:=IF(EXACT([.F75];[.$B$3]);[.$E$3];IF(EXACT([.F75];[.$B$4]);[.$E$4];IF(EXACT([.F7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5]/100*[.R75]-[.Q75]/100*[.T75]" office:value-type="float" office:value="0" calcext:value-type="float">
            <text:p>0.00</text:p>
          </table:table-cell>
          <table:table-cell table:style-name="ce9" table:formula="of:=[.G75]/[.H75]*60" office:value-type="string" office:string-value="" calcext:value-type="error">
            <text:p>#DIV/0!</text:p>
          </table:table-cell>
          <table:table-cell table:style-name="ce9" table:formula="of:=[.U75]/[.H7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76]/60" office:value-type="float" office:value="0" calcext:value-type="float">
            <text:p>0.00</text:p>
          </table:table-cell>
          <table:table-cell table:style-name="ce2"/>
          <table:table-cell table:style-name="ce1" table:formula="of:=IF(EXACT([.C76];&quot;Hard&quot;);60;IF(EXACT([.C76];&quot;Medium&quot;);40;IF(EXACT([.C76];&quot;Easy&quot;);20;0)))" office:value-type="float" office:value="0" calcext:value-type="float">
            <text:p>0</text:p>
          </table:table-cell>
          <table:table-cell table:style-name="ce1" table:formula="of:=IF(EXACT([.F76];[.$B$3]);[.$D$3];IF(EXACT([.F76];[.$B$4]);[.$D$4];IF(EXACT([.F76];[.$B$5]);[.$D$5];0)))" office:value-type="float" office:value="0" calcext:value-type="float">
            <text:p>0</text:p>
          </table:table-cell>
          <table:table-cell table:style-name="ce2" table:formula="of:=IF(EXACT([.F76];[.$B$3]);[.$E$3];IF(EXACT([.F76];[.$B$4]);[.$E$4];IF(EXACT([.F7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6]/100*[.R76]-[.Q76]/100*[.T76]" office:value-type="float" office:value="0" calcext:value-type="float">
            <text:p>0.00</text:p>
          </table:table-cell>
          <table:table-cell table:style-name="ce9" table:formula="of:=[.G76]/[.H76]*60" office:value-type="string" office:string-value="" calcext:value-type="error">
            <text:p>#DIV/0!</text:p>
          </table:table-cell>
          <table:table-cell table:style-name="ce9" table:formula="of:=[.U76]/[.H7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77]/60" office:value-type="float" office:value="0" calcext:value-type="float">
            <text:p>0.00</text:p>
          </table:table-cell>
          <table:table-cell table:style-name="ce2"/>
          <table:table-cell table:style-name="ce1" table:formula="of:=IF(EXACT([.C77];&quot;Hard&quot;);60;IF(EXACT([.C77];&quot;Medium&quot;);40;IF(EXACT([.C77];&quot;Easy&quot;);20;0)))" office:value-type="float" office:value="0" calcext:value-type="float">
            <text:p>0</text:p>
          </table:table-cell>
          <table:table-cell table:style-name="ce1" table:formula="of:=IF(EXACT([.F77];[.$B$3]);[.$D$3];IF(EXACT([.F77];[.$B$4]);[.$D$4];IF(EXACT([.F77];[.$B$5]);[.$D$5];0)))" office:value-type="float" office:value="0" calcext:value-type="float">
            <text:p>0</text:p>
          </table:table-cell>
          <table:table-cell table:style-name="ce2" table:formula="of:=IF(EXACT([.F77];[.$B$3]);[.$E$3];IF(EXACT([.F77];[.$B$4]);[.$E$4];IF(EXACT([.F7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7]/100*[.R77]-[.Q77]/100*[.T77]" office:value-type="float" office:value="0" calcext:value-type="float">
            <text:p>0.00</text:p>
          </table:table-cell>
          <table:table-cell table:style-name="ce9" table:formula="of:=[.G77]/[.H77]*60" office:value-type="string" office:string-value="" calcext:value-type="error">
            <text:p>#DIV/0!</text:p>
          </table:table-cell>
          <table:table-cell table:style-name="ce9" table:formula="of:=[.U77]/[.H7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78]/60" office:value-type="float" office:value="0" calcext:value-type="float">
            <text:p>0.00</text:p>
          </table:table-cell>
          <table:table-cell table:style-name="ce2"/>
          <table:table-cell table:style-name="ce1" table:formula="of:=IF(EXACT([.C78];&quot;Hard&quot;);60;IF(EXACT([.C78];&quot;Medium&quot;);40;IF(EXACT([.C78];&quot;Easy&quot;);20;0)))" office:value-type="float" office:value="0" calcext:value-type="float">
            <text:p>0</text:p>
          </table:table-cell>
          <table:table-cell table:style-name="ce1" table:formula="of:=IF(EXACT([.F78];[.$B$3]);[.$D$3];IF(EXACT([.F78];[.$B$4]);[.$D$4];IF(EXACT([.F78];[.$B$5]);[.$D$5];0)))" office:value-type="float" office:value="0" calcext:value-type="float">
            <text:p>0</text:p>
          </table:table-cell>
          <table:table-cell table:style-name="ce2" table:formula="of:=IF(EXACT([.F78];[.$B$3]);[.$E$3];IF(EXACT([.F78];[.$B$4]);[.$E$4];IF(EXACT([.F7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8]/100*[.R78]-[.Q78]/100*[.T78]" office:value-type="float" office:value="0" calcext:value-type="float">
            <text:p>0.00</text:p>
          </table:table-cell>
          <table:table-cell table:style-name="ce9" table:formula="of:=[.G78]/[.H78]*60" office:value-type="string" office:string-value="" calcext:value-type="error">
            <text:p>#DIV/0!</text:p>
          </table:table-cell>
          <table:table-cell table:style-name="ce9" table:formula="of:=[.U78]/[.H7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79]/60" office:value-type="float" office:value="0" calcext:value-type="float">
            <text:p>0.00</text:p>
          </table:table-cell>
          <table:table-cell table:style-name="ce2"/>
          <table:table-cell table:style-name="ce1" table:formula="of:=IF(EXACT([.C79];&quot;Hard&quot;);60;IF(EXACT([.C79];&quot;Medium&quot;);40;IF(EXACT([.C79];&quot;Easy&quot;);20;0)))" office:value-type="float" office:value="0" calcext:value-type="float">
            <text:p>0</text:p>
          </table:table-cell>
          <table:table-cell table:style-name="ce1" table:formula="of:=IF(EXACT([.F79];[.$B$3]);[.$D$3];IF(EXACT([.F79];[.$B$4]);[.$D$4];IF(EXACT([.F79];[.$B$5]);[.$D$5];0)))" office:value-type="float" office:value="0" calcext:value-type="float">
            <text:p>0</text:p>
          </table:table-cell>
          <table:table-cell table:style-name="ce2" table:formula="of:=IF(EXACT([.F79];[.$B$3]);[.$E$3];IF(EXACT([.F79];[.$B$4]);[.$E$4];IF(EXACT([.F7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79]/100*[.R79]-[.Q79]/100*[.T79]" office:value-type="float" office:value="0" calcext:value-type="float">
            <text:p>0.00</text:p>
          </table:table-cell>
          <table:table-cell table:style-name="ce9" table:formula="of:=[.G79]/[.H79]*60" office:value-type="string" office:string-value="" calcext:value-type="error">
            <text:p>#DIV/0!</text:p>
          </table:table-cell>
          <table:table-cell table:style-name="ce9" table:formula="of:=[.U79]/[.H7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0]/60" office:value-type="float" office:value="0" calcext:value-type="float">
            <text:p>0.00</text:p>
          </table:table-cell>
          <table:table-cell table:style-name="ce2"/>
          <table:table-cell table:style-name="ce1" table:formula="of:=IF(EXACT([.C80];&quot;Hard&quot;);60;IF(EXACT([.C80];&quot;Medium&quot;);40;IF(EXACT([.C80];&quot;Easy&quot;);20;0)))" office:value-type="float" office:value="0" calcext:value-type="float">
            <text:p>0</text:p>
          </table:table-cell>
          <table:table-cell table:style-name="ce1" table:formula="of:=IF(EXACT([.F80];[.$B$3]);[.$D$3];IF(EXACT([.F80];[.$B$4]);[.$D$4];IF(EXACT([.F80];[.$B$5]);[.$D$5];0)))" office:value-type="float" office:value="0" calcext:value-type="float">
            <text:p>0</text:p>
          </table:table-cell>
          <table:table-cell table:style-name="ce2" table:formula="of:=IF(EXACT([.F80];[.$B$3]);[.$E$3];IF(EXACT([.F80];[.$B$4]);[.$E$4];IF(EXACT([.F8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0]/100*[.R80]-[.Q80]/100*[.T80]" office:value-type="float" office:value="0" calcext:value-type="float">
            <text:p>0.00</text:p>
          </table:table-cell>
          <table:table-cell table:style-name="ce9" table:formula="of:=[.G80]/[.H80]*60" office:value-type="string" office:string-value="" calcext:value-type="error">
            <text:p>#DIV/0!</text:p>
          </table:table-cell>
          <table:table-cell table:style-name="ce9" table:formula="of:=[.U80]/[.H8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1]/60" office:value-type="float" office:value="0" calcext:value-type="float">
            <text:p>0.00</text:p>
          </table:table-cell>
          <table:table-cell table:style-name="ce2"/>
          <table:table-cell table:style-name="ce1" table:formula="of:=IF(EXACT([.C81];&quot;Hard&quot;);60;IF(EXACT([.C81];&quot;Medium&quot;);40;IF(EXACT([.C81];&quot;Easy&quot;);20;0)))" office:value-type="float" office:value="0" calcext:value-type="float">
            <text:p>0</text:p>
          </table:table-cell>
          <table:table-cell table:style-name="ce1" table:formula="of:=IF(EXACT([.F81];[.$B$3]);[.$D$3];IF(EXACT([.F81];[.$B$4]);[.$D$4];IF(EXACT([.F81];[.$B$5]);[.$D$5];0)))" office:value-type="float" office:value="0" calcext:value-type="float">
            <text:p>0</text:p>
          </table:table-cell>
          <table:table-cell table:style-name="ce2" table:formula="of:=IF(EXACT([.F81];[.$B$3]);[.$E$3];IF(EXACT([.F81];[.$B$4]);[.$E$4];IF(EXACT([.F8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1]/100*[.R81]-[.Q81]/100*[.T81]" office:value-type="float" office:value="0" calcext:value-type="float">
            <text:p>0.00</text:p>
          </table:table-cell>
          <table:table-cell table:style-name="ce9" table:formula="of:=[.G81]/[.H81]*60" office:value-type="string" office:string-value="" calcext:value-type="error">
            <text:p>#DIV/0!</text:p>
          </table:table-cell>
          <table:table-cell table:style-name="ce9" table:formula="of:=[.U81]/[.H8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2]/60" office:value-type="float" office:value="0" calcext:value-type="float">
            <text:p>0.00</text:p>
          </table:table-cell>
          <table:table-cell table:style-name="ce2"/>
          <table:table-cell table:style-name="ce1" table:formula="of:=IF(EXACT([.C82];&quot;Hard&quot;);60;IF(EXACT([.C82];&quot;Medium&quot;);40;IF(EXACT([.C82];&quot;Easy&quot;);20;0)))" office:value-type="float" office:value="0" calcext:value-type="float">
            <text:p>0</text:p>
          </table:table-cell>
          <table:table-cell table:style-name="ce1" table:formula="of:=IF(EXACT([.F82];[.$B$3]);[.$D$3];IF(EXACT([.F82];[.$B$4]);[.$D$4];IF(EXACT([.F82];[.$B$5]);[.$D$5];0)))" office:value-type="float" office:value="0" calcext:value-type="float">
            <text:p>0</text:p>
          </table:table-cell>
          <table:table-cell table:style-name="ce2" table:formula="of:=IF(EXACT([.F82];[.$B$3]);[.$E$3];IF(EXACT([.F82];[.$B$4]);[.$E$4];IF(EXACT([.F8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2]/100*[.R82]-[.Q82]/100*[.T82]" office:value-type="float" office:value="0" calcext:value-type="float">
            <text:p>0.00</text:p>
          </table:table-cell>
          <table:table-cell table:style-name="ce9" table:formula="of:=[.G82]/[.H82]*60" office:value-type="string" office:string-value="" calcext:value-type="error">
            <text:p>#DIV/0!</text:p>
          </table:table-cell>
          <table:table-cell table:style-name="ce9" table:formula="of:=[.U82]/[.H8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3]/60" office:value-type="float" office:value="0" calcext:value-type="float">
            <text:p>0.00</text:p>
          </table:table-cell>
          <table:table-cell table:style-name="ce2"/>
          <table:table-cell table:style-name="ce1" table:formula="of:=IF(EXACT([.C83];&quot;Hard&quot;);60;IF(EXACT([.C83];&quot;Medium&quot;);40;IF(EXACT([.C83];&quot;Easy&quot;);20;0)))" office:value-type="float" office:value="0" calcext:value-type="float">
            <text:p>0</text:p>
          </table:table-cell>
          <table:table-cell table:style-name="ce1" table:formula="of:=IF(EXACT([.F83];[.$B$3]);[.$D$3];IF(EXACT([.F83];[.$B$4]);[.$D$4];IF(EXACT([.F83];[.$B$5]);[.$D$5];0)))" office:value-type="float" office:value="0" calcext:value-type="float">
            <text:p>0</text:p>
          </table:table-cell>
          <table:table-cell table:style-name="ce2" table:formula="of:=IF(EXACT([.F83];[.$B$3]);[.$E$3];IF(EXACT([.F83];[.$B$4]);[.$E$4];IF(EXACT([.F8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3]/100*[.R83]-[.Q83]/100*[.T83]" office:value-type="float" office:value="0" calcext:value-type="float">
            <text:p>0.00</text:p>
          </table:table-cell>
          <table:table-cell table:style-name="ce9" table:formula="of:=[.G83]/[.H83]*60" office:value-type="string" office:string-value="" calcext:value-type="error">
            <text:p>#DIV/0!</text:p>
          </table:table-cell>
          <table:table-cell table:style-name="ce9" table:formula="of:=[.U83]/[.H8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4]/60" office:value-type="float" office:value="0" calcext:value-type="float">
            <text:p>0.00</text:p>
          </table:table-cell>
          <table:table-cell table:style-name="ce2"/>
          <table:table-cell table:style-name="ce1" table:formula="of:=IF(EXACT([.C84];&quot;Hard&quot;);60;IF(EXACT([.C84];&quot;Medium&quot;);40;IF(EXACT([.C84];&quot;Easy&quot;);20;0)))" office:value-type="float" office:value="0" calcext:value-type="float">
            <text:p>0</text:p>
          </table:table-cell>
          <table:table-cell table:style-name="ce1" table:formula="of:=IF(EXACT([.F84];[.$B$3]);[.$D$3];IF(EXACT([.F84];[.$B$4]);[.$D$4];IF(EXACT([.F84];[.$B$5]);[.$D$5];0)))" office:value-type="float" office:value="0" calcext:value-type="float">
            <text:p>0</text:p>
          </table:table-cell>
          <table:table-cell table:style-name="ce2" table:formula="of:=IF(EXACT([.F84];[.$B$3]);[.$E$3];IF(EXACT([.F84];[.$B$4]);[.$E$4];IF(EXACT([.F8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4]/100*[.R84]-[.Q84]/100*[.T84]" office:value-type="float" office:value="0" calcext:value-type="float">
            <text:p>0.00</text:p>
          </table:table-cell>
          <table:table-cell table:style-name="ce9" table:formula="of:=[.G84]/[.H84]*60" office:value-type="string" office:string-value="" calcext:value-type="error">
            <text:p>#DIV/0!</text:p>
          </table:table-cell>
          <table:table-cell table:style-name="ce9" table:formula="of:=[.U84]/[.H8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5]/60" office:value-type="float" office:value="0" calcext:value-type="float">
            <text:p>0.00</text:p>
          </table:table-cell>
          <table:table-cell table:style-name="ce2"/>
          <table:table-cell table:style-name="ce1" table:formula="of:=IF(EXACT([.C85];&quot;Hard&quot;);60;IF(EXACT([.C85];&quot;Medium&quot;);40;IF(EXACT([.C85];&quot;Easy&quot;);20;0)))" office:value-type="float" office:value="0" calcext:value-type="float">
            <text:p>0</text:p>
          </table:table-cell>
          <table:table-cell table:style-name="ce1" table:formula="of:=IF(EXACT([.F85];[.$B$3]);[.$D$3];IF(EXACT([.F85];[.$B$4]);[.$D$4];IF(EXACT([.F85];[.$B$5]);[.$D$5];0)))" office:value-type="float" office:value="0" calcext:value-type="float">
            <text:p>0</text:p>
          </table:table-cell>
          <table:table-cell table:style-name="ce2" table:formula="of:=IF(EXACT([.F85];[.$B$3]);[.$E$3];IF(EXACT([.F85];[.$B$4]);[.$E$4];IF(EXACT([.F8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5]/100*[.R85]-[.Q85]/100*[.T85]" office:value-type="float" office:value="0" calcext:value-type="float">
            <text:p>0.00</text:p>
          </table:table-cell>
          <table:table-cell table:style-name="ce9" table:formula="of:=[.G85]/[.H85]*60" office:value-type="string" office:string-value="" calcext:value-type="error">
            <text:p>#DIV/0!</text:p>
          </table:table-cell>
          <table:table-cell table:style-name="ce9" table:formula="of:=[.U85]/[.H8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6]/60" office:value-type="float" office:value="0" calcext:value-type="float">
            <text:p>0.00</text:p>
          </table:table-cell>
          <table:table-cell table:style-name="ce2"/>
          <table:table-cell table:style-name="ce1" table:formula="of:=IF(EXACT([.C86];&quot;Hard&quot;);60;IF(EXACT([.C86];&quot;Medium&quot;);40;IF(EXACT([.C86];&quot;Easy&quot;);20;0)))" office:value-type="float" office:value="0" calcext:value-type="float">
            <text:p>0</text:p>
          </table:table-cell>
          <table:table-cell table:style-name="ce1" table:formula="of:=IF(EXACT([.F86];[.$B$3]);[.$D$3];IF(EXACT([.F86];[.$B$4]);[.$D$4];IF(EXACT([.F86];[.$B$5]);[.$D$5];0)))" office:value-type="float" office:value="0" calcext:value-type="float">
            <text:p>0</text:p>
          </table:table-cell>
          <table:table-cell table:style-name="ce2" table:formula="of:=IF(EXACT([.F86];[.$B$3]);[.$E$3];IF(EXACT([.F86];[.$B$4]);[.$E$4];IF(EXACT([.F8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6]/100*[.R86]-[.Q86]/100*[.T86]" office:value-type="float" office:value="0" calcext:value-type="float">
            <text:p>0.00</text:p>
          </table:table-cell>
          <table:table-cell table:style-name="ce9" table:formula="of:=[.G86]/[.H86]*60" office:value-type="string" office:string-value="" calcext:value-type="error">
            <text:p>#DIV/0!</text:p>
          </table:table-cell>
          <table:table-cell table:style-name="ce9" table:formula="of:=[.U86]/[.H8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7]/60" office:value-type="float" office:value="0" calcext:value-type="float">
            <text:p>0.00</text:p>
          </table:table-cell>
          <table:table-cell table:style-name="ce2"/>
          <table:table-cell table:style-name="ce1" table:formula="of:=IF(EXACT([.C87];&quot;Hard&quot;);60;IF(EXACT([.C87];&quot;Medium&quot;);40;IF(EXACT([.C87];&quot;Easy&quot;);20;0)))" office:value-type="float" office:value="0" calcext:value-type="float">
            <text:p>0</text:p>
          </table:table-cell>
          <table:table-cell table:style-name="ce1" table:formula="of:=IF(EXACT([.F87];[.$B$3]);[.$D$3];IF(EXACT([.F87];[.$B$4]);[.$D$4];IF(EXACT([.F87];[.$B$5]);[.$D$5];0)))" office:value-type="float" office:value="0" calcext:value-type="float">
            <text:p>0</text:p>
          </table:table-cell>
          <table:table-cell table:style-name="ce2" table:formula="of:=IF(EXACT([.F87];[.$B$3]);[.$E$3];IF(EXACT([.F87];[.$B$4]);[.$E$4];IF(EXACT([.F8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7]/100*[.R87]-[.Q87]/100*[.T87]" office:value-type="float" office:value="0" calcext:value-type="float">
            <text:p>0.00</text:p>
          </table:table-cell>
          <table:table-cell table:style-name="ce9" table:formula="of:=[.G87]/[.H87]*60" office:value-type="string" office:string-value="" calcext:value-type="error">
            <text:p>#DIV/0!</text:p>
          </table:table-cell>
          <table:table-cell table:style-name="ce9" table:formula="of:=[.U87]/[.H8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8]/60" office:value-type="float" office:value="0" calcext:value-type="float">
            <text:p>0.00</text:p>
          </table:table-cell>
          <table:table-cell table:style-name="ce2"/>
          <table:table-cell table:style-name="ce1" table:formula="of:=IF(EXACT([.C88];&quot;Hard&quot;);60;IF(EXACT([.C88];&quot;Medium&quot;);40;IF(EXACT([.C88];&quot;Easy&quot;);20;0)))" office:value-type="float" office:value="0" calcext:value-type="float">
            <text:p>0</text:p>
          </table:table-cell>
          <table:table-cell table:style-name="ce1" table:formula="of:=IF(EXACT([.F88];[.$B$3]);[.$D$3];IF(EXACT([.F88];[.$B$4]);[.$D$4];IF(EXACT([.F88];[.$B$5]);[.$D$5];0)))" office:value-type="float" office:value="0" calcext:value-type="float">
            <text:p>0</text:p>
          </table:table-cell>
          <table:table-cell table:style-name="ce2" table:formula="of:=IF(EXACT([.F88];[.$B$3]);[.$E$3];IF(EXACT([.F88];[.$B$4]);[.$E$4];IF(EXACT([.F8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8]/100*[.R88]-[.Q88]/100*[.T88]" office:value-type="float" office:value="0" calcext:value-type="float">
            <text:p>0.00</text:p>
          </table:table-cell>
          <table:table-cell table:style-name="ce9" table:formula="of:=[.G88]/[.H88]*60" office:value-type="string" office:string-value="" calcext:value-type="error">
            <text:p>#DIV/0!</text:p>
          </table:table-cell>
          <table:table-cell table:style-name="ce9" table:formula="of:=[.U88]/[.H8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89]/60" office:value-type="float" office:value="0" calcext:value-type="float">
            <text:p>0.00</text:p>
          </table:table-cell>
          <table:table-cell table:style-name="ce2"/>
          <table:table-cell table:style-name="ce1" table:formula="of:=IF(EXACT([.C89];&quot;Hard&quot;);60;IF(EXACT([.C89];&quot;Medium&quot;);40;IF(EXACT([.C89];&quot;Easy&quot;);20;0)))" office:value-type="float" office:value="0" calcext:value-type="float">
            <text:p>0</text:p>
          </table:table-cell>
          <table:table-cell table:style-name="ce1" table:formula="of:=IF(EXACT([.F89];[.$B$3]);[.$D$3];IF(EXACT([.F89];[.$B$4]);[.$D$4];IF(EXACT([.F89];[.$B$5]);[.$D$5];0)))" office:value-type="float" office:value="0" calcext:value-type="float">
            <text:p>0</text:p>
          </table:table-cell>
          <table:table-cell table:style-name="ce2" table:formula="of:=IF(EXACT([.F89];[.$B$3]);[.$E$3];IF(EXACT([.F89];[.$B$4]);[.$E$4];IF(EXACT([.F8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89]/100*[.R89]-[.Q89]/100*[.T89]" office:value-type="float" office:value="0" calcext:value-type="float">
            <text:p>0.00</text:p>
          </table:table-cell>
          <table:table-cell table:style-name="ce9" table:formula="of:=[.G89]/[.H89]*60" office:value-type="string" office:string-value="" calcext:value-type="error">
            <text:p>#DIV/0!</text:p>
          </table:table-cell>
          <table:table-cell table:style-name="ce9" table:formula="of:=[.U89]/[.H8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90]/60" office:value-type="float" office:value="0" calcext:value-type="float">
            <text:p>0.00</text:p>
          </table:table-cell>
          <table:table-cell table:style-name="ce2"/>
          <table:table-cell table:style-name="ce1" table:formula="of:=IF(EXACT([.C90];&quot;Hard&quot;);60;IF(EXACT([.C90];&quot;Medium&quot;);40;IF(EXACT([.C90];&quot;Easy&quot;);20;0)))" office:value-type="float" office:value="0" calcext:value-type="float">
            <text:p>0</text:p>
          </table:table-cell>
          <table:table-cell table:style-name="ce1" table:formula="of:=IF(EXACT([.F90];[.$B$3]);[.$D$3];IF(EXACT([.F90];[.$B$4]);[.$D$4];IF(EXACT([.F90];[.$B$5]);[.$D$5];0)))" office:value-type="float" office:value="0" calcext:value-type="float">
            <text:p>0</text:p>
          </table:table-cell>
          <table:table-cell table:style-name="ce2" table:formula="of:=IF(EXACT([.F90];[.$B$3]);[.$E$3];IF(EXACT([.F90];[.$B$4]);[.$E$4];IF(EXACT([.F9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0]/100*[.R90]-[.Q90]/100*[.T90]" office:value-type="float" office:value="0" calcext:value-type="float">
            <text:p>0.00</text:p>
          </table:table-cell>
          <table:table-cell table:style-name="ce9" table:formula="of:=[.G90]/[.H90]*60" office:value-type="string" office:string-value="" calcext:value-type="error">
            <text:p>#DIV/0!</text:p>
          </table:table-cell>
          <table:table-cell table:style-name="ce9" table:formula="of:=[.U90]/[.H9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91]/60" office:value-type="float" office:value="0" calcext:value-type="float">
            <text:p>0.00</text:p>
          </table:table-cell>
          <table:table-cell table:style-name="ce2"/>
          <table:table-cell table:style-name="ce1" table:formula="of:=IF(EXACT([.C91];&quot;Hard&quot;);60;IF(EXACT([.C91];&quot;Medium&quot;);40;IF(EXACT([.C91];&quot;Easy&quot;);20;0)))" office:value-type="float" office:value="0" calcext:value-type="float">
            <text:p>0</text:p>
          </table:table-cell>
          <table:table-cell table:style-name="ce1" table:formula="of:=IF(EXACT([.F91];[.$B$3]);[.$D$3];IF(EXACT([.F91];[.$B$4]);[.$D$4];IF(EXACT([.F91];[.$B$5]);[.$D$5];0)))" office:value-type="float" office:value="0" calcext:value-type="float">
            <text:p>0</text:p>
          </table:table-cell>
          <table:table-cell table:style-name="ce2" table:formula="of:=IF(EXACT([.F91];[.$B$3]);[.$E$3];IF(EXACT([.F91];[.$B$4]);[.$E$4];IF(EXACT([.F9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1]/100*[.R91]-[.Q91]/100*[.T91]" office:value-type="float" office:value="0" calcext:value-type="float">
            <text:p>0.00</text:p>
          </table:table-cell>
          <table:table-cell table:style-name="ce9" table:formula="of:=[.G91]/[.H91]*60" office:value-type="string" office:string-value="" calcext:value-type="error">
            <text:p>#DIV/0!</text:p>
          </table:table-cell>
          <table:table-cell table:style-name="ce9" table:formula="of:=[.U91]/[.H9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92]/60" office:value-type="float" office:value="0" calcext:value-type="float">
            <text:p>0.00</text:p>
          </table:table-cell>
          <table:table-cell table:style-name="ce2"/>
          <table:table-cell table:style-name="ce1" table:formula="of:=IF(EXACT([.C92];&quot;Hard&quot;);60;IF(EXACT([.C92];&quot;Medium&quot;);40;IF(EXACT([.C92];&quot;Easy&quot;);20;0)))" office:value-type="float" office:value="0" calcext:value-type="float">
            <text:p>0</text:p>
          </table:table-cell>
          <table:table-cell table:style-name="ce1" table:formula="of:=IF(EXACT([.F92];[.$B$3]);[.$D$3];IF(EXACT([.F92];[.$B$4]);[.$D$4];IF(EXACT([.F92];[.$B$5]);[.$D$5];0)))" office:value-type="float" office:value="0" calcext:value-type="float">
            <text:p>0</text:p>
          </table:table-cell>
          <table:table-cell table:style-name="ce2" table:formula="of:=IF(EXACT([.F92];[.$B$3]);[.$E$3];IF(EXACT([.F92];[.$B$4]);[.$E$4];IF(EXACT([.F9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2]/100*[.R92]-[.Q92]/100*[.T92]" office:value-type="float" office:value="0" calcext:value-type="float">
            <text:p>0.00</text:p>
          </table:table-cell>
          <table:table-cell table:style-name="ce9" table:formula="of:=[.G92]/[.H92]*60" office:value-type="string" office:string-value="" calcext:value-type="error">
            <text:p>#DIV/0!</text:p>
          </table:table-cell>
          <table:table-cell table:style-name="ce9" table:formula="of:=[.U92]/[.H9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2" table:number-columns-repeated="5"/>
          <table:table-cell table:style-name="ce9" table:formula="of:=[.H93]/60" office:value-type="float" office:value="0" calcext:value-type="float">
            <text:p>0.00</text:p>
          </table:table-cell>
          <table:table-cell table:style-name="ce2"/>
          <table:table-cell table:style-name="ce1" table:formula="of:=IF(EXACT([.C93];&quot;Hard&quot;);60;IF(EXACT([.C93];&quot;Medium&quot;);40;IF(EXACT([.C93];&quot;Easy&quot;);20;0)))" office:value-type="float" office:value="0" calcext:value-type="float">
            <text:p>0</text:p>
          </table:table-cell>
          <table:table-cell table:style-name="ce1" table:formula="of:=IF(EXACT([.F93];[.$B$3]);[.$D$3];IF(EXACT([.F93];[.$B$4]);[.$D$4];IF(EXACT([.F93];[.$B$5]);[.$D$5];0)))" office:value-type="float" office:value="0" calcext:value-type="float">
            <text:p>0</text:p>
          </table:table-cell>
          <table:table-cell table:style-name="ce2" table:formula="of:=IF(EXACT([.F93];[.$B$3]);[.$E$3];IF(EXACT([.F93];[.$B$4]);[.$E$4];IF(EXACT([.F9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3]/100*[.R93]-[.Q93]/100*[.T93]" office:value-type="float" office:value="0" calcext:value-type="float">
            <text:p>0.00</text:p>
          </table:table-cell>
          <table:table-cell table:style-name="ce9" table:formula="of:=[.G93]/[.H93]*60" office:value-type="string" office:string-value="" calcext:value-type="error">
            <text:p>#DIV/0!</text:p>
          </table:table-cell>
          <table:table-cell table:style-name="ce9" table:formula="of:=[.U93]/[.H9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94]/60" office:value-type="float" office:value="0" calcext:value-type="float">
            <text:p>0.00</text:p>
          </table:table-cell>
          <table:table-cell table:style-name="ce2"/>
          <table:table-cell table:style-name="ce1" table:formula="of:=IF(EXACT([.C94];&quot;Hard&quot;);60;IF(EXACT([.C94];&quot;Medium&quot;);40;IF(EXACT([.C94];&quot;Easy&quot;);20;0)))" office:value-type="float" office:value="0" calcext:value-type="float">
            <text:p>0</text:p>
          </table:table-cell>
          <table:table-cell table:style-name="ce1" table:formula="of:=IF(EXACT([.F94];[.$B$3]);[.$D$3];IF(EXACT([.F94];[.$B$4]);[.$D$4];IF(EXACT([.F94];[.$B$5]);[.$D$5];0)))" office:value-type="float" office:value="0" calcext:value-type="float">
            <text:p>0</text:p>
          </table:table-cell>
          <table:table-cell table:style-name="ce2" table:formula="of:=IF(EXACT([.F94];[.$B$3]);[.$E$3];IF(EXACT([.F94];[.$B$4]);[.$E$4];IF(EXACT([.F9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4]/100*[.R94]-[.Q94]/100*[.T94]" office:value-type="float" office:value="0" calcext:value-type="float">
            <text:p>0.00</text:p>
          </table:table-cell>
          <table:table-cell table:style-name="ce9" table:formula="of:=[.G94]/[.H94]*60" office:value-type="string" office:string-value="" calcext:value-type="error">
            <text:p>#DIV/0!</text:p>
          </table:table-cell>
          <table:table-cell table:style-name="ce9" table:formula="of:=[.U94]/[.H9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95]/60" office:value-type="float" office:value="0" calcext:value-type="float">
            <text:p>0.00</text:p>
          </table:table-cell>
          <table:table-cell table:style-name="ce2"/>
          <table:table-cell table:style-name="ce1" table:formula="of:=IF(EXACT([.C95];&quot;Hard&quot;);60;IF(EXACT([.C95];&quot;Medium&quot;);40;IF(EXACT([.C95];&quot;Easy&quot;);20;0)))" office:value-type="float" office:value="0" calcext:value-type="float">
            <text:p>0</text:p>
          </table:table-cell>
          <table:table-cell table:style-name="ce1" table:formula="of:=IF(EXACT([.F95];[.$B$3]);[.$D$3];IF(EXACT([.F95];[.$B$4]);[.$D$4];IF(EXACT([.F95];[.$B$5]);[.$D$5];0)))" office:value-type="float" office:value="0" calcext:value-type="float">
            <text:p>0</text:p>
          </table:table-cell>
          <table:table-cell table:style-name="ce2" table:formula="of:=IF(EXACT([.F95];[.$B$3]);[.$E$3];IF(EXACT([.F95];[.$B$4]);[.$E$4];IF(EXACT([.F9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5]/100*[.R95]-[.Q95]/100*[.T95]" office:value-type="float" office:value="0" calcext:value-type="float">
            <text:p>0.00</text:p>
          </table:table-cell>
          <table:table-cell table:style-name="ce9" table:formula="of:=[.G95]/[.H95]*60" office:value-type="string" office:string-value="" calcext:value-type="error">
            <text:p>#DIV/0!</text:p>
          </table:table-cell>
          <table:table-cell table:style-name="ce9" table:formula="of:=[.U95]/[.H9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96]/60" office:value-type="float" office:value="0" calcext:value-type="float">
            <text:p>0.00</text:p>
          </table:table-cell>
          <table:table-cell table:style-name="ce2"/>
          <table:table-cell table:style-name="ce1" table:formula="of:=IF(EXACT([.C96];&quot;Hard&quot;);60;IF(EXACT([.C96];&quot;Medium&quot;);40;IF(EXACT([.C96];&quot;Easy&quot;);20;0)))" office:value-type="float" office:value="0" calcext:value-type="float">
            <text:p>0</text:p>
          </table:table-cell>
          <table:table-cell table:style-name="ce1" table:formula="of:=IF(EXACT([.F96];[.$B$3]);[.$D$3];IF(EXACT([.F96];[.$B$4]);[.$D$4];IF(EXACT([.F96];[.$B$5]);[.$D$5];0)))" office:value-type="float" office:value="0" calcext:value-type="float">
            <text:p>0</text:p>
          </table:table-cell>
          <table:table-cell table:style-name="ce2" table:formula="of:=IF(EXACT([.F96];[.$B$3]);[.$E$3];IF(EXACT([.F96];[.$B$4]);[.$E$4];IF(EXACT([.F9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6]/100*[.R96]-[.Q96]/100*[.T96]" office:value-type="float" office:value="0" calcext:value-type="float">
            <text:p>0.00</text:p>
          </table:table-cell>
          <table:table-cell table:style-name="ce9" table:formula="of:=[.G96]/[.H96]*60" office:value-type="string" office:string-value="" calcext:value-type="error">
            <text:p>#DIV/0!</text:p>
          </table:table-cell>
          <table:table-cell table:style-name="ce9" table:formula="of:=[.U96]/[.H9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97]/60" office:value-type="float" office:value="0" calcext:value-type="float">
            <text:p>0.00</text:p>
          </table:table-cell>
          <table:table-cell table:style-name="ce2"/>
          <table:table-cell table:style-name="ce1" table:formula="of:=IF(EXACT([.C97];&quot;Hard&quot;);60;IF(EXACT([.C97];&quot;Medium&quot;);40;IF(EXACT([.C97];&quot;Easy&quot;);20;0)))" office:value-type="float" office:value="0" calcext:value-type="float">
            <text:p>0</text:p>
          </table:table-cell>
          <table:table-cell table:style-name="ce1" table:formula="of:=IF(EXACT([.F97];[.$B$3]);[.$D$3];IF(EXACT([.F97];[.$B$4]);[.$D$4];IF(EXACT([.F97];[.$B$5]);[.$D$5];0)))" office:value-type="float" office:value="0" calcext:value-type="float">
            <text:p>0</text:p>
          </table:table-cell>
          <table:table-cell table:style-name="ce2" table:formula="of:=IF(EXACT([.F97];[.$B$3]);[.$E$3];IF(EXACT([.F97];[.$B$4]);[.$E$4];IF(EXACT([.F9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7]/100*[.R97]-[.Q97]/100*[.T97]" office:value-type="float" office:value="0" calcext:value-type="float">
            <text:p>0.00</text:p>
          </table:table-cell>
          <table:table-cell table:style-name="ce9" table:formula="of:=[.G97]/[.H97]*60" office:value-type="string" office:string-value="" calcext:value-type="error">
            <text:p>#DIV/0!</text:p>
          </table:table-cell>
          <table:table-cell table:style-name="ce9" table:formula="of:=[.U97]/[.H9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98]/60" office:value-type="float" office:value="0" calcext:value-type="float">
            <text:p>0.00</text:p>
          </table:table-cell>
          <table:table-cell table:style-name="ce2"/>
          <table:table-cell table:style-name="ce1" table:formula="of:=IF(EXACT([.C98];&quot;Hard&quot;);60;IF(EXACT([.C98];&quot;Medium&quot;);40;IF(EXACT([.C98];&quot;Easy&quot;);20;0)))" office:value-type="float" office:value="0" calcext:value-type="float">
            <text:p>0</text:p>
          </table:table-cell>
          <table:table-cell table:style-name="ce1" table:formula="of:=IF(EXACT([.F98];[.$B$3]);[.$D$3];IF(EXACT([.F98];[.$B$4]);[.$D$4];IF(EXACT([.F98];[.$B$5]);[.$D$5];0)))" office:value-type="float" office:value="0" calcext:value-type="float">
            <text:p>0</text:p>
          </table:table-cell>
          <table:table-cell table:style-name="ce2" table:formula="of:=IF(EXACT([.F98];[.$B$3]);[.$E$3];IF(EXACT([.F98];[.$B$4]);[.$E$4];IF(EXACT([.F9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8]/100*[.R98]-[.Q98]/100*[.T98]" office:value-type="float" office:value="0" calcext:value-type="float">
            <text:p>0.00</text:p>
          </table:table-cell>
          <table:table-cell table:style-name="ce9" table:formula="of:=[.G98]/[.H98]*60" office:value-type="string" office:string-value="" calcext:value-type="error">
            <text:p>#DIV/0!</text:p>
          </table:table-cell>
          <table:table-cell table:style-name="ce9" table:formula="of:=[.U98]/[.H9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99]/60" office:value-type="float" office:value="0" calcext:value-type="float">
            <text:p>0.00</text:p>
          </table:table-cell>
          <table:table-cell table:style-name="ce2"/>
          <table:table-cell table:style-name="ce1" table:formula="of:=IF(EXACT([.C99];&quot;Hard&quot;);60;IF(EXACT([.C99];&quot;Medium&quot;);40;IF(EXACT([.C99];&quot;Easy&quot;);20;0)))" office:value-type="float" office:value="0" calcext:value-type="float">
            <text:p>0</text:p>
          </table:table-cell>
          <table:table-cell table:style-name="ce1" table:formula="of:=IF(EXACT([.F99];[.$B$3]);[.$D$3];IF(EXACT([.F99];[.$B$4]);[.$D$4];IF(EXACT([.F99];[.$B$5]);[.$D$5];0)))" office:value-type="float" office:value="0" calcext:value-type="float">
            <text:p>0</text:p>
          </table:table-cell>
          <table:table-cell table:style-name="ce2" table:formula="of:=IF(EXACT([.F99];[.$B$3]);[.$E$3];IF(EXACT([.F99];[.$B$4]);[.$E$4];IF(EXACT([.F9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99]/100*[.R99]-[.Q99]/100*[.T99]" office:value-type="float" office:value="0" calcext:value-type="float">
            <text:p>0.00</text:p>
          </table:table-cell>
          <table:table-cell table:style-name="ce9" table:formula="of:=[.G99]/[.H99]*60" office:value-type="string" office:string-value="" calcext:value-type="error">
            <text:p>#DIV/0!</text:p>
          </table:table-cell>
          <table:table-cell table:style-name="ce9" table:formula="of:=[.U99]/[.H9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0]/60" office:value-type="float" office:value="0" calcext:value-type="float">
            <text:p>0.00</text:p>
          </table:table-cell>
          <table:table-cell table:style-name="ce2"/>
          <table:table-cell table:style-name="ce1" table:formula="of:=IF(EXACT([.C100];&quot;Hard&quot;);60;IF(EXACT([.C100];&quot;Medium&quot;);40;IF(EXACT([.C100];&quot;Easy&quot;);20;0)))" office:value-type="float" office:value="0" calcext:value-type="float">
            <text:p>0</text:p>
          </table:table-cell>
          <table:table-cell table:style-name="ce1" table:formula="of:=IF(EXACT([.F100];[.$B$3]);[.$D$3];IF(EXACT([.F100];[.$B$4]);[.$D$4];IF(EXACT([.F100];[.$B$5]);[.$D$5];0)))" office:value-type="float" office:value="0" calcext:value-type="float">
            <text:p>0</text:p>
          </table:table-cell>
          <table:table-cell table:style-name="ce2" table:formula="of:=IF(EXACT([.F100];[.$B$3]);[.$E$3];IF(EXACT([.F100];[.$B$4]);[.$E$4];IF(EXACT([.F10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0]/100*[.R100]-[.Q100]/100*[.T100]" office:value-type="float" office:value="0" calcext:value-type="float">
            <text:p>0.00</text:p>
          </table:table-cell>
          <table:table-cell table:style-name="ce9" table:formula="of:=[.G100]/[.H100]*60" office:value-type="string" office:string-value="" calcext:value-type="error">
            <text:p>#DIV/0!</text:p>
          </table:table-cell>
          <table:table-cell table:style-name="ce9" table:formula="of:=[.U100]/[.H10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1]/60" office:value-type="float" office:value="0" calcext:value-type="float">
            <text:p>0.00</text:p>
          </table:table-cell>
          <table:table-cell table:style-name="ce2"/>
          <table:table-cell table:style-name="ce1" table:formula="of:=IF(EXACT([.C101];&quot;Hard&quot;);60;IF(EXACT([.C101];&quot;Medium&quot;);40;IF(EXACT([.C101];&quot;Easy&quot;);20;0)))" office:value-type="float" office:value="0" calcext:value-type="float">
            <text:p>0</text:p>
          </table:table-cell>
          <table:table-cell table:style-name="ce1" table:formula="of:=IF(EXACT([.F101];[.$B$3]);[.$D$3];IF(EXACT([.F101];[.$B$4]);[.$D$4];IF(EXACT([.F101];[.$B$5]);[.$D$5];0)))" office:value-type="float" office:value="0" calcext:value-type="float">
            <text:p>0</text:p>
          </table:table-cell>
          <table:table-cell table:style-name="ce2" table:formula="of:=IF(EXACT([.F101];[.$B$3]);[.$E$3];IF(EXACT([.F101];[.$B$4]);[.$E$4];IF(EXACT([.F10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1]/100*[.R101]-[.Q101]/100*[.T101]" office:value-type="float" office:value="0" calcext:value-type="float">
            <text:p>0.00</text:p>
          </table:table-cell>
          <table:table-cell table:style-name="ce9" table:formula="of:=[.G101]/[.H101]*60" office:value-type="string" office:string-value="" calcext:value-type="error">
            <text:p>#DIV/0!</text:p>
          </table:table-cell>
          <table:table-cell table:style-name="ce9" table:formula="of:=[.U101]/[.H10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2]/60" office:value-type="float" office:value="0" calcext:value-type="float">
            <text:p>0.00</text:p>
          </table:table-cell>
          <table:table-cell table:style-name="ce2"/>
          <table:table-cell table:style-name="ce1" table:formula="of:=IF(EXACT([.C102];&quot;Hard&quot;);60;IF(EXACT([.C102];&quot;Medium&quot;);40;IF(EXACT([.C102];&quot;Easy&quot;);20;0)))" office:value-type="float" office:value="0" calcext:value-type="float">
            <text:p>0</text:p>
          </table:table-cell>
          <table:table-cell table:style-name="ce1" table:formula="of:=IF(EXACT([.F102];[.$B$3]);[.$D$3];IF(EXACT([.F102];[.$B$4]);[.$D$4];IF(EXACT([.F102];[.$B$5]);[.$D$5];0)))" office:value-type="float" office:value="0" calcext:value-type="float">
            <text:p>0</text:p>
          </table:table-cell>
          <table:table-cell table:style-name="ce2" table:formula="of:=IF(EXACT([.F102];[.$B$3]);[.$E$3];IF(EXACT([.F102];[.$B$4]);[.$E$4];IF(EXACT([.F10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2]/100*[.R102]-[.Q102]/100*[.T102]" office:value-type="float" office:value="0" calcext:value-type="float">
            <text:p>0.00</text:p>
          </table:table-cell>
          <table:table-cell table:style-name="ce9" table:formula="of:=[.G102]/[.H102]*60" office:value-type="string" office:string-value="" calcext:value-type="error">
            <text:p>#DIV/0!</text:p>
          </table:table-cell>
          <table:table-cell table:style-name="ce9" table:formula="of:=[.U102]/[.H10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3]/60" office:value-type="float" office:value="0" calcext:value-type="float">
            <text:p>0.00</text:p>
          </table:table-cell>
          <table:table-cell table:style-name="ce2"/>
          <table:table-cell table:style-name="ce1" table:formula="of:=IF(EXACT([.C103];&quot;Hard&quot;);60;IF(EXACT([.C103];&quot;Medium&quot;);40;IF(EXACT([.C103];&quot;Easy&quot;);20;0)))" office:value-type="float" office:value="0" calcext:value-type="float">
            <text:p>0</text:p>
          </table:table-cell>
          <table:table-cell table:style-name="ce1" table:formula="of:=IF(EXACT([.F103];[.$B$3]);[.$D$3];IF(EXACT([.F103];[.$B$4]);[.$D$4];IF(EXACT([.F103];[.$B$5]);[.$D$5];0)))" office:value-type="float" office:value="0" calcext:value-type="float">
            <text:p>0</text:p>
          </table:table-cell>
          <table:table-cell table:style-name="ce2" table:formula="of:=IF(EXACT([.F103];[.$B$3]);[.$E$3];IF(EXACT([.F103];[.$B$4]);[.$E$4];IF(EXACT([.F10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3]/100*[.R103]-[.Q103]/100*[.T103]" office:value-type="float" office:value="0" calcext:value-type="float">
            <text:p>0.00</text:p>
          </table:table-cell>
          <table:table-cell table:style-name="ce9" table:formula="of:=[.G103]/[.H103]*60" office:value-type="string" office:string-value="" calcext:value-type="error">
            <text:p>#DIV/0!</text:p>
          </table:table-cell>
          <table:table-cell table:style-name="ce9" table:formula="of:=[.U103]/[.H10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4]/60" office:value-type="float" office:value="0" calcext:value-type="float">
            <text:p>0.00</text:p>
          </table:table-cell>
          <table:table-cell table:style-name="ce2"/>
          <table:table-cell table:style-name="ce1" table:formula="of:=IF(EXACT([.C104];&quot;Hard&quot;);60;IF(EXACT([.C104];&quot;Medium&quot;);40;IF(EXACT([.C104];&quot;Easy&quot;);20;0)))" office:value-type="float" office:value="0" calcext:value-type="float">
            <text:p>0</text:p>
          </table:table-cell>
          <table:table-cell table:style-name="ce1" table:formula="of:=IF(EXACT([.F104];[.$B$3]);[.$D$3];IF(EXACT([.F104];[.$B$4]);[.$D$4];IF(EXACT([.F104];[.$B$5]);[.$D$5];0)))" office:value-type="float" office:value="0" calcext:value-type="float">
            <text:p>0</text:p>
          </table:table-cell>
          <table:table-cell table:style-name="ce2" table:formula="of:=IF(EXACT([.F104];[.$B$3]);[.$E$3];IF(EXACT([.F104];[.$B$4]);[.$E$4];IF(EXACT([.F10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4]/100*[.R104]-[.Q104]/100*[.T104]" office:value-type="float" office:value="0" calcext:value-type="float">
            <text:p>0.00</text:p>
          </table:table-cell>
          <table:table-cell table:style-name="ce9" table:formula="of:=[.G104]/[.H104]*60" office:value-type="string" office:string-value="" calcext:value-type="error">
            <text:p>#DIV/0!</text:p>
          </table:table-cell>
          <table:table-cell table:style-name="ce9" table:formula="of:=[.U104]/[.H10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5]/60" office:value-type="float" office:value="0" calcext:value-type="float">
            <text:p>0.00</text:p>
          </table:table-cell>
          <table:table-cell table:style-name="ce2"/>
          <table:table-cell table:style-name="ce1" table:formula="of:=IF(EXACT([.C105];&quot;Hard&quot;);60;IF(EXACT([.C105];&quot;Medium&quot;);40;IF(EXACT([.C105];&quot;Easy&quot;);20;0)))" office:value-type="float" office:value="0" calcext:value-type="float">
            <text:p>0</text:p>
          </table:table-cell>
          <table:table-cell table:style-name="ce1" table:formula="of:=IF(EXACT([.F105];[.$B$3]);[.$D$3];IF(EXACT([.F105];[.$B$4]);[.$D$4];IF(EXACT([.F105];[.$B$5]);[.$D$5];0)))" office:value-type="float" office:value="0" calcext:value-type="float">
            <text:p>0</text:p>
          </table:table-cell>
          <table:table-cell table:style-name="ce2" table:formula="of:=IF(EXACT([.F105];[.$B$3]);[.$E$3];IF(EXACT([.F105];[.$B$4]);[.$E$4];IF(EXACT([.F10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5]/100*[.R105]-[.Q105]/100*[.T105]" office:value-type="float" office:value="0" calcext:value-type="float">
            <text:p>0.00</text:p>
          </table:table-cell>
          <table:table-cell table:style-name="ce9" table:formula="of:=[.G105]/[.H105]*60" office:value-type="string" office:string-value="" calcext:value-type="error">
            <text:p>#DIV/0!</text:p>
          </table:table-cell>
          <table:table-cell table:style-name="ce9" table:formula="of:=[.U105]/[.H10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6]/60" office:value-type="float" office:value="0" calcext:value-type="float">
            <text:p>0.00</text:p>
          </table:table-cell>
          <table:table-cell table:style-name="ce2"/>
          <table:table-cell table:style-name="ce1" table:formula="of:=IF(EXACT([.C106];&quot;Hard&quot;);60;IF(EXACT([.C106];&quot;Medium&quot;);40;IF(EXACT([.C106];&quot;Easy&quot;);20;0)))" office:value-type="float" office:value="0" calcext:value-type="float">
            <text:p>0</text:p>
          </table:table-cell>
          <table:table-cell table:style-name="ce1" table:formula="of:=IF(EXACT([.F106];[.$B$3]);[.$D$3];IF(EXACT([.F106];[.$B$4]);[.$D$4];IF(EXACT([.F106];[.$B$5]);[.$D$5];0)))" office:value-type="float" office:value="0" calcext:value-type="float">
            <text:p>0</text:p>
          </table:table-cell>
          <table:table-cell table:style-name="ce2" table:formula="of:=IF(EXACT([.F106];[.$B$3]);[.$E$3];IF(EXACT([.F106];[.$B$4]);[.$E$4];IF(EXACT([.F10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6]/100*[.R106]-[.Q106]/100*[.T106]" office:value-type="float" office:value="0" calcext:value-type="float">
            <text:p>0.00</text:p>
          </table:table-cell>
          <table:table-cell table:style-name="ce9" table:formula="of:=[.G106]/[.H106]*60" office:value-type="string" office:string-value="" calcext:value-type="error">
            <text:p>#DIV/0!</text:p>
          </table:table-cell>
          <table:table-cell table:style-name="ce9" table:formula="of:=[.U106]/[.H10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1" table:number-columns-repeated="9"/>
          <table:table-cell table:style-name="ce2" table:number-columns-repeated="5"/>
          <table:table-cell table:style-name="ce9" table:formula="of:=[.H107]/60" office:value-type="float" office:value="0" calcext:value-type="float">
            <text:p>0.00</text:p>
          </table:table-cell>
          <table:table-cell table:style-name="ce2"/>
          <table:table-cell table:style-name="ce1" table:formula="of:=IF(EXACT([.C107];&quot;Hard&quot;);60;IF(EXACT([.C107];&quot;Medium&quot;);40;IF(EXACT([.C107];&quot;Easy&quot;);20;0)))" office:value-type="float" office:value="0" calcext:value-type="float">
            <text:p>0</text:p>
          </table:table-cell>
          <table:table-cell table:style-name="ce1" table:formula="of:=IF(EXACT([.F107];[.$B$3]);[.$D$3];IF(EXACT([.F107];[.$B$4]);[.$D$4];IF(EXACT([.F107];[.$B$5]);[.$D$5];0)))" office:value-type="float" office:value="0" calcext:value-type="float">
            <text:p>0</text:p>
          </table:table-cell>
          <table:table-cell table:style-name="ce2" table:formula="of:=IF(EXACT([.F107];[.$B$3]);[.$E$3];IF(EXACT([.F107];[.$B$4]);[.$E$4];IF(EXACT([.F10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7]/100*[.R107]-[.Q107]/100*[.T107]" office:value-type="float" office:value="0" calcext:value-type="float">
            <text:p>0.00</text:p>
          </table:table-cell>
          <table:table-cell table:style-name="ce9" table:formula="of:=[.G107]/[.H107]*60" office:value-type="string" office:string-value="" calcext:value-type="error">
            <text:p>#DIV/0!</text:p>
          </table:table-cell>
          <table:table-cell table:style-name="ce9" table:formula="of:=[.U107]/[.H10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08]/60" office:value-type="float" office:value="0" calcext:value-type="float">
            <text:p>0.00</text:p>
          </table:table-cell>
          <table:table-cell table:style-name="ce2"/>
          <table:table-cell table:style-name="ce1" table:formula="of:=IF(EXACT([.C108];&quot;Hard&quot;);60;IF(EXACT([.C108];&quot;Medium&quot;);40;IF(EXACT([.C108];&quot;Easy&quot;);20;0)))" office:value-type="float" office:value="0" calcext:value-type="float">
            <text:p>0</text:p>
          </table:table-cell>
          <table:table-cell table:style-name="ce1" table:formula="of:=IF(EXACT([.F108];[.$B$3]);[.$D$3];IF(EXACT([.F108];[.$B$4]);[.$D$4];IF(EXACT([.F108];[.$B$5]);[.$D$5];0)))" office:value-type="float" office:value="0" calcext:value-type="float">
            <text:p>0</text:p>
          </table:table-cell>
          <table:table-cell table:style-name="ce2" table:formula="of:=IF(EXACT([.F108];[.$B$3]);[.$E$3];IF(EXACT([.F108];[.$B$4]);[.$E$4];IF(EXACT([.F10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8]/100*[.R108]-[.Q108]/100*[.T108]" office:value-type="float" office:value="0" calcext:value-type="float">
            <text:p>0.00</text:p>
          </table:table-cell>
          <table:table-cell table:style-name="ce9" table:formula="of:=[.G108]/[.H108]*60" office:value-type="string" office:string-value="" calcext:value-type="error">
            <text:p>#DIV/0!</text:p>
          </table:table-cell>
          <table:table-cell table:style-name="ce9" table:formula="of:=[.U108]/[.H10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09]/60" office:value-type="float" office:value="0" calcext:value-type="float">
            <text:p>0.00</text:p>
          </table:table-cell>
          <table:table-cell table:style-name="ce2"/>
          <table:table-cell table:style-name="ce1" table:formula="of:=IF(EXACT([.C109];&quot;Hard&quot;);60;IF(EXACT([.C109];&quot;Medium&quot;);40;IF(EXACT([.C109];&quot;Easy&quot;);20;0)))" office:value-type="float" office:value="0" calcext:value-type="float">
            <text:p>0</text:p>
          </table:table-cell>
          <table:table-cell table:style-name="ce1" table:formula="of:=IF(EXACT([.F109];[.$B$3]);[.$D$3];IF(EXACT([.F109];[.$B$4]);[.$D$4];IF(EXACT([.F109];[.$B$5]);[.$D$5];0)))" office:value-type="float" office:value="0" calcext:value-type="float">
            <text:p>0</text:p>
          </table:table-cell>
          <table:table-cell table:style-name="ce2" table:formula="of:=IF(EXACT([.F109];[.$B$3]);[.$E$3];IF(EXACT([.F109];[.$B$4]);[.$E$4];IF(EXACT([.F10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09]/100*[.R109]-[.Q109]/100*[.T109]" office:value-type="float" office:value="0" calcext:value-type="float">
            <text:p>0.00</text:p>
          </table:table-cell>
          <table:table-cell table:style-name="ce9" table:formula="of:=[.G109]/[.H109]*60" office:value-type="string" office:string-value="" calcext:value-type="error">
            <text:p>#DIV/0!</text:p>
          </table:table-cell>
          <table:table-cell table:style-name="ce9" table:formula="of:=[.U109]/[.H10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0]/60" office:value-type="float" office:value="0" calcext:value-type="float">
            <text:p>0.00</text:p>
          </table:table-cell>
          <table:table-cell table:style-name="ce2"/>
          <table:table-cell table:style-name="ce1" table:formula="of:=IF(EXACT([.C110];&quot;Hard&quot;);60;IF(EXACT([.C110];&quot;Medium&quot;);40;IF(EXACT([.C110];&quot;Easy&quot;);20;0)))" office:value-type="float" office:value="0" calcext:value-type="float">
            <text:p>0</text:p>
          </table:table-cell>
          <table:table-cell table:style-name="ce1" table:formula="of:=IF(EXACT([.F110];[.$B$3]);[.$D$3];IF(EXACT([.F110];[.$B$4]);[.$D$4];IF(EXACT([.F110];[.$B$5]);[.$D$5];0)))" office:value-type="float" office:value="0" calcext:value-type="float">
            <text:p>0</text:p>
          </table:table-cell>
          <table:table-cell table:style-name="ce2" table:formula="of:=IF(EXACT([.F110];[.$B$3]);[.$E$3];IF(EXACT([.F110];[.$B$4]);[.$E$4];IF(EXACT([.F11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0]/100*[.R110]-[.Q110]/100*[.T110]" office:value-type="float" office:value="0" calcext:value-type="float">
            <text:p>0.00</text:p>
          </table:table-cell>
          <table:table-cell table:style-name="ce9" table:formula="of:=[.G110]/[.H110]*60" office:value-type="string" office:string-value="" calcext:value-type="error">
            <text:p>#DIV/0!</text:p>
          </table:table-cell>
          <table:table-cell table:style-name="ce9" table:formula="of:=[.U110]/[.H11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1]/60" office:value-type="float" office:value="0" calcext:value-type="float">
            <text:p>0.00</text:p>
          </table:table-cell>
          <table:table-cell table:style-name="ce2"/>
          <table:table-cell table:style-name="ce1" table:formula="of:=IF(EXACT([.C111];&quot;Hard&quot;);60;IF(EXACT([.C111];&quot;Medium&quot;);40;IF(EXACT([.C111];&quot;Easy&quot;);20;0)))" office:value-type="float" office:value="0" calcext:value-type="float">
            <text:p>0</text:p>
          </table:table-cell>
          <table:table-cell table:style-name="ce1" table:formula="of:=IF(EXACT([.F111];[.$B$3]);[.$D$3];IF(EXACT([.F111];[.$B$4]);[.$D$4];IF(EXACT([.F111];[.$B$5]);[.$D$5];0)))" office:value-type="float" office:value="0" calcext:value-type="float">
            <text:p>0</text:p>
          </table:table-cell>
          <table:table-cell table:style-name="ce2" table:formula="of:=IF(EXACT([.F111];[.$B$3]);[.$E$3];IF(EXACT([.F111];[.$B$4]);[.$E$4];IF(EXACT([.F11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1]/100*[.R111]-[.Q111]/100*[.T111]" office:value-type="float" office:value="0" calcext:value-type="float">
            <text:p>0.00</text:p>
          </table:table-cell>
          <table:table-cell table:style-name="ce9" table:formula="of:=[.G111]/[.H111]*60" office:value-type="string" office:string-value="" calcext:value-type="error">
            <text:p>#DIV/0!</text:p>
          </table:table-cell>
          <table:table-cell table:style-name="ce9" table:formula="of:=[.U111]/[.H11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2]/60" office:value-type="float" office:value="0" calcext:value-type="float">
            <text:p>0.00</text:p>
          </table:table-cell>
          <table:table-cell table:style-name="ce2"/>
          <table:table-cell table:style-name="ce1" table:formula="of:=IF(EXACT([.C112];&quot;Hard&quot;);60;IF(EXACT([.C112];&quot;Medium&quot;);40;IF(EXACT([.C112];&quot;Easy&quot;);20;0)))" office:value-type="float" office:value="0" calcext:value-type="float">
            <text:p>0</text:p>
          </table:table-cell>
          <table:table-cell table:style-name="ce1" table:formula="of:=IF(EXACT([.F112];[.$B$3]);[.$D$3];IF(EXACT([.F112];[.$B$4]);[.$D$4];IF(EXACT([.F112];[.$B$5]);[.$D$5];0)))" office:value-type="float" office:value="0" calcext:value-type="float">
            <text:p>0</text:p>
          </table:table-cell>
          <table:table-cell table:style-name="ce2" table:formula="of:=IF(EXACT([.F112];[.$B$3]);[.$E$3];IF(EXACT([.F112];[.$B$4]);[.$E$4];IF(EXACT([.F11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2]/100*[.R112]-[.Q112]/100*[.T112]" office:value-type="float" office:value="0" calcext:value-type="float">
            <text:p>0.00</text:p>
          </table:table-cell>
          <table:table-cell table:style-name="ce9" table:formula="of:=[.G112]/[.H112]*60" office:value-type="string" office:string-value="" calcext:value-type="error">
            <text:p>#DIV/0!</text:p>
          </table:table-cell>
          <table:table-cell table:style-name="ce9" table:formula="of:=[.U112]/[.H11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3]/60" office:value-type="float" office:value="0" calcext:value-type="float">
            <text:p>0.00</text:p>
          </table:table-cell>
          <table:table-cell table:style-name="ce2"/>
          <table:table-cell table:style-name="ce1" table:formula="of:=IF(EXACT([.C113];&quot;Hard&quot;);60;IF(EXACT([.C113];&quot;Medium&quot;);40;IF(EXACT([.C113];&quot;Easy&quot;);20;0)))" office:value-type="float" office:value="0" calcext:value-type="float">
            <text:p>0</text:p>
          </table:table-cell>
          <table:table-cell table:style-name="ce1" table:formula="of:=IF(EXACT([.F113];[.$B$3]);[.$D$3];IF(EXACT([.F113];[.$B$4]);[.$D$4];IF(EXACT([.F113];[.$B$5]);[.$D$5];0)))" office:value-type="float" office:value="0" calcext:value-type="float">
            <text:p>0</text:p>
          </table:table-cell>
          <table:table-cell table:style-name="ce2" table:formula="of:=IF(EXACT([.F113];[.$B$3]);[.$E$3];IF(EXACT([.F113];[.$B$4]);[.$E$4];IF(EXACT([.F11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3]/100*[.R113]-[.Q113]/100*[.T113]" office:value-type="float" office:value="0" calcext:value-type="float">
            <text:p>0.00</text:p>
          </table:table-cell>
          <table:table-cell table:style-name="ce9" table:formula="of:=[.G113]/[.H113]*60" office:value-type="string" office:string-value="" calcext:value-type="error">
            <text:p>#DIV/0!</text:p>
          </table:table-cell>
          <table:table-cell table:style-name="ce9" table:formula="of:=[.U113]/[.H11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4]/60" office:value-type="float" office:value="0" calcext:value-type="float">
            <text:p>0.00</text:p>
          </table:table-cell>
          <table:table-cell table:style-name="ce2"/>
          <table:table-cell table:style-name="ce1" table:formula="of:=IF(EXACT([.C114];&quot;Hard&quot;);60;IF(EXACT([.C114];&quot;Medium&quot;);40;IF(EXACT([.C114];&quot;Easy&quot;);20;0)))" office:value-type="float" office:value="0" calcext:value-type="float">
            <text:p>0</text:p>
          </table:table-cell>
          <table:table-cell table:style-name="ce1" table:formula="of:=IF(EXACT([.F114];[.$B$3]);[.$D$3];IF(EXACT([.F114];[.$B$4]);[.$D$4];IF(EXACT([.F114];[.$B$5]);[.$D$5];0)))" office:value-type="float" office:value="0" calcext:value-type="float">
            <text:p>0</text:p>
          </table:table-cell>
          <table:table-cell table:style-name="ce2" table:formula="of:=IF(EXACT([.F114];[.$B$3]);[.$E$3];IF(EXACT([.F114];[.$B$4]);[.$E$4];IF(EXACT([.F11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4]/100*[.R114]-[.Q114]/100*[.T114]" office:value-type="float" office:value="0" calcext:value-type="float">
            <text:p>0.00</text:p>
          </table:table-cell>
          <table:table-cell table:style-name="ce9" table:formula="of:=[.G114]/[.H114]*60" office:value-type="string" office:string-value="" calcext:value-type="error">
            <text:p>#DIV/0!</text:p>
          </table:table-cell>
          <table:table-cell table:style-name="ce9" table:formula="of:=[.U114]/[.H11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5]/60" office:value-type="float" office:value="0" calcext:value-type="float">
            <text:p>0.00</text:p>
          </table:table-cell>
          <table:table-cell table:style-name="ce2"/>
          <table:table-cell table:style-name="ce1" table:formula="of:=IF(EXACT([.C115];&quot;Hard&quot;);60;IF(EXACT([.C115];&quot;Medium&quot;);40;IF(EXACT([.C115];&quot;Easy&quot;);20;0)))" office:value-type="float" office:value="0" calcext:value-type="float">
            <text:p>0</text:p>
          </table:table-cell>
          <table:table-cell table:style-name="ce1" table:formula="of:=IF(EXACT([.F115];[.$B$3]);[.$D$3];IF(EXACT([.F115];[.$B$4]);[.$D$4];IF(EXACT([.F115];[.$B$5]);[.$D$5];0)))" office:value-type="float" office:value="0" calcext:value-type="float">
            <text:p>0</text:p>
          </table:table-cell>
          <table:table-cell table:style-name="ce2" table:formula="of:=IF(EXACT([.F115];[.$B$3]);[.$E$3];IF(EXACT([.F115];[.$B$4]);[.$E$4];IF(EXACT([.F11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5]/100*[.R115]-[.Q115]/100*[.T115]" office:value-type="float" office:value="0" calcext:value-type="float">
            <text:p>0.00</text:p>
          </table:table-cell>
          <table:table-cell table:style-name="ce9" table:formula="of:=[.G115]/[.H115]*60" office:value-type="string" office:string-value="" calcext:value-type="error">
            <text:p>#DIV/0!</text:p>
          </table:table-cell>
          <table:table-cell table:style-name="ce9" table:formula="of:=[.U115]/[.H11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6]/60" office:value-type="float" office:value="0" calcext:value-type="float">
            <text:p>0.00</text:p>
          </table:table-cell>
          <table:table-cell table:style-name="ce2"/>
          <table:table-cell table:style-name="ce1" table:formula="of:=IF(EXACT([.C116];&quot;Hard&quot;);60;IF(EXACT([.C116];&quot;Medium&quot;);40;IF(EXACT([.C116];&quot;Easy&quot;);20;0)))" office:value-type="float" office:value="0" calcext:value-type="float">
            <text:p>0</text:p>
          </table:table-cell>
          <table:table-cell table:style-name="ce1" table:formula="of:=IF(EXACT([.F116];[.$B$3]);[.$D$3];IF(EXACT([.F116];[.$B$4]);[.$D$4];IF(EXACT([.F116];[.$B$5]);[.$D$5];0)))" office:value-type="float" office:value="0" calcext:value-type="float">
            <text:p>0</text:p>
          </table:table-cell>
          <table:table-cell table:style-name="ce2" table:formula="of:=IF(EXACT([.F116];[.$B$3]);[.$E$3];IF(EXACT([.F116];[.$B$4]);[.$E$4];IF(EXACT([.F11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6]/100*[.R116]-[.Q116]/100*[.T116]" office:value-type="float" office:value="0" calcext:value-type="float">
            <text:p>0.00</text:p>
          </table:table-cell>
          <table:table-cell table:style-name="ce9" table:formula="of:=[.G116]/[.H116]*60" office:value-type="string" office:string-value="" calcext:value-type="error">
            <text:p>#DIV/0!</text:p>
          </table:table-cell>
          <table:table-cell table:style-name="ce9" table:formula="of:=[.U116]/[.H11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7]/60" office:value-type="float" office:value="0" calcext:value-type="float">
            <text:p>0.00</text:p>
          </table:table-cell>
          <table:table-cell table:style-name="ce2"/>
          <table:table-cell table:style-name="ce1" table:formula="of:=IF(EXACT([.C117];&quot;Hard&quot;);60;IF(EXACT([.C117];&quot;Medium&quot;);40;IF(EXACT([.C117];&quot;Easy&quot;);20;0)))" office:value-type="float" office:value="0" calcext:value-type="float">
            <text:p>0</text:p>
          </table:table-cell>
          <table:table-cell table:style-name="ce1" table:formula="of:=IF(EXACT([.F117];[.$B$3]);[.$D$3];IF(EXACT([.F117];[.$B$4]);[.$D$4];IF(EXACT([.F117];[.$B$5]);[.$D$5];0)))" office:value-type="float" office:value="0" calcext:value-type="float">
            <text:p>0</text:p>
          </table:table-cell>
          <table:table-cell table:style-name="ce2" table:formula="of:=IF(EXACT([.F117];[.$B$3]);[.$E$3];IF(EXACT([.F117];[.$B$4]);[.$E$4];IF(EXACT([.F11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7]/100*[.R117]-[.Q117]/100*[.T117]" office:value-type="float" office:value="0" calcext:value-type="float">
            <text:p>0.00</text:p>
          </table:table-cell>
          <table:table-cell table:style-name="ce9" table:formula="of:=[.G117]/[.H117]*60" office:value-type="string" office:string-value="" calcext:value-type="error">
            <text:p>#DIV/0!</text:p>
          </table:table-cell>
          <table:table-cell table:style-name="ce9" table:formula="of:=[.U117]/[.H11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8]/60" office:value-type="float" office:value="0" calcext:value-type="float">
            <text:p>0.00</text:p>
          </table:table-cell>
          <table:table-cell table:style-name="ce2"/>
          <table:table-cell table:style-name="ce1" table:formula="of:=IF(EXACT([.C118];&quot;Hard&quot;);60;IF(EXACT([.C118];&quot;Medium&quot;);40;IF(EXACT([.C118];&quot;Easy&quot;);20;0)))" office:value-type="float" office:value="0" calcext:value-type="float">
            <text:p>0</text:p>
          </table:table-cell>
          <table:table-cell table:style-name="ce1" table:formula="of:=IF(EXACT([.F118];[.$B$3]);[.$D$3];IF(EXACT([.F118];[.$B$4]);[.$D$4];IF(EXACT([.F118];[.$B$5]);[.$D$5];0)))" office:value-type="float" office:value="0" calcext:value-type="float">
            <text:p>0</text:p>
          </table:table-cell>
          <table:table-cell table:style-name="ce2" table:formula="of:=IF(EXACT([.F118];[.$B$3]);[.$E$3];IF(EXACT([.F118];[.$B$4]);[.$E$4];IF(EXACT([.F11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8]/100*[.R118]-[.Q118]/100*[.T118]" office:value-type="float" office:value="0" calcext:value-type="float">
            <text:p>0.00</text:p>
          </table:table-cell>
          <table:table-cell table:style-name="ce9" table:formula="of:=[.G118]/[.H118]*60" office:value-type="string" office:string-value="" calcext:value-type="error">
            <text:p>#DIV/0!</text:p>
          </table:table-cell>
          <table:table-cell table:style-name="ce9" table:formula="of:=[.U118]/[.H11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19]/60" office:value-type="float" office:value="0" calcext:value-type="float">
            <text:p>0.00</text:p>
          </table:table-cell>
          <table:table-cell table:style-name="ce2"/>
          <table:table-cell table:style-name="ce1" table:formula="of:=IF(EXACT([.C119];&quot;Hard&quot;);60;IF(EXACT([.C119];&quot;Medium&quot;);40;IF(EXACT([.C119];&quot;Easy&quot;);20;0)))" office:value-type="float" office:value="0" calcext:value-type="float">
            <text:p>0</text:p>
          </table:table-cell>
          <table:table-cell table:style-name="ce1" table:formula="of:=IF(EXACT([.F119];[.$B$3]);[.$D$3];IF(EXACT([.F119];[.$B$4]);[.$D$4];IF(EXACT([.F119];[.$B$5]);[.$D$5];0)))" office:value-type="float" office:value="0" calcext:value-type="float">
            <text:p>0</text:p>
          </table:table-cell>
          <table:table-cell table:style-name="ce2" table:formula="of:=IF(EXACT([.F119];[.$B$3]);[.$E$3];IF(EXACT([.F119];[.$B$4]);[.$E$4];IF(EXACT([.F11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19]/100*[.R119]-[.Q119]/100*[.T119]" office:value-type="float" office:value="0" calcext:value-type="float">
            <text:p>0.00</text:p>
          </table:table-cell>
          <table:table-cell table:style-name="ce9" table:formula="of:=[.G119]/[.H119]*60" office:value-type="string" office:string-value="" calcext:value-type="error">
            <text:p>#DIV/0!</text:p>
          </table:table-cell>
          <table:table-cell table:style-name="ce9" table:formula="of:=[.U119]/[.H11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0]/60" office:value-type="float" office:value="0" calcext:value-type="float">
            <text:p>0.00</text:p>
          </table:table-cell>
          <table:table-cell table:style-name="ce2"/>
          <table:table-cell table:style-name="ce1" table:formula="of:=IF(EXACT([.C120];&quot;Hard&quot;);60;IF(EXACT([.C120];&quot;Medium&quot;);40;IF(EXACT([.C120];&quot;Easy&quot;);20;0)))" office:value-type="float" office:value="0" calcext:value-type="float">
            <text:p>0</text:p>
          </table:table-cell>
          <table:table-cell table:style-name="ce1" table:formula="of:=IF(EXACT([.F120];[.$B$3]);[.$D$3];IF(EXACT([.F120];[.$B$4]);[.$D$4];IF(EXACT([.F120];[.$B$5]);[.$D$5];0)))" office:value-type="float" office:value="0" calcext:value-type="float">
            <text:p>0</text:p>
          </table:table-cell>
          <table:table-cell table:style-name="ce2" table:formula="of:=IF(EXACT([.F120];[.$B$3]);[.$E$3];IF(EXACT([.F120];[.$B$4]);[.$E$4];IF(EXACT([.F12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0]/100*[.R120]-[.Q120]/100*[.T120]" office:value-type="float" office:value="0" calcext:value-type="float">
            <text:p>0.00</text:p>
          </table:table-cell>
          <table:table-cell table:style-name="ce9" table:formula="of:=[.G120]/[.H120]*60" office:value-type="string" office:string-value="" calcext:value-type="error">
            <text:p>#DIV/0!</text:p>
          </table:table-cell>
          <table:table-cell table:style-name="ce9" table:formula="of:=[.U120]/[.H12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1]/60" office:value-type="float" office:value="0" calcext:value-type="float">
            <text:p>0.00</text:p>
          </table:table-cell>
          <table:table-cell table:style-name="ce2"/>
          <table:table-cell table:style-name="ce1" table:formula="of:=IF(EXACT([.C121];&quot;Hard&quot;);60;IF(EXACT([.C121];&quot;Medium&quot;);40;IF(EXACT([.C121];&quot;Easy&quot;);20;0)))" office:value-type="float" office:value="0" calcext:value-type="float">
            <text:p>0</text:p>
          </table:table-cell>
          <table:table-cell table:style-name="ce1" table:formula="of:=IF(EXACT([.F121];[.$B$3]);[.$D$3];IF(EXACT([.F121];[.$B$4]);[.$D$4];IF(EXACT([.F121];[.$B$5]);[.$D$5];0)))" office:value-type="float" office:value="0" calcext:value-type="float">
            <text:p>0</text:p>
          </table:table-cell>
          <table:table-cell table:style-name="ce2" table:formula="of:=IF(EXACT([.F121];[.$B$3]);[.$E$3];IF(EXACT([.F121];[.$B$4]);[.$E$4];IF(EXACT([.F12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1]/100*[.R121]-[.Q121]/100*[.T121]" office:value-type="float" office:value="0" calcext:value-type="float">
            <text:p>0.00</text:p>
          </table:table-cell>
          <table:table-cell table:style-name="ce9" table:formula="of:=[.G121]/[.H121]*60" office:value-type="string" office:string-value="" calcext:value-type="error">
            <text:p>#DIV/0!</text:p>
          </table:table-cell>
          <table:table-cell table:style-name="ce9" table:formula="of:=[.U121]/[.H12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2]/60" office:value-type="float" office:value="0" calcext:value-type="float">
            <text:p>0.00</text:p>
          </table:table-cell>
          <table:table-cell table:style-name="ce2"/>
          <table:table-cell table:style-name="ce1" table:formula="of:=IF(EXACT([.C122];&quot;Hard&quot;);60;IF(EXACT([.C122];&quot;Medium&quot;);40;IF(EXACT([.C122];&quot;Easy&quot;);20;0)))" office:value-type="float" office:value="0" calcext:value-type="float">
            <text:p>0</text:p>
          </table:table-cell>
          <table:table-cell table:style-name="ce1" table:formula="of:=IF(EXACT([.F122];[.$B$3]);[.$D$3];IF(EXACT([.F122];[.$B$4]);[.$D$4];IF(EXACT([.F122];[.$B$5]);[.$D$5];0)))" office:value-type="float" office:value="0" calcext:value-type="float">
            <text:p>0</text:p>
          </table:table-cell>
          <table:table-cell table:style-name="ce2" table:formula="of:=IF(EXACT([.F122];[.$B$3]);[.$E$3];IF(EXACT([.F122];[.$B$4]);[.$E$4];IF(EXACT([.F12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2]/100*[.R122]-[.Q122]/100*[.T122]" office:value-type="float" office:value="0" calcext:value-type="float">
            <text:p>0.00</text:p>
          </table:table-cell>
          <table:table-cell table:style-name="ce9" table:formula="of:=[.G122]/[.H122]*60" office:value-type="string" office:string-value="" calcext:value-type="error">
            <text:p>#DIV/0!</text:p>
          </table:table-cell>
          <table:table-cell table:style-name="ce9" table:formula="of:=[.U122]/[.H12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3]/60" office:value-type="float" office:value="0" calcext:value-type="float">
            <text:p>0.00</text:p>
          </table:table-cell>
          <table:table-cell table:style-name="ce2"/>
          <table:table-cell table:style-name="ce1" table:formula="of:=IF(EXACT([.C123];&quot;Hard&quot;);60;IF(EXACT([.C123];&quot;Medium&quot;);40;IF(EXACT([.C123];&quot;Easy&quot;);20;0)))" office:value-type="float" office:value="0" calcext:value-type="float">
            <text:p>0</text:p>
          </table:table-cell>
          <table:table-cell table:style-name="ce1" table:formula="of:=IF(EXACT([.F123];[.$B$3]);[.$D$3];IF(EXACT([.F123];[.$B$4]);[.$D$4];IF(EXACT([.F123];[.$B$5]);[.$D$5];0)))" office:value-type="float" office:value="0" calcext:value-type="float">
            <text:p>0</text:p>
          </table:table-cell>
          <table:table-cell table:style-name="ce2" table:formula="of:=IF(EXACT([.F123];[.$B$3]);[.$E$3];IF(EXACT([.F123];[.$B$4]);[.$E$4];IF(EXACT([.F12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3]/100*[.R123]-[.Q123]/100*[.T123]" office:value-type="float" office:value="0" calcext:value-type="float">
            <text:p>0.00</text:p>
          </table:table-cell>
          <table:table-cell table:style-name="ce9" table:formula="of:=[.G123]/[.H123]*60" office:value-type="string" office:string-value="" calcext:value-type="error">
            <text:p>#DIV/0!</text:p>
          </table:table-cell>
          <table:table-cell table:style-name="ce9" table:formula="of:=[.U123]/[.H12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4]/60" office:value-type="float" office:value="0" calcext:value-type="float">
            <text:p>0.00</text:p>
          </table:table-cell>
          <table:table-cell table:style-name="ce2"/>
          <table:table-cell table:style-name="ce1" table:formula="of:=IF(EXACT([.C124];&quot;Hard&quot;);60;IF(EXACT([.C124];&quot;Medium&quot;);40;IF(EXACT([.C124];&quot;Easy&quot;);20;0)))" office:value-type="float" office:value="0" calcext:value-type="float">
            <text:p>0</text:p>
          </table:table-cell>
          <table:table-cell table:style-name="ce1" table:formula="of:=IF(EXACT([.F124];[.$B$3]);[.$D$3];IF(EXACT([.F124];[.$B$4]);[.$D$4];IF(EXACT([.F124];[.$B$5]);[.$D$5];0)))" office:value-type="float" office:value="0" calcext:value-type="float">
            <text:p>0</text:p>
          </table:table-cell>
          <table:table-cell table:style-name="ce2" table:formula="of:=IF(EXACT([.F124];[.$B$3]);[.$E$3];IF(EXACT([.F124];[.$B$4]);[.$E$4];IF(EXACT([.F12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4]/100*[.R124]-[.Q124]/100*[.T124]" office:value-type="float" office:value="0" calcext:value-type="float">
            <text:p>0.00</text:p>
          </table:table-cell>
          <table:table-cell table:style-name="ce9" table:formula="of:=[.G124]/[.H124]*60" office:value-type="string" office:string-value="" calcext:value-type="error">
            <text:p>#DIV/0!</text:p>
          </table:table-cell>
          <table:table-cell table:style-name="ce9" table:formula="of:=[.U124]/[.H12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5]/60" office:value-type="float" office:value="0" calcext:value-type="float">
            <text:p>0.00</text:p>
          </table:table-cell>
          <table:table-cell table:style-name="ce2"/>
          <table:table-cell table:style-name="ce1" table:formula="of:=IF(EXACT([.C125];&quot;Hard&quot;);60;IF(EXACT([.C125];&quot;Medium&quot;);40;IF(EXACT([.C125];&quot;Easy&quot;);20;0)))" office:value-type="float" office:value="0" calcext:value-type="float">
            <text:p>0</text:p>
          </table:table-cell>
          <table:table-cell table:style-name="ce1" table:formula="of:=IF(EXACT([.F125];[.$B$3]);[.$D$3];IF(EXACT([.F125];[.$B$4]);[.$D$4];IF(EXACT([.F125];[.$B$5]);[.$D$5];0)))" office:value-type="float" office:value="0" calcext:value-type="float">
            <text:p>0</text:p>
          </table:table-cell>
          <table:table-cell table:style-name="ce2" table:formula="of:=IF(EXACT([.F125];[.$B$3]);[.$E$3];IF(EXACT([.F125];[.$B$4]);[.$E$4];IF(EXACT([.F12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5]/100*[.R125]-[.Q125]/100*[.T125]" office:value-type="float" office:value="0" calcext:value-type="float">
            <text:p>0.00</text:p>
          </table:table-cell>
          <table:table-cell table:style-name="ce9" table:formula="of:=[.G125]/[.H125]*60" office:value-type="string" office:string-value="" calcext:value-type="error">
            <text:p>#DIV/0!</text:p>
          </table:table-cell>
          <table:table-cell table:style-name="ce9" table:formula="of:=[.U125]/[.H12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6]/60" office:value-type="float" office:value="0" calcext:value-type="float">
            <text:p>0.00</text:p>
          </table:table-cell>
          <table:table-cell table:style-name="ce2"/>
          <table:table-cell table:style-name="ce1" table:formula="of:=IF(EXACT([.C126];&quot;Hard&quot;);60;IF(EXACT([.C126];&quot;Medium&quot;);40;IF(EXACT([.C126];&quot;Easy&quot;);20;0)))" office:value-type="float" office:value="0" calcext:value-type="float">
            <text:p>0</text:p>
          </table:table-cell>
          <table:table-cell table:style-name="ce1" table:formula="of:=IF(EXACT([.F126];[.$B$3]);[.$D$3];IF(EXACT([.F126];[.$B$4]);[.$D$4];IF(EXACT([.F126];[.$B$5]);[.$D$5];0)))" office:value-type="float" office:value="0" calcext:value-type="float">
            <text:p>0</text:p>
          </table:table-cell>
          <table:table-cell table:style-name="ce2" table:formula="of:=IF(EXACT([.F126];[.$B$3]);[.$E$3];IF(EXACT([.F126];[.$B$4]);[.$E$4];IF(EXACT([.F12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6]/100*[.R126]-[.Q126]/100*[.T126]" office:value-type="float" office:value="0" calcext:value-type="float">
            <text:p>0.00</text:p>
          </table:table-cell>
          <table:table-cell table:style-name="ce9" table:formula="of:=[.G126]/[.H126]*60" office:value-type="string" office:string-value="" calcext:value-type="error">
            <text:p>#DIV/0!</text:p>
          </table:table-cell>
          <table:table-cell table:style-name="ce9" table:formula="of:=[.U126]/[.H12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7]/60" office:value-type="float" office:value="0" calcext:value-type="float">
            <text:p>0.00</text:p>
          </table:table-cell>
          <table:table-cell table:style-name="ce2"/>
          <table:table-cell table:style-name="ce1" table:formula="of:=IF(EXACT([.C127];&quot;Hard&quot;);60;IF(EXACT([.C127];&quot;Medium&quot;);40;IF(EXACT([.C127];&quot;Easy&quot;);20;0)))" office:value-type="float" office:value="0" calcext:value-type="float">
            <text:p>0</text:p>
          </table:table-cell>
          <table:table-cell table:style-name="ce1" table:formula="of:=IF(EXACT([.F127];[.$B$3]);[.$D$3];IF(EXACT([.F127];[.$B$4]);[.$D$4];IF(EXACT([.F127];[.$B$5]);[.$D$5];0)))" office:value-type="float" office:value="0" calcext:value-type="float">
            <text:p>0</text:p>
          </table:table-cell>
          <table:table-cell table:style-name="ce2" table:formula="of:=IF(EXACT([.F127];[.$B$3]);[.$E$3];IF(EXACT([.F127];[.$B$4]);[.$E$4];IF(EXACT([.F12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7]/100*[.R127]-[.Q127]/100*[.T127]" office:value-type="float" office:value="0" calcext:value-type="float">
            <text:p>0.00</text:p>
          </table:table-cell>
          <table:table-cell table:style-name="ce9" table:formula="of:=[.G127]/[.H127]*60" office:value-type="string" office:string-value="" calcext:value-type="error">
            <text:p>#DIV/0!</text:p>
          </table:table-cell>
          <table:table-cell table:style-name="ce9" table:formula="of:=[.U127]/[.H12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8]/60" office:value-type="float" office:value="0" calcext:value-type="float">
            <text:p>0.00</text:p>
          </table:table-cell>
          <table:table-cell table:style-name="ce2"/>
          <table:table-cell table:style-name="ce1" table:formula="of:=IF(EXACT([.C128];&quot;Hard&quot;);60;IF(EXACT([.C128];&quot;Medium&quot;);40;IF(EXACT([.C128];&quot;Easy&quot;);20;0)))" office:value-type="float" office:value="0" calcext:value-type="float">
            <text:p>0</text:p>
          </table:table-cell>
          <table:table-cell table:style-name="ce1" table:formula="of:=IF(EXACT([.F128];[.$B$3]);[.$D$3];IF(EXACT([.F128];[.$B$4]);[.$D$4];IF(EXACT([.F128];[.$B$5]);[.$D$5];0)))" office:value-type="float" office:value="0" calcext:value-type="float">
            <text:p>0</text:p>
          </table:table-cell>
          <table:table-cell table:style-name="ce2" table:formula="of:=IF(EXACT([.F128];[.$B$3]);[.$E$3];IF(EXACT([.F128];[.$B$4]);[.$E$4];IF(EXACT([.F12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8]/100*[.R128]-[.Q128]/100*[.T128]" office:value-type="float" office:value="0" calcext:value-type="float">
            <text:p>0.00</text:p>
          </table:table-cell>
          <table:table-cell table:style-name="ce9" table:formula="of:=[.G128]/[.H128]*60" office:value-type="string" office:string-value="" calcext:value-type="error">
            <text:p>#DIV/0!</text:p>
          </table:table-cell>
          <table:table-cell table:style-name="ce9" table:formula="of:=[.U128]/[.H12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29]/60" office:value-type="float" office:value="0" calcext:value-type="float">
            <text:p>0.00</text:p>
          </table:table-cell>
          <table:table-cell table:style-name="ce2"/>
          <table:table-cell table:style-name="ce1" table:formula="of:=IF(EXACT([.C129];&quot;Hard&quot;);60;IF(EXACT([.C129];&quot;Medium&quot;);40;IF(EXACT([.C129];&quot;Easy&quot;);20;0)))" office:value-type="float" office:value="0" calcext:value-type="float">
            <text:p>0</text:p>
          </table:table-cell>
          <table:table-cell table:style-name="ce1" table:formula="of:=IF(EXACT([.F129];[.$B$3]);[.$D$3];IF(EXACT([.F129];[.$B$4]);[.$D$4];IF(EXACT([.F129];[.$B$5]);[.$D$5];0)))" office:value-type="float" office:value="0" calcext:value-type="float">
            <text:p>0</text:p>
          </table:table-cell>
          <table:table-cell table:style-name="ce2" table:formula="of:=IF(EXACT([.F129];[.$B$3]);[.$E$3];IF(EXACT([.F129];[.$B$4]);[.$E$4];IF(EXACT([.F12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29]/100*[.R129]-[.Q129]/100*[.T129]" office:value-type="float" office:value="0" calcext:value-type="float">
            <text:p>0.00</text:p>
          </table:table-cell>
          <table:table-cell table:style-name="ce9" table:formula="of:=[.G129]/[.H129]*60" office:value-type="string" office:string-value="" calcext:value-type="error">
            <text:p>#DIV/0!</text:p>
          </table:table-cell>
          <table:table-cell table:style-name="ce9" table:formula="of:=[.U129]/[.H12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0]/60" office:value-type="float" office:value="0" calcext:value-type="float">
            <text:p>0.00</text:p>
          </table:table-cell>
          <table:table-cell table:style-name="ce2"/>
          <table:table-cell table:style-name="ce1" table:formula="of:=IF(EXACT([.C130];&quot;Hard&quot;);60;IF(EXACT([.C130];&quot;Medium&quot;);40;IF(EXACT([.C130];&quot;Easy&quot;);20;0)))" office:value-type="float" office:value="0" calcext:value-type="float">
            <text:p>0</text:p>
          </table:table-cell>
          <table:table-cell table:style-name="ce1" table:formula="of:=IF(EXACT([.F130];[.$B$3]);[.$D$3];IF(EXACT([.F130];[.$B$4]);[.$D$4];IF(EXACT([.F130];[.$B$5]);[.$D$5];0)))" office:value-type="float" office:value="0" calcext:value-type="float">
            <text:p>0</text:p>
          </table:table-cell>
          <table:table-cell table:style-name="ce2" table:formula="of:=IF(EXACT([.F130];[.$B$3]);[.$E$3];IF(EXACT([.F130];[.$B$4]);[.$E$4];IF(EXACT([.F13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0]/100*[.R130]-[.Q130]/100*[.T130]" office:value-type="float" office:value="0" calcext:value-type="float">
            <text:p>0.00</text:p>
          </table:table-cell>
          <table:table-cell table:style-name="ce9" table:formula="of:=[.G130]/[.H130]*60" office:value-type="string" office:string-value="" calcext:value-type="error">
            <text:p>#DIV/0!</text:p>
          </table:table-cell>
          <table:table-cell table:style-name="ce9" table:formula="of:=[.U130]/[.H13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1]/60" office:value-type="float" office:value="0" calcext:value-type="float">
            <text:p>0.00</text:p>
          </table:table-cell>
          <table:table-cell table:style-name="ce2"/>
          <table:table-cell table:style-name="ce1" table:formula="of:=IF(EXACT([.C131];&quot;Hard&quot;);60;IF(EXACT([.C131];&quot;Medium&quot;);40;IF(EXACT([.C131];&quot;Easy&quot;);20;0)))" office:value-type="float" office:value="0" calcext:value-type="float">
            <text:p>0</text:p>
          </table:table-cell>
          <table:table-cell table:style-name="ce1" table:formula="of:=IF(EXACT([.F131];[.$B$3]);[.$D$3];IF(EXACT([.F131];[.$B$4]);[.$D$4];IF(EXACT([.F131];[.$B$5]);[.$D$5];0)))" office:value-type="float" office:value="0" calcext:value-type="float">
            <text:p>0</text:p>
          </table:table-cell>
          <table:table-cell table:style-name="ce2" table:formula="of:=IF(EXACT([.F131];[.$B$3]);[.$E$3];IF(EXACT([.F131];[.$B$4]);[.$E$4];IF(EXACT([.F13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1]/100*[.R131]-[.Q131]/100*[.T131]" office:value-type="float" office:value="0" calcext:value-type="float">
            <text:p>0.00</text:p>
          </table:table-cell>
          <table:table-cell table:style-name="ce9" table:formula="of:=[.G131]/[.H131]*60" office:value-type="string" office:string-value="" calcext:value-type="error">
            <text:p>#DIV/0!</text:p>
          </table:table-cell>
          <table:table-cell table:style-name="ce9" table:formula="of:=[.U131]/[.H13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2]/60" office:value-type="float" office:value="0" calcext:value-type="float">
            <text:p>0.00</text:p>
          </table:table-cell>
          <table:table-cell table:style-name="ce2"/>
          <table:table-cell table:style-name="ce1" table:formula="of:=IF(EXACT([.C132];&quot;Hard&quot;);60;IF(EXACT([.C132];&quot;Medium&quot;);40;IF(EXACT([.C132];&quot;Easy&quot;);20;0)))" office:value-type="float" office:value="0" calcext:value-type="float">
            <text:p>0</text:p>
          </table:table-cell>
          <table:table-cell table:style-name="ce1" table:formula="of:=IF(EXACT([.F132];[.$B$3]);[.$D$3];IF(EXACT([.F132];[.$B$4]);[.$D$4];IF(EXACT([.F132];[.$B$5]);[.$D$5];0)))" office:value-type="float" office:value="0" calcext:value-type="float">
            <text:p>0</text:p>
          </table:table-cell>
          <table:table-cell table:style-name="ce2" table:formula="of:=IF(EXACT([.F132];[.$B$3]);[.$E$3];IF(EXACT([.F132];[.$B$4]);[.$E$4];IF(EXACT([.F13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2]/100*[.R132]-[.Q132]/100*[.T132]" office:value-type="float" office:value="0" calcext:value-type="float">
            <text:p>0.00</text:p>
          </table:table-cell>
          <table:table-cell table:style-name="ce9" table:formula="of:=[.G132]/[.H132]*60" office:value-type="string" office:string-value="" calcext:value-type="error">
            <text:p>#DIV/0!</text:p>
          </table:table-cell>
          <table:table-cell table:style-name="ce9" table:formula="of:=[.U132]/[.H13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3]/60" office:value-type="float" office:value="0" calcext:value-type="float">
            <text:p>0.00</text:p>
          </table:table-cell>
          <table:table-cell table:style-name="ce2"/>
          <table:table-cell table:style-name="ce1" table:formula="of:=IF(EXACT([.C133];&quot;Hard&quot;);60;IF(EXACT([.C133];&quot;Medium&quot;);40;IF(EXACT([.C133];&quot;Easy&quot;);20;0)))" office:value-type="float" office:value="0" calcext:value-type="float">
            <text:p>0</text:p>
          </table:table-cell>
          <table:table-cell table:style-name="ce1" table:formula="of:=IF(EXACT([.F133];[.$B$3]);[.$D$3];IF(EXACT([.F133];[.$B$4]);[.$D$4];IF(EXACT([.F133];[.$B$5]);[.$D$5];0)))" office:value-type="float" office:value="0" calcext:value-type="float">
            <text:p>0</text:p>
          </table:table-cell>
          <table:table-cell table:style-name="ce2" table:formula="of:=IF(EXACT([.F133];[.$B$3]);[.$E$3];IF(EXACT([.F133];[.$B$4]);[.$E$4];IF(EXACT([.F13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3]/100*[.R133]-[.Q133]/100*[.T133]" office:value-type="float" office:value="0" calcext:value-type="float">
            <text:p>0.00</text:p>
          </table:table-cell>
          <table:table-cell table:style-name="ce9" table:formula="of:=[.G133]/[.H133]*60" office:value-type="string" office:string-value="" calcext:value-type="error">
            <text:p>#DIV/0!</text:p>
          </table:table-cell>
          <table:table-cell table:style-name="ce9" table:formula="of:=[.U133]/[.H13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4]/60" office:value-type="float" office:value="0" calcext:value-type="float">
            <text:p>0.00</text:p>
          </table:table-cell>
          <table:table-cell table:style-name="ce2"/>
          <table:table-cell table:style-name="ce1" table:formula="of:=IF(EXACT([.C134];&quot;Hard&quot;);60;IF(EXACT([.C134];&quot;Medium&quot;);40;IF(EXACT([.C134];&quot;Easy&quot;);20;0)))" office:value-type="float" office:value="0" calcext:value-type="float">
            <text:p>0</text:p>
          </table:table-cell>
          <table:table-cell table:style-name="ce1" table:formula="of:=IF(EXACT([.F134];[.$B$3]);[.$D$3];IF(EXACT([.F134];[.$B$4]);[.$D$4];IF(EXACT([.F134];[.$B$5]);[.$D$5];0)))" office:value-type="float" office:value="0" calcext:value-type="float">
            <text:p>0</text:p>
          </table:table-cell>
          <table:table-cell table:style-name="ce2" table:formula="of:=IF(EXACT([.F134];[.$B$3]);[.$E$3];IF(EXACT([.F134];[.$B$4]);[.$E$4];IF(EXACT([.F13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4]/100*[.R134]-[.Q134]/100*[.T134]" office:value-type="float" office:value="0" calcext:value-type="float">
            <text:p>0.00</text:p>
          </table:table-cell>
          <table:table-cell table:style-name="ce9" table:formula="of:=[.G134]/[.H134]*60" office:value-type="string" office:string-value="" calcext:value-type="error">
            <text:p>#DIV/0!</text:p>
          </table:table-cell>
          <table:table-cell table:style-name="ce9" table:formula="of:=[.U134]/[.H13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5]/60" office:value-type="float" office:value="0" calcext:value-type="float">
            <text:p>0.00</text:p>
          </table:table-cell>
          <table:table-cell table:style-name="ce2"/>
          <table:table-cell table:style-name="ce1" table:formula="of:=IF(EXACT([.C135];&quot;Hard&quot;);60;IF(EXACT([.C135];&quot;Medium&quot;);40;IF(EXACT([.C135];&quot;Easy&quot;);20;0)))" office:value-type="float" office:value="0" calcext:value-type="float">
            <text:p>0</text:p>
          </table:table-cell>
          <table:table-cell table:style-name="ce1" table:formula="of:=IF(EXACT([.F135];[.$B$3]);[.$D$3];IF(EXACT([.F135];[.$B$4]);[.$D$4];IF(EXACT([.F135];[.$B$5]);[.$D$5];0)))" office:value-type="float" office:value="0" calcext:value-type="float">
            <text:p>0</text:p>
          </table:table-cell>
          <table:table-cell table:style-name="ce2" table:formula="of:=IF(EXACT([.F135];[.$B$3]);[.$E$3];IF(EXACT([.F135];[.$B$4]);[.$E$4];IF(EXACT([.F13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5]/100*[.R135]-[.Q135]/100*[.T135]" office:value-type="float" office:value="0" calcext:value-type="float">
            <text:p>0.00</text:p>
          </table:table-cell>
          <table:table-cell table:style-name="ce9" table:formula="of:=[.G135]/[.H135]*60" office:value-type="string" office:string-value="" calcext:value-type="error">
            <text:p>#DIV/0!</text:p>
          </table:table-cell>
          <table:table-cell table:style-name="ce9" table:formula="of:=[.U135]/[.H13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6]/60" office:value-type="float" office:value="0" calcext:value-type="float">
            <text:p>0.00</text:p>
          </table:table-cell>
          <table:table-cell table:style-name="ce2"/>
          <table:table-cell table:style-name="ce1" table:formula="of:=IF(EXACT([.C136];&quot;Hard&quot;);60;IF(EXACT([.C136];&quot;Medium&quot;);40;IF(EXACT([.C136];&quot;Easy&quot;);20;0)))" office:value-type="float" office:value="0" calcext:value-type="float">
            <text:p>0</text:p>
          </table:table-cell>
          <table:table-cell table:style-name="ce1" table:formula="of:=IF(EXACT([.F136];[.$B$3]);[.$D$3];IF(EXACT([.F136];[.$B$4]);[.$D$4];IF(EXACT([.F136];[.$B$5]);[.$D$5];0)))" office:value-type="float" office:value="0" calcext:value-type="float">
            <text:p>0</text:p>
          </table:table-cell>
          <table:table-cell table:style-name="ce2" table:formula="of:=IF(EXACT([.F136];[.$B$3]);[.$E$3];IF(EXACT([.F136];[.$B$4]);[.$E$4];IF(EXACT([.F13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6]/100*[.R136]-[.Q136]/100*[.T136]" office:value-type="float" office:value="0" calcext:value-type="float">
            <text:p>0.00</text:p>
          </table:table-cell>
          <table:table-cell table:style-name="ce9" table:formula="of:=[.G136]/[.H136]*60" office:value-type="string" office:string-value="" calcext:value-type="error">
            <text:p>#DIV/0!</text:p>
          </table:table-cell>
          <table:table-cell table:style-name="ce9" table:formula="of:=[.U136]/[.H13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7]/60" office:value-type="float" office:value="0" calcext:value-type="float">
            <text:p>0.00</text:p>
          </table:table-cell>
          <table:table-cell table:style-name="ce2"/>
          <table:table-cell table:style-name="ce1" table:formula="of:=IF(EXACT([.C137];&quot;Hard&quot;);60;IF(EXACT([.C137];&quot;Medium&quot;);40;IF(EXACT([.C137];&quot;Easy&quot;);20;0)))" office:value-type="float" office:value="0" calcext:value-type="float">
            <text:p>0</text:p>
          </table:table-cell>
          <table:table-cell table:style-name="ce1" table:formula="of:=IF(EXACT([.F137];[.$B$3]);[.$D$3];IF(EXACT([.F137];[.$B$4]);[.$D$4];IF(EXACT([.F137];[.$B$5]);[.$D$5];0)))" office:value-type="float" office:value="0" calcext:value-type="float">
            <text:p>0</text:p>
          </table:table-cell>
          <table:table-cell table:style-name="ce2" table:formula="of:=IF(EXACT([.F137];[.$B$3]);[.$E$3];IF(EXACT([.F137];[.$B$4]);[.$E$4];IF(EXACT([.F13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7]/100*[.R137]-[.Q137]/100*[.T137]" office:value-type="float" office:value="0" calcext:value-type="float">
            <text:p>0.00</text:p>
          </table:table-cell>
          <table:table-cell table:style-name="ce9" table:formula="of:=[.G137]/[.H137]*60" office:value-type="string" office:string-value="" calcext:value-type="error">
            <text:p>#DIV/0!</text:p>
          </table:table-cell>
          <table:table-cell table:style-name="ce9" table:formula="of:=[.U137]/[.H13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8]/60" office:value-type="float" office:value="0" calcext:value-type="float">
            <text:p>0.00</text:p>
          </table:table-cell>
          <table:table-cell table:style-name="ce2"/>
          <table:table-cell table:style-name="ce1" table:formula="of:=IF(EXACT([.C138];&quot;Hard&quot;);60;IF(EXACT([.C138];&quot;Medium&quot;);40;IF(EXACT([.C138];&quot;Easy&quot;);20;0)))" office:value-type="float" office:value="0" calcext:value-type="float">
            <text:p>0</text:p>
          </table:table-cell>
          <table:table-cell table:style-name="ce1" table:formula="of:=IF(EXACT([.F138];[.$B$3]);[.$D$3];IF(EXACT([.F138];[.$B$4]);[.$D$4];IF(EXACT([.F138];[.$B$5]);[.$D$5];0)))" office:value-type="float" office:value="0" calcext:value-type="float">
            <text:p>0</text:p>
          </table:table-cell>
          <table:table-cell table:style-name="ce2" table:formula="of:=IF(EXACT([.F138];[.$B$3]);[.$E$3];IF(EXACT([.F138];[.$B$4]);[.$E$4];IF(EXACT([.F13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8]/100*[.R138]-[.Q138]/100*[.T138]" office:value-type="float" office:value="0" calcext:value-type="float">
            <text:p>0.00</text:p>
          </table:table-cell>
          <table:table-cell table:style-name="ce9" table:formula="of:=[.G138]/[.H138]*60" office:value-type="string" office:string-value="" calcext:value-type="error">
            <text:p>#DIV/0!</text:p>
          </table:table-cell>
          <table:table-cell table:style-name="ce9" table:formula="of:=[.U138]/[.H13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39]/60" office:value-type="float" office:value="0" calcext:value-type="float">
            <text:p>0.00</text:p>
          </table:table-cell>
          <table:table-cell table:style-name="ce2"/>
          <table:table-cell table:style-name="ce1" table:formula="of:=IF(EXACT([.C139];&quot;Hard&quot;);60;IF(EXACT([.C139];&quot;Medium&quot;);40;IF(EXACT([.C139];&quot;Easy&quot;);20;0)))" office:value-type="float" office:value="0" calcext:value-type="float">
            <text:p>0</text:p>
          </table:table-cell>
          <table:table-cell table:style-name="ce1" table:formula="of:=IF(EXACT([.F139];[.$B$3]);[.$D$3];IF(EXACT([.F139];[.$B$4]);[.$D$4];IF(EXACT([.F139];[.$B$5]);[.$D$5];0)))" office:value-type="float" office:value="0" calcext:value-type="float">
            <text:p>0</text:p>
          </table:table-cell>
          <table:table-cell table:style-name="ce2" table:formula="of:=IF(EXACT([.F139];[.$B$3]);[.$E$3];IF(EXACT([.F139];[.$B$4]);[.$E$4];IF(EXACT([.F13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39]/100*[.R139]-[.Q139]/100*[.T139]" office:value-type="float" office:value="0" calcext:value-type="float">
            <text:p>0.00</text:p>
          </table:table-cell>
          <table:table-cell table:style-name="ce9" table:formula="of:=[.G139]/[.H139]*60" office:value-type="string" office:string-value="" calcext:value-type="error">
            <text:p>#DIV/0!</text:p>
          </table:table-cell>
          <table:table-cell table:style-name="ce9" table:formula="of:=[.U139]/[.H13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0]/60" office:value-type="float" office:value="0" calcext:value-type="float">
            <text:p>0.00</text:p>
          </table:table-cell>
          <table:table-cell table:style-name="ce2"/>
          <table:table-cell table:style-name="ce1" table:formula="of:=IF(EXACT([.C140];&quot;Hard&quot;);60;IF(EXACT([.C140];&quot;Medium&quot;);40;IF(EXACT([.C140];&quot;Easy&quot;);20;0)))" office:value-type="float" office:value="0" calcext:value-type="float">
            <text:p>0</text:p>
          </table:table-cell>
          <table:table-cell table:style-name="ce1" table:formula="of:=IF(EXACT([.F140];[.$B$3]);[.$D$3];IF(EXACT([.F140];[.$B$4]);[.$D$4];IF(EXACT([.F140];[.$B$5]);[.$D$5];0)))" office:value-type="float" office:value="0" calcext:value-type="float">
            <text:p>0</text:p>
          </table:table-cell>
          <table:table-cell table:style-name="ce2" table:formula="of:=IF(EXACT([.F140];[.$B$3]);[.$E$3];IF(EXACT([.F140];[.$B$4]);[.$E$4];IF(EXACT([.F14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0]/100*[.R140]-[.Q140]/100*[.T140]" office:value-type="float" office:value="0" calcext:value-type="float">
            <text:p>0.00</text:p>
          </table:table-cell>
          <table:table-cell table:style-name="ce9" table:formula="of:=[.G140]/[.H140]*60" office:value-type="string" office:string-value="" calcext:value-type="error">
            <text:p>#DIV/0!</text:p>
          </table:table-cell>
          <table:table-cell table:style-name="ce9" table:formula="of:=[.U140]/[.H14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1]/60" office:value-type="float" office:value="0" calcext:value-type="float">
            <text:p>0.00</text:p>
          </table:table-cell>
          <table:table-cell table:style-name="ce2"/>
          <table:table-cell table:style-name="ce1" table:formula="of:=IF(EXACT([.C141];&quot;Hard&quot;);60;IF(EXACT([.C141];&quot;Medium&quot;);40;IF(EXACT([.C141];&quot;Easy&quot;);20;0)))" office:value-type="float" office:value="0" calcext:value-type="float">
            <text:p>0</text:p>
          </table:table-cell>
          <table:table-cell table:style-name="ce1" table:formula="of:=IF(EXACT([.F141];[.$B$3]);[.$D$3];IF(EXACT([.F141];[.$B$4]);[.$D$4];IF(EXACT([.F141];[.$B$5]);[.$D$5];0)))" office:value-type="float" office:value="0" calcext:value-type="float">
            <text:p>0</text:p>
          </table:table-cell>
          <table:table-cell table:style-name="ce2" table:formula="of:=IF(EXACT([.F141];[.$B$3]);[.$E$3];IF(EXACT([.F141];[.$B$4]);[.$E$4];IF(EXACT([.F14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1]/100*[.R141]-[.Q141]/100*[.T141]" office:value-type="float" office:value="0" calcext:value-type="float">
            <text:p>0.00</text:p>
          </table:table-cell>
          <table:table-cell table:style-name="ce9" table:formula="of:=[.G141]/[.H141]*60" office:value-type="string" office:string-value="" calcext:value-type="error">
            <text:p>#DIV/0!</text:p>
          </table:table-cell>
          <table:table-cell table:style-name="ce9" table:formula="of:=[.U141]/[.H14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2]/60" office:value-type="float" office:value="0" calcext:value-type="float">
            <text:p>0.00</text:p>
          </table:table-cell>
          <table:table-cell table:style-name="ce2"/>
          <table:table-cell table:style-name="ce1" table:formula="of:=IF(EXACT([.C142];&quot;Hard&quot;);60;IF(EXACT([.C142];&quot;Medium&quot;);40;IF(EXACT([.C142];&quot;Easy&quot;);20;0)))" office:value-type="float" office:value="0" calcext:value-type="float">
            <text:p>0</text:p>
          </table:table-cell>
          <table:table-cell table:style-name="ce1" table:formula="of:=IF(EXACT([.F142];[.$B$3]);[.$D$3];IF(EXACT([.F142];[.$B$4]);[.$D$4];IF(EXACT([.F142];[.$B$5]);[.$D$5];0)))" office:value-type="float" office:value="0" calcext:value-type="float">
            <text:p>0</text:p>
          </table:table-cell>
          <table:table-cell table:style-name="ce2" table:formula="of:=IF(EXACT([.F142];[.$B$3]);[.$E$3];IF(EXACT([.F142];[.$B$4]);[.$E$4];IF(EXACT([.F14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2]/100*[.R142]-[.Q142]/100*[.T142]" office:value-type="float" office:value="0" calcext:value-type="float">
            <text:p>0.00</text:p>
          </table:table-cell>
          <table:table-cell table:style-name="ce9" table:formula="of:=[.G142]/[.H142]*60" office:value-type="string" office:string-value="" calcext:value-type="error">
            <text:p>#DIV/0!</text:p>
          </table:table-cell>
          <table:table-cell table:style-name="ce9" table:formula="of:=[.U142]/[.H14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3]/60" office:value-type="float" office:value="0" calcext:value-type="float">
            <text:p>0.00</text:p>
          </table:table-cell>
          <table:table-cell table:style-name="ce2"/>
          <table:table-cell table:style-name="ce1" table:formula="of:=IF(EXACT([.C143];&quot;Hard&quot;);60;IF(EXACT([.C143];&quot;Medium&quot;);40;IF(EXACT([.C143];&quot;Easy&quot;);20;0)))" office:value-type="float" office:value="0" calcext:value-type="float">
            <text:p>0</text:p>
          </table:table-cell>
          <table:table-cell table:style-name="ce1" table:formula="of:=IF(EXACT([.F143];[.$B$3]);[.$D$3];IF(EXACT([.F143];[.$B$4]);[.$D$4];IF(EXACT([.F143];[.$B$5]);[.$D$5];0)))" office:value-type="float" office:value="0" calcext:value-type="float">
            <text:p>0</text:p>
          </table:table-cell>
          <table:table-cell table:style-name="ce2" table:formula="of:=IF(EXACT([.F143];[.$B$3]);[.$E$3];IF(EXACT([.F143];[.$B$4]);[.$E$4];IF(EXACT([.F14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3]/100*[.R143]-[.Q143]/100*[.T143]" office:value-type="float" office:value="0" calcext:value-type="float">
            <text:p>0.00</text:p>
          </table:table-cell>
          <table:table-cell table:style-name="ce9" table:formula="of:=[.G143]/[.H143]*60" office:value-type="string" office:string-value="" calcext:value-type="error">
            <text:p>#DIV/0!</text:p>
          </table:table-cell>
          <table:table-cell table:style-name="ce9" table:formula="of:=[.U143]/[.H14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4]/60" office:value-type="float" office:value="0" calcext:value-type="float">
            <text:p>0.00</text:p>
          </table:table-cell>
          <table:table-cell table:style-name="ce2"/>
          <table:table-cell table:style-name="ce1" table:formula="of:=IF(EXACT([.C144];&quot;Hard&quot;);60;IF(EXACT([.C144];&quot;Medium&quot;);40;IF(EXACT([.C144];&quot;Easy&quot;);20;0)))" office:value-type="float" office:value="0" calcext:value-type="float">
            <text:p>0</text:p>
          </table:table-cell>
          <table:table-cell table:style-name="ce1" table:formula="of:=IF(EXACT([.F144];[.$B$3]);[.$D$3];IF(EXACT([.F144];[.$B$4]);[.$D$4];IF(EXACT([.F144];[.$B$5]);[.$D$5];0)))" office:value-type="float" office:value="0" calcext:value-type="float">
            <text:p>0</text:p>
          </table:table-cell>
          <table:table-cell table:style-name="ce2" table:formula="of:=IF(EXACT([.F144];[.$B$3]);[.$E$3];IF(EXACT([.F144];[.$B$4]);[.$E$4];IF(EXACT([.F14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4]/100*[.R144]-[.Q144]/100*[.T144]" office:value-type="float" office:value="0" calcext:value-type="float">
            <text:p>0.00</text:p>
          </table:table-cell>
          <table:table-cell table:style-name="ce9" table:formula="of:=[.G144]/[.H144]*60" office:value-type="string" office:string-value="" calcext:value-type="error">
            <text:p>#DIV/0!</text:p>
          </table:table-cell>
          <table:table-cell table:style-name="ce9" table:formula="of:=[.U144]/[.H14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5]/60" office:value-type="float" office:value="0" calcext:value-type="float">
            <text:p>0.00</text:p>
          </table:table-cell>
          <table:table-cell table:style-name="ce2"/>
          <table:table-cell table:style-name="ce1" table:formula="of:=IF(EXACT([.C145];&quot;Hard&quot;);60;IF(EXACT([.C145];&quot;Medium&quot;);40;IF(EXACT([.C145];&quot;Easy&quot;);20;0)))" office:value-type="float" office:value="0" calcext:value-type="float">
            <text:p>0</text:p>
          </table:table-cell>
          <table:table-cell table:style-name="ce1" table:formula="of:=IF(EXACT([.F145];[.$B$3]);[.$D$3];IF(EXACT([.F145];[.$B$4]);[.$D$4];IF(EXACT([.F145];[.$B$5]);[.$D$5];0)))" office:value-type="float" office:value="0" calcext:value-type="float">
            <text:p>0</text:p>
          </table:table-cell>
          <table:table-cell table:style-name="ce2" table:formula="of:=IF(EXACT([.F145];[.$B$3]);[.$E$3];IF(EXACT([.F145];[.$B$4]);[.$E$4];IF(EXACT([.F14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5]/100*[.R145]-[.Q145]/100*[.T145]" office:value-type="float" office:value="0" calcext:value-type="float">
            <text:p>0.00</text:p>
          </table:table-cell>
          <table:table-cell table:style-name="ce9" table:formula="of:=[.G145]/[.H145]*60" office:value-type="string" office:string-value="" calcext:value-type="error">
            <text:p>#DIV/0!</text:p>
          </table:table-cell>
          <table:table-cell table:style-name="ce9" table:formula="of:=[.U145]/[.H14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6]/60" office:value-type="float" office:value="0" calcext:value-type="float">
            <text:p>0.00</text:p>
          </table:table-cell>
          <table:table-cell table:style-name="ce2"/>
          <table:table-cell table:style-name="ce1" table:formula="of:=IF(EXACT([.C146];&quot;Hard&quot;);60;IF(EXACT([.C146];&quot;Medium&quot;);40;IF(EXACT([.C146];&quot;Easy&quot;);20;0)))" office:value-type="float" office:value="0" calcext:value-type="float">
            <text:p>0</text:p>
          </table:table-cell>
          <table:table-cell table:style-name="ce1" table:formula="of:=IF(EXACT([.F146];[.$B$3]);[.$D$3];IF(EXACT([.F146];[.$B$4]);[.$D$4];IF(EXACT([.F146];[.$B$5]);[.$D$5];0)))" office:value-type="float" office:value="0" calcext:value-type="float">
            <text:p>0</text:p>
          </table:table-cell>
          <table:table-cell table:style-name="ce2" table:formula="of:=IF(EXACT([.F146];[.$B$3]);[.$E$3];IF(EXACT([.F146];[.$B$4]);[.$E$4];IF(EXACT([.F14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6]/100*[.R146]-[.Q146]/100*[.T146]" office:value-type="float" office:value="0" calcext:value-type="float">
            <text:p>0.00</text:p>
          </table:table-cell>
          <table:table-cell table:style-name="ce9" table:formula="of:=[.G146]/[.H146]*60" office:value-type="string" office:string-value="" calcext:value-type="error">
            <text:p>#DIV/0!</text:p>
          </table:table-cell>
          <table:table-cell table:style-name="ce9" table:formula="of:=[.U146]/[.H14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7]/60" office:value-type="float" office:value="0" calcext:value-type="float">
            <text:p>0.00</text:p>
          </table:table-cell>
          <table:table-cell table:style-name="ce2"/>
          <table:table-cell table:style-name="ce1" table:formula="of:=IF(EXACT([.C147];&quot;Hard&quot;);60;IF(EXACT([.C147];&quot;Medium&quot;);40;IF(EXACT([.C147];&quot;Easy&quot;);20;0)))" office:value-type="float" office:value="0" calcext:value-type="float">
            <text:p>0</text:p>
          </table:table-cell>
          <table:table-cell table:style-name="ce1" table:formula="of:=IF(EXACT([.F147];[.$B$3]);[.$D$3];IF(EXACT([.F147];[.$B$4]);[.$D$4];IF(EXACT([.F147];[.$B$5]);[.$D$5];0)))" office:value-type="float" office:value="0" calcext:value-type="float">
            <text:p>0</text:p>
          </table:table-cell>
          <table:table-cell table:style-name="ce2" table:formula="of:=IF(EXACT([.F147];[.$B$3]);[.$E$3];IF(EXACT([.F147];[.$B$4]);[.$E$4];IF(EXACT([.F14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7]/100*[.R147]-[.Q147]/100*[.T147]" office:value-type="float" office:value="0" calcext:value-type="float">
            <text:p>0.00</text:p>
          </table:table-cell>
          <table:table-cell table:style-name="ce9" table:formula="of:=[.G147]/[.H147]*60" office:value-type="string" office:string-value="" calcext:value-type="error">
            <text:p>#DIV/0!</text:p>
          </table:table-cell>
          <table:table-cell table:style-name="ce9" table:formula="of:=[.U147]/[.H14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8]/60" office:value-type="float" office:value="0" calcext:value-type="float">
            <text:p>0.00</text:p>
          </table:table-cell>
          <table:table-cell table:style-name="ce2"/>
          <table:table-cell table:style-name="ce1" table:formula="of:=IF(EXACT([.C148];&quot;Hard&quot;);60;IF(EXACT([.C148];&quot;Medium&quot;);40;IF(EXACT([.C148];&quot;Easy&quot;);20;0)))" office:value-type="float" office:value="0" calcext:value-type="float">
            <text:p>0</text:p>
          </table:table-cell>
          <table:table-cell table:style-name="ce1" table:formula="of:=IF(EXACT([.F148];[.$B$3]);[.$D$3];IF(EXACT([.F148];[.$B$4]);[.$D$4];IF(EXACT([.F148];[.$B$5]);[.$D$5];0)))" office:value-type="float" office:value="0" calcext:value-type="float">
            <text:p>0</text:p>
          </table:table-cell>
          <table:table-cell table:style-name="ce2" table:formula="of:=IF(EXACT([.F148];[.$B$3]);[.$E$3];IF(EXACT([.F148];[.$B$4]);[.$E$4];IF(EXACT([.F14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8]/100*[.R148]-[.Q148]/100*[.T148]" office:value-type="float" office:value="0" calcext:value-type="float">
            <text:p>0.00</text:p>
          </table:table-cell>
          <table:table-cell table:style-name="ce9" table:formula="of:=[.G148]/[.H148]*60" office:value-type="string" office:string-value="" calcext:value-type="error">
            <text:p>#DIV/0!</text:p>
          </table:table-cell>
          <table:table-cell table:style-name="ce9" table:formula="of:=[.U148]/[.H14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49]/60" office:value-type="float" office:value="0" calcext:value-type="float">
            <text:p>0.00</text:p>
          </table:table-cell>
          <table:table-cell table:style-name="ce2"/>
          <table:table-cell table:style-name="ce1" table:formula="of:=IF(EXACT([.C149];&quot;Hard&quot;);60;IF(EXACT([.C149];&quot;Medium&quot;);40;IF(EXACT([.C149];&quot;Easy&quot;);20;0)))" office:value-type="float" office:value="0" calcext:value-type="float">
            <text:p>0</text:p>
          </table:table-cell>
          <table:table-cell table:style-name="ce1" table:formula="of:=IF(EXACT([.F149];[.$B$3]);[.$D$3];IF(EXACT([.F149];[.$B$4]);[.$D$4];IF(EXACT([.F149];[.$B$5]);[.$D$5];0)))" office:value-type="float" office:value="0" calcext:value-type="float">
            <text:p>0</text:p>
          </table:table-cell>
          <table:table-cell table:style-name="ce2" table:formula="of:=IF(EXACT([.F149];[.$B$3]);[.$E$3];IF(EXACT([.F149];[.$B$4]);[.$E$4];IF(EXACT([.F14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49]/100*[.R149]-[.Q149]/100*[.T149]" office:value-type="float" office:value="0" calcext:value-type="float">
            <text:p>0.00</text:p>
          </table:table-cell>
          <table:table-cell table:style-name="ce9" table:formula="of:=[.G149]/[.H149]*60" office:value-type="string" office:string-value="" calcext:value-type="error">
            <text:p>#DIV/0!</text:p>
          </table:table-cell>
          <table:table-cell table:style-name="ce9" table:formula="of:=[.U149]/[.H14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0]/60" office:value-type="float" office:value="0" calcext:value-type="float">
            <text:p>0.00</text:p>
          </table:table-cell>
          <table:table-cell table:style-name="ce2"/>
          <table:table-cell table:style-name="ce1" table:formula="of:=IF(EXACT([.C150];&quot;Hard&quot;);60;IF(EXACT([.C150];&quot;Medium&quot;);40;IF(EXACT([.C150];&quot;Easy&quot;);20;0)))" office:value-type="float" office:value="0" calcext:value-type="float">
            <text:p>0</text:p>
          </table:table-cell>
          <table:table-cell table:style-name="ce1" table:formula="of:=IF(EXACT([.F150];[.$B$3]);[.$D$3];IF(EXACT([.F150];[.$B$4]);[.$D$4];IF(EXACT([.F150];[.$B$5]);[.$D$5];0)))" office:value-type="float" office:value="0" calcext:value-type="float">
            <text:p>0</text:p>
          </table:table-cell>
          <table:table-cell table:style-name="ce2" table:formula="of:=IF(EXACT([.F150];[.$B$3]);[.$E$3];IF(EXACT([.F150];[.$B$4]);[.$E$4];IF(EXACT([.F15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0]/100*[.R150]-[.Q150]/100*[.T150]" office:value-type="float" office:value="0" calcext:value-type="float">
            <text:p>0.00</text:p>
          </table:table-cell>
          <table:table-cell table:style-name="ce9" table:formula="of:=[.G150]/[.H150]*60" office:value-type="string" office:string-value="" calcext:value-type="error">
            <text:p>#DIV/0!</text:p>
          </table:table-cell>
          <table:table-cell table:style-name="ce9" table:formula="of:=[.U150]/[.H15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1]/60" office:value-type="float" office:value="0" calcext:value-type="float">
            <text:p>0.00</text:p>
          </table:table-cell>
          <table:table-cell table:style-name="ce2"/>
          <table:table-cell table:style-name="ce1" table:formula="of:=IF(EXACT([.C151];&quot;Hard&quot;);60;IF(EXACT([.C151];&quot;Medium&quot;);40;IF(EXACT([.C151];&quot;Easy&quot;);20;0)))" office:value-type="float" office:value="0" calcext:value-type="float">
            <text:p>0</text:p>
          </table:table-cell>
          <table:table-cell table:style-name="ce1" table:formula="of:=IF(EXACT([.F151];[.$B$3]);[.$D$3];IF(EXACT([.F151];[.$B$4]);[.$D$4];IF(EXACT([.F151];[.$B$5]);[.$D$5];0)))" office:value-type="float" office:value="0" calcext:value-type="float">
            <text:p>0</text:p>
          </table:table-cell>
          <table:table-cell table:style-name="ce2" table:formula="of:=IF(EXACT([.F151];[.$B$3]);[.$E$3];IF(EXACT([.F151];[.$B$4]);[.$E$4];IF(EXACT([.F15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1]/100*[.R151]-[.Q151]/100*[.T151]" office:value-type="float" office:value="0" calcext:value-type="float">
            <text:p>0.00</text:p>
          </table:table-cell>
          <table:table-cell table:style-name="ce9" table:formula="of:=[.G151]/[.H151]*60" office:value-type="string" office:string-value="" calcext:value-type="error">
            <text:p>#DIV/0!</text:p>
          </table:table-cell>
          <table:table-cell table:style-name="ce9" table:formula="of:=[.U151]/[.H15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2]/60" office:value-type="float" office:value="0" calcext:value-type="float">
            <text:p>0.00</text:p>
          </table:table-cell>
          <table:table-cell table:style-name="ce2"/>
          <table:table-cell table:style-name="ce1" table:formula="of:=IF(EXACT([.C152];&quot;Hard&quot;);60;IF(EXACT([.C152];&quot;Medium&quot;);40;IF(EXACT([.C152];&quot;Easy&quot;);20;0)))" office:value-type="float" office:value="0" calcext:value-type="float">
            <text:p>0</text:p>
          </table:table-cell>
          <table:table-cell table:style-name="ce1" table:formula="of:=IF(EXACT([.F152];[.$B$3]);[.$D$3];IF(EXACT([.F152];[.$B$4]);[.$D$4];IF(EXACT([.F152];[.$B$5]);[.$D$5];0)))" office:value-type="float" office:value="0" calcext:value-type="float">
            <text:p>0</text:p>
          </table:table-cell>
          <table:table-cell table:style-name="ce2" table:formula="of:=IF(EXACT([.F152];[.$B$3]);[.$E$3];IF(EXACT([.F152];[.$B$4]);[.$E$4];IF(EXACT([.F15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2]/100*[.R152]-[.Q152]/100*[.T152]" office:value-type="float" office:value="0" calcext:value-type="float">
            <text:p>0.00</text:p>
          </table:table-cell>
          <table:table-cell table:style-name="ce9" table:formula="of:=[.G152]/[.H152]*60" office:value-type="string" office:string-value="" calcext:value-type="error">
            <text:p>#DIV/0!</text:p>
          </table:table-cell>
          <table:table-cell table:style-name="ce9" table:formula="of:=[.U152]/[.H15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3]/60" office:value-type="float" office:value="0" calcext:value-type="float">
            <text:p>0.00</text:p>
          </table:table-cell>
          <table:table-cell table:style-name="ce2"/>
          <table:table-cell table:style-name="ce1" table:formula="of:=IF(EXACT([.C153];&quot;Hard&quot;);60;IF(EXACT([.C153];&quot;Medium&quot;);40;IF(EXACT([.C153];&quot;Easy&quot;);20;0)))" office:value-type="float" office:value="0" calcext:value-type="float">
            <text:p>0</text:p>
          </table:table-cell>
          <table:table-cell table:style-name="ce1" table:formula="of:=IF(EXACT([.F153];[.$B$3]);[.$D$3];IF(EXACT([.F153];[.$B$4]);[.$D$4];IF(EXACT([.F153];[.$B$5]);[.$D$5];0)))" office:value-type="float" office:value="0" calcext:value-type="float">
            <text:p>0</text:p>
          </table:table-cell>
          <table:table-cell table:style-name="ce2" table:formula="of:=IF(EXACT([.F153];[.$B$3]);[.$E$3];IF(EXACT([.F153];[.$B$4]);[.$E$4];IF(EXACT([.F15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3]/100*[.R153]-[.Q153]/100*[.T153]" office:value-type="float" office:value="0" calcext:value-type="float">
            <text:p>0.00</text:p>
          </table:table-cell>
          <table:table-cell table:style-name="ce9" table:formula="of:=[.G153]/[.H153]*60" office:value-type="string" office:string-value="" calcext:value-type="error">
            <text:p>#DIV/0!</text:p>
          </table:table-cell>
          <table:table-cell table:style-name="ce9" table:formula="of:=[.U153]/[.H15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4]/60" office:value-type="float" office:value="0" calcext:value-type="float">
            <text:p>0.00</text:p>
          </table:table-cell>
          <table:table-cell table:style-name="ce2"/>
          <table:table-cell table:style-name="ce1" table:formula="of:=IF(EXACT([.C154];&quot;Hard&quot;);60;IF(EXACT([.C154];&quot;Medium&quot;);40;IF(EXACT([.C154];&quot;Easy&quot;);20;0)))" office:value-type="float" office:value="0" calcext:value-type="float">
            <text:p>0</text:p>
          </table:table-cell>
          <table:table-cell table:style-name="ce1" table:formula="of:=IF(EXACT([.F154];[.$B$3]);[.$D$3];IF(EXACT([.F154];[.$B$4]);[.$D$4];IF(EXACT([.F154];[.$B$5]);[.$D$5];0)))" office:value-type="float" office:value="0" calcext:value-type="float">
            <text:p>0</text:p>
          </table:table-cell>
          <table:table-cell table:style-name="ce2" table:formula="of:=IF(EXACT([.F154];[.$B$3]);[.$E$3];IF(EXACT([.F154];[.$B$4]);[.$E$4];IF(EXACT([.F15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4]/100*[.R154]-[.Q154]/100*[.T154]" office:value-type="float" office:value="0" calcext:value-type="float">
            <text:p>0.00</text:p>
          </table:table-cell>
          <table:table-cell table:style-name="ce9" table:formula="of:=[.G154]/[.H154]*60" office:value-type="string" office:string-value="" calcext:value-type="error">
            <text:p>#DIV/0!</text:p>
          </table:table-cell>
          <table:table-cell table:style-name="ce9" table:formula="of:=[.U154]/[.H15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5]/60" office:value-type="float" office:value="0" calcext:value-type="float">
            <text:p>0.00</text:p>
          </table:table-cell>
          <table:table-cell table:style-name="ce2"/>
          <table:table-cell table:style-name="ce1" table:formula="of:=IF(EXACT([.C155];&quot;Hard&quot;);60;IF(EXACT([.C155];&quot;Medium&quot;);40;IF(EXACT([.C155];&quot;Easy&quot;);20;0)))" office:value-type="float" office:value="0" calcext:value-type="float">
            <text:p>0</text:p>
          </table:table-cell>
          <table:table-cell table:style-name="ce1" table:formula="of:=IF(EXACT([.F155];[.$B$3]);[.$D$3];IF(EXACT([.F155];[.$B$4]);[.$D$4];IF(EXACT([.F155];[.$B$5]);[.$D$5];0)))" office:value-type="float" office:value="0" calcext:value-type="float">
            <text:p>0</text:p>
          </table:table-cell>
          <table:table-cell table:style-name="ce2" table:formula="of:=IF(EXACT([.F155];[.$B$3]);[.$E$3];IF(EXACT([.F155];[.$B$4]);[.$E$4];IF(EXACT([.F15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5]/100*[.R155]-[.Q155]/100*[.T155]" office:value-type="float" office:value="0" calcext:value-type="float">
            <text:p>0.00</text:p>
          </table:table-cell>
          <table:table-cell table:style-name="ce9" table:formula="of:=[.G155]/[.H155]*60" office:value-type="string" office:string-value="" calcext:value-type="error">
            <text:p>#DIV/0!</text:p>
          </table:table-cell>
          <table:table-cell table:style-name="ce9" table:formula="of:=[.U155]/[.H15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6]/60" office:value-type="float" office:value="0" calcext:value-type="float">
            <text:p>0.00</text:p>
          </table:table-cell>
          <table:table-cell table:style-name="ce2"/>
          <table:table-cell table:style-name="ce1" table:formula="of:=IF(EXACT([.C156];&quot;Hard&quot;);60;IF(EXACT([.C156];&quot;Medium&quot;);40;IF(EXACT([.C156];&quot;Easy&quot;);20;0)))" office:value-type="float" office:value="0" calcext:value-type="float">
            <text:p>0</text:p>
          </table:table-cell>
          <table:table-cell table:style-name="ce1" table:formula="of:=IF(EXACT([.F156];[.$B$3]);[.$D$3];IF(EXACT([.F156];[.$B$4]);[.$D$4];IF(EXACT([.F156];[.$B$5]);[.$D$5];0)))" office:value-type="float" office:value="0" calcext:value-type="float">
            <text:p>0</text:p>
          </table:table-cell>
          <table:table-cell table:style-name="ce2" table:formula="of:=IF(EXACT([.F156];[.$B$3]);[.$E$3];IF(EXACT([.F156];[.$B$4]);[.$E$4];IF(EXACT([.F15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6]/100*[.R156]-[.Q156]/100*[.T156]" office:value-type="float" office:value="0" calcext:value-type="float">
            <text:p>0.00</text:p>
          </table:table-cell>
          <table:table-cell table:style-name="ce9" table:formula="of:=[.G156]/[.H156]*60" office:value-type="string" office:string-value="" calcext:value-type="error">
            <text:p>#DIV/0!</text:p>
          </table:table-cell>
          <table:table-cell table:style-name="ce9" table:formula="of:=[.U156]/[.H15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7]/60" office:value-type="float" office:value="0" calcext:value-type="float">
            <text:p>0.00</text:p>
          </table:table-cell>
          <table:table-cell table:style-name="ce2"/>
          <table:table-cell table:style-name="ce1" table:formula="of:=IF(EXACT([.C157];&quot;Hard&quot;);60;IF(EXACT([.C157];&quot;Medium&quot;);40;IF(EXACT([.C157];&quot;Easy&quot;);20;0)))" office:value-type="float" office:value="0" calcext:value-type="float">
            <text:p>0</text:p>
          </table:table-cell>
          <table:table-cell table:style-name="ce1" table:formula="of:=IF(EXACT([.F157];[.$B$3]);[.$D$3];IF(EXACT([.F157];[.$B$4]);[.$D$4];IF(EXACT([.F157];[.$B$5]);[.$D$5];0)))" office:value-type="float" office:value="0" calcext:value-type="float">
            <text:p>0</text:p>
          </table:table-cell>
          <table:table-cell table:style-name="ce2" table:formula="of:=IF(EXACT([.F157];[.$B$3]);[.$E$3];IF(EXACT([.F157];[.$B$4]);[.$E$4];IF(EXACT([.F15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7]/100*[.R157]-[.Q157]/100*[.T157]" office:value-type="float" office:value="0" calcext:value-type="float">
            <text:p>0.00</text:p>
          </table:table-cell>
          <table:table-cell table:style-name="ce9" table:formula="of:=[.G157]/[.H157]*60" office:value-type="string" office:string-value="" calcext:value-type="error">
            <text:p>#DIV/0!</text:p>
          </table:table-cell>
          <table:table-cell table:style-name="ce9" table:formula="of:=[.U157]/[.H15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8]/60" office:value-type="float" office:value="0" calcext:value-type="float">
            <text:p>0.00</text:p>
          </table:table-cell>
          <table:table-cell table:style-name="ce2"/>
          <table:table-cell table:style-name="ce1" table:formula="of:=IF(EXACT([.C158];&quot;Hard&quot;);60;IF(EXACT([.C158];&quot;Medium&quot;);40;IF(EXACT([.C158];&quot;Easy&quot;);20;0)))" office:value-type="float" office:value="0" calcext:value-type="float">
            <text:p>0</text:p>
          </table:table-cell>
          <table:table-cell table:style-name="ce1" table:formula="of:=IF(EXACT([.F158];[.$B$3]);[.$D$3];IF(EXACT([.F158];[.$B$4]);[.$D$4];IF(EXACT([.F158];[.$B$5]);[.$D$5];0)))" office:value-type="float" office:value="0" calcext:value-type="float">
            <text:p>0</text:p>
          </table:table-cell>
          <table:table-cell table:style-name="ce2" table:formula="of:=IF(EXACT([.F158];[.$B$3]);[.$E$3];IF(EXACT([.F158];[.$B$4]);[.$E$4];IF(EXACT([.F15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8]/100*[.R158]-[.Q158]/100*[.T158]" office:value-type="float" office:value="0" calcext:value-type="float">
            <text:p>0.00</text:p>
          </table:table-cell>
          <table:table-cell table:style-name="ce9" table:formula="of:=[.G158]/[.H158]*60" office:value-type="string" office:string-value="" calcext:value-type="error">
            <text:p>#DIV/0!</text:p>
          </table:table-cell>
          <table:table-cell table:style-name="ce9" table:formula="of:=[.U158]/[.H15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59]/60" office:value-type="float" office:value="0" calcext:value-type="float">
            <text:p>0.00</text:p>
          </table:table-cell>
          <table:table-cell table:style-name="ce2"/>
          <table:table-cell table:style-name="ce1" table:formula="of:=IF(EXACT([.C159];&quot;Hard&quot;);60;IF(EXACT([.C159];&quot;Medium&quot;);40;IF(EXACT([.C159];&quot;Easy&quot;);20;0)))" office:value-type="float" office:value="0" calcext:value-type="float">
            <text:p>0</text:p>
          </table:table-cell>
          <table:table-cell table:style-name="ce1" table:formula="of:=IF(EXACT([.F159];[.$B$3]);[.$D$3];IF(EXACT([.F159];[.$B$4]);[.$D$4];IF(EXACT([.F159];[.$B$5]);[.$D$5];0)))" office:value-type="float" office:value="0" calcext:value-type="float">
            <text:p>0</text:p>
          </table:table-cell>
          <table:table-cell table:style-name="ce2" table:formula="of:=IF(EXACT([.F159];[.$B$3]);[.$E$3];IF(EXACT([.F159];[.$B$4]);[.$E$4];IF(EXACT([.F15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59]/100*[.R159]-[.Q159]/100*[.T159]" office:value-type="float" office:value="0" calcext:value-type="float">
            <text:p>0.00</text:p>
          </table:table-cell>
          <table:table-cell table:style-name="ce9" table:formula="of:=[.G159]/[.H159]*60" office:value-type="string" office:string-value="" calcext:value-type="error">
            <text:p>#DIV/0!</text:p>
          </table:table-cell>
          <table:table-cell table:style-name="ce9" table:formula="of:=[.U159]/[.H15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0]/60" office:value-type="float" office:value="0" calcext:value-type="float">
            <text:p>0.00</text:p>
          </table:table-cell>
          <table:table-cell table:style-name="ce2"/>
          <table:table-cell table:style-name="ce1" table:formula="of:=IF(EXACT([.C160];&quot;Hard&quot;);60;IF(EXACT([.C160];&quot;Medium&quot;);40;IF(EXACT([.C160];&quot;Easy&quot;);20;0)))" office:value-type="float" office:value="0" calcext:value-type="float">
            <text:p>0</text:p>
          </table:table-cell>
          <table:table-cell table:style-name="ce1" table:formula="of:=IF(EXACT([.F160];[.$B$3]);[.$D$3];IF(EXACT([.F160];[.$B$4]);[.$D$4];IF(EXACT([.F160];[.$B$5]);[.$D$5];0)))" office:value-type="float" office:value="0" calcext:value-type="float">
            <text:p>0</text:p>
          </table:table-cell>
          <table:table-cell table:style-name="ce2" table:formula="of:=IF(EXACT([.F160];[.$B$3]);[.$E$3];IF(EXACT([.F160];[.$B$4]);[.$E$4];IF(EXACT([.F16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0]/100*[.R160]-[.Q160]/100*[.T160]" office:value-type="float" office:value="0" calcext:value-type="float">
            <text:p>0.00</text:p>
          </table:table-cell>
          <table:table-cell table:style-name="ce9" table:formula="of:=[.G160]/[.H160]*60" office:value-type="string" office:string-value="" calcext:value-type="error">
            <text:p>#DIV/0!</text:p>
          </table:table-cell>
          <table:table-cell table:style-name="ce9" table:formula="of:=[.U160]/[.H16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1]/60" office:value-type="float" office:value="0" calcext:value-type="float">
            <text:p>0.00</text:p>
          </table:table-cell>
          <table:table-cell table:style-name="ce2"/>
          <table:table-cell table:style-name="ce1" table:formula="of:=IF(EXACT([.C161];&quot;Hard&quot;);60;IF(EXACT([.C161];&quot;Medium&quot;);40;IF(EXACT([.C161];&quot;Easy&quot;);20;0)))" office:value-type="float" office:value="0" calcext:value-type="float">
            <text:p>0</text:p>
          </table:table-cell>
          <table:table-cell table:style-name="ce1" table:formula="of:=IF(EXACT([.F161];[.$B$3]);[.$D$3];IF(EXACT([.F161];[.$B$4]);[.$D$4];IF(EXACT([.F161];[.$B$5]);[.$D$5];0)))" office:value-type="float" office:value="0" calcext:value-type="float">
            <text:p>0</text:p>
          </table:table-cell>
          <table:table-cell table:style-name="ce2" table:formula="of:=IF(EXACT([.F161];[.$B$3]);[.$E$3];IF(EXACT([.F161];[.$B$4]);[.$E$4];IF(EXACT([.F16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1]/100*[.R161]-[.Q161]/100*[.T161]" office:value-type="float" office:value="0" calcext:value-type="float">
            <text:p>0.00</text:p>
          </table:table-cell>
          <table:table-cell table:style-name="ce9" table:formula="of:=[.G161]/[.H161]*60" office:value-type="string" office:string-value="" calcext:value-type="error">
            <text:p>#DIV/0!</text:p>
          </table:table-cell>
          <table:table-cell table:style-name="ce9" table:formula="of:=[.U161]/[.H16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2]/60" office:value-type="float" office:value="0" calcext:value-type="float">
            <text:p>0.00</text:p>
          </table:table-cell>
          <table:table-cell table:style-name="ce2"/>
          <table:table-cell table:style-name="ce1" table:formula="of:=IF(EXACT([.C162];&quot;Hard&quot;);60;IF(EXACT([.C162];&quot;Medium&quot;);40;IF(EXACT([.C162];&quot;Easy&quot;);20;0)))" office:value-type="float" office:value="0" calcext:value-type="float">
            <text:p>0</text:p>
          </table:table-cell>
          <table:table-cell table:style-name="ce1" table:formula="of:=IF(EXACT([.F162];[.$B$3]);[.$D$3];IF(EXACT([.F162];[.$B$4]);[.$D$4];IF(EXACT([.F162];[.$B$5]);[.$D$5];0)))" office:value-type="float" office:value="0" calcext:value-type="float">
            <text:p>0</text:p>
          </table:table-cell>
          <table:table-cell table:style-name="ce2" table:formula="of:=IF(EXACT([.F162];[.$B$3]);[.$E$3];IF(EXACT([.F162];[.$B$4]);[.$E$4];IF(EXACT([.F16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2]/100*[.R162]-[.Q162]/100*[.T162]" office:value-type="float" office:value="0" calcext:value-type="float">
            <text:p>0.00</text:p>
          </table:table-cell>
          <table:table-cell table:style-name="ce9" table:formula="of:=[.G162]/[.H162]*60" office:value-type="string" office:string-value="" calcext:value-type="error">
            <text:p>#DIV/0!</text:p>
          </table:table-cell>
          <table:table-cell table:style-name="ce9" table:formula="of:=[.U162]/[.H16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3]/60" office:value-type="float" office:value="0" calcext:value-type="float">
            <text:p>0.00</text:p>
          </table:table-cell>
          <table:table-cell table:style-name="ce2"/>
          <table:table-cell table:style-name="ce1" table:formula="of:=IF(EXACT([.C163];&quot;Hard&quot;);60;IF(EXACT([.C163];&quot;Medium&quot;);40;IF(EXACT([.C163];&quot;Easy&quot;);20;0)))" office:value-type="float" office:value="0" calcext:value-type="float">
            <text:p>0</text:p>
          </table:table-cell>
          <table:table-cell table:style-name="ce1" table:formula="of:=IF(EXACT([.F163];[.$B$3]);[.$D$3];IF(EXACT([.F163];[.$B$4]);[.$D$4];IF(EXACT([.F163];[.$B$5]);[.$D$5];0)))" office:value-type="float" office:value="0" calcext:value-type="float">
            <text:p>0</text:p>
          </table:table-cell>
          <table:table-cell table:style-name="ce2" table:formula="of:=IF(EXACT([.F163];[.$B$3]);[.$E$3];IF(EXACT([.F163];[.$B$4]);[.$E$4];IF(EXACT([.F16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3]/100*[.R163]-[.Q163]/100*[.T163]" office:value-type="float" office:value="0" calcext:value-type="float">
            <text:p>0.00</text:p>
          </table:table-cell>
          <table:table-cell table:style-name="ce9" table:formula="of:=[.G163]/[.H163]*60" office:value-type="string" office:string-value="" calcext:value-type="error">
            <text:p>#DIV/0!</text:p>
          </table:table-cell>
          <table:table-cell table:style-name="ce9" table:formula="of:=[.U163]/[.H16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4]/60" office:value-type="float" office:value="0" calcext:value-type="float">
            <text:p>0.00</text:p>
          </table:table-cell>
          <table:table-cell table:style-name="ce2"/>
          <table:table-cell table:style-name="ce1" table:formula="of:=IF(EXACT([.C164];&quot;Hard&quot;);60;IF(EXACT([.C164];&quot;Medium&quot;);40;IF(EXACT([.C164];&quot;Easy&quot;);20;0)))" office:value-type="float" office:value="0" calcext:value-type="float">
            <text:p>0</text:p>
          </table:table-cell>
          <table:table-cell table:style-name="ce1" table:formula="of:=IF(EXACT([.F164];[.$B$3]);[.$D$3];IF(EXACT([.F164];[.$B$4]);[.$D$4];IF(EXACT([.F164];[.$B$5]);[.$D$5];0)))" office:value-type="float" office:value="0" calcext:value-type="float">
            <text:p>0</text:p>
          </table:table-cell>
          <table:table-cell table:style-name="ce2" table:formula="of:=IF(EXACT([.F164];[.$B$3]);[.$E$3];IF(EXACT([.F164];[.$B$4]);[.$E$4];IF(EXACT([.F16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4]/100*[.R164]-[.Q164]/100*[.T164]" office:value-type="float" office:value="0" calcext:value-type="float">
            <text:p>0.00</text:p>
          </table:table-cell>
          <table:table-cell table:style-name="ce9" table:formula="of:=[.G164]/[.H164]*60" office:value-type="string" office:string-value="" calcext:value-type="error">
            <text:p>#DIV/0!</text:p>
          </table:table-cell>
          <table:table-cell table:style-name="ce9" table:formula="of:=[.U164]/[.H16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5]/60" office:value-type="float" office:value="0" calcext:value-type="float">
            <text:p>0.00</text:p>
          </table:table-cell>
          <table:table-cell table:style-name="ce2"/>
          <table:table-cell table:style-name="ce1" table:formula="of:=IF(EXACT([.C165];&quot;Hard&quot;);60;IF(EXACT([.C165];&quot;Medium&quot;);40;IF(EXACT([.C165];&quot;Easy&quot;);20;0)))" office:value-type="float" office:value="0" calcext:value-type="float">
            <text:p>0</text:p>
          </table:table-cell>
          <table:table-cell table:style-name="ce1" table:formula="of:=IF(EXACT([.F165];[.$B$3]);[.$D$3];IF(EXACT([.F165];[.$B$4]);[.$D$4];IF(EXACT([.F165];[.$B$5]);[.$D$5];0)))" office:value-type="float" office:value="0" calcext:value-type="float">
            <text:p>0</text:p>
          </table:table-cell>
          <table:table-cell table:style-name="ce2" table:formula="of:=IF(EXACT([.F165];[.$B$3]);[.$E$3];IF(EXACT([.F165];[.$B$4]);[.$E$4];IF(EXACT([.F16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5]/100*[.R165]-[.Q165]/100*[.T165]" office:value-type="float" office:value="0" calcext:value-type="float">
            <text:p>0.00</text:p>
          </table:table-cell>
          <table:table-cell table:style-name="ce9" table:formula="of:=[.G165]/[.H165]*60" office:value-type="string" office:string-value="" calcext:value-type="error">
            <text:p>#DIV/0!</text:p>
          </table:table-cell>
          <table:table-cell table:style-name="ce9" table:formula="of:=[.U165]/[.H16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6]/60" office:value-type="float" office:value="0" calcext:value-type="float">
            <text:p>0.00</text:p>
          </table:table-cell>
          <table:table-cell table:style-name="ce2"/>
          <table:table-cell table:style-name="ce1" table:formula="of:=IF(EXACT([.C166];&quot;Hard&quot;);60;IF(EXACT([.C166];&quot;Medium&quot;);40;IF(EXACT([.C166];&quot;Easy&quot;);20;0)))" office:value-type="float" office:value="0" calcext:value-type="float">
            <text:p>0</text:p>
          </table:table-cell>
          <table:table-cell table:style-name="ce1" table:formula="of:=IF(EXACT([.F166];[.$B$3]);[.$D$3];IF(EXACT([.F166];[.$B$4]);[.$D$4];IF(EXACT([.F166];[.$B$5]);[.$D$5];0)))" office:value-type="float" office:value="0" calcext:value-type="float">
            <text:p>0</text:p>
          </table:table-cell>
          <table:table-cell table:style-name="ce2" table:formula="of:=IF(EXACT([.F166];[.$B$3]);[.$E$3];IF(EXACT([.F166];[.$B$4]);[.$E$4];IF(EXACT([.F16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6]/100*[.R166]-[.Q166]/100*[.T166]" office:value-type="float" office:value="0" calcext:value-type="float">
            <text:p>0.00</text:p>
          </table:table-cell>
          <table:table-cell table:style-name="ce9" table:formula="of:=[.G166]/[.H166]*60" office:value-type="string" office:string-value="" calcext:value-type="error">
            <text:p>#DIV/0!</text:p>
          </table:table-cell>
          <table:table-cell table:style-name="ce9" table:formula="of:=[.U166]/[.H16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7]/60" office:value-type="float" office:value="0" calcext:value-type="float">
            <text:p>0.00</text:p>
          </table:table-cell>
          <table:table-cell table:style-name="ce2"/>
          <table:table-cell table:style-name="ce1" table:formula="of:=IF(EXACT([.C167];&quot;Hard&quot;);60;IF(EXACT([.C167];&quot;Medium&quot;);40;IF(EXACT([.C167];&quot;Easy&quot;);20;0)))" office:value-type="float" office:value="0" calcext:value-type="float">
            <text:p>0</text:p>
          </table:table-cell>
          <table:table-cell table:style-name="ce1" table:formula="of:=IF(EXACT([.F167];[.$B$3]);[.$D$3];IF(EXACT([.F167];[.$B$4]);[.$D$4];IF(EXACT([.F167];[.$B$5]);[.$D$5];0)))" office:value-type="float" office:value="0" calcext:value-type="float">
            <text:p>0</text:p>
          </table:table-cell>
          <table:table-cell table:style-name="ce2" table:formula="of:=IF(EXACT([.F167];[.$B$3]);[.$E$3];IF(EXACT([.F167];[.$B$4]);[.$E$4];IF(EXACT([.F16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7]/100*[.R167]-[.Q167]/100*[.T167]" office:value-type="float" office:value="0" calcext:value-type="float">
            <text:p>0.00</text:p>
          </table:table-cell>
          <table:table-cell table:style-name="ce9" table:formula="of:=[.G167]/[.H167]*60" office:value-type="string" office:string-value="" calcext:value-type="error">
            <text:p>#DIV/0!</text:p>
          </table:table-cell>
          <table:table-cell table:style-name="ce9" table:formula="of:=[.U167]/[.H16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8]/60" office:value-type="float" office:value="0" calcext:value-type="float">
            <text:p>0.00</text:p>
          </table:table-cell>
          <table:table-cell table:style-name="ce2"/>
          <table:table-cell table:style-name="ce1" table:formula="of:=IF(EXACT([.C168];&quot;Hard&quot;);60;IF(EXACT([.C168];&quot;Medium&quot;);40;IF(EXACT([.C168];&quot;Easy&quot;);20;0)))" office:value-type="float" office:value="0" calcext:value-type="float">
            <text:p>0</text:p>
          </table:table-cell>
          <table:table-cell table:style-name="ce1" table:formula="of:=IF(EXACT([.F168];[.$B$3]);[.$D$3];IF(EXACT([.F168];[.$B$4]);[.$D$4];IF(EXACT([.F168];[.$B$5]);[.$D$5];0)))" office:value-type="float" office:value="0" calcext:value-type="float">
            <text:p>0</text:p>
          </table:table-cell>
          <table:table-cell table:style-name="ce2" table:formula="of:=IF(EXACT([.F168];[.$B$3]);[.$E$3];IF(EXACT([.F168];[.$B$4]);[.$E$4];IF(EXACT([.F16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8]/100*[.R168]-[.Q168]/100*[.T168]" office:value-type="float" office:value="0" calcext:value-type="float">
            <text:p>0.00</text:p>
          </table:table-cell>
          <table:table-cell table:style-name="ce9" table:formula="of:=[.G168]/[.H168]*60" office:value-type="string" office:string-value="" calcext:value-type="error">
            <text:p>#DIV/0!</text:p>
          </table:table-cell>
          <table:table-cell table:style-name="ce9" table:formula="of:=[.U168]/[.H16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69]/60" office:value-type="float" office:value="0" calcext:value-type="float">
            <text:p>0.00</text:p>
          </table:table-cell>
          <table:table-cell table:style-name="ce2"/>
          <table:table-cell table:style-name="ce1" table:formula="of:=IF(EXACT([.C169];&quot;Hard&quot;);60;IF(EXACT([.C169];&quot;Medium&quot;);40;IF(EXACT([.C169];&quot;Easy&quot;);20;0)))" office:value-type="float" office:value="0" calcext:value-type="float">
            <text:p>0</text:p>
          </table:table-cell>
          <table:table-cell table:style-name="ce1" table:formula="of:=IF(EXACT([.F169];[.$B$3]);[.$D$3];IF(EXACT([.F169];[.$B$4]);[.$D$4];IF(EXACT([.F169];[.$B$5]);[.$D$5];0)))" office:value-type="float" office:value="0" calcext:value-type="float">
            <text:p>0</text:p>
          </table:table-cell>
          <table:table-cell table:style-name="ce2" table:formula="of:=IF(EXACT([.F169];[.$B$3]);[.$E$3];IF(EXACT([.F169];[.$B$4]);[.$E$4];IF(EXACT([.F16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69]/100*[.R169]-[.Q169]/100*[.T169]" office:value-type="float" office:value="0" calcext:value-type="float">
            <text:p>0.00</text:p>
          </table:table-cell>
          <table:table-cell table:style-name="ce9" table:formula="of:=[.G169]/[.H169]*60" office:value-type="string" office:string-value="" calcext:value-type="error">
            <text:p>#DIV/0!</text:p>
          </table:table-cell>
          <table:table-cell table:style-name="ce9" table:formula="of:=[.U169]/[.H16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0]/60" office:value-type="float" office:value="0" calcext:value-type="float">
            <text:p>0.00</text:p>
          </table:table-cell>
          <table:table-cell table:style-name="ce2"/>
          <table:table-cell table:style-name="ce1" table:formula="of:=IF(EXACT([.C170];&quot;Hard&quot;);60;IF(EXACT([.C170];&quot;Medium&quot;);40;IF(EXACT([.C170];&quot;Easy&quot;);20;0)))" office:value-type="float" office:value="0" calcext:value-type="float">
            <text:p>0</text:p>
          </table:table-cell>
          <table:table-cell table:style-name="ce1" table:formula="of:=IF(EXACT([.F170];[.$B$3]);[.$D$3];IF(EXACT([.F170];[.$B$4]);[.$D$4];IF(EXACT([.F170];[.$B$5]);[.$D$5];0)))" office:value-type="float" office:value="0" calcext:value-type="float">
            <text:p>0</text:p>
          </table:table-cell>
          <table:table-cell table:style-name="ce2" table:formula="of:=IF(EXACT([.F170];[.$B$3]);[.$E$3];IF(EXACT([.F170];[.$B$4]);[.$E$4];IF(EXACT([.F17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0]/100*[.R170]-[.Q170]/100*[.T170]" office:value-type="float" office:value="0" calcext:value-type="float">
            <text:p>0.00</text:p>
          </table:table-cell>
          <table:table-cell table:style-name="ce9" table:formula="of:=[.G170]/[.H170]*60" office:value-type="string" office:string-value="" calcext:value-type="error">
            <text:p>#DIV/0!</text:p>
          </table:table-cell>
          <table:table-cell table:style-name="ce9" table:formula="of:=[.U170]/[.H17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1]/60" office:value-type="float" office:value="0" calcext:value-type="float">
            <text:p>0.00</text:p>
          </table:table-cell>
          <table:table-cell table:style-name="ce2"/>
          <table:table-cell table:style-name="ce1" table:formula="of:=IF(EXACT([.C171];&quot;Hard&quot;);60;IF(EXACT([.C171];&quot;Medium&quot;);40;IF(EXACT([.C171];&quot;Easy&quot;);20;0)))" office:value-type="float" office:value="0" calcext:value-type="float">
            <text:p>0</text:p>
          </table:table-cell>
          <table:table-cell table:style-name="ce1" table:formula="of:=IF(EXACT([.F171];[.$B$3]);[.$D$3];IF(EXACT([.F171];[.$B$4]);[.$D$4];IF(EXACT([.F171];[.$B$5]);[.$D$5];0)))" office:value-type="float" office:value="0" calcext:value-type="float">
            <text:p>0</text:p>
          </table:table-cell>
          <table:table-cell table:style-name="ce2" table:formula="of:=IF(EXACT([.F171];[.$B$3]);[.$E$3];IF(EXACT([.F171];[.$B$4]);[.$E$4];IF(EXACT([.F17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1]/100*[.R171]-[.Q171]/100*[.T171]" office:value-type="float" office:value="0" calcext:value-type="float">
            <text:p>0.00</text:p>
          </table:table-cell>
          <table:table-cell table:style-name="ce9" table:formula="of:=[.G171]/[.H171]*60" office:value-type="string" office:string-value="" calcext:value-type="error">
            <text:p>#DIV/0!</text:p>
          </table:table-cell>
          <table:table-cell table:style-name="ce9" table:formula="of:=[.U171]/[.H17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2]/60" office:value-type="float" office:value="0" calcext:value-type="float">
            <text:p>0.00</text:p>
          </table:table-cell>
          <table:table-cell table:style-name="ce2"/>
          <table:table-cell table:style-name="ce1" table:formula="of:=IF(EXACT([.C172];&quot;Hard&quot;);60;IF(EXACT([.C172];&quot;Medium&quot;);40;IF(EXACT([.C172];&quot;Easy&quot;);20;0)))" office:value-type="float" office:value="0" calcext:value-type="float">
            <text:p>0</text:p>
          </table:table-cell>
          <table:table-cell table:style-name="ce1" table:formula="of:=IF(EXACT([.F172];[.$B$3]);[.$D$3];IF(EXACT([.F172];[.$B$4]);[.$D$4];IF(EXACT([.F172];[.$B$5]);[.$D$5];0)))" office:value-type="float" office:value="0" calcext:value-type="float">
            <text:p>0</text:p>
          </table:table-cell>
          <table:table-cell table:style-name="ce2" table:formula="of:=IF(EXACT([.F172];[.$B$3]);[.$E$3];IF(EXACT([.F172];[.$B$4]);[.$E$4];IF(EXACT([.F17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2]/100*[.R172]-[.Q172]/100*[.T172]" office:value-type="float" office:value="0" calcext:value-type="float">
            <text:p>0.00</text:p>
          </table:table-cell>
          <table:table-cell table:style-name="ce9" table:formula="of:=[.G172]/[.H172]*60" office:value-type="string" office:string-value="" calcext:value-type="error">
            <text:p>#DIV/0!</text:p>
          </table:table-cell>
          <table:table-cell table:style-name="ce9" table:formula="of:=[.U172]/[.H17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3]/60" office:value-type="float" office:value="0" calcext:value-type="float">
            <text:p>0.00</text:p>
          </table:table-cell>
          <table:table-cell table:style-name="ce2"/>
          <table:table-cell table:style-name="ce1" table:formula="of:=IF(EXACT([.C173];&quot;Hard&quot;);60;IF(EXACT([.C173];&quot;Medium&quot;);40;IF(EXACT([.C173];&quot;Easy&quot;);20;0)))" office:value-type="float" office:value="0" calcext:value-type="float">
            <text:p>0</text:p>
          </table:table-cell>
          <table:table-cell table:style-name="ce1" table:formula="of:=IF(EXACT([.F173];[.$B$3]);[.$D$3];IF(EXACT([.F173];[.$B$4]);[.$D$4];IF(EXACT([.F173];[.$B$5]);[.$D$5];0)))" office:value-type="float" office:value="0" calcext:value-type="float">
            <text:p>0</text:p>
          </table:table-cell>
          <table:table-cell table:style-name="ce2" table:formula="of:=IF(EXACT([.F173];[.$B$3]);[.$E$3];IF(EXACT([.F173];[.$B$4]);[.$E$4];IF(EXACT([.F17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3]/100*[.R173]-[.Q173]/100*[.T173]" office:value-type="float" office:value="0" calcext:value-type="float">
            <text:p>0.00</text:p>
          </table:table-cell>
          <table:table-cell table:style-name="ce9" table:formula="of:=[.G173]/[.H173]*60" office:value-type="string" office:string-value="" calcext:value-type="error">
            <text:p>#DIV/0!</text:p>
          </table:table-cell>
          <table:table-cell table:style-name="ce9" table:formula="of:=[.U173]/[.H17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4]/60" office:value-type="float" office:value="0" calcext:value-type="float">
            <text:p>0.00</text:p>
          </table:table-cell>
          <table:table-cell table:style-name="ce2"/>
          <table:table-cell table:style-name="ce1" table:formula="of:=IF(EXACT([.C174];&quot;Hard&quot;);60;IF(EXACT([.C174];&quot;Medium&quot;);40;IF(EXACT([.C174];&quot;Easy&quot;);20;0)))" office:value-type="float" office:value="0" calcext:value-type="float">
            <text:p>0</text:p>
          </table:table-cell>
          <table:table-cell table:style-name="ce1" table:formula="of:=IF(EXACT([.F174];[.$B$3]);[.$D$3];IF(EXACT([.F174];[.$B$4]);[.$D$4];IF(EXACT([.F174];[.$B$5]);[.$D$5];0)))" office:value-type="float" office:value="0" calcext:value-type="float">
            <text:p>0</text:p>
          </table:table-cell>
          <table:table-cell table:style-name="ce2" table:formula="of:=IF(EXACT([.F174];[.$B$3]);[.$E$3];IF(EXACT([.F174];[.$B$4]);[.$E$4];IF(EXACT([.F17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4]/100*[.R174]-[.Q174]/100*[.T174]" office:value-type="float" office:value="0" calcext:value-type="float">
            <text:p>0.00</text:p>
          </table:table-cell>
          <table:table-cell table:style-name="ce9" table:formula="of:=[.G174]/[.H174]*60" office:value-type="string" office:string-value="" calcext:value-type="error">
            <text:p>#DIV/0!</text:p>
          </table:table-cell>
          <table:table-cell table:style-name="ce9" table:formula="of:=[.U174]/[.H17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5]/60" office:value-type="float" office:value="0" calcext:value-type="float">
            <text:p>0.00</text:p>
          </table:table-cell>
          <table:table-cell table:style-name="ce2"/>
          <table:table-cell table:style-name="ce1" table:formula="of:=IF(EXACT([.C175];&quot;Hard&quot;);60;IF(EXACT([.C175];&quot;Medium&quot;);40;IF(EXACT([.C175];&quot;Easy&quot;);20;0)))" office:value-type="float" office:value="0" calcext:value-type="float">
            <text:p>0</text:p>
          </table:table-cell>
          <table:table-cell table:style-name="ce1" table:formula="of:=IF(EXACT([.F175];[.$B$3]);[.$D$3];IF(EXACT([.F175];[.$B$4]);[.$D$4];IF(EXACT([.F175];[.$B$5]);[.$D$5];0)))" office:value-type="float" office:value="0" calcext:value-type="float">
            <text:p>0</text:p>
          </table:table-cell>
          <table:table-cell table:style-name="ce2" table:formula="of:=IF(EXACT([.F175];[.$B$3]);[.$E$3];IF(EXACT([.F175];[.$B$4]);[.$E$4];IF(EXACT([.F17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5]/100*[.R175]-[.Q175]/100*[.T175]" office:value-type="float" office:value="0" calcext:value-type="float">
            <text:p>0.00</text:p>
          </table:table-cell>
          <table:table-cell table:style-name="ce9" table:formula="of:=[.G175]/[.H175]*60" office:value-type="string" office:string-value="" calcext:value-type="error">
            <text:p>#DIV/0!</text:p>
          </table:table-cell>
          <table:table-cell table:style-name="ce9" table:formula="of:=[.U175]/[.H17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6]/60" office:value-type="float" office:value="0" calcext:value-type="float">
            <text:p>0.00</text:p>
          </table:table-cell>
          <table:table-cell table:style-name="ce2"/>
          <table:table-cell table:style-name="ce1" table:formula="of:=IF(EXACT([.C176];&quot;Hard&quot;);60;IF(EXACT([.C176];&quot;Medium&quot;);40;IF(EXACT([.C176];&quot;Easy&quot;);20;0)))" office:value-type="float" office:value="0" calcext:value-type="float">
            <text:p>0</text:p>
          </table:table-cell>
          <table:table-cell table:style-name="ce1" table:formula="of:=IF(EXACT([.F176];[.$B$3]);[.$D$3];IF(EXACT([.F176];[.$B$4]);[.$D$4];IF(EXACT([.F176];[.$B$5]);[.$D$5];0)))" office:value-type="float" office:value="0" calcext:value-type="float">
            <text:p>0</text:p>
          </table:table-cell>
          <table:table-cell table:style-name="ce2" table:formula="of:=IF(EXACT([.F176];[.$B$3]);[.$E$3];IF(EXACT([.F176];[.$B$4]);[.$E$4];IF(EXACT([.F17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6]/100*[.R176]-[.Q176]/100*[.T176]" office:value-type="float" office:value="0" calcext:value-type="float">
            <text:p>0.00</text:p>
          </table:table-cell>
          <table:table-cell table:style-name="ce9" table:formula="of:=[.G176]/[.H176]*60" office:value-type="string" office:string-value="" calcext:value-type="error">
            <text:p>#DIV/0!</text:p>
          </table:table-cell>
          <table:table-cell table:style-name="ce9" table:formula="of:=[.U176]/[.H17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7]/60" office:value-type="float" office:value="0" calcext:value-type="float">
            <text:p>0.00</text:p>
          </table:table-cell>
          <table:table-cell table:style-name="ce2"/>
          <table:table-cell table:style-name="ce1" table:formula="of:=IF(EXACT([.C177];&quot;Hard&quot;);60;IF(EXACT([.C177];&quot;Medium&quot;);40;IF(EXACT([.C177];&quot;Easy&quot;);20;0)))" office:value-type="float" office:value="0" calcext:value-type="float">
            <text:p>0</text:p>
          </table:table-cell>
          <table:table-cell table:style-name="ce1" table:formula="of:=IF(EXACT([.F177];[.$B$3]);[.$D$3];IF(EXACT([.F177];[.$B$4]);[.$D$4];IF(EXACT([.F177];[.$B$5]);[.$D$5];0)))" office:value-type="float" office:value="0" calcext:value-type="float">
            <text:p>0</text:p>
          </table:table-cell>
          <table:table-cell table:style-name="ce2" table:formula="of:=IF(EXACT([.F177];[.$B$3]);[.$E$3];IF(EXACT([.F177];[.$B$4]);[.$E$4];IF(EXACT([.F17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7]/100*[.R177]-[.Q177]/100*[.T177]" office:value-type="float" office:value="0" calcext:value-type="float">
            <text:p>0.00</text:p>
          </table:table-cell>
          <table:table-cell table:style-name="ce9" table:formula="of:=[.G177]/[.H177]*60" office:value-type="string" office:string-value="" calcext:value-type="error">
            <text:p>#DIV/0!</text:p>
          </table:table-cell>
          <table:table-cell table:style-name="ce9" table:formula="of:=[.U177]/[.H17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8]/60" office:value-type="float" office:value="0" calcext:value-type="float">
            <text:p>0.00</text:p>
          </table:table-cell>
          <table:table-cell table:style-name="ce2"/>
          <table:table-cell table:style-name="ce1" table:formula="of:=IF(EXACT([.C178];&quot;Hard&quot;);60;IF(EXACT([.C178];&quot;Medium&quot;);40;IF(EXACT([.C178];&quot;Easy&quot;);20;0)))" office:value-type="float" office:value="0" calcext:value-type="float">
            <text:p>0</text:p>
          </table:table-cell>
          <table:table-cell table:style-name="ce1" table:formula="of:=IF(EXACT([.F178];[.$B$3]);[.$D$3];IF(EXACT([.F178];[.$B$4]);[.$D$4];IF(EXACT([.F178];[.$B$5]);[.$D$5];0)))" office:value-type="float" office:value="0" calcext:value-type="float">
            <text:p>0</text:p>
          </table:table-cell>
          <table:table-cell table:style-name="ce2" table:formula="of:=IF(EXACT([.F178];[.$B$3]);[.$E$3];IF(EXACT([.F178];[.$B$4]);[.$E$4];IF(EXACT([.F17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8]/100*[.R178]-[.Q178]/100*[.T178]" office:value-type="float" office:value="0" calcext:value-type="float">
            <text:p>0.00</text:p>
          </table:table-cell>
          <table:table-cell table:style-name="ce9" table:formula="of:=[.G178]/[.H178]*60" office:value-type="string" office:string-value="" calcext:value-type="error">
            <text:p>#DIV/0!</text:p>
          </table:table-cell>
          <table:table-cell table:style-name="ce9" table:formula="of:=[.U178]/[.H17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79]/60" office:value-type="float" office:value="0" calcext:value-type="float">
            <text:p>0.00</text:p>
          </table:table-cell>
          <table:table-cell table:style-name="ce2"/>
          <table:table-cell table:style-name="ce1" table:formula="of:=IF(EXACT([.C179];&quot;Hard&quot;);60;IF(EXACT([.C179];&quot;Medium&quot;);40;IF(EXACT([.C179];&quot;Easy&quot;);20;0)))" office:value-type="float" office:value="0" calcext:value-type="float">
            <text:p>0</text:p>
          </table:table-cell>
          <table:table-cell table:style-name="ce1" table:formula="of:=IF(EXACT([.F179];[.$B$3]);[.$D$3];IF(EXACT([.F179];[.$B$4]);[.$D$4];IF(EXACT([.F179];[.$B$5]);[.$D$5];0)))" office:value-type="float" office:value="0" calcext:value-type="float">
            <text:p>0</text:p>
          </table:table-cell>
          <table:table-cell table:style-name="ce2" table:formula="of:=IF(EXACT([.F179];[.$B$3]);[.$E$3];IF(EXACT([.F179];[.$B$4]);[.$E$4];IF(EXACT([.F17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79]/100*[.R179]-[.Q179]/100*[.T179]" office:value-type="float" office:value="0" calcext:value-type="float">
            <text:p>0.00</text:p>
          </table:table-cell>
          <table:table-cell table:style-name="ce9" table:formula="of:=[.G179]/[.H179]*60" office:value-type="string" office:string-value="" calcext:value-type="error">
            <text:p>#DIV/0!</text:p>
          </table:table-cell>
          <table:table-cell table:style-name="ce9" table:formula="of:=[.U179]/[.H17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0]/60" office:value-type="float" office:value="0" calcext:value-type="float">
            <text:p>0.00</text:p>
          </table:table-cell>
          <table:table-cell table:style-name="ce2"/>
          <table:table-cell table:style-name="ce1" table:formula="of:=IF(EXACT([.C180];&quot;Hard&quot;);60;IF(EXACT([.C180];&quot;Medium&quot;);40;IF(EXACT([.C180];&quot;Easy&quot;);20;0)))" office:value-type="float" office:value="0" calcext:value-type="float">
            <text:p>0</text:p>
          </table:table-cell>
          <table:table-cell table:style-name="ce1" table:formula="of:=IF(EXACT([.F180];[.$B$3]);[.$D$3];IF(EXACT([.F180];[.$B$4]);[.$D$4];IF(EXACT([.F180];[.$B$5]);[.$D$5];0)))" office:value-type="float" office:value="0" calcext:value-type="float">
            <text:p>0</text:p>
          </table:table-cell>
          <table:table-cell table:style-name="ce2" table:formula="of:=IF(EXACT([.F180];[.$B$3]);[.$E$3];IF(EXACT([.F180];[.$B$4]);[.$E$4];IF(EXACT([.F18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0]/100*[.R180]-[.Q180]/100*[.T180]" office:value-type="float" office:value="0" calcext:value-type="float">
            <text:p>0.00</text:p>
          </table:table-cell>
          <table:table-cell table:style-name="ce9" table:formula="of:=[.G180]/[.H180]*60" office:value-type="string" office:string-value="" calcext:value-type="error">
            <text:p>#DIV/0!</text:p>
          </table:table-cell>
          <table:table-cell table:style-name="ce9" table:formula="of:=[.U180]/[.H18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1]/60" office:value-type="float" office:value="0" calcext:value-type="float">
            <text:p>0.00</text:p>
          </table:table-cell>
          <table:table-cell table:style-name="ce2"/>
          <table:table-cell table:style-name="ce1" table:formula="of:=IF(EXACT([.C181];&quot;Hard&quot;);60;IF(EXACT([.C181];&quot;Medium&quot;);40;IF(EXACT([.C181];&quot;Easy&quot;);20;0)))" office:value-type="float" office:value="0" calcext:value-type="float">
            <text:p>0</text:p>
          </table:table-cell>
          <table:table-cell table:style-name="ce1" table:formula="of:=IF(EXACT([.F181];[.$B$3]);[.$D$3];IF(EXACT([.F181];[.$B$4]);[.$D$4];IF(EXACT([.F181];[.$B$5]);[.$D$5];0)))" office:value-type="float" office:value="0" calcext:value-type="float">
            <text:p>0</text:p>
          </table:table-cell>
          <table:table-cell table:style-name="ce2" table:formula="of:=IF(EXACT([.F181];[.$B$3]);[.$E$3];IF(EXACT([.F181];[.$B$4]);[.$E$4];IF(EXACT([.F18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1]/100*[.R181]-[.Q181]/100*[.T181]" office:value-type="float" office:value="0" calcext:value-type="float">
            <text:p>0.00</text:p>
          </table:table-cell>
          <table:table-cell table:style-name="ce9" table:formula="of:=[.G181]/[.H181]*60" office:value-type="string" office:string-value="" calcext:value-type="error">
            <text:p>#DIV/0!</text:p>
          </table:table-cell>
          <table:table-cell table:style-name="ce9" table:formula="of:=[.U181]/[.H18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2]/60" office:value-type="float" office:value="0" calcext:value-type="float">
            <text:p>0.00</text:p>
          </table:table-cell>
          <table:table-cell table:style-name="ce2"/>
          <table:table-cell table:style-name="ce1" table:formula="of:=IF(EXACT([.C182];&quot;Hard&quot;);60;IF(EXACT([.C182];&quot;Medium&quot;);40;IF(EXACT([.C182];&quot;Easy&quot;);20;0)))" office:value-type="float" office:value="0" calcext:value-type="float">
            <text:p>0</text:p>
          </table:table-cell>
          <table:table-cell table:style-name="ce1" table:formula="of:=IF(EXACT([.F182];[.$B$3]);[.$D$3];IF(EXACT([.F182];[.$B$4]);[.$D$4];IF(EXACT([.F182];[.$B$5]);[.$D$5];0)))" office:value-type="float" office:value="0" calcext:value-type="float">
            <text:p>0</text:p>
          </table:table-cell>
          <table:table-cell table:style-name="ce2" table:formula="of:=IF(EXACT([.F182];[.$B$3]);[.$E$3];IF(EXACT([.F182];[.$B$4]);[.$E$4];IF(EXACT([.F18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2]/100*[.R182]-[.Q182]/100*[.T182]" office:value-type="float" office:value="0" calcext:value-type="float">
            <text:p>0.00</text:p>
          </table:table-cell>
          <table:table-cell table:style-name="ce9" table:formula="of:=[.G182]/[.H182]*60" office:value-type="string" office:string-value="" calcext:value-type="error">
            <text:p>#DIV/0!</text:p>
          </table:table-cell>
          <table:table-cell table:style-name="ce9" table:formula="of:=[.U182]/[.H18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3]/60" office:value-type="float" office:value="0" calcext:value-type="float">
            <text:p>0.00</text:p>
          </table:table-cell>
          <table:table-cell table:style-name="ce2"/>
          <table:table-cell table:style-name="ce1" table:formula="of:=IF(EXACT([.C183];&quot;Hard&quot;);60;IF(EXACT([.C183];&quot;Medium&quot;);40;IF(EXACT([.C183];&quot;Easy&quot;);20;0)))" office:value-type="float" office:value="0" calcext:value-type="float">
            <text:p>0</text:p>
          </table:table-cell>
          <table:table-cell table:style-name="ce1" table:formula="of:=IF(EXACT([.F183];[.$B$3]);[.$D$3];IF(EXACT([.F183];[.$B$4]);[.$D$4];IF(EXACT([.F183];[.$B$5]);[.$D$5];0)))" office:value-type="float" office:value="0" calcext:value-type="float">
            <text:p>0</text:p>
          </table:table-cell>
          <table:table-cell table:style-name="ce2" table:formula="of:=IF(EXACT([.F183];[.$B$3]);[.$E$3];IF(EXACT([.F183];[.$B$4]);[.$E$4];IF(EXACT([.F18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3]/100*[.R183]-[.Q183]/100*[.T183]" office:value-type="float" office:value="0" calcext:value-type="float">
            <text:p>0.00</text:p>
          </table:table-cell>
          <table:table-cell table:style-name="ce9" table:formula="of:=[.G183]/[.H183]*60" office:value-type="string" office:string-value="" calcext:value-type="error">
            <text:p>#DIV/0!</text:p>
          </table:table-cell>
          <table:table-cell table:style-name="ce9" table:formula="of:=[.U183]/[.H18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4]/60" office:value-type="float" office:value="0" calcext:value-type="float">
            <text:p>0.00</text:p>
          </table:table-cell>
          <table:table-cell table:style-name="ce2"/>
          <table:table-cell table:style-name="ce1" table:formula="of:=IF(EXACT([.C184];&quot;Hard&quot;);60;IF(EXACT([.C184];&quot;Medium&quot;);40;IF(EXACT([.C184];&quot;Easy&quot;);20;0)))" office:value-type="float" office:value="0" calcext:value-type="float">
            <text:p>0</text:p>
          </table:table-cell>
          <table:table-cell table:style-name="ce1" table:formula="of:=IF(EXACT([.F184];[.$B$3]);[.$D$3];IF(EXACT([.F184];[.$B$4]);[.$D$4];IF(EXACT([.F184];[.$B$5]);[.$D$5];0)))" office:value-type="float" office:value="0" calcext:value-type="float">
            <text:p>0</text:p>
          </table:table-cell>
          <table:table-cell table:style-name="ce2" table:formula="of:=IF(EXACT([.F184];[.$B$3]);[.$E$3];IF(EXACT([.F184];[.$B$4]);[.$E$4];IF(EXACT([.F18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4]/100*[.R184]-[.Q184]/100*[.T184]" office:value-type="float" office:value="0" calcext:value-type="float">
            <text:p>0.00</text:p>
          </table:table-cell>
          <table:table-cell table:style-name="ce9" table:formula="of:=[.G184]/[.H184]*60" office:value-type="string" office:string-value="" calcext:value-type="error">
            <text:p>#DIV/0!</text:p>
          </table:table-cell>
          <table:table-cell table:style-name="ce9" table:formula="of:=[.U184]/[.H18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5]/60" office:value-type="float" office:value="0" calcext:value-type="float">
            <text:p>0.00</text:p>
          </table:table-cell>
          <table:table-cell table:style-name="ce2"/>
          <table:table-cell table:style-name="ce1" table:formula="of:=IF(EXACT([.C185];&quot;Hard&quot;);60;IF(EXACT([.C185];&quot;Medium&quot;);40;IF(EXACT([.C185];&quot;Easy&quot;);20;0)))" office:value-type="float" office:value="0" calcext:value-type="float">
            <text:p>0</text:p>
          </table:table-cell>
          <table:table-cell table:style-name="ce1" table:formula="of:=IF(EXACT([.F185];[.$B$3]);[.$D$3];IF(EXACT([.F185];[.$B$4]);[.$D$4];IF(EXACT([.F185];[.$B$5]);[.$D$5];0)))" office:value-type="float" office:value="0" calcext:value-type="float">
            <text:p>0</text:p>
          </table:table-cell>
          <table:table-cell table:style-name="ce2" table:formula="of:=IF(EXACT([.F185];[.$B$3]);[.$E$3];IF(EXACT([.F185];[.$B$4]);[.$E$4];IF(EXACT([.F18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5]/100*[.R185]-[.Q185]/100*[.T185]" office:value-type="float" office:value="0" calcext:value-type="float">
            <text:p>0.00</text:p>
          </table:table-cell>
          <table:table-cell table:style-name="ce9" table:formula="of:=[.G185]/[.H185]*60" office:value-type="string" office:string-value="" calcext:value-type="error">
            <text:p>#DIV/0!</text:p>
          </table:table-cell>
          <table:table-cell table:style-name="ce9" table:formula="of:=[.U185]/[.H18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6]/60" office:value-type="float" office:value="0" calcext:value-type="float">
            <text:p>0.00</text:p>
          </table:table-cell>
          <table:table-cell table:style-name="ce2"/>
          <table:table-cell table:style-name="ce1" table:formula="of:=IF(EXACT([.C186];&quot;Hard&quot;);60;IF(EXACT([.C186];&quot;Medium&quot;);40;IF(EXACT([.C186];&quot;Easy&quot;);20;0)))" office:value-type="float" office:value="0" calcext:value-type="float">
            <text:p>0</text:p>
          </table:table-cell>
          <table:table-cell table:style-name="ce1" table:formula="of:=IF(EXACT([.F186];[.$B$3]);[.$D$3];IF(EXACT([.F186];[.$B$4]);[.$D$4];IF(EXACT([.F186];[.$B$5]);[.$D$5];0)))" office:value-type="float" office:value="0" calcext:value-type="float">
            <text:p>0</text:p>
          </table:table-cell>
          <table:table-cell table:style-name="ce2" table:formula="of:=IF(EXACT([.F186];[.$B$3]);[.$E$3];IF(EXACT([.F186];[.$B$4]);[.$E$4];IF(EXACT([.F18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6]/100*[.R186]-[.Q186]/100*[.T186]" office:value-type="float" office:value="0" calcext:value-type="float">
            <text:p>0.00</text:p>
          </table:table-cell>
          <table:table-cell table:style-name="ce9" table:formula="of:=[.G186]/[.H186]*60" office:value-type="string" office:string-value="" calcext:value-type="error">
            <text:p>#DIV/0!</text:p>
          </table:table-cell>
          <table:table-cell table:style-name="ce9" table:formula="of:=[.U186]/[.H18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7]/60" office:value-type="float" office:value="0" calcext:value-type="float">
            <text:p>0.00</text:p>
          </table:table-cell>
          <table:table-cell table:style-name="ce2"/>
          <table:table-cell table:style-name="ce1" table:formula="of:=IF(EXACT([.C187];&quot;Hard&quot;);60;IF(EXACT([.C187];&quot;Medium&quot;);40;IF(EXACT([.C187];&quot;Easy&quot;);20;0)))" office:value-type="float" office:value="0" calcext:value-type="float">
            <text:p>0</text:p>
          </table:table-cell>
          <table:table-cell table:style-name="ce1" table:formula="of:=IF(EXACT([.F187];[.$B$3]);[.$D$3];IF(EXACT([.F187];[.$B$4]);[.$D$4];IF(EXACT([.F187];[.$B$5]);[.$D$5];0)))" office:value-type="float" office:value="0" calcext:value-type="float">
            <text:p>0</text:p>
          </table:table-cell>
          <table:table-cell table:style-name="ce2" table:formula="of:=IF(EXACT([.F187];[.$B$3]);[.$E$3];IF(EXACT([.F187];[.$B$4]);[.$E$4];IF(EXACT([.F18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7]/100*[.R187]-[.Q187]/100*[.T187]" office:value-type="float" office:value="0" calcext:value-type="float">
            <text:p>0.00</text:p>
          </table:table-cell>
          <table:table-cell table:style-name="ce9" table:formula="of:=[.G187]/[.H187]*60" office:value-type="string" office:string-value="" calcext:value-type="error">
            <text:p>#DIV/0!</text:p>
          </table:table-cell>
          <table:table-cell table:style-name="ce9" table:formula="of:=[.U187]/[.H18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8]/60" office:value-type="float" office:value="0" calcext:value-type="float">
            <text:p>0.00</text:p>
          </table:table-cell>
          <table:table-cell table:style-name="ce2"/>
          <table:table-cell table:style-name="ce1" table:formula="of:=IF(EXACT([.C188];&quot;Hard&quot;);60;IF(EXACT([.C188];&quot;Medium&quot;);40;IF(EXACT([.C188];&quot;Easy&quot;);20;0)))" office:value-type="float" office:value="0" calcext:value-type="float">
            <text:p>0</text:p>
          </table:table-cell>
          <table:table-cell table:style-name="ce1" table:formula="of:=IF(EXACT([.F188];[.$B$3]);[.$D$3];IF(EXACT([.F188];[.$B$4]);[.$D$4];IF(EXACT([.F188];[.$B$5]);[.$D$5];0)))" office:value-type="float" office:value="0" calcext:value-type="float">
            <text:p>0</text:p>
          </table:table-cell>
          <table:table-cell table:style-name="ce2" table:formula="of:=IF(EXACT([.F188];[.$B$3]);[.$E$3];IF(EXACT([.F188];[.$B$4]);[.$E$4];IF(EXACT([.F18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8]/100*[.R188]-[.Q188]/100*[.T188]" office:value-type="float" office:value="0" calcext:value-type="float">
            <text:p>0.00</text:p>
          </table:table-cell>
          <table:table-cell table:style-name="ce9" table:formula="of:=[.G188]/[.H188]*60" office:value-type="string" office:string-value="" calcext:value-type="error">
            <text:p>#DIV/0!</text:p>
          </table:table-cell>
          <table:table-cell table:style-name="ce9" table:formula="of:=[.U188]/[.H18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89]/60" office:value-type="float" office:value="0" calcext:value-type="float">
            <text:p>0.00</text:p>
          </table:table-cell>
          <table:table-cell table:style-name="ce2"/>
          <table:table-cell table:style-name="ce1" table:formula="of:=IF(EXACT([.C189];&quot;Hard&quot;);60;IF(EXACT([.C189];&quot;Medium&quot;);40;IF(EXACT([.C189];&quot;Easy&quot;);20;0)))" office:value-type="float" office:value="0" calcext:value-type="float">
            <text:p>0</text:p>
          </table:table-cell>
          <table:table-cell table:style-name="ce1" table:formula="of:=IF(EXACT([.F189];[.$B$3]);[.$D$3];IF(EXACT([.F189];[.$B$4]);[.$D$4];IF(EXACT([.F189];[.$B$5]);[.$D$5];0)))" office:value-type="float" office:value="0" calcext:value-type="float">
            <text:p>0</text:p>
          </table:table-cell>
          <table:table-cell table:style-name="ce2" table:formula="of:=IF(EXACT([.F189];[.$B$3]);[.$E$3];IF(EXACT([.F189];[.$B$4]);[.$E$4];IF(EXACT([.F18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89]/100*[.R189]-[.Q189]/100*[.T189]" office:value-type="float" office:value="0" calcext:value-type="float">
            <text:p>0.00</text:p>
          </table:table-cell>
          <table:table-cell table:style-name="ce9" table:formula="of:=[.G189]/[.H189]*60" office:value-type="string" office:string-value="" calcext:value-type="error">
            <text:p>#DIV/0!</text:p>
          </table:table-cell>
          <table:table-cell table:style-name="ce9" table:formula="of:=[.U189]/[.H18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0]/60" office:value-type="float" office:value="0" calcext:value-type="float">
            <text:p>0.00</text:p>
          </table:table-cell>
          <table:table-cell table:style-name="ce2"/>
          <table:table-cell table:style-name="ce1" table:formula="of:=IF(EXACT([.C190];&quot;Hard&quot;);60;IF(EXACT([.C190];&quot;Medium&quot;);40;IF(EXACT([.C190];&quot;Easy&quot;);20;0)))" office:value-type="float" office:value="0" calcext:value-type="float">
            <text:p>0</text:p>
          </table:table-cell>
          <table:table-cell table:style-name="ce1" table:formula="of:=IF(EXACT([.F190];[.$B$3]);[.$D$3];IF(EXACT([.F190];[.$B$4]);[.$D$4];IF(EXACT([.F190];[.$B$5]);[.$D$5];0)))" office:value-type="float" office:value="0" calcext:value-type="float">
            <text:p>0</text:p>
          </table:table-cell>
          <table:table-cell table:style-name="ce2" table:formula="of:=IF(EXACT([.F190];[.$B$3]);[.$E$3];IF(EXACT([.F190];[.$B$4]);[.$E$4];IF(EXACT([.F19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0]/100*[.R190]-[.Q190]/100*[.T190]" office:value-type="float" office:value="0" calcext:value-type="float">
            <text:p>0.00</text:p>
          </table:table-cell>
          <table:table-cell table:style-name="ce9" table:formula="of:=[.G190]/[.H190]*60" office:value-type="string" office:string-value="" calcext:value-type="error">
            <text:p>#DIV/0!</text:p>
          </table:table-cell>
          <table:table-cell table:style-name="ce9" table:formula="of:=[.U190]/[.H19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1]/60" office:value-type="float" office:value="0" calcext:value-type="float">
            <text:p>0.00</text:p>
          </table:table-cell>
          <table:table-cell table:style-name="ce2"/>
          <table:table-cell table:style-name="ce1" table:formula="of:=IF(EXACT([.C191];&quot;Hard&quot;);60;IF(EXACT([.C191];&quot;Medium&quot;);40;IF(EXACT([.C191];&quot;Easy&quot;);20;0)))" office:value-type="float" office:value="0" calcext:value-type="float">
            <text:p>0</text:p>
          </table:table-cell>
          <table:table-cell table:style-name="ce1" table:formula="of:=IF(EXACT([.F191];[.$B$3]);[.$D$3];IF(EXACT([.F191];[.$B$4]);[.$D$4];IF(EXACT([.F191];[.$B$5]);[.$D$5];0)))" office:value-type="float" office:value="0" calcext:value-type="float">
            <text:p>0</text:p>
          </table:table-cell>
          <table:table-cell table:style-name="ce2" table:formula="of:=IF(EXACT([.F191];[.$B$3]);[.$E$3];IF(EXACT([.F191];[.$B$4]);[.$E$4];IF(EXACT([.F19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1]/100*[.R191]-[.Q191]/100*[.T191]" office:value-type="float" office:value="0" calcext:value-type="float">
            <text:p>0.00</text:p>
          </table:table-cell>
          <table:table-cell table:style-name="ce9" table:formula="of:=[.G191]/[.H191]*60" office:value-type="string" office:string-value="" calcext:value-type="error">
            <text:p>#DIV/0!</text:p>
          </table:table-cell>
          <table:table-cell table:style-name="ce9" table:formula="of:=[.U191]/[.H19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2]/60" office:value-type="float" office:value="0" calcext:value-type="float">
            <text:p>0.00</text:p>
          </table:table-cell>
          <table:table-cell table:style-name="ce2"/>
          <table:table-cell table:style-name="ce1" table:formula="of:=IF(EXACT([.C192];&quot;Hard&quot;);60;IF(EXACT([.C192];&quot;Medium&quot;);40;IF(EXACT([.C192];&quot;Easy&quot;);20;0)))" office:value-type="float" office:value="0" calcext:value-type="float">
            <text:p>0</text:p>
          </table:table-cell>
          <table:table-cell table:style-name="ce1" table:formula="of:=IF(EXACT([.F192];[.$B$3]);[.$D$3];IF(EXACT([.F192];[.$B$4]);[.$D$4];IF(EXACT([.F192];[.$B$5]);[.$D$5];0)))" office:value-type="float" office:value="0" calcext:value-type="float">
            <text:p>0</text:p>
          </table:table-cell>
          <table:table-cell table:style-name="ce2" table:formula="of:=IF(EXACT([.F192];[.$B$3]);[.$E$3];IF(EXACT([.F192];[.$B$4]);[.$E$4];IF(EXACT([.F19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2]/100*[.R192]-[.Q192]/100*[.T192]" office:value-type="float" office:value="0" calcext:value-type="float">
            <text:p>0.00</text:p>
          </table:table-cell>
          <table:table-cell table:style-name="ce9" table:formula="of:=[.G192]/[.H192]*60" office:value-type="string" office:string-value="" calcext:value-type="error">
            <text:p>#DIV/0!</text:p>
          </table:table-cell>
          <table:table-cell table:style-name="ce9" table:formula="of:=[.U192]/[.H19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3]/60" office:value-type="float" office:value="0" calcext:value-type="float">
            <text:p>0.00</text:p>
          </table:table-cell>
          <table:table-cell table:style-name="ce2"/>
          <table:table-cell table:style-name="ce1" table:formula="of:=IF(EXACT([.C193];&quot;Hard&quot;);60;IF(EXACT([.C193];&quot;Medium&quot;);40;IF(EXACT([.C193];&quot;Easy&quot;);20;0)))" office:value-type="float" office:value="0" calcext:value-type="float">
            <text:p>0</text:p>
          </table:table-cell>
          <table:table-cell table:style-name="ce1" table:formula="of:=IF(EXACT([.F193];[.$B$3]);[.$D$3];IF(EXACT([.F193];[.$B$4]);[.$D$4];IF(EXACT([.F193];[.$B$5]);[.$D$5];0)))" office:value-type="float" office:value="0" calcext:value-type="float">
            <text:p>0</text:p>
          </table:table-cell>
          <table:table-cell table:style-name="ce2" table:formula="of:=IF(EXACT([.F193];[.$B$3]);[.$E$3];IF(EXACT([.F193];[.$B$4]);[.$E$4];IF(EXACT([.F19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3]/100*[.R193]-[.Q193]/100*[.T193]" office:value-type="float" office:value="0" calcext:value-type="float">
            <text:p>0.00</text:p>
          </table:table-cell>
          <table:table-cell table:style-name="ce9" table:formula="of:=[.G193]/[.H193]*60" office:value-type="string" office:string-value="" calcext:value-type="error">
            <text:p>#DIV/0!</text:p>
          </table:table-cell>
          <table:table-cell table:style-name="ce9" table:formula="of:=[.U193]/[.H19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4]/60" office:value-type="float" office:value="0" calcext:value-type="float">
            <text:p>0.00</text:p>
          </table:table-cell>
          <table:table-cell table:style-name="ce2"/>
          <table:table-cell table:style-name="ce1" table:formula="of:=IF(EXACT([.C194];&quot;Hard&quot;);60;IF(EXACT([.C194];&quot;Medium&quot;);40;IF(EXACT([.C194];&quot;Easy&quot;);20;0)))" office:value-type="float" office:value="0" calcext:value-type="float">
            <text:p>0</text:p>
          </table:table-cell>
          <table:table-cell table:style-name="ce1" table:formula="of:=IF(EXACT([.F194];[.$B$3]);[.$D$3];IF(EXACT([.F194];[.$B$4]);[.$D$4];IF(EXACT([.F194];[.$B$5]);[.$D$5];0)))" office:value-type="float" office:value="0" calcext:value-type="float">
            <text:p>0</text:p>
          </table:table-cell>
          <table:table-cell table:style-name="ce2" table:formula="of:=IF(EXACT([.F194];[.$B$3]);[.$E$3];IF(EXACT([.F194];[.$B$4]);[.$E$4];IF(EXACT([.F19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4]/100*[.R194]-[.Q194]/100*[.T194]" office:value-type="float" office:value="0" calcext:value-type="float">
            <text:p>0.00</text:p>
          </table:table-cell>
          <table:table-cell table:style-name="ce9" table:formula="of:=[.G194]/[.H194]*60" office:value-type="string" office:string-value="" calcext:value-type="error">
            <text:p>#DIV/0!</text:p>
          </table:table-cell>
          <table:table-cell table:style-name="ce9" table:formula="of:=[.U194]/[.H19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5]/60" office:value-type="float" office:value="0" calcext:value-type="float">
            <text:p>0.00</text:p>
          </table:table-cell>
          <table:table-cell table:style-name="ce2"/>
          <table:table-cell table:style-name="ce1" table:formula="of:=IF(EXACT([.C195];&quot;Hard&quot;);60;IF(EXACT([.C195];&quot;Medium&quot;);40;IF(EXACT([.C195];&quot;Easy&quot;);20;0)))" office:value-type="float" office:value="0" calcext:value-type="float">
            <text:p>0</text:p>
          </table:table-cell>
          <table:table-cell table:style-name="ce1" table:formula="of:=IF(EXACT([.F195];[.$B$3]);[.$D$3];IF(EXACT([.F195];[.$B$4]);[.$D$4];IF(EXACT([.F195];[.$B$5]);[.$D$5];0)))" office:value-type="float" office:value="0" calcext:value-type="float">
            <text:p>0</text:p>
          </table:table-cell>
          <table:table-cell table:style-name="ce2" table:formula="of:=IF(EXACT([.F195];[.$B$3]);[.$E$3];IF(EXACT([.F195];[.$B$4]);[.$E$4];IF(EXACT([.F19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5]/100*[.R195]-[.Q195]/100*[.T195]" office:value-type="float" office:value="0" calcext:value-type="float">
            <text:p>0.00</text:p>
          </table:table-cell>
          <table:table-cell table:style-name="ce9" table:formula="of:=[.G195]/[.H195]*60" office:value-type="string" office:string-value="" calcext:value-type="error">
            <text:p>#DIV/0!</text:p>
          </table:table-cell>
          <table:table-cell table:style-name="ce9" table:formula="of:=[.U195]/[.H19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6]/60" office:value-type="float" office:value="0" calcext:value-type="float">
            <text:p>0.00</text:p>
          </table:table-cell>
          <table:table-cell table:style-name="ce2"/>
          <table:table-cell table:style-name="ce1" table:formula="of:=IF(EXACT([.C196];&quot;Hard&quot;);60;IF(EXACT([.C196];&quot;Medium&quot;);40;IF(EXACT([.C196];&quot;Easy&quot;);20;0)))" office:value-type="float" office:value="0" calcext:value-type="float">
            <text:p>0</text:p>
          </table:table-cell>
          <table:table-cell table:style-name="ce1" table:formula="of:=IF(EXACT([.F196];[.$B$3]);[.$D$3];IF(EXACT([.F196];[.$B$4]);[.$D$4];IF(EXACT([.F196];[.$B$5]);[.$D$5];0)))" office:value-type="float" office:value="0" calcext:value-type="float">
            <text:p>0</text:p>
          </table:table-cell>
          <table:table-cell table:style-name="ce2" table:formula="of:=IF(EXACT([.F196];[.$B$3]);[.$E$3];IF(EXACT([.F196];[.$B$4]);[.$E$4];IF(EXACT([.F19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6]/100*[.R196]-[.Q196]/100*[.T196]" office:value-type="float" office:value="0" calcext:value-type="float">
            <text:p>0.00</text:p>
          </table:table-cell>
          <table:table-cell table:style-name="ce9" table:formula="of:=[.G196]/[.H196]*60" office:value-type="string" office:string-value="" calcext:value-type="error">
            <text:p>#DIV/0!</text:p>
          </table:table-cell>
          <table:table-cell table:style-name="ce9" table:formula="of:=[.U196]/[.H19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7]/60" office:value-type="float" office:value="0" calcext:value-type="float">
            <text:p>0.00</text:p>
          </table:table-cell>
          <table:table-cell table:style-name="ce2"/>
          <table:table-cell table:style-name="ce1" table:formula="of:=IF(EXACT([.C197];&quot;Hard&quot;);60;IF(EXACT([.C197];&quot;Medium&quot;);40;IF(EXACT([.C197];&quot;Easy&quot;);20;0)))" office:value-type="float" office:value="0" calcext:value-type="float">
            <text:p>0</text:p>
          </table:table-cell>
          <table:table-cell table:style-name="ce1" table:formula="of:=IF(EXACT([.F197];[.$B$3]);[.$D$3];IF(EXACT([.F197];[.$B$4]);[.$D$4];IF(EXACT([.F197];[.$B$5]);[.$D$5];0)))" office:value-type="float" office:value="0" calcext:value-type="float">
            <text:p>0</text:p>
          </table:table-cell>
          <table:table-cell table:style-name="ce2" table:formula="of:=IF(EXACT([.F197];[.$B$3]);[.$E$3];IF(EXACT([.F197];[.$B$4]);[.$E$4];IF(EXACT([.F19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7]/100*[.R197]-[.Q197]/100*[.T197]" office:value-type="float" office:value="0" calcext:value-type="float">
            <text:p>0.00</text:p>
          </table:table-cell>
          <table:table-cell table:style-name="ce9" table:formula="of:=[.G197]/[.H197]*60" office:value-type="string" office:string-value="" calcext:value-type="error">
            <text:p>#DIV/0!</text:p>
          </table:table-cell>
          <table:table-cell table:style-name="ce9" table:formula="of:=[.U197]/[.H19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8]/60" office:value-type="float" office:value="0" calcext:value-type="float">
            <text:p>0.00</text:p>
          </table:table-cell>
          <table:table-cell table:style-name="ce2"/>
          <table:table-cell table:style-name="ce1" table:formula="of:=IF(EXACT([.C198];&quot;Hard&quot;);60;IF(EXACT([.C198];&quot;Medium&quot;);40;IF(EXACT([.C198];&quot;Easy&quot;);20;0)))" office:value-type="float" office:value="0" calcext:value-type="float">
            <text:p>0</text:p>
          </table:table-cell>
          <table:table-cell table:style-name="ce1" table:formula="of:=IF(EXACT([.F198];[.$B$3]);[.$D$3];IF(EXACT([.F198];[.$B$4]);[.$D$4];IF(EXACT([.F198];[.$B$5]);[.$D$5];0)))" office:value-type="float" office:value="0" calcext:value-type="float">
            <text:p>0</text:p>
          </table:table-cell>
          <table:table-cell table:style-name="ce2" table:formula="of:=IF(EXACT([.F198];[.$B$3]);[.$E$3];IF(EXACT([.F198];[.$B$4]);[.$E$4];IF(EXACT([.F19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8]/100*[.R198]-[.Q198]/100*[.T198]" office:value-type="float" office:value="0" calcext:value-type="float">
            <text:p>0.00</text:p>
          </table:table-cell>
          <table:table-cell table:style-name="ce9" table:formula="of:=[.G198]/[.H198]*60" office:value-type="string" office:string-value="" calcext:value-type="error">
            <text:p>#DIV/0!</text:p>
          </table:table-cell>
          <table:table-cell table:style-name="ce9" table:formula="of:=[.U198]/[.H19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199]/60" office:value-type="float" office:value="0" calcext:value-type="float">
            <text:p>0.00</text:p>
          </table:table-cell>
          <table:table-cell table:style-name="ce2"/>
          <table:table-cell table:style-name="ce1" table:formula="of:=IF(EXACT([.C199];&quot;Hard&quot;);60;IF(EXACT([.C199];&quot;Medium&quot;);40;IF(EXACT([.C199];&quot;Easy&quot;);20;0)))" office:value-type="float" office:value="0" calcext:value-type="float">
            <text:p>0</text:p>
          </table:table-cell>
          <table:table-cell table:style-name="ce1" table:formula="of:=IF(EXACT([.F199];[.$B$3]);[.$D$3];IF(EXACT([.F199];[.$B$4]);[.$D$4];IF(EXACT([.F199];[.$B$5]);[.$D$5];0)))" office:value-type="float" office:value="0" calcext:value-type="float">
            <text:p>0</text:p>
          </table:table-cell>
          <table:table-cell table:style-name="ce2" table:formula="of:=IF(EXACT([.F199];[.$B$3]);[.$E$3];IF(EXACT([.F199];[.$B$4]);[.$E$4];IF(EXACT([.F19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199]/100*[.R199]-[.Q199]/100*[.T199]" office:value-type="float" office:value="0" calcext:value-type="float">
            <text:p>0.00</text:p>
          </table:table-cell>
          <table:table-cell table:style-name="ce9" table:formula="of:=[.G199]/[.H199]*60" office:value-type="string" office:string-value="" calcext:value-type="error">
            <text:p>#DIV/0!</text:p>
          </table:table-cell>
          <table:table-cell table:style-name="ce9" table:formula="of:=[.U199]/[.H19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0]/60" office:value-type="float" office:value="0" calcext:value-type="float">
            <text:p>0.00</text:p>
          </table:table-cell>
          <table:table-cell table:style-name="ce2"/>
          <table:table-cell table:style-name="ce1" table:formula="of:=IF(EXACT([.C200];&quot;Hard&quot;);60;IF(EXACT([.C200];&quot;Medium&quot;);40;IF(EXACT([.C200];&quot;Easy&quot;);20;0)))" office:value-type="float" office:value="0" calcext:value-type="float">
            <text:p>0</text:p>
          </table:table-cell>
          <table:table-cell table:style-name="ce1" table:formula="of:=IF(EXACT([.F200];[.$B$3]);[.$D$3];IF(EXACT([.F200];[.$B$4]);[.$D$4];IF(EXACT([.F200];[.$B$5]);[.$D$5];0)))" office:value-type="float" office:value="0" calcext:value-type="float">
            <text:p>0</text:p>
          </table:table-cell>
          <table:table-cell table:style-name="ce2" table:formula="of:=IF(EXACT([.F200];[.$B$3]);[.$E$3];IF(EXACT([.F200];[.$B$4]);[.$E$4];IF(EXACT([.F20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0]/100*[.R200]-[.Q200]/100*[.T200]" office:value-type="float" office:value="0" calcext:value-type="float">
            <text:p>0.00</text:p>
          </table:table-cell>
          <table:table-cell table:style-name="ce9" table:formula="of:=[.G200]/[.H200]*60" office:value-type="string" office:string-value="" calcext:value-type="error">
            <text:p>#DIV/0!</text:p>
          </table:table-cell>
          <table:table-cell table:style-name="ce9" table:formula="of:=[.U200]/[.H20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1]/60" office:value-type="float" office:value="0" calcext:value-type="float">
            <text:p>0.00</text:p>
          </table:table-cell>
          <table:table-cell table:style-name="ce2"/>
          <table:table-cell table:style-name="ce1" table:formula="of:=IF(EXACT([.C201];&quot;Hard&quot;);60;IF(EXACT([.C201];&quot;Medium&quot;);40;IF(EXACT([.C201];&quot;Easy&quot;);20;0)))" office:value-type="float" office:value="0" calcext:value-type="float">
            <text:p>0</text:p>
          </table:table-cell>
          <table:table-cell table:style-name="ce1" table:formula="of:=IF(EXACT([.F201];[.$B$3]);[.$D$3];IF(EXACT([.F201];[.$B$4]);[.$D$4];IF(EXACT([.F201];[.$B$5]);[.$D$5];0)))" office:value-type="float" office:value="0" calcext:value-type="float">
            <text:p>0</text:p>
          </table:table-cell>
          <table:table-cell table:style-name="ce2" table:formula="of:=IF(EXACT([.F201];[.$B$3]);[.$E$3];IF(EXACT([.F201];[.$B$4]);[.$E$4];IF(EXACT([.F20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1]/100*[.R201]-[.Q201]/100*[.T201]" office:value-type="float" office:value="0" calcext:value-type="float">
            <text:p>0.00</text:p>
          </table:table-cell>
          <table:table-cell table:style-name="ce9" table:formula="of:=[.G201]/[.H201]*60" office:value-type="string" office:string-value="" calcext:value-type="error">
            <text:p>#DIV/0!</text:p>
          </table:table-cell>
          <table:table-cell table:style-name="ce9" table:formula="of:=[.U201]/[.H20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2]/60" office:value-type="float" office:value="0" calcext:value-type="float">
            <text:p>0.00</text:p>
          </table:table-cell>
          <table:table-cell table:style-name="ce2"/>
          <table:table-cell table:style-name="ce1" table:formula="of:=IF(EXACT([.C202];&quot;Hard&quot;);60;IF(EXACT([.C202];&quot;Medium&quot;);40;IF(EXACT([.C202];&quot;Easy&quot;);20;0)))" office:value-type="float" office:value="0" calcext:value-type="float">
            <text:p>0</text:p>
          </table:table-cell>
          <table:table-cell table:style-name="ce1" table:formula="of:=IF(EXACT([.F202];[.$B$3]);[.$D$3];IF(EXACT([.F202];[.$B$4]);[.$D$4];IF(EXACT([.F202];[.$B$5]);[.$D$5];0)))" office:value-type="float" office:value="0" calcext:value-type="float">
            <text:p>0</text:p>
          </table:table-cell>
          <table:table-cell table:style-name="ce2" table:formula="of:=IF(EXACT([.F202];[.$B$3]);[.$E$3];IF(EXACT([.F202];[.$B$4]);[.$E$4];IF(EXACT([.F20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2]/100*[.R202]-[.Q202]/100*[.T202]" office:value-type="float" office:value="0" calcext:value-type="float">
            <text:p>0.00</text:p>
          </table:table-cell>
          <table:table-cell table:style-name="ce9" table:formula="of:=[.G202]/[.H202]*60" office:value-type="string" office:string-value="" calcext:value-type="error">
            <text:p>#DIV/0!</text:p>
          </table:table-cell>
          <table:table-cell table:style-name="ce9" table:formula="of:=[.U202]/[.H20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3]/60" office:value-type="float" office:value="0" calcext:value-type="float">
            <text:p>0.00</text:p>
          </table:table-cell>
          <table:table-cell table:style-name="ce2"/>
          <table:table-cell table:style-name="ce1" table:formula="of:=IF(EXACT([.C203];&quot;Hard&quot;);60;IF(EXACT([.C203];&quot;Medium&quot;);40;IF(EXACT([.C203];&quot;Easy&quot;);20;0)))" office:value-type="float" office:value="0" calcext:value-type="float">
            <text:p>0</text:p>
          </table:table-cell>
          <table:table-cell table:style-name="ce1" table:formula="of:=IF(EXACT([.F203];[.$B$3]);[.$D$3];IF(EXACT([.F203];[.$B$4]);[.$D$4];IF(EXACT([.F203];[.$B$5]);[.$D$5];0)))" office:value-type="float" office:value="0" calcext:value-type="float">
            <text:p>0</text:p>
          </table:table-cell>
          <table:table-cell table:style-name="ce2" table:formula="of:=IF(EXACT([.F203];[.$B$3]);[.$E$3];IF(EXACT([.F203];[.$B$4]);[.$E$4];IF(EXACT([.F20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3]/100*[.R203]-[.Q203]/100*[.T203]" office:value-type="float" office:value="0" calcext:value-type="float">
            <text:p>0.00</text:p>
          </table:table-cell>
          <table:table-cell table:style-name="ce9" table:formula="of:=[.G203]/[.H203]*60" office:value-type="string" office:string-value="" calcext:value-type="error">
            <text:p>#DIV/0!</text:p>
          </table:table-cell>
          <table:table-cell table:style-name="ce9" table:formula="of:=[.U203]/[.H20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4]/60" office:value-type="float" office:value="0" calcext:value-type="float">
            <text:p>0.00</text:p>
          </table:table-cell>
          <table:table-cell table:style-name="ce2"/>
          <table:table-cell table:style-name="ce1" table:formula="of:=IF(EXACT([.C204];&quot;Hard&quot;);60;IF(EXACT([.C204];&quot;Medium&quot;);40;IF(EXACT([.C204];&quot;Easy&quot;);20;0)))" office:value-type="float" office:value="0" calcext:value-type="float">
            <text:p>0</text:p>
          </table:table-cell>
          <table:table-cell table:style-name="ce1" table:formula="of:=IF(EXACT([.F204];[.$B$3]);[.$D$3];IF(EXACT([.F204];[.$B$4]);[.$D$4];IF(EXACT([.F204];[.$B$5]);[.$D$5];0)))" office:value-type="float" office:value="0" calcext:value-type="float">
            <text:p>0</text:p>
          </table:table-cell>
          <table:table-cell table:style-name="ce2" table:formula="of:=IF(EXACT([.F204];[.$B$3]);[.$E$3];IF(EXACT([.F204];[.$B$4]);[.$E$4];IF(EXACT([.F20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4]/100*[.R204]-[.Q204]/100*[.T204]" office:value-type="float" office:value="0" calcext:value-type="float">
            <text:p>0.00</text:p>
          </table:table-cell>
          <table:table-cell table:style-name="ce9" table:formula="of:=[.G204]/[.H204]*60" office:value-type="string" office:string-value="" calcext:value-type="error">
            <text:p>#DIV/0!</text:p>
          </table:table-cell>
          <table:table-cell table:style-name="ce9" table:formula="of:=[.U204]/[.H20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5]/60" office:value-type="float" office:value="0" calcext:value-type="float">
            <text:p>0.00</text:p>
          </table:table-cell>
          <table:table-cell table:style-name="ce2"/>
          <table:table-cell table:style-name="ce1" table:formula="of:=IF(EXACT([.C205];&quot;Hard&quot;);60;IF(EXACT([.C205];&quot;Medium&quot;);40;IF(EXACT([.C205];&quot;Easy&quot;);20;0)))" office:value-type="float" office:value="0" calcext:value-type="float">
            <text:p>0</text:p>
          </table:table-cell>
          <table:table-cell table:style-name="ce1" table:formula="of:=IF(EXACT([.F205];[.$B$3]);[.$D$3];IF(EXACT([.F205];[.$B$4]);[.$D$4];IF(EXACT([.F205];[.$B$5]);[.$D$5];0)))" office:value-type="float" office:value="0" calcext:value-type="float">
            <text:p>0</text:p>
          </table:table-cell>
          <table:table-cell table:style-name="ce2" table:formula="of:=IF(EXACT([.F205];[.$B$3]);[.$E$3];IF(EXACT([.F205];[.$B$4]);[.$E$4];IF(EXACT([.F20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5]/100*[.R205]-[.Q205]/100*[.T205]" office:value-type="float" office:value="0" calcext:value-type="float">
            <text:p>0.00</text:p>
          </table:table-cell>
          <table:table-cell table:style-name="ce9" table:formula="of:=[.G205]/[.H205]*60" office:value-type="string" office:string-value="" calcext:value-type="error">
            <text:p>#DIV/0!</text:p>
          </table:table-cell>
          <table:table-cell table:style-name="ce9" table:formula="of:=[.U205]/[.H20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6]/60" office:value-type="float" office:value="0" calcext:value-type="float">
            <text:p>0.00</text:p>
          </table:table-cell>
          <table:table-cell table:style-name="ce2"/>
          <table:table-cell table:style-name="ce1" table:formula="of:=IF(EXACT([.C206];&quot;Hard&quot;);60;IF(EXACT([.C206];&quot;Medium&quot;);40;IF(EXACT([.C206];&quot;Easy&quot;);20;0)))" office:value-type="float" office:value="0" calcext:value-type="float">
            <text:p>0</text:p>
          </table:table-cell>
          <table:table-cell table:style-name="ce1" table:formula="of:=IF(EXACT([.F206];[.$B$3]);[.$D$3];IF(EXACT([.F206];[.$B$4]);[.$D$4];IF(EXACT([.F206];[.$B$5]);[.$D$5];0)))" office:value-type="float" office:value="0" calcext:value-type="float">
            <text:p>0</text:p>
          </table:table-cell>
          <table:table-cell table:style-name="ce2" table:formula="of:=IF(EXACT([.F206];[.$B$3]);[.$E$3];IF(EXACT([.F206];[.$B$4]);[.$E$4];IF(EXACT([.F20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6]/100*[.R206]-[.Q206]/100*[.T206]" office:value-type="float" office:value="0" calcext:value-type="float">
            <text:p>0.00</text:p>
          </table:table-cell>
          <table:table-cell table:style-name="ce9" table:formula="of:=[.G206]/[.H206]*60" office:value-type="string" office:string-value="" calcext:value-type="error">
            <text:p>#DIV/0!</text:p>
          </table:table-cell>
          <table:table-cell table:style-name="ce9" table:formula="of:=[.U206]/[.H20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7]/60" office:value-type="float" office:value="0" calcext:value-type="float">
            <text:p>0.00</text:p>
          </table:table-cell>
          <table:table-cell table:style-name="ce2"/>
          <table:table-cell table:style-name="ce1" table:formula="of:=IF(EXACT([.C207];&quot;Hard&quot;);60;IF(EXACT([.C207];&quot;Medium&quot;);40;IF(EXACT([.C207];&quot;Easy&quot;);20;0)))" office:value-type="float" office:value="0" calcext:value-type="float">
            <text:p>0</text:p>
          </table:table-cell>
          <table:table-cell table:style-name="ce1" table:formula="of:=IF(EXACT([.F207];[.$B$3]);[.$D$3];IF(EXACT([.F207];[.$B$4]);[.$D$4];IF(EXACT([.F207];[.$B$5]);[.$D$5];0)))" office:value-type="float" office:value="0" calcext:value-type="float">
            <text:p>0</text:p>
          </table:table-cell>
          <table:table-cell table:style-name="ce2" table:formula="of:=IF(EXACT([.F207];[.$B$3]);[.$E$3];IF(EXACT([.F207];[.$B$4]);[.$E$4];IF(EXACT([.F20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7]/100*[.R207]-[.Q207]/100*[.T207]" office:value-type="float" office:value="0" calcext:value-type="float">
            <text:p>0.00</text:p>
          </table:table-cell>
          <table:table-cell table:style-name="ce9" table:formula="of:=[.G207]/[.H207]*60" office:value-type="string" office:string-value="" calcext:value-type="error">
            <text:p>#DIV/0!</text:p>
          </table:table-cell>
          <table:table-cell table:style-name="ce9" table:formula="of:=[.U207]/[.H20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8]/60" office:value-type="float" office:value="0" calcext:value-type="float">
            <text:p>0.00</text:p>
          </table:table-cell>
          <table:table-cell table:style-name="ce2"/>
          <table:table-cell table:style-name="ce1" table:formula="of:=IF(EXACT([.C208];&quot;Hard&quot;);60;IF(EXACT([.C208];&quot;Medium&quot;);40;IF(EXACT([.C208];&quot;Easy&quot;);20;0)))" office:value-type="float" office:value="0" calcext:value-type="float">
            <text:p>0</text:p>
          </table:table-cell>
          <table:table-cell table:style-name="ce1" table:formula="of:=IF(EXACT([.F208];[.$B$3]);[.$D$3];IF(EXACT([.F208];[.$B$4]);[.$D$4];IF(EXACT([.F208];[.$B$5]);[.$D$5];0)))" office:value-type="float" office:value="0" calcext:value-type="float">
            <text:p>0</text:p>
          </table:table-cell>
          <table:table-cell table:style-name="ce2" table:formula="of:=IF(EXACT([.F208];[.$B$3]);[.$E$3];IF(EXACT([.F208];[.$B$4]);[.$E$4];IF(EXACT([.F20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8]/100*[.R208]-[.Q208]/100*[.T208]" office:value-type="float" office:value="0" calcext:value-type="float">
            <text:p>0.00</text:p>
          </table:table-cell>
          <table:table-cell table:style-name="ce9" table:formula="of:=[.G208]/[.H208]*60" office:value-type="string" office:string-value="" calcext:value-type="error">
            <text:p>#DIV/0!</text:p>
          </table:table-cell>
          <table:table-cell table:style-name="ce9" table:formula="of:=[.U208]/[.H20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09]/60" office:value-type="float" office:value="0" calcext:value-type="float">
            <text:p>0.00</text:p>
          </table:table-cell>
          <table:table-cell table:style-name="ce2"/>
          <table:table-cell table:style-name="ce1" table:formula="of:=IF(EXACT([.C209];&quot;Hard&quot;);60;IF(EXACT([.C209];&quot;Medium&quot;);40;IF(EXACT([.C209];&quot;Easy&quot;);20;0)))" office:value-type="float" office:value="0" calcext:value-type="float">
            <text:p>0</text:p>
          </table:table-cell>
          <table:table-cell table:style-name="ce1" table:formula="of:=IF(EXACT([.F209];[.$B$3]);[.$D$3];IF(EXACT([.F209];[.$B$4]);[.$D$4];IF(EXACT([.F209];[.$B$5]);[.$D$5];0)))" office:value-type="float" office:value="0" calcext:value-type="float">
            <text:p>0</text:p>
          </table:table-cell>
          <table:table-cell table:style-name="ce2" table:formula="of:=IF(EXACT([.F209];[.$B$3]);[.$E$3];IF(EXACT([.F209];[.$B$4]);[.$E$4];IF(EXACT([.F20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09]/100*[.R209]-[.Q209]/100*[.T209]" office:value-type="float" office:value="0" calcext:value-type="float">
            <text:p>0.00</text:p>
          </table:table-cell>
          <table:table-cell table:style-name="ce9" table:formula="of:=[.G209]/[.H209]*60" office:value-type="string" office:string-value="" calcext:value-type="error">
            <text:p>#DIV/0!</text:p>
          </table:table-cell>
          <table:table-cell table:style-name="ce9" table:formula="of:=[.U209]/[.H20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0]/60" office:value-type="float" office:value="0" calcext:value-type="float">
            <text:p>0.00</text:p>
          </table:table-cell>
          <table:table-cell table:style-name="ce2"/>
          <table:table-cell table:style-name="ce1" table:formula="of:=IF(EXACT([.C210];&quot;Hard&quot;);60;IF(EXACT([.C210];&quot;Medium&quot;);40;IF(EXACT([.C210];&quot;Easy&quot;);20;0)))" office:value-type="float" office:value="0" calcext:value-type="float">
            <text:p>0</text:p>
          </table:table-cell>
          <table:table-cell table:style-name="ce1" table:formula="of:=IF(EXACT([.F210];[.$B$3]);[.$D$3];IF(EXACT([.F210];[.$B$4]);[.$D$4];IF(EXACT([.F210];[.$B$5]);[.$D$5];0)))" office:value-type="float" office:value="0" calcext:value-type="float">
            <text:p>0</text:p>
          </table:table-cell>
          <table:table-cell table:style-name="ce2" table:formula="of:=IF(EXACT([.F210];[.$B$3]);[.$E$3];IF(EXACT([.F210];[.$B$4]);[.$E$4];IF(EXACT([.F21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0]/100*[.R210]-[.Q210]/100*[.T210]" office:value-type="float" office:value="0" calcext:value-type="float">
            <text:p>0.00</text:p>
          </table:table-cell>
          <table:table-cell table:style-name="ce9" table:formula="of:=[.G210]/[.H210]*60" office:value-type="string" office:string-value="" calcext:value-type="error">
            <text:p>#DIV/0!</text:p>
          </table:table-cell>
          <table:table-cell table:style-name="ce9" table:formula="of:=[.U210]/[.H21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1]/60" office:value-type="float" office:value="0" calcext:value-type="float">
            <text:p>0.00</text:p>
          </table:table-cell>
          <table:table-cell table:style-name="ce2"/>
          <table:table-cell table:style-name="ce1" table:formula="of:=IF(EXACT([.C211];&quot;Hard&quot;);60;IF(EXACT([.C211];&quot;Medium&quot;);40;IF(EXACT([.C211];&quot;Easy&quot;);20;0)))" office:value-type="float" office:value="0" calcext:value-type="float">
            <text:p>0</text:p>
          </table:table-cell>
          <table:table-cell table:style-name="ce1" table:formula="of:=IF(EXACT([.F211];[.$B$3]);[.$D$3];IF(EXACT([.F211];[.$B$4]);[.$D$4];IF(EXACT([.F211];[.$B$5]);[.$D$5];0)))" office:value-type="float" office:value="0" calcext:value-type="float">
            <text:p>0</text:p>
          </table:table-cell>
          <table:table-cell table:style-name="ce2" table:formula="of:=IF(EXACT([.F211];[.$B$3]);[.$E$3];IF(EXACT([.F211];[.$B$4]);[.$E$4];IF(EXACT([.F21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1]/100*[.R211]-[.Q211]/100*[.T211]" office:value-type="float" office:value="0" calcext:value-type="float">
            <text:p>0.00</text:p>
          </table:table-cell>
          <table:table-cell table:style-name="ce9" table:formula="of:=[.G211]/[.H211]*60" office:value-type="string" office:string-value="" calcext:value-type="error">
            <text:p>#DIV/0!</text:p>
          </table:table-cell>
          <table:table-cell table:style-name="ce9" table:formula="of:=[.U211]/[.H21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2]/60" office:value-type="float" office:value="0" calcext:value-type="float">
            <text:p>0.00</text:p>
          </table:table-cell>
          <table:table-cell table:style-name="ce2"/>
          <table:table-cell table:style-name="ce1" table:formula="of:=IF(EXACT([.C212];&quot;Hard&quot;);60;IF(EXACT([.C212];&quot;Medium&quot;);40;IF(EXACT([.C212];&quot;Easy&quot;);20;0)))" office:value-type="float" office:value="0" calcext:value-type="float">
            <text:p>0</text:p>
          </table:table-cell>
          <table:table-cell table:style-name="ce1" table:formula="of:=IF(EXACT([.F212];[.$B$3]);[.$D$3];IF(EXACT([.F212];[.$B$4]);[.$D$4];IF(EXACT([.F212];[.$B$5]);[.$D$5];0)))" office:value-type="float" office:value="0" calcext:value-type="float">
            <text:p>0</text:p>
          </table:table-cell>
          <table:table-cell table:style-name="ce2" table:formula="of:=IF(EXACT([.F212];[.$B$3]);[.$E$3];IF(EXACT([.F212];[.$B$4]);[.$E$4];IF(EXACT([.F21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2]/100*[.R212]-[.Q212]/100*[.T212]" office:value-type="float" office:value="0" calcext:value-type="float">
            <text:p>0.00</text:p>
          </table:table-cell>
          <table:table-cell table:style-name="ce9" table:formula="of:=[.G212]/[.H212]*60" office:value-type="string" office:string-value="" calcext:value-type="error">
            <text:p>#DIV/0!</text:p>
          </table:table-cell>
          <table:table-cell table:style-name="ce9" table:formula="of:=[.U212]/[.H21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3]/60" office:value-type="float" office:value="0" calcext:value-type="float">
            <text:p>0.00</text:p>
          </table:table-cell>
          <table:table-cell table:style-name="ce2"/>
          <table:table-cell table:style-name="ce1" table:formula="of:=IF(EXACT([.C213];&quot;Hard&quot;);60;IF(EXACT([.C213];&quot;Medium&quot;);40;IF(EXACT([.C213];&quot;Easy&quot;);20;0)))" office:value-type="float" office:value="0" calcext:value-type="float">
            <text:p>0</text:p>
          </table:table-cell>
          <table:table-cell table:style-name="ce1" table:formula="of:=IF(EXACT([.F213];[.$B$3]);[.$D$3];IF(EXACT([.F213];[.$B$4]);[.$D$4];IF(EXACT([.F213];[.$B$5]);[.$D$5];0)))" office:value-type="float" office:value="0" calcext:value-type="float">
            <text:p>0</text:p>
          </table:table-cell>
          <table:table-cell table:style-name="ce2" table:formula="of:=IF(EXACT([.F213];[.$B$3]);[.$E$3];IF(EXACT([.F213];[.$B$4]);[.$E$4];IF(EXACT([.F21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3]/100*[.R213]-[.Q213]/100*[.T213]" office:value-type="float" office:value="0" calcext:value-type="float">
            <text:p>0.00</text:p>
          </table:table-cell>
          <table:table-cell table:style-name="ce9" table:formula="of:=[.G213]/[.H213]*60" office:value-type="string" office:string-value="" calcext:value-type="error">
            <text:p>#DIV/0!</text:p>
          </table:table-cell>
          <table:table-cell table:style-name="ce9" table:formula="of:=[.U213]/[.H21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4]/60" office:value-type="float" office:value="0" calcext:value-type="float">
            <text:p>0.00</text:p>
          </table:table-cell>
          <table:table-cell table:style-name="ce2"/>
          <table:table-cell table:style-name="ce1" table:formula="of:=IF(EXACT([.C214];&quot;Hard&quot;);60;IF(EXACT([.C214];&quot;Medium&quot;);40;IF(EXACT([.C214];&quot;Easy&quot;);20;0)))" office:value-type="float" office:value="0" calcext:value-type="float">
            <text:p>0</text:p>
          </table:table-cell>
          <table:table-cell table:style-name="ce1" table:formula="of:=IF(EXACT([.F214];[.$B$3]);[.$D$3];IF(EXACT([.F214];[.$B$4]);[.$D$4];IF(EXACT([.F214];[.$B$5]);[.$D$5];0)))" office:value-type="float" office:value="0" calcext:value-type="float">
            <text:p>0</text:p>
          </table:table-cell>
          <table:table-cell table:style-name="ce2" table:formula="of:=IF(EXACT([.F214];[.$B$3]);[.$E$3];IF(EXACT([.F214];[.$B$4]);[.$E$4];IF(EXACT([.F21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4]/100*[.R214]-[.Q214]/100*[.T214]" office:value-type="float" office:value="0" calcext:value-type="float">
            <text:p>0.00</text:p>
          </table:table-cell>
          <table:table-cell table:style-name="ce9" table:formula="of:=[.G214]/[.H214]*60" office:value-type="string" office:string-value="" calcext:value-type="error">
            <text:p>#DIV/0!</text:p>
          </table:table-cell>
          <table:table-cell table:style-name="ce9" table:formula="of:=[.U214]/[.H21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5]/60" office:value-type="float" office:value="0" calcext:value-type="float">
            <text:p>0.00</text:p>
          </table:table-cell>
          <table:table-cell table:style-name="ce2"/>
          <table:table-cell table:style-name="ce1" table:formula="of:=IF(EXACT([.C215];&quot;Hard&quot;);60;IF(EXACT([.C215];&quot;Medium&quot;);40;IF(EXACT([.C215];&quot;Easy&quot;);20;0)))" office:value-type="float" office:value="0" calcext:value-type="float">
            <text:p>0</text:p>
          </table:table-cell>
          <table:table-cell table:style-name="ce1" table:formula="of:=IF(EXACT([.F215];[.$B$3]);[.$D$3];IF(EXACT([.F215];[.$B$4]);[.$D$4];IF(EXACT([.F215];[.$B$5]);[.$D$5];0)))" office:value-type="float" office:value="0" calcext:value-type="float">
            <text:p>0</text:p>
          </table:table-cell>
          <table:table-cell table:style-name="ce2" table:formula="of:=IF(EXACT([.F215];[.$B$3]);[.$E$3];IF(EXACT([.F215];[.$B$4]);[.$E$4];IF(EXACT([.F21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5]/100*[.R215]-[.Q215]/100*[.T215]" office:value-type="float" office:value="0" calcext:value-type="float">
            <text:p>0.00</text:p>
          </table:table-cell>
          <table:table-cell table:style-name="ce9" table:formula="of:=[.G215]/[.H215]*60" office:value-type="string" office:string-value="" calcext:value-type="error">
            <text:p>#DIV/0!</text:p>
          </table:table-cell>
          <table:table-cell table:style-name="ce9" table:formula="of:=[.U215]/[.H21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6]/60" office:value-type="float" office:value="0" calcext:value-type="float">
            <text:p>0.00</text:p>
          </table:table-cell>
          <table:table-cell table:style-name="ce2"/>
          <table:table-cell table:style-name="ce1" table:formula="of:=IF(EXACT([.C216];&quot;Hard&quot;);60;IF(EXACT([.C216];&quot;Medium&quot;);40;IF(EXACT([.C216];&quot;Easy&quot;);20;0)))" office:value-type="float" office:value="0" calcext:value-type="float">
            <text:p>0</text:p>
          </table:table-cell>
          <table:table-cell table:style-name="ce1" table:formula="of:=IF(EXACT([.F216];[.$B$3]);[.$D$3];IF(EXACT([.F216];[.$B$4]);[.$D$4];IF(EXACT([.F216];[.$B$5]);[.$D$5];0)))" office:value-type="float" office:value="0" calcext:value-type="float">
            <text:p>0</text:p>
          </table:table-cell>
          <table:table-cell table:style-name="ce2" table:formula="of:=IF(EXACT([.F216];[.$B$3]);[.$E$3];IF(EXACT([.F216];[.$B$4]);[.$E$4];IF(EXACT([.F21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6]/100*[.R216]-[.Q216]/100*[.T216]" office:value-type="float" office:value="0" calcext:value-type="float">
            <text:p>0.00</text:p>
          </table:table-cell>
          <table:table-cell table:style-name="ce9" table:formula="of:=[.G216]/[.H216]*60" office:value-type="string" office:string-value="" calcext:value-type="error">
            <text:p>#DIV/0!</text:p>
          </table:table-cell>
          <table:table-cell table:style-name="ce9" table:formula="of:=[.U216]/[.H21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7]/60" office:value-type="float" office:value="0" calcext:value-type="float">
            <text:p>0.00</text:p>
          </table:table-cell>
          <table:table-cell table:style-name="ce2"/>
          <table:table-cell table:style-name="ce1" table:formula="of:=IF(EXACT([.C217];&quot;Hard&quot;);60;IF(EXACT([.C217];&quot;Medium&quot;);40;IF(EXACT([.C217];&quot;Easy&quot;);20;0)))" office:value-type="float" office:value="0" calcext:value-type="float">
            <text:p>0</text:p>
          </table:table-cell>
          <table:table-cell table:style-name="ce1" table:formula="of:=IF(EXACT([.F217];[.$B$3]);[.$D$3];IF(EXACT([.F217];[.$B$4]);[.$D$4];IF(EXACT([.F217];[.$B$5]);[.$D$5];0)))" office:value-type="float" office:value="0" calcext:value-type="float">
            <text:p>0</text:p>
          </table:table-cell>
          <table:table-cell table:style-name="ce2" table:formula="of:=IF(EXACT([.F217];[.$B$3]);[.$E$3];IF(EXACT([.F217];[.$B$4]);[.$E$4];IF(EXACT([.F21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7]/100*[.R217]-[.Q217]/100*[.T217]" office:value-type="float" office:value="0" calcext:value-type="float">
            <text:p>0.00</text:p>
          </table:table-cell>
          <table:table-cell table:style-name="ce9" table:formula="of:=[.G217]/[.H217]*60" office:value-type="string" office:string-value="" calcext:value-type="error">
            <text:p>#DIV/0!</text:p>
          </table:table-cell>
          <table:table-cell table:style-name="ce9" table:formula="of:=[.U217]/[.H21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8]/60" office:value-type="float" office:value="0" calcext:value-type="float">
            <text:p>0.00</text:p>
          </table:table-cell>
          <table:table-cell table:style-name="ce2"/>
          <table:table-cell table:style-name="ce1" table:formula="of:=IF(EXACT([.C218];&quot;Hard&quot;);60;IF(EXACT([.C218];&quot;Medium&quot;);40;IF(EXACT([.C218];&quot;Easy&quot;);20;0)))" office:value-type="float" office:value="0" calcext:value-type="float">
            <text:p>0</text:p>
          </table:table-cell>
          <table:table-cell table:style-name="ce1" table:formula="of:=IF(EXACT([.F218];[.$B$3]);[.$D$3];IF(EXACT([.F218];[.$B$4]);[.$D$4];IF(EXACT([.F218];[.$B$5]);[.$D$5];0)))" office:value-type="float" office:value="0" calcext:value-type="float">
            <text:p>0</text:p>
          </table:table-cell>
          <table:table-cell table:style-name="ce2" table:formula="of:=IF(EXACT([.F218];[.$B$3]);[.$E$3];IF(EXACT([.F218];[.$B$4]);[.$E$4];IF(EXACT([.F21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8]/100*[.R218]-[.Q218]/100*[.T218]" office:value-type="float" office:value="0" calcext:value-type="float">
            <text:p>0.00</text:p>
          </table:table-cell>
          <table:table-cell table:style-name="ce9" table:formula="of:=[.G218]/[.H218]*60" office:value-type="string" office:string-value="" calcext:value-type="error">
            <text:p>#DIV/0!</text:p>
          </table:table-cell>
          <table:table-cell table:style-name="ce9" table:formula="of:=[.U218]/[.H21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19]/60" office:value-type="float" office:value="0" calcext:value-type="float">
            <text:p>0.00</text:p>
          </table:table-cell>
          <table:table-cell table:style-name="ce2"/>
          <table:table-cell table:style-name="ce1" table:formula="of:=IF(EXACT([.C219];&quot;Hard&quot;);60;IF(EXACT([.C219];&quot;Medium&quot;);40;IF(EXACT([.C219];&quot;Easy&quot;);20;0)))" office:value-type="float" office:value="0" calcext:value-type="float">
            <text:p>0</text:p>
          </table:table-cell>
          <table:table-cell table:style-name="ce1" table:formula="of:=IF(EXACT([.F219];[.$B$3]);[.$D$3];IF(EXACT([.F219];[.$B$4]);[.$D$4];IF(EXACT([.F219];[.$B$5]);[.$D$5];0)))" office:value-type="float" office:value="0" calcext:value-type="float">
            <text:p>0</text:p>
          </table:table-cell>
          <table:table-cell table:style-name="ce2" table:formula="of:=IF(EXACT([.F219];[.$B$3]);[.$E$3];IF(EXACT([.F219];[.$B$4]);[.$E$4];IF(EXACT([.F21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19]/100*[.R219]-[.Q219]/100*[.T219]" office:value-type="float" office:value="0" calcext:value-type="float">
            <text:p>0.00</text:p>
          </table:table-cell>
          <table:table-cell table:style-name="ce9" table:formula="of:=[.G219]/[.H219]*60" office:value-type="string" office:string-value="" calcext:value-type="error">
            <text:p>#DIV/0!</text:p>
          </table:table-cell>
          <table:table-cell table:style-name="ce9" table:formula="of:=[.U219]/[.H21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0]/60" office:value-type="float" office:value="0" calcext:value-type="float">
            <text:p>0.00</text:p>
          </table:table-cell>
          <table:table-cell table:style-name="ce2"/>
          <table:table-cell table:style-name="ce1" table:formula="of:=IF(EXACT([.C220];&quot;Hard&quot;);60;IF(EXACT([.C220];&quot;Medium&quot;);40;IF(EXACT([.C220];&quot;Easy&quot;);20;0)))" office:value-type="float" office:value="0" calcext:value-type="float">
            <text:p>0</text:p>
          </table:table-cell>
          <table:table-cell table:style-name="ce1" table:formula="of:=IF(EXACT([.F220];[.$B$3]);[.$D$3];IF(EXACT([.F220];[.$B$4]);[.$D$4];IF(EXACT([.F220];[.$B$5]);[.$D$5];0)))" office:value-type="float" office:value="0" calcext:value-type="float">
            <text:p>0</text:p>
          </table:table-cell>
          <table:table-cell table:style-name="ce2" table:formula="of:=IF(EXACT([.F220];[.$B$3]);[.$E$3];IF(EXACT([.F220];[.$B$4]);[.$E$4];IF(EXACT([.F22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0]/100*[.R220]-[.Q220]/100*[.T220]" office:value-type="float" office:value="0" calcext:value-type="float">
            <text:p>0.00</text:p>
          </table:table-cell>
          <table:table-cell table:style-name="ce9" table:formula="of:=[.G220]/[.H220]*60" office:value-type="string" office:string-value="" calcext:value-type="error">
            <text:p>#DIV/0!</text:p>
          </table:table-cell>
          <table:table-cell table:style-name="ce9" table:formula="of:=[.U220]/[.H22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1]/60" office:value-type="float" office:value="0" calcext:value-type="float">
            <text:p>0.00</text:p>
          </table:table-cell>
          <table:table-cell table:style-name="ce2"/>
          <table:table-cell table:style-name="ce1" table:formula="of:=IF(EXACT([.C221];&quot;Hard&quot;);60;IF(EXACT([.C221];&quot;Medium&quot;);40;IF(EXACT([.C221];&quot;Easy&quot;);20;0)))" office:value-type="float" office:value="0" calcext:value-type="float">
            <text:p>0</text:p>
          </table:table-cell>
          <table:table-cell table:style-name="ce1" table:formula="of:=IF(EXACT([.F221];[.$B$3]);[.$D$3];IF(EXACT([.F221];[.$B$4]);[.$D$4];IF(EXACT([.F221];[.$B$5]);[.$D$5];0)))" office:value-type="float" office:value="0" calcext:value-type="float">
            <text:p>0</text:p>
          </table:table-cell>
          <table:table-cell table:style-name="ce2" table:formula="of:=IF(EXACT([.F221];[.$B$3]);[.$E$3];IF(EXACT([.F221];[.$B$4]);[.$E$4];IF(EXACT([.F22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1]/100*[.R221]-[.Q221]/100*[.T221]" office:value-type="float" office:value="0" calcext:value-type="float">
            <text:p>0.00</text:p>
          </table:table-cell>
          <table:table-cell table:style-name="ce9" table:formula="of:=[.G221]/[.H221]*60" office:value-type="string" office:string-value="" calcext:value-type="error">
            <text:p>#DIV/0!</text:p>
          </table:table-cell>
          <table:table-cell table:style-name="ce9" table:formula="of:=[.U221]/[.H22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2]/60" office:value-type="float" office:value="0" calcext:value-type="float">
            <text:p>0.00</text:p>
          </table:table-cell>
          <table:table-cell table:style-name="ce2"/>
          <table:table-cell table:style-name="ce1" table:formula="of:=IF(EXACT([.C222];&quot;Hard&quot;);60;IF(EXACT([.C222];&quot;Medium&quot;);40;IF(EXACT([.C222];&quot;Easy&quot;);20;0)))" office:value-type="float" office:value="0" calcext:value-type="float">
            <text:p>0</text:p>
          </table:table-cell>
          <table:table-cell table:style-name="ce1" table:formula="of:=IF(EXACT([.F222];[.$B$3]);[.$D$3];IF(EXACT([.F222];[.$B$4]);[.$D$4];IF(EXACT([.F222];[.$B$5]);[.$D$5];0)))" office:value-type="float" office:value="0" calcext:value-type="float">
            <text:p>0</text:p>
          </table:table-cell>
          <table:table-cell table:style-name="ce2" table:formula="of:=IF(EXACT([.F222];[.$B$3]);[.$E$3];IF(EXACT([.F222];[.$B$4]);[.$E$4];IF(EXACT([.F22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2]/100*[.R222]-[.Q222]/100*[.T222]" office:value-type="float" office:value="0" calcext:value-type="float">
            <text:p>0.00</text:p>
          </table:table-cell>
          <table:table-cell table:style-name="ce9" table:formula="of:=[.G222]/[.H222]*60" office:value-type="string" office:string-value="" calcext:value-type="error">
            <text:p>#DIV/0!</text:p>
          </table:table-cell>
          <table:table-cell table:style-name="ce9" table:formula="of:=[.U222]/[.H22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3]/60" office:value-type="float" office:value="0" calcext:value-type="float">
            <text:p>0.00</text:p>
          </table:table-cell>
          <table:table-cell table:style-name="ce2"/>
          <table:table-cell table:style-name="ce1" table:formula="of:=IF(EXACT([.C223];&quot;Hard&quot;);60;IF(EXACT([.C223];&quot;Medium&quot;);40;IF(EXACT([.C223];&quot;Easy&quot;);20;0)))" office:value-type="float" office:value="0" calcext:value-type="float">
            <text:p>0</text:p>
          </table:table-cell>
          <table:table-cell table:style-name="ce1" table:formula="of:=IF(EXACT([.F223];[.$B$3]);[.$D$3];IF(EXACT([.F223];[.$B$4]);[.$D$4];IF(EXACT([.F223];[.$B$5]);[.$D$5];0)))" office:value-type="float" office:value="0" calcext:value-type="float">
            <text:p>0</text:p>
          </table:table-cell>
          <table:table-cell table:style-name="ce2" table:formula="of:=IF(EXACT([.F223];[.$B$3]);[.$E$3];IF(EXACT([.F223];[.$B$4]);[.$E$4];IF(EXACT([.F22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3]/100*[.R223]-[.Q223]/100*[.T223]" office:value-type="float" office:value="0" calcext:value-type="float">
            <text:p>0.00</text:p>
          </table:table-cell>
          <table:table-cell table:style-name="ce9" table:formula="of:=[.G223]/[.H223]*60" office:value-type="string" office:string-value="" calcext:value-type="error">
            <text:p>#DIV/0!</text:p>
          </table:table-cell>
          <table:table-cell table:style-name="ce9" table:formula="of:=[.U223]/[.H22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4]/60" office:value-type="float" office:value="0" calcext:value-type="float">
            <text:p>0.00</text:p>
          </table:table-cell>
          <table:table-cell table:style-name="ce2"/>
          <table:table-cell table:style-name="ce1" table:formula="of:=IF(EXACT([.C224];&quot;Hard&quot;);60;IF(EXACT([.C224];&quot;Medium&quot;);40;IF(EXACT([.C224];&quot;Easy&quot;);20;0)))" office:value-type="float" office:value="0" calcext:value-type="float">
            <text:p>0</text:p>
          </table:table-cell>
          <table:table-cell table:style-name="ce1" table:formula="of:=IF(EXACT([.F224];[.$B$3]);[.$D$3];IF(EXACT([.F224];[.$B$4]);[.$D$4];IF(EXACT([.F224];[.$B$5]);[.$D$5];0)))" office:value-type="float" office:value="0" calcext:value-type="float">
            <text:p>0</text:p>
          </table:table-cell>
          <table:table-cell table:style-name="ce2" table:formula="of:=IF(EXACT([.F224];[.$B$3]);[.$E$3];IF(EXACT([.F224];[.$B$4]);[.$E$4];IF(EXACT([.F22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4]/100*[.R224]-[.Q224]/100*[.T224]" office:value-type="float" office:value="0" calcext:value-type="float">
            <text:p>0.00</text:p>
          </table:table-cell>
          <table:table-cell table:style-name="ce9" table:formula="of:=[.G224]/[.H224]*60" office:value-type="string" office:string-value="" calcext:value-type="error">
            <text:p>#DIV/0!</text:p>
          </table:table-cell>
          <table:table-cell table:style-name="ce9" table:formula="of:=[.U224]/[.H22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5]/60" office:value-type="float" office:value="0" calcext:value-type="float">
            <text:p>0.00</text:p>
          </table:table-cell>
          <table:table-cell table:style-name="ce2"/>
          <table:table-cell table:style-name="ce1" table:formula="of:=IF(EXACT([.C225];&quot;Hard&quot;);60;IF(EXACT([.C225];&quot;Medium&quot;);40;IF(EXACT([.C225];&quot;Easy&quot;);20;0)))" office:value-type="float" office:value="0" calcext:value-type="float">
            <text:p>0</text:p>
          </table:table-cell>
          <table:table-cell table:style-name="ce1" table:formula="of:=IF(EXACT([.F225];[.$B$3]);[.$D$3];IF(EXACT([.F225];[.$B$4]);[.$D$4];IF(EXACT([.F225];[.$B$5]);[.$D$5];0)))" office:value-type="float" office:value="0" calcext:value-type="float">
            <text:p>0</text:p>
          </table:table-cell>
          <table:table-cell table:style-name="ce2" table:formula="of:=IF(EXACT([.F225];[.$B$3]);[.$E$3];IF(EXACT([.F225];[.$B$4]);[.$E$4];IF(EXACT([.F22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5]/100*[.R225]-[.Q225]/100*[.T225]" office:value-type="float" office:value="0" calcext:value-type="float">
            <text:p>0.00</text:p>
          </table:table-cell>
          <table:table-cell table:style-name="ce9" table:formula="of:=[.G225]/[.H225]*60" office:value-type="string" office:string-value="" calcext:value-type="error">
            <text:p>#DIV/0!</text:p>
          </table:table-cell>
          <table:table-cell table:style-name="ce9" table:formula="of:=[.U225]/[.H22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6]/60" office:value-type="float" office:value="0" calcext:value-type="float">
            <text:p>0.00</text:p>
          </table:table-cell>
          <table:table-cell table:style-name="ce2"/>
          <table:table-cell table:style-name="ce1" table:formula="of:=IF(EXACT([.C226];&quot;Hard&quot;);60;IF(EXACT([.C226];&quot;Medium&quot;);40;IF(EXACT([.C226];&quot;Easy&quot;);20;0)))" office:value-type="float" office:value="0" calcext:value-type="float">
            <text:p>0</text:p>
          </table:table-cell>
          <table:table-cell table:style-name="ce1" table:formula="of:=IF(EXACT([.F226];[.$B$3]);[.$D$3];IF(EXACT([.F226];[.$B$4]);[.$D$4];IF(EXACT([.F226];[.$B$5]);[.$D$5];0)))" office:value-type="float" office:value="0" calcext:value-type="float">
            <text:p>0</text:p>
          </table:table-cell>
          <table:table-cell table:style-name="ce2" table:formula="of:=IF(EXACT([.F226];[.$B$3]);[.$E$3];IF(EXACT([.F226];[.$B$4]);[.$E$4];IF(EXACT([.F22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6]/100*[.R226]-[.Q226]/100*[.T226]" office:value-type="float" office:value="0" calcext:value-type="float">
            <text:p>0.00</text:p>
          </table:table-cell>
          <table:table-cell table:style-name="ce9" table:formula="of:=[.G226]/[.H226]*60" office:value-type="string" office:string-value="" calcext:value-type="error">
            <text:p>#DIV/0!</text:p>
          </table:table-cell>
          <table:table-cell table:style-name="ce9" table:formula="of:=[.U226]/[.H22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7]/60" office:value-type="float" office:value="0" calcext:value-type="float">
            <text:p>0.00</text:p>
          </table:table-cell>
          <table:table-cell table:style-name="ce2"/>
          <table:table-cell table:style-name="ce1" table:formula="of:=IF(EXACT([.C227];&quot;Hard&quot;);60;IF(EXACT([.C227];&quot;Medium&quot;);40;IF(EXACT([.C227];&quot;Easy&quot;);20;0)))" office:value-type="float" office:value="0" calcext:value-type="float">
            <text:p>0</text:p>
          </table:table-cell>
          <table:table-cell table:style-name="ce1" table:formula="of:=IF(EXACT([.F227];[.$B$3]);[.$D$3];IF(EXACT([.F227];[.$B$4]);[.$D$4];IF(EXACT([.F227];[.$B$5]);[.$D$5];0)))" office:value-type="float" office:value="0" calcext:value-type="float">
            <text:p>0</text:p>
          </table:table-cell>
          <table:table-cell table:style-name="ce2" table:formula="of:=IF(EXACT([.F227];[.$B$3]);[.$E$3];IF(EXACT([.F227];[.$B$4]);[.$E$4];IF(EXACT([.F22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7]/100*[.R227]-[.Q227]/100*[.T227]" office:value-type="float" office:value="0" calcext:value-type="float">
            <text:p>0.00</text:p>
          </table:table-cell>
          <table:table-cell table:style-name="ce9" table:formula="of:=[.G227]/[.H227]*60" office:value-type="string" office:string-value="" calcext:value-type="error">
            <text:p>#DIV/0!</text:p>
          </table:table-cell>
          <table:table-cell table:style-name="ce9" table:formula="of:=[.U227]/[.H22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8]/60" office:value-type="float" office:value="0" calcext:value-type="float">
            <text:p>0.00</text:p>
          </table:table-cell>
          <table:table-cell table:style-name="ce2"/>
          <table:table-cell table:style-name="ce1" table:formula="of:=IF(EXACT([.C228];&quot;Hard&quot;);60;IF(EXACT([.C228];&quot;Medium&quot;);40;IF(EXACT([.C228];&quot;Easy&quot;);20;0)))" office:value-type="float" office:value="0" calcext:value-type="float">
            <text:p>0</text:p>
          </table:table-cell>
          <table:table-cell table:style-name="ce1" table:formula="of:=IF(EXACT([.F228];[.$B$3]);[.$D$3];IF(EXACT([.F228];[.$B$4]);[.$D$4];IF(EXACT([.F228];[.$B$5]);[.$D$5];0)))" office:value-type="float" office:value="0" calcext:value-type="float">
            <text:p>0</text:p>
          </table:table-cell>
          <table:table-cell table:style-name="ce2" table:formula="of:=IF(EXACT([.F228];[.$B$3]);[.$E$3];IF(EXACT([.F228];[.$B$4]);[.$E$4];IF(EXACT([.F22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8]/100*[.R228]-[.Q228]/100*[.T228]" office:value-type="float" office:value="0" calcext:value-type="float">
            <text:p>0.00</text:p>
          </table:table-cell>
          <table:table-cell table:style-name="ce9" table:formula="of:=[.G228]/[.H228]*60" office:value-type="string" office:string-value="" calcext:value-type="error">
            <text:p>#DIV/0!</text:p>
          </table:table-cell>
          <table:table-cell table:style-name="ce9" table:formula="of:=[.U228]/[.H22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29]/60" office:value-type="float" office:value="0" calcext:value-type="float">
            <text:p>0.00</text:p>
          </table:table-cell>
          <table:table-cell table:style-name="ce2"/>
          <table:table-cell table:style-name="ce1" table:formula="of:=IF(EXACT([.C229];&quot;Hard&quot;);60;IF(EXACT([.C229];&quot;Medium&quot;);40;IF(EXACT([.C229];&quot;Easy&quot;);20;0)))" office:value-type="float" office:value="0" calcext:value-type="float">
            <text:p>0</text:p>
          </table:table-cell>
          <table:table-cell table:style-name="ce1" table:formula="of:=IF(EXACT([.F229];[.$B$3]);[.$D$3];IF(EXACT([.F229];[.$B$4]);[.$D$4];IF(EXACT([.F229];[.$B$5]);[.$D$5];0)))" office:value-type="float" office:value="0" calcext:value-type="float">
            <text:p>0</text:p>
          </table:table-cell>
          <table:table-cell table:style-name="ce2" table:formula="of:=IF(EXACT([.F229];[.$B$3]);[.$E$3];IF(EXACT([.F229];[.$B$4]);[.$E$4];IF(EXACT([.F22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29]/100*[.R229]-[.Q229]/100*[.T229]" office:value-type="float" office:value="0" calcext:value-type="float">
            <text:p>0.00</text:p>
          </table:table-cell>
          <table:table-cell table:style-name="ce9" table:formula="of:=[.G229]/[.H229]*60" office:value-type="string" office:string-value="" calcext:value-type="error">
            <text:p>#DIV/0!</text:p>
          </table:table-cell>
          <table:table-cell table:style-name="ce9" table:formula="of:=[.U229]/[.H22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0]/60" office:value-type="float" office:value="0" calcext:value-type="float">
            <text:p>0.00</text:p>
          </table:table-cell>
          <table:table-cell table:style-name="ce2"/>
          <table:table-cell table:style-name="ce1" table:formula="of:=IF(EXACT([.C230];&quot;Hard&quot;);60;IF(EXACT([.C230];&quot;Medium&quot;);40;IF(EXACT([.C230];&quot;Easy&quot;);20;0)))" office:value-type="float" office:value="0" calcext:value-type="float">
            <text:p>0</text:p>
          </table:table-cell>
          <table:table-cell table:style-name="ce1" table:formula="of:=IF(EXACT([.F230];[.$B$3]);[.$D$3];IF(EXACT([.F230];[.$B$4]);[.$D$4];IF(EXACT([.F230];[.$B$5]);[.$D$5];0)))" office:value-type="float" office:value="0" calcext:value-type="float">
            <text:p>0</text:p>
          </table:table-cell>
          <table:table-cell table:style-name="ce2" table:formula="of:=IF(EXACT([.F230];[.$B$3]);[.$E$3];IF(EXACT([.F230];[.$B$4]);[.$E$4];IF(EXACT([.F23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0]/100*[.R230]-[.Q230]/100*[.T230]" office:value-type="float" office:value="0" calcext:value-type="float">
            <text:p>0.00</text:p>
          </table:table-cell>
          <table:table-cell table:style-name="ce9" table:formula="of:=[.G230]/[.H230]*60" office:value-type="string" office:string-value="" calcext:value-type="error">
            <text:p>#DIV/0!</text:p>
          </table:table-cell>
          <table:table-cell table:style-name="ce9" table:formula="of:=[.U230]/[.H23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1]/60" office:value-type="float" office:value="0" calcext:value-type="float">
            <text:p>0.00</text:p>
          </table:table-cell>
          <table:table-cell table:style-name="ce2"/>
          <table:table-cell table:style-name="ce1" table:formula="of:=IF(EXACT([.C231];&quot;Hard&quot;);60;IF(EXACT([.C231];&quot;Medium&quot;);40;IF(EXACT([.C231];&quot;Easy&quot;);20;0)))" office:value-type="float" office:value="0" calcext:value-type="float">
            <text:p>0</text:p>
          </table:table-cell>
          <table:table-cell table:style-name="ce1" table:formula="of:=IF(EXACT([.F231];[.$B$3]);[.$D$3];IF(EXACT([.F231];[.$B$4]);[.$D$4];IF(EXACT([.F231];[.$B$5]);[.$D$5];0)))" office:value-type="float" office:value="0" calcext:value-type="float">
            <text:p>0</text:p>
          </table:table-cell>
          <table:table-cell table:style-name="ce2" table:formula="of:=IF(EXACT([.F231];[.$B$3]);[.$E$3];IF(EXACT([.F231];[.$B$4]);[.$E$4];IF(EXACT([.F23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1]/100*[.R231]-[.Q231]/100*[.T231]" office:value-type="float" office:value="0" calcext:value-type="float">
            <text:p>0.00</text:p>
          </table:table-cell>
          <table:table-cell table:style-name="ce9" table:formula="of:=[.G231]/[.H231]*60" office:value-type="string" office:string-value="" calcext:value-type="error">
            <text:p>#DIV/0!</text:p>
          </table:table-cell>
          <table:table-cell table:style-name="ce9" table:formula="of:=[.U231]/[.H23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2]/60" office:value-type="float" office:value="0" calcext:value-type="float">
            <text:p>0.00</text:p>
          </table:table-cell>
          <table:table-cell table:style-name="ce2"/>
          <table:table-cell table:style-name="ce1" table:formula="of:=IF(EXACT([.C232];&quot;Hard&quot;);60;IF(EXACT([.C232];&quot;Medium&quot;);40;IF(EXACT([.C232];&quot;Easy&quot;);20;0)))" office:value-type="float" office:value="0" calcext:value-type="float">
            <text:p>0</text:p>
          </table:table-cell>
          <table:table-cell table:style-name="ce1" table:formula="of:=IF(EXACT([.F232];[.$B$3]);[.$D$3];IF(EXACT([.F232];[.$B$4]);[.$D$4];IF(EXACT([.F232];[.$B$5]);[.$D$5];0)))" office:value-type="float" office:value="0" calcext:value-type="float">
            <text:p>0</text:p>
          </table:table-cell>
          <table:table-cell table:style-name="ce2" table:formula="of:=IF(EXACT([.F232];[.$B$3]);[.$E$3];IF(EXACT([.F232];[.$B$4]);[.$E$4];IF(EXACT([.F23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2]/100*[.R232]-[.Q232]/100*[.T232]" office:value-type="float" office:value="0" calcext:value-type="float">
            <text:p>0.00</text:p>
          </table:table-cell>
          <table:table-cell table:style-name="ce9" table:formula="of:=[.G232]/[.H232]*60" office:value-type="string" office:string-value="" calcext:value-type="error">
            <text:p>#DIV/0!</text:p>
          </table:table-cell>
          <table:table-cell table:style-name="ce9" table:formula="of:=[.U232]/[.H23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3]/60" office:value-type="float" office:value="0" calcext:value-type="float">
            <text:p>0.00</text:p>
          </table:table-cell>
          <table:table-cell table:style-name="ce2"/>
          <table:table-cell table:style-name="ce1" table:formula="of:=IF(EXACT([.C233];&quot;Hard&quot;);60;IF(EXACT([.C233];&quot;Medium&quot;);40;IF(EXACT([.C233];&quot;Easy&quot;);20;0)))" office:value-type="float" office:value="0" calcext:value-type="float">
            <text:p>0</text:p>
          </table:table-cell>
          <table:table-cell table:style-name="ce1" table:formula="of:=IF(EXACT([.F233];[.$B$3]);[.$D$3];IF(EXACT([.F233];[.$B$4]);[.$D$4];IF(EXACT([.F233];[.$B$5]);[.$D$5];0)))" office:value-type="float" office:value="0" calcext:value-type="float">
            <text:p>0</text:p>
          </table:table-cell>
          <table:table-cell table:style-name="ce2" table:formula="of:=IF(EXACT([.F233];[.$B$3]);[.$E$3];IF(EXACT([.F233];[.$B$4]);[.$E$4];IF(EXACT([.F23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3]/100*[.R233]-[.Q233]/100*[.T233]" office:value-type="float" office:value="0" calcext:value-type="float">
            <text:p>0.00</text:p>
          </table:table-cell>
          <table:table-cell table:style-name="ce9" table:formula="of:=[.G233]/[.H233]*60" office:value-type="string" office:string-value="" calcext:value-type="error">
            <text:p>#DIV/0!</text:p>
          </table:table-cell>
          <table:table-cell table:style-name="ce9" table:formula="of:=[.U233]/[.H23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4]/60" office:value-type="float" office:value="0" calcext:value-type="float">
            <text:p>0.00</text:p>
          </table:table-cell>
          <table:table-cell table:style-name="ce2"/>
          <table:table-cell table:style-name="ce1" table:formula="of:=IF(EXACT([.C234];&quot;Hard&quot;);60;IF(EXACT([.C234];&quot;Medium&quot;);40;IF(EXACT([.C234];&quot;Easy&quot;);20;0)))" office:value-type="float" office:value="0" calcext:value-type="float">
            <text:p>0</text:p>
          </table:table-cell>
          <table:table-cell table:style-name="ce1" table:formula="of:=IF(EXACT([.F234];[.$B$3]);[.$D$3];IF(EXACT([.F234];[.$B$4]);[.$D$4];IF(EXACT([.F234];[.$B$5]);[.$D$5];0)))" office:value-type="float" office:value="0" calcext:value-type="float">
            <text:p>0</text:p>
          </table:table-cell>
          <table:table-cell table:style-name="ce2" table:formula="of:=IF(EXACT([.F234];[.$B$3]);[.$E$3];IF(EXACT([.F234];[.$B$4]);[.$E$4];IF(EXACT([.F23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4]/100*[.R234]-[.Q234]/100*[.T234]" office:value-type="float" office:value="0" calcext:value-type="float">
            <text:p>0.00</text:p>
          </table:table-cell>
          <table:table-cell table:style-name="ce9" table:formula="of:=[.G234]/[.H234]*60" office:value-type="string" office:string-value="" calcext:value-type="error">
            <text:p>#DIV/0!</text:p>
          </table:table-cell>
          <table:table-cell table:style-name="ce9" table:formula="of:=[.U234]/[.H23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5]/60" office:value-type="float" office:value="0" calcext:value-type="float">
            <text:p>0.00</text:p>
          </table:table-cell>
          <table:table-cell table:style-name="ce2"/>
          <table:table-cell table:style-name="ce1" table:formula="of:=IF(EXACT([.C235];&quot;Hard&quot;);60;IF(EXACT([.C235];&quot;Medium&quot;);40;IF(EXACT([.C235];&quot;Easy&quot;);20;0)))" office:value-type="float" office:value="0" calcext:value-type="float">
            <text:p>0</text:p>
          </table:table-cell>
          <table:table-cell table:style-name="ce1" table:formula="of:=IF(EXACT([.F235];[.$B$3]);[.$D$3];IF(EXACT([.F235];[.$B$4]);[.$D$4];IF(EXACT([.F235];[.$B$5]);[.$D$5];0)))" office:value-type="float" office:value="0" calcext:value-type="float">
            <text:p>0</text:p>
          </table:table-cell>
          <table:table-cell table:style-name="ce2" table:formula="of:=IF(EXACT([.F235];[.$B$3]);[.$E$3];IF(EXACT([.F235];[.$B$4]);[.$E$4];IF(EXACT([.F23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5]/100*[.R235]-[.Q235]/100*[.T235]" office:value-type="float" office:value="0" calcext:value-type="float">
            <text:p>0.00</text:p>
          </table:table-cell>
          <table:table-cell table:style-name="ce9" table:formula="of:=[.G235]/[.H235]*60" office:value-type="string" office:string-value="" calcext:value-type="error">
            <text:p>#DIV/0!</text:p>
          </table:table-cell>
          <table:table-cell table:style-name="ce9" table:formula="of:=[.U235]/[.H23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6]/60" office:value-type="float" office:value="0" calcext:value-type="float">
            <text:p>0.00</text:p>
          </table:table-cell>
          <table:table-cell table:style-name="ce2"/>
          <table:table-cell table:style-name="ce1" table:formula="of:=IF(EXACT([.C236];&quot;Hard&quot;);60;IF(EXACT([.C236];&quot;Medium&quot;);40;IF(EXACT([.C236];&quot;Easy&quot;);20;0)))" office:value-type="float" office:value="0" calcext:value-type="float">
            <text:p>0</text:p>
          </table:table-cell>
          <table:table-cell table:style-name="ce1" table:formula="of:=IF(EXACT([.F236];[.$B$3]);[.$D$3];IF(EXACT([.F236];[.$B$4]);[.$D$4];IF(EXACT([.F236];[.$B$5]);[.$D$5];0)))" office:value-type="float" office:value="0" calcext:value-type="float">
            <text:p>0</text:p>
          </table:table-cell>
          <table:table-cell table:style-name="ce2" table:formula="of:=IF(EXACT([.F236];[.$B$3]);[.$E$3];IF(EXACT([.F236];[.$B$4]);[.$E$4];IF(EXACT([.F23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6]/100*[.R236]-[.Q236]/100*[.T236]" office:value-type="float" office:value="0" calcext:value-type="float">
            <text:p>0.00</text:p>
          </table:table-cell>
          <table:table-cell table:style-name="ce9" table:formula="of:=[.G236]/[.H236]*60" office:value-type="string" office:string-value="" calcext:value-type="error">
            <text:p>#DIV/0!</text:p>
          </table:table-cell>
          <table:table-cell table:style-name="ce9" table:formula="of:=[.U236]/[.H23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7]/60" office:value-type="float" office:value="0" calcext:value-type="float">
            <text:p>0.00</text:p>
          </table:table-cell>
          <table:table-cell table:style-name="ce2"/>
          <table:table-cell table:style-name="ce1" table:formula="of:=IF(EXACT([.C237];&quot;Hard&quot;);60;IF(EXACT([.C237];&quot;Medium&quot;);40;IF(EXACT([.C237];&quot;Easy&quot;);20;0)))" office:value-type="float" office:value="0" calcext:value-type="float">
            <text:p>0</text:p>
          </table:table-cell>
          <table:table-cell table:style-name="ce1" table:formula="of:=IF(EXACT([.F237];[.$B$3]);[.$D$3];IF(EXACT([.F237];[.$B$4]);[.$D$4];IF(EXACT([.F237];[.$B$5]);[.$D$5];0)))" office:value-type="float" office:value="0" calcext:value-type="float">
            <text:p>0</text:p>
          </table:table-cell>
          <table:table-cell table:style-name="ce2" table:formula="of:=IF(EXACT([.F237];[.$B$3]);[.$E$3];IF(EXACT([.F237];[.$B$4]);[.$E$4];IF(EXACT([.F23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7]/100*[.R237]-[.Q237]/100*[.T237]" office:value-type="float" office:value="0" calcext:value-type="float">
            <text:p>0.00</text:p>
          </table:table-cell>
          <table:table-cell table:style-name="ce9" table:formula="of:=[.G237]/[.H237]*60" office:value-type="string" office:string-value="" calcext:value-type="error">
            <text:p>#DIV/0!</text:p>
          </table:table-cell>
          <table:table-cell table:style-name="ce9" table:formula="of:=[.U237]/[.H23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8]/60" office:value-type="float" office:value="0" calcext:value-type="float">
            <text:p>0.00</text:p>
          </table:table-cell>
          <table:table-cell table:style-name="ce2"/>
          <table:table-cell table:style-name="ce1" table:formula="of:=IF(EXACT([.C238];&quot;Hard&quot;);60;IF(EXACT([.C238];&quot;Medium&quot;);40;IF(EXACT([.C238];&quot;Easy&quot;);20;0)))" office:value-type="float" office:value="0" calcext:value-type="float">
            <text:p>0</text:p>
          </table:table-cell>
          <table:table-cell table:style-name="ce1" table:formula="of:=IF(EXACT([.F238];[.$B$3]);[.$D$3];IF(EXACT([.F238];[.$B$4]);[.$D$4];IF(EXACT([.F238];[.$B$5]);[.$D$5];0)))" office:value-type="float" office:value="0" calcext:value-type="float">
            <text:p>0</text:p>
          </table:table-cell>
          <table:table-cell table:style-name="ce2" table:formula="of:=IF(EXACT([.F238];[.$B$3]);[.$E$3];IF(EXACT([.F238];[.$B$4]);[.$E$4];IF(EXACT([.F23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8]/100*[.R238]-[.Q238]/100*[.T238]" office:value-type="float" office:value="0" calcext:value-type="float">
            <text:p>0.00</text:p>
          </table:table-cell>
          <table:table-cell table:style-name="ce9" table:formula="of:=[.G238]/[.H238]*60" office:value-type="string" office:string-value="" calcext:value-type="error">
            <text:p>#DIV/0!</text:p>
          </table:table-cell>
          <table:table-cell table:style-name="ce9" table:formula="of:=[.U238]/[.H23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39]/60" office:value-type="float" office:value="0" calcext:value-type="float">
            <text:p>0.00</text:p>
          </table:table-cell>
          <table:table-cell table:style-name="ce2"/>
          <table:table-cell table:style-name="ce1" table:formula="of:=IF(EXACT([.C239];&quot;Hard&quot;);60;IF(EXACT([.C239];&quot;Medium&quot;);40;IF(EXACT([.C239];&quot;Easy&quot;);20;0)))" office:value-type="float" office:value="0" calcext:value-type="float">
            <text:p>0</text:p>
          </table:table-cell>
          <table:table-cell table:style-name="ce1" table:formula="of:=IF(EXACT([.F239];[.$B$3]);[.$D$3];IF(EXACT([.F239];[.$B$4]);[.$D$4];IF(EXACT([.F239];[.$B$5]);[.$D$5];0)))" office:value-type="float" office:value="0" calcext:value-type="float">
            <text:p>0</text:p>
          </table:table-cell>
          <table:table-cell table:style-name="ce2" table:formula="of:=IF(EXACT([.F239];[.$B$3]);[.$E$3];IF(EXACT([.F239];[.$B$4]);[.$E$4];IF(EXACT([.F23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39]/100*[.R239]-[.Q239]/100*[.T239]" office:value-type="float" office:value="0" calcext:value-type="float">
            <text:p>0.00</text:p>
          </table:table-cell>
          <table:table-cell table:style-name="ce9" table:formula="of:=[.G239]/[.H239]*60" office:value-type="string" office:string-value="" calcext:value-type="error">
            <text:p>#DIV/0!</text:p>
          </table:table-cell>
          <table:table-cell table:style-name="ce9" table:formula="of:=[.U239]/[.H23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0]/60" office:value-type="float" office:value="0" calcext:value-type="float">
            <text:p>0.00</text:p>
          </table:table-cell>
          <table:table-cell table:style-name="ce2"/>
          <table:table-cell table:style-name="ce1" table:formula="of:=IF(EXACT([.C240];&quot;Hard&quot;);60;IF(EXACT([.C240];&quot;Medium&quot;);40;IF(EXACT([.C240];&quot;Easy&quot;);20;0)))" office:value-type="float" office:value="0" calcext:value-type="float">
            <text:p>0</text:p>
          </table:table-cell>
          <table:table-cell table:style-name="ce1" table:formula="of:=IF(EXACT([.F240];[.$B$3]);[.$D$3];IF(EXACT([.F240];[.$B$4]);[.$D$4];IF(EXACT([.F240];[.$B$5]);[.$D$5];0)))" office:value-type="float" office:value="0" calcext:value-type="float">
            <text:p>0</text:p>
          </table:table-cell>
          <table:table-cell table:style-name="ce2" table:formula="of:=IF(EXACT([.F240];[.$B$3]);[.$E$3];IF(EXACT([.F240];[.$B$4]);[.$E$4];IF(EXACT([.F24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0]/100*[.R240]-[.Q240]/100*[.T240]" office:value-type="float" office:value="0" calcext:value-type="float">
            <text:p>0.00</text:p>
          </table:table-cell>
          <table:table-cell table:style-name="ce9" table:formula="of:=[.G240]/[.H240]*60" office:value-type="string" office:string-value="" calcext:value-type="error">
            <text:p>#DIV/0!</text:p>
          </table:table-cell>
          <table:table-cell table:style-name="ce9" table:formula="of:=[.U240]/[.H24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1]/60" office:value-type="float" office:value="0" calcext:value-type="float">
            <text:p>0.00</text:p>
          </table:table-cell>
          <table:table-cell table:style-name="ce2"/>
          <table:table-cell table:style-name="ce1" table:formula="of:=IF(EXACT([.C241];&quot;Hard&quot;);60;IF(EXACT([.C241];&quot;Medium&quot;);40;IF(EXACT([.C241];&quot;Easy&quot;);20;0)))" office:value-type="float" office:value="0" calcext:value-type="float">
            <text:p>0</text:p>
          </table:table-cell>
          <table:table-cell table:style-name="ce1" table:formula="of:=IF(EXACT([.F241];[.$B$3]);[.$D$3];IF(EXACT([.F241];[.$B$4]);[.$D$4];IF(EXACT([.F241];[.$B$5]);[.$D$5];0)))" office:value-type="float" office:value="0" calcext:value-type="float">
            <text:p>0</text:p>
          </table:table-cell>
          <table:table-cell table:style-name="ce2" table:formula="of:=IF(EXACT([.F241];[.$B$3]);[.$E$3];IF(EXACT([.F241];[.$B$4]);[.$E$4];IF(EXACT([.F24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1]/100*[.R241]-[.Q241]/100*[.T241]" office:value-type="float" office:value="0" calcext:value-type="float">
            <text:p>0.00</text:p>
          </table:table-cell>
          <table:table-cell table:style-name="ce9" table:formula="of:=[.G241]/[.H241]*60" office:value-type="string" office:string-value="" calcext:value-type="error">
            <text:p>#DIV/0!</text:p>
          </table:table-cell>
          <table:table-cell table:style-name="ce9" table:formula="of:=[.U241]/[.H24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2]/60" office:value-type="float" office:value="0" calcext:value-type="float">
            <text:p>0.00</text:p>
          </table:table-cell>
          <table:table-cell table:style-name="ce2"/>
          <table:table-cell table:style-name="ce1" table:formula="of:=IF(EXACT([.C242];&quot;Hard&quot;);60;IF(EXACT([.C242];&quot;Medium&quot;);40;IF(EXACT([.C242];&quot;Easy&quot;);20;0)))" office:value-type="float" office:value="0" calcext:value-type="float">
            <text:p>0</text:p>
          </table:table-cell>
          <table:table-cell table:style-name="ce1" table:formula="of:=IF(EXACT([.F242];[.$B$3]);[.$D$3];IF(EXACT([.F242];[.$B$4]);[.$D$4];IF(EXACT([.F242];[.$B$5]);[.$D$5];0)))" office:value-type="float" office:value="0" calcext:value-type="float">
            <text:p>0</text:p>
          </table:table-cell>
          <table:table-cell table:style-name="ce2" table:formula="of:=IF(EXACT([.F242];[.$B$3]);[.$E$3];IF(EXACT([.F242];[.$B$4]);[.$E$4];IF(EXACT([.F24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2]/100*[.R242]-[.Q242]/100*[.T242]" office:value-type="float" office:value="0" calcext:value-type="float">
            <text:p>0.00</text:p>
          </table:table-cell>
          <table:table-cell table:style-name="ce9" table:formula="of:=[.G242]/[.H242]*60" office:value-type="string" office:string-value="" calcext:value-type="error">
            <text:p>#DIV/0!</text:p>
          </table:table-cell>
          <table:table-cell table:style-name="ce9" table:formula="of:=[.U242]/[.H24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3]/60" office:value-type="float" office:value="0" calcext:value-type="float">
            <text:p>0.00</text:p>
          </table:table-cell>
          <table:table-cell table:style-name="ce2"/>
          <table:table-cell table:style-name="ce1" table:formula="of:=IF(EXACT([.C243];&quot;Hard&quot;);60;IF(EXACT([.C243];&quot;Medium&quot;);40;IF(EXACT([.C243];&quot;Easy&quot;);20;0)))" office:value-type="float" office:value="0" calcext:value-type="float">
            <text:p>0</text:p>
          </table:table-cell>
          <table:table-cell table:style-name="ce1" table:formula="of:=IF(EXACT([.F243];[.$B$3]);[.$D$3];IF(EXACT([.F243];[.$B$4]);[.$D$4];IF(EXACT([.F243];[.$B$5]);[.$D$5];0)))" office:value-type="float" office:value="0" calcext:value-type="float">
            <text:p>0</text:p>
          </table:table-cell>
          <table:table-cell table:style-name="ce2" table:formula="of:=IF(EXACT([.F243];[.$B$3]);[.$E$3];IF(EXACT([.F243];[.$B$4]);[.$E$4];IF(EXACT([.F24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3]/100*[.R243]-[.Q243]/100*[.T243]" office:value-type="float" office:value="0" calcext:value-type="float">
            <text:p>0.00</text:p>
          </table:table-cell>
          <table:table-cell table:style-name="ce9" table:formula="of:=[.G243]/[.H243]*60" office:value-type="string" office:string-value="" calcext:value-type="error">
            <text:p>#DIV/0!</text:p>
          </table:table-cell>
          <table:table-cell table:style-name="ce9" table:formula="of:=[.U243]/[.H24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4]/60" office:value-type="float" office:value="0" calcext:value-type="float">
            <text:p>0.00</text:p>
          </table:table-cell>
          <table:table-cell table:style-name="ce2"/>
          <table:table-cell table:style-name="ce1" table:formula="of:=IF(EXACT([.C244];&quot;Hard&quot;);60;IF(EXACT([.C244];&quot;Medium&quot;);40;IF(EXACT([.C244];&quot;Easy&quot;);20;0)))" office:value-type="float" office:value="0" calcext:value-type="float">
            <text:p>0</text:p>
          </table:table-cell>
          <table:table-cell table:style-name="ce1" table:formula="of:=IF(EXACT([.F244];[.$B$3]);[.$D$3];IF(EXACT([.F244];[.$B$4]);[.$D$4];IF(EXACT([.F244];[.$B$5]);[.$D$5];0)))" office:value-type="float" office:value="0" calcext:value-type="float">
            <text:p>0</text:p>
          </table:table-cell>
          <table:table-cell table:style-name="ce2" table:formula="of:=IF(EXACT([.F244];[.$B$3]);[.$E$3];IF(EXACT([.F244];[.$B$4]);[.$E$4];IF(EXACT([.F24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4]/100*[.R244]-[.Q244]/100*[.T244]" office:value-type="float" office:value="0" calcext:value-type="float">
            <text:p>0.00</text:p>
          </table:table-cell>
          <table:table-cell table:style-name="ce9" table:formula="of:=[.G244]/[.H244]*60" office:value-type="string" office:string-value="" calcext:value-type="error">
            <text:p>#DIV/0!</text:p>
          </table:table-cell>
          <table:table-cell table:style-name="ce9" table:formula="of:=[.U244]/[.H24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5]/60" office:value-type="float" office:value="0" calcext:value-type="float">
            <text:p>0.00</text:p>
          </table:table-cell>
          <table:table-cell table:style-name="ce2"/>
          <table:table-cell table:style-name="ce1" table:formula="of:=IF(EXACT([.C245];&quot;Hard&quot;);60;IF(EXACT([.C245];&quot;Medium&quot;);40;IF(EXACT([.C245];&quot;Easy&quot;);20;0)))" office:value-type="float" office:value="0" calcext:value-type="float">
            <text:p>0</text:p>
          </table:table-cell>
          <table:table-cell table:style-name="ce1" table:formula="of:=IF(EXACT([.F245];[.$B$3]);[.$D$3];IF(EXACT([.F245];[.$B$4]);[.$D$4];IF(EXACT([.F245];[.$B$5]);[.$D$5];0)))" office:value-type="float" office:value="0" calcext:value-type="float">
            <text:p>0</text:p>
          </table:table-cell>
          <table:table-cell table:style-name="ce2" table:formula="of:=IF(EXACT([.F245];[.$B$3]);[.$E$3];IF(EXACT([.F245];[.$B$4]);[.$E$4];IF(EXACT([.F24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5]/100*[.R245]-[.Q245]/100*[.T245]" office:value-type="float" office:value="0" calcext:value-type="float">
            <text:p>0.00</text:p>
          </table:table-cell>
          <table:table-cell table:style-name="ce9" table:formula="of:=[.G245]/[.H245]*60" office:value-type="string" office:string-value="" calcext:value-type="error">
            <text:p>#DIV/0!</text:p>
          </table:table-cell>
          <table:table-cell table:style-name="ce9" table:formula="of:=[.U245]/[.H24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6]/60" office:value-type="float" office:value="0" calcext:value-type="float">
            <text:p>0.00</text:p>
          </table:table-cell>
          <table:table-cell table:style-name="ce2"/>
          <table:table-cell table:style-name="ce1" table:formula="of:=IF(EXACT([.C246];&quot;Hard&quot;);60;IF(EXACT([.C246];&quot;Medium&quot;);40;IF(EXACT([.C246];&quot;Easy&quot;);20;0)))" office:value-type="float" office:value="0" calcext:value-type="float">
            <text:p>0</text:p>
          </table:table-cell>
          <table:table-cell table:style-name="ce1" table:formula="of:=IF(EXACT([.F246];[.$B$3]);[.$D$3];IF(EXACT([.F246];[.$B$4]);[.$D$4];IF(EXACT([.F246];[.$B$5]);[.$D$5];0)))" office:value-type="float" office:value="0" calcext:value-type="float">
            <text:p>0</text:p>
          </table:table-cell>
          <table:table-cell table:style-name="ce2" table:formula="of:=IF(EXACT([.F246];[.$B$3]);[.$E$3];IF(EXACT([.F246];[.$B$4]);[.$E$4];IF(EXACT([.F24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6]/100*[.R246]-[.Q246]/100*[.T246]" office:value-type="float" office:value="0" calcext:value-type="float">
            <text:p>0.00</text:p>
          </table:table-cell>
          <table:table-cell table:style-name="ce9" table:formula="of:=[.G246]/[.H246]*60" office:value-type="string" office:string-value="" calcext:value-type="error">
            <text:p>#DIV/0!</text:p>
          </table:table-cell>
          <table:table-cell table:style-name="ce9" table:formula="of:=[.U246]/[.H24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7]/60" office:value-type="float" office:value="0" calcext:value-type="float">
            <text:p>0.00</text:p>
          </table:table-cell>
          <table:table-cell table:style-name="ce2"/>
          <table:table-cell table:style-name="ce1" table:formula="of:=IF(EXACT([.C247];&quot;Hard&quot;);60;IF(EXACT([.C247];&quot;Medium&quot;);40;IF(EXACT([.C247];&quot;Easy&quot;);20;0)))" office:value-type="float" office:value="0" calcext:value-type="float">
            <text:p>0</text:p>
          </table:table-cell>
          <table:table-cell table:style-name="ce1" table:formula="of:=IF(EXACT([.F247];[.$B$3]);[.$D$3];IF(EXACT([.F247];[.$B$4]);[.$D$4];IF(EXACT([.F247];[.$B$5]);[.$D$5];0)))" office:value-type="float" office:value="0" calcext:value-type="float">
            <text:p>0</text:p>
          </table:table-cell>
          <table:table-cell table:style-name="ce2" table:formula="of:=IF(EXACT([.F247];[.$B$3]);[.$E$3];IF(EXACT([.F247];[.$B$4]);[.$E$4];IF(EXACT([.F24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7]/100*[.R247]-[.Q247]/100*[.T247]" office:value-type="float" office:value="0" calcext:value-type="float">
            <text:p>0.00</text:p>
          </table:table-cell>
          <table:table-cell table:style-name="ce9" table:formula="of:=[.G247]/[.H247]*60" office:value-type="string" office:string-value="" calcext:value-type="error">
            <text:p>#DIV/0!</text:p>
          </table:table-cell>
          <table:table-cell table:style-name="ce9" table:formula="of:=[.U247]/[.H24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8]/60" office:value-type="float" office:value="0" calcext:value-type="float">
            <text:p>0.00</text:p>
          </table:table-cell>
          <table:table-cell table:style-name="ce2"/>
          <table:table-cell table:style-name="ce1" table:formula="of:=IF(EXACT([.C248];&quot;Hard&quot;);60;IF(EXACT([.C248];&quot;Medium&quot;);40;IF(EXACT([.C248];&quot;Easy&quot;);20;0)))" office:value-type="float" office:value="0" calcext:value-type="float">
            <text:p>0</text:p>
          </table:table-cell>
          <table:table-cell table:style-name="ce1" table:formula="of:=IF(EXACT([.F248];[.$B$3]);[.$D$3];IF(EXACT([.F248];[.$B$4]);[.$D$4];IF(EXACT([.F248];[.$B$5]);[.$D$5];0)))" office:value-type="float" office:value="0" calcext:value-type="float">
            <text:p>0</text:p>
          </table:table-cell>
          <table:table-cell table:style-name="ce2" table:formula="of:=IF(EXACT([.F248];[.$B$3]);[.$E$3];IF(EXACT([.F248];[.$B$4]);[.$E$4];IF(EXACT([.F24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8]/100*[.R248]-[.Q248]/100*[.T248]" office:value-type="float" office:value="0" calcext:value-type="float">
            <text:p>0.00</text:p>
          </table:table-cell>
          <table:table-cell table:style-name="ce9" table:formula="of:=[.G248]/[.H248]*60" office:value-type="string" office:string-value="" calcext:value-type="error">
            <text:p>#DIV/0!</text:p>
          </table:table-cell>
          <table:table-cell table:style-name="ce9" table:formula="of:=[.U248]/[.H24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49]/60" office:value-type="float" office:value="0" calcext:value-type="float">
            <text:p>0.00</text:p>
          </table:table-cell>
          <table:table-cell table:style-name="ce2"/>
          <table:table-cell table:style-name="ce1" table:formula="of:=IF(EXACT([.C249];&quot;Hard&quot;);60;IF(EXACT([.C249];&quot;Medium&quot;);40;IF(EXACT([.C249];&quot;Easy&quot;);20;0)))" office:value-type="float" office:value="0" calcext:value-type="float">
            <text:p>0</text:p>
          </table:table-cell>
          <table:table-cell table:style-name="ce1" table:formula="of:=IF(EXACT([.F249];[.$B$3]);[.$D$3];IF(EXACT([.F249];[.$B$4]);[.$D$4];IF(EXACT([.F249];[.$B$5]);[.$D$5];0)))" office:value-type="float" office:value="0" calcext:value-type="float">
            <text:p>0</text:p>
          </table:table-cell>
          <table:table-cell table:style-name="ce2" table:formula="of:=IF(EXACT([.F249];[.$B$3]);[.$E$3];IF(EXACT([.F249];[.$B$4]);[.$E$4];IF(EXACT([.F24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49]/100*[.R249]-[.Q249]/100*[.T249]" office:value-type="float" office:value="0" calcext:value-type="float">
            <text:p>0.00</text:p>
          </table:table-cell>
          <table:table-cell table:style-name="ce9" table:formula="of:=[.G249]/[.H249]*60" office:value-type="string" office:string-value="" calcext:value-type="error">
            <text:p>#DIV/0!</text:p>
          </table:table-cell>
          <table:table-cell table:style-name="ce9" table:formula="of:=[.U249]/[.H24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0]/60" office:value-type="float" office:value="0" calcext:value-type="float">
            <text:p>0.00</text:p>
          </table:table-cell>
          <table:table-cell table:style-name="ce2"/>
          <table:table-cell table:style-name="ce1" table:formula="of:=IF(EXACT([.C250];&quot;Hard&quot;);60;IF(EXACT([.C250];&quot;Medium&quot;);40;IF(EXACT([.C250];&quot;Easy&quot;);20;0)))" office:value-type="float" office:value="0" calcext:value-type="float">
            <text:p>0</text:p>
          </table:table-cell>
          <table:table-cell table:style-name="ce1" table:formula="of:=IF(EXACT([.F250];[.$B$3]);[.$D$3];IF(EXACT([.F250];[.$B$4]);[.$D$4];IF(EXACT([.F250];[.$B$5]);[.$D$5];0)))" office:value-type="float" office:value="0" calcext:value-type="float">
            <text:p>0</text:p>
          </table:table-cell>
          <table:table-cell table:style-name="ce2" table:formula="of:=IF(EXACT([.F250];[.$B$3]);[.$E$3];IF(EXACT([.F250];[.$B$4]);[.$E$4];IF(EXACT([.F25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0]/100*[.R250]-[.Q250]/100*[.T250]" office:value-type="float" office:value="0" calcext:value-type="float">
            <text:p>0.00</text:p>
          </table:table-cell>
          <table:table-cell table:style-name="ce9" table:formula="of:=[.G250]/[.H250]*60" office:value-type="string" office:string-value="" calcext:value-type="error">
            <text:p>#DIV/0!</text:p>
          </table:table-cell>
          <table:table-cell table:style-name="ce9" table:formula="of:=[.U250]/[.H25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1]/60" office:value-type="float" office:value="0" calcext:value-type="float">
            <text:p>0.00</text:p>
          </table:table-cell>
          <table:table-cell table:style-name="ce2"/>
          <table:table-cell table:style-name="ce1" table:formula="of:=IF(EXACT([.C251];&quot;Hard&quot;);60;IF(EXACT([.C251];&quot;Medium&quot;);40;IF(EXACT([.C251];&quot;Easy&quot;);20;0)))" office:value-type="float" office:value="0" calcext:value-type="float">
            <text:p>0</text:p>
          </table:table-cell>
          <table:table-cell table:style-name="ce1" table:formula="of:=IF(EXACT([.F251];[.$B$3]);[.$D$3];IF(EXACT([.F251];[.$B$4]);[.$D$4];IF(EXACT([.F251];[.$B$5]);[.$D$5];0)))" office:value-type="float" office:value="0" calcext:value-type="float">
            <text:p>0</text:p>
          </table:table-cell>
          <table:table-cell table:style-name="ce2" table:formula="of:=IF(EXACT([.F251];[.$B$3]);[.$E$3];IF(EXACT([.F251];[.$B$4]);[.$E$4];IF(EXACT([.F25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1]/100*[.R251]-[.Q251]/100*[.T251]" office:value-type="float" office:value="0" calcext:value-type="float">
            <text:p>0.00</text:p>
          </table:table-cell>
          <table:table-cell table:style-name="ce9" table:formula="of:=[.G251]/[.H251]*60" office:value-type="string" office:string-value="" calcext:value-type="error">
            <text:p>#DIV/0!</text:p>
          </table:table-cell>
          <table:table-cell table:style-name="ce9" table:formula="of:=[.U251]/[.H25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2]/60" office:value-type="float" office:value="0" calcext:value-type="float">
            <text:p>0.00</text:p>
          </table:table-cell>
          <table:table-cell table:style-name="ce2"/>
          <table:table-cell table:style-name="ce1" table:formula="of:=IF(EXACT([.C252];&quot;Hard&quot;);60;IF(EXACT([.C252];&quot;Medium&quot;);40;IF(EXACT([.C252];&quot;Easy&quot;);20;0)))" office:value-type="float" office:value="0" calcext:value-type="float">
            <text:p>0</text:p>
          </table:table-cell>
          <table:table-cell table:style-name="ce1" table:formula="of:=IF(EXACT([.F252];[.$B$3]);[.$D$3];IF(EXACT([.F252];[.$B$4]);[.$D$4];IF(EXACT([.F252];[.$B$5]);[.$D$5];0)))" office:value-type="float" office:value="0" calcext:value-type="float">
            <text:p>0</text:p>
          </table:table-cell>
          <table:table-cell table:style-name="ce2" table:formula="of:=IF(EXACT([.F252];[.$B$3]);[.$E$3];IF(EXACT([.F252];[.$B$4]);[.$E$4];IF(EXACT([.F25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2]/100*[.R252]-[.Q252]/100*[.T252]" office:value-type="float" office:value="0" calcext:value-type="float">
            <text:p>0.00</text:p>
          </table:table-cell>
          <table:table-cell table:style-name="ce9" table:formula="of:=[.G252]/[.H252]*60" office:value-type="string" office:string-value="" calcext:value-type="error">
            <text:p>#DIV/0!</text:p>
          </table:table-cell>
          <table:table-cell table:style-name="ce9" table:formula="of:=[.U252]/[.H25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3]/60" office:value-type="float" office:value="0" calcext:value-type="float">
            <text:p>0.00</text:p>
          </table:table-cell>
          <table:table-cell table:style-name="ce2"/>
          <table:table-cell table:style-name="ce1" table:formula="of:=IF(EXACT([.C253];&quot;Hard&quot;);60;IF(EXACT([.C253];&quot;Medium&quot;);40;IF(EXACT([.C253];&quot;Easy&quot;);20;0)))" office:value-type="float" office:value="0" calcext:value-type="float">
            <text:p>0</text:p>
          </table:table-cell>
          <table:table-cell table:style-name="ce1" table:formula="of:=IF(EXACT([.F253];[.$B$3]);[.$D$3];IF(EXACT([.F253];[.$B$4]);[.$D$4];IF(EXACT([.F253];[.$B$5]);[.$D$5];0)))" office:value-type="float" office:value="0" calcext:value-type="float">
            <text:p>0</text:p>
          </table:table-cell>
          <table:table-cell table:style-name="ce2" table:formula="of:=IF(EXACT([.F253];[.$B$3]);[.$E$3];IF(EXACT([.F253];[.$B$4]);[.$E$4];IF(EXACT([.F25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3]/100*[.R253]-[.Q253]/100*[.T253]" office:value-type="float" office:value="0" calcext:value-type="float">
            <text:p>0.00</text:p>
          </table:table-cell>
          <table:table-cell table:style-name="ce9" table:formula="of:=[.G253]/[.H253]*60" office:value-type="string" office:string-value="" calcext:value-type="error">
            <text:p>#DIV/0!</text:p>
          </table:table-cell>
          <table:table-cell table:style-name="ce9" table:formula="of:=[.U253]/[.H25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4]/60" office:value-type="float" office:value="0" calcext:value-type="float">
            <text:p>0.00</text:p>
          </table:table-cell>
          <table:table-cell table:style-name="ce2"/>
          <table:table-cell table:style-name="ce1" table:formula="of:=IF(EXACT([.C254];&quot;Hard&quot;);60;IF(EXACT([.C254];&quot;Medium&quot;);40;IF(EXACT([.C254];&quot;Easy&quot;);20;0)))" office:value-type="float" office:value="0" calcext:value-type="float">
            <text:p>0</text:p>
          </table:table-cell>
          <table:table-cell table:style-name="ce1" table:formula="of:=IF(EXACT([.F254];[.$B$3]);[.$D$3];IF(EXACT([.F254];[.$B$4]);[.$D$4];IF(EXACT([.F254];[.$B$5]);[.$D$5];0)))" office:value-type="float" office:value="0" calcext:value-type="float">
            <text:p>0</text:p>
          </table:table-cell>
          <table:table-cell table:style-name="ce2" table:formula="of:=IF(EXACT([.F254];[.$B$3]);[.$E$3];IF(EXACT([.F254];[.$B$4]);[.$E$4];IF(EXACT([.F25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4]/100*[.R254]-[.Q254]/100*[.T254]" office:value-type="float" office:value="0" calcext:value-type="float">
            <text:p>0.00</text:p>
          </table:table-cell>
          <table:table-cell table:style-name="ce9" table:formula="of:=[.G254]/[.H254]*60" office:value-type="string" office:string-value="" calcext:value-type="error">
            <text:p>#DIV/0!</text:p>
          </table:table-cell>
          <table:table-cell table:style-name="ce9" table:formula="of:=[.U254]/[.H25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5]/60" office:value-type="float" office:value="0" calcext:value-type="float">
            <text:p>0.00</text:p>
          </table:table-cell>
          <table:table-cell table:style-name="ce2"/>
          <table:table-cell table:style-name="ce1" table:formula="of:=IF(EXACT([.C255];&quot;Hard&quot;);60;IF(EXACT([.C255];&quot;Medium&quot;);40;IF(EXACT([.C255];&quot;Easy&quot;);20;0)))" office:value-type="float" office:value="0" calcext:value-type="float">
            <text:p>0</text:p>
          </table:table-cell>
          <table:table-cell table:style-name="ce1" table:formula="of:=IF(EXACT([.F255];[.$B$3]);[.$D$3];IF(EXACT([.F255];[.$B$4]);[.$D$4];IF(EXACT([.F255];[.$B$5]);[.$D$5];0)))" office:value-type="float" office:value="0" calcext:value-type="float">
            <text:p>0</text:p>
          </table:table-cell>
          <table:table-cell table:style-name="ce2" table:formula="of:=IF(EXACT([.F255];[.$B$3]);[.$E$3];IF(EXACT([.F255];[.$B$4]);[.$E$4];IF(EXACT([.F25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5]/100*[.R255]-[.Q255]/100*[.T255]" office:value-type="float" office:value="0" calcext:value-type="float">
            <text:p>0.00</text:p>
          </table:table-cell>
          <table:table-cell table:style-name="ce9" table:formula="of:=[.G255]/[.H255]*60" office:value-type="string" office:string-value="" calcext:value-type="error">
            <text:p>#DIV/0!</text:p>
          </table:table-cell>
          <table:table-cell table:style-name="ce9" table:formula="of:=[.U255]/[.H25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6]/60" office:value-type="float" office:value="0" calcext:value-type="float">
            <text:p>0.00</text:p>
          </table:table-cell>
          <table:table-cell table:style-name="ce2"/>
          <table:table-cell table:style-name="ce1" table:formula="of:=IF(EXACT([.C256];&quot;Hard&quot;);60;IF(EXACT([.C256];&quot;Medium&quot;);40;IF(EXACT([.C256];&quot;Easy&quot;);20;0)))" office:value-type="float" office:value="0" calcext:value-type="float">
            <text:p>0</text:p>
          </table:table-cell>
          <table:table-cell table:style-name="ce1" table:formula="of:=IF(EXACT([.F256];[.$B$3]);[.$D$3];IF(EXACT([.F256];[.$B$4]);[.$D$4];IF(EXACT([.F256];[.$B$5]);[.$D$5];0)))" office:value-type="float" office:value="0" calcext:value-type="float">
            <text:p>0</text:p>
          </table:table-cell>
          <table:table-cell table:style-name="ce2" table:formula="of:=IF(EXACT([.F256];[.$B$3]);[.$E$3];IF(EXACT([.F256];[.$B$4]);[.$E$4];IF(EXACT([.F25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6]/100*[.R256]-[.Q256]/100*[.T256]" office:value-type="float" office:value="0" calcext:value-type="float">
            <text:p>0.00</text:p>
          </table:table-cell>
          <table:table-cell table:style-name="ce9" table:formula="of:=[.G256]/[.H256]*60" office:value-type="string" office:string-value="" calcext:value-type="error">
            <text:p>#DIV/0!</text:p>
          </table:table-cell>
          <table:table-cell table:style-name="ce9" table:formula="of:=[.U256]/[.H25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7]/60" office:value-type="float" office:value="0" calcext:value-type="float">
            <text:p>0.00</text:p>
          </table:table-cell>
          <table:table-cell table:style-name="ce2"/>
          <table:table-cell table:style-name="ce1" table:formula="of:=IF(EXACT([.C257];&quot;Hard&quot;);60;IF(EXACT([.C257];&quot;Medium&quot;);40;IF(EXACT([.C257];&quot;Easy&quot;);20;0)))" office:value-type="float" office:value="0" calcext:value-type="float">
            <text:p>0</text:p>
          </table:table-cell>
          <table:table-cell table:style-name="ce1" table:formula="of:=IF(EXACT([.F257];[.$B$3]);[.$D$3];IF(EXACT([.F257];[.$B$4]);[.$D$4];IF(EXACT([.F257];[.$B$5]);[.$D$5];0)))" office:value-type="float" office:value="0" calcext:value-type="float">
            <text:p>0</text:p>
          </table:table-cell>
          <table:table-cell table:style-name="ce2" table:formula="of:=IF(EXACT([.F257];[.$B$3]);[.$E$3];IF(EXACT([.F257];[.$B$4]);[.$E$4];IF(EXACT([.F25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7]/100*[.R257]-[.Q257]/100*[.T257]" office:value-type="float" office:value="0" calcext:value-type="float">
            <text:p>0.00</text:p>
          </table:table-cell>
          <table:table-cell table:style-name="ce9" table:formula="of:=[.G257]/[.H257]*60" office:value-type="string" office:string-value="" calcext:value-type="error">
            <text:p>#DIV/0!</text:p>
          </table:table-cell>
          <table:table-cell table:style-name="ce9" table:formula="of:=[.U257]/[.H25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8]/60" office:value-type="float" office:value="0" calcext:value-type="float">
            <text:p>0.00</text:p>
          </table:table-cell>
          <table:table-cell table:style-name="ce2"/>
          <table:table-cell table:style-name="ce1" table:formula="of:=IF(EXACT([.C258];&quot;Hard&quot;);60;IF(EXACT([.C258];&quot;Medium&quot;);40;IF(EXACT([.C258];&quot;Easy&quot;);20;0)))" office:value-type="float" office:value="0" calcext:value-type="float">
            <text:p>0</text:p>
          </table:table-cell>
          <table:table-cell table:style-name="ce1" table:formula="of:=IF(EXACT([.F258];[.$B$3]);[.$D$3];IF(EXACT([.F258];[.$B$4]);[.$D$4];IF(EXACT([.F258];[.$B$5]);[.$D$5];0)))" office:value-type="float" office:value="0" calcext:value-type="float">
            <text:p>0</text:p>
          </table:table-cell>
          <table:table-cell table:style-name="ce2" table:formula="of:=IF(EXACT([.F258];[.$B$3]);[.$E$3];IF(EXACT([.F258];[.$B$4]);[.$E$4];IF(EXACT([.F25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8]/100*[.R258]-[.Q258]/100*[.T258]" office:value-type="float" office:value="0" calcext:value-type="float">
            <text:p>0.00</text:p>
          </table:table-cell>
          <table:table-cell table:style-name="ce9" table:formula="of:=[.G258]/[.H258]*60" office:value-type="string" office:string-value="" calcext:value-type="error">
            <text:p>#DIV/0!</text:p>
          </table:table-cell>
          <table:table-cell table:style-name="ce9" table:formula="of:=[.U258]/[.H25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59]/60" office:value-type="float" office:value="0" calcext:value-type="float">
            <text:p>0.00</text:p>
          </table:table-cell>
          <table:table-cell table:style-name="ce2"/>
          <table:table-cell table:style-name="ce1" table:formula="of:=IF(EXACT([.C259];&quot;Hard&quot;);60;IF(EXACT([.C259];&quot;Medium&quot;);40;IF(EXACT([.C259];&quot;Easy&quot;);20;0)))" office:value-type="float" office:value="0" calcext:value-type="float">
            <text:p>0</text:p>
          </table:table-cell>
          <table:table-cell table:style-name="ce1" table:formula="of:=IF(EXACT([.F259];[.$B$3]);[.$D$3];IF(EXACT([.F259];[.$B$4]);[.$D$4];IF(EXACT([.F259];[.$B$5]);[.$D$5];0)))" office:value-type="float" office:value="0" calcext:value-type="float">
            <text:p>0</text:p>
          </table:table-cell>
          <table:table-cell table:style-name="ce2" table:formula="of:=IF(EXACT([.F259];[.$B$3]);[.$E$3];IF(EXACT([.F259];[.$B$4]);[.$E$4];IF(EXACT([.F25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59]/100*[.R259]-[.Q259]/100*[.T259]" office:value-type="float" office:value="0" calcext:value-type="float">
            <text:p>0.00</text:p>
          </table:table-cell>
          <table:table-cell table:style-name="ce9" table:formula="of:=[.G259]/[.H259]*60" office:value-type="string" office:string-value="" calcext:value-type="error">
            <text:p>#DIV/0!</text:p>
          </table:table-cell>
          <table:table-cell table:style-name="ce9" table:formula="of:=[.U259]/[.H25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0]/60" office:value-type="float" office:value="0" calcext:value-type="float">
            <text:p>0.00</text:p>
          </table:table-cell>
          <table:table-cell table:style-name="ce2"/>
          <table:table-cell table:style-name="ce1" table:formula="of:=IF(EXACT([.C260];&quot;Hard&quot;);60;IF(EXACT([.C260];&quot;Medium&quot;);40;IF(EXACT([.C260];&quot;Easy&quot;);20;0)))" office:value-type="float" office:value="0" calcext:value-type="float">
            <text:p>0</text:p>
          </table:table-cell>
          <table:table-cell table:style-name="ce1" table:formula="of:=IF(EXACT([.F260];[.$B$3]);[.$D$3];IF(EXACT([.F260];[.$B$4]);[.$D$4];IF(EXACT([.F260];[.$B$5]);[.$D$5];0)))" office:value-type="float" office:value="0" calcext:value-type="float">
            <text:p>0</text:p>
          </table:table-cell>
          <table:table-cell table:style-name="ce2" table:formula="of:=IF(EXACT([.F260];[.$B$3]);[.$E$3];IF(EXACT([.F260];[.$B$4]);[.$E$4];IF(EXACT([.F26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0]/100*[.R260]-[.Q260]/100*[.T260]" office:value-type="float" office:value="0" calcext:value-type="float">
            <text:p>0.00</text:p>
          </table:table-cell>
          <table:table-cell table:style-name="ce9" table:formula="of:=[.G260]/[.H260]*60" office:value-type="string" office:string-value="" calcext:value-type="error">
            <text:p>#DIV/0!</text:p>
          </table:table-cell>
          <table:table-cell table:style-name="ce9" table:formula="of:=[.U260]/[.H26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1]/60" office:value-type="float" office:value="0" calcext:value-type="float">
            <text:p>0.00</text:p>
          </table:table-cell>
          <table:table-cell table:style-name="ce2"/>
          <table:table-cell table:style-name="ce1" table:formula="of:=IF(EXACT([.C261];&quot;Hard&quot;);60;IF(EXACT([.C261];&quot;Medium&quot;);40;IF(EXACT([.C261];&quot;Easy&quot;);20;0)))" office:value-type="float" office:value="0" calcext:value-type="float">
            <text:p>0</text:p>
          </table:table-cell>
          <table:table-cell table:style-name="ce1" table:formula="of:=IF(EXACT([.F261];[.$B$3]);[.$D$3];IF(EXACT([.F261];[.$B$4]);[.$D$4];IF(EXACT([.F261];[.$B$5]);[.$D$5];0)))" office:value-type="float" office:value="0" calcext:value-type="float">
            <text:p>0</text:p>
          </table:table-cell>
          <table:table-cell table:style-name="ce2" table:formula="of:=IF(EXACT([.F261];[.$B$3]);[.$E$3];IF(EXACT([.F261];[.$B$4]);[.$E$4];IF(EXACT([.F26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1]/100*[.R261]-[.Q261]/100*[.T261]" office:value-type="float" office:value="0" calcext:value-type="float">
            <text:p>0.00</text:p>
          </table:table-cell>
          <table:table-cell table:style-name="ce9" table:formula="of:=[.G261]/[.H261]*60" office:value-type="string" office:string-value="" calcext:value-type="error">
            <text:p>#DIV/0!</text:p>
          </table:table-cell>
          <table:table-cell table:style-name="ce9" table:formula="of:=[.U261]/[.H26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2]/60" office:value-type="float" office:value="0" calcext:value-type="float">
            <text:p>0.00</text:p>
          </table:table-cell>
          <table:table-cell table:style-name="ce2"/>
          <table:table-cell table:style-name="ce1" table:formula="of:=IF(EXACT([.C262];&quot;Hard&quot;);60;IF(EXACT([.C262];&quot;Medium&quot;);40;IF(EXACT([.C262];&quot;Easy&quot;);20;0)))" office:value-type="float" office:value="0" calcext:value-type="float">
            <text:p>0</text:p>
          </table:table-cell>
          <table:table-cell table:style-name="ce1" table:formula="of:=IF(EXACT([.F262];[.$B$3]);[.$D$3];IF(EXACT([.F262];[.$B$4]);[.$D$4];IF(EXACT([.F262];[.$B$5]);[.$D$5];0)))" office:value-type="float" office:value="0" calcext:value-type="float">
            <text:p>0</text:p>
          </table:table-cell>
          <table:table-cell table:style-name="ce2" table:formula="of:=IF(EXACT([.F262];[.$B$3]);[.$E$3];IF(EXACT([.F262];[.$B$4]);[.$E$4];IF(EXACT([.F26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2]/100*[.R262]-[.Q262]/100*[.T262]" office:value-type="float" office:value="0" calcext:value-type="float">
            <text:p>0.00</text:p>
          </table:table-cell>
          <table:table-cell table:style-name="ce9" table:formula="of:=[.G262]/[.H262]*60" office:value-type="string" office:string-value="" calcext:value-type="error">
            <text:p>#DIV/0!</text:p>
          </table:table-cell>
          <table:table-cell table:style-name="ce9" table:formula="of:=[.U262]/[.H26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3]/60" office:value-type="float" office:value="0" calcext:value-type="float">
            <text:p>0.00</text:p>
          </table:table-cell>
          <table:table-cell table:style-name="ce2"/>
          <table:table-cell table:style-name="ce1" table:formula="of:=IF(EXACT([.C263];&quot;Hard&quot;);60;IF(EXACT([.C263];&quot;Medium&quot;);40;IF(EXACT([.C263];&quot;Easy&quot;);20;0)))" office:value-type="float" office:value="0" calcext:value-type="float">
            <text:p>0</text:p>
          </table:table-cell>
          <table:table-cell table:style-name="ce1" table:formula="of:=IF(EXACT([.F263];[.$B$3]);[.$D$3];IF(EXACT([.F263];[.$B$4]);[.$D$4];IF(EXACT([.F263];[.$B$5]);[.$D$5];0)))" office:value-type="float" office:value="0" calcext:value-type="float">
            <text:p>0</text:p>
          </table:table-cell>
          <table:table-cell table:style-name="ce2" table:formula="of:=IF(EXACT([.F263];[.$B$3]);[.$E$3];IF(EXACT([.F263];[.$B$4]);[.$E$4];IF(EXACT([.F26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3]/100*[.R263]-[.Q263]/100*[.T263]" office:value-type="float" office:value="0" calcext:value-type="float">
            <text:p>0.00</text:p>
          </table:table-cell>
          <table:table-cell table:style-name="ce9" table:formula="of:=[.G263]/[.H263]*60" office:value-type="string" office:string-value="" calcext:value-type="error">
            <text:p>#DIV/0!</text:p>
          </table:table-cell>
          <table:table-cell table:style-name="ce9" table:formula="of:=[.U263]/[.H26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4]/60" office:value-type="float" office:value="0" calcext:value-type="float">
            <text:p>0.00</text:p>
          </table:table-cell>
          <table:table-cell table:style-name="ce2"/>
          <table:table-cell table:style-name="ce1" table:formula="of:=IF(EXACT([.C264];&quot;Hard&quot;);60;IF(EXACT([.C264];&quot;Medium&quot;);40;IF(EXACT([.C264];&quot;Easy&quot;);20;0)))" office:value-type="float" office:value="0" calcext:value-type="float">
            <text:p>0</text:p>
          </table:table-cell>
          <table:table-cell table:style-name="ce1" table:formula="of:=IF(EXACT([.F264];[.$B$3]);[.$D$3];IF(EXACT([.F264];[.$B$4]);[.$D$4];IF(EXACT([.F264];[.$B$5]);[.$D$5];0)))" office:value-type="float" office:value="0" calcext:value-type="float">
            <text:p>0</text:p>
          </table:table-cell>
          <table:table-cell table:style-name="ce2" table:formula="of:=IF(EXACT([.F264];[.$B$3]);[.$E$3];IF(EXACT([.F264];[.$B$4]);[.$E$4];IF(EXACT([.F26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4]/100*[.R264]-[.Q264]/100*[.T264]" office:value-type="float" office:value="0" calcext:value-type="float">
            <text:p>0.00</text:p>
          </table:table-cell>
          <table:table-cell table:style-name="ce9" table:formula="of:=[.G264]/[.H264]*60" office:value-type="string" office:string-value="" calcext:value-type="error">
            <text:p>#DIV/0!</text:p>
          </table:table-cell>
          <table:table-cell table:style-name="ce9" table:formula="of:=[.U264]/[.H26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5]/60" office:value-type="float" office:value="0" calcext:value-type="float">
            <text:p>0.00</text:p>
          </table:table-cell>
          <table:table-cell table:style-name="ce2"/>
          <table:table-cell table:style-name="ce1" table:formula="of:=IF(EXACT([.C265];&quot;Hard&quot;);60;IF(EXACT([.C265];&quot;Medium&quot;);40;IF(EXACT([.C265];&quot;Easy&quot;);20;0)))" office:value-type="float" office:value="0" calcext:value-type="float">
            <text:p>0</text:p>
          </table:table-cell>
          <table:table-cell table:style-name="ce1" table:formula="of:=IF(EXACT([.F265];[.$B$3]);[.$D$3];IF(EXACT([.F265];[.$B$4]);[.$D$4];IF(EXACT([.F265];[.$B$5]);[.$D$5];0)))" office:value-type="float" office:value="0" calcext:value-type="float">
            <text:p>0</text:p>
          </table:table-cell>
          <table:table-cell table:style-name="ce2" table:formula="of:=IF(EXACT([.F265];[.$B$3]);[.$E$3];IF(EXACT([.F265];[.$B$4]);[.$E$4];IF(EXACT([.F26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5]/100*[.R265]-[.Q265]/100*[.T265]" office:value-type="float" office:value="0" calcext:value-type="float">
            <text:p>0.00</text:p>
          </table:table-cell>
          <table:table-cell table:style-name="ce9" table:formula="of:=[.G265]/[.H265]*60" office:value-type="string" office:string-value="" calcext:value-type="error">
            <text:p>#DIV/0!</text:p>
          </table:table-cell>
          <table:table-cell table:style-name="ce9" table:formula="of:=[.U265]/[.H26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6]/60" office:value-type="float" office:value="0" calcext:value-type="float">
            <text:p>0.00</text:p>
          </table:table-cell>
          <table:table-cell table:style-name="ce2"/>
          <table:table-cell table:style-name="ce1" table:formula="of:=IF(EXACT([.C266];&quot;Hard&quot;);60;IF(EXACT([.C266];&quot;Medium&quot;);40;IF(EXACT([.C266];&quot;Easy&quot;);20;0)))" office:value-type="float" office:value="0" calcext:value-type="float">
            <text:p>0</text:p>
          </table:table-cell>
          <table:table-cell table:style-name="ce1" table:formula="of:=IF(EXACT([.F266];[.$B$3]);[.$D$3];IF(EXACT([.F266];[.$B$4]);[.$D$4];IF(EXACT([.F266];[.$B$5]);[.$D$5];0)))" office:value-type="float" office:value="0" calcext:value-type="float">
            <text:p>0</text:p>
          </table:table-cell>
          <table:table-cell table:style-name="ce2" table:formula="of:=IF(EXACT([.F266];[.$B$3]);[.$E$3];IF(EXACT([.F266];[.$B$4]);[.$E$4];IF(EXACT([.F26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6]/100*[.R266]-[.Q266]/100*[.T266]" office:value-type="float" office:value="0" calcext:value-type="float">
            <text:p>0.00</text:p>
          </table:table-cell>
          <table:table-cell table:style-name="ce9" table:formula="of:=[.G266]/[.H266]*60" office:value-type="string" office:string-value="" calcext:value-type="error">
            <text:p>#DIV/0!</text:p>
          </table:table-cell>
          <table:table-cell table:style-name="ce9" table:formula="of:=[.U266]/[.H26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7]/60" office:value-type="float" office:value="0" calcext:value-type="float">
            <text:p>0.00</text:p>
          </table:table-cell>
          <table:table-cell table:style-name="ce2"/>
          <table:table-cell table:style-name="ce1" table:formula="of:=IF(EXACT([.C267];&quot;Hard&quot;);60;IF(EXACT([.C267];&quot;Medium&quot;);40;IF(EXACT([.C267];&quot;Easy&quot;);20;0)))" office:value-type="float" office:value="0" calcext:value-type="float">
            <text:p>0</text:p>
          </table:table-cell>
          <table:table-cell table:style-name="ce1" table:formula="of:=IF(EXACT([.F267];[.$B$3]);[.$D$3];IF(EXACT([.F267];[.$B$4]);[.$D$4];IF(EXACT([.F267];[.$B$5]);[.$D$5];0)))" office:value-type="float" office:value="0" calcext:value-type="float">
            <text:p>0</text:p>
          </table:table-cell>
          <table:table-cell table:style-name="ce2" table:formula="of:=IF(EXACT([.F267];[.$B$3]);[.$E$3];IF(EXACT([.F267];[.$B$4]);[.$E$4];IF(EXACT([.F26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7]/100*[.R267]-[.Q267]/100*[.T267]" office:value-type="float" office:value="0" calcext:value-type="float">
            <text:p>0.00</text:p>
          </table:table-cell>
          <table:table-cell table:style-name="ce9" table:formula="of:=[.G267]/[.H267]*60" office:value-type="string" office:string-value="" calcext:value-type="error">
            <text:p>#DIV/0!</text:p>
          </table:table-cell>
          <table:table-cell table:style-name="ce9" table:formula="of:=[.U267]/[.H26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8]/60" office:value-type="float" office:value="0" calcext:value-type="float">
            <text:p>0.00</text:p>
          </table:table-cell>
          <table:table-cell table:style-name="ce2"/>
          <table:table-cell table:style-name="ce1" table:formula="of:=IF(EXACT([.C268];&quot;Hard&quot;);60;IF(EXACT([.C268];&quot;Medium&quot;);40;IF(EXACT([.C268];&quot;Easy&quot;);20;0)))" office:value-type="float" office:value="0" calcext:value-type="float">
            <text:p>0</text:p>
          </table:table-cell>
          <table:table-cell table:style-name="ce1" table:formula="of:=IF(EXACT([.F268];[.$B$3]);[.$D$3];IF(EXACT([.F268];[.$B$4]);[.$D$4];IF(EXACT([.F268];[.$B$5]);[.$D$5];0)))" office:value-type="float" office:value="0" calcext:value-type="float">
            <text:p>0</text:p>
          </table:table-cell>
          <table:table-cell table:style-name="ce2" table:formula="of:=IF(EXACT([.F268];[.$B$3]);[.$E$3];IF(EXACT([.F268];[.$B$4]);[.$E$4];IF(EXACT([.F26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8]/100*[.R268]-[.Q268]/100*[.T268]" office:value-type="float" office:value="0" calcext:value-type="float">
            <text:p>0.00</text:p>
          </table:table-cell>
          <table:table-cell table:style-name="ce9" table:formula="of:=[.G268]/[.H268]*60" office:value-type="string" office:string-value="" calcext:value-type="error">
            <text:p>#DIV/0!</text:p>
          </table:table-cell>
          <table:table-cell table:style-name="ce9" table:formula="of:=[.U268]/[.H26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69]/60" office:value-type="float" office:value="0" calcext:value-type="float">
            <text:p>0.00</text:p>
          </table:table-cell>
          <table:table-cell table:style-name="ce2"/>
          <table:table-cell table:style-name="ce1" table:formula="of:=IF(EXACT([.C269];&quot;Hard&quot;);60;IF(EXACT([.C269];&quot;Medium&quot;);40;IF(EXACT([.C269];&quot;Easy&quot;);20;0)))" office:value-type="float" office:value="0" calcext:value-type="float">
            <text:p>0</text:p>
          </table:table-cell>
          <table:table-cell table:style-name="ce1" table:formula="of:=IF(EXACT([.F269];[.$B$3]);[.$D$3];IF(EXACT([.F269];[.$B$4]);[.$D$4];IF(EXACT([.F269];[.$B$5]);[.$D$5];0)))" office:value-type="float" office:value="0" calcext:value-type="float">
            <text:p>0</text:p>
          </table:table-cell>
          <table:table-cell table:style-name="ce2" table:formula="of:=IF(EXACT([.F269];[.$B$3]);[.$E$3];IF(EXACT([.F269];[.$B$4]);[.$E$4];IF(EXACT([.F26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69]/100*[.R269]-[.Q269]/100*[.T269]" office:value-type="float" office:value="0" calcext:value-type="float">
            <text:p>0.00</text:p>
          </table:table-cell>
          <table:table-cell table:style-name="ce9" table:formula="of:=[.G269]/[.H269]*60" office:value-type="string" office:string-value="" calcext:value-type="error">
            <text:p>#DIV/0!</text:p>
          </table:table-cell>
          <table:table-cell table:style-name="ce9" table:formula="of:=[.U269]/[.H26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0]/60" office:value-type="float" office:value="0" calcext:value-type="float">
            <text:p>0.00</text:p>
          </table:table-cell>
          <table:table-cell table:style-name="ce2"/>
          <table:table-cell table:style-name="ce1" table:formula="of:=IF(EXACT([.C270];&quot;Hard&quot;);60;IF(EXACT([.C270];&quot;Medium&quot;);40;IF(EXACT([.C270];&quot;Easy&quot;);20;0)))" office:value-type="float" office:value="0" calcext:value-type="float">
            <text:p>0</text:p>
          </table:table-cell>
          <table:table-cell table:style-name="ce1" table:formula="of:=IF(EXACT([.F270];[.$B$3]);[.$D$3];IF(EXACT([.F270];[.$B$4]);[.$D$4];IF(EXACT([.F270];[.$B$5]);[.$D$5];0)))" office:value-type="float" office:value="0" calcext:value-type="float">
            <text:p>0</text:p>
          </table:table-cell>
          <table:table-cell table:style-name="ce2" table:formula="of:=IF(EXACT([.F270];[.$B$3]);[.$E$3];IF(EXACT([.F270];[.$B$4]);[.$E$4];IF(EXACT([.F27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0]/100*[.R270]-[.Q270]/100*[.T270]" office:value-type="float" office:value="0" calcext:value-type="float">
            <text:p>0.00</text:p>
          </table:table-cell>
          <table:table-cell table:style-name="ce9" table:formula="of:=[.G270]/[.H270]*60" office:value-type="string" office:string-value="" calcext:value-type="error">
            <text:p>#DIV/0!</text:p>
          </table:table-cell>
          <table:table-cell table:style-name="ce9" table:formula="of:=[.U270]/[.H27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1]/60" office:value-type="float" office:value="0" calcext:value-type="float">
            <text:p>0.00</text:p>
          </table:table-cell>
          <table:table-cell table:style-name="ce2"/>
          <table:table-cell table:style-name="ce1" table:formula="of:=IF(EXACT([.C271];&quot;Hard&quot;);60;IF(EXACT([.C271];&quot;Medium&quot;);40;IF(EXACT([.C271];&quot;Easy&quot;);20;0)))" office:value-type="float" office:value="0" calcext:value-type="float">
            <text:p>0</text:p>
          </table:table-cell>
          <table:table-cell table:style-name="ce1" table:formula="of:=IF(EXACT([.F271];[.$B$3]);[.$D$3];IF(EXACT([.F271];[.$B$4]);[.$D$4];IF(EXACT([.F271];[.$B$5]);[.$D$5];0)))" office:value-type="float" office:value="0" calcext:value-type="float">
            <text:p>0</text:p>
          </table:table-cell>
          <table:table-cell table:style-name="ce2" table:formula="of:=IF(EXACT([.F271];[.$B$3]);[.$E$3];IF(EXACT([.F271];[.$B$4]);[.$E$4];IF(EXACT([.F27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1]/100*[.R271]-[.Q271]/100*[.T271]" office:value-type="float" office:value="0" calcext:value-type="float">
            <text:p>0.00</text:p>
          </table:table-cell>
          <table:table-cell table:style-name="ce9" table:formula="of:=[.G271]/[.H271]*60" office:value-type="string" office:string-value="" calcext:value-type="error">
            <text:p>#DIV/0!</text:p>
          </table:table-cell>
          <table:table-cell table:style-name="ce9" table:formula="of:=[.U271]/[.H27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2]/60" office:value-type="float" office:value="0" calcext:value-type="float">
            <text:p>0.00</text:p>
          </table:table-cell>
          <table:table-cell table:style-name="ce2"/>
          <table:table-cell table:style-name="ce1" table:formula="of:=IF(EXACT([.C272];&quot;Hard&quot;);60;IF(EXACT([.C272];&quot;Medium&quot;);40;IF(EXACT([.C272];&quot;Easy&quot;);20;0)))" office:value-type="float" office:value="0" calcext:value-type="float">
            <text:p>0</text:p>
          </table:table-cell>
          <table:table-cell table:style-name="ce1" table:formula="of:=IF(EXACT([.F272];[.$B$3]);[.$D$3];IF(EXACT([.F272];[.$B$4]);[.$D$4];IF(EXACT([.F272];[.$B$5]);[.$D$5];0)))" office:value-type="float" office:value="0" calcext:value-type="float">
            <text:p>0</text:p>
          </table:table-cell>
          <table:table-cell table:style-name="ce2" table:formula="of:=IF(EXACT([.F272];[.$B$3]);[.$E$3];IF(EXACT([.F272];[.$B$4]);[.$E$4];IF(EXACT([.F27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2]/100*[.R272]-[.Q272]/100*[.T272]" office:value-type="float" office:value="0" calcext:value-type="float">
            <text:p>0.00</text:p>
          </table:table-cell>
          <table:table-cell table:style-name="ce9" table:formula="of:=[.G272]/[.H272]*60" office:value-type="string" office:string-value="" calcext:value-type="error">
            <text:p>#DIV/0!</text:p>
          </table:table-cell>
          <table:table-cell table:style-name="ce9" table:formula="of:=[.U272]/[.H27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3]/60" office:value-type="float" office:value="0" calcext:value-type="float">
            <text:p>0.00</text:p>
          </table:table-cell>
          <table:table-cell table:style-name="ce2"/>
          <table:table-cell table:style-name="ce1" table:formula="of:=IF(EXACT([.C273];&quot;Hard&quot;);60;IF(EXACT([.C273];&quot;Medium&quot;);40;IF(EXACT([.C273];&quot;Easy&quot;);20;0)))" office:value-type="float" office:value="0" calcext:value-type="float">
            <text:p>0</text:p>
          </table:table-cell>
          <table:table-cell table:style-name="ce1" table:formula="of:=IF(EXACT([.F273];[.$B$3]);[.$D$3];IF(EXACT([.F273];[.$B$4]);[.$D$4];IF(EXACT([.F273];[.$B$5]);[.$D$5];0)))" office:value-type="float" office:value="0" calcext:value-type="float">
            <text:p>0</text:p>
          </table:table-cell>
          <table:table-cell table:style-name="ce2" table:formula="of:=IF(EXACT([.F273];[.$B$3]);[.$E$3];IF(EXACT([.F273];[.$B$4]);[.$E$4];IF(EXACT([.F27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3]/100*[.R273]-[.Q273]/100*[.T273]" office:value-type="float" office:value="0" calcext:value-type="float">
            <text:p>0.00</text:p>
          </table:table-cell>
          <table:table-cell table:style-name="ce9" table:formula="of:=[.G273]/[.H273]*60" office:value-type="string" office:string-value="" calcext:value-type="error">
            <text:p>#DIV/0!</text:p>
          </table:table-cell>
          <table:table-cell table:style-name="ce9" table:formula="of:=[.U273]/[.H27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4]/60" office:value-type="float" office:value="0" calcext:value-type="float">
            <text:p>0.00</text:p>
          </table:table-cell>
          <table:table-cell table:style-name="ce2"/>
          <table:table-cell table:style-name="ce1" table:formula="of:=IF(EXACT([.C274];&quot;Hard&quot;);60;IF(EXACT([.C274];&quot;Medium&quot;);40;IF(EXACT([.C274];&quot;Easy&quot;);20;0)))" office:value-type="float" office:value="0" calcext:value-type="float">
            <text:p>0</text:p>
          </table:table-cell>
          <table:table-cell table:style-name="ce1" table:formula="of:=IF(EXACT([.F274];[.$B$3]);[.$D$3];IF(EXACT([.F274];[.$B$4]);[.$D$4];IF(EXACT([.F274];[.$B$5]);[.$D$5];0)))" office:value-type="float" office:value="0" calcext:value-type="float">
            <text:p>0</text:p>
          </table:table-cell>
          <table:table-cell table:style-name="ce2" table:formula="of:=IF(EXACT([.F274];[.$B$3]);[.$E$3];IF(EXACT([.F274];[.$B$4]);[.$E$4];IF(EXACT([.F27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4]/100*[.R274]-[.Q274]/100*[.T274]" office:value-type="float" office:value="0" calcext:value-type="float">
            <text:p>0.00</text:p>
          </table:table-cell>
          <table:table-cell table:style-name="ce9" table:formula="of:=[.G274]/[.H274]*60" office:value-type="string" office:string-value="" calcext:value-type="error">
            <text:p>#DIV/0!</text:p>
          </table:table-cell>
          <table:table-cell table:style-name="ce9" table:formula="of:=[.U274]/[.H27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5]/60" office:value-type="float" office:value="0" calcext:value-type="float">
            <text:p>0.00</text:p>
          </table:table-cell>
          <table:table-cell table:style-name="ce2"/>
          <table:table-cell table:style-name="ce1" table:formula="of:=IF(EXACT([.C275];&quot;Hard&quot;);60;IF(EXACT([.C275];&quot;Medium&quot;);40;IF(EXACT([.C275];&quot;Easy&quot;);20;0)))" office:value-type="float" office:value="0" calcext:value-type="float">
            <text:p>0</text:p>
          </table:table-cell>
          <table:table-cell table:style-name="ce1" table:formula="of:=IF(EXACT([.F275];[.$B$3]);[.$D$3];IF(EXACT([.F275];[.$B$4]);[.$D$4];IF(EXACT([.F275];[.$B$5]);[.$D$5];0)))" office:value-type="float" office:value="0" calcext:value-type="float">
            <text:p>0</text:p>
          </table:table-cell>
          <table:table-cell table:style-name="ce2" table:formula="of:=IF(EXACT([.F275];[.$B$3]);[.$E$3];IF(EXACT([.F275];[.$B$4]);[.$E$4];IF(EXACT([.F27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5]/100*[.R275]-[.Q275]/100*[.T275]" office:value-type="float" office:value="0" calcext:value-type="float">
            <text:p>0.00</text:p>
          </table:table-cell>
          <table:table-cell table:style-name="ce9" table:formula="of:=[.G275]/[.H275]*60" office:value-type="string" office:string-value="" calcext:value-type="error">
            <text:p>#DIV/0!</text:p>
          </table:table-cell>
          <table:table-cell table:style-name="ce9" table:formula="of:=[.U275]/[.H27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6]/60" office:value-type="float" office:value="0" calcext:value-type="float">
            <text:p>0.00</text:p>
          </table:table-cell>
          <table:table-cell table:style-name="ce2"/>
          <table:table-cell table:style-name="ce1" table:formula="of:=IF(EXACT([.C276];&quot;Hard&quot;);60;IF(EXACT([.C276];&quot;Medium&quot;);40;IF(EXACT([.C276];&quot;Easy&quot;);20;0)))" office:value-type="float" office:value="0" calcext:value-type="float">
            <text:p>0</text:p>
          </table:table-cell>
          <table:table-cell table:style-name="ce1" table:formula="of:=IF(EXACT([.F276];[.$B$3]);[.$D$3];IF(EXACT([.F276];[.$B$4]);[.$D$4];IF(EXACT([.F276];[.$B$5]);[.$D$5];0)))" office:value-type="float" office:value="0" calcext:value-type="float">
            <text:p>0</text:p>
          </table:table-cell>
          <table:table-cell table:style-name="ce2" table:formula="of:=IF(EXACT([.F276];[.$B$3]);[.$E$3];IF(EXACT([.F276];[.$B$4]);[.$E$4];IF(EXACT([.F27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6]/100*[.R276]-[.Q276]/100*[.T276]" office:value-type="float" office:value="0" calcext:value-type="float">
            <text:p>0.00</text:p>
          </table:table-cell>
          <table:table-cell table:style-name="ce9" table:formula="of:=[.G276]/[.H276]*60" office:value-type="string" office:string-value="" calcext:value-type="error">
            <text:p>#DIV/0!</text:p>
          </table:table-cell>
          <table:table-cell table:style-name="ce9" table:formula="of:=[.U276]/[.H27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7]/60" office:value-type="float" office:value="0" calcext:value-type="float">
            <text:p>0.00</text:p>
          </table:table-cell>
          <table:table-cell table:style-name="ce2"/>
          <table:table-cell table:style-name="ce1" table:formula="of:=IF(EXACT([.C277];&quot;Hard&quot;);60;IF(EXACT([.C277];&quot;Medium&quot;);40;IF(EXACT([.C277];&quot;Easy&quot;);20;0)))" office:value-type="float" office:value="0" calcext:value-type="float">
            <text:p>0</text:p>
          </table:table-cell>
          <table:table-cell table:style-name="ce1" table:formula="of:=IF(EXACT([.F277];[.$B$3]);[.$D$3];IF(EXACT([.F277];[.$B$4]);[.$D$4];IF(EXACT([.F277];[.$B$5]);[.$D$5];0)))" office:value-type="float" office:value="0" calcext:value-type="float">
            <text:p>0</text:p>
          </table:table-cell>
          <table:table-cell table:style-name="ce2" table:formula="of:=IF(EXACT([.F277];[.$B$3]);[.$E$3];IF(EXACT([.F277];[.$B$4]);[.$E$4];IF(EXACT([.F27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7]/100*[.R277]-[.Q277]/100*[.T277]" office:value-type="float" office:value="0" calcext:value-type="float">
            <text:p>0.00</text:p>
          </table:table-cell>
          <table:table-cell table:style-name="ce9" table:formula="of:=[.G277]/[.H277]*60" office:value-type="string" office:string-value="" calcext:value-type="error">
            <text:p>#DIV/0!</text:p>
          </table:table-cell>
          <table:table-cell table:style-name="ce9" table:formula="of:=[.U277]/[.H27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8]/60" office:value-type="float" office:value="0" calcext:value-type="float">
            <text:p>0.00</text:p>
          </table:table-cell>
          <table:table-cell table:style-name="ce2"/>
          <table:table-cell table:style-name="ce1" table:formula="of:=IF(EXACT([.C278];&quot;Hard&quot;);60;IF(EXACT([.C278];&quot;Medium&quot;);40;IF(EXACT([.C278];&quot;Easy&quot;);20;0)))" office:value-type="float" office:value="0" calcext:value-type="float">
            <text:p>0</text:p>
          </table:table-cell>
          <table:table-cell table:style-name="ce1" table:formula="of:=IF(EXACT([.F278];[.$B$3]);[.$D$3];IF(EXACT([.F278];[.$B$4]);[.$D$4];IF(EXACT([.F278];[.$B$5]);[.$D$5];0)))" office:value-type="float" office:value="0" calcext:value-type="float">
            <text:p>0</text:p>
          </table:table-cell>
          <table:table-cell table:style-name="ce2" table:formula="of:=IF(EXACT([.F278];[.$B$3]);[.$E$3];IF(EXACT([.F278];[.$B$4]);[.$E$4];IF(EXACT([.F27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8]/100*[.R278]-[.Q278]/100*[.T278]" office:value-type="float" office:value="0" calcext:value-type="float">
            <text:p>0.00</text:p>
          </table:table-cell>
          <table:table-cell table:style-name="ce9" table:formula="of:=[.G278]/[.H278]*60" office:value-type="string" office:string-value="" calcext:value-type="error">
            <text:p>#DIV/0!</text:p>
          </table:table-cell>
          <table:table-cell table:style-name="ce9" table:formula="of:=[.U278]/[.H27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79]/60" office:value-type="float" office:value="0" calcext:value-type="float">
            <text:p>0.00</text:p>
          </table:table-cell>
          <table:table-cell table:style-name="ce2"/>
          <table:table-cell table:style-name="ce1" table:formula="of:=IF(EXACT([.C279];&quot;Hard&quot;);60;IF(EXACT([.C279];&quot;Medium&quot;);40;IF(EXACT([.C279];&quot;Easy&quot;);20;0)))" office:value-type="float" office:value="0" calcext:value-type="float">
            <text:p>0</text:p>
          </table:table-cell>
          <table:table-cell table:style-name="ce1" table:formula="of:=IF(EXACT([.F279];[.$B$3]);[.$D$3];IF(EXACT([.F279];[.$B$4]);[.$D$4];IF(EXACT([.F279];[.$B$5]);[.$D$5];0)))" office:value-type="float" office:value="0" calcext:value-type="float">
            <text:p>0</text:p>
          </table:table-cell>
          <table:table-cell table:style-name="ce2" table:formula="of:=IF(EXACT([.F279];[.$B$3]);[.$E$3];IF(EXACT([.F279];[.$B$4]);[.$E$4];IF(EXACT([.F27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79]/100*[.R279]-[.Q279]/100*[.T279]" office:value-type="float" office:value="0" calcext:value-type="float">
            <text:p>0.00</text:p>
          </table:table-cell>
          <table:table-cell table:style-name="ce9" table:formula="of:=[.G279]/[.H279]*60" office:value-type="string" office:string-value="" calcext:value-type="error">
            <text:p>#DIV/0!</text:p>
          </table:table-cell>
          <table:table-cell table:style-name="ce9" table:formula="of:=[.U279]/[.H27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0]/60" office:value-type="float" office:value="0" calcext:value-type="float">
            <text:p>0.00</text:p>
          </table:table-cell>
          <table:table-cell table:style-name="ce2"/>
          <table:table-cell table:style-name="ce1" table:formula="of:=IF(EXACT([.C280];&quot;Hard&quot;);60;IF(EXACT([.C280];&quot;Medium&quot;);40;IF(EXACT([.C280];&quot;Easy&quot;);20;0)))" office:value-type="float" office:value="0" calcext:value-type="float">
            <text:p>0</text:p>
          </table:table-cell>
          <table:table-cell table:style-name="ce1" table:formula="of:=IF(EXACT([.F280];[.$B$3]);[.$D$3];IF(EXACT([.F280];[.$B$4]);[.$D$4];IF(EXACT([.F280];[.$B$5]);[.$D$5];0)))" office:value-type="float" office:value="0" calcext:value-type="float">
            <text:p>0</text:p>
          </table:table-cell>
          <table:table-cell table:style-name="ce2" table:formula="of:=IF(EXACT([.F280];[.$B$3]);[.$E$3];IF(EXACT([.F280];[.$B$4]);[.$E$4];IF(EXACT([.F28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0]/100*[.R280]-[.Q280]/100*[.T280]" office:value-type="float" office:value="0" calcext:value-type="float">
            <text:p>0.00</text:p>
          </table:table-cell>
          <table:table-cell table:style-name="ce9" table:formula="of:=[.G280]/[.H280]*60" office:value-type="string" office:string-value="" calcext:value-type="error">
            <text:p>#DIV/0!</text:p>
          </table:table-cell>
          <table:table-cell table:style-name="ce9" table:formula="of:=[.U280]/[.H28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1]/60" office:value-type="float" office:value="0" calcext:value-type="float">
            <text:p>0.00</text:p>
          </table:table-cell>
          <table:table-cell table:style-name="ce2"/>
          <table:table-cell table:style-name="ce1" table:formula="of:=IF(EXACT([.C281];&quot;Hard&quot;);60;IF(EXACT([.C281];&quot;Medium&quot;);40;IF(EXACT([.C281];&quot;Easy&quot;);20;0)))" office:value-type="float" office:value="0" calcext:value-type="float">
            <text:p>0</text:p>
          </table:table-cell>
          <table:table-cell table:style-name="ce1" table:formula="of:=IF(EXACT([.F281];[.$B$3]);[.$D$3];IF(EXACT([.F281];[.$B$4]);[.$D$4];IF(EXACT([.F281];[.$B$5]);[.$D$5];0)))" office:value-type="float" office:value="0" calcext:value-type="float">
            <text:p>0</text:p>
          </table:table-cell>
          <table:table-cell table:style-name="ce2" table:formula="of:=IF(EXACT([.F281];[.$B$3]);[.$E$3];IF(EXACT([.F281];[.$B$4]);[.$E$4];IF(EXACT([.F28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1]/100*[.R281]-[.Q281]/100*[.T281]" office:value-type="float" office:value="0" calcext:value-type="float">
            <text:p>0.00</text:p>
          </table:table-cell>
          <table:table-cell table:style-name="ce9" table:formula="of:=[.G281]/[.H281]*60" office:value-type="string" office:string-value="" calcext:value-type="error">
            <text:p>#DIV/0!</text:p>
          </table:table-cell>
          <table:table-cell table:style-name="ce9" table:formula="of:=[.U281]/[.H28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2]/60" office:value-type="float" office:value="0" calcext:value-type="float">
            <text:p>0.00</text:p>
          </table:table-cell>
          <table:table-cell table:style-name="ce2"/>
          <table:table-cell table:style-name="ce1" table:formula="of:=IF(EXACT([.C282];&quot;Hard&quot;);60;IF(EXACT([.C282];&quot;Medium&quot;);40;IF(EXACT([.C282];&quot;Easy&quot;);20;0)))" office:value-type="float" office:value="0" calcext:value-type="float">
            <text:p>0</text:p>
          </table:table-cell>
          <table:table-cell table:style-name="ce1" table:formula="of:=IF(EXACT([.F282];[.$B$3]);[.$D$3];IF(EXACT([.F282];[.$B$4]);[.$D$4];IF(EXACT([.F282];[.$B$5]);[.$D$5];0)))" office:value-type="float" office:value="0" calcext:value-type="float">
            <text:p>0</text:p>
          </table:table-cell>
          <table:table-cell table:style-name="ce2" table:formula="of:=IF(EXACT([.F282];[.$B$3]);[.$E$3];IF(EXACT([.F282];[.$B$4]);[.$E$4];IF(EXACT([.F28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2]/100*[.R282]-[.Q282]/100*[.T282]" office:value-type="float" office:value="0" calcext:value-type="float">
            <text:p>0.00</text:p>
          </table:table-cell>
          <table:table-cell table:style-name="ce9" table:formula="of:=[.G282]/[.H282]*60" office:value-type="string" office:string-value="" calcext:value-type="error">
            <text:p>#DIV/0!</text:p>
          </table:table-cell>
          <table:table-cell table:style-name="ce9" table:formula="of:=[.U282]/[.H28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3]/60" office:value-type="float" office:value="0" calcext:value-type="float">
            <text:p>0.00</text:p>
          </table:table-cell>
          <table:table-cell table:style-name="ce2"/>
          <table:table-cell table:style-name="ce1" table:formula="of:=IF(EXACT([.C283];&quot;Hard&quot;);60;IF(EXACT([.C283];&quot;Medium&quot;);40;IF(EXACT([.C283];&quot;Easy&quot;);20;0)))" office:value-type="float" office:value="0" calcext:value-type="float">
            <text:p>0</text:p>
          </table:table-cell>
          <table:table-cell table:style-name="ce1" table:formula="of:=IF(EXACT([.F283];[.$B$3]);[.$D$3];IF(EXACT([.F283];[.$B$4]);[.$D$4];IF(EXACT([.F283];[.$B$5]);[.$D$5];0)))" office:value-type="float" office:value="0" calcext:value-type="float">
            <text:p>0</text:p>
          </table:table-cell>
          <table:table-cell table:style-name="ce2" table:formula="of:=IF(EXACT([.F283];[.$B$3]);[.$E$3];IF(EXACT([.F283];[.$B$4]);[.$E$4];IF(EXACT([.F28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3]/100*[.R283]-[.Q283]/100*[.T283]" office:value-type="float" office:value="0" calcext:value-type="float">
            <text:p>0.00</text:p>
          </table:table-cell>
          <table:table-cell table:style-name="ce9" table:formula="of:=[.G283]/[.H283]*60" office:value-type="string" office:string-value="" calcext:value-type="error">
            <text:p>#DIV/0!</text:p>
          </table:table-cell>
          <table:table-cell table:style-name="ce9" table:formula="of:=[.U283]/[.H28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4]/60" office:value-type="float" office:value="0" calcext:value-type="float">
            <text:p>0.00</text:p>
          </table:table-cell>
          <table:table-cell table:style-name="ce2"/>
          <table:table-cell table:style-name="ce1" table:formula="of:=IF(EXACT([.C284];&quot;Hard&quot;);60;IF(EXACT([.C284];&quot;Medium&quot;);40;IF(EXACT([.C284];&quot;Easy&quot;);20;0)))" office:value-type="float" office:value="0" calcext:value-type="float">
            <text:p>0</text:p>
          </table:table-cell>
          <table:table-cell table:style-name="ce1" table:formula="of:=IF(EXACT([.F284];[.$B$3]);[.$D$3];IF(EXACT([.F284];[.$B$4]);[.$D$4];IF(EXACT([.F284];[.$B$5]);[.$D$5];0)))" office:value-type="float" office:value="0" calcext:value-type="float">
            <text:p>0</text:p>
          </table:table-cell>
          <table:table-cell table:style-name="ce2" table:formula="of:=IF(EXACT([.F284];[.$B$3]);[.$E$3];IF(EXACT([.F284];[.$B$4]);[.$E$4];IF(EXACT([.F28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4]/100*[.R284]-[.Q284]/100*[.T284]" office:value-type="float" office:value="0" calcext:value-type="float">
            <text:p>0.00</text:p>
          </table:table-cell>
          <table:table-cell table:style-name="ce9" table:formula="of:=[.G284]/[.H284]*60" office:value-type="string" office:string-value="" calcext:value-type="error">
            <text:p>#DIV/0!</text:p>
          </table:table-cell>
          <table:table-cell table:style-name="ce9" table:formula="of:=[.U284]/[.H28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5]/60" office:value-type="float" office:value="0" calcext:value-type="float">
            <text:p>0.00</text:p>
          </table:table-cell>
          <table:table-cell table:style-name="ce2"/>
          <table:table-cell table:style-name="ce1" table:formula="of:=IF(EXACT([.C285];&quot;Hard&quot;);60;IF(EXACT([.C285];&quot;Medium&quot;);40;IF(EXACT([.C285];&quot;Easy&quot;);20;0)))" office:value-type="float" office:value="0" calcext:value-type="float">
            <text:p>0</text:p>
          </table:table-cell>
          <table:table-cell table:style-name="ce1" table:formula="of:=IF(EXACT([.F285];[.$B$3]);[.$D$3];IF(EXACT([.F285];[.$B$4]);[.$D$4];IF(EXACT([.F285];[.$B$5]);[.$D$5];0)))" office:value-type="float" office:value="0" calcext:value-type="float">
            <text:p>0</text:p>
          </table:table-cell>
          <table:table-cell table:style-name="ce2" table:formula="of:=IF(EXACT([.F285];[.$B$3]);[.$E$3];IF(EXACT([.F285];[.$B$4]);[.$E$4];IF(EXACT([.F28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5]/100*[.R285]-[.Q285]/100*[.T285]" office:value-type="float" office:value="0" calcext:value-type="float">
            <text:p>0.00</text:p>
          </table:table-cell>
          <table:table-cell table:style-name="ce9" table:formula="of:=[.G285]/[.H285]*60" office:value-type="string" office:string-value="" calcext:value-type="error">
            <text:p>#DIV/0!</text:p>
          </table:table-cell>
          <table:table-cell table:style-name="ce9" table:formula="of:=[.U285]/[.H28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6]/60" office:value-type="float" office:value="0" calcext:value-type="float">
            <text:p>0.00</text:p>
          </table:table-cell>
          <table:table-cell table:style-name="ce2"/>
          <table:table-cell table:style-name="ce1" table:formula="of:=IF(EXACT([.C286];&quot;Hard&quot;);60;IF(EXACT([.C286];&quot;Medium&quot;);40;IF(EXACT([.C286];&quot;Easy&quot;);20;0)))" office:value-type="float" office:value="0" calcext:value-type="float">
            <text:p>0</text:p>
          </table:table-cell>
          <table:table-cell table:style-name="ce1" table:formula="of:=IF(EXACT([.F286];[.$B$3]);[.$D$3];IF(EXACT([.F286];[.$B$4]);[.$D$4];IF(EXACT([.F286];[.$B$5]);[.$D$5];0)))" office:value-type="float" office:value="0" calcext:value-type="float">
            <text:p>0</text:p>
          </table:table-cell>
          <table:table-cell table:style-name="ce2" table:formula="of:=IF(EXACT([.F286];[.$B$3]);[.$E$3];IF(EXACT([.F286];[.$B$4]);[.$E$4];IF(EXACT([.F28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6]/100*[.R286]-[.Q286]/100*[.T286]" office:value-type="float" office:value="0" calcext:value-type="float">
            <text:p>0.00</text:p>
          </table:table-cell>
          <table:table-cell table:style-name="ce9" table:formula="of:=[.G286]/[.H286]*60" office:value-type="string" office:string-value="" calcext:value-type="error">
            <text:p>#DIV/0!</text:p>
          </table:table-cell>
          <table:table-cell table:style-name="ce9" table:formula="of:=[.U286]/[.H28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7]/60" office:value-type="float" office:value="0" calcext:value-type="float">
            <text:p>0.00</text:p>
          </table:table-cell>
          <table:table-cell table:style-name="ce2"/>
          <table:table-cell table:style-name="ce1" table:formula="of:=IF(EXACT([.C287];&quot;Hard&quot;);60;IF(EXACT([.C287];&quot;Medium&quot;);40;IF(EXACT([.C287];&quot;Easy&quot;);20;0)))" office:value-type="float" office:value="0" calcext:value-type="float">
            <text:p>0</text:p>
          </table:table-cell>
          <table:table-cell table:style-name="ce1" table:formula="of:=IF(EXACT([.F287];[.$B$3]);[.$D$3];IF(EXACT([.F287];[.$B$4]);[.$D$4];IF(EXACT([.F287];[.$B$5]);[.$D$5];0)))" office:value-type="float" office:value="0" calcext:value-type="float">
            <text:p>0</text:p>
          </table:table-cell>
          <table:table-cell table:style-name="ce2" table:formula="of:=IF(EXACT([.F287];[.$B$3]);[.$E$3];IF(EXACT([.F287];[.$B$4]);[.$E$4];IF(EXACT([.F28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7]/100*[.R287]-[.Q287]/100*[.T287]" office:value-type="float" office:value="0" calcext:value-type="float">
            <text:p>0.00</text:p>
          </table:table-cell>
          <table:table-cell table:style-name="ce9" table:formula="of:=[.G287]/[.H287]*60" office:value-type="string" office:string-value="" calcext:value-type="error">
            <text:p>#DIV/0!</text:p>
          </table:table-cell>
          <table:table-cell table:style-name="ce9" table:formula="of:=[.U287]/[.H28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8]/60" office:value-type="float" office:value="0" calcext:value-type="float">
            <text:p>0.00</text:p>
          </table:table-cell>
          <table:table-cell table:style-name="ce2"/>
          <table:table-cell table:style-name="ce1" table:formula="of:=IF(EXACT([.C288];&quot;Hard&quot;);60;IF(EXACT([.C288];&quot;Medium&quot;);40;IF(EXACT([.C288];&quot;Easy&quot;);20;0)))" office:value-type="float" office:value="0" calcext:value-type="float">
            <text:p>0</text:p>
          </table:table-cell>
          <table:table-cell table:style-name="ce1" table:formula="of:=IF(EXACT([.F288];[.$B$3]);[.$D$3];IF(EXACT([.F288];[.$B$4]);[.$D$4];IF(EXACT([.F288];[.$B$5]);[.$D$5];0)))" office:value-type="float" office:value="0" calcext:value-type="float">
            <text:p>0</text:p>
          </table:table-cell>
          <table:table-cell table:style-name="ce2" table:formula="of:=IF(EXACT([.F288];[.$B$3]);[.$E$3];IF(EXACT([.F288];[.$B$4]);[.$E$4];IF(EXACT([.F28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8]/100*[.R288]-[.Q288]/100*[.T288]" office:value-type="float" office:value="0" calcext:value-type="float">
            <text:p>0.00</text:p>
          </table:table-cell>
          <table:table-cell table:style-name="ce9" table:formula="of:=[.G288]/[.H288]*60" office:value-type="string" office:string-value="" calcext:value-type="error">
            <text:p>#DIV/0!</text:p>
          </table:table-cell>
          <table:table-cell table:style-name="ce9" table:formula="of:=[.U288]/[.H28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89]/60" office:value-type="float" office:value="0" calcext:value-type="float">
            <text:p>0.00</text:p>
          </table:table-cell>
          <table:table-cell table:style-name="ce2"/>
          <table:table-cell table:style-name="ce1" table:formula="of:=IF(EXACT([.C289];&quot;Hard&quot;);60;IF(EXACT([.C289];&quot;Medium&quot;);40;IF(EXACT([.C289];&quot;Easy&quot;);20;0)))" office:value-type="float" office:value="0" calcext:value-type="float">
            <text:p>0</text:p>
          </table:table-cell>
          <table:table-cell table:style-name="ce1" table:formula="of:=IF(EXACT([.F289];[.$B$3]);[.$D$3];IF(EXACT([.F289];[.$B$4]);[.$D$4];IF(EXACT([.F289];[.$B$5]);[.$D$5];0)))" office:value-type="float" office:value="0" calcext:value-type="float">
            <text:p>0</text:p>
          </table:table-cell>
          <table:table-cell table:style-name="ce2" table:formula="of:=IF(EXACT([.F289];[.$B$3]);[.$E$3];IF(EXACT([.F289];[.$B$4]);[.$E$4];IF(EXACT([.F28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89]/100*[.R289]-[.Q289]/100*[.T289]" office:value-type="float" office:value="0" calcext:value-type="float">
            <text:p>0.00</text:p>
          </table:table-cell>
          <table:table-cell table:style-name="ce9" table:formula="of:=[.G289]/[.H289]*60" office:value-type="string" office:string-value="" calcext:value-type="error">
            <text:p>#DIV/0!</text:p>
          </table:table-cell>
          <table:table-cell table:style-name="ce9" table:formula="of:=[.U289]/[.H28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0]/60" office:value-type="float" office:value="0" calcext:value-type="float">
            <text:p>0.00</text:p>
          </table:table-cell>
          <table:table-cell table:style-name="ce2"/>
          <table:table-cell table:style-name="ce1" table:formula="of:=IF(EXACT([.C290];&quot;Hard&quot;);60;IF(EXACT([.C290];&quot;Medium&quot;);40;IF(EXACT([.C290];&quot;Easy&quot;);20;0)))" office:value-type="float" office:value="0" calcext:value-type="float">
            <text:p>0</text:p>
          </table:table-cell>
          <table:table-cell table:style-name="ce1" table:formula="of:=IF(EXACT([.F290];[.$B$3]);[.$D$3];IF(EXACT([.F290];[.$B$4]);[.$D$4];IF(EXACT([.F290];[.$B$5]);[.$D$5];0)))" office:value-type="float" office:value="0" calcext:value-type="float">
            <text:p>0</text:p>
          </table:table-cell>
          <table:table-cell table:style-name="ce2" table:formula="of:=IF(EXACT([.F290];[.$B$3]);[.$E$3];IF(EXACT([.F290];[.$B$4]);[.$E$4];IF(EXACT([.F29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0]/100*[.R290]-[.Q290]/100*[.T290]" office:value-type="float" office:value="0" calcext:value-type="float">
            <text:p>0.00</text:p>
          </table:table-cell>
          <table:table-cell table:style-name="ce9" table:formula="of:=[.G290]/[.H290]*60" office:value-type="string" office:string-value="" calcext:value-type="error">
            <text:p>#DIV/0!</text:p>
          </table:table-cell>
          <table:table-cell table:style-name="ce9" table:formula="of:=[.U290]/[.H29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1]/60" office:value-type="float" office:value="0" calcext:value-type="float">
            <text:p>0.00</text:p>
          </table:table-cell>
          <table:table-cell table:style-name="ce2"/>
          <table:table-cell table:style-name="ce1" table:formula="of:=IF(EXACT([.C291];&quot;Hard&quot;);60;IF(EXACT([.C291];&quot;Medium&quot;);40;IF(EXACT([.C291];&quot;Easy&quot;);20;0)))" office:value-type="float" office:value="0" calcext:value-type="float">
            <text:p>0</text:p>
          </table:table-cell>
          <table:table-cell table:style-name="ce1" table:formula="of:=IF(EXACT([.F291];[.$B$3]);[.$D$3];IF(EXACT([.F291];[.$B$4]);[.$D$4];IF(EXACT([.F291];[.$B$5]);[.$D$5];0)))" office:value-type="float" office:value="0" calcext:value-type="float">
            <text:p>0</text:p>
          </table:table-cell>
          <table:table-cell table:style-name="ce2" table:formula="of:=IF(EXACT([.F291];[.$B$3]);[.$E$3];IF(EXACT([.F291];[.$B$4]);[.$E$4];IF(EXACT([.F29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1]/100*[.R291]-[.Q291]/100*[.T291]" office:value-type="float" office:value="0" calcext:value-type="float">
            <text:p>0.00</text:p>
          </table:table-cell>
          <table:table-cell table:style-name="ce9" table:formula="of:=[.G291]/[.H291]*60" office:value-type="string" office:string-value="" calcext:value-type="error">
            <text:p>#DIV/0!</text:p>
          </table:table-cell>
          <table:table-cell table:style-name="ce9" table:formula="of:=[.U291]/[.H29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2]/60" office:value-type="float" office:value="0" calcext:value-type="float">
            <text:p>0.00</text:p>
          </table:table-cell>
          <table:table-cell table:style-name="ce2"/>
          <table:table-cell table:style-name="ce1" table:formula="of:=IF(EXACT([.C292];&quot;Hard&quot;);60;IF(EXACT([.C292];&quot;Medium&quot;);40;IF(EXACT([.C292];&quot;Easy&quot;);20;0)))" office:value-type="float" office:value="0" calcext:value-type="float">
            <text:p>0</text:p>
          </table:table-cell>
          <table:table-cell table:style-name="ce1" table:formula="of:=IF(EXACT([.F292];[.$B$3]);[.$D$3];IF(EXACT([.F292];[.$B$4]);[.$D$4];IF(EXACT([.F292];[.$B$5]);[.$D$5];0)))" office:value-type="float" office:value="0" calcext:value-type="float">
            <text:p>0</text:p>
          </table:table-cell>
          <table:table-cell table:style-name="ce2" table:formula="of:=IF(EXACT([.F292];[.$B$3]);[.$E$3];IF(EXACT([.F292];[.$B$4]);[.$E$4];IF(EXACT([.F29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2]/100*[.R292]-[.Q292]/100*[.T292]" office:value-type="float" office:value="0" calcext:value-type="float">
            <text:p>0.00</text:p>
          </table:table-cell>
          <table:table-cell table:style-name="ce9" table:formula="of:=[.G292]/[.H292]*60" office:value-type="string" office:string-value="" calcext:value-type="error">
            <text:p>#DIV/0!</text:p>
          </table:table-cell>
          <table:table-cell table:style-name="ce9" table:formula="of:=[.U292]/[.H29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3]/60" office:value-type="float" office:value="0" calcext:value-type="float">
            <text:p>0.00</text:p>
          </table:table-cell>
          <table:table-cell table:style-name="ce2"/>
          <table:table-cell table:style-name="ce1" table:formula="of:=IF(EXACT([.C293];&quot;Hard&quot;);60;IF(EXACT([.C293];&quot;Medium&quot;);40;IF(EXACT([.C293];&quot;Easy&quot;);20;0)))" office:value-type="float" office:value="0" calcext:value-type="float">
            <text:p>0</text:p>
          </table:table-cell>
          <table:table-cell table:style-name="ce1" table:formula="of:=IF(EXACT([.F293];[.$B$3]);[.$D$3];IF(EXACT([.F293];[.$B$4]);[.$D$4];IF(EXACT([.F293];[.$B$5]);[.$D$5];0)))" office:value-type="float" office:value="0" calcext:value-type="float">
            <text:p>0</text:p>
          </table:table-cell>
          <table:table-cell table:style-name="ce2" table:formula="of:=IF(EXACT([.F293];[.$B$3]);[.$E$3];IF(EXACT([.F293];[.$B$4]);[.$E$4];IF(EXACT([.F29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3]/100*[.R293]-[.Q293]/100*[.T293]" office:value-type="float" office:value="0" calcext:value-type="float">
            <text:p>0.00</text:p>
          </table:table-cell>
          <table:table-cell table:style-name="ce9" table:formula="of:=[.G293]/[.H293]*60" office:value-type="string" office:string-value="" calcext:value-type="error">
            <text:p>#DIV/0!</text:p>
          </table:table-cell>
          <table:table-cell table:style-name="ce9" table:formula="of:=[.U293]/[.H29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4]/60" office:value-type="float" office:value="0" calcext:value-type="float">
            <text:p>0.00</text:p>
          </table:table-cell>
          <table:table-cell table:style-name="ce2"/>
          <table:table-cell table:style-name="ce1" table:formula="of:=IF(EXACT([.C294];&quot;Hard&quot;);60;IF(EXACT([.C294];&quot;Medium&quot;);40;IF(EXACT([.C294];&quot;Easy&quot;);20;0)))" office:value-type="float" office:value="0" calcext:value-type="float">
            <text:p>0</text:p>
          </table:table-cell>
          <table:table-cell table:style-name="ce1" table:formula="of:=IF(EXACT([.F294];[.$B$3]);[.$D$3];IF(EXACT([.F294];[.$B$4]);[.$D$4];IF(EXACT([.F294];[.$B$5]);[.$D$5];0)))" office:value-type="float" office:value="0" calcext:value-type="float">
            <text:p>0</text:p>
          </table:table-cell>
          <table:table-cell table:style-name="ce2" table:formula="of:=IF(EXACT([.F294];[.$B$3]);[.$E$3];IF(EXACT([.F294];[.$B$4]);[.$E$4];IF(EXACT([.F29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4]/100*[.R294]-[.Q294]/100*[.T294]" office:value-type="float" office:value="0" calcext:value-type="float">
            <text:p>0.00</text:p>
          </table:table-cell>
          <table:table-cell table:style-name="ce9" table:formula="of:=[.G294]/[.H294]*60" office:value-type="string" office:string-value="" calcext:value-type="error">
            <text:p>#DIV/0!</text:p>
          </table:table-cell>
          <table:table-cell table:style-name="ce9" table:formula="of:=[.U294]/[.H29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5]/60" office:value-type="float" office:value="0" calcext:value-type="float">
            <text:p>0.00</text:p>
          </table:table-cell>
          <table:table-cell table:style-name="ce2"/>
          <table:table-cell table:style-name="ce1" table:formula="of:=IF(EXACT([.C295];&quot;Hard&quot;);60;IF(EXACT([.C295];&quot;Medium&quot;);40;IF(EXACT([.C295];&quot;Easy&quot;);20;0)))" office:value-type="float" office:value="0" calcext:value-type="float">
            <text:p>0</text:p>
          </table:table-cell>
          <table:table-cell table:style-name="ce1" table:formula="of:=IF(EXACT([.F295];[.$B$3]);[.$D$3];IF(EXACT([.F295];[.$B$4]);[.$D$4];IF(EXACT([.F295];[.$B$5]);[.$D$5];0)))" office:value-type="float" office:value="0" calcext:value-type="float">
            <text:p>0</text:p>
          </table:table-cell>
          <table:table-cell table:style-name="ce2" table:formula="of:=IF(EXACT([.F295];[.$B$3]);[.$E$3];IF(EXACT([.F295];[.$B$4]);[.$E$4];IF(EXACT([.F29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5]/100*[.R295]-[.Q295]/100*[.T295]" office:value-type="float" office:value="0" calcext:value-type="float">
            <text:p>0.00</text:p>
          </table:table-cell>
          <table:table-cell table:style-name="ce9" table:formula="of:=[.G295]/[.H295]*60" office:value-type="string" office:string-value="" calcext:value-type="error">
            <text:p>#DIV/0!</text:p>
          </table:table-cell>
          <table:table-cell table:style-name="ce9" table:formula="of:=[.U295]/[.H29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6]/60" office:value-type="float" office:value="0" calcext:value-type="float">
            <text:p>0.00</text:p>
          </table:table-cell>
          <table:table-cell table:style-name="ce2"/>
          <table:table-cell table:style-name="ce1" table:formula="of:=IF(EXACT([.C296];&quot;Hard&quot;);60;IF(EXACT([.C296];&quot;Medium&quot;);40;IF(EXACT([.C296];&quot;Easy&quot;);20;0)))" office:value-type="float" office:value="0" calcext:value-type="float">
            <text:p>0</text:p>
          </table:table-cell>
          <table:table-cell table:style-name="ce1" table:formula="of:=IF(EXACT([.F296];[.$B$3]);[.$D$3];IF(EXACT([.F296];[.$B$4]);[.$D$4];IF(EXACT([.F296];[.$B$5]);[.$D$5];0)))" office:value-type="float" office:value="0" calcext:value-type="float">
            <text:p>0</text:p>
          </table:table-cell>
          <table:table-cell table:style-name="ce2" table:formula="of:=IF(EXACT([.F296];[.$B$3]);[.$E$3];IF(EXACT([.F296];[.$B$4]);[.$E$4];IF(EXACT([.F29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6]/100*[.R296]-[.Q296]/100*[.T296]" office:value-type="float" office:value="0" calcext:value-type="float">
            <text:p>0.00</text:p>
          </table:table-cell>
          <table:table-cell table:style-name="ce9" table:formula="of:=[.G296]/[.H296]*60" office:value-type="string" office:string-value="" calcext:value-type="error">
            <text:p>#DIV/0!</text:p>
          </table:table-cell>
          <table:table-cell table:style-name="ce9" table:formula="of:=[.U296]/[.H29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7]/60" office:value-type="float" office:value="0" calcext:value-type="float">
            <text:p>0.00</text:p>
          </table:table-cell>
          <table:table-cell table:style-name="ce2"/>
          <table:table-cell table:style-name="ce1" table:formula="of:=IF(EXACT([.C297];&quot;Hard&quot;);60;IF(EXACT([.C297];&quot;Medium&quot;);40;IF(EXACT([.C297];&quot;Easy&quot;);20;0)))" office:value-type="float" office:value="0" calcext:value-type="float">
            <text:p>0</text:p>
          </table:table-cell>
          <table:table-cell table:style-name="ce1" table:formula="of:=IF(EXACT([.F297];[.$B$3]);[.$D$3];IF(EXACT([.F297];[.$B$4]);[.$D$4];IF(EXACT([.F297];[.$B$5]);[.$D$5];0)))" office:value-type="float" office:value="0" calcext:value-type="float">
            <text:p>0</text:p>
          </table:table-cell>
          <table:table-cell table:style-name="ce2" table:formula="of:=IF(EXACT([.F297];[.$B$3]);[.$E$3];IF(EXACT([.F297];[.$B$4]);[.$E$4];IF(EXACT([.F29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7]/100*[.R297]-[.Q297]/100*[.T297]" office:value-type="float" office:value="0" calcext:value-type="float">
            <text:p>0.00</text:p>
          </table:table-cell>
          <table:table-cell table:style-name="ce9" table:formula="of:=[.G297]/[.H297]*60" office:value-type="string" office:string-value="" calcext:value-type="error">
            <text:p>#DIV/0!</text:p>
          </table:table-cell>
          <table:table-cell table:style-name="ce9" table:formula="of:=[.U297]/[.H29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8]/60" office:value-type="float" office:value="0" calcext:value-type="float">
            <text:p>0.00</text:p>
          </table:table-cell>
          <table:table-cell table:style-name="ce2"/>
          <table:table-cell table:style-name="ce1" table:formula="of:=IF(EXACT([.C298];&quot;Hard&quot;);60;IF(EXACT([.C298];&quot;Medium&quot;);40;IF(EXACT([.C298];&quot;Easy&quot;);20;0)))" office:value-type="float" office:value="0" calcext:value-type="float">
            <text:p>0</text:p>
          </table:table-cell>
          <table:table-cell table:style-name="ce1" table:formula="of:=IF(EXACT([.F298];[.$B$3]);[.$D$3];IF(EXACT([.F298];[.$B$4]);[.$D$4];IF(EXACT([.F298];[.$B$5]);[.$D$5];0)))" office:value-type="float" office:value="0" calcext:value-type="float">
            <text:p>0</text:p>
          </table:table-cell>
          <table:table-cell table:style-name="ce2" table:formula="of:=IF(EXACT([.F298];[.$B$3]);[.$E$3];IF(EXACT([.F298];[.$B$4]);[.$E$4];IF(EXACT([.F29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8]/100*[.R298]-[.Q298]/100*[.T298]" office:value-type="float" office:value="0" calcext:value-type="float">
            <text:p>0.00</text:p>
          </table:table-cell>
          <table:table-cell table:style-name="ce9" table:formula="of:=[.G298]/[.H298]*60" office:value-type="string" office:string-value="" calcext:value-type="error">
            <text:p>#DIV/0!</text:p>
          </table:table-cell>
          <table:table-cell table:style-name="ce9" table:formula="of:=[.U298]/[.H29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299]/60" office:value-type="float" office:value="0" calcext:value-type="float">
            <text:p>0.00</text:p>
          </table:table-cell>
          <table:table-cell table:style-name="ce2"/>
          <table:table-cell table:style-name="ce1" table:formula="of:=IF(EXACT([.C299];&quot;Hard&quot;);60;IF(EXACT([.C299];&quot;Medium&quot;);40;IF(EXACT([.C299];&quot;Easy&quot;);20;0)))" office:value-type="float" office:value="0" calcext:value-type="float">
            <text:p>0</text:p>
          </table:table-cell>
          <table:table-cell table:style-name="ce1" table:formula="of:=IF(EXACT([.F299];[.$B$3]);[.$D$3];IF(EXACT([.F299];[.$B$4]);[.$D$4];IF(EXACT([.F299];[.$B$5]);[.$D$5];0)))" office:value-type="float" office:value="0" calcext:value-type="float">
            <text:p>0</text:p>
          </table:table-cell>
          <table:table-cell table:style-name="ce2" table:formula="of:=IF(EXACT([.F299];[.$B$3]);[.$E$3];IF(EXACT([.F299];[.$B$4]);[.$E$4];IF(EXACT([.F29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299]/100*[.R299]-[.Q299]/100*[.T299]" office:value-type="float" office:value="0" calcext:value-type="float">
            <text:p>0.00</text:p>
          </table:table-cell>
          <table:table-cell table:style-name="ce9" table:formula="of:=[.G299]/[.H299]*60" office:value-type="string" office:string-value="" calcext:value-type="error">
            <text:p>#DIV/0!</text:p>
          </table:table-cell>
          <table:table-cell table:style-name="ce9" table:formula="of:=[.U299]/[.H29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0]/60" office:value-type="float" office:value="0" calcext:value-type="float">
            <text:p>0.00</text:p>
          </table:table-cell>
          <table:table-cell table:style-name="ce2"/>
          <table:table-cell table:style-name="ce1" table:formula="of:=IF(EXACT([.C300];&quot;Hard&quot;);60;IF(EXACT([.C300];&quot;Medium&quot;);40;IF(EXACT([.C300];&quot;Easy&quot;);20;0)))" office:value-type="float" office:value="0" calcext:value-type="float">
            <text:p>0</text:p>
          </table:table-cell>
          <table:table-cell table:style-name="ce1" table:formula="of:=IF(EXACT([.F300];[.$B$3]);[.$D$3];IF(EXACT([.F300];[.$B$4]);[.$D$4];IF(EXACT([.F300];[.$B$5]);[.$D$5];0)))" office:value-type="float" office:value="0" calcext:value-type="float">
            <text:p>0</text:p>
          </table:table-cell>
          <table:table-cell table:style-name="ce2" table:formula="of:=IF(EXACT([.F300];[.$B$3]);[.$E$3];IF(EXACT([.F300];[.$B$4]);[.$E$4];IF(EXACT([.F30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0]/100*[.R300]-[.Q300]/100*[.T300]" office:value-type="float" office:value="0" calcext:value-type="float">
            <text:p>0.00</text:p>
          </table:table-cell>
          <table:table-cell table:style-name="ce9" table:formula="of:=[.G300]/[.H300]*60" office:value-type="string" office:string-value="" calcext:value-type="error">
            <text:p>#DIV/0!</text:p>
          </table:table-cell>
          <table:table-cell table:style-name="ce9" table:formula="of:=[.U300]/[.H30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1]/60" office:value-type="float" office:value="0" calcext:value-type="float">
            <text:p>0.00</text:p>
          </table:table-cell>
          <table:table-cell table:style-name="ce2"/>
          <table:table-cell table:style-name="ce1" table:formula="of:=IF(EXACT([.C301];&quot;Hard&quot;);60;IF(EXACT([.C301];&quot;Medium&quot;);40;IF(EXACT([.C301];&quot;Easy&quot;);20;0)))" office:value-type="float" office:value="0" calcext:value-type="float">
            <text:p>0</text:p>
          </table:table-cell>
          <table:table-cell table:style-name="ce1" table:formula="of:=IF(EXACT([.F301];[.$B$3]);[.$D$3];IF(EXACT([.F301];[.$B$4]);[.$D$4];IF(EXACT([.F301];[.$B$5]);[.$D$5];0)))" office:value-type="float" office:value="0" calcext:value-type="float">
            <text:p>0</text:p>
          </table:table-cell>
          <table:table-cell table:style-name="ce2" table:formula="of:=IF(EXACT([.F301];[.$B$3]);[.$E$3];IF(EXACT([.F301];[.$B$4]);[.$E$4];IF(EXACT([.F30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1]/100*[.R301]-[.Q301]/100*[.T301]" office:value-type="float" office:value="0" calcext:value-type="float">
            <text:p>0.00</text:p>
          </table:table-cell>
          <table:table-cell table:style-name="ce9" table:formula="of:=[.G301]/[.H301]*60" office:value-type="string" office:string-value="" calcext:value-type="error">
            <text:p>#DIV/0!</text:p>
          </table:table-cell>
          <table:table-cell table:style-name="ce9" table:formula="of:=[.U301]/[.H30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2]/60" office:value-type="float" office:value="0" calcext:value-type="float">
            <text:p>0.00</text:p>
          </table:table-cell>
          <table:table-cell table:style-name="ce2"/>
          <table:table-cell table:style-name="ce1" table:formula="of:=IF(EXACT([.C302];&quot;Hard&quot;);60;IF(EXACT([.C302];&quot;Medium&quot;);40;IF(EXACT([.C302];&quot;Easy&quot;);20;0)))" office:value-type="float" office:value="0" calcext:value-type="float">
            <text:p>0</text:p>
          </table:table-cell>
          <table:table-cell table:style-name="ce1" table:formula="of:=IF(EXACT([.F302];[.$B$3]);[.$D$3];IF(EXACT([.F302];[.$B$4]);[.$D$4];IF(EXACT([.F302];[.$B$5]);[.$D$5];0)))" office:value-type="float" office:value="0" calcext:value-type="float">
            <text:p>0</text:p>
          </table:table-cell>
          <table:table-cell table:style-name="ce2" table:formula="of:=IF(EXACT([.F302];[.$B$3]);[.$E$3];IF(EXACT([.F302];[.$B$4]);[.$E$4];IF(EXACT([.F30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2]/100*[.R302]-[.Q302]/100*[.T302]" office:value-type="float" office:value="0" calcext:value-type="float">
            <text:p>0.00</text:p>
          </table:table-cell>
          <table:table-cell table:style-name="ce9" table:formula="of:=[.G302]/[.H302]*60" office:value-type="string" office:string-value="" calcext:value-type="error">
            <text:p>#DIV/0!</text:p>
          </table:table-cell>
          <table:table-cell table:style-name="ce9" table:formula="of:=[.U302]/[.H30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3]/60" office:value-type="float" office:value="0" calcext:value-type="float">
            <text:p>0.00</text:p>
          </table:table-cell>
          <table:table-cell table:style-name="ce2"/>
          <table:table-cell table:style-name="ce1" table:formula="of:=IF(EXACT([.C303];&quot;Hard&quot;);60;IF(EXACT([.C303];&quot;Medium&quot;);40;IF(EXACT([.C303];&quot;Easy&quot;);20;0)))" office:value-type="float" office:value="0" calcext:value-type="float">
            <text:p>0</text:p>
          </table:table-cell>
          <table:table-cell table:style-name="ce1" table:formula="of:=IF(EXACT([.F303];[.$B$3]);[.$D$3];IF(EXACT([.F303];[.$B$4]);[.$D$4];IF(EXACT([.F303];[.$B$5]);[.$D$5];0)))" office:value-type="float" office:value="0" calcext:value-type="float">
            <text:p>0</text:p>
          </table:table-cell>
          <table:table-cell table:style-name="ce2" table:formula="of:=IF(EXACT([.F303];[.$B$3]);[.$E$3];IF(EXACT([.F303];[.$B$4]);[.$E$4];IF(EXACT([.F30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3]/100*[.R303]-[.Q303]/100*[.T303]" office:value-type="float" office:value="0" calcext:value-type="float">
            <text:p>0.00</text:p>
          </table:table-cell>
          <table:table-cell table:style-name="ce9" table:formula="of:=[.G303]/[.H303]*60" office:value-type="string" office:string-value="" calcext:value-type="error">
            <text:p>#DIV/0!</text:p>
          </table:table-cell>
          <table:table-cell table:style-name="ce9" table:formula="of:=[.U303]/[.H30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4]/60" office:value-type="float" office:value="0" calcext:value-type="float">
            <text:p>0.00</text:p>
          </table:table-cell>
          <table:table-cell table:style-name="ce2"/>
          <table:table-cell table:style-name="ce1" table:formula="of:=IF(EXACT([.C304];&quot;Hard&quot;);60;IF(EXACT([.C304];&quot;Medium&quot;);40;IF(EXACT([.C304];&quot;Easy&quot;);20;0)))" office:value-type="float" office:value="0" calcext:value-type="float">
            <text:p>0</text:p>
          </table:table-cell>
          <table:table-cell table:style-name="ce1" table:formula="of:=IF(EXACT([.F304];[.$B$3]);[.$D$3];IF(EXACT([.F304];[.$B$4]);[.$D$4];IF(EXACT([.F304];[.$B$5]);[.$D$5];0)))" office:value-type="float" office:value="0" calcext:value-type="float">
            <text:p>0</text:p>
          </table:table-cell>
          <table:table-cell table:style-name="ce2" table:formula="of:=IF(EXACT([.F304];[.$B$3]);[.$E$3];IF(EXACT([.F304];[.$B$4]);[.$E$4];IF(EXACT([.F30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4]/100*[.R304]-[.Q304]/100*[.T304]" office:value-type="float" office:value="0" calcext:value-type="float">
            <text:p>0.00</text:p>
          </table:table-cell>
          <table:table-cell table:style-name="ce9" table:formula="of:=[.G304]/[.H304]*60" office:value-type="string" office:string-value="" calcext:value-type="error">
            <text:p>#DIV/0!</text:p>
          </table:table-cell>
          <table:table-cell table:style-name="ce9" table:formula="of:=[.U304]/[.H30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5]/60" office:value-type="float" office:value="0" calcext:value-type="float">
            <text:p>0.00</text:p>
          </table:table-cell>
          <table:table-cell table:style-name="ce2"/>
          <table:table-cell table:style-name="ce1" table:formula="of:=IF(EXACT([.C305];&quot;Hard&quot;);60;IF(EXACT([.C305];&quot;Medium&quot;);40;IF(EXACT([.C305];&quot;Easy&quot;);20;0)))" office:value-type="float" office:value="0" calcext:value-type="float">
            <text:p>0</text:p>
          </table:table-cell>
          <table:table-cell table:style-name="ce1" table:formula="of:=IF(EXACT([.F305];[.$B$3]);[.$D$3];IF(EXACT([.F305];[.$B$4]);[.$D$4];IF(EXACT([.F305];[.$B$5]);[.$D$5];0)))" office:value-type="float" office:value="0" calcext:value-type="float">
            <text:p>0</text:p>
          </table:table-cell>
          <table:table-cell table:style-name="ce2" table:formula="of:=IF(EXACT([.F305];[.$B$3]);[.$E$3];IF(EXACT([.F305];[.$B$4]);[.$E$4];IF(EXACT([.F30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5]/100*[.R305]-[.Q305]/100*[.T305]" office:value-type="float" office:value="0" calcext:value-type="float">
            <text:p>0.00</text:p>
          </table:table-cell>
          <table:table-cell table:style-name="ce9" table:formula="of:=[.G305]/[.H305]*60" office:value-type="string" office:string-value="" calcext:value-type="error">
            <text:p>#DIV/0!</text:p>
          </table:table-cell>
          <table:table-cell table:style-name="ce9" table:formula="of:=[.U305]/[.H30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6]/60" office:value-type="float" office:value="0" calcext:value-type="float">
            <text:p>0.00</text:p>
          </table:table-cell>
          <table:table-cell table:style-name="ce2"/>
          <table:table-cell table:style-name="ce1" table:formula="of:=IF(EXACT([.C306];&quot;Hard&quot;);60;IF(EXACT([.C306];&quot;Medium&quot;);40;IF(EXACT([.C306];&quot;Easy&quot;);20;0)))" office:value-type="float" office:value="0" calcext:value-type="float">
            <text:p>0</text:p>
          </table:table-cell>
          <table:table-cell table:style-name="ce1" table:formula="of:=IF(EXACT([.F306];[.$B$3]);[.$D$3];IF(EXACT([.F306];[.$B$4]);[.$D$4];IF(EXACT([.F306];[.$B$5]);[.$D$5];0)))" office:value-type="float" office:value="0" calcext:value-type="float">
            <text:p>0</text:p>
          </table:table-cell>
          <table:table-cell table:style-name="ce2" table:formula="of:=IF(EXACT([.F306];[.$B$3]);[.$E$3];IF(EXACT([.F306];[.$B$4]);[.$E$4];IF(EXACT([.F30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6]/100*[.R306]-[.Q306]/100*[.T306]" office:value-type="float" office:value="0" calcext:value-type="float">
            <text:p>0.00</text:p>
          </table:table-cell>
          <table:table-cell table:style-name="ce9" table:formula="of:=[.G306]/[.H306]*60" office:value-type="string" office:string-value="" calcext:value-type="error">
            <text:p>#DIV/0!</text:p>
          </table:table-cell>
          <table:table-cell table:style-name="ce9" table:formula="of:=[.U306]/[.H30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7]/60" office:value-type="float" office:value="0" calcext:value-type="float">
            <text:p>0.00</text:p>
          </table:table-cell>
          <table:table-cell table:style-name="ce2"/>
          <table:table-cell table:style-name="ce1" table:formula="of:=IF(EXACT([.C307];&quot;Hard&quot;);60;IF(EXACT([.C307];&quot;Medium&quot;);40;IF(EXACT([.C307];&quot;Easy&quot;);20;0)))" office:value-type="float" office:value="0" calcext:value-type="float">
            <text:p>0</text:p>
          </table:table-cell>
          <table:table-cell table:style-name="ce1" table:formula="of:=IF(EXACT([.F307];[.$B$3]);[.$D$3];IF(EXACT([.F307];[.$B$4]);[.$D$4];IF(EXACT([.F307];[.$B$5]);[.$D$5];0)))" office:value-type="float" office:value="0" calcext:value-type="float">
            <text:p>0</text:p>
          </table:table-cell>
          <table:table-cell table:style-name="ce2" table:formula="of:=IF(EXACT([.F307];[.$B$3]);[.$E$3];IF(EXACT([.F307];[.$B$4]);[.$E$4];IF(EXACT([.F30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7]/100*[.R307]-[.Q307]/100*[.T307]" office:value-type="float" office:value="0" calcext:value-type="float">
            <text:p>0.00</text:p>
          </table:table-cell>
          <table:table-cell table:style-name="ce9" table:formula="of:=[.G307]/[.H307]*60" office:value-type="string" office:string-value="" calcext:value-type="error">
            <text:p>#DIV/0!</text:p>
          </table:table-cell>
          <table:table-cell table:style-name="ce9" table:formula="of:=[.U307]/[.H30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8]/60" office:value-type="float" office:value="0" calcext:value-type="float">
            <text:p>0.00</text:p>
          </table:table-cell>
          <table:table-cell table:style-name="ce2"/>
          <table:table-cell table:style-name="ce1" table:formula="of:=IF(EXACT([.C308];&quot;Hard&quot;);60;IF(EXACT([.C308];&quot;Medium&quot;);40;IF(EXACT([.C308];&quot;Easy&quot;);20;0)))" office:value-type="float" office:value="0" calcext:value-type="float">
            <text:p>0</text:p>
          </table:table-cell>
          <table:table-cell table:style-name="ce1" table:formula="of:=IF(EXACT([.F308];[.$B$3]);[.$D$3];IF(EXACT([.F308];[.$B$4]);[.$D$4];IF(EXACT([.F308];[.$B$5]);[.$D$5];0)))" office:value-type="float" office:value="0" calcext:value-type="float">
            <text:p>0</text:p>
          </table:table-cell>
          <table:table-cell table:style-name="ce2" table:formula="of:=IF(EXACT([.F308];[.$B$3]);[.$E$3];IF(EXACT([.F308];[.$B$4]);[.$E$4];IF(EXACT([.F30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8]/100*[.R308]-[.Q308]/100*[.T308]" office:value-type="float" office:value="0" calcext:value-type="float">
            <text:p>0.00</text:p>
          </table:table-cell>
          <table:table-cell table:style-name="ce9" table:formula="of:=[.G308]/[.H308]*60" office:value-type="string" office:string-value="" calcext:value-type="error">
            <text:p>#DIV/0!</text:p>
          </table:table-cell>
          <table:table-cell table:style-name="ce9" table:formula="of:=[.U308]/[.H30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09]/60" office:value-type="float" office:value="0" calcext:value-type="float">
            <text:p>0.00</text:p>
          </table:table-cell>
          <table:table-cell table:style-name="ce2"/>
          <table:table-cell table:style-name="ce1" table:formula="of:=IF(EXACT([.C309];&quot;Hard&quot;);60;IF(EXACT([.C309];&quot;Medium&quot;);40;IF(EXACT([.C309];&quot;Easy&quot;);20;0)))" office:value-type="float" office:value="0" calcext:value-type="float">
            <text:p>0</text:p>
          </table:table-cell>
          <table:table-cell table:style-name="ce1" table:formula="of:=IF(EXACT([.F309];[.$B$3]);[.$D$3];IF(EXACT([.F309];[.$B$4]);[.$D$4];IF(EXACT([.F309];[.$B$5]);[.$D$5];0)))" office:value-type="float" office:value="0" calcext:value-type="float">
            <text:p>0</text:p>
          </table:table-cell>
          <table:table-cell table:style-name="ce2" table:formula="of:=IF(EXACT([.F309];[.$B$3]);[.$E$3];IF(EXACT([.F309];[.$B$4]);[.$E$4];IF(EXACT([.F30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09]/100*[.R309]-[.Q309]/100*[.T309]" office:value-type="float" office:value="0" calcext:value-type="float">
            <text:p>0.00</text:p>
          </table:table-cell>
          <table:table-cell table:style-name="ce9" table:formula="of:=[.G309]/[.H309]*60" office:value-type="string" office:string-value="" calcext:value-type="error">
            <text:p>#DIV/0!</text:p>
          </table:table-cell>
          <table:table-cell table:style-name="ce9" table:formula="of:=[.U309]/[.H30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0]/60" office:value-type="float" office:value="0" calcext:value-type="float">
            <text:p>0.00</text:p>
          </table:table-cell>
          <table:table-cell table:style-name="ce2"/>
          <table:table-cell table:style-name="ce1" table:formula="of:=IF(EXACT([.C310];&quot;Hard&quot;);60;IF(EXACT([.C310];&quot;Medium&quot;);40;IF(EXACT([.C310];&quot;Easy&quot;);20;0)))" office:value-type="float" office:value="0" calcext:value-type="float">
            <text:p>0</text:p>
          </table:table-cell>
          <table:table-cell table:style-name="ce1" table:formula="of:=IF(EXACT([.F310];[.$B$3]);[.$D$3];IF(EXACT([.F310];[.$B$4]);[.$D$4];IF(EXACT([.F310];[.$B$5]);[.$D$5];0)))" office:value-type="float" office:value="0" calcext:value-type="float">
            <text:p>0</text:p>
          </table:table-cell>
          <table:table-cell table:style-name="ce2" table:formula="of:=IF(EXACT([.F310];[.$B$3]);[.$E$3];IF(EXACT([.F310];[.$B$4]);[.$E$4];IF(EXACT([.F31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0]/100*[.R310]-[.Q310]/100*[.T310]" office:value-type="float" office:value="0" calcext:value-type="float">
            <text:p>0.00</text:p>
          </table:table-cell>
          <table:table-cell table:style-name="ce9" table:formula="of:=[.G310]/[.H310]*60" office:value-type="string" office:string-value="" calcext:value-type="error">
            <text:p>#DIV/0!</text:p>
          </table:table-cell>
          <table:table-cell table:style-name="ce9" table:formula="of:=[.U310]/[.H31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1]/60" office:value-type="float" office:value="0" calcext:value-type="float">
            <text:p>0.00</text:p>
          </table:table-cell>
          <table:table-cell table:style-name="ce2"/>
          <table:table-cell table:style-name="ce1" table:formula="of:=IF(EXACT([.C311];&quot;Hard&quot;);60;IF(EXACT([.C311];&quot;Medium&quot;);40;IF(EXACT([.C311];&quot;Easy&quot;);20;0)))" office:value-type="float" office:value="0" calcext:value-type="float">
            <text:p>0</text:p>
          </table:table-cell>
          <table:table-cell table:style-name="ce1" table:formula="of:=IF(EXACT([.F311];[.$B$3]);[.$D$3];IF(EXACT([.F311];[.$B$4]);[.$D$4];IF(EXACT([.F311];[.$B$5]);[.$D$5];0)))" office:value-type="float" office:value="0" calcext:value-type="float">
            <text:p>0</text:p>
          </table:table-cell>
          <table:table-cell table:style-name="ce2" table:formula="of:=IF(EXACT([.F311];[.$B$3]);[.$E$3];IF(EXACT([.F311];[.$B$4]);[.$E$4];IF(EXACT([.F31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1]/100*[.R311]-[.Q311]/100*[.T311]" office:value-type="float" office:value="0" calcext:value-type="float">
            <text:p>0.00</text:p>
          </table:table-cell>
          <table:table-cell table:style-name="ce9" table:formula="of:=[.G311]/[.H311]*60" office:value-type="string" office:string-value="" calcext:value-type="error">
            <text:p>#DIV/0!</text:p>
          </table:table-cell>
          <table:table-cell table:style-name="ce9" table:formula="of:=[.U311]/[.H31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2]/60" office:value-type="float" office:value="0" calcext:value-type="float">
            <text:p>0.00</text:p>
          </table:table-cell>
          <table:table-cell table:style-name="ce2"/>
          <table:table-cell table:style-name="ce1" table:formula="of:=IF(EXACT([.C312];&quot;Hard&quot;);60;IF(EXACT([.C312];&quot;Medium&quot;);40;IF(EXACT([.C312];&quot;Easy&quot;);20;0)))" office:value-type="float" office:value="0" calcext:value-type="float">
            <text:p>0</text:p>
          </table:table-cell>
          <table:table-cell table:style-name="ce1" table:formula="of:=IF(EXACT([.F312];[.$B$3]);[.$D$3];IF(EXACT([.F312];[.$B$4]);[.$D$4];IF(EXACT([.F312];[.$B$5]);[.$D$5];0)))" office:value-type="float" office:value="0" calcext:value-type="float">
            <text:p>0</text:p>
          </table:table-cell>
          <table:table-cell table:style-name="ce2" table:formula="of:=IF(EXACT([.F312];[.$B$3]);[.$E$3];IF(EXACT([.F312];[.$B$4]);[.$E$4];IF(EXACT([.F31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2]/100*[.R312]-[.Q312]/100*[.T312]" office:value-type="float" office:value="0" calcext:value-type="float">
            <text:p>0.00</text:p>
          </table:table-cell>
          <table:table-cell table:style-name="ce9" table:formula="of:=[.G312]/[.H312]*60" office:value-type="string" office:string-value="" calcext:value-type="error">
            <text:p>#DIV/0!</text:p>
          </table:table-cell>
          <table:table-cell table:style-name="ce9" table:formula="of:=[.U312]/[.H31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3]/60" office:value-type="float" office:value="0" calcext:value-type="float">
            <text:p>0.00</text:p>
          </table:table-cell>
          <table:table-cell table:style-name="ce2"/>
          <table:table-cell table:style-name="ce1" table:formula="of:=IF(EXACT([.C313];&quot;Hard&quot;);60;IF(EXACT([.C313];&quot;Medium&quot;);40;IF(EXACT([.C313];&quot;Easy&quot;);20;0)))" office:value-type="float" office:value="0" calcext:value-type="float">
            <text:p>0</text:p>
          </table:table-cell>
          <table:table-cell table:style-name="ce1" table:formula="of:=IF(EXACT([.F313];[.$B$3]);[.$D$3];IF(EXACT([.F313];[.$B$4]);[.$D$4];IF(EXACT([.F313];[.$B$5]);[.$D$5];0)))" office:value-type="float" office:value="0" calcext:value-type="float">
            <text:p>0</text:p>
          </table:table-cell>
          <table:table-cell table:style-name="ce2" table:formula="of:=IF(EXACT([.F313];[.$B$3]);[.$E$3];IF(EXACT([.F313];[.$B$4]);[.$E$4];IF(EXACT([.F31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3]/100*[.R313]-[.Q313]/100*[.T313]" office:value-type="float" office:value="0" calcext:value-type="float">
            <text:p>0.00</text:p>
          </table:table-cell>
          <table:table-cell table:style-name="ce9" table:formula="of:=[.G313]/[.H313]*60" office:value-type="string" office:string-value="" calcext:value-type="error">
            <text:p>#DIV/0!</text:p>
          </table:table-cell>
          <table:table-cell table:style-name="ce9" table:formula="of:=[.U313]/[.H31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4]/60" office:value-type="float" office:value="0" calcext:value-type="float">
            <text:p>0.00</text:p>
          </table:table-cell>
          <table:table-cell table:style-name="ce2"/>
          <table:table-cell table:style-name="ce1" table:formula="of:=IF(EXACT([.C314];&quot;Hard&quot;);60;IF(EXACT([.C314];&quot;Medium&quot;);40;IF(EXACT([.C314];&quot;Easy&quot;);20;0)))" office:value-type="float" office:value="0" calcext:value-type="float">
            <text:p>0</text:p>
          </table:table-cell>
          <table:table-cell table:style-name="ce1" table:formula="of:=IF(EXACT([.F314];[.$B$3]);[.$D$3];IF(EXACT([.F314];[.$B$4]);[.$D$4];IF(EXACT([.F314];[.$B$5]);[.$D$5];0)))" office:value-type="float" office:value="0" calcext:value-type="float">
            <text:p>0</text:p>
          </table:table-cell>
          <table:table-cell table:style-name="ce2" table:formula="of:=IF(EXACT([.F314];[.$B$3]);[.$E$3];IF(EXACT([.F314];[.$B$4]);[.$E$4];IF(EXACT([.F31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4]/100*[.R314]-[.Q314]/100*[.T314]" office:value-type="float" office:value="0" calcext:value-type="float">
            <text:p>0.00</text:p>
          </table:table-cell>
          <table:table-cell table:style-name="ce9" table:formula="of:=[.G314]/[.H314]*60" office:value-type="string" office:string-value="" calcext:value-type="error">
            <text:p>#DIV/0!</text:p>
          </table:table-cell>
          <table:table-cell table:style-name="ce9" table:formula="of:=[.U314]/[.H31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15]/60" office:value-type="float" office:value="0" calcext:value-type="float">
            <text:p>0.00</text:p>
          </table:table-cell>
          <table:table-cell table:style-name="ce2"/>
          <table:table-cell table:style-name="ce1" table:formula="of:=IF(EXACT([.C315];&quot;Hard&quot;);60;IF(EXACT([.C315];&quot;Medium&quot;);40;IF(EXACT([.C315];&quot;Easy&quot;);20;0)))" office:value-type="float" office:value="0" calcext:value-type="float">
            <text:p>0</text:p>
          </table:table-cell>
          <table:table-cell table:style-name="ce1" table:formula="of:=IF(EXACT([.F315];[.$B$3]);[.$D$3];IF(EXACT([.F315];[.$B$4]);[.$D$4];IF(EXACT([.F315];[.$B$5]);[.$D$5];0)))" office:value-type="float" office:value="0" calcext:value-type="float">
            <text:p>0</text:p>
          </table:table-cell>
          <table:table-cell table:style-name="ce2" table:formula="of:=IF(EXACT([.F315];[.$B$3]);[.$E$3];IF(EXACT([.F315];[.$B$4]);[.$E$4];IF(EXACT([.F31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5]/100*[.R315]-[.Q315]/100*[.T315]" office:value-type="float" office:value="0" calcext:value-type="float">
            <text:p>0.00</text:p>
          </table:table-cell>
          <table:table-cell table:style-name="ce9" table:formula="of:=[.G315]/[.H315]*60" office:value-type="string" office:string-value="" calcext:value-type="error">
            <text:p>#DIV/0!</text:p>
          </table:table-cell>
          <table:table-cell table:style-name="ce9" table:formula="of:=[.U315]/[.H31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6]/60" office:value-type="float" office:value="0" calcext:value-type="float">
            <text:p>0.00</text:p>
          </table:table-cell>
          <table:table-cell table:style-name="ce2"/>
          <table:table-cell table:style-name="ce1" table:formula="of:=IF(EXACT([.C316];&quot;Hard&quot;);60;IF(EXACT([.C316];&quot;Medium&quot;);40;IF(EXACT([.C316];&quot;Easy&quot;);20;0)))" office:value-type="float" office:value="0" calcext:value-type="float">
            <text:p>0</text:p>
          </table:table-cell>
          <table:table-cell table:style-name="ce1" table:formula="of:=IF(EXACT([.F316];[.$B$3]);[.$D$3];IF(EXACT([.F316];[.$B$4]);[.$D$4];IF(EXACT([.F316];[.$B$5]);[.$D$5];0)))" office:value-type="float" office:value="0" calcext:value-type="float">
            <text:p>0</text:p>
          </table:table-cell>
          <table:table-cell table:style-name="ce2" table:formula="of:=IF(EXACT([.F316];[.$B$3]);[.$E$3];IF(EXACT([.F316];[.$B$4]);[.$E$4];IF(EXACT([.F31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6]/100*[.R316]-[.Q316]/100*[.T316]" office:value-type="float" office:value="0" calcext:value-type="float">
            <text:p>0.00</text:p>
          </table:table-cell>
          <table:table-cell table:style-name="ce9" table:formula="of:=[.G316]/[.H316]*60" office:value-type="string" office:string-value="" calcext:value-type="error">
            <text:p>#DIV/0!</text:p>
          </table:table-cell>
          <table:table-cell table:style-name="ce9" table:formula="of:=[.U316]/[.H31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7]/60" office:value-type="float" office:value="0" calcext:value-type="float">
            <text:p>0.00</text:p>
          </table:table-cell>
          <table:table-cell table:style-name="ce2"/>
          <table:table-cell table:style-name="ce1" table:formula="of:=IF(EXACT([.C317];&quot;Hard&quot;);60;IF(EXACT([.C317];&quot;Medium&quot;);40;IF(EXACT([.C317];&quot;Easy&quot;);20;0)))" office:value-type="float" office:value="0" calcext:value-type="float">
            <text:p>0</text:p>
          </table:table-cell>
          <table:table-cell table:style-name="ce1" table:formula="of:=IF(EXACT([.F317];[.$B$3]);[.$D$3];IF(EXACT([.F317];[.$B$4]);[.$D$4];IF(EXACT([.F317];[.$B$5]);[.$D$5];0)))" office:value-type="float" office:value="0" calcext:value-type="float">
            <text:p>0</text:p>
          </table:table-cell>
          <table:table-cell table:style-name="ce2" table:formula="of:=IF(EXACT([.F317];[.$B$3]);[.$E$3];IF(EXACT([.F317];[.$B$4]);[.$E$4];IF(EXACT([.F31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7]/100*[.R317]-[.Q317]/100*[.T317]" office:value-type="float" office:value="0" calcext:value-type="float">
            <text:p>0.00</text:p>
          </table:table-cell>
          <table:table-cell table:style-name="ce9" table:formula="of:=[.G317]/[.H317]*60" office:value-type="string" office:string-value="" calcext:value-type="error">
            <text:p>#DIV/0!</text:p>
          </table:table-cell>
          <table:table-cell table:style-name="ce9" table:formula="of:=[.U317]/[.H31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8]/60" office:value-type="float" office:value="0" calcext:value-type="float">
            <text:p>0.00</text:p>
          </table:table-cell>
          <table:table-cell table:style-name="ce2"/>
          <table:table-cell table:style-name="ce1" table:formula="of:=IF(EXACT([.C318];&quot;Hard&quot;);60;IF(EXACT([.C318];&quot;Medium&quot;);40;IF(EXACT([.C318];&quot;Easy&quot;);20;0)))" office:value-type="float" office:value="0" calcext:value-type="float">
            <text:p>0</text:p>
          </table:table-cell>
          <table:table-cell table:style-name="ce1" table:formula="of:=IF(EXACT([.F318];[.$B$3]);[.$D$3];IF(EXACT([.F318];[.$B$4]);[.$D$4];IF(EXACT([.F318];[.$B$5]);[.$D$5];0)))" office:value-type="float" office:value="0" calcext:value-type="float">
            <text:p>0</text:p>
          </table:table-cell>
          <table:table-cell table:style-name="ce2" table:formula="of:=IF(EXACT([.F318];[.$B$3]);[.$E$3];IF(EXACT([.F318];[.$B$4]);[.$E$4];IF(EXACT([.F31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8]/100*[.R318]-[.Q318]/100*[.T318]" office:value-type="float" office:value="0" calcext:value-type="float">
            <text:p>0.00</text:p>
          </table:table-cell>
          <table:table-cell table:style-name="ce9" table:formula="of:=[.G318]/[.H318]*60" office:value-type="string" office:string-value="" calcext:value-type="error">
            <text:p>#DIV/0!</text:p>
          </table:table-cell>
          <table:table-cell table:style-name="ce9" table:formula="of:=[.U318]/[.H31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19]/60" office:value-type="float" office:value="0" calcext:value-type="float">
            <text:p>0.00</text:p>
          </table:table-cell>
          <table:table-cell table:style-name="ce2"/>
          <table:table-cell table:style-name="ce1" table:formula="of:=IF(EXACT([.C319];&quot;Hard&quot;);60;IF(EXACT([.C319];&quot;Medium&quot;);40;IF(EXACT([.C319];&quot;Easy&quot;);20;0)))" office:value-type="float" office:value="0" calcext:value-type="float">
            <text:p>0</text:p>
          </table:table-cell>
          <table:table-cell table:style-name="ce1" table:formula="of:=IF(EXACT([.F319];[.$B$3]);[.$D$3];IF(EXACT([.F319];[.$B$4]);[.$D$4];IF(EXACT([.F319];[.$B$5]);[.$D$5];0)))" office:value-type="float" office:value="0" calcext:value-type="float">
            <text:p>0</text:p>
          </table:table-cell>
          <table:table-cell table:style-name="ce2" table:formula="of:=IF(EXACT([.F319];[.$B$3]);[.$E$3];IF(EXACT([.F319];[.$B$4]);[.$E$4];IF(EXACT([.F31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19]/100*[.R319]-[.Q319]/100*[.T319]" office:value-type="float" office:value="0" calcext:value-type="float">
            <text:p>0.00</text:p>
          </table:table-cell>
          <table:table-cell table:style-name="ce9" table:formula="of:=[.G319]/[.H319]*60" office:value-type="string" office:string-value="" calcext:value-type="error">
            <text:p>#DIV/0!</text:p>
          </table:table-cell>
          <table:table-cell table:style-name="ce9" table:formula="of:=[.U319]/[.H31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0]/60" office:value-type="float" office:value="0" calcext:value-type="float">
            <text:p>0.00</text:p>
          </table:table-cell>
          <table:table-cell table:style-name="ce2"/>
          <table:table-cell table:style-name="ce1" table:formula="of:=IF(EXACT([.C320];&quot;Hard&quot;);60;IF(EXACT([.C320];&quot;Medium&quot;);40;IF(EXACT([.C320];&quot;Easy&quot;);20;0)))" office:value-type="float" office:value="0" calcext:value-type="float">
            <text:p>0</text:p>
          </table:table-cell>
          <table:table-cell table:style-name="ce1" table:formula="of:=IF(EXACT([.F320];[.$B$3]);[.$D$3];IF(EXACT([.F320];[.$B$4]);[.$D$4];IF(EXACT([.F320];[.$B$5]);[.$D$5];0)))" office:value-type="float" office:value="0" calcext:value-type="float">
            <text:p>0</text:p>
          </table:table-cell>
          <table:table-cell table:style-name="ce2" table:formula="of:=IF(EXACT([.F320];[.$B$3]);[.$E$3];IF(EXACT([.F320];[.$B$4]);[.$E$4];IF(EXACT([.F32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0]/100*[.R320]-[.Q320]/100*[.T320]" office:value-type="float" office:value="0" calcext:value-type="float">
            <text:p>0.00</text:p>
          </table:table-cell>
          <table:table-cell table:style-name="ce9" table:formula="of:=[.G320]/[.H320]*60" office:value-type="string" office:string-value="" calcext:value-type="error">
            <text:p>#DIV/0!</text:p>
          </table:table-cell>
          <table:table-cell table:style-name="ce9" table:formula="of:=[.U320]/[.H32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1]/60" office:value-type="float" office:value="0" calcext:value-type="float">
            <text:p>0.00</text:p>
          </table:table-cell>
          <table:table-cell table:style-name="ce2"/>
          <table:table-cell table:style-name="ce1" table:formula="of:=IF(EXACT([.C321];&quot;Hard&quot;);60;IF(EXACT([.C321];&quot;Medium&quot;);40;IF(EXACT([.C321];&quot;Easy&quot;);20;0)))" office:value-type="float" office:value="0" calcext:value-type="float">
            <text:p>0</text:p>
          </table:table-cell>
          <table:table-cell table:style-name="ce1" table:formula="of:=IF(EXACT([.F321];[.$B$3]);[.$D$3];IF(EXACT([.F321];[.$B$4]);[.$D$4];IF(EXACT([.F321];[.$B$5]);[.$D$5];0)))" office:value-type="float" office:value="0" calcext:value-type="float">
            <text:p>0</text:p>
          </table:table-cell>
          <table:table-cell table:style-name="ce2" table:formula="of:=IF(EXACT([.F321];[.$B$3]);[.$E$3];IF(EXACT([.F321];[.$B$4]);[.$E$4];IF(EXACT([.F32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1]/100*[.R321]-[.Q321]/100*[.T321]" office:value-type="float" office:value="0" calcext:value-type="float">
            <text:p>0.00</text:p>
          </table:table-cell>
          <table:table-cell table:style-name="ce9" table:formula="of:=[.G321]/[.H321]*60" office:value-type="string" office:string-value="" calcext:value-type="error">
            <text:p>#DIV/0!</text:p>
          </table:table-cell>
          <table:table-cell table:style-name="ce9" table:formula="of:=[.U321]/[.H32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22]/60" office:value-type="float" office:value="0" calcext:value-type="float">
            <text:p>0.00</text:p>
          </table:table-cell>
          <table:table-cell table:style-name="ce2"/>
          <table:table-cell table:style-name="ce1" table:formula="of:=IF(EXACT([.C322];&quot;Hard&quot;);60;IF(EXACT([.C322];&quot;Medium&quot;);40;IF(EXACT([.C322];&quot;Easy&quot;);20;0)))" office:value-type="float" office:value="0" calcext:value-type="float">
            <text:p>0</text:p>
          </table:table-cell>
          <table:table-cell table:style-name="ce1" table:formula="of:=IF(EXACT([.F322];[.$B$3]);[.$D$3];IF(EXACT([.F322];[.$B$4]);[.$D$4];IF(EXACT([.F322];[.$B$5]);[.$D$5];0)))" office:value-type="float" office:value="0" calcext:value-type="float">
            <text:p>0</text:p>
          </table:table-cell>
          <table:table-cell table:style-name="ce2" table:formula="of:=IF(EXACT([.F322];[.$B$3]);[.$E$3];IF(EXACT([.F322];[.$B$4]);[.$E$4];IF(EXACT([.F32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2]/100*[.R322]-[.Q322]/100*[.T322]" office:value-type="float" office:value="0" calcext:value-type="float">
            <text:p>0.00</text:p>
          </table:table-cell>
          <table:table-cell table:style-name="ce9" table:formula="of:=[.G322]/[.H322]*60" office:value-type="string" office:string-value="" calcext:value-type="error">
            <text:p>#DIV/0!</text:p>
          </table:table-cell>
          <table:table-cell table:style-name="ce9" table:formula="of:=[.U322]/[.H32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3]/60" office:value-type="float" office:value="0" calcext:value-type="float">
            <text:p>0.00</text:p>
          </table:table-cell>
          <table:table-cell table:style-name="ce2"/>
          <table:table-cell table:style-name="ce1" table:formula="of:=IF(EXACT([.C323];&quot;Hard&quot;);60;IF(EXACT([.C323];&quot;Medium&quot;);40;IF(EXACT([.C323];&quot;Easy&quot;);20;0)))" office:value-type="float" office:value="0" calcext:value-type="float">
            <text:p>0</text:p>
          </table:table-cell>
          <table:table-cell table:style-name="ce1" table:formula="of:=IF(EXACT([.F323];[.$B$3]);[.$D$3];IF(EXACT([.F323];[.$B$4]);[.$D$4];IF(EXACT([.F323];[.$B$5]);[.$D$5];0)))" office:value-type="float" office:value="0" calcext:value-type="float">
            <text:p>0</text:p>
          </table:table-cell>
          <table:table-cell table:style-name="ce2" table:formula="of:=IF(EXACT([.F323];[.$B$3]);[.$E$3];IF(EXACT([.F323];[.$B$4]);[.$E$4];IF(EXACT([.F32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3]/100*[.R323]-[.Q323]/100*[.T323]" office:value-type="float" office:value="0" calcext:value-type="float">
            <text:p>0.00</text:p>
          </table:table-cell>
          <table:table-cell table:style-name="ce9" table:formula="of:=[.G323]/[.H323]*60" office:value-type="string" office:string-value="" calcext:value-type="error">
            <text:p>#DIV/0!</text:p>
          </table:table-cell>
          <table:table-cell table:style-name="ce9" table:formula="of:=[.U323]/[.H32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4]/60" office:value-type="float" office:value="0" calcext:value-type="float">
            <text:p>0.00</text:p>
          </table:table-cell>
          <table:table-cell table:style-name="ce2"/>
          <table:table-cell table:style-name="ce1" table:formula="of:=IF(EXACT([.C324];&quot;Hard&quot;);60;IF(EXACT([.C324];&quot;Medium&quot;);40;IF(EXACT([.C324];&quot;Easy&quot;);20;0)))" office:value-type="float" office:value="0" calcext:value-type="float">
            <text:p>0</text:p>
          </table:table-cell>
          <table:table-cell table:style-name="ce1" table:formula="of:=IF(EXACT([.F324];[.$B$3]);[.$D$3];IF(EXACT([.F324];[.$B$4]);[.$D$4];IF(EXACT([.F324];[.$B$5]);[.$D$5];0)))" office:value-type="float" office:value="0" calcext:value-type="float">
            <text:p>0</text:p>
          </table:table-cell>
          <table:table-cell table:style-name="ce2" table:formula="of:=IF(EXACT([.F324];[.$B$3]);[.$E$3];IF(EXACT([.F324];[.$B$4]);[.$E$4];IF(EXACT([.F32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4]/100*[.R324]-[.Q324]/100*[.T324]" office:value-type="float" office:value="0" calcext:value-type="float">
            <text:p>0.00</text:p>
          </table:table-cell>
          <table:table-cell table:style-name="ce9" table:formula="of:=[.G324]/[.H324]*60" office:value-type="string" office:string-value="" calcext:value-type="error">
            <text:p>#DIV/0!</text:p>
          </table:table-cell>
          <table:table-cell table:style-name="ce9" table:formula="of:=[.U324]/[.H32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5]/60" office:value-type="float" office:value="0" calcext:value-type="float">
            <text:p>0.00</text:p>
          </table:table-cell>
          <table:table-cell table:style-name="ce2"/>
          <table:table-cell table:style-name="ce1" table:formula="of:=IF(EXACT([.C325];&quot;Hard&quot;);60;IF(EXACT([.C325];&quot;Medium&quot;);40;IF(EXACT([.C325];&quot;Easy&quot;);20;0)))" office:value-type="float" office:value="0" calcext:value-type="float">
            <text:p>0</text:p>
          </table:table-cell>
          <table:table-cell table:style-name="ce1" table:formula="of:=IF(EXACT([.F325];[.$B$3]);[.$D$3];IF(EXACT([.F325];[.$B$4]);[.$D$4];IF(EXACT([.F325];[.$B$5]);[.$D$5];0)))" office:value-type="float" office:value="0" calcext:value-type="float">
            <text:p>0</text:p>
          </table:table-cell>
          <table:table-cell table:style-name="ce2" table:formula="of:=IF(EXACT([.F325];[.$B$3]);[.$E$3];IF(EXACT([.F325];[.$B$4]);[.$E$4];IF(EXACT([.F32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5]/100*[.R325]-[.Q325]/100*[.T325]" office:value-type="float" office:value="0" calcext:value-type="float">
            <text:p>0.00</text:p>
          </table:table-cell>
          <table:table-cell table:style-name="ce9" table:formula="of:=[.G325]/[.H325]*60" office:value-type="string" office:string-value="" calcext:value-type="error">
            <text:p>#DIV/0!</text:p>
          </table:table-cell>
          <table:table-cell table:style-name="ce9" table:formula="of:=[.U325]/[.H32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6]/60" office:value-type="float" office:value="0" calcext:value-type="float">
            <text:p>0.00</text:p>
          </table:table-cell>
          <table:table-cell table:style-name="ce2"/>
          <table:table-cell table:style-name="ce1" table:formula="of:=IF(EXACT([.C326];&quot;Hard&quot;);60;IF(EXACT([.C326];&quot;Medium&quot;);40;IF(EXACT([.C326];&quot;Easy&quot;);20;0)))" office:value-type="float" office:value="0" calcext:value-type="float">
            <text:p>0</text:p>
          </table:table-cell>
          <table:table-cell table:style-name="ce1" table:formula="of:=IF(EXACT([.F326];[.$B$3]);[.$D$3];IF(EXACT([.F326];[.$B$4]);[.$D$4];IF(EXACT([.F326];[.$B$5]);[.$D$5];0)))" office:value-type="float" office:value="0" calcext:value-type="float">
            <text:p>0</text:p>
          </table:table-cell>
          <table:table-cell table:style-name="ce2" table:formula="of:=IF(EXACT([.F326];[.$B$3]);[.$E$3];IF(EXACT([.F326];[.$B$4]);[.$E$4];IF(EXACT([.F32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6]/100*[.R326]-[.Q326]/100*[.T326]" office:value-type="float" office:value="0" calcext:value-type="float">
            <text:p>0.00</text:p>
          </table:table-cell>
          <table:table-cell table:style-name="ce9" table:formula="of:=[.G326]/[.H326]*60" office:value-type="string" office:string-value="" calcext:value-type="error">
            <text:p>#DIV/0!</text:p>
          </table:table-cell>
          <table:table-cell table:style-name="ce9" table:formula="of:=[.U326]/[.H32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7]/60" office:value-type="float" office:value="0" calcext:value-type="float">
            <text:p>0.00</text:p>
          </table:table-cell>
          <table:table-cell table:style-name="ce2"/>
          <table:table-cell table:style-name="ce1" table:formula="of:=IF(EXACT([.C327];&quot;Hard&quot;);60;IF(EXACT([.C327];&quot;Medium&quot;);40;IF(EXACT([.C327];&quot;Easy&quot;);20;0)))" office:value-type="float" office:value="0" calcext:value-type="float">
            <text:p>0</text:p>
          </table:table-cell>
          <table:table-cell table:style-name="ce1" table:formula="of:=IF(EXACT([.F327];[.$B$3]);[.$D$3];IF(EXACT([.F327];[.$B$4]);[.$D$4];IF(EXACT([.F327];[.$B$5]);[.$D$5];0)))" office:value-type="float" office:value="0" calcext:value-type="float">
            <text:p>0</text:p>
          </table:table-cell>
          <table:table-cell table:style-name="ce2" table:formula="of:=IF(EXACT([.F327];[.$B$3]);[.$E$3];IF(EXACT([.F327];[.$B$4]);[.$E$4];IF(EXACT([.F32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7]/100*[.R327]-[.Q327]/100*[.T327]" office:value-type="float" office:value="0" calcext:value-type="float">
            <text:p>0.00</text:p>
          </table:table-cell>
          <table:table-cell table:style-name="ce9" table:formula="of:=[.G327]/[.H327]*60" office:value-type="string" office:string-value="" calcext:value-type="error">
            <text:p>#DIV/0!</text:p>
          </table:table-cell>
          <table:table-cell table:style-name="ce9" table:formula="of:=[.U327]/[.H32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8]/60" office:value-type="float" office:value="0" calcext:value-type="float">
            <text:p>0.00</text:p>
          </table:table-cell>
          <table:table-cell table:style-name="ce2"/>
          <table:table-cell table:style-name="ce1" table:formula="of:=IF(EXACT([.C328];&quot;Hard&quot;);60;IF(EXACT([.C328];&quot;Medium&quot;);40;IF(EXACT([.C328];&quot;Easy&quot;);20;0)))" office:value-type="float" office:value="0" calcext:value-type="float">
            <text:p>0</text:p>
          </table:table-cell>
          <table:table-cell table:style-name="ce1" table:formula="of:=IF(EXACT([.F328];[.$B$3]);[.$D$3];IF(EXACT([.F328];[.$B$4]);[.$D$4];IF(EXACT([.F328];[.$B$5]);[.$D$5];0)))" office:value-type="float" office:value="0" calcext:value-type="float">
            <text:p>0</text:p>
          </table:table-cell>
          <table:table-cell table:style-name="ce2" table:formula="of:=IF(EXACT([.F328];[.$B$3]);[.$E$3];IF(EXACT([.F328];[.$B$4]);[.$E$4];IF(EXACT([.F32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8]/100*[.R328]-[.Q328]/100*[.T328]" office:value-type="float" office:value="0" calcext:value-type="float">
            <text:p>0.00</text:p>
          </table:table-cell>
          <table:table-cell table:style-name="ce9" table:formula="of:=[.G328]/[.H328]*60" office:value-type="string" office:string-value="" calcext:value-type="error">
            <text:p>#DIV/0!</text:p>
          </table:table-cell>
          <table:table-cell table:style-name="ce9" table:formula="of:=[.U328]/[.H32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29]/60" office:value-type="float" office:value="0" calcext:value-type="float">
            <text:p>0.00</text:p>
          </table:table-cell>
          <table:table-cell table:style-name="ce2"/>
          <table:table-cell table:style-name="ce1" table:formula="of:=IF(EXACT([.C329];&quot;Hard&quot;);60;IF(EXACT([.C329];&quot;Medium&quot;);40;IF(EXACT([.C329];&quot;Easy&quot;);20;0)))" office:value-type="float" office:value="0" calcext:value-type="float">
            <text:p>0</text:p>
          </table:table-cell>
          <table:table-cell table:style-name="ce1" table:formula="of:=IF(EXACT([.F329];[.$B$3]);[.$D$3];IF(EXACT([.F329];[.$B$4]);[.$D$4];IF(EXACT([.F329];[.$B$5]);[.$D$5];0)))" office:value-type="float" office:value="0" calcext:value-type="float">
            <text:p>0</text:p>
          </table:table-cell>
          <table:table-cell table:style-name="ce2" table:formula="of:=IF(EXACT([.F329];[.$B$3]);[.$E$3];IF(EXACT([.F329];[.$B$4]);[.$E$4];IF(EXACT([.F32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29]/100*[.R329]-[.Q329]/100*[.T329]" office:value-type="float" office:value="0" calcext:value-type="float">
            <text:p>0.00</text:p>
          </table:table-cell>
          <table:table-cell table:style-name="ce9" table:formula="of:=[.G329]/[.H329]*60" office:value-type="string" office:string-value="" calcext:value-type="error">
            <text:p>#DIV/0!</text:p>
          </table:table-cell>
          <table:table-cell table:style-name="ce9" table:formula="of:=[.U329]/[.H32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30]/60" office:value-type="float" office:value="0" calcext:value-type="float">
            <text:p>0.00</text:p>
          </table:table-cell>
          <table:table-cell table:style-name="ce2"/>
          <table:table-cell table:style-name="ce1" table:formula="of:=IF(EXACT([.C330];&quot;Hard&quot;);60;IF(EXACT([.C330];&quot;Medium&quot;);40;IF(EXACT([.C330];&quot;Easy&quot;);20;0)))" office:value-type="float" office:value="0" calcext:value-type="float">
            <text:p>0</text:p>
          </table:table-cell>
          <table:table-cell table:style-name="ce1" table:formula="of:=IF(EXACT([.F330];[.$B$3]);[.$D$3];IF(EXACT([.F330];[.$B$4]);[.$D$4];IF(EXACT([.F330];[.$B$5]);[.$D$5];0)))" office:value-type="float" office:value="0" calcext:value-type="float">
            <text:p>0</text:p>
          </table:table-cell>
          <table:table-cell table:style-name="ce2" table:formula="of:=IF(EXACT([.F330];[.$B$3]);[.$E$3];IF(EXACT([.F330];[.$B$4]);[.$E$4];IF(EXACT([.F33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0]/100*[.R330]-[.Q330]/100*[.T330]" office:value-type="float" office:value="0" calcext:value-type="float">
            <text:p>0.00</text:p>
          </table:table-cell>
          <table:table-cell table:style-name="ce9" table:formula="of:=[.G330]/[.H330]*60" office:value-type="string" office:string-value="" calcext:value-type="error">
            <text:p>#DIV/0!</text:p>
          </table:table-cell>
          <table:table-cell table:style-name="ce9" table:formula="of:=[.U330]/[.H33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1]/60" office:value-type="float" office:value="0" calcext:value-type="float">
            <text:p>0.00</text:p>
          </table:table-cell>
          <table:table-cell table:style-name="ce2"/>
          <table:table-cell table:style-name="ce1" table:formula="of:=IF(EXACT([.C331];&quot;Hard&quot;);60;IF(EXACT([.C331];&quot;Medium&quot;);40;IF(EXACT([.C331];&quot;Easy&quot;);20;0)))" office:value-type="float" office:value="0" calcext:value-type="float">
            <text:p>0</text:p>
          </table:table-cell>
          <table:table-cell table:style-name="ce1" table:formula="of:=IF(EXACT([.F331];[.$B$3]);[.$D$3];IF(EXACT([.F331];[.$B$4]);[.$D$4];IF(EXACT([.F331];[.$B$5]);[.$D$5];0)))" office:value-type="float" office:value="0" calcext:value-type="float">
            <text:p>0</text:p>
          </table:table-cell>
          <table:table-cell table:style-name="ce2" table:formula="of:=IF(EXACT([.F331];[.$B$3]);[.$E$3];IF(EXACT([.F331];[.$B$4]);[.$E$4];IF(EXACT([.F33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1]/100*[.R331]-[.Q331]/100*[.T331]" office:value-type="float" office:value="0" calcext:value-type="float">
            <text:p>0.00</text:p>
          </table:table-cell>
          <table:table-cell table:style-name="ce9" table:formula="of:=[.G331]/[.H331]*60" office:value-type="string" office:string-value="" calcext:value-type="error">
            <text:p>#DIV/0!</text:p>
          </table:table-cell>
          <table:table-cell table:style-name="ce9" table:formula="of:=[.U331]/[.H33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2]/60" office:value-type="float" office:value="0" calcext:value-type="float">
            <text:p>0.00</text:p>
          </table:table-cell>
          <table:table-cell table:style-name="ce2"/>
          <table:table-cell table:style-name="ce1" table:formula="of:=IF(EXACT([.C332];&quot;Hard&quot;);60;IF(EXACT([.C332];&quot;Medium&quot;);40;IF(EXACT([.C332];&quot;Easy&quot;);20;0)))" office:value-type="float" office:value="0" calcext:value-type="float">
            <text:p>0</text:p>
          </table:table-cell>
          <table:table-cell table:style-name="ce1" table:formula="of:=IF(EXACT([.F332];[.$B$3]);[.$D$3];IF(EXACT([.F332];[.$B$4]);[.$D$4];IF(EXACT([.F332];[.$B$5]);[.$D$5];0)))" office:value-type="float" office:value="0" calcext:value-type="float">
            <text:p>0</text:p>
          </table:table-cell>
          <table:table-cell table:style-name="ce2" table:formula="of:=IF(EXACT([.F332];[.$B$3]);[.$E$3];IF(EXACT([.F332];[.$B$4]);[.$E$4];IF(EXACT([.F33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2]/100*[.R332]-[.Q332]/100*[.T332]" office:value-type="float" office:value="0" calcext:value-type="float">
            <text:p>0.00</text:p>
          </table:table-cell>
          <table:table-cell table:style-name="ce9" table:formula="of:=[.G332]/[.H332]*60" office:value-type="string" office:string-value="" calcext:value-type="error">
            <text:p>#DIV/0!</text:p>
          </table:table-cell>
          <table:table-cell table:style-name="ce9" table:formula="of:=[.U332]/[.H33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3]/60" office:value-type="float" office:value="0" calcext:value-type="float">
            <text:p>0.00</text:p>
          </table:table-cell>
          <table:table-cell table:style-name="ce2"/>
          <table:table-cell table:style-name="ce1" table:formula="of:=IF(EXACT([.C333];&quot;Hard&quot;);60;IF(EXACT([.C333];&quot;Medium&quot;);40;IF(EXACT([.C333];&quot;Easy&quot;);20;0)))" office:value-type="float" office:value="0" calcext:value-type="float">
            <text:p>0</text:p>
          </table:table-cell>
          <table:table-cell table:style-name="ce1" table:formula="of:=IF(EXACT([.F333];[.$B$3]);[.$D$3];IF(EXACT([.F333];[.$B$4]);[.$D$4];IF(EXACT([.F333];[.$B$5]);[.$D$5];0)))" office:value-type="float" office:value="0" calcext:value-type="float">
            <text:p>0</text:p>
          </table:table-cell>
          <table:table-cell table:style-name="ce2" table:formula="of:=IF(EXACT([.F333];[.$B$3]);[.$E$3];IF(EXACT([.F333];[.$B$4]);[.$E$4];IF(EXACT([.F33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3]/100*[.R333]-[.Q333]/100*[.T333]" office:value-type="float" office:value="0" calcext:value-type="float">
            <text:p>0.00</text:p>
          </table:table-cell>
          <table:table-cell table:style-name="ce9" table:formula="of:=[.G333]/[.H333]*60" office:value-type="string" office:string-value="" calcext:value-type="error">
            <text:p>#DIV/0!</text:p>
          </table:table-cell>
          <table:table-cell table:style-name="ce9" table:formula="of:=[.U333]/[.H33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4]/60" office:value-type="float" office:value="0" calcext:value-type="float">
            <text:p>0.00</text:p>
          </table:table-cell>
          <table:table-cell table:style-name="ce2"/>
          <table:table-cell table:style-name="ce1" table:formula="of:=IF(EXACT([.C334];&quot;Hard&quot;);60;IF(EXACT([.C334];&quot;Medium&quot;);40;IF(EXACT([.C334];&quot;Easy&quot;);20;0)))" office:value-type="float" office:value="0" calcext:value-type="float">
            <text:p>0</text:p>
          </table:table-cell>
          <table:table-cell table:style-name="ce1" table:formula="of:=IF(EXACT([.F334];[.$B$3]);[.$D$3];IF(EXACT([.F334];[.$B$4]);[.$D$4];IF(EXACT([.F334];[.$B$5]);[.$D$5];0)))" office:value-type="float" office:value="0" calcext:value-type="float">
            <text:p>0</text:p>
          </table:table-cell>
          <table:table-cell table:style-name="ce2" table:formula="of:=IF(EXACT([.F334];[.$B$3]);[.$E$3];IF(EXACT([.F334];[.$B$4]);[.$E$4];IF(EXACT([.F33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4]/100*[.R334]-[.Q334]/100*[.T334]" office:value-type="float" office:value="0" calcext:value-type="float">
            <text:p>0.00</text:p>
          </table:table-cell>
          <table:table-cell table:style-name="ce9" table:formula="of:=[.G334]/[.H334]*60" office:value-type="string" office:string-value="" calcext:value-type="error">
            <text:p>#DIV/0!</text:p>
          </table:table-cell>
          <table:table-cell table:style-name="ce9" table:formula="of:=[.U334]/[.H33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5]/60" office:value-type="float" office:value="0" calcext:value-type="float">
            <text:p>0.00</text:p>
          </table:table-cell>
          <table:table-cell table:style-name="ce2"/>
          <table:table-cell table:style-name="ce1" table:formula="of:=IF(EXACT([.C335];&quot;Hard&quot;);60;IF(EXACT([.C335];&quot;Medium&quot;);40;IF(EXACT([.C335];&quot;Easy&quot;);20;0)))" office:value-type="float" office:value="0" calcext:value-type="float">
            <text:p>0</text:p>
          </table:table-cell>
          <table:table-cell table:style-name="ce1" table:formula="of:=IF(EXACT([.F335];[.$B$3]);[.$D$3];IF(EXACT([.F335];[.$B$4]);[.$D$4];IF(EXACT([.F335];[.$B$5]);[.$D$5];0)))" office:value-type="float" office:value="0" calcext:value-type="float">
            <text:p>0</text:p>
          </table:table-cell>
          <table:table-cell table:style-name="ce2" table:formula="of:=IF(EXACT([.F335];[.$B$3]);[.$E$3];IF(EXACT([.F335];[.$B$4]);[.$E$4];IF(EXACT([.F33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5]/100*[.R335]-[.Q335]/100*[.T335]" office:value-type="float" office:value="0" calcext:value-type="float">
            <text:p>0.00</text:p>
          </table:table-cell>
          <table:table-cell table:style-name="ce9" table:formula="of:=[.G335]/[.H335]*60" office:value-type="string" office:string-value="" calcext:value-type="error">
            <text:p>#DIV/0!</text:p>
          </table:table-cell>
          <table:table-cell table:style-name="ce9" table:formula="of:=[.U335]/[.H33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6]/60" office:value-type="float" office:value="0" calcext:value-type="float">
            <text:p>0.00</text:p>
          </table:table-cell>
          <table:table-cell table:style-name="ce2"/>
          <table:table-cell table:style-name="ce1" table:formula="of:=IF(EXACT([.C336];&quot;Hard&quot;);60;IF(EXACT([.C336];&quot;Medium&quot;);40;IF(EXACT([.C336];&quot;Easy&quot;);20;0)))" office:value-type="float" office:value="0" calcext:value-type="float">
            <text:p>0</text:p>
          </table:table-cell>
          <table:table-cell table:style-name="ce1" table:formula="of:=IF(EXACT([.F336];[.$B$3]);[.$D$3];IF(EXACT([.F336];[.$B$4]);[.$D$4];IF(EXACT([.F336];[.$B$5]);[.$D$5];0)))" office:value-type="float" office:value="0" calcext:value-type="float">
            <text:p>0</text:p>
          </table:table-cell>
          <table:table-cell table:style-name="ce2" table:formula="of:=IF(EXACT([.F336];[.$B$3]);[.$E$3];IF(EXACT([.F336];[.$B$4]);[.$E$4];IF(EXACT([.F33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6]/100*[.R336]-[.Q336]/100*[.T336]" office:value-type="float" office:value="0" calcext:value-type="float">
            <text:p>0.00</text:p>
          </table:table-cell>
          <table:table-cell table:style-name="ce9" table:formula="of:=[.G336]/[.H336]*60" office:value-type="string" office:string-value="" calcext:value-type="error">
            <text:p>#DIV/0!</text:p>
          </table:table-cell>
          <table:table-cell table:style-name="ce9" table:formula="of:=[.U336]/[.H33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7]/60" office:value-type="float" office:value="0" calcext:value-type="float">
            <text:p>0.00</text:p>
          </table:table-cell>
          <table:table-cell table:style-name="ce2"/>
          <table:table-cell table:style-name="ce1" table:formula="of:=IF(EXACT([.C337];&quot;Hard&quot;);60;IF(EXACT([.C337];&quot;Medium&quot;);40;IF(EXACT([.C337];&quot;Easy&quot;);20;0)))" office:value-type="float" office:value="0" calcext:value-type="float">
            <text:p>0</text:p>
          </table:table-cell>
          <table:table-cell table:style-name="ce1" table:formula="of:=IF(EXACT([.F337];[.$B$3]);[.$D$3];IF(EXACT([.F337];[.$B$4]);[.$D$4];IF(EXACT([.F337];[.$B$5]);[.$D$5];0)))" office:value-type="float" office:value="0" calcext:value-type="float">
            <text:p>0</text:p>
          </table:table-cell>
          <table:table-cell table:style-name="ce2" table:formula="of:=IF(EXACT([.F337];[.$B$3]);[.$E$3];IF(EXACT([.F337];[.$B$4]);[.$E$4];IF(EXACT([.F33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7]/100*[.R337]-[.Q337]/100*[.T337]" office:value-type="float" office:value="0" calcext:value-type="float">
            <text:p>0.00</text:p>
          </table:table-cell>
          <table:table-cell table:style-name="ce9" table:formula="of:=[.G337]/[.H337]*60" office:value-type="string" office:string-value="" calcext:value-type="error">
            <text:p>#DIV/0!</text:p>
          </table:table-cell>
          <table:table-cell table:style-name="ce9" table:formula="of:=[.U337]/[.H33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8]/60" office:value-type="float" office:value="0" calcext:value-type="float">
            <text:p>0.00</text:p>
          </table:table-cell>
          <table:table-cell table:style-name="ce2"/>
          <table:table-cell table:style-name="ce1" table:formula="of:=IF(EXACT([.C338];&quot;Hard&quot;);60;IF(EXACT([.C338];&quot;Medium&quot;);40;IF(EXACT([.C338];&quot;Easy&quot;);20;0)))" office:value-type="float" office:value="0" calcext:value-type="float">
            <text:p>0</text:p>
          </table:table-cell>
          <table:table-cell table:style-name="ce1" table:formula="of:=IF(EXACT([.F338];[.$B$3]);[.$D$3];IF(EXACT([.F338];[.$B$4]);[.$D$4];IF(EXACT([.F338];[.$B$5]);[.$D$5];0)))" office:value-type="float" office:value="0" calcext:value-type="float">
            <text:p>0</text:p>
          </table:table-cell>
          <table:table-cell table:style-name="ce2" table:formula="of:=IF(EXACT([.F338];[.$B$3]);[.$E$3];IF(EXACT([.F338];[.$B$4]);[.$E$4];IF(EXACT([.F33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8]/100*[.R338]-[.Q338]/100*[.T338]" office:value-type="float" office:value="0" calcext:value-type="float">
            <text:p>0.00</text:p>
          </table:table-cell>
          <table:table-cell table:style-name="ce9" table:formula="of:=[.G338]/[.H338]*60" office:value-type="string" office:string-value="" calcext:value-type="error">
            <text:p>#DIV/0!</text:p>
          </table:table-cell>
          <table:table-cell table:style-name="ce9" table:formula="of:=[.U338]/[.H33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39]/60" office:value-type="float" office:value="0" calcext:value-type="float">
            <text:p>0.00</text:p>
          </table:table-cell>
          <table:table-cell table:style-name="ce2"/>
          <table:table-cell table:style-name="ce1" table:formula="of:=IF(EXACT([.C339];&quot;Hard&quot;);60;IF(EXACT([.C339];&quot;Medium&quot;);40;IF(EXACT([.C339];&quot;Easy&quot;);20;0)))" office:value-type="float" office:value="0" calcext:value-type="float">
            <text:p>0</text:p>
          </table:table-cell>
          <table:table-cell table:style-name="ce1" table:formula="of:=IF(EXACT([.F339];[.$B$3]);[.$D$3];IF(EXACT([.F339];[.$B$4]);[.$D$4];IF(EXACT([.F339];[.$B$5]);[.$D$5];0)))" office:value-type="float" office:value="0" calcext:value-type="float">
            <text:p>0</text:p>
          </table:table-cell>
          <table:table-cell table:style-name="ce2" table:formula="of:=IF(EXACT([.F339];[.$B$3]);[.$E$3];IF(EXACT([.F339];[.$B$4]);[.$E$4];IF(EXACT([.F33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39]/100*[.R339]-[.Q339]/100*[.T339]" office:value-type="float" office:value="0" calcext:value-type="float">
            <text:p>0.00</text:p>
          </table:table-cell>
          <table:table-cell table:style-name="ce9" table:formula="of:=[.G339]/[.H339]*60" office:value-type="string" office:string-value="" calcext:value-type="error">
            <text:p>#DIV/0!</text:p>
          </table:table-cell>
          <table:table-cell table:style-name="ce9" table:formula="of:=[.U339]/[.H33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0]/60" office:value-type="float" office:value="0" calcext:value-type="float">
            <text:p>0.00</text:p>
          </table:table-cell>
          <table:table-cell table:style-name="ce2"/>
          <table:table-cell table:style-name="ce1" table:formula="of:=IF(EXACT([.C340];&quot;Hard&quot;);60;IF(EXACT([.C340];&quot;Medium&quot;);40;IF(EXACT([.C340];&quot;Easy&quot;);20;0)))" office:value-type="float" office:value="0" calcext:value-type="float">
            <text:p>0</text:p>
          </table:table-cell>
          <table:table-cell table:style-name="ce1" table:formula="of:=IF(EXACT([.F340];[.$B$3]);[.$D$3];IF(EXACT([.F340];[.$B$4]);[.$D$4];IF(EXACT([.F340];[.$B$5]);[.$D$5];0)))" office:value-type="float" office:value="0" calcext:value-type="float">
            <text:p>0</text:p>
          </table:table-cell>
          <table:table-cell table:style-name="ce2" table:formula="of:=IF(EXACT([.F340];[.$B$3]);[.$E$3];IF(EXACT([.F340];[.$B$4]);[.$E$4];IF(EXACT([.F34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0]/100*[.R340]-[.Q340]/100*[.T340]" office:value-type="float" office:value="0" calcext:value-type="float">
            <text:p>0.00</text:p>
          </table:table-cell>
          <table:table-cell table:style-name="ce9" table:formula="of:=[.G340]/[.H340]*60" office:value-type="string" office:string-value="" calcext:value-type="error">
            <text:p>#DIV/0!</text:p>
          </table:table-cell>
          <table:table-cell table:style-name="ce9" table:formula="of:=[.U340]/[.H34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1]/60" office:value-type="float" office:value="0" calcext:value-type="float">
            <text:p>0.00</text:p>
          </table:table-cell>
          <table:table-cell table:style-name="ce2"/>
          <table:table-cell table:style-name="ce1" table:formula="of:=IF(EXACT([.C341];&quot;Hard&quot;);60;IF(EXACT([.C341];&quot;Medium&quot;);40;IF(EXACT([.C341];&quot;Easy&quot;);20;0)))" office:value-type="float" office:value="0" calcext:value-type="float">
            <text:p>0</text:p>
          </table:table-cell>
          <table:table-cell table:style-name="ce1" table:formula="of:=IF(EXACT([.F341];[.$B$3]);[.$D$3];IF(EXACT([.F341];[.$B$4]);[.$D$4];IF(EXACT([.F341];[.$B$5]);[.$D$5];0)))" office:value-type="float" office:value="0" calcext:value-type="float">
            <text:p>0</text:p>
          </table:table-cell>
          <table:table-cell table:style-name="ce2" table:formula="of:=IF(EXACT([.F341];[.$B$3]);[.$E$3];IF(EXACT([.F341];[.$B$4]);[.$E$4];IF(EXACT([.F34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1]/100*[.R341]-[.Q341]/100*[.T341]" office:value-type="float" office:value="0" calcext:value-type="float">
            <text:p>0.00</text:p>
          </table:table-cell>
          <table:table-cell table:style-name="ce9" table:formula="of:=[.G341]/[.H341]*60" office:value-type="string" office:string-value="" calcext:value-type="error">
            <text:p>#DIV/0!</text:p>
          </table:table-cell>
          <table:table-cell table:style-name="ce9" table:formula="of:=[.U341]/[.H34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2]/60" office:value-type="float" office:value="0" calcext:value-type="float">
            <text:p>0.00</text:p>
          </table:table-cell>
          <table:table-cell table:style-name="ce2"/>
          <table:table-cell table:style-name="ce1" table:formula="of:=IF(EXACT([.C342];&quot;Hard&quot;);60;IF(EXACT([.C342];&quot;Medium&quot;);40;IF(EXACT([.C342];&quot;Easy&quot;);20;0)))" office:value-type="float" office:value="0" calcext:value-type="float">
            <text:p>0</text:p>
          </table:table-cell>
          <table:table-cell table:style-name="ce1" table:formula="of:=IF(EXACT([.F342];[.$B$3]);[.$D$3];IF(EXACT([.F342];[.$B$4]);[.$D$4];IF(EXACT([.F342];[.$B$5]);[.$D$5];0)))" office:value-type="float" office:value="0" calcext:value-type="float">
            <text:p>0</text:p>
          </table:table-cell>
          <table:table-cell table:style-name="ce2" table:formula="of:=IF(EXACT([.F342];[.$B$3]);[.$E$3];IF(EXACT([.F342];[.$B$4]);[.$E$4];IF(EXACT([.F34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2]/100*[.R342]-[.Q342]/100*[.T342]" office:value-type="float" office:value="0" calcext:value-type="float">
            <text:p>0.00</text:p>
          </table:table-cell>
          <table:table-cell table:style-name="ce9" table:formula="of:=[.G342]/[.H342]*60" office:value-type="string" office:string-value="" calcext:value-type="error">
            <text:p>#DIV/0!</text:p>
          </table:table-cell>
          <table:table-cell table:style-name="ce9" table:formula="of:=[.U342]/[.H34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3]/60" office:value-type="float" office:value="0" calcext:value-type="float">
            <text:p>0.00</text:p>
          </table:table-cell>
          <table:table-cell table:style-name="ce2"/>
          <table:table-cell table:style-name="ce1" table:formula="of:=IF(EXACT([.C343];&quot;Hard&quot;);60;IF(EXACT([.C343];&quot;Medium&quot;);40;IF(EXACT([.C343];&quot;Easy&quot;);20;0)))" office:value-type="float" office:value="0" calcext:value-type="float">
            <text:p>0</text:p>
          </table:table-cell>
          <table:table-cell table:style-name="ce1" table:formula="of:=IF(EXACT([.F343];[.$B$3]);[.$D$3];IF(EXACT([.F343];[.$B$4]);[.$D$4];IF(EXACT([.F343];[.$B$5]);[.$D$5];0)))" office:value-type="float" office:value="0" calcext:value-type="float">
            <text:p>0</text:p>
          </table:table-cell>
          <table:table-cell table:style-name="ce2" table:formula="of:=IF(EXACT([.F343];[.$B$3]);[.$E$3];IF(EXACT([.F343];[.$B$4]);[.$E$4];IF(EXACT([.F34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3]/100*[.R343]-[.Q343]/100*[.T343]" office:value-type="float" office:value="0" calcext:value-type="float">
            <text:p>0.00</text:p>
          </table:table-cell>
          <table:table-cell table:style-name="ce9" table:formula="of:=[.G343]/[.H343]*60" office:value-type="string" office:string-value="" calcext:value-type="error">
            <text:p>#DIV/0!</text:p>
          </table:table-cell>
          <table:table-cell table:style-name="ce9" table:formula="of:=[.U343]/[.H34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4]/60" office:value-type="float" office:value="0" calcext:value-type="float">
            <text:p>0.00</text:p>
          </table:table-cell>
          <table:table-cell table:style-name="ce2"/>
          <table:table-cell table:style-name="ce1" table:formula="of:=IF(EXACT([.C344];&quot;Hard&quot;);60;IF(EXACT([.C344];&quot;Medium&quot;);40;IF(EXACT([.C344];&quot;Easy&quot;);20;0)))" office:value-type="float" office:value="0" calcext:value-type="float">
            <text:p>0</text:p>
          </table:table-cell>
          <table:table-cell table:style-name="ce1" table:formula="of:=IF(EXACT([.F344];[.$B$3]);[.$D$3];IF(EXACT([.F344];[.$B$4]);[.$D$4];IF(EXACT([.F344];[.$B$5]);[.$D$5];0)))" office:value-type="float" office:value="0" calcext:value-type="float">
            <text:p>0</text:p>
          </table:table-cell>
          <table:table-cell table:style-name="ce2" table:formula="of:=IF(EXACT([.F344];[.$B$3]);[.$E$3];IF(EXACT([.F344];[.$B$4]);[.$E$4];IF(EXACT([.F34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4]/100*[.R344]-[.Q344]/100*[.T344]" office:value-type="float" office:value="0" calcext:value-type="float">
            <text:p>0.00</text:p>
          </table:table-cell>
          <table:table-cell table:style-name="ce9" table:formula="of:=[.G344]/[.H344]*60" office:value-type="string" office:string-value="" calcext:value-type="error">
            <text:p>#DIV/0!</text:p>
          </table:table-cell>
          <table:table-cell table:style-name="ce9" table:formula="of:=[.U344]/[.H34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5]/60" office:value-type="float" office:value="0" calcext:value-type="float">
            <text:p>0.00</text:p>
          </table:table-cell>
          <table:table-cell table:style-name="ce2"/>
          <table:table-cell table:style-name="ce1" table:formula="of:=IF(EXACT([.C345];&quot;Hard&quot;);60;IF(EXACT([.C345];&quot;Medium&quot;);40;IF(EXACT([.C345];&quot;Easy&quot;);20;0)))" office:value-type="float" office:value="0" calcext:value-type="float">
            <text:p>0</text:p>
          </table:table-cell>
          <table:table-cell table:style-name="ce1" table:formula="of:=IF(EXACT([.F345];[.$B$3]);[.$D$3];IF(EXACT([.F345];[.$B$4]);[.$D$4];IF(EXACT([.F345];[.$B$5]);[.$D$5];0)))" office:value-type="float" office:value="0" calcext:value-type="float">
            <text:p>0</text:p>
          </table:table-cell>
          <table:table-cell table:style-name="ce2" table:formula="of:=IF(EXACT([.F345];[.$B$3]);[.$E$3];IF(EXACT([.F345];[.$B$4]);[.$E$4];IF(EXACT([.F34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5]/100*[.R345]-[.Q345]/100*[.T345]" office:value-type="float" office:value="0" calcext:value-type="float">
            <text:p>0.00</text:p>
          </table:table-cell>
          <table:table-cell table:style-name="ce9" table:formula="of:=[.G345]/[.H345]*60" office:value-type="string" office:string-value="" calcext:value-type="error">
            <text:p>#DIV/0!</text:p>
          </table:table-cell>
          <table:table-cell table:style-name="ce9" table:formula="of:=[.U345]/[.H34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6]/60" office:value-type="float" office:value="0" calcext:value-type="float">
            <text:p>0.00</text:p>
          </table:table-cell>
          <table:table-cell table:style-name="ce2"/>
          <table:table-cell table:style-name="ce1" table:formula="of:=IF(EXACT([.C346];&quot;Hard&quot;);60;IF(EXACT([.C346];&quot;Medium&quot;);40;IF(EXACT([.C346];&quot;Easy&quot;);20;0)))" office:value-type="float" office:value="0" calcext:value-type="float">
            <text:p>0</text:p>
          </table:table-cell>
          <table:table-cell table:style-name="ce1" table:formula="of:=IF(EXACT([.F346];[.$B$3]);[.$D$3];IF(EXACT([.F346];[.$B$4]);[.$D$4];IF(EXACT([.F346];[.$B$5]);[.$D$5];0)))" office:value-type="float" office:value="0" calcext:value-type="float">
            <text:p>0</text:p>
          </table:table-cell>
          <table:table-cell table:style-name="ce2" table:formula="of:=IF(EXACT([.F346];[.$B$3]);[.$E$3];IF(EXACT([.F346];[.$B$4]);[.$E$4];IF(EXACT([.F34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6]/100*[.R346]-[.Q346]/100*[.T346]" office:value-type="float" office:value="0" calcext:value-type="float">
            <text:p>0.00</text:p>
          </table:table-cell>
          <table:table-cell table:style-name="ce9" table:formula="of:=[.G346]/[.H346]*60" office:value-type="string" office:string-value="" calcext:value-type="error">
            <text:p>#DIV/0!</text:p>
          </table:table-cell>
          <table:table-cell table:style-name="ce9" table:formula="of:=[.U346]/[.H34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7]/60" office:value-type="float" office:value="0" calcext:value-type="float">
            <text:p>0.00</text:p>
          </table:table-cell>
          <table:table-cell table:style-name="ce2"/>
          <table:table-cell table:style-name="ce1" table:formula="of:=IF(EXACT([.C347];&quot;Hard&quot;);60;IF(EXACT([.C347];&quot;Medium&quot;);40;IF(EXACT([.C347];&quot;Easy&quot;);20;0)))" office:value-type="float" office:value="0" calcext:value-type="float">
            <text:p>0</text:p>
          </table:table-cell>
          <table:table-cell table:style-name="ce1" table:formula="of:=IF(EXACT([.F347];[.$B$3]);[.$D$3];IF(EXACT([.F347];[.$B$4]);[.$D$4];IF(EXACT([.F347];[.$B$5]);[.$D$5];0)))" office:value-type="float" office:value="0" calcext:value-type="float">
            <text:p>0</text:p>
          </table:table-cell>
          <table:table-cell table:style-name="ce2" table:formula="of:=IF(EXACT([.F347];[.$B$3]);[.$E$3];IF(EXACT([.F347];[.$B$4]);[.$E$4];IF(EXACT([.F34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7]/100*[.R347]-[.Q347]/100*[.T347]" office:value-type="float" office:value="0" calcext:value-type="float">
            <text:p>0.00</text:p>
          </table:table-cell>
          <table:table-cell table:style-name="ce9" table:formula="of:=[.G347]/[.H347]*60" office:value-type="string" office:string-value="" calcext:value-type="error">
            <text:p>#DIV/0!</text:p>
          </table:table-cell>
          <table:table-cell table:style-name="ce9" table:formula="of:=[.U347]/[.H34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48]/60" office:value-type="float" office:value="0" calcext:value-type="float">
            <text:p>0.00</text:p>
          </table:table-cell>
          <table:table-cell table:style-name="ce2"/>
          <table:table-cell table:style-name="ce1" table:formula="of:=IF(EXACT([.C348];&quot;Hard&quot;);60;IF(EXACT([.C348];&quot;Medium&quot;);40;IF(EXACT([.C348];&quot;Easy&quot;);20;0)))" office:value-type="float" office:value="0" calcext:value-type="float">
            <text:p>0</text:p>
          </table:table-cell>
          <table:table-cell table:style-name="ce1" table:formula="of:=IF(EXACT([.F348];[.$B$3]);[.$D$3];IF(EXACT([.F348];[.$B$4]);[.$D$4];IF(EXACT([.F348];[.$B$5]);[.$D$5];0)))" office:value-type="float" office:value="0" calcext:value-type="float">
            <text:p>0</text:p>
          </table:table-cell>
          <table:table-cell table:style-name="ce2" table:formula="of:=IF(EXACT([.F348];[.$B$3]);[.$E$3];IF(EXACT([.F348];[.$B$4]);[.$E$4];IF(EXACT([.F34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8]/100*[.R348]-[.Q348]/100*[.T348]" office:value-type="float" office:value="0" calcext:value-type="float">
            <text:p>0.00</text:p>
          </table:table-cell>
          <table:table-cell table:style-name="ce9" table:formula="of:=[.G348]/[.H348]*60" office:value-type="string" office:string-value="" calcext:value-type="error">
            <text:p>#DIV/0!</text:p>
          </table:table-cell>
          <table:table-cell table:style-name="ce9" table:formula="of:=[.U348]/[.H34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49]/60" office:value-type="float" office:value="0" calcext:value-type="float">
            <text:p>0.00</text:p>
          </table:table-cell>
          <table:table-cell table:style-name="ce2"/>
          <table:table-cell table:style-name="ce1" table:formula="of:=IF(EXACT([.C349];&quot;Hard&quot;);60;IF(EXACT([.C349];&quot;Medium&quot;);40;IF(EXACT([.C349];&quot;Easy&quot;);20;0)))" office:value-type="float" office:value="0" calcext:value-type="float">
            <text:p>0</text:p>
          </table:table-cell>
          <table:table-cell table:style-name="ce1" table:formula="of:=IF(EXACT([.F349];[.$B$3]);[.$D$3];IF(EXACT([.F349];[.$B$4]);[.$D$4];IF(EXACT([.F349];[.$B$5]);[.$D$5];0)))" office:value-type="float" office:value="0" calcext:value-type="float">
            <text:p>0</text:p>
          </table:table-cell>
          <table:table-cell table:style-name="ce2" table:formula="of:=IF(EXACT([.F349];[.$B$3]);[.$E$3];IF(EXACT([.F349];[.$B$4]);[.$E$4];IF(EXACT([.F34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49]/100*[.R349]-[.Q349]/100*[.T349]" office:value-type="float" office:value="0" calcext:value-type="float">
            <text:p>0.00</text:p>
          </table:table-cell>
          <table:table-cell table:style-name="ce9" table:formula="of:=[.G349]/[.H349]*60" office:value-type="string" office:string-value="" calcext:value-type="error">
            <text:p>#DIV/0!</text:p>
          </table:table-cell>
          <table:table-cell table:style-name="ce9" table:formula="of:=[.U349]/[.H34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0]/60" office:value-type="float" office:value="0" calcext:value-type="float">
            <text:p>0.00</text:p>
          </table:table-cell>
          <table:table-cell table:style-name="ce2"/>
          <table:table-cell table:style-name="ce1" table:formula="of:=IF(EXACT([.C350];&quot;Hard&quot;);60;IF(EXACT([.C350];&quot;Medium&quot;);40;IF(EXACT([.C350];&quot;Easy&quot;);20;0)))" office:value-type="float" office:value="0" calcext:value-type="float">
            <text:p>0</text:p>
          </table:table-cell>
          <table:table-cell table:style-name="ce1" table:formula="of:=IF(EXACT([.F350];[.$B$3]);[.$D$3];IF(EXACT([.F350];[.$B$4]);[.$D$4];IF(EXACT([.F350];[.$B$5]);[.$D$5];0)))" office:value-type="float" office:value="0" calcext:value-type="float">
            <text:p>0</text:p>
          </table:table-cell>
          <table:table-cell table:style-name="ce2" table:formula="of:=IF(EXACT([.F350];[.$B$3]);[.$E$3];IF(EXACT([.F350];[.$B$4]);[.$E$4];IF(EXACT([.F35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0]/100*[.R350]-[.Q350]/100*[.T350]" office:value-type="float" office:value="0" calcext:value-type="float">
            <text:p>0.00</text:p>
          </table:table-cell>
          <table:table-cell table:style-name="ce9" table:formula="of:=[.G350]/[.H350]*60" office:value-type="string" office:string-value="" calcext:value-type="error">
            <text:p>#DIV/0!</text:p>
          </table:table-cell>
          <table:table-cell table:style-name="ce9" table:formula="of:=[.U350]/[.H35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1]/60" office:value-type="float" office:value="0" calcext:value-type="float">
            <text:p>0.00</text:p>
          </table:table-cell>
          <table:table-cell table:style-name="ce2"/>
          <table:table-cell table:style-name="ce1" table:formula="of:=IF(EXACT([.C351];&quot;Hard&quot;);60;IF(EXACT([.C351];&quot;Medium&quot;);40;IF(EXACT([.C351];&quot;Easy&quot;);20;0)))" office:value-type="float" office:value="0" calcext:value-type="float">
            <text:p>0</text:p>
          </table:table-cell>
          <table:table-cell table:style-name="ce1" table:formula="of:=IF(EXACT([.F351];[.$B$3]);[.$D$3];IF(EXACT([.F351];[.$B$4]);[.$D$4];IF(EXACT([.F351];[.$B$5]);[.$D$5];0)))" office:value-type="float" office:value="0" calcext:value-type="float">
            <text:p>0</text:p>
          </table:table-cell>
          <table:table-cell table:style-name="ce2" table:formula="of:=IF(EXACT([.F351];[.$B$3]);[.$E$3];IF(EXACT([.F351];[.$B$4]);[.$E$4];IF(EXACT([.F35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1]/100*[.R351]-[.Q351]/100*[.T351]" office:value-type="float" office:value="0" calcext:value-type="float">
            <text:p>0.00</text:p>
          </table:table-cell>
          <table:table-cell table:style-name="ce9" table:formula="of:=[.G351]/[.H351]*60" office:value-type="string" office:string-value="" calcext:value-type="error">
            <text:p>#DIV/0!</text:p>
          </table:table-cell>
          <table:table-cell table:style-name="ce9" table:formula="of:=[.U351]/[.H35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2]/60" office:value-type="float" office:value="0" calcext:value-type="float">
            <text:p>0.00</text:p>
          </table:table-cell>
          <table:table-cell table:style-name="ce2"/>
          <table:table-cell table:style-name="ce1" table:formula="of:=IF(EXACT([.C352];&quot;Hard&quot;);60;IF(EXACT([.C352];&quot;Medium&quot;);40;IF(EXACT([.C352];&quot;Easy&quot;);20;0)))" office:value-type="float" office:value="0" calcext:value-type="float">
            <text:p>0</text:p>
          </table:table-cell>
          <table:table-cell table:style-name="ce1" table:formula="of:=IF(EXACT([.F352];[.$B$3]);[.$D$3];IF(EXACT([.F352];[.$B$4]);[.$D$4];IF(EXACT([.F352];[.$B$5]);[.$D$5];0)))" office:value-type="float" office:value="0" calcext:value-type="float">
            <text:p>0</text:p>
          </table:table-cell>
          <table:table-cell table:style-name="ce2" table:formula="of:=IF(EXACT([.F352];[.$B$3]);[.$E$3];IF(EXACT([.F352];[.$B$4]);[.$E$4];IF(EXACT([.F35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2]/100*[.R352]-[.Q352]/100*[.T352]" office:value-type="float" office:value="0" calcext:value-type="float">
            <text:p>0.00</text:p>
          </table:table-cell>
          <table:table-cell table:style-name="ce9" table:formula="of:=[.G352]/[.H352]*60" office:value-type="string" office:string-value="" calcext:value-type="error">
            <text:p>#DIV/0!</text:p>
          </table:table-cell>
          <table:table-cell table:style-name="ce9" table:formula="of:=[.U352]/[.H35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3]/60" office:value-type="float" office:value="0" calcext:value-type="float">
            <text:p>0.00</text:p>
          </table:table-cell>
          <table:table-cell table:style-name="ce2"/>
          <table:table-cell table:style-name="ce1" table:formula="of:=IF(EXACT([.C353];&quot;Hard&quot;);60;IF(EXACT([.C353];&quot;Medium&quot;);40;IF(EXACT([.C353];&quot;Easy&quot;);20;0)))" office:value-type="float" office:value="0" calcext:value-type="float">
            <text:p>0</text:p>
          </table:table-cell>
          <table:table-cell table:style-name="ce1" table:formula="of:=IF(EXACT([.F353];[.$B$3]);[.$D$3];IF(EXACT([.F353];[.$B$4]);[.$D$4];IF(EXACT([.F353];[.$B$5]);[.$D$5];0)))" office:value-type="float" office:value="0" calcext:value-type="float">
            <text:p>0</text:p>
          </table:table-cell>
          <table:table-cell table:style-name="ce2" table:formula="of:=IF(EXACT([.F353];[.$B$3]);[.$E$3];IF(EXACT([.F353];[.$B$4]);[.$E$4];IF(EXACT([.F35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3]/100*[.R353]-[.Q353]/100*[.T353]" office:value-type="float" office:value="0" calcext:value-type="float">
            <text:p>0.00</text:p>
          </table:table-cell>
          <table:table-cell table:style-name="ce9" table:formula="of:=[.G353]/[.H353]*60" office:value-type="string" office:string-value="" calcext:value-type="error">
            <text:p>#DIV/0!</text:p>
          </table:table-cell>
          <table:table-cell table:style-name="ce9" table:formula="of:=[.U353]/[.H35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4]/60" office:value-type="float" office:value="0" calcext:value-type="float">
            <text:p>0.00</text:p>
          </table:table-cell>
          <table:table-cell table:style-name="ce2"/>
          <table:table-cell table:style-name="ce1" table:formula="of:=IF(EXACT([.C354];&quot;Hard&quot;);60;IF(EXACT([.C354];&quot;Medium&quot;);40;IF(EXACT([.C354];&quot;Easy&quot;);20;0)))" office:value-type="float" office:value="0" calcext:value-type="float">
            <text:p>0</text:p>
          </table:table-cell>
          <table:table-cell table:style-name="ce1" table:formula="of:=IF(EXACT([.F354];[.$B$3]);[.$D$3];IF(EXACT([.F354];[.$B$4]);[.$D$4];IF(EXACT([.F354];[.$B$5]);[.$D$5];0)))" office:value-type="float" office:value="0" calcext:value-type="float">
            <text:p>0</text:p>
          </table:table-cell>
          <table:table-cell table:style-name="ce2" table:formula="of:=IF(EXACT([.F354];[.$B$3]);[.$E$3];IF(EXACT([.F354];[.$B$4]);[.$E$4];IF(EXACT([.F35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4]/100*[.R354]-[.Q354]/100*[.T354]" office:value-type="float" office:value="0" calcext:value-type="float">
            <text:p>0.00</text:p>
          </table:table-cell>
          <table:table-cell table:style-name="ce9" table:formula="of:=[.G354]/[.H354]*60" office:value-type="string" office:string-value="" calcext:value-type="error">
            <text:p>#DIV/0!</text:p>
          </table:table-cell>
          <table:table-cell table:style-name="ce9" table:formula="of:=[.U354]/[.H35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5]/60" office:value-type="float" office:value="0" calcext:value-type="float">
            <text:p>0.00</text:p>
          </table:table-cell>
          <table:table-cell table:style-name="ce2"/>
          <table:table-cell table:style-name="ce1" table:formula="of:=IF(EXACT([.C355];&quot;Hard&quot;);60;IF(EXACT([.C355];&quot;Medium&quot;);40;IF(EXACT([.C355];&quot;Easy&quot;);20;0)))" office:value-type="float" office:value="0" calcext:value-type="float">
            <text:p>0</text:p>
          </table:table-cell>
          <table:table-cell table:style-name="ce1" table:formula="of:=IF(EXACT([.F355];[.$B$3]);[.$D$3];IF(EXACT([.F355];[.$B$4]);[.$D$4];IF(EXACT([.F355];[.$B$5]);[.$D$5];0)))" office:value-type="float" office:value="0" calcext:value-type="float">
            <text:p>0</text:p>
          </table:table-cell>
          <table:table-cell table:style-name="ce2" table:formula="of:=IF(EXACT([.F355];[.$B$3]);[.$E$3];IF(EXACT([.F355];[.$B$4]);[.$E$4];IF(EXACT([.F35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5]/100*[.R355]-[.Q355]/100*[.T355]" office:value-type="float" office:value="0" calcext:value-type="float">
            <text:p>0.00</text:p>
          </table:table-cell>
          <table:table-cell table:style-name="ce9" table:formula="of:=[.G355]/[.H355]*60" office:value-type="string" office:string-value="" calcext:value-type="error">
            <text:p>#DIV/0!</text:p>
          </table:table-cell>
          <table:table-cell table:style-name="ce9" table:formula="of:=[.U355]/[.H35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6]/60" office:value-type="float" office:value="0" calcext:value-type="float">
            <text:p>0.00</text:p>
          </table:table-cell>
          <table:table-cell table:style-name="ce2"/>
          <table:table-cell table:style-name="ce1" table:formula="of:=IF(EXACT([.C356];&quot;Hard&quot;);60;IF(EXACT([.C356];&quot;Medium&quot;);40;IF(EXACT([.C356];&quot;Easy&quot;);20;0)))" office:value-type="float" office:value="0" calcext:value-type="float">
            <text:p>0</text:p>
          </table:table-cell>
          <table:table-cell table:style-name="ce1" table:formula="of:=IF(EXACT([.F356];[.$B$3]);[.$D$3];IF(EXACT([.F356];[.$B$4]);[.$D$4];IF(EXACT([.F356];[.$B$5]);[.$D$5];0)))" office:value-type="float" office:value="0" calcext:value-type="float">
            <text:p>0</text:p>
          </table:table-cell>
          <table:table-cell table:style-name="ce2" table:formula="of:=IF(EXACT([.F356];[.$B$3]);[.$E$3];IF(EXACT([.F356];[.$B$4]);[.$E$4];IF(EXACT([.F35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6]/100*[.R356]-[.Q356]/100*[.T356]" office:value-type="float" office:value="0" calcext:value-type="float">
            <text:p>0.00</text:p>
          </table:table-cell>
          <table:table-cell table:style-name="ce9" table:formula="of:=[.G356]/[.H356]*60" office:value-type="string" office:string-value="" calcext:value-type="error">
            <text:p>#DIV/0!</text:p>
          </table:table-cell>
          <table:table-cell table:style-name="ce9" table:formula="of:=[.U356]/[.H35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7]/60" office:value-type="float" office:value="0" calcext:value-type="float">
            <text:p>0.00</text:p>
          </table:table-cell>
          <table:table-cell table:style-name="ce2"/>
          <table:table-cell table:style-name="ce1" table:formula="of:=IF(EXACT([.C357];&quot;Hard&quot;);60;IF(EXACT([.C357];&quot;Medium&quot;);40;IF(EXACT([.C357];&quot;Easy&quot;);20;0)))" office:value-type="float" office:value="0" calcext:value-type="float">
            <text:p>0</text:p>
          </table:table-cell>
          <table:table-cell table:style-name="ce1" table:formula="of:=IF(EXACT([.F357];[.$B$3]);[.$D$3];IF(EXACT([.F357];[.$B$4]);[.$D$4];IF(EXACT([.F357];[.$B$5]);[.$D$5];0)))" office:value-type="float" office:value="0" calcext:value-type="float">
            <text:p>0</text:p>
          </table:table-cell>
          <table:table-cell table:style-name="ce2" table:formula="of:=IF(EXACT([.F357];[.$B$3]);[.$E$3];IF(EXACT([.F357];[.$B$4]);[.$E$4];IF(EXACT([.F35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7]/100*[.R357]-[.Q357]/100*[.T357]" office:value-type="float" office:value="0" calcext:value-type="float">
            <text:p>0.00</text:p>
          </table:table-cell>
          <table:table-cell table:style-name="ce9" table:formula="of:=[.G357]/[.H357]*60" office:value-type="string" office:string-value="" calcext:value-type="error">
            <text:p>#DIV/0!</text:p>
          </table:table-cell>
          <table:table-cell table:style-name="ce9" table:formula="of:=[.U357]/[.H35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8]/60" office:value-type="float" office:value="0" calcext:value-type="float">
            <text:p>0.00</text:p>
          </table:table-cell>
          <table:table-cell table:style-name="ce2"/>
          <table:table-cell table:style-name="ce1" table:formula="of:=IF(EXACT([.C358];&quot;Hard&quot;);60;IF(EXACT([.C358];&quot;Medium&quot;);40;IF(EXACT([.C358];&quot;Easy&quot;);20;0)))" office:value-type="float" office:value="0" calcext:value-type="float">
            <text:p>0</text:p>
          </table:table-cell>
          <table:table-cell table:style-name="ce1" table:formula="of:=IF(EXACT([.F358];[.$B$3]);[.$D$3];IF(EXACT([.F358];[.$B$4]);[.$D$4];IF(EXACT([.F358];[.$B$5]);[.$D$5];0)))" office:value-type="float" office:value="0" calcext:value-type="float">
            <text:p>0</text:p>
          </table:table-cell>
          <table:table-cell table:style-name="ce2" table:formula="of:=IF(EXACT([.F358];[.$B$3]);[.$E$3];IF(EXACT([.F358];[.$B$4]);[.$E$4];IF(EXACT([.F35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8]/100*[.R358]-[.Q358]/100*[.T358]" office:value-type="float" office:value="0" calcext:value-type="float">
            <text:p>0.00</text:p>
          </table:table-cell>
          <table:table-cell table:style-name="ce9" table:formula="of:=[.G358]/[.H358]*60" office:value-type="string" office:string-value="" calcext:value-type="error">
            <text:p>#DIV/0!</text:p>
          </table:table-cell>
          <table:table-cell table:style-name="ce9" table:formula="of:=[.U358]/[.H35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59]/60" office:value-type="float" office:value="0" calcext:value-type="float">
            <text:p>0.00</text:p>
          </table:table-cell>
          <table:table-cell table:style-name="ce2"/>
          <table:table-cell table:style-name="ce1" table:formula="of:=IF(EXACT([.C359];&quot;Hard&quot;);60;IF(EXACT([.C359];&quot;Medium&quot;);40;IF(EXACT([.C359];&quot;Easy&quot;);20;0)))" office:value-type="float" office:value="0" calcext:value-type="float">
            <text:p>0</text:p>
          </table:table-cell>
          <table:table-cell table:style-name="ce1" table:formula="of:=IF(EXACT([.F359];[.$B$3]);[.$D$3];IF(EXACT([.F359];[.$B$4]);[.$D$4];IF(EXACT([.F359];[.$B$5]);[.$D$5];0)))" office:value-type="float" office:value="0" calcext:value-type="float">
            <text:p>0</text:p>
          </table:table-cell>
          <table:table-cell table:style-name="ce2" table:formula="of:=IF(EXACT([.F359];[.$B$3]);[.$E$3];IF(EXACT([.F359];[.$B$4]);[.$E$4];IF(EXACT([.F35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59]/100*[.R359]-[.Q359]/100*[.T359]" office:value-type="float" office:value="0" calcext:value-type="float">
            <text:p>0.00</text:p>
          </table:table-cell>
          <table:table-cell table:style-name="ce9" table:formula="of:=[.G359]/[.H359]*60" office:value-type="string" office:string-value="" calcext:value-type="error">
            <text:p>#DIV/0!</text:p>
          </table:table-cell>
          <table:table-cell table:style-name="ce9" table:formula="of:=[.U359]/[.H35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0]/60" office:value-type="float" office:value="0" calcext:value-type="float">
            <text:p>0.00</text:p>
          </table:table-cell>
          <table:table-cell table:style-name="ce2"/>
          <table:table-cell table:style-name="ce1" table:formula="of:=IF(EXACT([.C360];&quot;Hard&quot;);60;IF(EXACT([.C360];&quot;Medium&quot;);40;IF(EXACT([.C360];&quot;Easy&quot;);20;0)))" office:value-type="float" office:value="0" calcext:value-type="float">
            <text:p>0</text:p>
          </table:table-cell>
          <table:table-cell table:style-name="ce1" table:formula="of:=IF(EXACT([.F360];[.$B$3]);[.$D$3];IF(EXACT([.F360];[.$B$4]);[.$D$4];IF(EXACT([.F360];[.$B$5]);[.$D$5];0)))" office:value-type="float" office:value="0" calcext:value-type="float">
            <text:p>0</text:p>
          </table:table-cell>
          <table:table-cell table:style-name="ce2" table:formula="of:=IF(EXACT([.F360];[.$B$3]);[.$E$3];IF(EXACT([.F360];[.$B$4]);[.$E$4];IF(EXACT([.F36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0]/100*[.R360]-[.Q360]/100*[.T360]" office:value-type="float" office:value="0" calcext:value-type="float">
            <text:p>0.00</text:p>
          </table:table-cell>
          <table:table-cell table:style-name="ce9" table:formula="of:=[.G360]/[.H360]*60" office:value-type="string" office:string-value="" calcext:value-type="error">
            <text:p>#DIV/0!</text:p>
          </table:table-cell>
          <table:table-cell table:style-name="ce9" table:formula="of:=[.U360]/[.H36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1]/60" office:value-type="float" office:value="0" calcext:value-type="float">
            <text:p>0.00</text:p>
          </table:table-cell>
          <table:table-cell table:style-name="ce2"/>
          <table:table-cell table:style-name="ce1" table:formula="of:=IF(EXACT([.C361];&quot;Hard&quot;);60;IF(EXACT([.C361];&quot;Medium&quot;);40;IF(EXACT([.C361];&quot;Easy&quot;);20;0)))" office:value-type="float" office:value="0" calcext:value-type="float">
            <text:p>0</text:p>
          </table:table-cell>
          <table:table-cell table:style-name="ce1" table:formula="of:=IF(EXACT([.F361];[.$B$3]);[.$D$3];IF(EXACT([.F361];[.$B$4]);[.$D$4];IF(EXACT([.F361];[.$B$5]);[.$D$5];0)))" office:value-type="float" office:value="0" calcext:value-type="float">
            <text:p>0</text:p>
          </table:table-cell>
          <table:table-cell table:style-name="ce2" table:formula="of:=IF(EXACT([.F361];[.$B$3]);[.$E$3];IF(EXACT([.F361];[.$B$4]);[.$E$4];IF(EXACT([.F36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1]/100*[.R361]-[.Q361]/100*[.T361]" office:value-type="float" office:value="0" calcext:value-type="float">
            <text:p>0.00</text:p>
          </table:table-cell>
          <table:table-cell table:style-name="ce9" table:formula="of:=[.G361]/[.H361]*60" office:value-type="string" office:string-value="" calcext:value-type="error">
            <text:p>#DIV/0!</text:p>
          </table:table-cell>
          <table:table-cell table:style-name="ce9" table:formula="of:=[.U361]/[.H36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2]/60" office:value-type="float" office:value="0" calcext:value-type="float">
            <text:p>0.00</text:p>
          </table:table-cell>
          <table:table-cell table:style-name="ce2"/>
          <table:table-cell table:style-name="ce1" table:formula="of:=IF(EXACT([.C362];&quot;Hard&quot;);60;IF(EXACT([.C362];&quot;Medium&quot;);40;IF(EXACT([.C362];&quot;Easy&quot;);20;0)))" office:value-type="float" office:value="0" calcext:value-type="float">
            <text:p>0</text:p>
          </table:table-cell>
          <table:table-cell table:style-name="ce1" table:formula="of:=IF(EXACT([.F362];[.$B$3]);[.$D$3];IF(EXACT([.F362];[.$B$4]);[.$D$4];IF(EXACT([.F362];[.$B$5]);[.$D$5];0)))" office:value-type="float" office:value="0" calcext:value-type="float">
            <text:p>0</text:p>
          </table:table-cell>
          <table:table-cell table:style-name="ce2" table:formula="of:=IF(EXACT([.F362];[.$B$3]);[.$E$3];IF(EXACT([.F362];[.$B$4]);[.$E$4];IF(EXACT([.F36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2]/100*[.R362]-[.Q362]/100*[.T362]" office:value-type="float" office:value="0" calcext:value-type="float">
            <text:p>0.00</text:p>
          </table:table-cell>
          <table:table-cell table:style-name="ce9" table:formula="of:=[.G362]/[.H362]*60" office:value-type="string" office:string-value="" calcext:value-type="error">
            <text:p>#DIV/0!</text:p>
          </table:table-cell>
          <table:table-cell table:style-name="ce9" table:formula="of:=[.U362]/[.H36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3]/60" office:value-type="float" office:value="0" calcext:value-type="float">
            <text:p>0.00</text:p>
          </table:table-cell>
          <table:table-cell table:style-name="ce2"/>
          <table:table-cell table:style-name="ce1" table:formula="of:=IF(EXACT([.C363];&quot;Hard&quot;);60;IF(EXACT([.C363];&quot;Medium&quot;);40;IF(EXACT([.C363];&quot;Easy&quot;);20;0)))" office:value-type="float" office:value="0" calcext:value-type="float">
            <text:p>0</text:p>
          </table:table-cell>
          <table:table-cell table:style-name="ce1" table:formula="of:=IF(EXACT([.F363];[.$B$3]);[.$D$3];IF(EXACT([.F363];[.$B$4]);[.$D$4];IF(EXACT([.F363];[.$B$5]);[.$D$5];0)))" office:value-type="float" office:value="0" calcext:value-type="float">
            <text:p>0</text:p>
          </table:table-cell>
          <table:table-cell table:style-name="ce2" table:formula="of:=IF(EXACT([.F363];[.$B$3]);[.$E$3];IF(EXACT([.F363];[.$B$4]);[.$E$4];IF(EXACT([.F36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3]/100*[.R363]-[.Q363]/100*[.T363]" office:value-type="float" office:value="0" calcext:value-type="float">
            <text:p>0.00</text:p>
          </table:table-cell>
          <table:table-cell table:style-name="ce9" table:formula="of:=[.G363]/[.H363]*60" office:value-type="string" office:string-value="" calcext:value-type="error">
            <text:p>#DIV/0!</text:p>
          </table:table-cell>
          <table:table-cell table:style-name="ce9" table:formula="of:=[.U363]/[.H36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4]/60" office:value-type="float" office:value="0" calcext:value-type="float">
            <text:p>0.00</text:p>
          </table:table-cell>
          <table:table-cell table:style-name="ce2"/>
          <table:table-cell table:style-name="ce1" table:formula="of:=IF(EXACT([.C364];&quot;Hard&quot;);60;IF(EXACT([.C364];&quot;Medium&quot;);40;IF(EXACT([.C364];&quot;Easy&quot;);20;0)))" office:value-type="float" office:value="0" calcext:value-type="float">
            <text:p>0</text:p>
          </table:table-cell>
          <table:table-cell table:style-name="ce1" table:formula="of:=IF(EXACT([.F364];[.$B$3]);[.$D$3];IF(EXACT([.F364];[.$B$4]);[.$D$4];IF(EXACT([.F364];[.$B$5]);[.$D$5];0)))" office:value-type="float" office:value="0" calcext:value-type="float">
            <text:p>0</text:p>
          </table:table-cell>
          <table:table-cell table:style-name="ce2" table:formula="of:=IF(EXACT([.F364];[.$B$3]);[.$E$3];IF(EXACT([.F364];[.$B$4]);[.$E$4];IF(EXACT([.F36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4]/100*[.R364]-[.Q364]/100*[.T364]" office:value-type="float" office:value="0" calcext:value-type="float">
            <text:p>0.00</text:p>
          </table:table-cell>
          <table:table-cell table:style-name="ce9" table:formula="of:=[.G364]/[.H364]*60" office:value-type="string" office:string-value="" calcext:value-type="error">
            <text:p>#DIV/0!</text:p>
          </table:table-cell>
          <table:table-cell table:style-name="ce9" table:formula="of:=[.U364]/[.H36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5]/60" office:value-type="float" office:value="0" calcext:value-type="float">
            <text:p>0.00</text:p>
          </table:table-cell>
          <table:table-cell table:style-name="ce2"/>
          <table:table-cell table:style-name="ce1" table:formula="of:=IF(EXACT([.C365];&quot;Hard&quot;);60;IF(EXACT([.C365];&quot;Medium&quot;);40;IF(EXACT([.C365];&quot;Easy&quot;);20;0)))" office:value-type="float" office:value="0" calcext:value-type="float">
            <text:p>0</text:p>
          </table:table-cell>
          <table:table-cell table:style-name="ce1" table:formula="of:=IF(EXACT([.F365];[.$B$3]);[.$D$3];IF(EXACT([.F365];[.$B$4]);[.$D$4];IF(EXACT([.F365];[.$B$5]);[.$D$5];0)))" office:value-type="float" office:value="0" calcext:value-type="float">
            <text:p>0</text:p>
          </table:table-cell>
          <table:table-cell table:style-name="ce2" table:formula="of:=IF(EXACT([.F365];[.$B$3]);[.$E$3];IF(EXACT([.F365];[.$B$4]);[.$E$4];IF(EXACT([.F36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5]/100*[.R365]-[.Q365]/100*[.T365]" office:value-type="float" office:value="0" calcext:value-type="float">
            <text:p>0.00</text:p>
          </table:table-cell>
          <table:table-cell table:style-name="ce9" table:formula="of:=[.G365]/[.H365]*60" office:value-type="string" office:string-value="" calcext:value-type="error">
            <text:p>#DIV/0!</text:p>
          </table:table-cell>
          <table:table-cell table:style-name="ce9" table:formula="of:=[.U365]/[.H36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6]/60" office:value-type="float" office:value="0" calcext:value-type="float">
            <text:p>0.00</text:p>
          </table:table-cell>
          <table:table-cell table:style-name="ce2"/>
          <table:table-cell table:style-name="ce1" table:formula="of:=IF(EXACT([.C366];&quot;Hard&quot;);60;IF(EXACT([.C366];&quot;Medium&quot;);40;IF(EXACT([.C366];&quot;Easy&quot;);20;0)))" office:value-type="float" office:value="0" calcext:value-type="float">
            <text:p>0</text:p>
          </table:table-cell>
          <table:table-cell table:style-name="ce1" table:formula="of:=IF(EXACT([.F366];[.$B$3]);[.$D$3];IF(EXACT([.F366];[.$B$4]);[.$D$4];IF(EXACT([.F366];[.$B$5]);[.$D$5];0)))" office:value-type="float" office:value="0" calcext:value-type="float">
            <text:p>0</text:p>
          </table:table-cell>
          <table:table-cell table:style-name="ce2" table:formula="of:=IF(EXACT([.F366];[.$B$3]);[.$E$3];IF(EXACT([.F366];[.$B$4]);[.$E$4];IF(EXACT([.F36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6]/100*[.R366]-[.Q366]/100*[.T366]" office:value-type="float" office:value="0" calcext:value-type="float">
            <text:p>0.00</text:p>
          </table:table-cell>
          <table:table-cell table:style-name="ce9" table:formula="of:=[.G366]/[.H366]*60" office:value-type="string" office:string-value="" calcext:value-type="error">
            <text:p>#DIV/0!</text:p>
          </table:table-cell>
          <table:table-cell table:style-name="ce9" table:formula="of:=[.U366]/[.H36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7]/60" office:value-type="float" office:value="0" calcext:value-type="float">
            <text:p>0.00</text:p>
          </table:table-cell>
          <table:table-cell table:style-name="ce2"/>
          <table:table-cell table:style-name="ce1" table:formula="of:=IF(EXACT([.C367];&quot;Hard&quot;);60;IF(EXACT([.C367];&quot;Medium&quot;);40;IF(EXACT([.C367];&quot;Easy&quot;);20;0)))" office:value-type="float" office:value="0" calcext:value-type="float">
            <text:p>0</text:p>
          </table:table-cell>
          <table:table-cell table:style-name="ce1" table:formula="of:=IF(EXACT([.F367];[.$B$3]);[.$D$3];IF(EXACT([.F367];[.$B$4]);[.$D$4];IF(EXACT([.F367];[.$B$5]);[.$D$5];0)))" office:value-type="float" office:value="0" calcext:value-type="float">
            <text:p>0</text:p>
          </table:table-cell>
          <table:table-cell table:style-name="ce2" table:formula="of:=IF(EXACT([.F367];[.$B$3]);[.$E$3];IF(EXACT([.F367];[.$B$4]);[.$E$4];IF(EXACT([.F36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7]/100*[.R367]-[.Q367]/100*[.T367]" office:value-type="float" office:value="0" calcext:value-type="float">
            <text:p>0.00</text:p>
          </table:table-cell>
          <table:table-cell table:style-name="ce9" table:formula="of:=[.G367]/[.H367]*60" office:value-type="string" office:string-value="" calcext:value-type="error">
            <text:p>#DIV/0!</text:p>
          </table:table-cell>
          <table:table-cell table:style-name="ce9" table:formula="of:=[.U367]/[.H36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8]/60" office:value-type="float" office:value="0" calcext:value-type="float">
            <text:p>0.00</text:p>
          </table:table-cell>
          <table:table-cell table:style-name="ce2"/>
          <table:table-cell table:style-name="ce1" table:formula="of:=IF(EXACT([.C368];&quot;Hard&quot;);60;IF(EXACT([.C368];&quot;Medium&quot;);40;IF(EXACT([.C368];&quot;Easy&quot;);20;0)))" office:value-type="float" office:value="0" calcext:value-type="float">
            <text:p>0</text:p>
          </table:table-cell>
          <table:table-cell table:style-name="ce1" table:formula="of:=IF(EXACT([.F368];[.$B$3]);[.$D$3];IF(EXACT([.F368];[.$B$4]);[.$D$4];IF(EXACT([.F368];[.$B$5]);[.$D$5];0)))" office:value-type="float" office:value="0" calcext:value-type="float">
            <text:p>0</text:p>
          </table:table-cell>
          <table:table-cell table:style-name="ce2" table:formula="of:=IF(EXACT([.F368];[.$B$3]);[.$E$3];IF(EXACT([.F368];[.$B$4]);[.$E$4];IF(EXACT([.F36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8]/100*[.R368]-[.Q368]/100*[.T368]" office:value-type="float" office:value="0" calcext:value-type="float">
            <text:p>0.00</text:p>
          </table:table-cell>
          <table:table-cell table:style-name="ce9" table:formula="of:=[.G368]/[.H368]*60" office:value-type="string" office:string-value="" calcext:value-type="error">
            <text:p>#DIV/0!</text:p>
          </table:table-cell>
          <table:table-cell table:style-name="ce9" table:formula="of:=[.U368]/[.H36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69]/60" office:value-type="float" office:value="0" calcext:value-type="float">
            <text:p>0.00</text:p>
          </table:table-cell>
          <table:table-cell table:style-name="ce2"/>
          <table:table-cell table:style-name="ce1" table:formula="of:=IF(EXACT([.C369];&quot;Hard&quot;);60;IF(EXACT([.C369];&quot;Medium&quot;);40;IF(EXACT([.C369];&quot;Easy&quot;);20;0)))" office:value-type="float" office:value="0" calcext:value-type="float">
            <text:p>0</text:p>
          </table:table-cell>
          <table:table-cell table:style-name="ce1" table:formula="of:=IF(EXACT([.F369];[.$B$3]);[.$D$3];IF(EXACT([.F369];[.$B$4]);[.$D$4];IF(EXACT([.F369];[.$B$5]);[.$D$5];0)))" office:value-type="float" office:value="0" calcext:value-type="float">
            <text:p>0</text:p>
          </table:table-cell>
          <table:table-cell table:style-name="ce2" table:formula="of:=IF(EXACT([.F369];[.$B$3]);[.$E$3];IF(EXACT([.F369];[.$B$4]);[.$E$4];IF(EXACT([.F36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69]/100*[.R369]-[.Q369]/100*[.T369]" office:value-type="float" office:value="0" calcext:value-type="float">
            <text:p>0.00</text:p>
          </table:table-cell>
          <table:table-cell table:style-name="ce9" table:formula="of:=[.G369]/[.H369]*60" office:value-type="string" office:string-value="" calcext:value-type="error">
            <text:p>#DIV/0!</text:p>
          </table:table-cell>
          <table:table-cell table:style-name="ce9" table:formula="of:=[.U369]/[.H36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0]/60" office:value-type="float" office:value="0" calcext:value-type="float">
            <text:p>0.00</text:p>
          </table:table-cell>
          <table:table-cell table:style-name="ce2"/>
          <table:table-cell table:style-name="ce1" table:formula="of:=IF(EXACT([.C370];&quot;Hard&quot;);60;IF(EXACT([.C370];&quot;Medium&quot;);40;IF(EXACT([.C370];&quot;Easy&quot;);20;0)))" office:value-type="float" office:value="0" calcext:value-type="float">
            <text:p>0</text:p>
          </table:table-cell>
          <table:table-cell table:style-name="ce1" table:formula="of:=IF(EXACT([.F370];[.$B$3]);[.$D$3];IF(EXACT([.F370];[.$B$4]);[.$D$4];IF(EXACT([.F370];[.$B$5]);[.$D$5];0)))" office:value-type="float" office:value="0" calcext:value-type="float">
            <text:p>0</text:p>
          </table:table-cell>
          <table:table-cell table:style-name="ce2" table:formula="of:=IF(EXACT([.F370];[.$B$3]);[.$E$3];IF(EXACT([.F370];[.$B$4]);[.$E$4];IF(EXACT([.F37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0]/100*[.R370]-[.Q370]/100*[.T370]" office:value-type="float" office:value="0" calcext:value-type="float">
            <text:p>0.00</text:p>
          </table:table-cell>
          <table:table-cell table:style-name="ce9" table:formula="of:=[.G370]/[.H370]*60" office:value-type="string" office:string-value="" calcext:value-type="error">
            <text:p>#DIV/0!</text:p>
          </table:table-cell>
          <table:table-cell table:style-name="ce9" table:formula="of:=[.U370]/[.H37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1]/60" office:value-type="float" office:value="0" calcext:value-type="float">
            <text:p>0.00</text:p>
          </table:table-cell>
          <table:table-cell table:style-name="ce2"/>
          <table:table-cell table:style-name="ce1" table:formula="of:=IF(EXACT([.C371];&quot;Hard&quot;);60;IF(EXACT([.C371];&quot;Medium&quot;);40;IF(EXACT([.C371];&quot;Easy&quot;);20;0)))" office:value-type="float" office:value="0" calcext:value-type="float">
            <text:p>0</text:p>
          </table:table-cell>
          <table:table-cell table:style-name="ce1" table:formula="of:=IF(EXACT([.F371];[.$B$3]);[.$D$3];IF(EXACT([.F371];[.$B$4]);[.$D$4];IF(EXACT([.F371];[.$B$5]);[.$D$5];0)))" office:value-type="float" office:value="0" calcext:value-type="float">
            <text:p>0</text:p>
          </table:table-cell>
          <table:table-cell table:style-name="ce2" table:formula="of:=IF(EXACT([.F371];[.$B$3]);[.$E$3];IF(EXACT([.F371];[.$B$4]);[.$E$4];IF(EXACT([.F37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1]/100*[.R371]-[.Q371]/100*[.T371]" office:value-type="float" office:value="0" calcext:value-type="float">
            <text:p>0.00</text:p>
          </table:table-cell>
          <table:table-cell table:style-name="ce9" table:formula="of:=[.G371]/[.H371]*60" office:value-type="string" office:string-value="" calcext:value-type="error">
            <text:p>#DIV/0!</text:p>
          </table:table-cell>
          <table:table-cell table:style-name="ce9" table:formula="of:=[.U371]/[.H37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2]/60" office:value-type="float" office:value="0" calcext:value-type="float">
            <text:p>0.00</text:p>
          </table:table-cell>
          <table:table-cell table:style-name="ce2"/>
          <table:table-cell table:style-name="ce1" table:formula="of:=IF(EXACT([.C372];&quot;Hard&quot;);60;IF(EXACT([.C372];&quot;Medium&quot;);40;IF(EXACT([.C372];&quot;Easy&quot;);20;0)))" office:value-type="float" office:value="0" calcext:value-type="float">
            <text:p>0</text:p>
          </table:table-cell>
          <table:table-cell table:style-name="ce1" table:formula="of:=IF(EXACT([.F372];[.$B$3]);[.$D$3];IF(EXACT([.F372];[.$B$4]);[.$D$4];IF(EXACT([.F372];[.$B$5]);[.$D$5];0)))" office:value-type="float" office:value="0" calcext:value-type="float">
            <text:p>0</text:p>
          </table:table-cell>
          <table:table-cell table:style-name="ce2" table:formula="of:=IF(EXACT([.F372];[.$B$3]);[.$E$3];IF(EXACT([.F372];[.$B$4]);[.$E$4];IF(EXACT([.F37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2]/100*[.R372]-[.Q372]/100*[.T372]" office:value-type="float" office:value="0" calcext:value-type="float">
            <text:p>0.00</text:p>
          </table:table-cell>
          <table:table-cell table:style-name="ce9" table:formula="of:=[.G372]/[.H372]*60" office:value-type="string" office:string-value="" calcext:value-type="error">
            <text:p>#DIV/0!</text:p>
          </table:table-cell>
          <table:table-cell table:style-name="ce9" table:formula="of:=[.U372]/[.H37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3]/60" office:value-type="float" office:value="0" calcext:value-type="float">
            <text:p>0.00</text:p>
          </table:table-cell>
          <table:table-cell table:style-name="ce2"/>
          <table:table-cell table:style-name="ce1" table:formula="of:=IF(EXACT([.C373];&quot;Hard&quot;);60;IF(EXACT([.C373];&quot;Medium&quot;);40;IF(EXACT([.C373];&quot;Easy&quot;);20;0)))" office:value-type="float" office:value="0" calcext:value-type="float">
            <text:p>0</text:p>
          </table:table-cell>
          <table:table-cell table:style-name="ce1" table:formula="of:=IF(EXACT([.F373];[.$B$3]);[.$D$3];IF(EXACT([.F373];[.$B$4]);[.$D$4];IF(EXACT([.F373];[.$B$5]);[.$D$5];0)))" office:value-type="float" office:value="0" calcext:value-type="float">
            <text:p>0</text:p>
          </table:table-cell>
          <table:table-cell table:style-name="ce2" table:formula="of:=IF(EXACT([.F373];[.$B$3]);[.$E$3];IF(EXACT([.F373];[.$B$4]);[.$E$4];IF(EXACT([.F37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3]/100*[.R373]-[.Q373]/100*[.T373]" office:value-type="float" office:value="0" calcext:value-type="float">
            <text:p>0.00</text:p>
          </table:table-cell>
          <table:table-cell table:style-name="ce9" table:formula="of:=[.G373]/[.H373]*60" office:value-type="string" office:string-value="" calcext:value-type="error">
            <text:p>#DIV/0!</text:p>
          </table:table-cell>
          <table:table-cell table:style-name="ce9" table:formula="of:=[.U373]/[.H37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4]/60" office:value-type="float" office:value="0" calcext:value-type="float">
            <text:p>0.00</text:p>
          </table:table-cell>
          <table:table-cell table:style-name="ce2"/>
          <table:table-cell table:style-name="ce1" table:formula="of:=IF(EXACT([.C374];&quot;Hard&quot;);60;IF(EXACT([.C374];&quot;Medium&quot;);40;IF(EXACT([.C374];&quot;Easy&quot;);20;0)))" office:value-type="float" office:value="0" calcext:value-type="float">
            <text:p>0</text:p>
          </table:table-cell>
          <table:table-cell table:style-name="ce1" table:formula="of:=IF(EXACT([.F374];[.$B$3]);[.$D$3];IF(EXACT([.F374];[.$B$4]);[.$D$4];IF(EXACT([.F374];[.$B$5]);[.$D$5];0)))" office:value-type="float" office:value="0" calcext:value-type="float">
            <text:p>0</text:p>
          </table:table-cell>
          <table:table-cell table:style-name="ce2" table:formula="of:=IF(EXACT([.F374];[.$B$3]);[.$E$3];IF(EXACT([.F374];[.$B$4]);[.$E$4];IF(EXACT([.F37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4]/100*[.R374]-[.Q374]/100*[.T374]" office:value-type="float" office:value="0" calcext:value-type="float">
            <text:p>0.00</text:p>
          </table:table-cell>
          <table:table-cell table:style-name="ce9" table:formula="of:=[.G374]/[.H374]*60" office:value-type="string" office:string-value="" calcext:value-type="error">
            <text:p>#DIV/0!</text:p>
          </table:table-cell>
          <table:table-cell table:style-name="ce9" table:formula="of:=[.U374]/[.H37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5]/60" office:value-type="float" office:value="0" calcext:value-type="float">
            <text:p>0.00</text:p>
          </table:table-cell>
          <table:table-cell table:style-name="ce2"/>
          <table:table-cell table:style-name="ce1" table:formula="of:=IF(EXACT([.C375];&quot;Hard&quot;);60;IF(EXACT([.C375];&quot;Medium&quot;);40;IF(EXACT([.C375];&quot;Easy&quot;);20;0)))" office:value-type="float" office:value="0" calcext:value-type="float">
            <text:p>0</text:p>
          </table:table-cell>
          <table:table-cell table:style-name="ce1" table:formula="of:=IF(EXACT([.F375];[.$B$3]);[.$D$3];IF(EXACT([.F375];[.$B$4]);[.$D$4];IF(EXACT([.F375];[.$B$5]);[.$D$5];0)))" office:value-type="float" office:value="0" calcext:value-type="float">
            <text:p>0</text:p>
          </table:table-cell>
          <table:table-cell table:style-name="ce2" table:formula="of:=IF(EXACT([.F375];[.$B$3]);[.$E$3];IF(EXACT([.F375];[.$B$4]);[.$E$4];IF(EXACT([.F37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5]/100*[.R375]-[.Q375]/100*[.T375]" office:value-type="float" office:value="0" calcext:value-type="float">
            <text:p>0.00</text:p>
          </table:table-cell>
          <table:table-cell table:style-name="ce9" table:formula="of:=[.G375]/[.H375]*60" office:value-type="string" office:string-value="" calcext:value-type="error">
            <text:p>#DIV/0!</text:p>
          </table:table-cell>
          <table:table-cell table:style-name="ce9" table:formula="of:=[.U375]/[.H37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6]/60" office:value-type="float" office:value="0" calcext:value-type="float">
            <text:p>0.00</text:p>
          </table:table-cell>
          <table:table-cell table:style-name="ce2"/>
          <table:table-cell table:style-name="ce1" table:formula="of:=IF(EXACT([.C376];&quot;Hard&quot;);60;IF(EXACT([.C376];&quot;Medium&quot;);40;IF(EXACT([.C376];&quot;Easy&quot;);20;0)))" office:value-type="float" office:value="0" calcext:value-type="float">
            <text:p>0</text:p>
          </table:table-cell>
          <table:table-cell table:style-name="ce1" table:formula="of:=IF(EXACT([.F376];[.$B$3]);[.$D$3];IF(EXACT([.F376];[.$B$4]);[.$D$4];IF(EXACT([.F376];[.$B$5]);[.$D$5];0)))" office:value-type="float" office:value="0" calcext:value-type="float">
            <text:p>0</text:p>
          </table:table-cell>
          <table:table-cell table:style-name="ce2" table:formula="of:=IF(EXACT([.F376];[.$B$3]);[.$E$3];IF(EXACT([.F376];[.$B$4]);[.$E$4];IF(EXACT([.F37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6]/100*[.R376]-[.Q376]/100*[.T376]" office:value-type="float" office:value="0" calcext:value-type="float">
            <text:p>0.00</text:p>
          </table:table-cell>
          <table:table-cell table:style-name="ce9" table:formula="of:=[.G376]/[.H376]*60" office:value-type="string" office:string-value="" calcext:value-type="error">
            <text:p>#DIV/0!</text:p>
          </table:table-cell>
          <table:table-cell table:style-name="ce9" table:formula="of:=[.U376]/[.H37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7]/60" office:value-type="float" office:value="0" calcext:value-type="float">
            <text:p>0.00</text:p>
          </table:table-cell>
          <table:table-cell table:style-name="ce2"/>
          <table:table-cell table:style-name="ce1" table:formula="of:=IF(EXACT([.C377];&quot;Hard&quot;);60;IF(EXACT([.C377];&quot;Medium&quot;);40;IF(EXACT([.C377];&quot;Easy&quot;);20;0)))" office:value-type="float" office:value="0" calcext:value-type="float">
            <text:p>0</text:p>
          </table:table-cell>
          <table:table-cell table:style-name="ce1" table:formula="of:=IF(EXACT([.F377];[.$B$3]);[.$D$3];IF(EXACT([.F377];[.$B$4]);[.$D$4];IF(EXACT([.F377];[.$B$5]);[.$D$5];0)))" office:value-type="float" office:value="0" calcext:value-type="float">
            <text:p>0</text:p>
          </table:table-cell>
          <table:table-cell table:style-name="ce2" table:formula="of:=IF(EXACT([.F377];[.$B$3]);[.$E$3];IF(EXACT([.F377];[.$B$4]);[.$E$4];IF(EXACT([.F37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7]/100*[.R377]-[.Q377]/100*[.T377]" office:value-type="float" office:value="0" calcext:value-type="float">
            <text:p>0.00</text:p>
          </table:table-cell>
          <table:table-cell table:style-name="ce9" table:formula="of:=[.G377]/[.H377]*60" office:value-type="string" office:string-value="" calcext:value-type="error">
            <text:p>#DIV/0!</text:p>
          </table:table-cell>
          <table:table-cell table:style-name="ce9" table:formula="of:=[.U377]/[.H37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8]/60" office:value-type="float" office:value="0" calcext:value-type="float">
            <text:p>0.00</text:p>
          </table:table-cell>
          <table:table-cell table:style-name="ce2"/>
          <table:table-cell table:style-name="ce1" table:formula="of:=IF(EXACT([.C378];&quot;Hard&quot;);60;IF(EXACT([.C378];&quot;Medium&quot;);40;IF(EXACT([.C378];&quot;Easy&quot;);20;0)))" office:value-type="float" office:value="0" calcext:value-type="float">
            <text:p>0</text:p>
          </table:table-cell>
          <table:table-cell table:style-name="ce1" table:formula="of:=IF(EXACT([.F378];[.$B$3]);[.$D$3];IF(EXACT([.F378];[.$B$4]);[.$D$4];IF(EXACT([.F378];[.$B$5]);[.$D$5];0)))" office:value-type="float" office:value="0" calcext:value-type="float">
            <text:p>0</text:p>
          </table:table-cell>
          <table:table-cell table:style-name="ce2" table:formula="of:=IF(EXACT([.F378];[.$B$3]);[.$E$3];IF(EXACT([.F378];[.$B$4]);[.$E$4];IF(EXACT([.F37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8]/100*[.R378]-[.Q378]/100*[.T378]" office:value-type="float" office:value="0" calcext:value-type="float">
            <text:p>0.00</text:p>
          </table:table-cell>
          <table:table-cell table:style-name="ce9" table:formula="of:=[.G378]/[.H378]*60" office:value-type="string" office:string-value="" calcext:value-type="error">
            <text:p>#DIV/0!</text:p>
          </table:table-cell>
          <table:table-cell table:style-name="ce9" table:formula="of:=[.U378]/[.H37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79]/60" office:value-type="float" office:value="0" calcext:value-type="float">
            <text:p>0.00</text:p>
          </table:table-cell>
          <table:table-cell table:style-name="ce2"/>
          <table:table-cell table:style-name="ce1" table:formula="of:=IF(EXACT([.C379];&quot;Hard&quot;);60;IF(EXACT([.C379];&quot;Medium&quot;);40;IF(EXACT([.C379];&quot;Easy&quot;);20;0)))" office:value-type="float" office:value="0" calcext:value-type="float">
            <text:p>0</text:p>
          </table:table-cell>
          <table:table-cell table:style-name="ce1" table:formula="of:=IF(EXACT([.F379];[.$B$3]);[.$D$3];IF(EXACT([.F379];[.$B$4]);[.$D$4];IF(EXACT([.F379];[.$B$5]);[.$D$5];0)))" office:value-type="float" office:value="0" calcext:value-type="float">
            <text:p>0</text:p>
          </table:table-cell>
          <table:table-cell table:style-name="ce2" table:formula="of:=IF(EXACT([.F379];[.$B$3]);[.$E$3];IF(EXACT([.F379];[.$B$4]);[.$E$4];IF(EXACT([.F37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79]/100*[.R379]-[.Q379]/100*[.T379]" office:value-type="float" office:value="0" calcext:value-type="float">
            <text:p>0.00</text:p>
          </table:table-cell>
          <table:table-cell table:style-name="ce9" table:formula="of:=[.G379]/[.H379]*60" office:value-type="string" office:string-value="" calcext:value-type="error">
            <text:p>#DIV/0!</text:p>
          </table:table-cell>
          <table:table-cell table:style-name="ce9" table:formula="of:=[.U379]/[.H37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80]/60" office:value-type="float" office:value="0" calcext:value-type="float">
            <text:p>0.00</text:p>
          </table:table-cell>
          <table:table-cell table:style-name="ce2"/>
          <table:table-cell table:style-name="ce1" table:formula="of:=IF(EXACT([.C380];&quot;Hard&quot;);60;IF(EXACT([.C380];&quot;Medium&quot;);40;IF(EXACT([.C380];&quot;Easy&quot;);20;0)))" office:value-type="float" office:value="0" calcext:value-type="float">
            <text:p>0</text:p>
          </table:table-cell>
          <table:table-cell table:style-name="ce1" table:formula="of:=IF(EXACT([.F380];[.$B$3]);[.$D$3];IF(EXACT([.F380];[.$B$4]);[.$D$4];IF(EXACT([.F380];[.$B$5]);[.$D$5];0)))" office:value-type="float" office:value="0" calcext:value-type="float">
            <text:p>0</text:p>
          </table:table-cell>
          <table:table-cell table:style-name="ce2" table:formula="of:=IF(EXACT([.F380];[.$B$3]);[.$E$3];IF(EXACT([.F380];[.$B$4]);[.$E$4];IF(EXACT([.F38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0]/100*[.R380]-[.Q380]/100*[.T380]" office:value-type="float" office:value="0" calcext:value-type="float">
            <text:p>0.00</text:p>
          </table:table-cell>
          <table:table-cell table:style-name="ce9" table:formula="of:=[.G380]/[.H380]*60" office:value-type="string" office:string-value="" calcext:value-type="error">
            <text:p>#DIV/0!</text:p>
          </table:table-cell>
          <table:table-cell table:style-name="ce9" table:formula="of:=[.U380]/[.H38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 table:number-columns-repeated="5"/>
          <table:table-cell table:style-name="ce2"/>
          <table:table-cell table:style-name="ce9" table:formula="of:=[.H381]/60" office:value-type="float" office:value="0" calcext:value-type="float">
            <text:p>0.00</text:p>
          </table:table-cell>
          <table:table-cell table:style-name="ce2"/>
          <table:table-cell table:style-name="ce1" table:formula="of:=IF(EXACT([.C381];&quot;Hard&quot;);60;IF(EXACT([.C381];&quot;Medium&quot;);40;IF(EXACT([.C381];&quot;Easy&quot;);20;0)))" office:value-type="float" office:value="0" calcext:value-type="float">
            <text:p>0</text:p>
          </table:table-cell>
          <table:table-cell table:style-name="ce1" table:formula="of:=IF(EXACT([.F381];[.$B$3]);[.$D$3];IF(EXACT([.F381];[.$B$4]);[.$D$4];IF(EXACT([.F381];[.$B$5]);[.$D$5];0)))" office:value-type="float" office:value="0" calcext:value-type="float">
            <text:p>0</text:p>
          </table:table-cell>
          <table:table-cell table:style-name="ce2" table:formula="of:=IF(EXACT([.F381];[.$B$3]);[.$E$3];IF(EXACT([.F381];[.$B$4]);[.$E$4];IF(EXACT([.F38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1]/100*[.R381]-[.Q381]/100*[.T381]" office:value-type="float" office:value="0" calcext:value-type="float">
            <text:p>0.00</text:p>
          </table:table-cell>
          <table:table-cell table:style-name="ce9" table:formula="of:=[.G381]/[.H381]*60" office:value-type="string" office:string-value="" calcext:value-type="error">
            <text:p>#DIV/0!</text:p>
          </table:table-cell>
          <table:table-cell table:style-name="ce9" table:formula="of:=[.U381]/[.H38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2]/60" office:value-type="float" office:value="0" calcext:value-type="float">
            <text:p>0.00</text:p>
          </table:table-cell>
          <table:table-cell table:style-name="ce2"/>
          <table:table-cell table:style-name="ce1" table:formula="of:=IF(EXACT([.C382];&quot;Hard&quot;);60;IF(EXACT([.C382];&quot;Medium&quot;);40;IF(EXACT([.C382];&quot;Easy&quot;);20;0)))" office:value-type="float" office:value="0" calcext:value-type="float">
            <text:p>0</text:p>
          </table:table-cell>
          <table:table-cell table:style-name="ce1" table:formula="of:=IF(EXACT([.F382];[.$B$3]);[.$D$3];IF(EXACT([.F382];[.$B$4]);[.$D$4];IF(EXACT([.F382];[.$B$5]);[.$D$5];0)))" office:value-type="float" office:value="0" calcext:value-type="float">
            <text:p>0</text:p>
          </table:table-cell>
          <table:table-cell table:style-name="ce2" table:formula="of:=IF(EXACT([.F382];[.$B$3]);[.$E$3];IF(EXACT([.F382];[.$B$4]);[.$E$4];IF(EXACT([.F38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2]/100*[.R382]-[.Q382]/100*[.T382]" office:value-type="float" office:value="0" calcext:value-type="float">
            <text:p>0.00</text:p>
          </table:table-cell>
          <table:table-cell table:style-name="ce9" table:formula="of:=[.G382]/[.H382]*60" office:value-type="string" office:string-value="" calcext:value-type="error">
            <text:p>#DIV/0!</text:p>
          </table:table-cell>
          <table:table-cell table:style-name="ce9" table:formula="of:=[.U382]/[.H38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3]/60" office:value-type="float" office:value="0" calcext:value-type="float">
            <text:p>0.00</text:p>
          </table:table-cell>
          <table:table-cell table:style-name="ce2"/>
          <table:table-cell table:style-name="ce1" table:formula="of:=IF(EXACT([.C383];&quot;Hard&quot;);60;IF(EXACT([.C383];&quot;Medium&quot;);40;IF(EXACT([.C383];&quot;Easy&quot;);20;0)))" office:value-type="float" office:value="0" calcext:value-type="float">
            <text:p>0</text:p>
          </table:table-cell>
          <table:table-cell table:style-name="ce1" table:formula="of:=IF(EXACT([.F383];[.$B$3]);[.$D$3];IF(EXACT([.F383];[.$B$4]);[.$D$4];IF(EXACT([.F383];[.$B$5]);[.$D$5];0)))" office:value-type="float" office:value="0" calcext:value-type="float">
            <text:p>0</text:p>
          </table:table-cell>
          <table:table-cell table:style-name="ce2" table:formula="of:=IF(EXACT([.F383];[.$B$3]);[.$E$3];IF(EXACT([.F383];[.$B$4]);[.$E$4];IF(EXACT([.F38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3]/100*[.R383]-[.Q383]/100*[.T383]" office:value-type="float" office:value="0" calcext:value-type="float">
            <text:p>0.00</text:p>
          </table:table-cell>
          <table:table-cell table:style-name="ce9" table:formula="of:=[.G383]/[.H383]*60" office:value-type="string" office:string-value="" calcext:value-type="error">
            <text:p>#DIV/0!</text:p>
          </table:table-cell>
          <table:table-cell table:style-name="ce9" table:formula="of:=[.U383]/[.H38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4]/60" office:value-type="float" office:value="0" calcext:value-type="float">
            <text:p>0.00</text:p>
          </table:table-cell>
          <table:table-cell table:style-name="ce2"/>
          <table:table-cell table:style-name="ce1" table:formula="of:=IF(EXACT([.C384];&quot;Hard&quot;);60;IF(EXACT([.C384];&quot;Medium&quot;);40;IF(EXACT([.C384];&quot;Easy&quot;);20;0)))" office:value-type="float" office:value="0" calcext:value-type="float">
            <text:p>0</text:p>
          </table:table-cell>
          <table:table-cell table:style-name="ce1" table:formula="of:=IF(EXACT([.F384];[.$B$3]);[.$D$3];IF(EXACT([.F384];[.$B$4]);[.$D$4];IF(EXACT([.F384];[.$B$5]);[.$D$5];0)))" office:value-type="float" office:value="0" calcext:value-type="float">
            <text:p>0</text:p>
          </table:table-cell>
          <table:table-cell table:style-name="ce2" table:formula="of:=IF(EXACT([.F384];[.$B$3]);[.$E$3];IF(EXACT([.F384];[.$B$4]);[.$E$4];IF(EXACT([.F38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4]/100*[.R384]-[.Q384]/100*[.T384]" office:value-type="float" office:value="0" calcext:value-type="float">
            <text:p>0.00</text:p>
          </table:table-cell>
          <table:table-cell table:style-name="ce9" table:formula="of:=[.G384]/[.H384]*60" office:value-type="string" office:string-value="" calcext:value-type="error">
            <text:p>#DIV/0!</text:p>
          </table:table-cell>
          <table:table-cell table:style-name="ce9" table:formula="of:=[.U384]/[.H38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5]/60" office:value-type="float" office:value="0" calcext:value-type="float">
            <text:p>0.00</text:p>
          </table:table-cell>
          <table:table-cell table:style-name="ce2"/>
          <table:table-cell table:style-name="ce1" table:formula="of:=IF(EXACT([.C385];&quot;Hard&quot;);60;IF(EXACT([.C385];&quot;Medium&quot;);40;IF(EXACT([.C385];&quot;Easy&quot;);20;0)))" office:value-type="float" office:value="0" calcext:value-type="float">
            <text:p>0</text:p>
          </table:table-cell>
          <table:table-cell table:style-name="ce1" table:formula="of:=IF(EXACT([.F385];[.$B$3]);[.$D$3];IF(EXACT([.F385];[.$B$4]);[.$D$4];IF(EXACT([.F385];[.$B$5]);[.$D$5];0)))" office:value-type="float" office:value="0" calcext:value-type="float">
            <text:p>0</text:p>
          </table:table-cell>
          <table:table-cell table:style-name="ce2" table:formula="of:=IF(EXACT([.F385];[.$B$3]);[.$E$3];IF(EXACT([.F385];[.$B$4]);[.$E$4];IF(EXACT([.F38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5]/100*[.R385]-[.Q385]/100*[.T385]" office:value-type="float" office:value="0" calcext:value-type="float">
            <text:p>0.00</text:p>
          </table:table-cell>
          <table:table-cell table:style-name="ce9" table:formula="of:=[.G385]/[.H385]*60" office:value-type="string" office:string-value="" calcext:value-type="error">
            <text:p>#DIV/0!</text:p>
          </table:table-cell>
          <table:table-cell table:style-name="ce9" table:formula="of:=[.U385]/[.H38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6]/60" office:value-type="float" office:value="0" calcext:value-type="float">
            <text:p>0.00</text:p>
          </table:table-cell>
          <table:table-cell table:style-name="ce2"/>
          <table:table-cell table:style-name="ce1" table:formula="of:=IF(EXACT([.C386];&quot;Hard&quot;);60;IF(EXACT([.C386];&quot;Medium&quot;);40;IF(EXACT([.C386];&quot;Easy&quot;);20;0)))" office:value-type="float" office:value="0" calcext:value-type="float">
            <text:p>0</text:p>
          </table:table-cell>
          <table:table-cell table:style-name="ce1" table:formula="of:=IF(EXACT([.F386];[.$B$3]);[.$D$3];IF(EXACT([.F386];[.$B$4]);[.$D$4];IF(EXACT([.F386];[.$B$5]);[.$D$5];0)))" office:value-type="float" office:value="0" calcext:value-type="float">
            <text:p>0</text:p>
          </table:table-cell>
          <table:table-cell table:style-name="ce2" table:formula="of:=IF(EXACT([.F386];[.$B$3]);[.$E$3];IF(EXACT([.F386];[.$B$4]);[.$E$4];IF(EXACT([.F38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6]/100*[.R386]-[.Q386]/100*[.T386]" office:value-type="float" office:value="0" calcext:value-type="float">
            <text:p>0.00</text:p>
          </table:table-cell>
          <table:table-cell table:style-name="ce9" table:formula="of:=[.G386]/[.H386]*60" office:value-type="string" office:string-value="" calcext:value-type="error">
            <text:p>#DIV/0!</text:p>
          </table:table-cell>
          <table:table-cell table:style-name="ce9" table:formula="of:=[.U386]/[.H38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7]/60" office:value-type="float" office:value="0" calcext:value-type="float">
            <text:p>0.00</text:p>
          </table:table-cell>
          <table:table-cell table:style-name="ce2"/>
          <table:table-cell table:style-name="ce1" table:formula="of:=IF(EXACT([.C387];&quot;Hard&quot;);60;IF(EXACT([.C387];&quot;Medium&quot;);40;IF(EXACT([.C387];&quot;Easy&quot;);20;0)))" office:value-type="float" office:value="0" calcext:value-type="float">
            <text:p>0</text:p>
          </table:table-cell>
          <table:table-cell table:style-name="ce1" table:formula="of:=IF(EXACT([.F387];[.$B$3]);[.$D$3];IF(EXACT([.F387];[.$B$4]);[.$D$4];IF(EXACT([.F387];[.$B$5]);[.$D$5];0)))" office:value-type="float" office:value="0" calcext:value-type="float">
            <text:p>0</text:p>
          </table:table-cell>
          <table:table-cell table:style-name="ce2" table:formula="of:=IF(EXACT([.F387];[.$B$3]);[.$E$3];IF(EXACT([.F387];[.$B$4]);[.$E$4];IF(EXACT([.F38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7]/100*[.R387]-[.Q387]/100*[.T387]" office:value-type="float" office:value="0" calcext:value-type="float">
            <text:p>0.00</text:p>
          </table:table-cell>
          <table:table-cell table:style-name="ce9" table:formula="of:=[.G387]/[.H387]*60" office:value-type="string" office:string-value="" calcext:value-type="error">
            <text:p>#DIV/0!</text:p>
          </table:table-cell>
          <table:table-cell table:style-name="ce9" table:formula="of:=[.U387]/[.H38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8]/60" office:value-type="float" office:value="0" calcext:value-type="float">
            <text:p>0.00</text:p>
          </table:table-cell>
          <table:table-cell table:style-name="ce2"/>
          <table:table-cell table:style-name="ce1" table:formula="of:=IF(EXACT([.C388];&quot;Hard&quot;);60;IF(EXACT([.C388];&quot;Medium&quot;);40;IF(EXACT([.C388];&quot;Easy&quot;);20;0)))" office:value-type="float" office:value="0" calcext:value-type="float">
            <text:p>0</text:p>
          </table:table-cell>
          <table:table-cell table:style-name="ce1" table:formula="of:=IF(EXACT([.F388];[.$B$3]);[.$D$3];IF(EXACT([.F388];[.$B$4]);[.$D$4];IF(EXACT([.F388];[.$B$5]);[.$D$5];0)))" office:value-type="float" office:value="0" calcext:value-type="float">
            <text:p>0</text:p>
          </table:table-cell>
          <table:table-cell table:style-name="ce2" table:formula="of:=IF(EXACT([.F388];[.$B$3]);[.$E$3];IF(EXACT([.F388];[.$B$4]);[.$E$4];IF(EXACT([.F38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8]/100*[.R388]-[.Q388]/100*[.T388]" office:value-type="float" office:value="0" calcext:value-type="float">
            <text:p>0.00</text:p>
          </table:table-cell>
          <table:table-cell table:style-name="ce9" table:formula="of:=[.G388]/[.H388]*60" office:value-type="string" office:string-value="" calcext:value-type="error">
            <text:p>#DIV/0!</text:p>
          </table:table-cell>
          <table:table-cell table:style-name="ce9" table:formula="of:=[.U388]/[.H38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89]/60" office:value-type="float" office:value="0" calcext:value-type="float">
            <text:p>0.00</text:p>
          </table:table-cell>
          <table:table-cell table:style-name="ce2"/>
          <table:table-cell table:style-name="ce1" table:formula="of:=IF(EXACT([.C389];&quot;Hard&quot;);60;IF(EXACT([.C389];&quot;Medium&quot;);40;IF(EXACT([.C389];&quot;Easy&quot;);20;0)))" office:value-type="float" office:value="0" calcext:value-type="float">
            <text:p>0</text:p>
          </table:table-cell>
          <table:table-cell table:style-name="ce1" table:formula="of:=IF(EXACT([.F389];[.$B$3]);[.$D$3];IF(EXACT([.F389];[.$B$4]);[.$D$4];IF(EXACT([.F389];[.$B$5]);[.$D$5];0)))" office:value-type="float" office:value="0" calcext:value-type="float">
            <text:p>0</text:p>
          </table:table-cell>
          <table:table-cell table:style-name="ce2" table:formula="of:=IF(EXACT([.F389];[.$B$3]);[.$E$3];IF(EXACT([.F389];[.$B$4]);[.$E$4];IF(EXACT([.F38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89]/100*[.R389]-[.Q389]/100*[.T389]" office:value-type="float" office:value="0" calcext:value-type="float">
            <text:p>0.00</text:p>
          </table:table-cell>
          <table:table-cell table:style-name="ce9" table:formula="of:=[.G389]/[.H389]*60" office:value-type="string" office:string-value="" calcext:value-type="error">
            <text:p>#DIV/0!</text:p>
          </table:table-cell>
          <table:table-cell table:style-name="ce9" table:formula="of:=[.U389]/[.H38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0]/60" office:value-type="float" office:value="0" calcext:value-type="float">
            <text:p>0.00</text:p>
          </table:table-cell>
          <table:table-cell table:style-name="ce2"/>
          <table:table-cell table:style-name="ce1" table:formula="of:=IF(EXACT([.C390];&quot;Hard&quot;);60;IF(EXACT([.C390];&quot;Medium&quot;);40;IF(EXACT([.C390];&quot;Easy&quot;);20;0)))" office:value-type="float" office:value="0" calcext:value-type="float">
            <text:p>0</text:p>
          </table:table-cell>
          <table:table-cell table:style-name="ce1" table:formula="of:=IF(EXACT([.F390];[.$B$3]);[.$D$3];IF(EXACT([.F390];[.$B$4]);[.$D$4];IF(EXACT([.F390];[.$B$5]);[.$D$5];0)))" office:value-type="float" office:value="0" calcext:value-type="float">
            <text:p>0</text:p>
          </table:table-cell>
          <table:table-cell table:style-name="ce2" table:formula="of:=IF(EXACT([.F390];[.$B$3]);[.$E$3];IF(EXACT([.F390];[.$B$4]);[.$E$4];IF(EXACT([.F39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0]/100*[.R390]-[.Q390]/100*[.T390]" office:value-type="float" office:value="0" calcext:value-type="float">
            <text:p>0.00</text:p>
          </table:table-cell>
          <table:table-cell table:style-name="ce9" table:formula="of:=[.G390]/[.H390]*60" office:value-type="string" office:string-value="" calcext:value-type="error">
            <text:p>#DIV/0!</text:p>
          </table:table-cell>
          <table:table-cell table:style-name="ce9" table:formula="of:=[.U390]/[.H39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1]/60" office:value-type="float" office:value="0" calcext:value-type="float">
            <text:p>0.00</text:p>
          </table:table-cell>
          <table:table-cell table:style-name="ce2"/>
          <table:table-cell table:style-name="ce1" table:formula="of:=IF(EXACT([.C391];&quot;Hard&quot;);60;IF(EXACT([.C391];&quot;Medium&quot;);40;IF(EXACT([.C391];&quot;Easy&quot;);20;0)))" office:value-type="float" office:value="0" calcext:value-type="float">
            <text:p>0</text:p>
          </table:table-cell>
          <table:table-cell table:style-name="ce1" table:formula="of:=IF(EXACT([.F391];[.$B$3]);[.$D$3];IF(EXACT([.F391];[.$B$4]);[.$D$4];IF(EXACT([.F391];[.$B$5]);[.$D$5];0)))" office:value-type="float" office:value="0" calcext:value-type="float">
            <text:p>0</text:p>
          </table:table-cell>
          <table:table-cell table:style-name="ce2" table:formula="of:=IF(EXACT([.F391];[.$B$3]);[.$E$3];IF(EXACT([.F391];[.$B$4]);[.$E$4];IF(EXACT([.F39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1]/100*[.R391]-[.Q391]/100*[.T391]" office:value-type="float" office:value="0" calcext:value-type="float">
            <text:p>0.00</text:p>
          </table:table-cell>
          <table:table-cell table:style-name="ce9" table:formula="of:=[.G391]/[.H391]*60" office:value-type="string" office:string-value="" calcext:value-type="error">
            <text:p>#DIV/0!</text:p>
          </table:table-cell>
          <table:table-cell table:style-name="ce9" table:formula="of:=[.U391]/[.H39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2]/60" office:value-type="float" office:value="0" calcext:value-type="float">
            <text:p>0.00</text:p>
          </table:table-cell>
          <table:table-cell table:style-name="ce2"/>
          <table:table-cell table:style-name="ce1" table:formula="of:=IF(EXACT([.C392];&quot;Hard&quot;);60;IF(EXACT([.C392];&quot;Medium&quot;);40;IF(EXACT([.C392];&quot;Easy&quot;);20;0)))" office:value-type="float" office:value="0" calcext:value-type="float">
            <text:p>0</text:p>
          </table:table-cell>
          <table:table-cell table:style-name="ce1" table:formula="of:=IF(EXACT([.F392];[.$B$3]);[.$D$3];IF(EXACT([.F392];[.$B$4]);[.$D$4];IF(EXACT([.F392];[.$B$5]);[.$D$5];0)))" office:value-type="float" office:value="0" calcext:value-type="float">
            <text:p>0</text:p>
          </table:table-cell>
          <table:table-cell table:style-name="ce2" table:formula="of:=IF(EXACT([.F392];[.$B$3]);[.$E$3];IF(EXACT([.F392];[.$B$4]);[.$E$4];IF(EXACT([.F39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2]/100*[.R392]-[.Q392]/100*[.T392]" office:value-type="float" office:value="0" calcext:value-type="float">
            <text:p>0.00</text:p>
          </table:table-cell>
          <table:table-cell table:style-name="ce9" table:formula="of:=[.G392]/[.H392]*60" office:value-type="string" office:string-value="" calcext:value-type="error">
            <text:p>#DIV/0!</text:p>
          </table:table-cell>
          <table:table-cell table:style-name="ce9" table:formula="of:=[.U392]/[.H39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3]/60" office:value-type="float" office:value="0" calcext:value-type="float">
            <text:p>0.00</text:p>
          </table:table-cell>
          <table:table-cell table:style-name="ce2"/>
          <table:table-cell table:style-name="ce1" table:formula="of:=IF(EXACT([.C393];&quot;Hard&quot;);60;IF(EXACT([.C393];&quot;Medium&quot;);40;IF(EXACT([.C393];&quot;Easy&quot;);20;0)))" office:value-type="float" office:value="0" calcext:value-type="float">
            <text:p>0</text:p>
          </table:table-cell>
          <table:table-cell table:style-name="ce1" table:formula="of:=IF(EXACT([.F393];[.$B$3]);[.$D$3];IF(EXACT([.F393];[.$B$4]);[.$D$4];IF(EXACT([.F393];[.$B$5]);[.$D$5];0)))" office:value-type="float" office:value="0" calcext:value-type="float">
            <text:p>0</text:p>
          </table:table-cell>
          <table:table-cell table:style-name="ce2" table:formula="of:=IF(EXACT([.F393];[.$B$3]);[.$E$3];IF(EXACT([.F393];[.$B$4]);[.$E$4];IF(EXACT([.F39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3]/100*[.R393]-[.Q393]/100*[.T393]" office:value-type="float" office:value="0" calcext:value-type="float">
            <text:p>0.00</text:p>
          </table:table-cell>
          <table:table-cell table:style-name="ce9" table:formula="of:=[.G393]/[.H393]*60" office:value-type="string" office:string-value="" calcext:value-type="error">
            <text:p>#DIV/0!</text:p>
          </table:table-cell>
          <table:table-cell table:style-name="ce9" table:formula="of:=[.U393]/[.H39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4]/60" office:value-type="float" office:value="0" calcext:value-type="float">
            <text:p>0.00</text:p>
          </table:table-cell>
          <table:table-cell table:style-name="ce2"/>
          <table:table-cell table:style-name="ce1" table:formula="of:=IF(EXACT([.C394];&quot;Hard&quot;);60;IF(EXACT([.C394];&quot;Medium&quot;);40;IF(EXACT([.C394];&quot;Easy&quot;);20;0)))" office:value-type="float" office:value="0" calcext:value-type="float">
            <text:p>0</text:p>
          </table:table-cell>
          <table:table-cell table:style-name="ce1" table:formula="of:=IF(EXACT([.F394];[.$B$3]);[.$D$3];IF(EXACT([.F394];[.$B$4]);[.$D$4];IF(EXACT([.F394];[.$B$5]);[.$D$5];0)))" office:value-type="float" office:value="0" calcext:value-type="float">
            <text:p>0</text:p>
          </table:table-cell>
          <table:table-cell table:style-name="ce2" table:formula="of:=IF(EXACT([.F394];[.$B$3]);[.$E$3];IF(EXACT([.F394];[.$B$4]);[.$E$4];IF(EXACT([.F39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4]/100*[.R394]-[.Q394]/100*[.T394]" office:value-type="float" office:value="0" calcext:value-type="float">
            <text:p>0.00</text:p>
          </table:table-cell>
          <table:table-cell table:style-name="ce9" table:formula="of:=[.G394]/[.H394]*60" office:value-type="string" office:string-value="" calcext:value-type="error">
            <text:p>#DIV/0!</text:p>
          </table:table-cell>
          <table:table-cell table:style-name="ce9" table:formula="of:=[.U394]/[.H39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5]/60" office:value-type="float" office:value="0" calcext:value-type="float">
            <text:p>0.00</text:p>
          </table:table-cell>
          <table:table-cell table:style-name="ce2"/>
          <table:table-cell table:style-name="ce1" table:formula="of:=IF(EXACT([.C395];&quot;Hard&quot;);60;IF(EXACT([.C395];&quot;Medium&quot;);40;IF(EXACT([.C395];&quot;Easy&quot;);20;0)))" office:value-type="float" office:value="0" calcext:value-type="float">
            <text:p>0</text:p>
          </table:table-cell>
          <table:table-cell table:style-name="ce1" table:formula="of:=IF(EXACT([.F395];[.$B$3]);[.$D$3];IF(EXACT([.F395];[.$B$4]);[.$D$4];IF(EXACT([.F395];[.$B$5]);[.$D$5];0)))" office:value-type="float" office:value="0" calcext:value-type="float">
            <text:p>0</text:p>
          </table:table-cell>
          <table:table-cell table:style-name="ce2" table:formula="of:=IF(EXACT([.F395];[.$B$3]);[.$E$3];IF(EXACT([.F395];[.$B$4]);[.$E$4];IF(EXACT([.F39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5]/100*[.R395]-[.Q395]/100*[.T395]" office:value-type="float" office:value="0" calcext:value-type="float">
            <text:p>0.00</text:p>
          </table:table-cell>
          <table:table-cell table:style-name="ce9" table:formula="of:=[.G395]/[.H395]*60" office:value-type="string" office:string-value="" calcext:value-type="error">
            <text:p>#DIV/0!</text:p>
          </table:table-cell>
          <table:table-cell table:style-name="ce9" table:formula="of:=[.U395]/[.H39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6]/60" office:value-type="float" office:value="0" calcext:value-type="float">
            <text:p>0.00</text:p>
          </table:table-cell>
          <table:table-cell table:style-name="ce2"/>
          <table:table-cell table:style-name="ce1" table:formula="of:=IF(EXACT([.C396];&quot;Hard&quot;);60;IF(EXACT([.C396];&quot;Medium&quot;);40;IF(EXACT([.C396];&quot;Easy&quot;);20;0)))" office:value-type="float" office:value="0" calcext:value-type="float">
            <text:p>0</text:p>
          </table:table-cell>
          <table:table-cell table:style-name="ce1" table:formula="of:=IF(EXACT([.F396];[.$B$3]);[.$D$3];IF(EXACT([.F396];[.$B$4]);[.$D$4];IF(EXACT([.F396];[.$B$5]);[.$D$5];0)))" office:value-type="float" office:value="0" calcext:value-type="float">
            <text:p>0</text:p>
          </table:table-cell>
          <table:table-cell table:style-name="ce2" table:formula="of:=IF(EXACT([.F396];[.$B$3]);[.$E$3];IF(EXACT([.F396];[.$B$4]);[.$E$4];IF(EXACT([.F39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6]/100*[.R396]-[.Q396]/100*[.T396]" office:value-type="float" office:value="0" calcext:value-type="float">
            <text:p>0.00</text:p>
          </table:table-cell>
          <table:table-cell table:style-name="ce9" table:formula="of:=[.G396]/[.H396]*60" office:value-type="string" office:string-value="" calcext:value-type="error">
            <text:p>#DIV/0!</text:p>
          </table:table-cell>
          <table:table-cell table:style-name="ce9" table:formula="of:=[.U396]/[.H39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7]/60" office:value-type="float" office:value="0" calcext:value-type="float">
            <text:p>0.00</text:p>
          </table:table-cell>
          <table:table-cell table:style-name="ce2"/>
          <table:table-cell table:style-name="ce1" table:formula="of:=IF(EXACT([.C397];&quot;Hard&quot;);60;IF(EXACT([.C397];&quot;Medium&quot;);40;IF(EXACT([.C397];&quot;Easy&quot;);20;0)))" office:value-type="float" office:value="0" calcext:value-type="float">
            <text:p>0</text:p>
          </table:table-cell>
          <table:table-cell table:style-name="ce1" table:formula="of:=IF(EXACT([.F397];[.$B$3]);[.$D$3];IF(EXACT([.F397];[.$B$4]);[.$D$4];IF(EXACT([.F397];[.$B$5]);[.$D$5];0)))" office:value-type="float" office:value="0" calcext:value-type="float">
            <text:p>0</text:p>
          </table:table-cell>
          <table:table-cell table:style-name="ce2" table:formula="of:=IF(EXACT([.F397];[.$B$3]);[.$E$3];IF(EXACT([.F397];[.$B$4]);[.$E$4];IF(EXACT([.F39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7]/100*[.R397]-[.Q397]/100*[.T397]" office:value-type="float" office:value="0" calcext:value-type="float">
            <text:p>0.00</text:p>
          </table:table-cell>
          <table:table-cell table:style-name="ce9" table:formula="of:=[.G397]/[.H397]*60" office:value-type="string" office:string-value="" calcext:value-type="error">
            <text:p>#DIV/0!</text:p>
          </table:table-cell>
          <table:table-cell table:style-name="ce9" table:formula="of:=[.U397]/[.H39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8]/60" office:value-type="float" office:value="0" calcext:value-type="float">
            <text:p>0.00</text:p>
          </table:table-cell>
          <table:table-cell table:style-name="ce2"/>
          <table:table-cell table:style-name="ce1" table:formula="of:=IF(EXACT([.C398];&quot;Hard&quot;);60;IF(EXACT([.C398];&quot;Medium&quot;);40;IF(EXACT([.C398];&quot;Easy&quot;);20;0)))" office:value-type="float" office:value="0" calcext:value-type="float">
            <text:p>0</text:p>
          </table:table-cell>
          <table:table-cell table:style-name="ce1" table:formula="of:=IF(EXACT([.F398];[.$B$3]);[.$D$3];IF(EXACT([.F398];[.$B$4]);[.$D$4];IF(EXACT([.F398];[.$B$5]);[.$D$5];0)))" office:value-type="float" office:value="0" calcext:value-type="float">
            <text:p>0</text:p>
          </table:table-cell>
          <table:table-cell table:style-name="ce2" table:formula="of:=IF(EXACT([.F398];[.$B$3]);[.$E$3];IF(EXACT([.F398];[.$B$4]);[.$E$4];IF(EXACT([.F39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8]/100*[.R398]-[.Q398]/100*[.T398]" office:value-type="float" office:value="0" calcext:value-type="float">
            <text:p>0.00</text:p>
          </table:table-cell>
          <table:table-cell table:style-name="ce9" table:formula="of:=[.G398]/[.H398]*60" office:value-type="string" office:string-value="" calcext:value-type="error">
            <text:p>#DIV/0!</text:p>
          </table:table-cell>
          <table:table-cell table:style-name="ce9" table:formula="of:=[.U398]/[.H39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399]/60" office:value-type="float" office:value="0" calcext:value-type="float">
            <text:p>0.00</text:p>
          </table:table-cell>
          <table:table-cell table:style-name="ce2"/>
          <table:table-cell table:style-name="ce1" table:formula="of:=IF(EXACT([.C399];&quot;Hard&quot;);60;IF(EXACT([.C399];&quot;Medium&quot;);40;IF(EXACT([.C399];&quot;Easy&quot;);20;0)))" office:value-type="float" office:value="0" calcext:value-type="float">
            <text:p>0</text:p>
          </table:table-cell>
          <table:table-cell table:style-name="ce1" table:formula="of:=IF(EXACT([.F399];[.$B$3]);[.$D$3];IF(EXACT([.F399];[.$B$4]);[.$D$4];IF(EXACT([.F399];[.$B$5]);[.$D$5];0)))" office:value-type="float" office:value="0" calcext:value-type="float">
            <text:p>0</text:p>
          </table:table-cell>
          <table:table-cell table:style-name="ce2" table:formula="of:=IF(EXACT([.F399];[.$B$3]);[.$E$3];IF(EXACT([.F399];[.$B$4]);[.$E$4];IF(EXACT([.F39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399]/100*[.R399]-[.Q399]/100*[.T399]" office:value-type="float" office:value="0" calcext:value-type="float">
            <text:p>0.00</text:p>
          </table:table-cell>
          <table:table-cell table:style-name="ce9" table:formula="of:=[.G399]/[.H399]*60" office:value-type="string" office:string-value="" calcext:value-type="error">
            <text:p>#DIV/0!</text:p>
          </table:table-cell>
          <table:table-cell table:style-name="ce9" table:formula="of:=[.U399]/[.H39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0]/60" office:value-type="float" office:value="0" calcext:value-type="float">
            <text:p>0.00</text:p>
          </table:table-cell>
          <table:table-cell table:style-name="ce2"/>
          <table:table-cell table:style-name="ce1" table:formula="of:=IF(EXACT([.C400];&quot;Hard&quot;);60;IF(EXACT([.C400];&quot;Medium&quot;);40;IF(EXACT([.C400];&quot;Easy&quot;);20;0)))" office:value-type="float" office:value="0" calcext:value-type="float">
            <text:p>0</text:p>
          </table:table-cell>
          <table:table-cell table:style-name="ce1" table:formula="of:=IF(EXACT([.F400];[.$B$3]);[.$D$3];IF(EXACT([.F400];[.$B$4]);[.$D$4];IF(EXACT([.F400];[.$B$5]);[.$D$5];0)))" office:value-type="float" office:value="0" calcext:value-type="float">
            <text:p>0</text:p>
          </table:table-cell>
          <table:table-cell table:style-name="ce2" table:formula="of:=IF(EXACT([.F400];[.$B$3]);[.$E$3];IF(EXACT([.F400];[.$B$4]);[.$E$4];IF(EXACT([.F40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0]/100*[.R400]-[.Q400]/100*[.T400]" office:value-type="float" office:value="0" calcext:value-type="float">
            <text:p>0.00</text:p>
          </table:table-cell>
          <table:table-cell table:style-name="ce9" table:formula="of:=[.G400]/[.H400]*60" office:value-type="string" office:string-value="" calcext:value-type="error">
            <text:p>#DIV/0!</text:p>
          </table:table-cell>
          <table:table-cell table:style-name="ce9" table:formula="of:=[.U400]/[.H40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1]/60" office:value-type="float" office:value="0" calcext:value-type="float">
            <text:p>0.00</text:p>
          </table:table-cell>
          <table:table-cell table:style-name="ce2"/>
          <table:table-cell table:style-name="ce1" table:formula="of:=IF(EXACT([.C401];&quot;Hard&quot;);60;IF(EXACT([.C401];&quot;Medium&quot;);40;IF(EXACT([.C401];&quot;Easy&quot;);20;0)))" office:value-type="float" office:value="0" calcext:value-type="float">
            <text:p>0</text:p>
          </table:table-cell>
          <table:table-cell table:style-name="ce1" table:formula="of:=IF(EXACT([.F401];[.$B$3]);[.$D$3];IF(EXACT([.F401];[.$B$4]);[.$D$4];IF(EXACT([.F401];[.$B$5]);[.$D$5];0)))" office:value-type="float" office:value="0" calcext:value-type="float">
            <text:p>0</text:p>
          </table:table-cell>
          <table:table-cell table:style-name="ce2" table:formula="of:=IF(EXACT([.F401];[.$B$3]);[.$E$3];IF(EXACT([.F401];[.$B$4]);[.$E$4];IF(EXACT([.F40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1]/100*[.R401]-[.Q401]/100*[.T401]" office:value-type="float" office:value="0" calcext:value-type="float">
            <text:p>0.00</text:p>
          </table:table-cell>
          <table:table-cell table:style-name="ce9" table:formula="of:=[.G401]/[.H401]*60" office:value-type="string" office:string-value="" calcext:value-type="error">
            <text:p>#DIV/0!</text:p>
          </table:table-cell>
          <table:table-cell table:style-name="ce9" table:formula="of:=[.U401]/[.H40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2]/60" office:value-type="float" office:value="0" calcext:value-type="float">
            <text:p>0.00</text:p>
          </table:table-cell>
          <table:table-cell table:style-name="ce2"/>
          <table:table-cell table:style-name="ce1" table:formula="of:=IF(EXACT([.C402];&quot;Hard&quot;);60;IF(EXACT([.C402];&quot;Medium&quot;);40;IF(EXACT([.C402];&quot;Easy&quot;);20;0)))" office:value-type="float" office:value="0" calcext:value-type="float">
            <text:p>0</text:p>
          </table:table-cell>
          <table:table-cell table:style-name="ce1" table:formula="of:=IF(EXACT([.F402];[.$B$3]);[.$D$3];IF(EXACT([.F402];[.$B$4]);[.$D$4];IF(EXACT([.F402];[.$B$5]);[.$D$5];0)))" office:value-type="float" office:value="0" calcext:value-type="float">
            <text:p>0</text:p>
          </table:table-cell>
          <table:table-cell table:style-name="ce2" table:formula="of:=IF(EXACT([.F402];[.$B$3]);[.$E$3];IF(EXACT([.F402];[.$B$4]);[.$E$4];IF(EXACT([.F40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2]/100*[.R402]-[.Q402]/100*[.T402]" office:value-type="float" office:value="0" calcext:value-type="float">
            <text:p>0.00</text:p>
          </table:table-cell>
          <table:table-cell table:style-name="ce9" table:formula="of:=[.G402]/[.H402]*60" office:value-type="string" office:string-value="" calcext:value-type="error">
            <text:p>#DIV/0!</text:p>
          </table:table-cell>
          <table:table-cell table:style-name="ce9" table:formula="of:=[.U402]/[.H40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3]/60" office:value-type="float" office:value="0" calcext:value-type="float">
            <text:p>0.00</text:p>
          </table:table-cell>
          <table:table-cell table:style-name="ce2"/>
          <table:table-cell table:style-name="ce1" table:formula="of:=IF(EXACT([.C403];&quot;Hard&quot;);60;IF(EXACT([.C403];&quot;Medium&quot;);40;IF(EXACT([.C403];&quot;Easy&quot;);20;0)))" office:value-type="float" office:value="0" calcext:value-type="float">
            <text:p>0</text:p>
          </table:table-cell>
          <table:table-cell table:style-name="ce1" table:formula="of:=IF(EXACT([.F403];[.$B$3]);[.$D$3];IF(EXACT([.F403];[.$B$4]);[.$D$4];IF(EXACT([.F403];[.$B$5]);[.$D$5];0)))" office:value-type="float" office:value="0" calcext:value-type="float">
            <text:p>0</text:p>
          </table:table-cell>
          <table:table-cell table:style-name="ce2" table:formula="of:=IF(EXACT([.F403];[.$B$3]);[.$E$3];IF(EXACT([.F403];[.$B$4]);[.$E$4];IF(EXACT([.F40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3]/100*[.R403]-[.Q403]/100*[.T403]" office:value-type="float" office:value="0" calcext:value-type="float">
            <text:p>0.00</text:p>
          </table:table-cell>
          <table:table-cell table:style-name="ce9" table:formula="of:=[.G403]/[.H403]*60" office:value-type="string" office:string-value="" calcext:value-type="error">
            <text:p>#DIV/0!</text:p>
          </table:table-cell>
          <table:table-cell table:style-name="ce9" table:formula="of:=[.U403]/[.H40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4]/60" office:value-type="float" office:value="0" calcext:value-type="float">
            <text:p>0.00</text:p>
          </table:table-cell>
          <table:table-cell table:style-name="ce2"/>
          <table:table-cell table:style-name="ce1" table:formula="of:=IF(EXACT([.C404];&quot;Hard&quot;);60;IF(EXACT([.C404];&quot;Medium&quot;);40;IF(EXACT([.C404];&quot;Easy&quot;);20;0)))" office:value-type="float" office:value="0" calcext:value-type="float">
            <text:p>0</text:p>
          </table:table-cell>
          <table:table-cell table:style-name="ce1" table:formula="of:=IF(EXACT([.F404];[.$B$3]);[.$D$3];IF(EXACT([.F404];[.$B$4]);[.$D$4];IF(EXACT([.F404];[.$B$5]);[.$D$5];0)))" office:value-type="float" office:value="0" calcext:value-type="float">
            <text:p>0</text:p>
          </table:table-cell>
          <table:table-cell table:style-name="ce2" table:formula="of:=IF(EXACT([.F404];[.$B$3]);[.$E$3];IF(EXACT([.F404];[.$B$4]);[.$E$4];IF(EXACT([.F40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4]/100*[.R404]-[.Q404]/100*[.T404]" office:value-type="float" office:value="0" calcext:value-type="float">
            <text:p>0.00</text:p>
          </table:table-cell>
          <table:table-cell table:style-name="ce9" table:formula="of:=[.G404]/[.H404]*60" office:value-type="string" office:string-value="" calcext:value-type="error">
            <text:p>#DIV/0!</text:p>
          </table:table-cell>
          <table:table-cell table:style-name="ce9" table:formula="of:=[.U404]/[.H40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5]/60" office:value-type="float" office:value="0" calcext:value-type="float">
            <text:p>0.00</text:p>
          </table:table-cell>
          <table:table-cell table:style-name="ce2"/>
          <table:table-cell table:style-name="ce1" table:formula="of:=IF(EXACT([.C405];&quot;Hard&quot;);60;IF(EXACT([.C405];&quot;Medium&quot;);40;IF(EXACT([.C405];&quot;Easy&quot;);20;0)))" office:value-type="float" office:value="0" calcext:value-type="float">
            <text:p>0</text:p>
          </table:table-cell>
          <table:table-cell table:style-name="ce1" table:formula="of:=IF(EXACT([.F405];[.$B$3]);[.$D$3];IF(EXACT([.F405];[.$B$4]);[.$D$4];IF(EXACT([.F405];[.$B$5]);[.$D$5];0)))" office:value-type="float" office:value="0" calcext:value-type="float">
            <text:p>0</text:p>
          </table:table-cell>
          <table:table-cell table:style-name="ce2" table:formula="of:=IF(EXACT([.F405];[.$B$3]);[.$E$3];IF(EXACT([.F405];[.$B$4]);[.$E$4];IF(EXACT([.F40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5]/100*[.R405]-[.Q405]/100*[.T405]" office:value-type="float" office:value="0" calcext:value-type="float">
            <text:p>0.00</text:p>
          </table:table-cell>
          <table:table-cell table:style-name="ce9" table:formula="of:=[.G405]/[.H405]*60" office:value-type="string" office:string-value="" calcext:value-type="error">
            <text:p>#DIV/0!</text:p>
          </table:table-cell>
          <table:table-cell table:style-name="ce9" table:formula="of:=[.U405]/[.H40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6]/60" office:value-type="float" office:value="0" calcext:value-type="float">
            <text:p>0.00</text:p>
          </table:table-cell>
          <table:table-cell table:style-name="ce2"/>
          <table:table-cell table:style-name="ce1" table:formula="of:=IF(EXACT([.C406];&quot;Hard&quot;);60;IF(EXACT([.C406];&quot;Medium&quot;);40;IF(EXACT([.C406];&quot;Easy&quot;);20;0)))" office:value-type="float" office:value="0" calcext:value-type="float">
            <text:p>0</text:p>
          </table:table-cell>
          <table:table-cell table:style-name="ce1" table:formula="of:=IF(EXACT([.F406];[.$B$3]);[.$D$3];IF(EXACT([.F406];[.$B$4]);[.$D$4];IF(EXACT([.F406];[.$B$5]);[.$D$5];0)))" office:value-type="float" office:value="0" calcext:value-type="float">
            <text:p>0</text:p>
          </table:table-cell>
          <table:table-cell table:style-name="ce2" table:formula="of:=IF(EXACT([.F406];[.$B$3]);[.$E$3];IF(EXACT([.F406];[.$B$4]);[.$E$4];IF(EXACT([.F40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6]/100*[.R406]-[.Q406]/100*[.T406]" office:value-type="float" office:value="0" calcext:value-type="float">
            <text:p>0.00</text:p>
          </table:table-cell>
          <table:table-cell table:style-name="ce9" table:formula="of:=[.G406]/[.H406]*60" office:value-type="string" office:string-value="" calcext:value-type="error">
            <text:p>#DIV/0!</text:p>
          </table:table-cell>
          <table:table-cell table:style-name="ce9" table:formula="of:=[.U406]/[.H40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7]/60" office:value-type="float" office:value="0" calcext:value-type="float">
            <text:p>0.00</text:p>
          </table:table-cell>
          <table:table-cell table:style-name="ce2"/>
          <table:table-cell table:style-name="ce1" table:formula="of:=IF(EXACT([.C407];&quot;Hard&quot;);60;IF(EXACT([.C407];&quot;Medium&quot;);40;IF(EXACT([.C407];&quot;Easy&quot;);20;0)))" office:value-type="float" office:value="0" calcext:value-type="float">
            <text:p>0</text:p>
          </table:table-cell>
          <table:table-cell table:style-name="ce1" table:formula="of:=IF(EXACT([.F407];[.$B$3]);[.$D$3];IF(EXACT([.F407];[.$B$4]);[.$D$4];IF(EXACT([.F407];[.$B$5]);[.$D$5];0)))" office:value-type="float" office:value="0" calcext:value-type="float">
            <text:p>0</text:p>
          </table:table-cell>
          <table:table-cell table:style-name="ce2" table:formula="of:=IF(EXACT([.F407];[.$B$3]);[.$E$3];IF(EXACT([.F407];[.$B$4]);[.$E$4];IF(EXACT([.F40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7]/100*[.R407]-[.Q407]/100*[.T407]" office:value-type="float" office:value="0" calcext:value-type="float">
            <text:p>0.00</text:p>
          </table:table-cell>
          <table:table-cell table:style-name="ce9" table:formula="of:=[.G407]/[.H407]*60" office:value-type="string" office:string-value="" calcext:value-type="error">
            <text:p>#DIV/0!</text:p>
          </table:table-cell>
          <table:table-cell table:style-name="ce9" table:formula="of:=[.U407]/[.H40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8]/60" office:value-type="float" office:value="0" calcext:value-type="float">
            <text:p>0.00</text:p>
          </table:table-cell>
          <table:table-cell table:style-name="ce2"/>
          <table:table-cell table:style-name="ce1" table:formula="of:=IF(EXACT([.C408];&quot;Hard&quot;);60;IF(EXACT([.C408];&quot;Medium&quot;);40;IF(EXACT([.C408];&quot;Easy&quot;);20;0)))" office:value-type="float" office:value="0" calcext:value-type="float">
            <text:p>0</text:p>
          </table:table-cell>
          <table:table-cell table:style-name="ce1" table:formula="of:=IF(EXACT([.F408];[.$B$3]);[.$D$3];IF(EXACT([.F408];[.$B$4]);[.$D$4];IF(EXACT([.F408];[.$B$5]);[.$D$5];0)))" office:value-type="float" office:value="0" calcext:value-type="float">
            <text:p>0</text:p>
          </table:table-cell>
          <table:table-cell table:style-name="ce2" table:formula="of:=IF(EXACT([.F408];[.$B$3]);[.$E$3];IF(EXACT([.F408];[.$B$4]);[.$E$4];IF(EXACT([.F40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8]/100*[.R408]-[.Q408]/100*[.T408]" office:value-type="float" office:value="0" calcext:value-type="float">
            <text:p>0.00</text:p>
          </table:table-cell>
          <table:table-cell table:style-name="ce9" table:formula="of:=[.G408]/[.H408]*60" office:value-type="string" office:string-value="" calcext:value-type="error">
            <text:p>#DIV/0!</text:p>
          </table:table-cell>
          <table:table-cell table:style-name="ce9" table:formula="of:=[.U408]/[.H40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09]/60" office:value-type="float" office:value="0" calcext:value-type="float">
            <text:p>0.00</text:p>
          </table:table-cell>
          <table:table-cell table:style-name="ce2"/>
          <table:table-cell table:style-name="ce1" table:formula="of:=IF(EXACT([.C409];&quot;Hard&quot;);60;IF(EXACT([.C409];&quot;Medium&quot;);40;IF(EXACT([.C409];&quot;Easy&quot;);20;0)))" office:value-type="float" office:value="0" calcext:value-type="float">
            <text:p>0</text:p>
          </table:table-cell>
          <table:table-cell table:style-name="ce1" table:formula="of:=IF(EXACT([.F409];[.$B$3]);[.$D$3];IF(EXACT([.F409];[.$B$4]);[.$D$4];IF(EXACT([.F409];[.$B$5]);[.$D$5];0)))" office:value-type="float" office:value="0" calcext:value-type="float">
            <text:p>0</text:p>
          </table:table-cell>
          <table:table-cell table:style-name="ce2" table:formula="of:=IF(EXACT([.F409];[.$B$3]);[.$E$3];IF(EXACT([.F409];[.$B$4]);[.$E$4];IF(EXACT([.F40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09]/100*[.R409]-[.Q409]/100*[.T409]" office:value-type="float" office:value="0" calcext:value-type="float">
            <text:p>0.00</text:p>
          </table:table-cell>
          <table:table-cell table:style-name="ce9" table:formula="of:=[.G409]/[.H409]*60" office:value-type="string" office:string-value="" calcext:value-type="error">
            <text:p>#DIV/0!</text:p>
          </table:table-cell>
          <table:table-cell table:style-name="ce9" table:formula="of:=[.U409]/[.H40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0]/60" office:value-type="float" office:value="0" calcext:value-type="float">
            <text:p>0.00</text:p>
          </table:table-cell>
          <table:table-cell table:style-name="ce2"/>
          <table:table-cell table:style-name="ce1" table:formula="of:=IF(EXACT([.C410];&quot;Hard&quot;);60;IF(EXACT([.C410];&quot;Medium&quot;);40;IF(EXACT([.C410];&quot;Easy&quot;);20;0)))" office:value-type="float" office:value="0" calcext:value-type="float">
            <text:p>0</text:p>
          </table:table-cell>
          <table:table-cell table:style-name="ce1" table:formula="of:=IF(EXACT([.F410];[.$B$3]);[.$D$3];IF(EXACT([.F410];[.$B$4]);[.$D$4];IF(EXACT([.F410];[.$B$5]);[.$D$5];0)))" office:value-type="float" office:value="0" calcext:value-type="float">
            <text:p>0</text:p>
          </table:table-cell>
          <table:table-cell table:style-name="ce2" table:formula="of:=IF(EXACT([.F410];[.$B$3]);[.$E$3];IF(EXACT([.F410];[.$B$4]);[.$E$4];IF(EXACT([.F41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0]/100*[.R410]-[.Q410]/100*[.T410]" office:value-type="float" office:value="0" calcext:value-type="float">
            <text:p>0.00</text:p>
          </table:table-cell>
          <table:table-cell table:style-name="ce9" table:formula="of:=[.G410]/[.H410]*60" office:value-type="string" office:string-value="" calcext:value-type="error">
            <text:p>#DIV/0!</text:p>
          </table:table-cell>
          <table:table-cell table:style-name="ce9" table:formula="of:=[.U410]/[.H41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1]/60" office:value-type="float" office:value="0" calcext:value-type="float">
            <text:p>0.00</text:p>
          </table:table-cell>
          <table:table-cell table:style-name="ce2"/>
          <table:table-cell table:style-name="ce1" table:formula="of:=IF(EXACT([.C411];&quot;Hard&quot;);60;IF(EXACT([.C411];&quot;Medium&quot;);40;IF(EXACT([.C411];&quot;Easy&quot;);20;0)))" office:value-type="float" office:value="0" calcext:value-type="float">
            <text:p>0</text:p>
          </table:table-cell>
          <table:table-cell table:style-name="ce1" table:formula="of:=IF(EXACT([.F411];[.$B$3]);[.$D$3];IF(EXACT([.F411];[.$B$4]);[.$D$4];IF(EXACT([.F411];[.$B$5]);[.$D$5];0)))" office:value-type="float" office:value="0" calcext:value-type="float">
            <text:p>0</text:p>
          </table:table-cell>
          <table:table-cell table:style-name="ce2" table:formula="of:=IF(EXACT([.F411];[.$B$3]);[.$E$3];IF(EXACT([.F411];[.$B$4]);[.$E$4];IF(EXACT([.F41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1]/100*[.R411]-[.Q411]/100*[.T411]" office:value-type="float" office:value="0" calcext:value-type="float">
            <text:p>0.00</text:p>
          </table:table-cell>
          <table:table-cell table:style-name="ce9" table:formula="of:=[.G411]/[.H411]*60" office:value-type="string" office:string-value="" calcext:value-type="error">
            <text:p>#DIV/0!</text:p>
          </table:table-cell>
          <table:table-cell table:style-name="ce9" table:formula="of:=[.U411]/[.H41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2]/60" office:value-type="float" office:value="0" calcext:value-type="float">
            <text:p>0.00</text:p>
          </table:table-cell>
          <table:table-cell table:style-name="ce2"/>
          <table:table-cell table:style-name="ce1" table:formula="of:=IF(EXACT([.C412];&quot;Hard&quot;);60;IF(EXACT([.C412];&quot;Medium&quot;);40;IF(EXACT([.C412];&quot;Easy&quot;);20;0)))" office:value-type="float" office:value="0" calcext:value-type="float">
            <text:p>0</text:p>
          </table:table-cell>
          <table:table-cell table:style-name="ce1" table:formula="of:=IF(EXACT([.F412];[.$B$3]);[.$D$3];IF(EXACT([.F412];[.$B$4]);[.$D$4];IF(EXACT([.F412];[.$B$5]);[.$D$5];0)))" office:value-type="float" office:value="0" calcext:value-type="float">
            <text:p>0</text:p>
          </table:table-cell>
          <table:table-cell table:style-name="ce2" table:formula="of:=IF(EXACT([.F412];[.$B$3]);[.$E$3];IF(EXACT([.F412];[.$B$4]);[.$E$4];IF(EXACT([.F41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2]/100*[.R412]-[.Q412]/100*[.T412]" office:value-type="float" office:value="0" calcext:value-type="float">
            <text:p>0.00</text:p>
          </table:table-cell>
          <table:table-cell table:style-name="ce9" table:formula="of:=[.G412]/[.H412]*60" office:value-type="string" office:string-value="" calcext:value-type="error">
            <text:p>#DIV/0!</text:p>
          </table:table-cell>
          <table:table-cell table:style-name="ce9" table:formula="of:=[.U412]/[.H41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3]/60" office:value-type="float" office:value="0" calcext:value-type="float">
            <text:p>0.00</text:p>
          </table:table-cell>
          <table:table-cell table:style-name="ce2"/>
          <table:table-cell table:style-name="ce1" table:formula="of:=IF(EXACT([.C413];&quot;Hard&quot;);60;IF(EXACT([.C413];&quot;Medium&quot;);40;IF(EXACT([.C413];&quot;Easy&quot;);20;0)))" office:value-type="float" office:value="0" calcext:value-type="float">
            <text:p>0</text:p>
          </table:table-cell>
          <table:table-cell table:style-name="ce1" table:formula="of:=IF(EXACT([.F413];[.$B$3]);[.$D$3];IF(EXACT([.F413];[.$B$4]);[.$D$4];IF(EXACT([.F413];[.$B$5]);[.$D$5];0)))" office:value-type="float" office:value="0" calcext:value-type="float">
            <text:p>0</text:p>
          </table:table-cell>
          <table:table-cell table:style-name="ce2" table:formula="of:=IF(EXACT([.F413];[.$B$3]);[.$E$3];IF(EXACT([.F413];[.$B$4]);[.$E$4];IF(EXACT([.F41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3]/100*[.R413]-[.Q413]/100*[.T413]" office:value-type="float" office:value="0" calcext:value-type="float">
            <text:p>0.00</text:p>
          </table:table-cell>
          <table:table-cell table:style-name="ce9" table:formula="of:=[.G413]/[.H413]*60" office:value-type="string" office:string-value="" calcext:value-type="error">
            <text:p>#DIV/0!</text:p>
          </table:table-cell>
          <table:table-cell table:style-name="ce9" table:formula="of:=[.U413]/[.H41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4]/60" office:value-type="float" office:value="0" calcext:value-type="float">
            <text:p>0.00</text:p>
          </table:table-cell>
          <table:table-cell table:style-name="ce2"/>
          <table:table-cell table:style-name="ce1" table:formula="of:=IF(EXACT([.C414];&quot;Hard&quot;);60;IF(EXACT([.C414];&quot;Medium&quot;);40;IF(EXACT([.C414];&quot;Easy&quot;);20;0)))" office:value-type="float" office:value="0" calcext:value-type="float">
            <text:p>0</text:p>
          </table:table-cell>
          <table:table-cell table:style-name="ce1" table:formula="of:=IF(EXACT([.F414];[.$B$3]);[.$D$3];IF(EXACT([.F414];[.$B$4]);[.$D$4];IF(EXACT([.F414];[.$B$5]);[.$D$5];0)))" office:value-type="float" office:value="0" calcext:value-type="float">
            <text:p>0</text:p>
          </table:table-cell>
          <table:table-cell table:style-name="ce2" table:formula="of:=IF(EXACT([.F414];[.$B$3]);[.$E$3];IF(EXACT([.F414];[.$B$4]);[.$E$4];IF(EXACT([.F41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4]/100*[.R414]-[.Q414]/100*[.T414]" office:value-type="float" office:value="0" calcext:value-type="float">
            <text:p>0.00</text:p>
          </table:table-cell>
          <table:table-cell table:style-name="ce9" table:formula="of:=[.G414]/[.H414]*60" office:value-type="string" office:string-value="" calcext:value-type="error">
            <text:p>#DIV/0!</text:p>
          </table:table-cell>
          <table:table-cell table:style-name="ce9" table:formula="of:=[.U414]/[.H41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5]/60" office:value-type="float" office:value="0" calcext:value-type="float">
            <text:p>0.00</text:p>
          </table:table-cell>
          <table:table-cell table:style-name="ce2"/>
          <table:table-cell table:style-name="ce1" table:formula="of:=IF(EXACT([.C415];&quot;Hard&quot;);60;IF(EXACT([.C415];&quot;Medium&quot;);40;IF(EXACT([.C415];&quot;Easy&quot;);20;0)))" office:value-type="float" office:value="0" calcext:value-type="float">
            <text:p>0</text:p>
          </table:table-cell>
          <table:table-cell table:style-name="ce1" table:formula="of:=IF(EXACT([.F415];[.$B$3]);[.$D$3];IF(EXACT([.F415];[.$B$4]);[.$D$4];IF(EXACT([.F415];[.$B$5]);[.$D$5];0)))" office:value-type="float" office:value="0" calcext:value-type="float">
            <text:p>0</text:p>
          </table:table-cell>
          <table:table-cell table:style-name="ce2" table:formula="of:=IF(EXACT([.F415];[.$B$3]);[.$E$3];IF(EXACT([.F415];[.$B$4]);[.$E$4];IF(EXACT([.F41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5]/100*[.R415]-[.Q415]/100*[.T415]" office:value-type="float" office:value="0" calcext:value-type="float">
            <text:p>0.00</text:p>
          </table:table-cell>
          <table:table-cell table:style-name="ce9" table:formula="of:=[.G415]/[.H415]*60" office:value-type="string" office:string-value="" calcext:value-type="error">
            <text:p>#DIV/0!</text:p>
          </table:table-cell>
          <table:table-cell table:style-name="ce9" table:formula="of:=[.U415]/[.H41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6]/60" office:value-type="float" office:value="0" calcext:value-type="float">
            <text:p>0.00</text:p>
          </table:table-cell>
          <table:table-cell table:style-name="ce2"/>
          <table:table-cell table:style-name="ce1" table:formula="of:=IF(EXACT([.C416];&quot;Hard&quot;);60;IF(EXACT([.C416];&quot;Medium&quot;);40;IF(EXACT([.C416];&quot;Easy&quot;);20;0)))" office:value-type="float" office:value="0" calcext:value-type="float">
            <text:p>0</text:p>
          </table:table-cell>
          <table:table-cell table:style-name="ce1" table:formula="of:=IF(EXACT([.F416];[.$B$3]);[.$D$3];IF(EXACT([.F416];[.$B$4]);[.$D$4];IF(EXACT([.F416];[.$B$5]);[.$D$5];0)))" office:value-type="float" office:value="0" calcext:value-type="float">
            <text:p>0</text:p>
          </table:table-cell>
          <table:table-cell table:style-name="ce2" table:formula="of:=IF(EXACT([.F416];[.$B$3]);[.$E$3];IF(EXACT([.F416];[.$B$4]);[.$E$4];IF(EXACT([.F41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6]/100*[.R416]-[.Q416]/100*[.T416]" office:value-type="float" office:value="0" calcext:value-type="float">
            <text:p>0.00</text:p>
          </table:table-cell>
          <table:table-cell table:style-name="ce9" table:formula="of:=[.G416]/[.H416]*60" office:value-type="string" office:string-value="" calcext:value-type="error">
            <text:p>#DIV/0!</text:p>
          </table:table-cell>
          <table:table-cell table:style-name="ce9" table:formula="of:=[.U416]/[.H41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7]/60" office:value-type="float" office:value="0" calcext:value-type="float">
            <text:p>0.00</text:p>
          </table:table-cell>
          <table:table-cell table:style-name="ce2"/>
          <table:table-cell table:style-name="ce1" table:formula="of:=IF(EXACT([.C417];&quot;Hard&quot;);60;IF(EXACT([.C417];&quot;Medium&quot;);40;IF(EXACT([.C417];&quot;Easy&quot;);20;0)))" office:value-type="float" office:value="0" calcext:value-type="float">
            <text:p>0</text:p>
          </table:table-cell>
          <table:table-cell table:style-name="ce1" table:formula="of:=IF(EXACT([.F417];[.$B$3]);[.$D$3];IF(EXACT([.F417];[.$B$4]);[.$D$4];IF(EXACT([.F417];[.$B$5]);[.$D$5];0)))" office:value-type="float" office:value="0" calcext:value-type="float">
            <text:p>0</text:p>
          </table:table-cell>
          <table:table-cell table:style-name="ce2" table:formula="of:=IF(EXACT([.F417];[.$B$3]);[.$E$3];IF(EXACT([.F417];[.$B$4]);[.$E$4];IF(EXACT([.F41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7]/100*[.R417]-[.Q417]/100*[.T417]" office:value-type="float" office:value="0" calcext:value-type="float">
            <text:p>0.00</text:p>
          </table:table-cell>
          <table:table-cell table:style-name="ce9" table:formula="of:=[.G417]/[.H417]*60" office:value-type="string" office:string-value="" calcext:value-type="error">
            <text:p>#DIV/0!</text:p>
          </table:table-cell>
          <table:table-cell table:style-name="ce9" table:formula="of:=[.U417]/[.H41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8]/60" office:value-type="float" office:value="0" calcext:value-type="float">
            <text:p>0.00</text:p>
          </table:table-cell>
          <table:table-cell table:style-name="ce2"/>
          <table:table-cell table:style-name="ce1" table:formula="of:=IF(EXACT([.C418];&quot;Hard&quot;);60;IF(EXACT([.C418];&quot;Medium&quot;);40;IF(EXACT([.C418];&quot;Easy&quot;);20;0)))" office:value-type="float" office:value="0" calcext:value-type="float">
            <text:p>0</text:p>
          </table:table-cell>
          <table:table-cell table:style-name="ce1" table:formula="of:=IF(EXACT([.F418];[.$B$3]);[.$D$3];IF(EXACT([.F418];[.$B$4]);[.$D$4];IF(EXACT([.F418];[.$B$5]);[.$D$5];0)))" office:value-type="float" office:value="0" calcext:value-type="float">
            <text:p>0</text:p>
          </table:table-cell>
          <table:table-cell table:style-name="ce2" table:formula="of:=IF(EXACT([.F418];[.$B$3]);[.$E$3];IF(EXACT([.F418];[.$B$4]);[.$E$4];IF(EXACT([.F41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8]/100*[.R418]-[.Q418]/100*[.T418]" office:value-type="float" office:value="0" calcext:value-type="float">
            <text:p>0.00</text:p>
          </table:table-cell>
          <table:table-cell table:style-name="ce9" table:formula="of:=[.G418]/[.H418]*60" office:value-type="string" office:string-value="" calcext:value-type="error">
            <text:p>#DIV/0!</text:p>
          </table:table-cell>
          <table:table-cell table:style-name="ce9" table:formula="of:=[.U418]/[.H41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19]/60" office:value-type="float" office:value="0" calcext:value-type="float">
            <text:p>0.00</text:p>
          </table:table-cell>
          <table:table-cell table:style-name="ce2"/>
          <table:table-cell table:style-name="ce1" table:formula="of:=IF(EXACT([.C419];&quot;Hard&quot;);60;IF(EXACT([.C419];&quot;Medium&quot;);40;IF(EXACT([.C419];&quot;Easy&quot;);20;0)))" office:value-type="float" office:value="0" calcext:value-type="float">
            <text:p>0</text:p>
          </table:table-cell>
          <table:table-cell table:style-name="ce1" table:formula="of:=IF(EXACT([.F419];[.$B$3]);[.$D$3];IF(EXACT([.F419];[.$B$4]);[.$D$4];IF(EXACT([.F419];[.$B$5]);[.$D$5];0)))" office:value-type="float" office:value="0" calcext:value-type="float">
            <text:p>0</text:p>
          </table:table-cell>
          <table:table-cell table:style-name="ce2" table:formula="of:=IF(EXACT([.F419];[.$B$3]);[.$E$3];IF(EXACT([.F419];[.$B$4]);[.$E$4];IF(EXACT([.F41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19]/100*[.R419]-[.Q419]/100*[.T419]" office:value-type="float" office:value="0" calcext:value-type="float">
            <text:p>0.00</text:p>
          </table:table-cell>
          <table:table-cell table:style-name="ce9" table:formula="of:=[.G419]/[.H419]*60" office:value-type="string" office:string-value="" calcext:value-type="error">
            <text:p>#DIV/0!</text:p>
          </table:table-cell>
          <table:table-cell table:style-name="ce9" table:formula="of:=[.U419]/[.H41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20]/60" office:value-type="float" office:value="0" calcext:value-type="float">
            <text:p>0.00</text:p>
          </table:table-cell>
          <table:table-cell table:style-name="ce2"/>
          <table:table-cell table:style-name="ce1" table:formula="of:=IF(EXACT([.C420];&quot;Hard&quot;);60;IF(EXACT([.C420];&quot;Medium&quot;);40;IF(EXACT([.C420];&quot;Easy&quot;);20;0)))" office:value-type="float" office:value="0" calcext:value-type="float">
            <text:p>0</text:p>
          </table:table-cell>
          <table:table-cell table:style-name="ce1" table:formula="of:=IF(EXACT([.F420];[.$B$3]);[.$D$3];IF(EXACT([.F420];[.$B$4]);[.$D$4];IF(EXACT([.F420];[.$B$5]);[.$D$5];0)))" office:value-type="float" office:value="0" calcext:value-type="float">
            <text:p>0</text:p>
          </table:table-cell>
          <table:table-cell table:style-name="ce2" table:formula="of:=IF(EXACT([.F420];[.$B$3]);[.$E$3];IF(EXACT([.F420];[.$B$4]);[.$E$4];IF(EXACT([.F42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0]/100*[.R420]-[.Q420]/100*[.T420]" office:value-type="float" office:value="0" calcext:value-type="float">
            <text:p>0.00</text:p>
          </table:table-cell>
          <table:table-cell table:style-name="ce9" table:formula="of:=[.G420]/[.H420]*60" office:value-type="string" office:string-value="" calcext:value-type="error">
            <text:p>#DIV/0!</text:p>
          </table:table-cell>
          <table:table-cell table:style-name="ce9" table:formula="of:=[.U420]/[.H42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21]/60" office:value-type="float" office:value="0" calcext:value-type="float">
            <text:p>0.00</text:p>
          </table:table-cell>
          <table:table-cell table:style-name="ce2"/>
          <table:table-cell table:style-name="ce1" table:formula="of:=IF(EXACT([.C421];&quot;Hard&quot;);60;IF(EXACT([.C421];&quot;Medium&quot;);40;IF(EXACT([.C421];&quot;Easy&quot;);20;0)))" office:value-type="float" office:value="0" calcext:value-type="float">
            <text:p>0</text:p>
          </table:table-cell>
          <table:table-cell table:style-name="ce1" table:formula="of:=IF(EXACT([.F421];[.$B$3]);[.$D$3];IF(EXACT([.F421];[.$B$4]);[.$D$4];IF(EXACT([.F421];[.$B$5]);[.$D$5];0)))" office:value-type="float" office:value="0" calcext:value-type="float">
            <text:p>0</text:p>
          </table:table-cell>
          <table:table-cell table:style-name="ce2" table:formula="of:=IF(EXACT([.F421];[.$B$3]);[.$E$3];IF(EXACT([.F421];[.$B$4]);[.$E$4];IF(EXACT([.F42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1]/100*[.R421]-[.Q421]/100*[.T421]" office:value-type="float" office:value="0" calcext:value-type="float">
            <text:p>0.00</text:p>
          </table:table-cell>
          <table:table-cell table:style-name="ce9" table:formula="of:=[.G421]/[.H421]*60" office:value-type="string" office:string-value="" calcext:value-type="error">
            <text:p>#DIV/0!</text:p>
          </table:table-cell>
          <table:table-cell table:style-name="ce9" table:formula="of:=[.U421]/[.H42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22]/60" office:value-type="float" office:value="0" calcext:value-type="float">
            <text:p>0.00</text:p>
          </table:table-cell>
          <table:table-cell table:style-name="ce2"/>
          <table:table-cell table:style-name="ce1" table:formula="of:=IF(EXACT([.C422];&quot;Hard&quot;);60;IF(EXACT([.C422];&quot;Medium&quot;);40;IF(EXACT([.C422];&quot;Easy&quot;);20;0)))" office:value-type="float" office:value="0" calcext:value-type="float">
            <text:p>0</text:p>
          </table:table-cell>
          <table:table-cell table:style-name="ce1" table:formula="of:=IF(EXACT([.F422];[.$B$3]);[.$D$3];IF(EXACT([.F422];[.$B$4]);[.$D$4];IF(EXACT([.F422];[.$B$5]);[.$D$5];0)))" office:value-type="float" office:value="0" calcext:value-type="float">
            <text:p>0</text:p>
          </table:table-cell>
          <table:table-cell table:style-name="ce2" table:formula="of:=IF(EXACT([.F422];[.$B$3]);[.$E$3];IF(EXACT([.F422];[.$B$4]);[.$E$4];IF(EXACT([.F42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2]/100*[.R422]-[.Q422]/100*[.T422]" office:value-type="float" office:value="0" calcext:value-type="float">
            <text:p>0.00</text:p>
          </table:table-cell>
          <table:table-cell table:style-name="ce9" table:formula="of:=[.G422]/[.H422]*60" office:value-type="string" office:string-value="" calcext:value-type="error">
            <text:p>#DIV/0!</text:p>
          </table:table-cell>
          <table:table-cell table:style-name="ce9" table:formula="of:=[.U422]/[.H42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23]/60" office:value-type="float" office:value="0" calcext:value-type="float">
            <text:p>0.00</text:p>
          </table:table-cell>
          <table:table-cell table:style-name="ce2"/>
          <table:table-cell table:style-name="ce1" table:formula="of:=IF(EXACT([.C423];&quot;Hard&quot;);60;IF(EXACT([.C423];&quot;Medium&quot;);40;IF(EXACT([.C423];&quot;Easy&quot;);20;0)))" office:value-type="float" office:value="0" calcext:value-type="float">
            <text:p>0</text:p>
          </table:table-cell>
          <table:table-cell table:style-name="ce1" table:formula="of:=IF(EXACT([.F423];[.$B$3]);[.$D$3];IF(EXACT([.F423];[.$B$4]);[.$D$4];IF(EXACT([.F423];[.$B$5]);[.$D$5];0)))" office:value-type="float" office:value="0" calcext:value-type="float">
            <text:p>0</text:p>
          </table:table-cell>
          <table:table-cell table:style-name="ce2" table:formula="of:=IF(EXACT([.F423];[.$B$3]);[.$E$3];IF(EXACT([.F423];[.$B$4]);[.$E$4];IF(EXACT([.F42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3]/100*[.R423]-[.Q423]/100*[.T423]" office:value-type="float" office:value="0" calcext:value-type="float">
            <text:p>0.00</text:p>
          </table:table-cell>
          <table:table-cell table:style-name="ce9" table:formula="of:=[.G423]/[.H423]*60" office:value-type="string" office:string-value="" calcext:value-type="error">
            <text:p>#DIV/0!</text:p>
          </table:table-cell>
          <table:table-cell table:style-name="ce9" table:formula="of:=[.U423]/[.H42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24]/60" office:value-type="float" office:value="0" calcext:value-type="float">
            <text:p>0.00</text:p>
          </table:table-cell>
          <table:table-cell table:style-name="ce2"/>
          <table:table-cell table:style-name="ce1" table:formula="of:=IF(EXACT([.C424];&quot;Hard&quot;);60;IF(EXACT([.C424];&quot;Medium&quot;);40;IF(EXACT([.C424];&quot;Easy&quot;);20;0)))" office:value-type="float" office:value="0" calcext:value-type="float">
            <text:p>0</text:p>
          </table:table-cell>
          <table:table-cell table:style-name="ce1" table:formula="of:=IF(EXACT([.F424];[.$B$3]);[.$D$3];IF(EXACT([.F424];[.$B$4]);[.$D$4];IF(EXACT([.F424];[.$B$5]);[.$D$5];0)))" office:value-type="float" office:value="0" calcext:value-type="float">
            <text:p>0</text:p>
          </table:table-cell>
          <table:table-cell table:style-name="ce2" table:formula="of:=IF(EXACT([.F424];[.$B$3]);[.$E$3];IF(EXACT([.F424];[.$B$4]);[.$E$4];IF(EXACT([.F42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4]/100*[.R424]-[.Q424]/100*[.T424]" office:value-type="float" office:value="0" calcext:value-type="float">
            <text:p>0.00</text:p>
          </table:table-cell>
          <table:table-cell table:style-name="ce9" table:formula="of:=[.G424]/[.H424]*60" office:value-type="string" office:string-value="" calcext:value-type="error">
            <text:p>#DIV/0!</text:p>
          </table:table-cell>
          <table:table-cell table:style-name="ce9" table:formula="of:=[.U424]/[.H42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25]/60" office:value-type="float" office:value="0" calcext:value-type="float">
            <text:p>0.00</text:p>
          </table:table-cell>
          <table:table-cell table:style-name="ce2"/>
          <table:table-cell table:style-name="ce1" table:formula="of:=IF(EXACT([.C425];&quot;Hard&quot;);60;IF(EXACT([.C425];&quot;Medium&quot;);40;IF(EXACT([.C425];&quot;Easy&quot;);20;0)))" office:value-type="float" office:value="0" calcext:value-type="float">
            <text:p>0</text:p>
          </table:table-cell>
          <table:table-cell table:style-name="ce1" table:formula="of:=IF(EXACT([.F425];[.$B$3]);[.$D$3];IF(EXACT([.F425];[.$B$4]);[.$D$4];IF(EXACT([.F425];[.$B$5]);[.$D$5];0)))" office:value-type="float" office:value="0" calcext:value-type="float">
            <text:p>0</text:p>
          </table:table-cell>
          <table:table-cell table:style-name="ce2" table:formula="of:=IF(EXACT([.F425];[.$B$3]);[.$E$3];IF(EXACT([.F425];[.$B$4]);[.$E$4];IF(EXACT([.F42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5]/100*[.R425]-[.Q425]/100*[.T425]" office:value-type="float" office:value="0" calcext:value-type="float">
            <text:p>0.00</text:p>
          </table:table-cell>
          <table:table-cell table:style-name="ce9" table:formula="of:=[.G425]/[.H425]*60" office:value-type="string" office:string-value="" calcext:value-type="error">
            <text:p>#DIV/0!</text:p>
          </table:table-cell>
          <table:table-cell table:style-name="ce9" table:formula="of:=[.U425]/[.H42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3" table:number-columns-repeated="4"/>
          <table:table-cell table:style-name="ce2"/>
          <table:table-cell table:style-name="ce9" table:formula="of:=[.H426]/60" office:value-type="float" office:value="0" calcext:value-type="float">
            <text:p>0.00</text:p>
          </table:table-cell>
          <table:table-cell table:style-name="ce2"/>
          <table:table-cell table:style-name="ce1" table:formula="of:=IF(EXACT([.C426];&quot;Hard&quot;);60;IF(EXACT([.C426];&quot;Medium&quot;);40;IF(EXACT([.C426];&quot;Easy&quot;);20;0)))" office:value-type="float" office:value="0" calcext:value-type="float">
            <text:p>0</text:p>
          </table:table-cell>
          <table:table-cell table:style-name="ce1" table:formula="of:=IF(EXACT([.F426];[.$B$3]);[.$D$3];IF(EXACT([.F426];[.$B$4]);[.$D$4];IF(EXACT([.F426];[.$B$5]);[.$D$5];0)))" office:value-type="float" office:value="0" calcext:value-type="float">
            <text:p>0</text:p>
          </table:table-cell>
          <table:table-cell table:style-name="ce2" table:formula="of:=IF(EXACT([.F426];[.$B$3]);[.$E$3];IF(EXACT([.F426];[.$B$4]);[.$E$4];IF(EXACT([.F42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6]/100*[.R426]-[.Q426]/100*[.T426]" office:value-type="float" office:value="0" calcext:value-type="float">
            <text:p>0.00</text:p>
          </table:table-cell>
          <table:table-cell table:style-name="ce9" table:formula="of:=[.G426]/[.H426]*60" office:value-type="string" office:string-value="" calcext:value-type="error">
            <text:p>#DIV/0!</text:p>
          </table:table-cell>
          <table:table-cell table:style-name="ce9" table:formula="of:=[.U426]/[.H42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3" table:number-columns-repeated="4"/>
          <table:table-cell table:style-name="ce2"/>
          <table:table-cell table:style-name="ce9" table:formula="of:=[.H427]/60" office:value-type="float" office:value="0" calcext:value-type="float">
            <text:p>0.00</text:p>
          </table:table-cell>
          <table:table-cell table:style-name="ce2"/>
          <table:table-cell table:style-name="ce1" table:formula="of:=IF(EXACT([.C427];&quot;Hard&quot;);60;IF(EXACT([.C427];&quot;Medium&quot;);40;IF(EXACT([.C427];&quot;Easy&quot;);20;0)))" office:value-type="float" office:value="0" calcext:value-type="float">
            <text:p>0</text:p>
          </table:table-cell>
          <table:table-cell table:style-name="ce1" table:formula="of:=IF(EXACT([.F427];[.$B$3]);[.$D$3];IF(EXACT([.F427];[.$B$4]);[.$D$4];IF(EXACT([.F427];[.$B$5]);[.$D$5];0)))" office:value-type="float" office:value="0" calcext:value-type="float">
            <text:p>0</text:p>
          </table:table-cell>
          <table:table-cell table:style-name="ce2" table:formula="of:=IF(EXACT([.F427];[.$B$3]);[.$E$3];IF(EXACT([.F427];[.$B$4]);[.$E$4];IF(EXACT([.F42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7]/100*[.R427]-[.Q427]/100*[.T427]" office:value-type="float" office:value="0" calcext:value-type="float">
            <text:p>0.00</text:p>
          </table:table-cell>
          <table:table-cell table:style-name="ce9" table:formula="of:=[.G427]/[.H427]*60" office:value-type="string" office:string-value="" calcext:value-type="error">
            <text:p>#DIV/0!</text:p>
          </table:table-cell>
          <table:table-cell table:style-name="ce9" table:formula="of:=[.U427]/[.H42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3" table:number-columns-repeated="4"/>
          <table:table-cell table:style-name="ce2"/>
          <table:table-cell table:style-name="ce9" table:formula="of:=[.H428]/60" office:value-type="float" office:value="0" calcext:value-type="float">
            <text:p>0.00</text:p>
          </table:table-cell>
          <table:table-cell table:style-name="ce2"/>
          <table:table-cell table:style-name="ce1" table:formula="of:=IF(EXACT([.C428];&quot;Hard&quot;);60;IF(EXACT([.C428];&quot;Medium&quot;);40;IF(EXACT([.C428];&quot;Easy&quot;);20;0)))" office:value-type="float" office:value="0" calcext:value-type="float">
            <text:p>0</text:p>
          </table:table-cell>
          <table:table-cell table:style-name="ce1" table:formula="of:=IF(EXACT([.F428];[.$B$3]);[.$D$3];IF(EXACT([.F428];[.$B$4]);[.$D$4];IF(EXACT([.F428];[.$B$5]);[.$D$5];0)))" office:value-type="float" office:value="0" calcext:value-type="float">
            <text:p>0</text:p>
          </table:table-cell>
          <table:table-cell table:style-name="ce2" table:formula="of:=IF(EXACT([.F428];[.$B$3]);[.$E$3];IF(EXACT([.F428];[.$B$4]);[.$E$4];IF(EXACT([.F42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8]/100*[.R428]-[.Q428]/100*[.T428]" office:value-type="float" office:value="0" calcext:value-type="float">
            <text:p>0.00</text:p>
          </table:table-cell>
          <table:table-cell table:style-name="ce9" table:formula="of:=[.G428]/[.H428]*60" office:value-type="string" office:string-value="" calcext:value-type="error">
            <text:p>#DIV/0!</text:p>
          </table:table-cell>
          <table:table-cell table:style-name="ce9" table:formula="of:=[.U428]/[.H42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3" table:number-columns-repeated="4"/>
          <table:table-cell table:style-name="ce2"/>
          <table:table-cell table:style-name="ce9" table:formula="of:=[.H429]/60" office:value-type="float" office:value="0" calcext:value-type="float">
            <text:p>0.00</text:p>
          </table:table-cell>
          <table:table-cell table:style-name="ce2"/>
          <table:table-cell table:style-name="ce1" table:formula="of:=IF(EXACT([.C429];&quot;Hard&quot;);60;IF(EXACT([.C429];&quot;Medium&quot;);40;IF(EXACT([.C429];&quot;Easy&quot;);20;0)))" office:value-type="float" office:value="0" calcext:value-type="float">
            <text:p>0</text:p>
          </table:table-cell>
          <table:table-cell table:style-name="ce1" table:formula="of:=IF(EXACT([.F429];[.$B$3]);[.$D$3];IF(EXACT([.F429];[.$B$4]);[.$D$4];IF(EXACT([.F429];[.$B$5]);[.$D$5];0)))" office:value-type="float" office:value="0" calcext:value-type="float">
            <text:p>0</text:p>
          </table:table-cell>
          <table:table-cell table:style-name="ce2" table:formula="of:=IF(EXACT([.F429];[.$B$3]);[.$E$3];IF(EXACT([.F429];[.$B$4]);[.$E$4];IF(EXACT([.F42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29]/100*[.R429]-[.Q429]/100*[.T429]" office:value-type="float" office:value="0" calcext:value-type="float">
            <text:p>0.00</text:p>
          </table:table-cell>
          <table:table-cell table:style-name="ce9" table:formula="of:=[.G429]/[.H429]*60" office:value-type="string" office:string-value="" calcext:value-type="error">
            <text:p>#DIV/0!</text:p>
          </table:table-cell>
          <table:table-cell table:style-name="ce9" table:formula="of:=[.U429]/[.H42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3" table:number-columns-repeated="4"/>
          <table:table-cell table:style-name="ce2"/>
          <table:table-cell table:style-name="ce9" table:formula="of:=[.H430]/60" office:value-type="float" office:value="0" calcext:value-type="float">
            <text:p>0.00</text:p>
          </table:table-cell>
          <table:table-cell table:style-name="ce2"/>
          <table:table-cell table:style-name="ce1" table:formula="of:=IF(EXACT([.C430];&quot;Hard&quot;);60;IF(EXACT([.C430];&quot;Medium&quot;);40;IF(EXACT([.C430];&quot;Easy&quot;);20;0)))" office:value-type="float" office:value="0" calcext:value-type="float">
            <text:p>0</text:p>
          </table:table-cell>
          <table:table-cell table:style-name="ce1" table:formula="of:=IF(EXACT([.F430];[.$B$3]);[.$D$3];IF(EXACT([.F430];[.$B$4]);[.$D$4];IF(EXACT([.F430];[.$B$5]);[.$D$5];0)))" office:value-type="float" office:value="0" calcext:value-type="float">
            <text:p>0</text:p>
          </table:table-cell>
          <table:table-cell table:style-name="ce2" table:formula="of:=IF(EXACT([.F430];[.$B$3]);[.$E$3];IF(EXACT([.F430];[.$B$4]);[.$E$4];IF(EXACT([.F43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0]/100*[.R430]-[.Q430]/100*[.T430]" office:value-type="float" office:value="0" calcext:value-type="float">
            <text:p>0.00</text:p>
          </table:table-cell>
          <table:table-cell table:style-name="ce9" table:formula="of:=[.G430]/[.H430]*60" office:value-type="string" office:string-value="" calcext:value-type="error">
            <text:p>#DIV/0!</text:p>
          </table:table-cell>
          <table:table-cell table:style-name="ce9" table:formula="of:=[.U430]/[.H43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3" table:number-columns-repeated="4"/>
          <table:table-cell table:style-name="ce2"/>
          <table:table-cell table:style-name="ce9" table:formula="of:=[.H431]/60" office:value-type="float" office:value="0" calcext:value-type="float">
            <text:p>0.00</text:p>
          </table:table-cell>
          <table:table-cell table:style-name="ce2"/>
          <table:table-cell table:style-name="ce1" table:formula="of:=IF(EXACT([.C431];&quot;Hard&quot;);60;IF(EXACT([.C431];&quot;Medium&quot;);40;IF(EXACT([.C431];&quot;Easy&quot;);20;0)))" office:value-type="float" office:value="0" calcext:value-type="float">
            <text:p>0</text:p>
          </table:table-cell>
          <table:table-cell table:style-name="ce1" table:formula="of:=IF(EXACT([.F431];[.$B$3]);[.$D$3];IF(EXACT([.F431];[.$B$4]);[.$D$4];IF(EXACT([.F431];[.$B$5]);[.$D$5];0)))" office:value-type="float" office:value="0" calcext:value-type="float">
            <text:p>0</text:p>
          </table:table-cell>
          <table:table-cell table:style-name="ce2" table:formula="of:=IF(EXACT([.F431];[.$B$3]);[.$E$3];IF(EXACT([.F431];[.$B$4]);[.$E$4];IF(EXACT([.F43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1]/100*[.R431]-[.Q431]/100*[.T431]" office:value-type="float" office:value="0" calcext:value-type="float">
            <text:p>0.00</text:p>
          </table:table-cell>
          <table:table-cell table:style-name="ce9" table:formula="of:=[.G431]/[.H431]*60" office:value-type="string" office:string-value="" calcext:value-type="error">
            <text:p>#DIV/0!</text:p>
          </table:table-cell>
          <table:table-cell table:style-name="ce9" table:formula="of:=[.U431]/[.H43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2" table:number-columns-repeated="5"/>
          <table:table-cell table:style-name="ce9" table:formula="of:=[.H432]/60" office:value-type="float" office:value="0" calcext:value-type="float">
            <text:p>0.00</text:p>
          </table:table-cell>
          <table:table-cell table:style-name="ce2"/>
          <table:table-cell table:style-name="ce1" table:formula="of:=IF(EXACT([.C432];&quot;Hard&quot;);60;IF(EXACT([.C432];&quot;Medium&quot;);40;IF(EXACT([.C432];&quot;Easy&quot;);20;0)))" office:value-type="float" office:value="0" calcext:value-type="float">
            <text:p>0</text:p>
          </table:table-cell>
          <table:table-cell table:style-name="ce1" table:formula="of:=IF(EXACT([.F432];[.$B$3]);[.$D$3];IF(EXACT([.F432];[.$B$4]);[.$D$4];IF(EXACT([.F432];[.$B$5]);[.$D$5];0)))" office:value-type="float" office:value="0" calcext:value-type="float">
            <text:p>0</text:p>
          </table:table-cell>
          <table:table-cell table:style-name="ce2" table:formula="of:=IF(EXACT([.F432];[.$B$3]);[.$E$3];IF(EXACT([.F432];[.$B$4]);[.$E$4];IF(EXACT([.F43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2]/100*[.R432]-[.Q432]/100*[.T432]" office:value-type="float" office:value="0" calcext:value-type="float">
            <text:p>0.00</text:p>
          </table:table-cell>
          <table:table-cell table:style-name="ce9" table:formula="of:=[.G432]/[.H432]*60" office:value-type="string" office:string-value="" calcext:value-type="error">
            <text:p>#DIV/0!</text:p>
          </table:table-cell>
          <table:table-cell table:style-name="ce9" table:formula="of:=[.U432]/[.H43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2" table:number-columns-repeated="5"/>
          <table:table-cell table:style-name="ce9" table:formula="of:=[.H433]/60" office:value-type="float" office:value="0" calcext:value-type="float">
            <text:p>0.00</text:p>
          </table:table-cell>
          <table:table-cell table:style-name="ce2"/>
          <table:table-cell table:style-name="ce1" table:formula="of:=IF(EXACT([.C433];&quot;Hard&quot;);60;IF(EXACT([.C433];&quot;Medium&quot;);40;IF(EXACT([.C433];&quot;Easy&quot;);20;0)))" office:value-type="float" office:value="0" calcext:value-type="float">
            <text:p>0</text:p>
          </table:table-cell>
          <table:table-cell table:style-name="ce1" table:formula="of:=IF(EXACT([.F433];[.$B$3]);[.$D$3];IF(EXACT([.F433];[.$B$4]);[.$D$4];IF(EXACT([.F433];[.$B$5]);[.$D$5];0)))" office:value-type="float" office:value="0" calcext:value-type="float">
            <text:p>0</text:p>
          </table:table-cell>
          <table:table-cell table:style-name="ce2" table:formula="of:=IF(EXACT([.F433];[.$B$3]);[.$E$3];IF(EXACT([.F433];[.$B$4]);[.$E$4];IF(EXACT([.F43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3]/100*[.R433]-[.Q433]/100*[.T433]" office:value-type="float" office:value="0" calcext:value-type="float">
            <text:p>0.00</text:p>
          </table:table-cell>
          <table:table-cell table:style-name="ce9" table:formula="of:=[.G433]/[.H433]*60" office:value-type="string" office:string-value="" calcext:value-type="error">
            <text:p>#DIV/0!</text:p>
          </table:table-cell>
          <table:table-cell table:style-name="ce9" table:formula="of:=[.U433]/[.H43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2" table:number-columns-repeated="5"/>
          <table:table-cell table:style-name="ce9" table:formula="of:=[.H434]/60" office:value-type="float" office:value="0" calcext:value-type="float">
            <text:p>0.00</text:p>
          </table:table-cell>
          <table:table-cell table:style-name="ce2"/>
          <table:table-cell table:style-name="ce1" table:formula="of:=IF(EXACT([.C434];&quot;Hard&quot;);60;IF(EXACT([.C434];&quot;Medium&quot;);40;IF(EXACT([.C434];&quot;Easy&quot;);20;0)))" office:value-type="float" office:value="0" calcext:value-type="float">
            <text:p>0</text:p>
          </table:table-cell>
          <table:table-cell table:style-name="ce1" table:formula="of:=IF(EXACT([.F434];[.$B$3]);[.$D$3];IF(EXACT([.F434];[.$B$4]);[.$D$4];IF(EXACT([.F434];[.$B$5]);[.$D$5];0)))" office:value-type="float" office:value="0" calcext:value-type="float">
            <text:p>0</text:p>
          </table:table-cell>
          <table:table-cell table:style-name="ce2" table:formula="of:=IF(EXACT([.F434];[.$B$3]);[.$E$3];IF(EXACT([.F434];[.$B$4]);[.$E$4];IF(EXACT([.F43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4]/100*[.R434]-[.Q434]/100*[.T434]" office:value-type="float" office:value="0" calcext:value-type="float">
            <text:p>0.00</text:p>
          </table:table-cell>
          <table:table-cell table:style-name="ce9" table:formula="of:=[.G434]/[.H434]*60" office:value-type="string" office:string-value="" calcext:value-type="error">
            <text:p>#DIV/0!</text:p>
          </table:table-cell>
          <table:table-cell table:style-name="ce9" table:formula="of:=[.U434]/[.H43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2" table:number-columns-repeated="5"/>
          <table:table-cell table:style-name="ce9" table:formula="of:=[.H435]/60" office:value-type="float" office:value="0" calcext:value-type="float">
            <text:p>0.00</text:p>
          </table:table-cell>
          <table:table-cell table:style-name="ce2"/>
          <table:table-cell table:style-name="ce1" table:formula="of:=IF(EXACT([.C435];&quot;Hard&quot;);60;IF(EXACT([.C435];&quot;Medium&quot;);40;IF(EXACT([.C435];&quot;Easy&quot;);20;0)))" office:value-type="float" office:value="0" calcext:value-type="float">
            <text:p>0</text:p>
          </table:table-cell>
          <table:table-cell table:style-name="ce1" table:formula="of:=IF(EXACT([.F435];[.$B$3]);[.$D$3];IF(EXACT([.F435];[.$B$4]);[.$D$4];IF(EXACT([.F435];[.$B$5]);[.$D$5];0)))" office:value-type="float" office:value="0" calcext:value-type="float">
            <text:p>0</text:p>
          </table:table-cell>
          <table:table-cell table:style-name="ce2" table:formula="of:=IF(EXACT([.F435];[.$B$3]);[.$E$3];IF(EXACT([.F435];[.$B$4]);[.$E$4];IF(EXACT([.F43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5]/100*[.R435]-[.Q435]/100*[.T435]" office:value-type="float" office:value="0" calcext:value-type="float">
            <text:p>0.00</text:p>
          </table:table-cell>
          <table:table-cell table:style-name="ce9" table:formula="of:=[.G435]/[.H435]*60" office:value-type="string" office:string-value="" calcext:value-type="error">
            <text:p>#DIV/0!</text:p>
          </table:table-cell>
          <table:table-cell table:style-name="ce9" table:formula="of:=[.U435]/[.H43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8"/>
          <table:table-cell table:style-name="ce5"/>
          <table:table-cell table:style-name="ce2" table:number-columns-repeated="5"/>
          <table:table-cell table:style-name="ce9" table:formula="of:=[.H436]/60" office:value-type="float" office:value="0" calcext:value-type="float">
            <text:p>0.00</text:p>
          </table:table-cell>
          <table:table-cell table:style-name="ce2"/>
          <table:table-cell table:style-name="ce1" table:formula="of:=IF(EXACT([.C436];&quot;Hard&quot;);60;IF(EXACT([.C436];&quot;Medium&quot;);40;IF(EXACT([.C436];&quot;Easy&quot;);20;0)))" office:value-type="float" office:value="0" calcext:value-type="float">
            <text:p>0</text:p>
          </table:table-cell>
          <table:table-cell table:style-name="ce1" table:formula="of:=IF(EXACT([.F436];[.$B$3]);[.$D$3];IF(EXACT([.F436];[.$B$4]);[.$D$4];IF(EXACT([.F436];[.$B$5]);[.$D$5];0)))" office:value-type="float" office:value="0" calcext:value-type="float">
            <text:p>0</text:p>
          </table:table-cell>
          <table:table-cell table:style-name="ce2" table:formula="of:=IF(EXACT([.F436];[.$B$3]);[.$E$3];IF(EXACT([.F436];[.$B$4]);[.$E$4];IF(EXACT([.F43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6]/100*[.R436]-[.Q436]/100*[.T436]" office:value-type="float" office:value="0" calcext:value-type="float">
            <text:p>0.00</text:p>
          </table:table-cell>
          <table:table-cell table:style-name="ce9" table:formula="of:=[.G436]/[.H436]*60" office:value-type="string" office:string-value="" calcext:value-type="error">
            <text:p>#DIV/0!</text:p>
          </table:table-cell>
          <table:table-cell table:style-name="ce9" table:formula="of:=[.U436]/[.H43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37]/60" office:value-type="float" office:value="0" calcext:value-type="float">
            <text:p>0.00</text:p>
          </table:table-cell>
          <table:table-cell table:style-name="ce2"/>
          <table:table-cell table:style-name="ce1" table:formula="of:=IF(EXACT([.C437];&quot;Hard&quot;);60;IF(EXACT([.C437];&quot;Medium&quot;);40;IF(EXACT([.C437];&quot;Easy&quot;);20;0)))" office:value-type="float" office:value="0" calcext:value-type="float">
            <text:p>0</text:p>
          </table:table-cell>
          <table:table-cell table:style-name="ce1" table:formula="of:=IF(EXACT([.F437];[.$B$3]);[.$D$3];IF(EXACT([.F437];[.$B$4]);[.$D$4];IF(EXACT([.F437];[.$B$5]);[.$D$5];0)))" office:value-type="float" office:value="0" calcext:value-type="float">
            <text:p>0</text:p>
          </table:table-cell>
          <table:table-cell table:style-name="ce2" table:formula="of:=IF(EXACT([.F437];[.$B$3]);[.$E$3];IF(EXACT([.F437];[.$B$4]);[.$E$4];IF(EXACT([.F43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7]/100*[.R437]-[.Q437]/100*[.T437]" office:value-type="float" office:value="0" calcext:value-type="float">
            <text:p>0.00</text:p>
          </table:table-cell>
          <table:table-cell table:style-name="ce9" table:formula="of:=[.G437]/[.H437]*60" office:value-type="string" office:string-value="" calcext:value-type="error">
            <text:p>#DIV/0!</text:p>
          </table:table-cell>
          <table:table-cell table:style-name="ce9" table:formula="of:=[.U437]/[.H43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38]/60" office:value-type="float" office:value="0" calcext:value-type="float">
            <text:p>0.00</text:p>
          </table:table-cell>
          <table:table-cell table:style-name="ce2"/>
          <table:table-cell table:style-name="ce1" table:formula="of:=IF(EXACT([.C438];&quot;Hard&quot;);60;IF(EXACT([.C438];&quot;Medium&quot;);40;IF(EXACT([.C438];&quot;Easy&quot;);20;0)))" office:value-type="float" office:value="0" calcext:value-type="float">
            <text:p>0</text:p>
          </table:table-cell>
          <table:table-cell table:style-name="ce1" table:formula="of:=IF(EXACT([.F438];[.$B$3]);[.$D$3];IF(EXACT([.F438];[.$B$4]);[.$D$4];IF(EXACT([.F438];[.$B$5]);[.$D$5];0)))" office:value-type="float" office:value="0" calcext:value-type="float">
            <text:p>0</text:p>
          </table:table-cell>
          <table:table-cell table:style-name="ce2" table:formula="of:=IF(EXACT([.F438];[.$B$3]);[.$E$3];IF(EXACT([.F438];[.$B$4]);[.$E$4];IF(EXACT([.F43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8]/100*[.R438]-[.Q438]/100*[.T438]" office:value-type="float" office:value="0" calcext:value-type="float">
            <text:p>0.00</text:p>
          </table:table-cell>
          <table:table-cell table:style-name="ce9" table:formula="of:=[.G438]/[.H438]*60" office:value-type="string" office:string-value="" calcext:value-type="error">
            <text:p>#DIV/0!</text:p>
          </table:table-cell>
          <table:table-cell table:style-name="ce9" table:formula="of:=[.U438]/[.H43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39]/60" office:value-type="float" office:value="0" calcext:value-type="float">
            <text:p>0.00</text:p>
          </table:table-cell>
          <table:table-cell table:style-name="ce2"/>
          <table:table-cell table:style-name="ce1" table:formula="of:=IF(EXACT([.C439];&quot;Hard&quot;);60;IF(EXACT([.C439];&quot;Medium&quot;);40;IF(EXACT([.C439];&quot;Easy&quot;);20;0)))" office:value-type="float" office:value="0" calcext:value-type="float">
            <text:p>0</text:p>
          </table:table-cell>
          <table:table-cell table:style-name="ce1" table:formula="of:=IF(EXACT([.F439];[.$B$3]);[.$D$3];IF(EXACT([.F439];[.$B$4]);[.$D$4];IF(EXACT([.F439];[.$B$5]);[.$D$5];0)))" office:value-type="float" office:value="0" calcext:value-type="float">
            <text:p>0</text:p>
          </table:table-cell>
          <table:table-cell table:style-name="ce2" table:formula="of:=IF(EXACT([.F439];[.$B$3]);[.$E$3];IF(EXACT([.F439];[.$B$4]);[.$E$4];IF(EXACT([.F43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39]/100*[.R439]-[.Q439]/100*[.T439]" office:value-type="float" office:value="0" calcext:value-type="float">
            <text:p>0.00</text:p>
          </table:table-cell>
          <table:table-cell table:style-name="ce9" table:formula="of:=[.G439]/[.H439]*60" office:value-type="string" office:string-value="" calcext:value-type="error">
            <text:p>#DIV/0!</text:p>
          </table:table-cell>
          <table:table-cell table:style-name="ce9" table:formula="of:=[.U439]/[.H43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0]/60" office:value-type="float" office:value="0" calcext:value-type="float">
            <text:p>0.00</text:p>
          </table:table-cell>
          <table:table-cell table:style-name="ce2"/>
          <table:table-cell table:style-name="ce1" table:formula="of:=IF(EXACT([.C440];&quot;Hard&quot;);60;IF(EXACT([.C440];&quot;Medium&quot;);40;IF(EXACT([.C440];&quot;Easy&quot;);20;0)))" office:value-type="float" office:value="0" calcext:value-type="float">
            <text:p>0</text:p>
          </table:table-cell>
          <table:table-cell table:style-name="ce1" table:formula="of:=IF(EXACT([.F440];[.$B$3]);[.$D$3];IF(EXACT([.F440];[.$B$4]);[.$D$4];IF(EXACT([.F440];[.$B$5]);[.$D$5];0)))" office:value-type="float" office:value="0" calcext:value-type="float">
            <text:p>0</text:p>
          </table:table-cell>
          <table:table-cell table:style-name="ce2" table:formula="of:=IF(EXACT([.F440];[.$B$3]);[.$E$3];IF(EXACT([.F440];[.$B$4]);[.$E$4];IF(EXACT([.F44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0]/100*[.R440]-[.Q440]/100*[.T440]" office:value-type="float" office:value="0" calcext:value-type="float">
            <text:p>0.00</text:p>
          </table:table-cell>
          <table:table-cell table:style-name="ce9" table:formula="of:=[.G440]/[.H440]*60" office:value-type="string" office:string-value="" calcext:value-type="error">
            <text:p>#DIV/0!</text:p>
          </table:table-cell>
          <table:table-cell table:style-name="ce9" table:formula="of:=[.U440]/[.H44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1]/60" office:value-type="float" office:value="0" calcext:value-type="float">
            <text:p>0.00</text:p>
          </table:table-cell>
          <table:table-cell table:style-name="ce2"/>
          <table:table-cell table:style-name="ce1" table:formula="of:=IF(EXACT([.C441];&quot;Hard&quot;);60;IF(EXACT([.C441];&quot;Medium&quot;);40;IF(EXACT([.C441];&quot;Easy&quot;);20;0)))" office:value-type="float" office:value="0" calcext:value-type="float">
            <text:p>0</text:p>
          </table:table-cell>
          <table:table-cell table:style-name="ce1" table:formula="of:=IF(EXACT([.F441];[.$B$3]);[.$D$3];IF(EXACT([.F441];[.$B$4]);[.$D$4];IF(EXACT([.F441];[.$B$5]);[.$D$5];0)))" office:value-type="float" office:value="0" calcext:value-type="float">
            <text:p>0</text:p>
          </table:table-cell>
          <table:table-cell table:style-name="ce2" table:formula="of:=IF(EXACT([.F441];[.$B$3]);[.$E$3];IF(EXACT([.F441];[.$B$4]);[.$E$4];IF(EXACT([.F44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1]/100*[.R441]-[.Q441]/100*[.T441]" office:value-type="float" office:value="0" calcext:value-type="float">
            <text:p>0.00</text:p>
          </table:table-cell>
          <table:table-cell table:style-name="ce9" table:formula="of:=[.G441]/[.H441]*60" office:value-type="string" office:string-value="" calcext:value-type="error">
            <text:p>#DIV/0!</text:p>
          </table:table-cell>
          <table:table-cell table:style-name="ce9" table:formula="of:=[.U441]/[.H44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2]/60" office:value-type="float" office:value="0" calcext:value-type="float">
            <text:p>0.00</text:p>
          </table:table-cell>
          <table:table-cell table:style-name="ce2"/>
          <table:table-cell table:style-name="ce1" table:formula="of:=IF(EXACT([.C442];&quot;Hard&quot;);60;IF(EXACT([.C442];&quot;Medium&quot;);40;IF(EXACT([.C442];&quot;Easy&quot;);20;0)))" office:value-type="float" office:value="0" calcext:value-type="float">
            <text:p>0</text:p>
          </table:table-cell>
          <table:table-cell table:style-name="ce1" table:formula="of:=IF(EXACT([.F442];[.$B$3]);[.$D$3];IF(EXACT([.F442];[.$B$4]);[.$D$4];IF(EXACT([.F442];[.$B$5]);[.$D$5];0)))" office:value-type="float" office:value="0" calcext:value-type="float">
            <text:p>0</text:p>
          </table:table-cell>
          <table:table-cell table:style-name="ce2" table:formula="of:=IF(EXACT([.F442];[.$B$3]);[.$E$3];IF(EXACT([.F442];[.$B$4]);[.$E$4];IF(EXACT([.F44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2]/100*[.R442]-[.Q442]/100*[.T442]" office:value-type="float" office:value="0" calcext:value-type="float">
            <text:p>0.00</text:p>
          </table:table-cell>
          <table:table-cell table:style-name="ce9" table:formula="of:=[.G442]/[.H442]*60" office:value-type="string" office:string-value="" calcext:value-type="error">
            <text:p>#DIV/0!</text:p>
          </table:table-cell>
          <table:table-cell table:style-name="ce9" table:formula="of:=[.U442]/[.H44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3]/60" office:value-type="float" office:value="0" calcext:value-type="float">
            <text:p>0.00</text:p>
          </table:table-cell>
          <table:table-cell table:style-name="ce2"/>
          <table:table-cell table:style-name="ce1" table:formula="of:=IF(EXACT([.C443];&quot;Hard&quot;);60;IF(EXACT([.C443];&quot;Medium&quot;);40;IF(EXACT([.C443];&quot;Easy&quot;);20;0)))" office:value-type="float" office:value="0" calcext:value-type="float">
            <text:p>0</text:p>
          </table:table-cell>
          <table:table-cell table:style-name="ce1" table:formula="of:=IF(EXACT([.F443];[.$B$3]);[.$D$3];IF(EXACT([.F443];[.$B$4]);[.$D$4];IF(EXACT([.F443];[.$B$5]);[.$D$5];0)))" office:value-type="float" office:value="0" calcext:value-type="float">
            <text:p>0</text:p>
          </table:table-cell>
          <table:table-cell table:style-name="ce2" table:formula="of:=IF(EXACT([.F443];[.$B$3]);[.$E$3];IF(EXACT([.F443];[.$B$4]);[.$E$4];IF(EXACT([.F44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3]/100*[.R443]-[.Q443]/100*[.T443]" office:value-type="float" office:value="0" calcext:value-type="float">
            <text:p>0.00</text:p>
          </table:table-cell>
          <table:table-cell table:style-name="ce9" table:formula="of:=[.G443]/[.H443]*60" office:value-type="string" office:string-value="" calcext:value-type="error">
            <text:p>#DIV/0!</text:p>
          </table:table-cell>
          <table:table-cell table:style-name="ce9" table:formula="of:=[.U443]/[.H44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4]/60" office:value-type="float" office:value="0" calcext:value-type="float">
            <text:p>0.00</text:p>
          </table:table-cell>
          <table:table-cell table:style-name="ce2"/>
          <table:table-cell table:style-name="ce1" table:formula="of:=IF(EXACT([.C444];&quot;Hard&quot;);60;IF(EXACT([.C444];&quot;Medium&quot;);40;IF(EXACT([.C444];&quot;Easy&quot;);20;0)))" office:value-type="float" office:value="0" calcext:value-type="float">
            <text:p>0</text:p>
          </table:table-cell>
          <table:table-cell table:style-name="ce1" table:formula="of:=IF(EXACT([.F444];[.$B$3]);[.$D$3];IF(EXACT([.F444];[.$B$4]);[.$D$4];IF(EXACT([.F444];[.$B$5]);[.$D$5];0)))" office:value-type="float" office:value="0" calcext:value-type="float">
            <text:p>0</text:p>
          </table:table-cell>
          <table:table-cell table:style-name="ce2" table:formula="of:=IF(EXACT([.F444];[.$B$3]);[.$E$3];IF(EXACT([.F444];[.$B$4]);[.$E$4];IF(EXACT([.F44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4]/100*[.R444]-[.Q444]/100*[.T444]" office:value-type="float" office:value="0" calcext:value-type="float">
            <text:p>0.00</text:p>
          </table:table-cell>
          <table:table-cell table:style-name="ce9" table:formula="of:=[.G444]/[.H444]*60" office:value-type="string" office:string-value="" calcext:value-type="error">
            <text:p>#DIV/0!</text:p>
          </table:table-cell>
          <table:table-cell table:style-name="ce9" table:formula="of:=[.U444]/[.H44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5]/60" office:value-type="float" office:value="0" calcext:value-type="float">
            <text:p>0.00</text:p>
          </table:table-cell>
          <table:table-cell table:style-name="ce2"/>
          <table:table-cell table:style-name="ce1" table:formula="of:=IF(EXACT([.C445];&quot;Hard&quot;);60;IF(EXACT([.C445];&quot;Medium&quot;);40;IF(EXACT([.C445];&quot;Easy&quot;);20;0)))" office:value-type="float" office:value="0" calcext:value-type="float">
            <text:p>0</text:p>
          </table:table-cell>
          <table:table-cell table:style-name="ce1" table:formula="of:=IF(EXACT([.F445];[.$B$3]);[.$D$3];IF(EXACT([.F445];[.$B$4]);[.$D$4];IF(EXACT([.F445];[.$B$5]);[.$D$5];0)))" office:value-type="float" office:value="0" calcext:value-type="float">
            <text:p>0</text:p>
          </table:table-cell>
          <table:table-cell table:style-name="ce2" table:formula="of:=IF(EXACT([.F445];[.$B$3]);[.$E$3];IF(EXACT([.F445];[.$B$4]);[.$E$4];IF(EXACT([.F44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5]/100*[.R445]-[.Q445]/100*[.T445]" office:value-type="float" office:value="0" calcext:value-type="float">
            <text:p>0.00</text:p>
          </table:table-cell>
          <table:table-cell table:style-name="ce9" table:formula="of:=[.G445]/[.H445]*60" office:value-type="string" office:string-value="" calcext:value-type="error">
            <text:p>#DIV/0!</text:p>
          </table:table-cell>
          <table:table-cell table:style-name="ce9" table:formula="of:=[.U445]/[.H44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6]/60" office:value-type="float" office:value="0" calcext:value-type="float">
            <text:p>0.00</text:p>
          </table:table-cell>
          <table:table-cell table:style-name="ce2"/>
          <table:table-cell table:style-name="ce1" table:formula="of:=IF(EXACT([.C446];&quot;Hard&quot;);60;IF(EXACT([.C446];&quot;Medium&quot;);40;IF(EXACT([.C446];&quot;Easy&quot;);20;0)))" office:value-type="float" office:value="0" calcext:value-type="float">
            <text:p>0</text:p>
          </table:table-cell>
          <table:table-cell table:style-name="ce1" table:formula="of:=IF(EXACT([.F446];[.$B$3]);[.$D$3];IF(EXACT([.F446];[.$B$4]);[.$D$4];IF(EXACT([.F446];[.$B$5]);[.$D$5];0)))" office:value-type="float" office:value="0" calcext:value-type="float">
            <text:p>0</text:p>
          </table:table-cell>
          <table:table-cell table:style-name="ce2" table:formula="of:=IF(EXACT([.F446];[.$B$3]);[.$E$3];IF(EXACT([.F446];[.$B$4]);[.$E$4];IF(EXACT([.F44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6]/100*[.R446]-[.Q446]/100*[.T446]" office:value-type="float" office:value="0" calcext:value-type="float">
            <text:p>0.00</text:p>
          </table:table-cell>
          <table:table-cell table:style-name="ce9" table:formula="of:=[.G446]/[.H446]*60" office:value-type="string" office:string-value="" calcext:value-type="error">
            <text:p>#DIV/0!</text:p>
          </table:table-cell>
          <table:table-cell table:style-name="ce9" table:formula="of:=[.U446]/[.H44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7]/60" office:value-type="float" office:value="0" calcext:value-type="float">
            <text:p>0.00</text:p>
          </table:table-cell>
          <table:table-cell table:style-name="ce2"/>
          <table:table-cell table:style-name="ce1" table:formula="of:=IF(EXACT([.C447];&quot;Hard&quot;);60;IF(EXACT([.C447];&quot;Medium&quot;);40;IF(EXACT([.C447];&quot;Easy&quot;);20;0)))" office:value-type="float" office:value="0" calcext:value-type="float">
            <text:p>0</text:p>
          </table:table-cell>
          <table:table-cell table:style-name="ce1" table:formula="of:=IF(EXACT([.F447];[.$B$3]);[.$D$3];IF(EXACT([.F447];[.$B$4]);[.$D$4];IF(EXACT([.F447];[.$B$5]);[.$D$5];0)))" office:value-type="float" office:value="0" calcext:value-type="float">
            <text:p>0</text:p>
          </table:table-cell>
          <table:table-cell table:style-name="ce2" table:formula="of:=IF(EXACT([.F447];[.$B$3]);[.$E$3];IF(EXACT([.F447];[.$B$4]);[.$E$4];IF(EXACT([.F44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7]/100*[.R447]-[.Q447]/100*[.T447]" office:value-type="float" office:value="0" calcext:value-type="float">
            <text:p>0.00</text:p>
          </table:table-cell>
          <table:table-cell table:style-name="ce9" table:formula="of:=[.G447]/[.H447]*60" office:value-type="string" office:string-value="" calcext:value-type="error">
            <text:p>#DIV/0!</text:p>
          </table:table-cell>
          <table:table-cell table:style-name="ce9" table:formula="of:=[.U447]/[.H44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8]/60" office:value-type="float" office:value="0" calcext:value-type="float">
            <text:p>0.00</text:p>
          </table:table-cell>
          <table:table-cell table:style-name="ce2"/>
          <table:table-cell table:style-name="ce1" table:formula="of:=IF(EXACT([.C448];&quot;Hard&quot;);60;IF(EXACT([.C448];&quot;Medium&quot;);40;IF(EXACT([.C448];&quot;Easy&quot;);20;0)))" office:value-type="float" office:value="0" calcext:value-type="float">
            <text:p>0</text:p>
          </table:table-cell>
          <table:table-cell table:style-name="ce1" table:formula="of:=IF(EXACT([.F448];[.$B$3]);[.$D$3];IF(EXACT([.F448];[.$B$4]);[.$D$4];IF(EXACT([.F448];[.$B$5]);[.$D$5];0)))" office:value-type="float" office:value="0" calcext:value-type="float">
            <text:p>0</text:p>
          </table:table-cell>
          <table:table-cell table:style-name="ce2" table:formula="of:=IF(EXACT([.F448];[.$B$3]);[.$E$3];IF(EXACT([.F448];[.$B$4]);[.$E$4];IF(EXACT([.F44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8]/100*[.R448]-[.Q448]/100*[.T448]" office:value-type="float" office:value="0" calcext:value-type="float">
            <text:p>0.00</text:p>
          </table:table-cell>
          <table:table-cell table:style-name="ce9" table:formula="of:=[.G448]/[.H448]*60" office:value-type="string" office:string-value="" calcext:value-type="error">
            <text:p>#DIV/0!</text:p>
          </table:table-cell>
          <table:table-cell table:style-name="ce9" table:formula="of:=[.U448]/[.H44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49]/60" office:value-type="float" office:value="0" calcext:value-type="float">
            <text:p>0.00</text:p>
          </table:table-cell>
          <table:table-cell table:style-name="ce2"/>
          <table:table-cell table:style-name="ce1" table:formula="of:=IF(EXACT([.C449];&quot;Hard&quot;);60;IF(EXACT([.C449];&quot;Medium&quot;);40;IF(EXACT([.C449];&quot;Easy&quot;);20;0)))" office:value-type="float" office:value="0" calcext:value-type="float">
            <text:p>0</text:p>
          </table:table-cell>
          <table:table-cell table:style-name="ce1" table:formula="of:=IF(EXACT([.F449];[.$B$3]);[.$D$3];IF(EXACT([.F449];[.$B$4]);[.$D$4];IF(EXACT([.F449];[.$B$5]);[.$D$5];0)))" office:value-type="float" office:value="0" calcext:value-type="float">
            <text:p>0</text:p>
          </table:table-cell>
          <table:table-cell table:style-name="ce2" table:formula="of:=IF(EXACT([.F449];[.$B$3]);[.$E$3];IF(EXACT([.F449];[.$B$4]);[.$E$4];IF(EXACT([.F44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49]/100*[.R449]-[.Q449]/100*[.T449]" office:value-type="float" office:value="0" calcext:value-type="float">
            <text:p>0.00</text:p>
          </table:table-cell>
          <table:table-cell table:style-name="ce9" table:formula="of:=[.G449]/[.H449]*60" office:value-type="string" office:string-value="" calcext:value-type="error">
            <text:p>#DIV/0!</text:p>
          </table:table-cell>
          <table:table-cell table:style-name="ce9" table:formula="of:=[.U449]/[.H44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0]/60" office:value-type="float" office:value="0" calcext:value-type="float">
            <text:p>0.00</text:p>
          </table:table-cell>
          <table:table-cell table:style-name="ce2"/>
          <table:table-cell table:style-name="ce1" table:formula="of:=IF(EXACT([.C450];&quot;Hard&quot;);60;IF(EXACT([.C450];&quot;Medium&quot;);40;IF(EXACT([.C450];&quot;Easy&quot;);20;0)))" office:value-type="float" office:value="0" calcext:value-type="float">
            <text:p>0</text:p>
          </table:table-cell>
          <table:table-cell table:style-name="ce1" table:formula="of:=IF(EXACT([.F450];[.$B$3]);[.$D$3];IF(EXACT([.F450];[.$B$4]);[.$D$4];IF(EXACT([.F450];[.$B$5]);[.$D$5];0)))" office:value-type="float" office:value="0" calcext:value-type="float">
            <text:p>0</text:p>
          </table:table-cell>
          <table:table-cell table:style-name="ce2" table:formula="of:=IF(EXACT([.F450];[.$B$3]);[.$E$3];IF(EXACT([.F450];[.$B$4]);[.$E$4];IF(EXACT([.F45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0]/100*[.R450]-[.Q450]/100*[.T450]" office:value-type="float" office:value="0" calcext:value-type="float">
            <text:p>0.00</text:p>
          </table:table-cell>
          <table:table-cell table:style-name="ce9" table:formula="of:=[.G450]/[.H450]*60" office:value-type="string" office:string-value="" calcext:value-type="error">
            <text:p>#DIV/0!</text:p>
          </table:table-cell>
          <table:table-cell table:style-name="ce9" table:formula="of:=[.U450]/[.H45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1]/60" office:value-type="float" office:value="0" calcext:value-type="float">
            <text:p>0.00</text:p>
          </table:table-cell>
          <table:table-cell table:style-name="ce2"/>
          <table:table-cell table:style-name="ce1" table:formula="of:=IF(EXACT([.C451];&quot;Hard&quot;);60;IF(EXACT([.C451];&quot;Medium&quot;);40;IF(EXACT([.C451];&quot;Easy&quot;);20;0)))" office:value-type="float" office:value="0" calcext:value-type="float">
            <text:p>0</text:p>
          </table:table-cell>
          <table:table-cell table:style-name="ce1" table:formula="of:=IF(EXACT([.F451];[.$B$3]);[.$D$3];IF(EXACT([.F451];[.$B$4]);[.$D$4];IF(EXACT([.F451];[.$B$5]);[.$D$5];0)))" office:value-type="float" office:value="0" calcext:value-type="float">
            <text:p>0</text:p>
          </table:table-cell>
          <table:table-cell table:style-name="ce2" table:formula="of:=IF(EXACT([.F451];[.$B$3]);[.$E$3];IF(EXACT([.F451];[.$B$4]);[.$E$4];IF(EXACT([.F45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1]/100*[.R451]-[.Q451]/100*[.T451]" office:value-type="float" office:value="0" calcext:value-type="float">
            <text:p>0.00</text:p>
          </table:table-cell>
          <table:table-cell table:style-name="ce9" table:formula="of:=[.G451]/[.H451]*60" office:value-type="string" office:string-value="" calcext:value-type="error">
            <text:p>#DIV/0!</text:p>
          </table:table-cell>
          <table:table-cell table:style-name="ce9" table:formula="of:=[.U451]/[.H45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2]/60" office:value-type="float" office:value="0" calcext:value-type="float">
            <text:p>0.00</text:p>
          </table:table-cell>
          <table:table-cell table:style-name="ce2"/>
          <table:table-cell table:style-name="ce1" table:formula="of:=IF(EXACT([.C452];&quot;Hard&quot;);60;IF(EXACT([.C452];&quot;Medium&quot;);40;IF(EXACT([.C452];&quot;Easy&quot;);20;0)))" office:value-type="float" office:value="0" calcext:value-type="float">
            <text:p>0</text:p>
          </table:table-cell>
          <table:table-cell table:style-name="ce1" table:formula="of:=IF(EXACT([.F452];[.$B$3]);[.$D$3];IF(EXACT([.F452];[.$B$4]);[.$D$4];IF(EXACT([.F452];[.$B$5]);[.$D$5];0)))" office:value-type="float" office:value="0" calcext:value-type="float">
            <text:p>0</text:p>
          </table:table-cell>
          <table:table-cell table:style-name="ce2" table:formula="of:=IF(EXACT([.F452];[.$B$3]);[.$E$3];IF(EXACT([.F452];[.$B$4]);[.$E$4];IF(EXACT([.F45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2]/100*[.R452]-[.Q452]/100*[.T452]" office:value-type="float" office:value="0" calcext:value-type="float">
            <text:p>0.00</text:p>
          </table:table-cell>
          <table:table-cell table:style-name="ce9" table:formula="of:=[.G452]/[.H452]*60" office:value-type="string" office:string-value="" calcext:value-type="error">
            <text:p>#DIV/0!</text:p>
          </table:table-cell>
          <table:table-cell table:style-name="ce9" table:formula="of:=[.U452]/[.H45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3]/60" office:value-type="float" office:value="0" calcext:value-type="float">
            <text:p>0.00</text:p>
          </table:table-cell>
          <table:table-cell table:style-name="ce2"/>
          <table:table-cell table:style-name="ce1" table:formula="of:=IF(EXACT([.C453];&quot;Hard&quot;);60;IF(EXACT([.C453];&quot;Medium&quot;);40;IF(EXACT([.C453];&quot;Easy&quot;);20;0)))" office:value-type="float" office:value="0" calcext:value-type="float">
            <text:p>0</text:p>
          </table:table-cell>
          <table:table-cell table:style-name="ce1" table:formula="of:=IF(EXACT([.F453];[.$B$3]);[.$D$3];IF(EXACT([.F453];[.$B$4]);[.$D$4];IF(EXACT([.F453];[.$B$5]);[.$D$5];0)))" office:value-type="float" office:value="0" calcext:value-type="float">
            <text:p>0</text:p>
          </table:table-cell>
          <table:table-cell table:style-name="ce2" table:formula="of:=IF(EXACT([.F453];[.$B$3]);[.$E$3];IF(EXACT([.F453];[.$B$4]);[.$E$4];IF(EXACT([.F45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3]/100*[.R453]-[.Q453]/100*[.T453]" office:value-type="float" office:value="0" calcext:value-type="float">
            <text:p>0.00</text:p>
          </table:table-cell>
          <table:table-cell table:style-name="ce9" table:formula="of:=[.G453]/[.H453]*60" office:value-type="string" office:string-value="" calcext:value-type="error">
            <text:p>#DIV/0!</text:p>
          </table:table-cell>
          <table:table-cell table:style-name="ce9" table:formula="of:=[.U453]/[.H45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4]/60" office:value-type="float" office:value="0" calcext:value-type="float">
            <text:p>0.00</text:p>
          </table:table-cell>
          <table:table-cell table:style-name="ce2"/>
          <table:table-cell table:style-name="ce1" table:formula="of:=IF(EXACT([.C454];&quot;Hard&quot;);60;IF(EXACT([.C454];&quot;Medium&quot;);40;IF(EXACT([.C454];&quot;Easy&quot;);20;0)))" office:value-type="float" office:value="0" calcext:value-type="float">
            <text:p>0</text:p>
          </table:table-cell>
          <table:table-cell table:style-name="ce1" table:formula="of:=IF(EXACT([.F454];[.$B$3]);[.$D$3];IF(EXACT([.F454];[.$B$4]);[.$D$4];IF(EXACT([.F454];[.$B$5]);[.$D$5];0)))" office:value-type="float" office:value="0" calcext:value-type="float">
            <text:p>0</text:p>
          </table:table-cell>
          <table:table-cell table:style-name="ce2" table:formula="of:=IF(EXACT([.F454];[.$B$3]);[.$E$3];IF(EXACT([.F454];[.$B$4]);[.$E$4];IF(EXACT([.F45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4]/100*[.R454]-[.Q454]/100*[.T454]" office:value-type="float" office:value="0" calcext:value-type="float">
            <text:p>0.00</text:p>
          </table:table-cell>
          <table:table-cell table:style-name="ce9" table:formula="of:=[.G454]/[.H454]*60" office:value-type="string" office:string-value="" calcext:value-type="error">
            <text:p>#DIV/0!</text:p>
          </table:table-cell>
          <table:table-cell table:style-name="ce9" table:formula="of:=[.U454]/[.H45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5]/60" office:value-type="float" office:value="0" calcext:value-type="float">
            <text:p>0.00</text:p>
          </table:table-cell>
          <table:table-cell table:style-name="ce2"/>
          <table:table-cell table:style-name="ce1" table:formula="of:=IF(EXACT([.C455];&quot;Hard&quot;);60;IF(EXACT([.C455];&quot;Medium&quot;);40;IF(EXACT([.C455];&quot;Easy&quot;);20;0)))" office:value-type="float" office:value="0" calcext:value-type="float">
            <text:p>0</text:p>
          </table:table-cell>
          <table:table-cell table:style-name="ce1" table:formula="of:=IF(EXACT([.F455];[.$B$3]);[.$D$3];IF(EXACT([.F455];[.$B$4]);[.$D$4];IF(EXACT([.F455];[.$B$5]);[.$D$5];0)))" office:value-type="float" office:value="0" calcext:value-type="float">
            <text:p>0</text:p>
          </table:table-cell>
          <table:table-cell table:style-name="ce2" table:formula="of:=IF(EXACT([.F455];[.$B$3]);[.$E$3];IF(EXACT([.F455];[.$B$4]);[.$E$4];IF(EXACT([.F45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5]/100*[.R455]-[.Q455]/100*[.T455]" office:value-type="float" office:value="0" calcext:value-type="float">
            <text:p>0.00</text:p>
          </table:table-cell>
          <table:table-cell table:style-name="ce9" table:formula="of:=[.G455]/[.H455]*60" office:value-type="string" office:string-value="" calcext:value-type="error">
            <text:p>#DIV/0!</text:p>
          </table:table-cell>
          <table:table-cell table:style-name="ce9" table:formula="of:=[.U455]/[.H45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6]/60" office:value-type="float" office:value="0" calcext:value-type="float">
            <text:p>0.00</text:p>
          </table:table-cell>
          <table:table-cell table:style-name="ce2"/>
          <table:table-cell table:style-name="ce1" table:formula="of:=IF(EXACT([.C456];&quot;Hard&quot;);60;IF(EXACT([.C456];&quot;Medium&quot;);40;IF(EXACT([.C456];&quot;Easy&quot;);20;0)))" office:value-type="float" office:value="0" calcext:value-type="float">
            <text:p>0</text:p>
          </table:table-cell>
          <table:table-cell table:style-name="ce1" table:formula="of:=IF(EXACT([.F456];[.$B$3]);[.$D$3];IF(EXACT([.F456];[.$B$4]);[.$D$4];IF(EXACT([.F456];[.$B$5]);[.$D$5];0)))" office:value-type="float" office:value="0" calcext:value-type="float">
            <text:p>0</text:p>
          </table:table-cell>
          <table:table-cell table:style-name="ce2" table:formula="of:=IF(EXACT([.F456];[.$B$3]);[.$E$3];IF(EXACT([.F456];[.$B$4]);[.$E$4];IF(EXACT([.F45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6]/100*[.R456]-[.Q456]/100*[.T456]" office:value-type="float" office:value="0" calcext:value-type="float">
            <text:p>0.00</text:p>
          </table:table-cell>
          <table:table-cell table:style-name="ce9" table:formula="of:=[.G456]/[.H456]*60" office:value-type="string" office:string-value="" calcext:value-type="error">
            <text:p>#DIV/0!</text:p>
          </table:table-cell>
          <table:table-cell table:style-name="ce9" table:formula="of:=[.U456]/[.H45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7]/60" office:value-type="float" office:value="0" calcext:value-type="float">
            <text:p>0.00</text:p>
          </table:table-cell>
          <table:table-cell table:style-name="ce2"/>
          <table:table-cell table:style-name="ce1" table:formula="of:=IF(EXACT([.C457];&quot;Hard&quot;);60;IF(EXACT([.C457];&quot;Medium&quot;);40;IF(EXACT([.C457];&quot;Easy&quot;);20;0)))" office:value-type="float" office:value="0" calcext:value-type="float">
            <text:p>0</text:p>
          </table:table-cell>
          <table:table-cell table:style-name="ce1" table:formula="of:=IF(EXACT([.F457];[.$B$3]);[.$D$3];IF(EXACT([.F457];[.$B$4]);[.$D$4];IF(EXACT([.F457];[.$B$5]);[.$D$5];0)))" office:value-type="float" office:value="0" calcext:value-type="float">
            <text:p>0</text:p>
          </table:table-cell>
          <table:table-cell table:style-name="ce2" table:formula="of:=IF(EXACT([.F457];[.$B$3]);[.$E$3];IF(EXACT([.F457];[.$B$4]);[.$E$4];IF(EXACT([.F45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7]/100*[.R457]-[.Q457]/100*[.T457]" office:value-type="float" office:value="0" calcext:value-type="float">
            <text:p>0.00</text:p>
          </table:table-cell>
          <table:table-cell table:style-name="ce9" table:formula="of:=[.G457]/[.H457]*60" office:value-type="string" office:string-value="" calcext:value-type="error">
            <text:p>#DIV/0!</text:p>
          </table:table-cell>
          <table:table-cell table:style-name="ce9" table:formula="of:=[.U457]/[.H45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8]/60" office:value-type="float" office:value="0" calcext:value-type="float">
            <text:p>0.00</text:p>
          </table:table-cell>
          <table:table-cell table:style-name="ce2"/>
          <table:table-cell table:style-name="ce1" table:formula="of:=IF(EXACT([.C458];&quot;Hard&quot;);60;IF(EXACT([.C458];&quot;Medium&quot;);40;IF(EXACT([.C458];&quot;Easy&quot;);20;0)))" office:value-type="float" office:value="0" calcext:value-type="float">
            <text:p>0</text:p>
          </table:table-cell>
          <table:table-cell table:style-name="ce1" table:formula="of:=IF(EXACT([.F458];[.$B$3]);[.$D$3];IF(EXACT([.F458];[.$B$4]);[.$D$4];IF(EXACT([.F458];[.$B$5]);[.$D$5];0)))" office:value-type="float" office:value="0" calcext:value-type="float">
            <text:p>0</text:p>
          </table:table-cell>
          <table:table-cell table:style-name="ce2" table:formula="of:=IF(EXACT([.F458];[.$B$3]);[.$E$3];IF(EXACT([.F458];[.$B$4]);[.$E$4];IF(EXACT([.F45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8]/100*[.R458]-[.Q458]/100*[.T458]" office:value-type="float" office:value="0" calcext:value-type="float">
            <text:p>0.00</text:p>
          </table:table-cell>
          <table:table-cell table:style-name="ce9" table:formula="of:=[.G458]/[.H458]*60" office:value-type="string" office:string-value="" calcext:value-type="error">
            <text:p>#DIV/0!</text:p>
          </table:table-cell>
          <table:table-cell table:style-name="ce9" table:formula="of:=[.U458]/[.H45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59]/60" office:value-type="float" office:value="0" calcext:value-type="float">
            <text:p>0.00</text:p>
          </table:table-cell>
          <table:table-cell table:style-name="ce2"/>
          <table:table-cell table:style-name="ce1" table:formula="of:=IF(EXACT([.C459];&quot;Hard&quot;);60;IF(EXACT([.C459];&quot;Medium&quot;);40;IF(EXACT([.C459];&quot;Easy&quot;);20;0)))" office:value-type="float" office:value="0" calcext:value-type="float">
            <text:p>0</text:p>
          </table:table-cell>
          <table:table-cell table:style-name="ce1" table:formula="of:=IF(EXACT([.F459];[.$B$3]);[.$D$3];IF(EXACT([.F459];[.$B$4]);[.$D$4];IF(EXACT([.F459];[.$B$5]);[.$D$5];0)))" office:value-type="float" office:value="0" calcext:value-type="float">
            <text:p>0</text:p>
          </table:table-cell>
          <table:table-cell table:style-name="ce2" table:formula="of:=IF(EXACT([.F459];[.$B$3]);[.$E$3];IF(EXACT([.F459];[.$B$4]);[.$E$4];IF(EXACT([.F45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59]/100*[.R459]-[.Q459]/100*[.T459]" office:value-type="float" office:value="0" calcext:value-type="float">
            <text:p>0.00</text:p>
          </table:table-cell>
          <table:table-cell table:style-name="ce9" table:formula="of:=[.G459]/[.H459]*60" office:value-type="string" office:string-value="" calcext:value-type="error">
            <text:p>#DIV/0!</text:p>
          </table:table-cell>
          <table:table-cell table:style-name="ce9" table:formula="of:=[.U459]/[.H45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0]/60" office:value-type="float" office:value="0" calcext:value-type="float">
            <text:p>0.00</text:p>
          </table:table-cell>
          <table:table-cell table:style-name="ce2"/>
          <table:table-cell table:style-name="ce1" table:formula="of:=IF(EXACT([.C460];&quot;Hard&quot;);60;IF(EXACT([.C460];&quot;Medium&quot;);40;IF(EXACT([.C460];&quot;Easy&quot;);20;0)))" office:value-type="float" office:value="0" calcext:value-type="float">
            <text:p>0</text:p>
          </table:table-cell>
          <table:table-cell table:style-name="ce1" table:formula="of:=IF(EXACT([.F460];[.$B$3]);[.$D$3];IF(EXACT([.F460];[.$B$4]);[.$D$4];IF(EXACT([.F460];[.$B$5]);[.$D$5];0)))" office:value-type="float" office:value="0" calcext:value-type="float">
            <text:p>0</text:p>
          </table:table-cell>
          <table:table-cell table:style-name="ce2" table:formula="of:=IF(EXACT([.F460];[.$B$3]);[.$E$3];IF(EXACT([.F460];[.$B$4]);[.$E$4];IF(EXACT([.F46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0]/100*[.R460]-[.Q460]/100*[.T460]" office:value-type="float" office:value="0" calcext:value-type="float">
            <text:p>0.00</text:p>
          </table:table-cell>
          <table:table-cell table:style-name="ce9" table:formula="of:=[.G460]/[.H460]*60" office:value-type="string" office:string-value="" calcext:value-type="error">
            <text:p>#DIV/0!</text:p>
          </table:table-cell>
          <table:table-cell table:style-name="ce9" table:formula="of:=[.U460]/[.H46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1]/60" office:value-type="float" office:value="0" calcext:value-type="float">
            <text:p>0.00</text:p>
          </table:table-cell>
          <table:table-cell table:style-name="ce2"/>
          <table:table-cell table:style-name="ce1" table:formula="of:=IF(EXACT([.C461];&quot;Hard&quot;);60;IF(EXACT([.C461];&quot;Medium&quot;);40;IF(EXACT([.C461];&quot;Easy&quot;);20;0)))" office:value-type="float" office:value="0" calcext:value-type="float">
            <text:p>0</text:p>
          </table:table-cell>
          <table:table-cell table:style-name="ce1" table:formula="of:=IF(EXACT([.F461];[.$B$3]);[.$D$3];IF(EXACT([.F461];[.$B$4]);[.$D$4];IF(EXACT([.F461];[.$B$5]);[.$D$5];0)))" office:value-type="float" office:value="0" calcext:value-type="float">
            <text:p>0</text:p>
          </table:table-cell>
          <table:table-cell table:style-name="ce2" table:formula="of:=IF(EXACT([.F461];[.$B$3]);[.$E$3];IF(EXACT([.F461];[.$B$4]);[.$E$4];IF(EXACT([.F46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1]/100*[.R461]-[.Q461]/100*[.T461]" office:value-type="float" office:value="0" calcext:value-type="float">
            <text:p>0.00</text:p>
          </table:table-cell>
          <table:table-cell table:style-name="ce9" table:formula="of:=[.G461]/[.H461]*60" office:value-type="string" office:string-value="" calcext:value-type="error">
            <text:p>#DIV/0!</text:p>
          </table:table-cell>
          <table:table-cell table:style-name="ce9" table:formula="of:=[.U461]/[.H46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2]/60" office:value-type="float" office:value="0" calcext:value-type="float">
            <text:p>0.00</text:p>
          </table:table-cell>
          <table:table-cell table:style-name="ce2"/>
          <table:table-cell table:style-name="ce1" table:formula="of:=IF(EXACT([.C462];&quot;Hard&quot;);60;IF(EXACT([.C462];&quot;Medium&quot;);40;IF(EXACT([.C462];&quot;Easy&quot;);20;0)))" office:value-type="float" office:value="0" calcext:value-type="float">
            <text:p>0</text:p>
          </table:table-cell>
          <table:table-cell table:style-name="ce1" table:formula="of:=IF(EXACT([.F462];[.$B$3]);[.$D$3];IF(EXACT([.F462];[.$B$4]);[.$D$4];IF(EXACT([.F462];[.$B$5]);[.$D$5];0)))" office:value-type="float" office:value="0" calcext:value-type="float">
            <text:p>0</text:p>
          </table:table-cell>
          <table:table-cell table:style-name="ce2" table:formula="of:=IF(EXACT([.F462];[.$B$3]);[.$E$3];IF(EXACT([.F462];[.$B$4]);[.$E$4];IF(EXACT([.F46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2]/100*[.R462]-[.Q462]/100*[.T462]" office:value-type="float" office:value="0" calcext:value-type="float">
            <text:p>0.00</text:p>
          </table:table-cell>
          <table:table-cell table:style-name="ce9" table:formula="of:=[.G462]/[.H462]*60" office:value-type="string" office:string-value="" calcext:value-type="error">
            <text:p>#DIV/0!</text:p>
          </table:table-cell>
          <table:table-cell table:style-name="ce9" table:formula="of:=[.U462]/[.H46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3]/60" office:value-type="float" office:value="0" calcext:value-type="float">
            <text:p>0.00</text:p>
          </table:table-cell>
          <table:table-cell table:style-name="ce2"/>
          <table:table-cell table:style-name="ce1" table:formula="of:=IF(EXACT([.C463];&quot;Hard&quot;);60;IF(EXACT([.C463];&quot;Medium&quot;);40;IF(EXACT([.C463];&quot;Easy&quot;);20;0)))" office:value-type="float" office:value="0" calcext:value-type="float">
            <text:p>0</text:p>
          </table:table-cell>
          <table:table-cell table:style-name="ce1" table:formula="of:=IF(EXACT([.F463];[.$B$3]);[.$D$3];IF(EXACT([.F463];[.$B$4]);[.$D$4];IF(EXACT([.F463];[.$B$5]);[.$D$5];0)))" office:value-type="float" office:value="0" calcext:value-type="float">
            <text:p>0</text:p>
          </table:table-cell>
          <table:table-cell table:style-name="ce2" table:formula="of:=IF(EXACT([.F463];[.$B$3]);[.$E$3];IF(EXACT([.F463];[.$B$4]);[.$E$4];IF(EXACT([.F46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3]/100*[.R463]-[.Q463]/100*[.T463]" office:value-type="float" office:value="0" calcext:value-type="float">
            <text:p>0.00</text:p>
          </table:table-cell>
          <table:table-cell table:style-name="ce9" table:formula="of:=[.G463]/[.H463]*60" office:value-type="string" office:string-value="" calcext:value-type="error">
            <text:p>#DIV/0!</text:p>
          </table:table-cell>
          <table:table-cell table:style-name="ce9" table:formula="of:=[.U463]/[.H46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4]/60" office:value-type="float" office:value="0" calcext:value-type="float">
            <text:p>0.00</text:p>
          </table:table-cell>
          <table:table-cell table:style-name="ce2"/>
          <table:table-cell table:style-name="ce1" table:formula="of:=IF(EXACT([.C464];&quot;Hard&quot;);60;IF(EXACT([.C464];&quot;Medium&quot;);40;IF(EXACT([.C464];&quot;Easy&quot;);20;0)))" office:value-type="float" office:value="0" calcext:value-type="float">
            <text:p>0</text:p>
          </table:table-cell>
          <table:table-cell table:style-name="ce1" table:formula="of:=IF(EXACT([.F464];[.$B$3]);[.$D$3];IF(EXACT([.F464];[.$B$4]);[.$D$4];IF(EXACT([.F464];[.$B$5]);[.$D$5];0)))" office:value-type="float" office:value="0" calcext:value-type="float">
            <text:p>0</text:p>
          </table:table-cell>
          <table:table-cell table:style-name="ce2" table:formula="of:=IF(EXACT([.F464];[.$B$3]);[.$E$3];IF(EXACT([.F464];[.$B$4]);[.$E$4];IF(EXACT([.F46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4]/100*[.R464]-[.Q464]/100*[.T464]" office:value-type="float" office:value="0" calcext:value-type="float">
            <text:p>0.00</text:p>
          </table:table-cell>
          <table:table-cell table:style-name="ce9" table:formula="of:=[.G464]/[.H464]*60" office:value-type="string" office:string-value="" calcext:value-type="error">
            <text:p>#DIV/0!</text:p>
          </table:table-cell>
          <table:table-cell table:style-name="ce9" table:formula="of:=[.U464]/[.H46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5]/60" office:value-type="float" office:value="0" calcext:value-type="float">
            <text:p>0.00</text:p>
          </table:table-cell>
          <table:table-cell table:style-name="ce2"/>
          <table:table-cell table:style-name="ce1" table:formula="of:=IF(EXACT([.C465];&quot;Hard&quot;);60;IF(EXACT([.C465];&quot;Medium&quot;);40;IF(EXACT([.C465];&quot;Easy&quot;);20;0)))" office:value-type="float" office:value="0" calcext:value-type="float">
            <text:p>0</text:p>
          </table:table-cell>
          <table:table-cell table:style-name="ce1" table:formula="of:=IF(EXACT([.F465];[.$B$3]);[.$D$3];IF(EXACT([.F465];[.$B$4]);[.$D$4];IF(EXACT([.F465];[.$B$5]);[.$D$5];0)))" office:value-type="float" office:value="0" calcext:value-type="float">
            <text:p>0</text:p>
          </table:table-cell>
          <table:table-cell table:style-name="ce2" table:formula="of:=IF(EXACT([.F465];[.$B$3]);[.$E$3];IF(EXACT([.F465];[.$B$4]);[.$E$4];IF(EXACT([.F46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5]/100*[.R465]-[.Q465]/100*[.T465]" office:value-type="float" office:value="0" calcext:value-type="float">
            <text:p>0.00</text:p>
          </table:table-cell>
          <table:table-cell table:style-name="ce9" table:formula="of:=[.G465]/[.H465]*60" office:value-type="string" office:string-value="" calcext:value-type="error">
            <text:p>#DIV/0!</text:p>
          </table:table-cell>
          <table:table-cell table:style-name="ce9" table:formula="of:=[.U465]/[.H46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6]/60" office:value-type="float" office:value="0" calcext:value-type="float">
            <text:p>0.00</text:p>
          </table:table-cell>
          <table:table-cell table:style-name="ce2"/>
          <table:table-cell table:style-name="ce1" table:formula="of:=IF(EXACT([.C466];&quot;Hard&quot;);60;IF(EXACT([.C466];&quot;Medium&quot;);40;IF(EXACT([.C466];&quot;Easy&quot;);20;0)))" office:value-type="float" office:value="0" calcext:value-type="float">
            <text:p>0</text:p>
          </table:table-cell>
          <table:table-cell table:style-name="ce1" table:formula="of:=IF(EXACT([.F466];[.$B$3]);[.$D$3];IF(EXACT([.F466];[.$B$4]);[.$D$4];IF(EXACT([.F466];[.$B$5]);[.$D$5];0)))" office:value-type="float" office:value="0" calcext:value-type="float">
            <text:p>0</text:p>
          </table:table-cell>
          <table:table-cell table:style-name="ce2" table:formula="of:=IF(EXACT([.F466];[.$B$3]);[.$E$3];IF(EXACT([.F466];[.$B$4]);[.$E$4];IF(EXACT([.F46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6]/100*[.R466]-[.Q466]/100*[.T466]" office:value-type="float" office:value="0" calcext:value-type="float">
            <text:p>0.00</text:p>
          </table:table-cell>
          <table:table-cell table:style-name="ce9" table:formula="of:=[.G466]/[.H466]*60" office:value-type="string" office:string-value="" calcext:value-type="error">
            <text:p>#DIV/0!</text:p>
          </table:table-cell>
          <table:table-cell table:style-name="ce9" table:formula="of:=[.U466]/[.H46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table:number-columns-repeated="6"/>
          <table:table-cell table:style-name="ce5"/>
          <table:table-cell table:style-name="ce3"/>
          <table:table-cell table:style-name="ce5"/>
          <table:table-cell table:style-name="ce2" table:number-columns-repeated="5"/>
          <table:table-cell table:style-name="ce9" table:formula="of:=[.H467]/60" office:value-type="float" office:value="0" calcext:value-type="float">
            <text:p>0.00</text:p>
          </table:table-cell>
          <table:table-cell table:style-name="ce2"/>
          <table:table-cell table:style-name="ce1" table:formula="of:=IF(EXACT([.C467];&quot;Hard&quot;);60;IF(EXACT([.C467];&quot;Medium&quot;);40;IF(EXACT([.C467];&quot;Easy&quot;);20;0)))" office:value-type="float" office:value="0" calcext:value-type="float">
            <text:p>0</text:p>
          </table:table-cell>
          <table:table-cell table:style-name="ce1" table:formula="of:=IF(EXACT([.F467];[.$B$3]);[.$D$3];IF(EXACT([.F467];[.$B$4]);[.$D$4];IF(EXACT([.F467];[.$B$5]);[.$D$5];0)))" office:value-type="float" office:value="0" calcext:value-type="float">
            <text:p>0</text:p>
          </table:table-cell>
          <table:table-cell table:style-name="ce2" table:formula="of:=IF(EXACT([.F467];[.$B$3]);[.$E$3];IF(EXACT([.F467];[.$B$4]);[.$E$4];IF(EXACT([.F46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7]/100*[.R467]-[.Q467]/100*[.T467]" office:value-type="float" office:value="0" calcext:value-type="float">
            <text:p>0.00</text:p>
          </table:table-cell>
          <table:table-cell table:style-name="ce9" table:formula="of:=[.G467]/[.H467]*60" office:value-type="string" office:string-value="" calcext:value-type="error">
            <text:p>#DIV/0!</text:p>
          </table:table-cell>
          <table:table-cell table:style-name="ce9" table:formula="of:=[.U467]/[.H46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68]/60" office:value-type="float" office:value="0" calcext:value-type="float">
            <text:p>0.00</text:p>
          </table:table-cell>
          <table:table-cell table:style-name="ce2"/>
          <table:table-cell table:style-name="ce1" table:formula="of:=IF(EXACT([.C468];&quot;Hard&quot;);60;IF(EXACT([.C468];&quot;Medium&quot;);40;IF(EXACT([.C468];&quot;Easy&quot;);20;0)))" office:value-type="float" office:value="0" calcext:value-type="float">
            <text:p>0</text:p>
          </table:table-cell>
          <table:table-cell table:style-name="ce1" table:formula="of:=IF(EXACT([.F468];[.$B$3]);[.$D$3];IF(EXACT([.F468];[.$B$4]);[.$D$4];IF(EXACT([.F468];[.$B$5]);[.$D$5];0)))" office:value-type="float" office:value="0" calcext:value-type="float">
            <text:p>0</text:p>
          </table:table-cell>
          <table:table-cell table:style-name="ce2" table:formula="of:=IF(EXACT([.F468];[.$B$3]);[.$E$3];IF(EXACT([.F468];[.$B$4]);[.$E$4];IF(EXACT([.F46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8]/100*[.R468]-[.Q468]/100*[.T468]" office:value-type="float" office:value="0" calcext:value-type="float">
            <text:p>0.00</text:p>
          </table:table-cell>
          <table:table-cell table:style-name="ce9" table:formula="of:=[.G468]/[.H468]*60" office:value-type="string" office:string-value="" calcext:value-type="error">
            <text:p>#DIV/0!</text:p>
          </table:table-cell>
          <table:table-cell table:style-name="ce9" table:formula="of:=[.U468]/[.H46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69]/60" office:value-type="float" office:value="0" calcext:value-type="float">
            <text:p>0.00</text:p>
          </table:table-cell>
          <table:table-cell table:style-name="ce2"/>
          <table:table-cell table:style-name="ce1" table:formula="of:=IF(EXACT([.C469];&quot;Hard&quot;);60;IF(EXACT([.C469];&quot;Medium&quot;);40;IF(EXACT([.C469];&quot;Easy&quot;);20;0)))" office:value-type="float" office:value="0" calcext:value-type="float">
            <text:p>0</text:p>
          </table:table-cell>
          <table:table-cell table:style-name="ce1" table:formula="of:=IF(EXACT([.F469];[.$B$3]);[.$D$3];IF(EXACT([.F469];[.$B$4]);[.$D$4];IF(EXACT([.F469];[.$B$5]);[.$D$5];0)))" office:value-type="float" office:value="0" calcext:value-type="float">
            <text:p>0</text:p>
          </table:table-cell>
          <table:table-cell table:style-name="ce2" table:formula="of:=IF(EXACT([.F469];[.$B$3]);[.$E$3];IF(EXACT([.F469];[.$B$4]);[.$E$4];IF(EXACT([.F46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69]/100*[.R469]-[.Q469]/100*[.T469]" office:value-type="float" office:value="0" calcext:value-type="float">
            <text:p>0.00</text:p>
          </table:table-cell>
          <table:table-cell table:style-name="ce9" table:formula="of:=[.G469]/[.H469]*60" office:value-type="string" office:string-value="" calcext:value-type="error">
            <text:p>#DIV/0!</text:p>
          </table:table-cell>
          <table:table-cell table:style-name="ce9" table:formula="of:=[.U469]/[.H46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0]/60" office:value-type="float" office:value="0" calcext:value-type="float">
            <text:p>0.00</text:p>
          </table:table-cell>
          <table:table-cell table:style-name="ce2"/>
          <table:table-cell table:style-name="ce1" table:formula="of:=IF(EXACT([.C470];&quot;Hard&quot;);60;IF(EXACT([.C470];&quot;Medium&quot;);40;IF(EXACT([.C470];&quot;Easy&quot;);20;0)))" office:value-type="float" office:value="0" calcext:value-type="float">
            <text:p>0</text:p>
          </table:table-cell>
          <table:table-cell table:style-name="ce1" table:formula="of:=IF(EXACT([.F470];[.$B$3]);[.$D$3];IF(EXACT([.F470];[.$B$4]);[.$D$4];IF(EXACT([.F470];[.$B$5]);[.$D$5];0)))" office:value-type="float" office:value="0" calcext:value-type="float">
            <text:p>0</text:p>
          </table:table-cell>
          <table:table-cell table:style-name="ce2" table:formula="of:=IF(EXACT([.F470];[.$B$3]);[.$E$3];IF(EXACT([.F470];[.$B$4]);[.$E$4];IF(EXACT([.F47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0]/100*[.R470]-[.Q470]/100*[.T470]" office:value-type="float" office:value="0" calcext:value-type="float">
            <text:p>0.00</text:p>
          </table:table-cell>
          <table:table-cell table:style-name="ce9" table:formula="of:=[.G470]/[.H470]*60" office:value-type="string" office:string-value="" calcext:value-type="error">
            <text:p>#DIV/0!</text:p>
          </table:table-cell>
          <table:table-cell table:style-name="ce9" table:formula="of:=[.U470]/[.H47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1]/60" office:value-type="float" office:value="0" calcext:value-type="float">
            <text:p>0.00</text:p>
          </table:table-cell>
          <table:table-cell table:style-name="ce2"/>
          <table:table-cell table:style-name="ce1" table:formula="of:=IF(EXACT([.C471];&quot;Hard&quot;);60;IF(EXACT([.C471];&quot;Medium&quot;);40;IF(EXACT([.C471];&quot;Easy&quot;);20;0)))" office:value-type="float" office:value="0" calcext:value-type="float">
            <text:p>0</text:p>
          </table:table-cell>
          <table:table-cell table:style-name="ce1" table:formula="of:=IF(EXACT([.F471];[.$B$3]);[.$D$3];IF(EXACT([.F471];[.$B$4]);[.$D$4];IF(EXACT([.F471];[.$B$5]);[.$D$5];0)))" office:value-type="float" office:value="0" calcext:value-type="float">
            <text:p>0</text:p>
          </table:table-cell>
          <table:table-cell table:style-name="ce2" table:formula="of:=IF(EXACT([.F471];[.$B$3]);[.$E$3];IF(EXACT([.F471];[.$B$4]);[.$E$4];IF(EXACT([.F47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1]/100*[.R471]-[.Q471]/100*[.T471]" office:value-type="float" office:value="0" calcext:value-type="float">
            <text:p>0.00</text:p>
          </table:table-cell>
          <table:table-cell table:style-name="ce9" table:formula="of:=[.G471]/[.H471]*60" office:value-type="string" office:string-value="" calcext:value-type="error">
            <text:p>#DIV/0!</text:p>
          </table:table-cell>
          <table:table-cell table:style-name="ce9" table:formula="of:=[.U471]/[.H47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2]/60" office:value-type="float" office:value="0" calcext:value-type="float">
            <text:p>0.00</text:p>
          </table:table-cell>
          <table:table-cell table:style-name="ce2"/>
          <table:table-cell table:style-name="ce1" table:formula="of:=IF(EXACT([.C472];&quot;Hard&quot;);60;IF(EXACT([.C472];&quot;Medium&quot;);40;IF(EXACT([.C472];&quot;Easy&quot;);20;0)))" office:value-type="float" office:value="0" calcext:value-type="float">
            <text:p>0</text:p>
          </table:table-cell>
          <table:table-cell table:style-name="ce1" table:formula="of:=IF(EXACT([.F472];[.$B$3]);[.$D$3];IF(EXACT([.F472];[.$B$4]);[.$D$4];IF(EXACT([.F472];[.$B$5]);[.$D$5];0)))" office:value-type="float" office:value="0" calcext:value-type="float">
            <text:p>0</text:p>
          </table:table-cell>
          <table:table-cell table:style-name="ce2" table:formula="of:=IF(EXACT([.F472];[.$B$3]);[.$E$3];IF(EXACT([.F472];[.$B$4]);[.$E$4];IF(EXACT([.F47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2]/100*[.R472]-[.Q472]/100*[.T472]" office:value-type="float" office:value="0" calcext:value-type="float">
            <text:p>0.00</text:p>
          </table:table-cell>
          <table:table-cell table:style-name="ce9" table:formula="of:=[.G472]/[.H472]*60" office:value-type="string" office:string-value="" calcext:value-type="error">
            <text:p>#DIV/0!</text:p>
          </table:table-cell>
          <table:table-cell table:style-name="ce9" table:formula="of:=[.U472]/[.H47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3]/60" office:value-type="float" office:value="0" calcext:value-type="float">
            <text:p>0.00</text:p>
          </table:table-cell>
          <table:table-cell table:style-name="ce2"/>
          <table:table-cell table:style-name="ce1" table:formula="of:=IF(EXACT([.C473];&quot;Hard&quot;);60;IF(EXACT([.C473];&quot;Medium&quot;);40;IF(EXACT([.C473];&quot;Easy&quot;);20;0)))" office:value-type="float" office:value="0" calcext:value-type="float">
            <text:p>0</text:p>
          </table:table-cell>
          <table:table-cell table:style-name="ce1" table:formula="of:=IF(EXACT([.F473];[.$B$3]);[.$D$3];IF(EXACT([.F473];[.$B$4]);[.$D$4];IF(EXACT([.F473];[.$B$5]);[.$D$5];0)))" office:value-type="float" office:value="0" calcext:value-type="float">
            <text:p>0</text:p>
          </table:table-cell>
          <table:table-cell table:style-name="ce2" table:formula="of:=IF(EXACT([.F473];[.$B$3]);[.$E$3];IF(EXACT([.F473];[.$B$4]);[.$E$4];IF(EXACT([.F47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3]/100*[.R473]-[.Q473]/100*[.T473]" office:value-type="float" office:value="0" calcext:value-type="float">
            <text:p>0.00</text:p>
          </table:table-cell>
          <table:table-cell table:style-name="ce9" table:formula="of:=[.G473]/[.H473]*60" office:value-type="string" office:string-value="" calcext:value-type="error">
            <text:p>#DIV/0!</text:p>
          </table:table-cell>
          <table:table-cell table:style-name="ce9" table:formula="of:=[.U473]/[.H47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4]/60" office:value-type="float" office:value="0" calcext:value-type="float">
            <text:p>0.00</text:p>
          </table:table-cell>
          <table:table-cell table:style-name="ce2"/>
          <table:table-cell table:style-name="ce1" table:formula="of:=IF(EXACT([.C474];&quot;Hard&quot;);60;IF(EXACT([.C474];&quot;Medium&quot;);40;IF(EXACT([.C474];&quot;Easy&quot;);20;0)))" office:value-type="float" office:value="0" calcext:value-type="float">
            <text:p>0</text:p>
          </table:table-cell>
          <table:table-cell table:style-name="ce1" table:formula="of:=IF(EXACT([.F474];[.$B$3]);[.$D$3];IF(EXACT([.F474];[.$B$4]);[.$D$4];IF(EXACT([.F474];[.$B$5]);[.$D$5];0)))" office:value-type="float" office:value="0" calcext:value-type="float">
            <text:p>0</text:p>
          </table:table-cell>
          <table:table-cell table:style-name="ce2" table:formula="of:=IF(EXACT([.F474];[.$B$3]);[.$E$3];IF(EXACT([.F474];[.$B$4]);[.$E$4];IF(EXACT([.F47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4]/100*[.R474]-[.Q474]/100*[.T474]" office:value-type="float" office:value="0" calcext:value-type="float">
            <text:p>0.00</text:p>
          </table:table-cell>
          <table:table-cell table:style-name="ce9" table:formula="of:=[.G474]/[.H474]*60" office:value-type="string" office:string-value="" calcext:value-type="error">
            <text:p>#DIV/0!</text:p>
          </table:table-cell>
          <table:table-cell table:style-name="ce9" table:formula="of:=[.U474]/[.H47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5]/60" office:value-type="float" office:value="0" calcext:value-type="float">
            <text:p>0.00</text:p>
          </table:table-cell>
          <table:table-cell table:style-name="ce2"/>
          <table:table-cell table:style-name="ce1" table:formula="of:=IF(EXACT([.C475];&quot;Hard&quot;);60;IF(EXACT([.C475];&quot;Medium&quot;);40;IF(EXACT([.C475];&quot;Easy&quot;);20;0)))" office:value-type="float" office:value="0" calcext:value-type="float">
            <text:p>0</text:p>
          </table:table-cell>
          <table:table-cell table:style-name="ce1" table:formula="of:=IF(EXACT([.F475];[.$B$3]);[.$D$3];IF(EXACT([.F475];[.$B$4]);[.$D$4];IF(EXACT([.F475];[.$B$5]);[.$D$5];0)))" office:value-type="float" office:value="0" calcext:value-type="float">
            <text:p>0</text:p>
          </table:table-cell>
          <table:table-cell table:style-name="ce2" table:formula="of:=IF(EXACT([.F475];[.$B$3]);[.$E$3];IF(EXACT([.F475];[.$B$4]);[.$E$4];IF(EXACT([.F47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5]/100*[.R475]-[.Q475]/100*[.T475]" office:value-type="float" office:value="0" calcext:value-type="float">
            <text:p>0.00</text:p>
          </table:table-cell>
          <table:table-cell table:style-name="ce9" table:formula="of:=[.G475]/[.H475]*60" office:value-type="string" office:string-value="" calcext:value-type="error">
            <text:p>#DIV/0!</text:p>
          </table:table-cell>
          <table:table-cell table:style-name="ce9" table:formula="of:=[.U475]/[.H47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6]/60" office:value-type="float" office:value="0" calcext:value-type="float">
            <text:p>0.00</text:p>
          </table:table-cell>
          <table:table-cell table:style-name="ce2"/>
          <table:table-cell table:style-name="ce1" table:formula="of:=IF(EXACT([.C476];&quot;Hard&quot;);60;IF(EXACT([.C476];&quot;Medium&quot;);40;IF(EXACT([.C476];&quot;Easy&quot;);20;0)))" office:value-type="float" office:value="0" calcext:value-type="float">
            <text:p>0</text:p>
          </table:table-cell>
          <table:table-cell table:style-name="ce1" table:formula="of:=IF(EXACT([.F476];[.$B$3]);[.$D$3];IF(EXACT([.F476];[.$B$4]);[.$D$4];IF(EXACT([.F476];[.$B$5]);[.$D$5];0)))" office:value-type="float" office:value="0" calcext:value-type="float">
            <text:p>0</text:p>
          </table:table-cell>
          <table:table-cell table:style-name="ce2" table:formula="of:=IF(EXACT([.F476];[.$B$3]);[.$E$3];IF(EXACT([.F476];[.$B$4]);[.$E$4];IF(EXACT([.F47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6]/100*[.R476]-[.Q476]/100*[.T476]" office:value-type="float" office:value="0" calcext:value-type="float">
            <text:p>0.00</text:p>
          </table:table-cell>
          <table:table-cell table:style-name="ce9" table:formula="of:=[.G476]/[.H476]*60" office:value-type="string" office:string-value="" calcext:value-type="error">
            <text:p>#DIV/0!</text:p>
          </table:table-cell>
          <table:table-cell table:style-name="ce9" table:formula="of:=[.U476]/[.H47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7]/60" office:value-type="float" office:value="0" calcext:value-type="float">
            <text:p>0.00</text:p>
          </table:table-cell>
          <table:table-cell table:style-name="ce2"/>
          <table:table-cell table:style-name="ce1" table:formula="of:=IF(EXACT([.C477];&quot;Hard&quot;);60;IF(EXACT([.C477];&quot;Medium&quot;);40;IF(EXACT([.C477];&quot;Easy&quot;);20;0)))" office:value-type="float" office:value="0" calcext:value-type="float">
            <text:p>0</text:p>
          </table:table-cell>
          <table:table-cell table:style-name="ce1" table:formula="of:=IF(EXACT([.F477];[.$B$3]);[.$D$3];IF(EXACT([.F477];[.$B$4]);[.$D$4];IF(EXACT([.F477];[.$B$5]);[.$D$5];0)))" office:value-type="float" office:value="0" calcext:value-type="float">
            <text:p>0</text:p>
          </table:table-cell>
          <table:table-cell table:style-name="ce2" table:formula="of:=IF(EXACT([.F477];[.$B$3]);[.$E$3];IF(EXACT([.F477];[.$B$4]);[.$E$4];IF(EXACT([.F47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7]/100*[.R477]-[.Q477]/100*[.T477]" office:value-type="float" office:value="0" calcext:value-type="float">
            <text:p>0.00</text:p>
          </table:table-cell>
          <table:table-cell table:style-name="ce9" table:formula="of:=[.G477]/[.H477]*60" office:value-type="string" office:string-value="" calcext:value-type="error">
            <text:p>#DIV/0!</text:p>
          </table:table-cell>
          <table:table-cell table:style-name="ce9" table:formula="of:=[.U477]/[.H47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8]/60" office:value-type="float" office:value="0" calcext:value-type="float">
            <text:p>0.00</text:p>
          </table:table-cell>
          <table:table-cell table:style-name="ce2"/>
          <table:table-cell table:style-name="ce1" table:formula="of:=IF(EXACT([.C478];&quot;Hard&quot;);60;IF(EXACT([.C478];&quot;Medium&quot;);40;IF(EXACT([.C478];&quot;Easy&quot;);20;0)))" office:value-type="float" office:value="0" calcext:value-type="float">
            <text:p>0</text:p>
          </table:table-cell>
          <table:table-cell table:style-name="ce1" table:formula="of:=IF(EXACT([.F478];[.$B$3]);[.$D$3];IF(EXACT([.F478];[.$B$4]);[.$D$4];IF(EXACT([.F478];[.$B$5]);[.$D$5];0)))" office:value-type="float" office:value="0" calcext:value-type="float">
            <text:p>0</text:p>
          </table:table-cell>
          <table:table-cell table:style-name="ce2" table:formula="of:=IF(EXACT([.F478];[.$B$3]);[.$E$3];IF(EXACT([.F478];[.$B$4]);[.$E$4];IF(EXACT([.F47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8]/100*[.R478]-[.Q478]/100*[.T478]" office:value-type="float" office:value="0" calcext:value-type="float">
            <text:p>0.00</text:p>
          </table:table-cell>
          <table:table-cell table:style-name="ce9" table:formula="of:=[.G478]/[.H478]*60" office:value-type="string" office:string-value="" calcext:value-type="error">
            <text:p>#DIV/0!</text:p>
          </table:table-cell>
          <table:table-cell table:style-name="ce9" table:formula="of:=[.U478]/[.H47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79]/60" office:value-type="float" office:value="0" calcext:value-type="float">
            <text:p>0.00</text:p>
          </table:table-cell>
          <table:table-cell table:style-name="ce2"/>
          <table:table-cell table:style-name="ce1" table:formula="of:=IF(EXACT([.C479];&quot;Hard&quot;);60;IF(EXACT([.C479];&quot;Medium&quot;);40;IF(EXACT([.C479];&quot;Easy&quot;);20;0)))" office:value-type="float" office:value="0" calcext:value-type="float">
            <text:p>0</text:p>
          </table:table-cell>
          <table:table-cell table:style-name="ce1" table:formula="of:=IF(EXACT([.F479];[.$B$3]);[.$D$3];IF(EXACT([.F479];[.$B$4]);[.$D$4];IF(EXACT([.F479];[.$B$5]);[.$D$5];0)))" office:value-type="float" office:value="0" calcext:value-type="float">
            <text:p>0</text:p>
          </table:table-cell>
          <table:table-cell table:style-name="ce2" table:formula="of:=IF(EXACT([.F479];[.$B$3]);[.$E$3];IF(EXACT([.F479];[.$B$4]);[.$E$4];IF(EXACT([.F47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79]/100*[.R479]-[.Q479]/100*[.T479]" office:value-type="float" office:value="0" calcext:value-type="float">
            <text:p>0.00</text:p>
          </table:table-cell>
          <table:table-cell table:style-name="ce9" table:formula="of:=[.G479]/[.H479]*60" office:value-type="string" office:string-value="" calcext:value-type="error">
            <text:p>#DIV/0!</text:p>
          </table:table-cell>
          <table:table-cell table:style-name="ce9" table:formula="of:=[.U479]/[.H47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0]/60" office:value-type="float" office:value="0" calcext:value-type="float">
            <text:p>0.00</text:p>
          </table:table-cell>
          <table:table-cell table:style-name="ce2"/>
          <table:table-cell table:style-name="ce1" table:formula="of:=IF(EXACT([.C480];&quot;Hard&quot;);60;IF(EXACT([.C480];&quot;Medium&quot;);40;IF(EXACT([.C480];&quot;Easy&quot;);20;0)))" office:value-type="float" office:value="0" calcext:value-type="float">
            <text:p>0</text:p>
          </table:table-cell>
          <table:table-cell table:style-name="ce1" table:formula="of:=IF(EXACT([.F480];[.$B$3]);[.$D$3];IF(EXACT([.F480];[.$B$4]);[.$D$4];IF(EXACT([.F480];[.$B$5]);[.$D$5];0)))" office:value-type="float" office:value="0" calcext:value-type="float">
            <text:p>0</text:p>
          </table:table-cell>
          <table:table-cell table:style-name="ce2" table:formula="of:=IF(EXACT([.F480];[.$B$3]);[.$E$3];IF(EXACT([.F480];[.$B$4]);[.$E$4];IF(EXACT([.F48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0]/100*[.R480]-[.Q480]/100*[.T480]" office:value-type="float" office:value="0" calcext:value-type="float">
            <text:p>0.00</text:p>
          </table:table-cell>
          <table:table-cell table:style-name="ce9" table:formula="of:=[.G480]/[.H480]*60" office:value-type="string" office:string-value="" calcext:value-type="error">
            <text:p>#DIV/0!</text:p>
          </table:table-cell>
          <table:table-cell table:style-name="ce9" table:formula="of:=[.U480]/[.H48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1]/60" office:value-type="float" office:value="0" calcext:value-type="float">
            <text:p>0.00</text:p>
          </table:table-cell>
          <table:table-cell table:style-name="ce2"/>
          <table:table-cell table:style-name="ce1" table:formula="of:=IF(EXACT([.C481];&quot;Hard&quot;);60;IF(EXACT([.C481];&quot;Medium&quot;);40;IF(EXACT([.C481];&quot;Easy&quot;);20;0)))" office:value-type="float" office:value="0" calcext:value-type="float">
            <text:p>0</text:p>
          </table:table-cell>
          <table:table-cell table:style-name="ce1" table:formula="of:=IF(EXACT([.F481];[.$B$3]);[.$D$3];IF(EXACT([.F481];[.$B$4]);[.$D$4];IF(EXACT([.F481];[.$B$5]);[.$D$5];0)))" office:value-type="float" office:value="0" calcext:value-type="float">
            <text:p>0</text:p>
          </table:table-cell>
          <table:table-cell table:style-name="ce2" table:formula="of:=IF(EXACT([.F481];[.$B$3]);[.$E$3];IF(EXACT([.F481];[.$B$4]);[.$E$4];IF(EXACT([.F48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1]/100*[.R481]-[.Q481]/100*[.T481]" office:value-type="float" office:value="0" calcext:value-type="float">
            <text:p>0.00</text:p>
          </table:table-cell>
          <table:table-cell table:style-name="ce9" table:formula="of:=[.G481]/[.H481]*60" office:value-type="string" office:string-value="" calcext:value-type="error">
            <text:p>#DIV/0!</text:p>
          </table:table-cell>
          <table:table-cell table:style-name="ce9" table:formula="of:=[.U481]/[.H48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2]/60" office:value-type="float" office:value="0" calcext:value-type="float">
            <text:p>0.00</text:p>
          </table:table-cell>
          <table:table-cell table:style-name="ce2"/>
          <table:table-cell table:style-name="ce1" table:formula="of:=IF(EXACT([.C482];&quot;Hard&quot;);60;IF(EXACT([.C482];&quot;Medium&quot;);40;IF(EXACT([.C482];&quot;Easy&quot;);20;0)))" office:value-type="float" office:value="0" calcext:value-type="float">
            <text:p>0</text:p>
          </table:table-cell>
          <table:table-cell table:style-name="ce1" table:formula="of:=IF(EXACT([.F482];[.$B$3]);[.$D$3];IF(EXACT([.F482];[.$B$4]);[.$D$4];IF(EXACT([.F482];[.$B$5]);[.$D$5];0)))" office:value-type="float" office:value="0" calcext:value-type="float">
            <text:p>0</text:p>
          </table:table-cell>
          <table:table-cell table:style-name="ce2" table:formula="of:=IF(EXACT([.F482];[.$B$3]);[.$E$3];IF(EXACT([.F482];[.$B$4]);[.$E$4];IF(EXACT([.F48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2]/100*[.R482]-[.Q482]/100*[.T482]" office:value-type="float" office:value="0" calcext:value-type="float">
            <text:p>0.00</text:p>
          </table:table-cell>
          <table:table-cell table:style-name="ce9" table:formula="of:=[.G482]/[.H482]*60" office:value-type="string" office:string-value="" calcext:value-type="error">
            <text:p>#DIV/0!</text:p>
          </table:table-cell>
          <table:table-cell table:style-name="ce9" table:formula="of:=[.U482]/[.H48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3]/60" office:value-type="float" office:value="0" calcext:value-type="float">
            <text:p>0.00</text:p>
          </table:table-cell>
          <table:table-cell table:style-name="ce2"/>
          <table:table-cell table:style-name="ce1" table:formula="of:=IF(EXACT([.C483];&quot;Hard&quot;);60;IF(EXACT([.C483];&quot;Medium&quot;);40;IF(EXACT([.C483];&quot;Easy&quot;);20;0)))" office:value-type="float" office:value="0" calcext:value-type="float">
            <text:p>0</text:p>
          </table:table-cell>
          <table:table-cell table:style-name="ce1" table:formula="of:=IF(EXACT([.F483];[.$B$3]);[.$D$3];IF(EXACT([.F483];[.$B$4]);[.$D$4];IF(EXACT([.F483];[.$B$5]);[.$D$5];0)))" office:value-type="float" office:value="0" calcext:value-type="float">
            <text:p>0</text:p>
          </table:table-cell>
          <table:table-cell table:style-name="ce2" table:formula="of:=IF(EXACT([.F483];[.$B$3]);[.$E$3];IF(EXACT([.F483];[.$B$4]);[.$E$4];IF(EXACT([.F48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3]/100*[.R483]-[.Q483]/100*[.T483]" office:value-type="float" office:value="0" calcext:value-type="float">
            <text:p>0.00</text:p>
          </table:table-cell>
          <table:table-cell table:style-name="ce9" table:formula="of:=[.G483]/[.H483]*60" office:value-type="string" office:string-value="" calcext:value-type="error">
            <text:p>#DIV/0!</text:p>
          </table:table-cell>
          <table:table-cell table:style-name="ce9" table:formula="of:=[.U483]/[.H48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4]/60" office:value-type="float" office:value="0" calcext:value-type="float">
            <text:p>0.00</text:p>
          </table:table-cell>
          <table:table-cell table:style-name="ce2"/>
          <table:table-cell table:style-name="ce1" table:formula="of:=IF(EXACT([.C484];&quot;Hard&quot;);60;IF(EXACT([.C484];&quot;Medium&quot;);40;IF(EXACT([.C484];&quot;Easy&quot;);20;0)))" office:value-type="float" office:value="0" calcext:value-type="float">
            <text:p>0</text:p>
          </table:table-cell>
          <table:table-cell table:style-name="ce1" table:formula="of:=IF(EXACT([.F484];[.$B$3]);[.$D$3];IF(EXACT([.F484];[.$B$4]);[.$D$4];IF(EXACT([.F484];[.$B$5]);[.$D$5];0)))" office:value-type="float" office:value="0" calcext:value-type="float">
            <text:p>0</text:p>
          </table:table-cell>
          <table:table-cell table:style-name="ce2" table:formula="of:=IF(EXACT([.F484];[.$B$3]);[.$E$3];IF(EXACT([.F484];[.$B$4]);[.$E$4];IF(EXACT([.F48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4]/100*[.R484]-[.Q484]/100*[.T484]" office:value-type="float" office:value="0" calcext:value-type="float">
            <text:p>0.00</text:p>
          </table:table-cell>
          <table:table-cell table:style-name="ce9" table:formula="of:=[.G484]/[.H484]*60" office:value-type="string" office:string-value="" calcext:value-type="error">
            <text:p>#DIV/0!</text:p>
          </table:table-cell>
          <table:table-cell table:style-name="ce9" table:formula="of:=[.U484]/[.H48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5]/60" office:value-type="float" office:value="0" calcext:value-type="float">
            <text:p>0.00</text:p>
          </table:table-cell>
          <table:table-cell table:style-name="ce2"/>
          <table:table-cell table:style-name="ce1" table:formula="of:=IF(EXACT([.C485];&quot;Hard&quot;);60;IF(EXACT([.C485];&quot;Medium&quot;);40;IF(EXACT([.C485];&quot;Easy&quot;);20;0)))" office:value-type="float" office:value="0" calcext:value-type="float">
            <text:p>0</text:p>
          </table:table-cell>
          <table:table-cell table:style-name="ce1" table:formula="of:=IF(EXACT([.F485];[.$B$3]);[.$D$3];IF(EXACT([.F485];[.$B$4]);[.$D$4];IF(EXACT([.F485];[.$B$5]);[.$D$5];0)))" office:value-type="float" office:value="0" calcext:value-type="float">
            <text:p>0</text:p>
          </table:table-cell>
          <table:table-cell table:style-name="ce2" table:formula="of:=IF(EXACT([.F485];[.$B$3]);[.$E$3];IF(EXACT([.F485];[.$B$4]);[.$E$4];IF(EXACT([.F48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5]/100*[.R485]-[.Q485]/100*[.T485]" office:value-type="float" office:value="0" calcext:value-type="float">
            <text:p>0.00</text:p>
          </table:table-cell>
          <table:table-cell table:style-name="ce9" table:formula="of:=[.G485]/[.H485]*60" office:value-type="string" office:string-value="" calcext:value-type="error">
            <text:p>#DIV/0!</text:p>
          </table:table-cell>
          <table:table-cell table:style-name="ce9" table:formula="of:=[.U485]/[.H48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6]/60" office:value-type="float" office:value="0" calcext:value-type="float">
            <text:p>0.00</text:p>
          </table:table-cell>
          <table:table-cell table:style-name="ce2"/>
          <table:table-cell table:style-name="ce1" table:formula="of:=IF(EXACT([.C486];&quot;Hard&quot;);60;IF(EXACT([.C486];&quot;Medium&quot;);40;IF(EXACT([.C486];&quot;Easy&quot;);20;0)))" office:value-type="float" office:value="0" calcext:value-type="float">
            <text:p>0</text:p>
          </table:table-cell>
          <table:table-cell table:style-name="ce1" table:formula="of:=IF(EXACT([.F486];[.$B$3]);[.$D$3];IF(EXACT([.F486];[.$B$4]);[.$D$4];IF(EXACT([.F486];[.$B$5]);[.$D$5];0)))" office:value-type="float" office:value="0" calcext:value-type="float">
            <text:p>0</text:p>
          </table:table-cell>
          <table:table-cell table:style-name="ce2" table:formula="of:=IF(EXACT([.F486];[.$B$3]);[.$E$3];IF(EXACT([.F486];[.$B$4]);[.$E$4];IF(EXACT([.F48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6]/100*[.R486]-[.Q486]/100*[.T486]" office:value-type="float" office:value="0" calcext:value-type="float">
            <text:p>0.00</text:p>
          </table:table-cell>
          <table:table-cell table:style-name="ce9" table:formula="of:=[.G486]/[.H486]*60" office:value-type="string" office:string-value="" calcext:value-type="error">
            <text:p>#DIV/0!</text:p>
          </table:table-cell>
          <table:table-cell table:style-name="ce9" table:formula="of:=[.U486]/[.H48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7]/60" office:value-type="float" office:value="0" calcext:value-type="float">
            <text:p>0.00</text:p>
          </table:table-cell>
          <table:table-cell table:style-name="ce2"/>
          <table:table-cell table:style-name="ce1" table:formula="of:=IF(EXACT([.C487];&quot;Hard&quot;);60;IF(EXACT([.C487];&quot;Medium&quot;);40;IF(EXACT([.C487];&quot;Easy&quot;);20;0)))" office:value-type="float" office:value="0" calcext:value-type="float">
            <text:p>0</text:p>
          </table:table-cell>
          <table:table-cell table:style-name="ce1" table:formula="of:=IF(EXACT([.F487];[.$B$3]);[.$D$3];IF(EXACT([.F487];[.$B$4]);[.$D$4];IF(EXACT([.F487];[.$B$5]);[.$D$5];0)))" office:value-type="float" office:value="0" calcext:value-type="float">
            <text:p>0</text:p>
          </table:table-cell>
          <table:table-cell table:style-name="ce2" table:formula="of:=IF(EXACT([.F487];[.$B$3]);[.$E$3];IF(EXACT([.F487];[.$B$4]);[.$E$4];IF(EXACT([.F48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7]/100*[.R487]-[.Q487]/100*[.T487]" office:value-type="float" office:value="0" calcext:value-type="float">
            <text:p>0.00</text:p>
          </table:table-cell>
          <table:table-cell table:style-name="ce9" table:formula="of:=[.G487]/[.H487]*60" office:value-type="string" office:string-value="" calcext:value-type="error">
            <text:p>#DIV/0!</text:p>
          </table:table-cell>
          <table:table-cell table:style-name="ce9" table:formula="of:=[.U487]/[.H48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8]/60" office:value-type="float" office:value="0" calcext:value-type="float">
            <text:p>0.00</text:p>
          </table:table-cell>
          <table:table-cell table:style-name="ce2"/>
          <table:table-cell table:style-name="ce1" table:formula="of:=IF(EXACT([.C488];&quot;Hard&quot;);60;IF(EXACT([.C488];&quot;Medium&quot;);40;IF(EXACT([.C488];&quot;Easy&quot;);20;0)))" office:value-type="float" office:value="0" calcext:value-type="float">
            <text:p>0</text:p>
          </table:table-cell>
          <table:table-cell table:style-name="ce1" table:formula="of:=IF(EXACT([.F488];[.$B$3]);[.$D$3];IF(EXACT([.F488];[.$B$4]);[.$D$4];IF(EXACT([.F488];[.$B$5]);[.$D$5];0)))" office:value-type="float" office:value="0" calcext:value-type="float">
            <text:p>0</text:p>
          </table:table-cell>
          <table:table-cell table:style-name="ce2" table:formula="of:=IF(EXACT([.F488];[.$B$3]);[.$E$3];IF(EXACT([.F488];[.$B$4]);[.$E$4];IF(EXACT([.F48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8]/100*[.R488]-[.Q488]/100*[.T488]" office:value-type="float" office:value="0" calcext:value-type="float">
            <text:p>0.00</text:p>
          </table:table-cell>
          <table:table-cell table:style-name="ce9" table:formula="of:=[.G488]/[.H488]*60" office:value-type="string" office:string-value="" calcext:value-type="error">
            <text:p>#DIV/0!</text:p>
          </table:table-cell>
          <table:table-cell table:style-name="ce9" table:formula="of:=[.U488]/[.H48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89]/60" office:value-type="float" office:value="0" calcext:value-type="float">
            <text:p>0.00</text:p>
          </table:table-cell>
          <table:table-cell table:style-name="ce2"/>
          <table:table-cell table:style-name="ce1" table:formula="of:=IF(EXACT([.C489];&quot;Hard&quot;);60;IF(EXACT([.C489];&quot;Medium&quot;);40;IF(EXACT([.C489];&quot;Easy&quot;);20;0)))" office:value-type="float" office:value="0" calcext:value-type="float">
            <text:p>0</text:p>
          </table:table-cell>
          <table:table-cell table:style-name="ce1" table:formula="of:=IF(EXACT([.F489];[.$B$3]);[.$D$3];IF(EXACT([.F489];[.$B$4]);[.$D$4];IF(EXACT([.F489];[.$B$5]);[.$D$5];0)))" office:value-type="float" office:value="0" calcext:value-type="float">
            <text:p>0</text:p>
          </table:table-cell>
          <table:table-cell table:style-name="ce2" table:formula="of:=IF(EXACT([.F489];[.$B$3]);[.$E$3];IF(EXACT([.F489];[.$B$4]);[.$E$4];IF(EXACT([.F48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89]/100*[.R489]-[.Q489]/100*[.T489]" office:value-type="float" office:value="0" calcext:value-type="float">
            <text:p>0.00</text:p>
          </table:table-cell>
          <table:table-cell table:style-name="ce9" table:formula="of:=[.G489]/[.H489]*60" office:value-type="string" office:string-value="" calcext:value-type="error">
            <text:p>#DIV/0!</text:p>
          </table:table-cell>
          <table:table-cell table:style-name="ce9" table:formula="of:=[.U489]/[.H48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0]/60" office:value-type="float" office:value="0" calcext:value-type="float">
            <text:p>0.00</text:p>
          </table:table-cell>
          <table:table-cell table:style-name="ce2"/>
          <table:table-cell table:style-name="ce1" table:formula="of:=IF(EXACT([.C490];&quot;Hard&quot;);60;IF(EXACT([.C490];&quot;Medium&quot;);40;IF(EXACT([.C490];&quot;Easy&quot;);20;0)))" office:value-type="float" office:value="0" calcext:value-type="float">
            <text:p>0</text:p>
          </table:table-cell>
          <table:table-cell table:style-name="ce1" table:formula="of:=IF(EXACT([.F490];[.$B$3]);[.$D$3];IF(EXACT([.F490];[.$B$4]);[.$D$4];IF(EXACT([.F490];[.$B$5]);[.$D$5];0)))" office:value-type="float" office:value="0" calcext:value-type="float">
            <text:p>0</text:p>
          </table:table-cell>
          <table:table-cell table:style-name="ce2" table:formula="of:=IF(EXACT([.F490];[.$B$3]);[.$E$3];IF(EXACT([.F490];[.$B$4]);[.$E$4];IF(EXACT([.F49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0]/100*[.R490]-[.Q490]/100*[.T490]" office:value-type="float" office:value="0" calcext:value-type="float">
            <text:p>0.00</text:p>
          </table:table-cell>
          <table:table-cell table:style-name="ce9" table:formula="of:=[.G490]/[.H490]*60" office:value-type="string" office:string-value="" calcext:value-type="error">
            <text:p>#DIV/0!</text:p>
          </table:table-cell>
          <table:table-cell table:style-name="ce9" table:formula="of:=[.U490]/[.H49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1]/60" office:value-type="float" office:value="0" calcext:value-type="float">
            <text:p>0.00</text:p>
          </table:table-cell>
          <table:table-cell table:style-name="ce2"/>
          <table:table-cell table:style-name="ce1" table:formula="of:=IF(EXACT([.C491];&quot;Hard&quot;);60;IF(EXACT([.C491];&quot;Medium&quot;);40;IF(EXACT([.C491];&quot;Easy&quot;);20;0)))" office:value-type="float" office:value="0" calcext:value-type="float">
            <text:p>0</text:p>
          </table:table-cell>
          <table:table-cell table:style-name="ce1" table:formula="of:=IF(EXACT([.F491];[.$B$3]);[.$D$3];IF(EXACT([.F491];[.$B$4]);[.$D$4];IF(EXACT([.F491];[.$B$5]);[.$D$5];0)))" office:value-type="float" office:value="0" calcext:value-type="float">
            <text:p>0</text:p>
          </table:table-cell>
          <table:table-cell table:style-name="ce2" table:formula="of:=IF(EXACT([.F491];[.$B$3]);[.$E$3];IF(EXACT([.F491];[.$B$4]);[.$E$4];IF(EXACT([.F49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1]/100*[.R491]-[.Q491]/100*[.T491]" office:value-type="float" office:value="0" calcext:value-type="float">
            <text:p>0.00</text:p>
          </table:table-cell>
          <table:table-cell table:style-name="ce9" table:formula="of:=[.G491]/[.H491]*60" office:value-type="string" office:string-value="" calcext:value-type="error">
            <text:p>#DIV/0!</text:p>
          </table:table-cell>
          <table:table-cell table:style-name="ce9" table:formula="of:=[.U491]/[.H49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2]/60" office:value-type="float" office:value="0" calcext:value-type="float">
            <text:p>0.00</text:p>
          </table:table-cell>
          <table:table-cell table:style-name="ce2"/>
          <table:table-cell table:style-name="ce1" table:formula="of:=IF(EXACT([.C492];&quot;Hard&quot;);60;IF(EXACT([.C492];&quot;Medium&quot;);40;IF(EXACT([.C492];&quot;Easy&quot;);20;0)))" office:value-type="float" office:value="0" calcext:value-type="float">
            <text:p>0</text:p>
          </table:table-cell>
          <table:table-cell table:style-name="ce1" table:formula="of:=IF(EXACT([.F492];[.$B$3]);[.$D$3];IF(EXACT([.F492];[.$B$4]);[.$D$4];IF(EXACT([.F492];[.$B$5]);[.$D$5];0)))" office:value-type="float" office:value="0" calcext:value-type="float">
            <text:p>0</text:p>
          </table:table-cell>
          <table:table-cell table:style-name="ce2" table:formula="of:=IF(EXACT([.F492];[.$B$3]);[.$E$3];IF(EXACT([.F492];[.$B$4]);[.$E$4];IF(EXACT([.F49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2]/100*[.R492]-[.Q492]/100*[.T492]" office:value-type="float" office:value="0" calcext:value-type="float">
            <text:p>0.00</text:p>
          </table:table-cell>
          <table:table-cell table:style-name="ce9" table:formula="of:=[.G492]/[.H492]*60" office:value-type="string" office:string-value="" calcext:value-type="error">
            <text:p>#DIV/0!</text:p>
          </table:table-cell>
          <table:table-cell table:style-name="ce9" table:formula="of:=[.U492]/[.H49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3]/60" office:value-type="float" office:value="0" calcext:value-type="float">
            <text:p>0.00</text:p>
          </table:table-cell>
          <table:table-cell table:style-name="ce2"/>
          <table:table-cell table:style-name="ce1" table:formula="of:=IF(EXACT([.C493];&quot;Hard&quot;);60;IF(EXACT([.C493];&quot;Medium&quot;);40;IF(EXACT([.C493];&quot;Easy&quot;);20;0)))" office:value-type="float" office:value="0" calcext:value-type="float">
            <text:p>0</text:p>
          </table:table-cell>
          <table:table-cell table:style-name="ce1" table:formula="of:=IF(EXACT([.F493];[.$B$3]);[.$D$3];IF(EXACT([.F493];[.$B$4]);[.$D$4];IF(EXACT([.F493];[.$B$5]);[.$D$5];0)))" office:value-type="float" office:value="0" calcext:value-type="float">
            <text:p>0</text:p>
          </table:table-cell>
          <table:table-cell table:style-name="ce2" table:formula="of:=IF(EXACT([.F493];[.$B$3]);[.$E$3];IF(EXACT([.F493];[.$B$4]);[.$E$4];IF(EXACT([.F49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3]/100*[.R493]-[.Q493]/100*[.T493]" office:value-type="float" office:value="0" calcext:value-type="float">
            <text:p>0.00</text:p>
          </table:table-cell>
          <table:table-cell table:style-name="ce9" table:formula="of:=[.G493]/[.H493]*60" office:value-type="string" office:string-value="" calcext:value-type="error">
            <text:p>#DIV/0!</text:p>
          </table:table-cell>
          <table:table-cell table:style-name="ce9" table:formula="of:=[.U493]/[.H49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4]/60" office:value-type="float" office:value="0" calcext:value-type="float">
            <text:p>0.00</text:p>
          </table:table-cell>
          <table:table-cell table:style-name="ce2"/>
          <table:table-cell table:style-name="ce1" table:formula="of:=IF(EXACT([.C494];&quot;Hard&quot;);60;IF(EXACT([.C494];&quot;Medium&quot;);40;IF(EXACT([.C494];&quot;Easy&quot;);20;0)))" office:value-type="float" office:value="0" calcext:value-type="float">
            <text:p>0</text:p>
          </table:table-cell>
          <table:table-cell table:style-name="ce1" table:formula="of:=IF(EXACT([.F494];[.$B$3]);[.$D$3];IF(EXACT([.F494];[.$B$4]);[.$D$4];IF(EXACT([.F494];[.$B$5]);[.$D$5];0)))" office:value-type="float" office:value="0" calcext:value-type="float">
            <text:p>0</text:p>
          </table:table-cell>
          <table:table-cell table:style-name="ce2" table:formula="of:=IF(EXACT([.F494];[.$B$3]);[.$E$3];IF(EXACT([.F494];[.$B$4]);[.$E$4];IF(EXACT([.F49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4]/100*[.R494]-[.Q494]/100*[.T494]" office:value-type="float" office:value="0" calcext:value-type="float">
            <text:p>0.00</text:p>
          </table:table-cell>
          <table:table-cell table:style-name="ce9" table:formula="of:=[.G494]/[.H494]*60" office:value-type="string" office:string-value="" calcext:value-type="error">
            <text:p>#DIV/0!</text:p>
          </table:table-cell>
          <table:table-cell table:style-name="ce9" table:formula="of:=[.U494]/[.H49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5]/60" office:value-type="float" office:value="0" calcext:value-type="float">
            <text:p>0.00</text:p>
          </table:table-cell>
          <table:table-cell table:style-name="ce2"/>
          <table:table-cell table:style-name="ce1" table:formula="of:=IF(EXACT([.C495];&quot;Hard&quot;);60;IF(EXACT([.C495];&quot;Medium&quot;);40;IF(EXACT([.C495];&quot;Easy&quot;);20;0)))" office:value-type="float" office:value="0" calcext:value-type="float">
            <text:p>0</text:p>
          </table:table-cell>
          <table:table-cell table:style-name="ce1" table:formula="of:=IF(EXACT([.F495];[.$B$3]);[.$D$3];IF(EXACT([.F495];[.$B$4]);[.$D$4];IF(EXACT([.F495];[.$B$5]);[.$D$5];0)))" office:value-type="float" office:value="0" calcext:value-type="float">
            <text:p>0</text:p>
          </table:table-cell>
          <table:table-cell table:style-name="ce2" table:formula="of:=IF(EXACT([.F495];[.$B$3]);[.$E$3];IF(EXACT([.F495];[.$B$4]);[.$E$4];IF(EXACT([.F49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5]/100*[.R495]-[.Q495]/100*[.T495]" office:value-type="float" office:value="0" calcext:value-type="float">
            <text:p>0.00</text:p>
          </table:table-cell>
          <table:table-cell table:style-name="ce9" table:formula="of:=[.G495]/[.H495]*60" office:value-type="string" office:string-value="" calcext:value-type="error">
            <text:p>#DIV/0!</text:p>
          </table:table-cell>
          <table:table-cell table:style-name="ce9" table:formula="of:=[.U495]/[.H49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6]/60" office:value-type="float" office:value="0" calcext:value-type="float">
            <text:p>0.00</text:p>
          </table:table-cell>
          <table:table-cell table:style-name="ce2"/>
          <table:table-cell table:style-name="ce1" table:formula="of:=IF(EXACT([.C496];&quot;Hard&quot;);60;IF(EXACT([.C496];&quot;Medium&quot;);40;IF(EXACT([.C496];&quot;Easy&quot;);20;0)))" office:value-type="float" office:value="0" calcext:value-type="float">
            <text:p>0</text:p>
          </table:table-cell>
          <table:table-cell table:style-name="ce1" table:formula="of:=IF(EXACT([.F496];[.$B$3]);[.$D$3];IF(EXACT([.F496];[.$B$4]);[.$D$4];IF(EXACT([.F496];[.$B$5]);[.$D$5];0)))" office:value-type="float" office:value="0" calcext:value-type="float">
            <text:p>0</text:p>
          </table:table-cell>
          <table:table-cell table:style-name="ce2" table:formula="of:=IF(EXACT([.F496];[.$B$3]);[.$E$3];IF(EXACT([.F496];[.$B$4]);[.$E$4];IF(EXACT([.F49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6]/100*[.R496]-[.Q496]/100*[.T496]" office:value-type="float" office:value="0" calcext:value-type="float">
            <text:p>0.00</text:p>
          </table:table-cell>
          <table:table-cell table:style-name="ce9" table:formula="of:=[.G496]/[.H496]*60" office:value-type="string" office:string-value="" calcext:value-type="error">
            <text:p>#DIV/0!</text:p>
          </table:table-cell>
          <table:table-cell table:style-name="ce9" table:formula="of:=[.U496]/[.H49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7]/60" office:value-type="float" office:value="0" calcext:value-type="float">
            <text:p>0.00</text:p>
          </table:table-cell>
          <table:table-cell table:style-name="ce2"/>
          <table:table-cell table:style-name="ce1" table:formula="of:=IF(EXACT([.C497];&quot;Hard&quot;);60;IF(EXACT([.C497];&quot;Medium&quot;);40;IF(EXACT([.C497];&quot;Easy&quot;);20;0)))" office:value-type="float" office:value="0" calcext:value-type="float">
            <text:p>0</text:p>
          </table:table-cell>
          <table:table-cell table:style-name="ce1" table:formula="of:=IF(EXACT([.F497];[.$B$3]);[.$D$3];IF(EXACT([.F497];[.$B$4]);[.$D$4];IF(EXACT([.F497];[.$B$5]);[.$D$5];0)))" office:value-type="float" office:value="0" calcext:value-type="float">
            <text:p>0</text:p>
          </table:table-cell>
          <table:table-cell table:style-name="ce2" table:formula="of:=IF(EXACT([.F497];[.$B$3]);[.$E$3];IF(EXACT([.F497];[.$B$4]);[.$E$4];IF(EXACT([.F49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7]/100*[.R497]-[.Q497]/100*[.T497]" office:value-type="float" office:value="0" calcext:value-type="float">
            <text:p>0.00</text:p>
          </table:table-cell>
          <table:table-cell table:style-name="ce9" table:formula="of:=[.G497]/[.H497]*60" office:value-type="string" office:string-value="" calcext:value-type="error">
            <text:p>#DIV/0!</text:p>
          </table:table-cell>
          <table:table-cell table:style-name="ce9" table:formula="of:=[.U497]/[.H49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8]/60" office:value-type="float" office:value="0" calcext:value-type="float">
            <text:p>0.00</text:p>
          </table:table-cell>
          <table:table-cell table:style-name="ce2"/>
          <table:table-cell table:style-name="ce1" table:formula="of:=IF(EXACT([.C498];&quot;Hard&quot;);60;IF(EXACT([.C498];&quot;Medium&quot;);40;IF(EXACT([.C498];&quot;Easy&quot;);20;0)))" office:value-type="float" office:value="0" calcext:value-type="float">
            <text:p>0</text:p>
          </table:table-cell>
          <table:table-cell table:style-name="ce1" table:formula="of:=IF(EXACT([.F498];[.$B$3]);[.$D$3];IF(EXACT([.F498];[.$B$4]);[.$D$4];IF(EXACT([.F498];[.$B$5]);[.$D$5];0)))" office:value-type="float" office:value="0" calcext:value-type="float">
            <text:p>0</text:p>
          </table:table-cell>
          <table:table-cell table:style-name="ce2" table:formula="of:=IF(EXACT([.F498];[.$B$3]);[.$E$3];IF(EXACT([.F498];[.$B$4]);[.$E$4];IF(EXACT([.F49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8]/100*[.R498]-[.Q498]/100*[.T498]" office:value-type="float" office:value="0" calcext:value-type="float">
            <text:p>0.00</text:p>
          </table:table-cell>
          <table:table-cell table:style-name="ce9" table:formula="of:=[.G498]/[.H498]*60" office:value-type="string" office:string-value="" calcext:value-type="error">
            <text:p>#DIV/0!</text:p>
          </table:table-cell>
          <table:table-cell table:style-name="ce9" table:formula="of:=[.U498]/[.H49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499]/60" office:value-type="float" office:value="0" calcext:value-type="float">
            <text:p>0.00</text:p>
          </table:table-cell>
          <table:table-cell table:style-name="ce2"/>
          <table:table-cell table:style-name="ce1" table:formula="of:=IF(EXACT([.C499];&quot;Hard&quot;);60;IF(EXACT([.C499];&quot;Medium&quot;);40;IF(EXACT([.C499];&quot;Easy&quot;);20;0)))" office:value-type="float" office:value="0" calcext:value-type="float">
            <text:p>0</text:p>
          </table:table-cell>
          <table:table-cell table:style-name="ce1" table:formula="of:=IF(EXACT([.F499];[.$B$3]);[.$D$3];IF(EXACT([.F499];[.$B$4]);[.$D$4];IF(EXACT([.F499];[.$B$5]);[.$D$5];0)))" office:value-type="float" office:value="0" calcext:value-type="float">
            <text:p>0</text:p>
          </table:table-cell>
          <table:table-cell table:style-name="ce2" table:formula="of:=IF(EXACT([.F499];[.$B$3]);[.$E$3];IF(EXACT([.F499];[.$B$4]);[.$E$4];IF(EXACT([.F49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499]/100*[.R499]-[.Q499]/100*[.T499]" office:value-type="float" office:value="0" calcext:value-type="float">
            <text:p>0.00</text:p>
          </table:table-cell>
          <table:table-cell table:style-name="ce9" table:formula="of:=[.G499]/[.H499]*60" office:value-type="string" office:string-value="" calcext:value-type="error">
            <text:p>#DIV/0!</text:p>
          </table:table-cell>
          <table:table-cell table:style-name="ce9" table:formula="of:=[.U499]/[.H49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0]/60" office:value-type="float" office:value="0" calcext:value-type="float">
            <text:p>0.00</text:p>
          </table:table-cell>
          <table:table-cell table:style-name="ce2"/>
          <table:table-cell table:style-name="ce1" table:formula="of:=IF(EXACT([.C500];&quot;Hard&quot;);60;IF(EXACT([.C500];&quot;Medium&quot;);40;IF(EXACT([.C500];&quot;Easy&quot;);20;0)))" office:value-type="float" office:value="0" calcext:value-type="float">
            <text:p>0</text:p>
          </table:table-cell>
          <table:table-cell table:style-name="ce1" table:formula="of:=IF(EXACT([.F500];[.$B$3]);[.$D$3];IF(EXACT([.F500];[.$B$4]);[.$D$4];IF(EXACT([.F500];[.$B$5]);[.$D$5];0)))" office:value-type="float" office:value="0" calcext:value-type="float">
            <text:p>0</text:p>
          </table:table-cell>
          <table:table-cell table:style-name="ce2" table:formula="of:=IF(EXACT([.F500];[.$B$3]);[.$E$3];IF(EXACT([.F500];[.$B$4]);[.$E$4];IF(EXACT([.F50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0]/100*[.R500]-[.Q500]/100*[.T500]" office:value-type="float" office:value="0" calcext:value-type="float">
            <text:p>0.00</text:p>
          </table:table-cell>
          <table:table-cell table:style-name="ce9" table:formula="of:=[.G500]/[.H500]*60" office:value-type="string" office:string-value="" calcext:value-type="error">
            <text:p>#DIV/0!</text:p>
          </table:table-cell>
          <table:table-cell table:style-name="ce9" table:formula="of:=[.U500]/[.H50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1]/60" office:value-type="float" office:value="0" calcext:value-type="float">
            <text:p>0.00</text:p>
          </table:table-cell>
          <table:table-cell table:style-name="ce2"/>
          <table:table-cell table:style-name="ce1" table:formula="of:=IF(EXACT([.C501];&quot;Hard&quot;);60;IF(EXACT([.C501];&quot;Medium&quot;);40;IF(EXACT([.C501];&quot;Easy&quot;);20;0)))" office:value-type="float" office:value="0" calcext:value-type="float">
            <text:p>0</text:p>
          </table:table-cell>
          <table:table-cell table:style-name="ce1" table:formula="of:=IF(EXACT([.F501];[.$B$3]);[.$D$3];IF(EXACT([.F501];[.$B$4]);[.$D$4];IF(EXACT([.F501];[.$B$5]);[.$D$5];0)))" office:value-type="float" office:value="0" calcext:value-type="float">
            <text:p>0</text:p>
          </table:table-cell>
          <table:table-cell table:style-name="ce2" table:formula="of:=IF(EXACT([.F501];[.$B$3]);[.$E$3];IF(EXACT([.F501];[.$B$4]);[.$E$4];IF(EXACT([.F50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1]/100*[.R501]-[.Q501]/100*[.T501]" office:value-type="float" office:value="0" calcext:value-type="float">
            <text:p>0.00</text:p>
          </table:table-cell>
          <table:table-cell table:style-name="ce9" table:formula="of:=[.G501]/[.H501]*60" office:value-type="string" office:string-value="" calcext:value-type="error">
            <text:p>#DIV/0!</text:p>
          </table:table-cell>
          <table:table-cell table:style-name="ce9" table:formula="of:=[.U501]/[.H50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2]/60" office:value-type="float" office:value="0" calcext:value-type="float">
            <text:p>0.00</text:p>
          </table:table-cell>
          <table:table-cell table:style-name="ce2"/>
          <table:table-cell table:style-name="ce1" table:formula="of:=IF(EXACT([.C502];&quot;Hard&quot;);60;IF(EXACT([.C502];&quot;Medium&quot;);40;IF(EXACT([.C502];&quot;Easy&quot;);20;0)))" office:value-type="float" office:value="0" calcext:value-type="float">
            <text:p>0</text:p>
          </table:table-cell>
          <table:table-cell table:style-name="ce1" table:formula="of:=IF(EXACT([.F502];[.$B$3]);[.$D$3];IF(EXACT([.F502];[.$B$4]);[.$D$4];IF(EXACT([.F502];[.$B$5]);[.$D$5];0)))" office:value-type="float" office:value="0" calcext:value-type="float">
            <text:p>0</text:p>
          </table:table-cell>
          <table:table-cell table:style-name="ce2" table:formula="of:=IF(EXACT([.F502];[.$B$3]);[.$E$3];IF(EXACT([.F502];[.$B$4]);[.$E$4];IF(EXACT([.F50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2]/100*[.R502]-[.Q502]/100*[.T502]" office:value-type="float" office:value="0" calcext:value-type="float">
            <text:p>0.00</text:p>
          </table:table-cell>
          <table:table-cell table:style-name="ce9" table:formula="of:=[.G502]/[.H502]*60" office:value-type="string" office:string-value="" calcext:value-type="error">
            <text:p>#DIV/0!</text:p>
          </table:table-cell>
          <table:table-cell table:style-name="ce9" table:formula="of:=[.U502]/[.H50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3]/60" office:value-type="float" office:value="0" calcext:value-type="float">
            <text:p>0.00</text:p>
          </table:table-cell>
          <table:table-cell table:style-name="ce2"/>
          <table:table-cell table:style-name="ce1" table:formula="of:=IF(EXACT([.C503];&quot;Hard&quot;);60;IF(EXACT([.C503];&quot;Medium&quot;);40;IF(EXACT([.C503];&quot;Easy&quot;);20;0)))" office:value-type="float" office:value="0" calcext:value-type="float">
            <text:p>0</text:p>
          </table:table-cell>
          <table:table-cell table:style-name="ce1" table:formula="of:=IF(EXACT([.F503];[.$B$3]);[.$D$3];IF(EXACT([.F503];[.$B$4]);[.$D$4];IF(EXACT([.F503];[.$B$5]);[.$D$5];0)))" office:value-type="float" office:value="0" calcext:value-type="float">
            <text:p>0</text:p>
          </table:table-cell>
          <table:table-cell table:style-name="ce2" table:formula="of:=IF(EXACT([.F503];[.$B$3]);[.$E$3];IF(EXACT([.F503];[.$B$4]);[.$E$4];IF(EXACT([.F50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3]/100*[.R503]-[.Q503]/100*[.T503]" office:value-type="float" office:value="0" calcext:value-type="float">
            <text:p>0.00</text:p>
          </table:table-cell>
          <table:table-cell table:style-name="ce9" table:formula="of:=[.G503]/[.H503]*60" office:value-type="string" office:string-value="" calcext:value-type="error">
            <text:p>#DIV/0!</text:p>
          </table:table-cell>
          <table:table-cell table:style-name="ce9" table:formula="of:=[.U503]/[.H50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4]/60" office:value-type="float" office:value="0" calcext:value-type="float">
            <text:p>0.00</text:p>
          </table:table-cell>
          <table:table-cell table:style-name="ce2"/>
          <table:table-cell table:style-name="ce1" table:formula="of:=IF(EXACT([.C504];&quot;Hard&quot;);60;IF(EXACT([.C504];&quot;Medium&quot;);40;IF(EXACT([.C504];&quot;Easy&quot;);20;0)))" office:value-type="float" office:value="0" calcext:value-type="float">
            <text:p>0</text:p>
          </table:table-cell>
          <table:table-cell table:style-name="ce1" table:formula="of:=IF(EXACT([.F504];[.$B$3]);[.$D$3];IF(EXACT([.F504];[.$B$4]);[.$D$4];IF(EXACT([.F504];[.$B$5]);[.$D$5];0)))" office:value-type="float" office:value="0" calcext:value-type="float">
            <text:p>0</text:p>
          </table:table-cell>
          <table:table-cell table:style-name="ce2" table:formula="of:=IF(EXACT([.F504];[.$B$3]);[.$E$3];IF(EXACT([.F504];[.$B$4]);[.$E$4];IF(EXACT([.F50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4]/100*[.R504]-[.Q504]/100*[.T504]" office:value-type="float" office:value="0" calcext:value-type="float">
            <text:p>0.00</text:p>
          </table:table-cell>
          <table:table-cell table:style-name="ce9" table:formula="of:=[.G504]/[.H504]*60" office:value-type="string" office:string-value="" calcext:value-type="error">
            <text:p>#DIV/0!</text:p>
          </table:table-cell>
          <table:table-cell table:style-name="ce9" table:formula="of:=[.U504]/[.H50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5]/60" office:value-type="float" office:value="0" calcext:value-type="float">
            <text:p>0.00</text:p>
          </table:table-cell>
          <table:table-cell table:style-name="ce2"/>
          <table:table-cell table:style-name="ce1" table:formula="of:=IF(EXACT([.C505];&quot;Hard&quot;);60;IF(EXACT([.C505];&quot;Medium&quot;);40;IF(EXACT([.C505];&quot;Easy&quot;);20;0)))" office:value-type="float" office:value="0" calcext:value-type="float">
            <text:p>0</text:p>
          </table:table-cell>
          <table:table-cell table:style-name="ce1" table:formula="of:=IF(EXACT([.F505];[.$B$3]);[.$D$3];IF(EXACT([.F505];[.$B$4]);[.$D$4];IF(EXACT([.F505];[.$B$5]);[.$D$5];0)))" office:value-type="float" office:value="0" calcext:value-type="float">
            <text:p>0</text:p>
          </table:table-cell>
          <table:table-cell table:style-name="ce2" table:formula="of:=IF(EXACT([.F505];[.$B$3]);[.$E$3];IF(EXACT([.F505];[.$B$4]);[.$E$4];IF(EXACT([.F50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5]/100*[.R505]-[.Q505]/100*[.T505]" office:value-type="float" office:value="0" calcext:value-type="float">
            <text:p>0.00</text:p>
          </table:table-cell>
          <table:table-cell table:style-name="ce9" table:formula="of:=[.G505]/[.H505]*60" office:value-type="string" office:string-value="" calcext:value-type="error">
            <text:p>#DIV/0!</text:p>
          </table:table-cell>
          <table:table-cell table:style-name="ce9" table:formula="of:=[.U505]/[.H50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6]/60" office:value-type="float" office:value="0" calcext:value-type="float">
            <text:p>0.00</text:p>
          </table:table-cell>
          <table:table-cell table:style-name="ce2"/>
          <table:table-cell table:style-name="ce1" table:formula="of:=IF(EXACT([.C506];&quot;Hard&quot;);60;IF(EXACT([.C506];&quot;Medium&quot;);40;IF(EXACT([.C506];&quot;Easy&quot;);20;0)))" office:value-type="float" office:value="0" calcext:value-type="float">
            <text:p>0</text:p>
          </table:table-cell>
          <table:table-cell table:style-name="ce1" table:formula="of:=IF(EXACT([.F506];[.$B$3]);[.$D$3];IF(EXACT([.F506];[.$B$4]);[.$D$4];IF(EXACT([.F506];[.$B$5]);[.$D$5];0)))" office:value-type="float" office:value="0" calcext:value-type="float">
            <text:p>0</text:p>
          </table:table-cell>
          <table:table-cell table:style-name="ce2" table:formula="of:=IF(EXACT([.F506];[.$B$3]);[.$E$3];IF(EXACT([.F506];[.$B$4]);[.$E$4];IF(EXACT([.F50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6]/100*[.R506]-[.Q506]/100*[.T506]" office:value-type="float" office:value="0" calcext:value-type="float">
            <text:p>0.00</text:p>
          </table:table-cell>
          <table:table-cell table:style-name="ce9" table:formula="of:=[.G506]/[.H506]*60" office:value-type="string" office:string-value="" calcext:value-type="error">
            <text:p>#DIV/0!</text:p>
          </table:table-cell>
          <table:table-cell table:style-name="ce9" table:formula="of:=[.U506]/[.H50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7]/60" office:value-type="float" office:value="0" calcext:value-type="float">
            <text:p>0.00</text:p>
          </table:table-cell>
          <table:table-cell table:style-name="ce2"/>
          <table:table-cell table:style-name="ce1" table:formula="of:=IF(EXACT([.C507];&quot;Hard&quot;);60;IF(EXACT([.C507];&quot;Medium&quot;);40;IF(EXACT([.C507];&quot;Easy&quot;);20;0)))" office:value-type="float" office:value="0" calcext:value-type="float">
            <text:p>0</text:p>
          </table:table-cell>
          <table:table-cell table:style-name="ce1" table:formula="of:=IF(EXACT([.F507];[.$B$3]);[.$D$3];IF(EXACT([.F507];[.$B$4]);[.$D$4];IF(EXACT([.F507];[.$B$5]);[.$D$5];0)))" office:value-type="float" office:value="0" calcext:value-type="float">
            <text:p>0</text:p>
          </table:table-cell>
          <table:table-cell table:style-name="ce2" table:formula="of:=IF(EXACT([.F507];[.$B$3]);[.$E$3];IF(EXACT([.F507];[.$B$4]);[.$E$4];IF(EXACT([.F50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7]/100*[.R507]-[.Q507]/100*[.T507]" office:value-type="float" office:value="0" calcext:value-type="float">
            <text:p>0.00</text:p>
          </table:table-cell>
          <table:table-cell table:style-name="ce9" table:formula="of:=[.G507]/[.H507]*60" office:value-type="string" office:string-value="" calcext:value-type="error">
            <text:p>#DIV/0!</text:p>
          </table:table-cell>
          <table:table-cell table:style-name="ce9" table:formula="of:=[.U507]/[.H50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8]/60" office:value-type="float" office:value="0" calcext:value-type="float">
            <text:p>0.00</text:p>
          </table:table-cell>
          <table:table-cell table:style-name="ce2"/>
          <table:table-cell table:style-name="ce1" table:formula="of:=IF(EXACT([.C508];&quot;Hard&quot;);60;IF(EXACT([.C508];&quot;Medium&quot;);40;IF(EXACT([.C508];&quot;Easy&quot;);20;0)))" office:value-type="float" office:value="0" calcext:value-type="float">
            <text:p>0</text:p>
          </table:table-cell>
          <table:table-cell table:style-name="ce1" table:formula="of:=IF(EXACT([.F508];[.$B$3]);[.$D$3];IF(EXACT([.F508];[.$B$4]);[.$D$4];IF(EXACT([.F508];[.$B$5]);[.$D$5];0)))" office:value-type="float" office:value="0" calcext:value-type="float">
            <text:p>0</text:p>
          </table:table-cell>
          <table:table-cell table:style-name="ce2" table:formula="of:=IF(EXACT([.F508];[.$B$3]);[.$E$3];IF(EXACT([.F508];[.$B$4]);[.$E$4];IF(EXACT([.F50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8]/100*[.R508]-[.Q508]/100*[.T508]" office:value-type="float" office:value="0" calcext:value-type="float">
            <text:p>0.00</text:p>
          </table:table-cell>
          <table:table-cell table:style-name="ce9" table:formula="of:=[.G508]/[.H508]*60" office:value-type="string" office:string-value="" calcext:value-type="error">
            <text:p>#DIV/0!</text:p>
          </table:table-cell>
          <table:table-cell table:style-name="ce9" table:formula="of:=[.U508]/[.H50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09]/60" office:value-type="float" office:value="0" calcext:value-type="float">
            <text:p>0.00</text:p>
          </table:table-cell>
          <table:table-cell table:style-name="ce2"/>
          <table:table-cell table:style-name="ce1" table:formula="of:=IF(EXACT([.C509];&quot;Hard&quot;);60;IF(EXACT([.C509];&quot;Medium&quot;);40;IF(EXACT([.C509];&quot;Easy&quot;);20;0)))" office:value-type="float" office:value="0" calcext:value-type="float">
            <text:p>0</text:p>
          </table:table-cell>
          <table:table-cell table:style-name="ce1" table:formula="of:=IF(EXACT([.F509];[.$B$3]);[.$D$3];IF(EXACT([.F509];[.$B$4]);[.$D$4];IF(EXACT([.F509];[.$B$5]);[.$D$5];0)))" office:value-type="float" office:value="0" calcext:value-type="float">
            <text:p>0</text:p>
          </table:table-cell>
          <table:table-cell table:style-name="ce2" table:formula="of:=IF(EXACT([.F509];[.$B$3]);[.$E$3];IF(EXACT([.F509];[.$B$4]);[.$E$4];IF(EXACT([.F50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09]/100*[.R509]-[.Q509]/100*[.T509]" office:value-type="float" office:value="0" calcext:value-type="float">
            <text:p>0.00</text:p>
          </table:table-cell>
          <table:table-cell table:style-name="ce9" table:formula="of:=[.G509]/[.H509]*60" office:value-type="string" office:string-value="" calcext:value-type="error">
            <text:p>#DIV/0!</text:p>
          </table:table-cell>
          <table:table-cell table:style-name="ce9" table:formula="of:=[.U509]/[.H50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0]/60" office:value-type="float" office:value="0" calcext:value-type="float">
            <text:p>0.00</text:p>
          </table:table-cell>
          <table:table-cell table:style-name="ce2"/>
          <table:table-cell table:style-name="ce1" table:formula="of:=IF(EXACT([.C510];&quot;Hard&quot;);60;IF(EXACT([.C510];&quot;Medium&quot;);40;IF(EXACT([.C510];&quot;Easy&quot;);20;0)))" office:value-type="float" office:value="0" calcext:value-type="float">
            <text:p>0</text:p>
          </table:table-cell>
          <table:table-cell table:style-name="ce1" table:formula="of:=IF(EXACT([.F510];[.$B$3]);[.$D$3];IF(EXACT([.F510];[.$B$4]);[.$D$4];IF(EXACT([.F510];[.$B$5]);[.$D$5];0)))" office:value-type="float" office:value="0" calcext:value-type="float">
            <text:p>0</text:p>
          </table:table-cell>
          <table:table-cell table:style-name="ce2" table:formula="of:=IF(EXACT([.F510];[.$B$3]);[.$E$3];IF(EXACT([.F510];[.$B$4]);[.$E$4];IF(EXACT([.F51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0]/100*[.R510]-[.Q510]/100*[.T510]" office:value-type="float" office:value="0" calcext:value-type="float">
            <text:p>0.00</text:p>
          </table:table-cell>
          <table:table-cell table:style-name="ce9" table:formula="of:=[.G510]/[.H510]*60" office:value-type="string" office:string-value="" calcext:value-type="error">
            <text:p>#DIV/0!</text:p>
          </table:table-cell>
          <table:table-cell table:style-name="ce9" table:formula="of:=[.U510]/[.H51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1]/60" office:value-type="float" office:value="0" calcext:value-type="float">
            <text:p>0.00</text:p>
          </table:table-cell>
          <table:table-cell table:style-name="ce2"/>
          <table:table-cell table:style-name="ce1" table:formula="of:=IF(EXACT([.C511];&quot;Hard&quot;);60;IF(EXACT([.C511];&quot;Medium&quot;);40;IF(EXACT([.C511];&quot;Easy&quot;);20;0)))" office:value-type="float" office:value="0" calcext:value-type="float">
            <text:p>0</text:p>
          </table:table-cell>
          <table:table-cell table:style-name="ce1" table:formula="of:=IF(EXACT([.F511];[.$B$3]);[.$D$3];IF(EXACT([.F511];[.$B$4]);[.$D$4];IF(EXACT([.F511];[.$B$5]);[.$D$5];0)))" office:value-type="float" office:value="0" calcext:value-type="float">
            <text:p>0</text:p>
          </table:table-cell>
          <table:table-cell table:style-name="ce2" table:formula="of:=IF(EXACT([.F511];[.$B$3]);[.$E$3];IF(EXACT([.F511];[.$B$4]);[.$E$4];IF(EXACT([.F51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1]/100*[.R511]-[.Q511]/100*[.T511]" office:value-type="float" office:value="0" calcext:value-type="float">
            <text:p>0.00</text:p>
          </table:table-cell>
          <table:table-cell table:style-name="ce9" table:formula="of:=[.G511]/[.H511]*60" office:value-type="string" office:string-value="" calcext:value-type="error">
            <text:p>#DIV/0!</text:p>
          </table:table-cell>
          <table:table-cell table:style-name="ce9" table:formula="of:=[.U511]/[.H51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2]/60" office:value-type="float" office:value="0" calcext:value-type="float">
            <text:p>0.00</text:p>
          </table:table-cell>
          <table:table-cell table:style-name="ce2"/>
          <table:table-cell table:style-name="ce1" table:formula="of:=IF(EXACT([.C512];&quot;Hard&quot;);60;IF(EXACT([.C512];&quot;Medium&quot;);40;IF(EXACT([.C512];&quot;Easy&quot;);20;0)))" office:value-type="float" office:value="0" calcext:value-type="float">
            <text:p>0</text:p>
          </table:table-cell>
          <table:table-cell table:style-name="ce1" table:formula="of:=IF(EXACT([.F512];[.$B$3]);[.$D$3];IF(EXACT([.F512];[.$B$4]);[.$D$4];IF(EXACT([.F512];[.$B$5]);[.$D$5];0)))" office:value-type="float" office:value="0" calcext:value-type="float">
            <text:p>0</text:p>
          </table:table-cell>
          <table:table-cell table:style-name="ce2" table:formula="of:=IF(EXACT([.F512];[.$B$3]);[.$E$3];IF(EXACT([.F512];[.$B$4]);[.$E$4];IF(EXACT([.F51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2]/100*[.R512]-[.Q512]/100*[.T512]" office:value-type="float" office:value="0" calcext:value-type="float">
            <text:p>0.00</text:p>
          </table:table-cell>
          <table:table-cell table:style-name="ce9" table:formula="of:=[.G512]/[.H512]*60" office:value-type="string" office:string-value="" calcext:value-type="error">
            <text:p>#DIV/0!</text:p>
          </table:table-cell>
          <table:table-cell table:style-name="ce9" table:formula="of:=[.U512]/[.H51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3]/60" office:value-type="float" office:value="0" calcext:value-type="float">
            <text:p>0.00</text:p>
          </table:table-cell>
          <table:table-cell table:style-name="ce2"/>
          <table:table-cell table:style-name="ce1" table:formula="of:=IF(EXACT([.C513];&quot;Hard&quot;);60;IF(EXACT([.C513];&quot;Medium&quot;);40;IF(EXACT([.C513];&quot;Easy&quot;);20;0)))" office:value-type="float" office:value="0" calcext:value-type="float">
            <text:p>0</text:p>
          </table:table-cell>
          <table:table-cell table:style-name="ce1" table:formula="of:=IF(EXACT([.F513];[.$B$3]);[.$D$3];IF(EXACT([.F513];[.$B$4]);[.$D$4];IF(EXACT([.F513];[.$B$5]);[.$D$5];0)))" office:value-type="float" office:value="0" calcext:value-type="float">
            <text:p>0</text:p>
          </table:table-cell>
          <table:table-cell table:style-name="ce2" table:formula="of:=IF(EXACT([.F513];[.$B$3]);[.$E$3];IF(EXACT([.F513];[.$B$4]);[.$E$4];IF(EXACT([.F51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3]/100*[.R513]-[.Q513]/100*[.T513]" office:value-type="float" office:value="0" calcext:value-type="float">
            <text:p>0.00</text:p>
          </table:table-cell>
          <table:table-cell table:style-name="ce9" table:formula="of:=[.G513]/[.H513]*60" office:value-type="string" office:string-value="" calcext:value-type="error">
            <text:p>#DIV/0!</text:p>
          </table:table-cell>
          <table:table-cell table:style-name="ce9" table:formula="of:=[.U513]/[.H51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4]/60" office:value-type="float" office:value="0" calcext:value-type="float">
            <text:p>0.00</text:p>
          </table:table-cell>
          <table:table-cell table:style-name="ce2"/>
          <table:table-cell table:style-name="ce1" table:formula="of:=IF(EXACT([.C514];&quot;Hard&quot;);60;IF(EXACT([.C514];&quot;Medium&quot;);40;IF(EXACT([.C514];&quot;Easy&quot;);20;0)))" office:value-type="float" office:value="0" calcext:value-type="float">
            <text:p>0</text:p>
          </table:table-cell>
          <table:table-cell table:style-name="ce1" table:formula="of:=IF(EXACT([.F514];[.$B$3]);[.$D$3];IF(EXACT([.F514];[.$B$4]);[.$D$4];IF(EXACT([.F514];[.$B$5]);[.$D$5];0)))" office:value-type="float" office:value="0" calcext:value-type="float">
            <text:p>0</text:p>
          </table:table-cell>
          <table:table-cell table:style-name="ce2" table:formula="of:=IF(EXACT([.F514];[.$B$3]);[.$E$3];IF(EXACT([.F514];[.$B$4]);[.$E$4];IF(EXACT([.F51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4]/100*[.R514]-[.Q514]/100*[.T514]" office:value-type="float" office:value="0" calcext:value-type="float">
            <text:p>0.00</text:p>
          </table:table-cell>
          <table:table-cell table:style-name="ce9" table:formula="of:=[.G514]/[.H514]*60" office:value-type="string" office:string-value="" calcext:value-type="error">
            <text:p>#DIV/0!</text:p>
          </table:table-cell>
          <table:table-cell table:style-name="ce9" table:formula="of:=[.U514]/[.H51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5]/60" office:value-type="float" office:value="0" calcext:value-type="float">
            <text:p>0.00</text:p>
          </table:table-cell>
          <table:table-cell table:style-name="ce2"/>
          <table:table-cell table:style-name="ce1" table:formula="of:=IF(EXACT([.C515];&quot;Hard&quot;);60;IF(EXACT([.C515];&quot;Medium&quot;);40;IF(EXACT([.C515];&quot;Easy&quot;);20;0)))" office:value-type="float" office:value="0" calcext:value-type="float">
            <text:p>0</text:p>
          </table:table-cell>
          <table:table-cell table:style-name="ce1" table:formula="of:=IF(EXACT([.F515];[.$B$3]);[.$D$3];IF(EXACT([.F515];[.$B$4]);[.$D$4];IF(EXACT([.F515];[.$B$5]);[.$D$5];0)))" office:value-type="float" office:value="0" calcext:value-type="float">
            <text:p>0</text:p>
          </table:table-cell>
          <table:table-cell table:style-name="ce2" table:formula="of:=IF(EXACT([.F515];[.$B$3]);[.$E$3];IF(EXACT([.F515];[.$B$4]);[.$E$4];IF(EXACT([.F51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5]/100*[.R515]-[.Q515]/100*[.T515]" office:value-type="float" office:value="0" calcext:value-type="float">
            <text:p>0.00</text:p>
          </table:table-cell>
          <table:table-cell table:style-name="ce9" table:formula="of:=[.G515]/[.H515]*60" office:value-type="string" office:string-value="" calcext:value-type="error">
            <text:p>#DIV/0!</text:p>
          </table:table-cell>
          <table:table-cell table:style-name="ce9" table:formula="of:=[.U515]/[.H51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6]/60" office:value-type="float" office:value="0" calcext:value-type="float">
            <text:p>0.00</text:p>
          </table:table-cell>
          <table:table-cell table:style-name="ce2"/>
          <table:table-cell table:style-name="ce1" table:formula="of:=IF(EXACT([.C516];&quot;Hard&quot;);60;IF(EXACT([.C516];&quot;Medium&quot;);40;IF(EXACT([.C516];&quot;Easy&quot;);20;0)))" office:value-type="float" office:value="0" calcext:value-type="float">
            <text:p>0</text:p>
          </table:table-cell>
          <table:table-cell table:style-name="ce1" table:formula="of:=IF(EXACT([.F516];[.$B$3]);[.$D$3];IF(EXACT([.F516];[.$B$4]);[.$D$4];IF(EXACT([.F516];[.$B$5]);[.$D$5];0)))" office:value-type="float" office:value="0" calcext:value-type="float">
            <text:p>0</text:p>
          </table:table-cell>
          <table:table-cell table:style-name="ce2" table:formula="of:=IF(EXACT([.F516];[.$B$3]);[.$E$3];IF(EXACT([.F516];[.$B$4]);[.$E$4];IF(EXACT([.F51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6]/100*[.R516]-[.Q516]/100*[.T516]" office:value-type="float" office:value="0" calcext:value-type="float">
            <text:p>0.00</text:p>
          </table:table-cell>
          <table:table-cell table:style-name="ce9" table:formula="of:=[.G516]/[.H516]*60" office:value-type="string" office:string-value="" calcext:value-type="error">
            <text:p>#DIV/0!</text:p>
          </table:table-cell>
          <table:table-cell table:style-name="ce9" table:formula="of:=[.U516]/[.H51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7]/60" office:value-type="float" office:value="0" calcext:value-type="float">
            <text:p>0.00</text:p>
          </table:table-cell>
          <table:table-cell table:style-name="ce2"/>
          <table:table-cell table:style-name="ce1" table:formula="of:=IF(EXACT([.C517];&quot;Hard&quot;);60;IF(EXACT([.C517];&quot;Medium&quot;);40;IF(EXACT([.C517];&quot;Easy&quot;);20;0)))" office:value-type="float" office:value="0" calcext:value-type="float">
            <text:p>0</text:p>
          </table:table-cell>
          <table:table-cell table:style-name="ce1" table:formula="of:=IF(EXACT([.F517];[.$B$3]);[.$D$3];IF(EXACT([.F517];[.$B$4]);[.$D$4];IF(EXACT([.F517];[.$B$5]);[.$D$5];0)))" office:value-type="float" office:value="0" calcext:value-type="float">
            <text:p>0</text:p>
          </table:table-cell>
          <table:table-cell table:style-name="ce2" table:formula="of:=IF(EXACT([.F517];[.$B$3]);[.$E$3];IF(EXACT([.F517];[.$B$4]);[.$E$4];IF(EXACT([.F51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7]/100*[.R517]-[.Q517]/100*[.T517]" office:value-type="float" office:value="0" calcext:value-type="float">
            <text:p>0.00</text:p>
          </table:table-cell>
          <table:table-cell table:style-name="ce9" table:formula="of:=[.G517]/[.H517]*60" office:value-type="string" office:string-value="" calcext:value-type="error">
            <text:p>#DIV/0!</text:p>
          </table:table-cell>
          <table:table-cell table:style-name="ce9" table:formula="of:=[.U517]/[.H51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8]/60" office:value-type="float" office:value="0" calcext:value-type="float">
            <text:p>0.00</text:p>
          </table:table-cell>
          <table:table-cell table:style-name="ce2"/>
          <table:table-cell table:style-name="ce1" table:formula="of:=IF(EXACT([.C518];&quot;Hard&quot;);60;IF(EXACT([.C518];&quot;Medium&quot;);40;IF(EXACT([.C518];&quot;Easy&quot;);20;0)))" office:value-type="float" office:value="0" calcext:value-type="float">
            <text:p>0</text:p>
          </table:table-cell>
          <table:table-cell table:style-name="ce1" table:formula="of:=IF(EXACT([.F518];[.$B$3]);[.$D$3];IF(EXACT([.F518];[.$B$4]);[.$D$4];IF(EXACT([.F518];[.$B$5]);[.$D$5];0)))" office:value-type="float" office:value="0" calcext:value-type="float">
            <text:p>0</text:p>
          </table:table-cell>
          <table:table-cell table:style-name="ce2" table:formula="of:=IF(EXACT([.F518];[.$B$3]);[.$E$3];IF(EXACT([.F518];[.$B$4]);[.$E$4];IF(EXACT([.F51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8]/100*[.R518]-[.Q518]/100*[.T518]" office:value-type="float" office:value="0" calcext:value-type="float">
            <text:p>0.00</text:p>
          </table:table-cell>
          <table:table-cell table:style-name="ce9" table:formula="of:=[.G518]/[.H518]*60" office:value-type="string" office:string-value="" calcext:value-type="error">
            <text:p>#DIV/0!</text:p>
          </table:table-cell>
          <table:table-cell table:style-name="ce9" table:formula="of:=[.U518]/[.H51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19]/60" office:value-type="float" office:value="0" calcext:value-type="float">
            <text:p>0.00</text:p>
          </table:table-cell>
          <table:table-cell table:style-name="ce2"/>
          <table:table-cell table:style-name="ce1" table:formula="of:=IF(EXACT([.C519];&quot;Hard&quot;);60;IF(EXACT([.C519];&quot;Medium&quot;);40;IF(EXACT([.C519];&quot;Easy&quot;);20;0)))" office:value-type="float" office:value="0" calcext:value-type="float">
            <text:p>0</text:p>
          </table:table-cell>
          <table:table-cell table:style-name="ce1" table:formula="of:=IF(EXACT([.F519];[.$B$3]);[.$D$3];IF(EXACT([.F519];[.$B$4]);[.$D$4];IF(EXACT([.F519];[.$B$5]);[.$D$5];0)))" office:value-type="float" office:value="0" calcext:value-type="float">
            <text:p>0</text:p>
          </table:table-cell>
          <table:table-cell table:style-name="ce2" table:formula="of:=IF(EXACT([.F519];[.$B$3]);[.$E$3];IF(EXACT([.F519];[.$B$4]);[.$E$4];IF(EXACT([.F51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19]/100*[.R519]-[.Q519]/100*[.T519]" office:value-type="float" office:value="0" calcext:value-type="float">
            <text:p>0.00</text:p>
          </table:table-cell>
          <table:table-cell table:style-name="ce9" table:formula="of:=[.G519]/[.H519]*60" office:value-type="string" office:string-value="" calcext:value-type="error">
            <text:p>#DIV/0!</text:p>
          </table:table-cell>
          <table:table-cell table:style-name="ce9" table:formula="of:=[.U519]/[.H51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0]/60" office:value-type="float" office:value="0" calcext:value-type="float">
            <text:p>0.00</text:p>
          </table:table-cell>
          <table:table-cell table:style-name="ce2"/>
          <table:table-cell table:style-name="ce1" table:formula="of:=IF(EXACT([.C520];&quot;Hard&quot;);60;IF(EXACT([.C520];&quot;Medium&quot;);40;IF(EXACT([.C520];&quot;Easy&quot;);20;0)))" office:value-type="float" office:value="0" calcext:value-type="float">
            <text:p>0</text:p>
          </table:table-cell>
          <table:table-cell table:style-name="ce1" table:formula="of:=IF(EXACT([.F520];[.$B$3]);[.$D$3];IF(EXACT([.F520];[.$B$4]);[.$D$4];IF(EXACT([.F520];[.$B$5]);[.$D$5];0)))" office:value-type="float" office:value="0" calcext:value-type="float">
            <text:p>0</text:p>
          </table:table-cell>
          <table:table-cell table:style-name="ce2" table:formula="of:=IF(EXACT([.F520];[.$B$3]);[.$E$3];IF(EXACT([.F520];[.$B$4]);[.$E$4];IF(EXACT([.F52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0]/100*[.R520]-[.Q520]/100*[.T520]" office:value-type="float" office:value="0" calcext:value-type="float">
            <text:p>0.00</text:p>
          </table:table-cell>
          <table:table-cell table:style-name="ce9" table:formula="of:=[.G520]/[.H520]*60" office:value-type="string" office:string-value="" calcext:value-type="error">
            <text:p>#DIV/0!</text:p>
          </table:table-cell>
          <table:table-cell table:style-name="ce9" table:formula="of:=[.U520]/[.H52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1]/60" office:value-type="float" office:value="0" calcext:value-type="float">
            <text:p>0.00</text:p>
          </table:table-cell>
          <table:table-cell table:style-name="ce2"/>
          <table:table-cell table:style-name="ce1" table:formula="of:=IF(EXACT([.C521];&quot;Hard&quot;);60;IF(EXACT([.C521];&quot;Medium&quot;);40;IF(EXACT([.C521];&quot;Easy&quot;);20;0)))" office:value-type="float" office:value="0" calcext:value-type="float">
            <text:p>0</text:p>
          </table:table-cell>
          <table:table-cell table:style-name="ce1" table:formula="of:=IF(EXACT([.F521];[.$B$3]);[.$D$3];IF(EXACT([.F521];[.$B$4]);[.$D$4];IF(EXACT([.F521];[.$B$5]);[.$D$5];0)))" office:value-type="float" office:value="0" calcext:value-type="float">
            <text:p>0</text:p>
          </table:table-cell>
          <table:table-cell table:style-name="ce2" table:formula="of:=IF(EXACT([.F521];[.$B$3]);[.$E$3];IF(EXACT([.F521];[.$B$4]);[.$E$4];IF(EXACT([.F52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1]/100*[.R521]-[.Q521]/100*[.T521]" office:value-type="float" office:value="0" calcext:value-type="float">
            <text:p>0.00</text:p>
          </table:table-cell>
          <table:table-cell table:style-name="ce9" table:formula="of:=[.G521]/[.H521]*60" office:value-type="string" office:string-value="" calcext:value-type="error">
            <text:p>#DIV/0!</text:p>
          </table:table-cell>
          <table:table-cell table:style-name="ce9" table:formula="of:=[.U521]/[.H52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2]/60" office:value-type="float" office:value="0" calcext:value-type="float">
            <text:p>0.00</text:p>
          </table:table-cell>
          <table:table-cell table:style-name="ce2"/>
          <table:table-cell table:style-name="ce1" table:formula="of:=IF(EXACT([.C522];&quot;Hard&quot;);60;IF(EXACT([.C522];&quot;Medium&quot;);40;IF(EXACT([.C522];&quot;Easy&quot;);20;0)))" office:value-type="float" office:value="0" calcext:value-type="float">
            <text:p>0</text:p>
          </table:table-cell>
          <table:table-cell table:style-name="ce1" table:formula="of:=IF(EXACT([.F522];[.$B$3]);[.$D$3];IF(EXACT([.F522];[.$B$4]);[.$D$4];IF(EXACT([.F522];[.$B$5]);[.$D$5];0)))" office:value-type="float" office:value="0" calcext:value-type="float">
            <text:p>0</text:p>
          </table:table-cell>
          <table:table-cell table:style-name="ce2" table:formula="of:=IF(EXACT([.F522];[.$B$3]);[.$E$3];IF(EXACT([.F522];[.$B$4]);[.$E$4];IF(EXACT([.F52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2]/100*[.R522]-[.Q522]/100*[.T522]" office:value-type="float" office:value="0" calcext:value-type="float">
            <text:p>0.00</text:p>
          </table:table-cell>
          <table:table-cell table:style-name="ce9" table:formula="of:=[.G522]/[.H522]*60" office:value-type="string" office:string-value="" calcext:value-type="error">
            <text:p>#DIV/0!</text:p>
          </table:table-cell>
          <table:table-cell table:style-name="ce9" table:formula="of:=[.U522]/[.H52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3]/60" office:value-type="float" office:value="0" calcext:value-type="float">
            <text:p>0.00</text:p>
          </table:table-cell>
          <table:table-cell table:style-name="ce2"/>
          <table:table-cell table:style-name="ce1" table:formula="of:=IF(EXACT([.C523];&quot;Hard&quot;);60;IF(EXACT([.C523];&quot;Medium&quot;);40;IF(EXACT([.C523];&quot;Easy&quot;);20;0)))" office:value-type="float" office:value="0" calcext:value-type="float">
            <text:p>0</text:p>
          </table:table-cell>
          <table:table-cell table:style-name="ce1" table:formula="of:=IF(EXACT([.F523];[.$B$3]);[.$D$3];IF(EXACT([.F523];[.$B$4]);[.$D$4];IF(EXACT([.F523];[.$B$5]);[.$D$5];0)))" office:value-type="float" office:value="0" calcext:value-type="float">
            <text:p>0</text:p>
          </table:table-cell>
          <table:table-cell table:style-name="ce2" table:formula="of:=IF(EXACT([.F523];[.$B$3]);[.$E$3];IF(EXACT([.F523];[.$B$4]);[.$E$4];IF(EXACT([.F52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3]/100*[.R523]-[.Q523]/100*[.T523]" office:value-type="float" office:value="0" calcext:value-type="float">
            <text:p>0.00</text:p>
          </table:table-cell>
          <table:table-cell table:style-name="ce9" table:formula="of:=[.G523]/[.H523]*60" office:value-type="string" office:string-value="" calcext:value-type="error">
            <text:p>#DIV/0!</text:p>
          </table:table-cell>
          <table:table-cell table:style-name="ce9" table:formula="of:=[.U523]/[.H52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4]/60" office:value-type="float" office:value="0" calcext:value-type="float">
            <text:p>0.00</text:p>
          </table:table-cell>
          <table:table-cell table:style-name="ce2"/>
          <table:table-cell table:style-name="ce1" table:formula="of:=IF(EXACT([.C524];&quot;Hard&quot;);60;IF(EXACT([.C524];&quot;Medium&quot;);40;IF(EXACT([.C524];&quot;Easy&quot;);20;0)))" office:value-type="float" office:value="0" calcext:value-type="float">
            <text:p>0</text:p>
          </table:table-cell>
          <table:table-cell table:style-name="ce1" table:formula="of:=IF(EXACT([.F524];[.$B$3]);[.$D$3];IF(EXACT([.F524];[.$B$4]);[.$D$4];IF(EXACT([.F524];[.$B$5]);[.$D$5];0)))" office:value-type="float" office:value="0" calcext:value-type="float">
            <text:p>0</text:p>
          </table:table-cell>
          <table:table-cell table:style-name="ce2" table:formula="of:=IF(EXACT([.F524];[.$B$3]);[.$E$3];IF(EXACT([.F524];[.$B$4]);[.$E$4];IF(EXACT([.F52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4]/100*[.R524]-[.Q524]/100*[.T524]" office:value-type="float" office:value="0" calcext:value-type="float">
            <text:p>0.00</text:p>
          </table:table-cell>
          <table:table-cell table:style-name="ce9" table:formula="of:=[.G524]/[.H524]*60" office:value-type="string" office:string-value="" calcext:value-type="error">
            <text:p>#DIV/0!</text:p>
          </table:table-cell>
          <table:table-cell table:style-name="ce9" table:formula="of:=[.U524]/[.H52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5]/60" office:value-type="float" office:value="0" calcext:value-type="float">
            <text:p>0.00</text:p>
          </table:table-cell>
          <table:table-cell table:style-name="ce2"/>
          <table:table-cell table:style-name="ce1" table:formula="of:=IF(EXACT([.C525];&quot;Hard&quot;);60;IF(EXACT([.C525];&quot;Medium&quot;);40;IF(EXACT([.C525];&quot;Easy&quot;);20;0)))" office:value-type="float" office:value="0" calcext:value-type="float">
            <text:p>0</text:p>
          </table:table-cell>
          <table:table-cell table:style-name="ce1" table:formula="of:=IF(EXACT([.F525];[.$B$3]);[.$D$3];IF(EXACT([.F525];[.$B$4]);[.$D$4];IF(EXACT([.F525];[.$B$5]);[.$D$5];0)))" office:value-type="float" office:value="0" calcext:value-type="float">
            <text:p>0</text:p>
          </table:table-cell>
          <table:table-cell table:style-name="ce2" table:formula="of:=IF(EXACT([.F525];[.$B$3]);[.$E$3];IF(EXACT([.F525];[.$B$4]);[.$E$4];IF(EXACT([.F52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5]/100*[.R525]-[.Q525]/100*[.T525]" office:value-type="float" office:value="0" calcext:value-type="float">
            <text:p>0.00</text:p>
          </table:table-cell>
          <table:table-cell table:style-name="ce9" table:formula="of:=[.G525]/[.H525]*60" office:value-type="string" office:string-value="" calcext:value-type="error">
            <text:p>#DIV/0!</text:p>
          </table:table-cell>
          <table:table-cell table:style-name="ce9" table:formula="of:=[.U525]/[.H52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6]/60" office:value-type="float" office:value="0" calcext:value-type="float">
            <text:p>0.00</text:p>
          </table:table-cell>
          <table:table-cell table:style-name="ce2"/>
          <table:table-cell table:style-name="ce1" table:formula="of:=IF(EXACT([.C526];&quot;Hard&quot;);60;IF(EXACT([.C526];&quot;Medium&quot;);40;IF(EXACT([.C526];&quot;Easy&quot;);20;0)))" office:value-type="float" office:value="0" calcext:value-type="float">
            <text:p>0</text:p>
          </table:table-cell>
          <table:table-cell table:style-name="ce1" table:formula="of:=IF(EXACT([.F526];[.$B$3]);[.$D$3];IF(EXACT([.F526];[.$B$4]);[.$D$4];IF(EXACT([.F526];[.$B$5]);[.$D$5];0)))" office:value-type="float" office:value="0" calcext:value-type="float">
            <text:p>0</text:p>
          </table:table-cell>
          <table:table-cell table:style-name="ce2" table:formula="of:=IF(EXACT([.F526];[.$B$3]);[.$E$3];IF(EXACT([.F526];[.$B$4]);[.$E$4];IF(EXACT([.F52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6]/100*[.R526]-[.Q526]/100*[.T526]" office:value-type="float" office:value="0" calcext:value-type="float">
            <text:p>0.00</text:p>
          </table:table-cell>
          <table:table-cell table:style-name="ce9" table:formula="of:=[.G526]/[.H526]*60" office:value-type="string" office:string-value="" calcext:value-type="error">
            <text:p>#DIV/0!</text:p>
          </table:table-cell>
          <table:table-cell table:style-name="ce9" table:formula="of:=[.U526]/[.H52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7]/60" office:value-type="float" office:value="0" calcext:value-type="float">
            <text:p>0.00</text:p>
          </table:table-cell>
          <table:table-cell table:style-name="ce2"/>
          <table:table-cell table:style-name="ce1" table:formula="of:=IF(EXACT([.C527];&quot;Hard&quot;);60;IF(EXACT([.C527];&quot;Medium&quot;);40;IF(EXACT([.C527];&quot;Easy&quot;);20;0)))" office:value-type="float" office:value="0" calcext:value-type="float">
            <text:p>0</text:p>
          </table:table-cell>
          <table:table-cell table:style-name="ce1" table:formula="of:=IF(EXACT([.F527];[.$B$3]);[.$D$3];IF(EXACT([.F527];[.$B$4]);[.$D$4];IF(EXACT([.F527];[.$B$5]);[.$D$5];0)))" office:value-type="float" office:value="0" calcext:value-type="float">
            <text:p>0</text:p>
          </table:table-cell>
          <table:table-cell table:style-name="ce2" table:formula="of:=IF(EXACT([.F527];[.$B$3]);[.$E$3];IF(EXACT([.F527];[.$B$4]);[.$E$4];IF(EXACT([.F52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7]/100*[.R527]-[.Q527]/100*[.T527]" office:value-type="float" office:value="0" calcext:value-type="float">
            <text:p>0.00</text:p>
          </table:table-cell>
          <table:table-cell table:style-name="ce9" table:formula="of:=[.G527]/[.H527]*60" office:value-type="string" office:string-value="" calcext:value-type="error">
            <text:p>#DIV/0!</text:p>
          </table:table-cell>
          <table:table-cell table:style-name="ce9" table:formula="of:=[.U527]/[.H52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8]/60" office:value-type="float" office:value="0" calcext:value-type="float">
            <text:p>0.00</text:p>
          </table:table-cell>
          <table:table-cell table:style-name="ce2"/>
          <table:table-cell table:style-name="ce1" table:formula="of:=IF(EXACT([.C528];&quot;Hard&quot;);60;IF(EXACT([.C528];&quot;Medium&quot;);40;IF(EXACT([.C528];&quot;Easy&quot;);20;0)))" office:value-type="float" office:value="0" calcext:value-type="float">
            <text:p>0</text:p>
          </table:table-cell>
          <table:table-cell table:style-name="ce1" table:formula="of:=IF(EXACT([.F528];[.$B$3]);[.$D$3];IF(EXACT([.F528];[.$B$4]);[.$D$4];IF(EXACT([.F528];[.$B$5]);[.$D$5];0)))" office:value-type="float" office:value="0" calcext:value-type="float">
            <text:p>0</text:p>
          </table:table-cell>
          <table:table-cell table:style-name="ce2" table:formula="of:=IF(EXACT([.F528];[.$B$3]);[.$E$3];IF(EXACT([.F528];[.$B$4]);[.$E$4];IF(EXACT([.F52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8]/100*[.R528]-[.Q528]/100*[.T528]" office:value-type="float" office:value="0" calcext:value-type="float">
            <text:p>0.00</text:p>
          </table:table-cell>
          <table:table-cell table:style-name="ce9" table:formula="of:=[.G528]/[.H528]*60" office:value-type="string" office:string-value="" calcext:value-type="error">
            <text:p>#DIV/0!</text:p>
          </table:table-cell>
          <table:table-cell table:style-name="ce9" table:formula="of:=[.U528]/[.H52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29]/60" office:value-type="float" office:value="0" calcext:value-type="float">
            <text:p>0.00</text:p>
          </table:table-cell>
          <table:table-cell table:style-name="ce2"/>
          <table:table-cell table:style-name="ce1" table:formula="of:=IF(EXACT([.C529];&quot;Hard&quot;);60;IF(EXACT([.C529];&quot;Medium&quot;);40;IF(EXACT([.C529];&quot;Easy&quot;);20;0)))" office:value-type="float" office:value="0" calcext:value-type="float">
            <text:p>0</text:p>
          </table:table-cell>
          <table:table-cell table:style-name="ce1" table:formula="of:=IF(EXACT([.F529];[.$B$3]);[.$D$3];IF(EXACT([.F529];[.$B$4]);[.$D$4];IF(EXACT([.F529];[.$B$5]);[.$D$5];0)))" office:value-type="float" office:value="0" calcext:value-type="float">
            <text:p>0</text:p>
          </table:table-cell>
          <table:table-cell table:style-name="ce2" table:formula="of:=IF(EXACT([.F529];[.$B$3]);[.$E$3];IF(EXACT([.F529];[.$B$4]);[.$E$4];IF(EXACT([.F52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29]/100*[.R529]-[.Q529]/100*[.T529]" office:value-type="float" office:value="0" calcext:value-type="float">
            <text:p>0.00</text:p>
          </table:table-cell>
          <table:table-cell table:style-name="ce9" table:formula="of:=[.G529]/[.H529]*60" office:value-type="string" office:string-value="" calcext:value-type="error">
            <text:p>#DIV/0!</text:p>
          </table:table-cell>
          <table:table-cell table:style-name="ce9" table:formula="of:=[.U529]/[.H52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0]/60" office:value-type="float" office:value="0" calcext:value-type="float">
            <text:p>0.00</text:p>
          </table:table-cell>
          <table:table-cell table:style-name="ce2"/>
          <table:table-cell table:style-name="ce1" table:formula="of:=IF(EXACT([.C530];&quot;Hard&quot;);60;IF(EXACT([.C530];&quot;Medium&quot;);40;IF(EXACT([.C530];&quot;Easy&quot;);20;0)))" office:value-type="float" office:value="0" calcext:value-type="float">
            <text:p>0</text:p>
          </table:table-cell>
          <table:table-cell table:style-name="ce1" table:formula="of:=IF(EXACT([.F530];[.$B$3]);[.$D$3];IF(EXACT([.F530];[.$B$4]);[.$D$4];IF(EXACT([.F530];[.$B$5]);[.$D$5];0)))" office:value-type="float" office:value="0" calcext:value-type="float">
            <text:p>0</text:p>
          </table:table-cell>
          <table:table-cell table:style-name="ce2" table:formula="of:=IF(EXACT([.F530];[.$B$3]);[.$E$3];IF(EXACT([.F530];[.$B$4]);[.$E$4];IF(EXACT([.F53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0]/100*[.R530]-[.Q530]/100*[.T530]" office:value-type="float" office:value="0" calcext:value-type="float">
            <text:p>0.00</text:p>
          </table:table-cell>
          <table:table-cell table:style-name="ce9" table:formula="of:=[.G530]/[.H530]*60" office:value-type="string" office:string-value="" calcext:value-type="error">
            <text:p>#DIV/0!</text:p>
          </table:table-cell>
          <table:table-cell table:style-name="ce9" table:formula="of:=[.U530]/[.H53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1]/60" office:value-type="float" office:value="0" calcext:value-type="float">
            <text:p>0.00</text:p>
          </table:table-cell>
          <table:table-cell table:style-name="ce2"/>
          <table:table-cell table:style-name="ce1" table:formula="of:=IF(EXACT([.C531];&quot;Hard&quot;);60;IF(EXACT([.C531];&quot;Medium&quot;);40;IF(EXACT([.C531];&quot;Easy&quot;);20;0)))" office:value-type="float" office:value="0" calcext:value-type="float">
            <text:p>0</text:p>
          </table:table-cell>
          <table:table-cell table:style-name="ce1" table:formula="of:=IF(EXACT([.F531];[.$B$3]);[.$D$3];IF(EXACT([.F531];[.$B$4]);[.$D$4];IF(EXACT([.F531];[.$B$5]);[.$D$5];0)))" office:value-type="float" office:value="0" calcext:value-type="float">
            <text:p>0</text:p>
          </table:table-cell>
          <table:table-cell table:style-name="ce2" table:formula="of:=IF(EXACT([.F531];[.$B$3]);[.$E$3];IF(EXACT([.F531];[.$B$4]);[.$E$4];IF(EXACT([.F53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1]/100*[.R531]-[.Q531]/100*[.T531]" office:value-type="float" office:value="0" calcext:value-type="float">
            <text:p>0.00</text:p>
          </table:table-cell>
          <table:table-cell table:style-name="ce9" table:formula="of:=[.G531]/[.H531]*60" office:value-type="string" office:string-value="" calcext:value-type="error">
            <text:p>#DIV/0!</text:p>
          </table:table-cell>
          <table:table-cell table:style-name="ce9" table:formula="of:=[.U531]/[.H53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2]/60" office:value-type="float" office:value="0" calcext:value-type="float">
            <text:p>0.00</text:p>
          </table:table-cell>
          <table:table-cell table:style-name="ce2"/>
          <table:table-cell table:style-name="ce1" table:formula="of:=IF(EXACT([.C532];&quot;Hard&quot;);60;IF(EXACT([.C532];&quot;Medium&quot;);40;IF(EXACT([.C532];&quot;Easy&quot;);20;0)))" office:value-type="float" office:value="0" calcext:value-type="float">
            <text:p>0</text:p>
          </table:table-cell>
          <table:table-cell table:style-name="ce1" table:formula="of:=IF(EXACT([.F532];[.$B$3]);[.$D$3];IF(EXACT([.F532];[.$B$4]);[.$D$4];IF(EXACT([.F532];[.$B$5]);[.$D$5];0)))" office:value-type="float" office:value="0" calcext:value-type="float">
            <text:p>0</text:p>
          </table:table-cell>
          <table:table-cell table:style-name="ce2" table:formula="of:=IF(EXACT([.F532];[.$B$3]);[.$E$3];IF(EXACT([.F532];[.$B$4]);[.$E$4];IF(EXACT([.F53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2]/100*[.R532]-[.Q532]/100*[.T532]" office:value-type="float" office:value="0" calcext:value-type="float">
            <text:p>0.00</text:p>
          </table:table-cell>
          <table:table-cell table:style-name="ce9" table:formula="of:=[.G532]/[.H532]*60" office:value-type="string" office:string-value="" calcext:value-type="error">
            <text:p>#DIV/0!</text:p>
          </table:table-cell>
          <table:table-cell table:style-name="ce9" table:formula="of:=[.U532]/[.H53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3]/60" office:value-type="float" office:value="0" calcext:value-type="float">
            <text:p>0.00</text:p>
          </table:table-cell>
          <table:table-cell table:style-name="ce2"/>
          <table:table-cell table:style-name="ce1" table:formula="of:=IF(EXACT([.C533];&quot;Hard&quot;);60;IF(EXACT([.C533];&quot;Medium&quot;);40;IF(EXACT([.C533];&quot;Easy&quot;);20;0)))" office:value-type="float" office:value="0" calcext:value-type="float">
            <text:p>0</text:p>
          </table:table-cell>
          <table:table-cell table:style-name="ce1" table:formula="of:=IF(EXACT([.F533];[.$B$3]);[.$D$3];IF(EXACT([.F533];[.$B$4]);[.$D$4];IF(EXACT([.F533];[.$B$5]);[.$D$5];0)))" office:value-type="float" office:value="0" calcext:value-type="float">
            <text:p>0</text:p>
          </table:table-cell>
          <table:table-cell table:style-name="ce2" table:formula="of:=IF(EXACT([.F533];[.$B$3]);[.$E$3];IF(EXACT([.F533];[.$B$4]);[.$E$4];IF(EXACT([.F53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3]/100*[.R533]-[.Q533]/100*[.T533]" office:value-type="float" office:value="0" calcext:value-type="float">
            <text:p>0.00</text:p>
          </table:table-cell>
          <table:table-cell table:style-name="ce9" table:formula="of:=[.G533]/[.H533]*60" office:value-type="string" office:string-value="" calcext:value-type="error">
            <text:p>#DIV/0!</text:p>
          </table:table-cell>
          <table:table-cell table:style-name="ce9" table:formula="of:=[.U533]/[.H53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4]/60" office:value-type="float" office:value="0" calcext:value-type="float">
            <text:p>0.00</text:p>
          </table:table-cell>
          <table:table-cell table:style-name="ce2"/>
          <table:table-cell table:style-name="ce1" table:formula="of:=IF(EXACT([.C534];&quot;Hard&quot;);60;IF(EXACT([.C534];&quot;Medium&quot;);40;IF(EXACT([.C534];&quot;Easy&quot;);20;0)))" office:value-type="float" office:value="0" calcext:value-type="float">
            <text:p>0</text:p>
          </table:table-cell>
          <table:table-cell table:style-name="ce1" table:formula="of:=IF(EXACT([.F534];[.$B$3]);[.$D$3];IF(EXACT([.F534];[.$B$4]);[.$D$4];IF(EXACT([.F534];[.$B$5]);[.$D$5];0)))" office:value-type="float" office:value="0" calcext:value-type="float">
            <text:p>0</text:p>
          </table:table-cell>
          <table:table-cell table:style-name="ce2" table:formula="of:=IF(EXACT([.F534];[.$B$3]);[.$E$3];IF(EXACT([.F534];[.$B$4]);[.$E$4];IF(EXACT([.F53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4]/100*[.R534]-[.Q534]/100*[.T534]" office:value-type="float" office:value="0" calcext:value-type="float">
            <text:p>0.00</text:p>
          </table:table-cell>
          <table:table-cell table:style-name="ce9" table:formula="of:=[.G534]/[.H534]*60" office:value-type="string" office:string-value="" calcext:value-type="error">
            <text:p>#DIV/0!</text:p>
          </table:table-cell>
          <table:table-cell table:style-name="ce9" table:formula="of:=[.U534]/[.H53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5]/60" office:value-type="float" office:value="0" calcext:value-type="float">
            <text:p>0.00</text:p>
          </table:table-cell>
          <table:table-cell table:style-name="ce2"/>
          <table:table-cell table:style-name="ce1" table:formula="of:=IF(EXACT([.C535];&quot;Hard&quot;);60;IF(EXACT([.C535];&quot;Medium&quot;);40;IF(EXACT([.C535];&quot;Easy&quot;);20;0)))" office:value-type="float" office:value="0" calcext:value-type="float">
            <text:p>0</text:p>
          </table:table-cell>
          <table:table-cell table:style-name="ce1" table:formula="of:=IF(EXACT([.F535];[.$B$3]);[.$D$3];IF(EXACT([.F535];[.$B$4]);[.$D$4];IF(EXACT([.F535];[.$B$5]);[.$D$5];0)))" office:value-type="float" office:value="0" calcext:value-type="float">
            <text:p>0</text:p>
          </table:table-cell>
          <table:table-cell table:style-name="ce2" table:formula="of:=IF(EXACT([.F535];[.$B$3]);[.$E$3];IF(EXACT([.F535];[.$B$4]);[.$E$4];IF(EXACT([.F53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5]/100*[.R535]-[.Q535]/100*[.T535]" office:value-type="float" office:value="0" calcext:value-type="float">
            <text:p>0.00</text:p>
          </table:table-cell>
          <table:table-cell table:style-name="ce9" table:formula="of:=[.G535]/[.H535]*60" office:value-type="string" office:string-value="" calcext:value-type="error">
            <text:p>#DIV/0!</text:p>
          </table:table-cell>
          <table:table-cell table:style-name="ce9" table:formula="of:=[.U535]/[.H53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6]/60" office:value-type="float" office:value="0" calcext:value-type="float">
            <text:p>0.00</text:p>
          </table:table-cell>
          <table:table-cell table:style-name="ce2"/>
          <table:table-cell table:style-name="ce1" table:formula="of:=IF(EXACT([.C536];&quot;Hard&quot;);60;IF(EXACT([.C536];&quot;Medium&quot;);40;IF(EXACT([.C536];&quot;Easy&quot;);20;0)))" office:value-type="float" office:value="0" calcext:value-type="float">
            <text:p>0</text:p>
          </table:table-cell>
          <table:table-cell table:style-name="ce1" table:formula="of:=IF(EXACT([.F536];[.$B$3]);[.$D$3];IF(EXACT([.F536];[.$B$4]);[.$D$4];IF(EXACT([.F536];[.$B$5]);[.$D$5];0)))" office:value-type="float" office:value="0" calcext:value-type="float">
            <text:p>0</text:p>
          </table:table-cell>
          <table:table-cell table:style-name="ce2" table:formula="of:=IF(EXACT([.F536];[.$B$3]);[.$E$3];IF(EXACT([.F536];[.$B$4]);[.$E$4];IF(EXACT([.F53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6]/100*[.R536]-[.Q536]/100*[.T536]" office:value-type="float" office:value="0" calcext:value-type="float">
            <text:p>0.00</text:p>
          </table:table-cell>
          <table:table-cell table:style-name="ce9" table:formula="of:=[.G536]/[.H536]*60" office:value-type="string" office:string-value="" calcext:value-type="error">
            <text:p>#DIV/0!</text:p>
          </table:table-cell>
          <table:table-cell table:style-name="ce9" table:formula="of:=[.U536]/[.H53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7]/60" office:value-type="float" office:value="0" calcext:value-type="float">
            <text:p>0.00</text:p>
          </table:table-cell>
          <table:table-cell table:style-name="ce2"/>
          <table:table-cell table:style-name="ce1" table:formula="of:=IF(EXACT([.C537];&quot;Hard&quot;);60;IF(EXACT([.C537];&quot;Medium&quot;);40;IF(EXACT([.C537];&quot;Easy&quot;);20;0)))" office:value-type="float" office:value="0" calcext:value-type="float">
            <text:p>0</text:p>
          </table:table-cell>
          <table:table-cell table:style-name="ce1" table:formula="of:=IF(EXACT([.F537];[.$B$3]);[.$D$3];IF(EXACT([.F537];[.$B$4]);[.$D$4];IF(EXACT([.F537];[.$B$5]);[.$D$5];0)))" office:value-type="float" office:value="0" calcext:value-type="float">
            <text:p>0</text:p>
          </table:table-cell>
          <table:table-cell table:style-name="ce2" table:formula="of:=IF(EXACT([.F537];[.$B$3]);[.$E$3];IF(EXACT([.F537];[.$B$4]);[.$E$4];IF(EXACT([.F53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7]/100*[.R537]-[.Q537]/100*[.T537]" office:value-type="float" office:value="0" calcext:value-type="float">
            <text:p>0.00</text:p>
          </table:table-cell>
          <table:table-cell table:style-name="ce9" table:formula="of:=[.G537]/[.H537]*60" office:value-type="string" office:string-value="" calcext:value-type="error">
            <text:p>#DIV/0!</text:p>
          </table:table-cell>
          <table:table-cell table:style-name="ce9" table:formula="of:=[.U537]/[.H53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8]/60" office:value-type="float" office:value="0" calcext:value-type="float">
            <text:p>0.00</text:p>
          </table:table-cell>
          <table:table-cell table:style-name="ce2"/>
          <table:table-cell table:style-name="ce1" table:formula="of:=IF(EXACT([.C538];&quot;Hard&quot;);60;IF(EXACT([.C538];&quot;Medium&quot;);40;IF(EXACT([.C538];&quot;Easy&quot;);20;0)))" office:value-type="float" office:value="0" calcext:value-type="float">
            <text:p>0</text:p>
          </table:table-cell>
          <table:table-cell table:style-name="ce1" table:formula="of:=IF(EXACT([.F538];[.$B$3]);[.$D$3];IF(EXACT([.F538];[.$B$4]);[.$D$4];IF(EXACT([.F538];[.$B$5]);[.$D$5];0)))" office:value-type="float" office:value="0" calcext:value-type="float">
            <text:p>0</text:p>
          </table:table-cell>
          <table:table-cell table:style-name="ce2" table:formula="of:=IF(EXACT([.F538];[.$B$3]);[.$E$3];IF(EXACT([.F538];[.$B$4]);[.$E$4];IF(EXACT([.F53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8]/100*[.R538]-[.Q538]/100*[.T538]" office:value-type="float" office:value="0" calcext:value-type="float">
            <text:p>0.00</text:p>
          </table:table-cell>
          <table:table-cell table:style-name="ce9" table:formula="of:=[.G538]/[.H538]*60" office:value-type="string" office:string-value="" calcext:value-type="error">
            <text:p>#DIV/0!</text:p>
          </table:table-cell>
          <table:table-cell table:style-name="ce9" table:formula="of:=[.U538]/[.H53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39]/60" office:value-type="float" office:value="0" calcext:value-type="float">
            <text:p>0.00</text:p>
          </table:table-cell>
          <table:table-cell table:style-name="ce2"/>
          <table:table-cell table:style-name="ce1" table:formula="of:=IF(EXACT([.C539];&quot;Hard&quot;);60;IF(EXACT([.C539];&quot;Medium&quot;);40;IF(EXACT([.C539];&quot;Easy&quot;);20;0)))" office:value-type="float" office:value="0" calcext:value-type="float">
            <text:p>0</text:p>
          </table:table-cell>
          <table:table-cell table:style-name="ce1" table:formula="of:=IF(EXACT([.F539];[.$B$3]);[.$D$3];IF(EXACT([.F539];[.$B$4]);[.$D$4];IF(EXACT([.F539];[.$B$5]);[.$D$5];0)))" office:value-type="float" office:value="0" calcext:value-type="float">
            <text:p>0</text:p>
          </table:table-cell>
          <table:table-cell table:style-name="ce2" table:formula="of:=IF(EXACT([.F539];[.$B$3]);[.$E$3];IF(EXACT([.F539];[.$B$4]);[.$E$4];IF(EXACT([.F53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39]/100*[.R539]-[.Q539]/100*[.T539]" office:value-type="float" office:value="0" calcext:value-type="float">
            <text:p>0.00</text:p>
          </table:table-cell>
          <table:table-cell table:style-name="ce9" table:formula="of:=[.G539]/[.H539]*60" office:value-type="string" office:string-value="" calcext:value-type="error">
            <text:p>#DIV/0!</text:p>
          </table:table-cell>
          <table:table-cell table:style-name="ce9" table:formula="of:=[.U539]/[.H53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0]/60" office:value-type="float" office:value="0" calcext:value-type="float">
            <text:p>0.00</text:p>
          </table:table-cell>
          <table:table-cell table:style-name="ce2"/>
          <table:table-cell table:style-name="ce1" table:formula="of:=IF(EXACT([.C540];&quot;Hard&quot;);60;IF(EXACT([.C540];&quot;Medium&quot;);40;IF(EXACT([.C540];&quot;Easy&quot;);20;0)))" office:value-type="float" office:value="0" calcext:value-type="float">
            <text:p>0</text:p>
          </table:table-cell>
          <table:table-cell table:style-name="ce1" table:formula="of:=IF(EXACT([.F540];[.$B$3]);[.$D$3];IF(EXACT([.F540];[.$B$4]);[.$D$4];IF(EXACT([.F540];[.$B$5]);[.$D$5];0)))" office:value-type="float" office:value="0" calcext:value-type="float">
            <text:p>0</text:p>
          </table:table-cell>
          <table:table-cell table:style-name="ce2" table:formula="of:=IF(EXACT([.F540];[.$B$3]);[.$E$3];IF(EXACT([.F540];[.$B$4]);[.$E$4];IF(EXACT([.F54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0]/100*[.R540]-[.Q540]/100*[.T540]" office:value-type="float" office:value="0" calcext:value-type="float">
            <text:p>0.00</text:p>
          </table:table-cell>
          <table:table-cell table:style-name="ce9" table:formula="of:=[.G540]/[.H540]*60" office:value-type="string" office:string-value="" calcext:value-type="error">
            <text:p>#DIV/0!</text:p>
          </table:table-cell>
          <table:table-cell table:style-name="ce9" table:formula="of:=[.U540]/[.H54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1]/60" office:value-type="float" office:value="0" calcext:value-type="float">
            <text:p>0.00</text:p>
          </table:table-cell>
          <table:table-cell table:style-name="ce2"/>
          <table:table-cell table:style-name="ce1" table:formula="of:=IF(EXACT([.C541];&quot;Hard&quot;);60;IF(EXACT([.C541];&quot;Medium&quot;);40;IF(EXACT([.C541];&quot;Easy&quot;);20;0)))" office:value-type="float" office:value="0" calcext:value-type="float">
            <text:p>0</text:p>
          </table:table-cell>
          <table:table-cell table:style-name="ce1" table:formula="of:=IF(EXACT([.F541];[.$B$3]);[.$D$3];IF(EXACT([.F541];[.$B$4]);[.$D$4];IF(EXACT([.F541];[.$B$5]);[.$D$5];0)))" office:value-type="float" office:value="0" calcext:value-type="float">
            <text:p>0</text:p>
          </table:table-cell>
          <table:table-cell table:style-name="ce2" table:formula="of:=IF(EXACT([.F541];[.$B$3]);[.$E$3];IF(EXACT([.F541];[.$B$4]);[.$E$4];IF(EXACT([.F54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1]/100*[.R541]-[.Q541]/100*[.T541]" office:value-type="float" office:value="0" calcext:value-type="float">
            <text:p>0.00</text:p>
          </table:table-cell>
          <table:table-cell table:style-name="ce9" table:formula="of:=[.G541]/[.H541]*60" office:value-type="string" office:string-value="" calcext:value-type="error">
            <text:p>#DIV/0!</text:p>
          </table:table-cell>
          <table:table-cell table:style-name="ce9" table:formula="of:=[.U541]/[.H54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2]/60" office:value-type="float" office:value="0" calcext:value-type="float">
            <text:p>0.00</text:p>
          </table:table-cell>
          <table:table-cell table:style-name="ce2"/>
          <table:table-cell table:style-name="ce1" table:formula="of:=IF(EXACT([.C542];&quot;Hard&quot;);60;IF(EXACT([.C542];&quot;Medium&quot;);40;IF(EXACT([.C542];&quot;Easy&quot;);20;0)))" office:value-type="float" office:value="0" calcext:value-type="float">
            <text:p>0</text:p>
          </table:table-cell>
          <table:table-cell table:style-name="ce1" table:formula="of:=IF(EXACT([.F542];[.$B$3]);[.$D$3];IF(EXACT([.F542];[.$B$4]);[.$D$4];IF(EXACT([.F542];[.$B$5]);[.$D$5];0)))" office:value-type="float" office:value="0" calcext:value-type="float">
            <text:p>0</text:p>
          </table:table-cell>
          <table:table-cell table:style-name="ce2" table:formula="of:=IF(EXACT([.F542];[.$B$3]);[.$E$3];IF(EXACT([.F542];[.$B$4]);[.$E$4];IF(EXACT([.F54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2]/100*[.R542]-[.Q542]/100*[.T542]" office:value-type="float" office:value="0" calcext:value-type="float">
            <text:p>0.00</text:p>
          </table:table-cell>
          <table:table-cell table:style-name="ce9" table:formula="of:=[.G542]/[.H542]*60" office:value-type="string" office:string-value="" calcext:value-type="error">
            <text:p>#DIV/0!</text:p>
          </table:table-cell>
          <table:table-cell table:style-name="ce9" table:formula="of:=[.U542]/[.H54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3]/60" office:value-type="float" office:value="0" calcext:value-type="float">
            <text:p>0.00</text:p>
          </table:table-cell>
          <table:table-cell table:style-name="ce2"/>
          <table:table-cell table:style-name="ce1" table:formula="of:=IF(EXACT([.C543];&quot;Hard&quot;);60;IF(EXACT([.C543];&quot;Medium&quot;);40;IF(EXACT([.C543];&quot;Easy&quot;);20;0)))" office:value-type="float" office:value="0" calcext:value-type="float">
            <text:p>0</text:p>
          </table:table-cell>
          <table:table-cell table:style-name="ce1" table:formula="of:=IF(EXACT([.F543];[.$B$3]);[.$D$3];IF(EXACT([.F543];[.$B$4]);[.$D$4];IF(EXACT([.F543];[.$B$5]);[.$D$5];0)))" office:value-type="float" office:value="0" calcext:value-type="float">
            <text:p>0</text:p>
          </table:table-cell>
          <table:table-cell table:style-name="ce2" table:formula="of:=IF(EXACT([.F543];[.$B$3]);[.$E$3];IF(EXACT([.F543];[.$B$4]);[.$E$4];IF(EXACT([.F54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3]/100*[.R543]-[.Q543]/100*[.T543]" office:value-type="float" office:value="0" calcext:value-type="float">
            <text:p>0.00</text:p>
          </table:table-cell>
          <table:table-cell table:style-name="ce9" table:formula="of:=[.G543]/[.H543]*60" office:value-type="string" office:string-value="" calcext:value-type="error">
            <text:p>#DIV/0!</text:p>
          </table:table-cell>
          <table:table-cell table:style-name="ce9" table:formula="of:=[.U543]/[.H54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4]/60" office:value-type="float" office:value="0" calcext:value-type="float">
            <text:p>0.00</text:p>
          </table:table-cell>
          <table:table-cell table:style-name="ce2"/>
          <table:table-cell table:style-name="ce1" table:formula="of:=IF(EXACT([.C544];&quot;Hard&quot;);60;IF(EXACT([.C544];&quot;Medium&quot;);40;IF(EXACT([.C544];&quot;Easy&quot;);20;0)))" office:value-type="float" office:value="0" calcext:value-type="float">
            <text:p>0</text:p>
          </table:table-cell>
          <table:table-cell table:style-name="ce1" table:formula="of:=IF(EXACT([.F544];[.$B$3]);[.$D$3];IF(EXACT([.F544];[.$B$4]);[.$D$4];IF(EXACT([.F544];[.$B$5]);[.$D$5];0)))" office:value-type="float" office:value="0" calcext:value-type="float">
            <text:p>0</text:p>
          </table:table-cell>
          <table:table-cell table:style-name="ce2" table:formula="of:=IF(EXACT([.F544];[.$B$3]);[.$E$3];IF(EXACT([.F544];[.$B$4]);[.$E$4];IF(EXACT([.F54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4]/100*[.R544]-[.Q544]/100*[.T544]" office:value-type="float" office:value="0" calcext:value-type="float">
            <text:p>0.00</text:p>
          </table:table-cell>
          <table:table-cell table:style-name="ce9" table:formula="of:=[.G544]/[.H544]*60" office:value-type="string" office:string-value="" calcext:value-type="error">
            <text:p>#DIV/0!</text:p>
          </table:table-cell>
          <table:table-cell table:style-name="ce9" table:formula="of:=[.U544]/[.H54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5]/60" office:value-type="float" office:value="0" calcext:value-type="float">
            <text:p>0.00</text:p>
          </table:table-cell>
          <table:table-cell table:style-name="ce2"/>
          <table:table-cell table:style-name="ce1" table:formula="of:=IF(EXACT([.C545];&quot;Hard&quot;);60;IF(EXACT([.C545];&quot;Medium&quot;);40;IF(EXACT([.C545];&quot;Easy&quot;);20;0)))" office:value-type="float" office:value="0" calcext:value-type="float">
            <text:p>0</text:p>
          </table:table-cell>
          <table:table-cell table:style-name="ce1" table:formula="of:=IF(EXACT([.F545];[.$B$3]);[.$D$3];IF(EXACT([.F545];[.$B$4]);[.$D$4];IF(EXACT([.F545];[.$B$5]);[.$D$5];0)))" office:value-type="float" office:value="0" calcext:value-type="float">
            <text:p>0</text:p>
          </table:table-cell>
          <table:table-cell table:style-name="ce2" table:formula="of:=IF(EXACT([.F545];[.$B$3]);[.$E$3];IF(EXACT([.F545];[.$B$4]);[.$E$4];IF(EXACT([.F54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5]/100*[.R545]-[.Q545]/100*[.T545]" office:value-type="float" office:value="0" calcext:value-type="float">
            <text:p>0.00</text:p>
          </table:table-cell>
          <table:table-cell table:style-name="ce9" table:formula="of:=[.G545]/[.H545]*60" office:value-type="string" office:string-value="" calcext:value-type="error">
            <text:p>#DIV/0!</text:p>
          </table:table-cell>
          <table:table-cell table:style-name="ce9" table:formula="of:=[.U545]/[.H54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6]/60" office:value-type="float" office:value="0" calcext:value-type="float">
            <text:p>0.00</text:p>
          </table:table-cell>
          <table:table-cell table:style-name="ce2"/>
          <table:table-cell table:style-name="ce1" table:formula="of:=IF(EXACT([.C546];&quot;Hard&quot;);60;IF(EXACT([.C546];&quot;Medium&quot;);40;IF(EXACT([.C546];&quot;Easy&quot;);20;0)))" office:value-type="float" office:value="0" calcext:value-type="float">
            <text:p>0</text:p>
          </table:table-cell>
          <table:table-cell table:style-name="ce1" table:formula="of:=IF(EXACT([.F546];[.$B$3]);[.$D$3];IF(EXACT([.F546];[.$B$4]);[.$D$4];IF(EXACT([.F546];[.$B$5]);[.$D$5];0)))" office:value-type="float" office:value="0" calcext:value-type="float">
            <text:p>0</text:p>
          </table:table-cell>
          <table:table-cell table:style-name="ce2" table:formula="of:=IF(EXACT([.F546];[.$B$3]);[.$E$3];IF(EXACT([.F546];[.$B$4]);[.$E$4];IF(EXACT([.F54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6]/100*[.R546]-[.Q546]/100*[.T546]" office:value-type="float" office:value="0" calcext:value-type="float">
            <text:p>0.00</text:p>
          </table:table-cell>
          <table:table-cell table:style-name="ce9" table:formula="of:=[.G546]/[.H546]*60" office:value-type="string" office:string-value="" calcext:value-type="error">
            <text:p>#DIV/0!</text:p>
          </table:table-cell>
          <table:table-cell table:style-name="ce9" table:formula="of:=[.U546]/[.H54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7]/60" office:value-type="float" office:value="0" calcext:value-type="float">
            <text:p>0.00</text:p>
          </table:table-cell>
          <table:table-cell table:style-name="ce2"/>
          <table:table-cell table:style-name="ce1" table:formula="of:=IF(EXACT([.C547];&quot;Hard&quot;);60;IF(EXACT([.C547];&quot;Medium&quot;);40;IF(EXACT([.C547];&quot;Easy&quot;);20;0)))" office:value-type="float" office:value="0" calcext:value-type="float">
            <text:p>0</text:p>
          </table:table-cell>
          <table:table-cell table:style-name="ce1" table:formula="of:=IF(EXACT([.F547];[.$B$3]);[.$D$3];IF(EXACT([.F547];[.$B$4]);[.$D$4];IF(EXACT([.F547];[.$B$5]);[.$D$5];0)))" office:value-type="float" office:value="0" calcext:value-type="float">
            <text:p>0</text:p>
          </table:table-cell>
          <table:table-cell table:style-name="ce2" table:formula="of:=IF(EXACT([.F547];[.$B$3]);[.$E$3];IF(EXACT([.F547];[.$B$4]);[.$E$4];IF(EXACT([.F54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7]/100*[.R547]-[.Q547]/100*[.T547]" office:value-type="float" office:value="0" calcext:value-type="float">
            <text:p>0.00</text:p>
          </table:table-cell>
          <table:table-cell table:style-name="ce9" table:formula="of:=[.G547]/[.H547]*60" office:value-type="string" office:string-value="" calcext:value-type="error">
            <text:p>#DIV/0!</text:p>
          </table:table-cell>
          <table:table-cell table:style-name="ce9" table:formula="of:=[.U547]/[.H54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8]/60" office:value-type="float" office:value="0" calcext:value-type="float">
            <text:p>0.00</text:p>
          </table:table-cell>
          <table:table-cell table:style-name="ce2"/>
          <table:table-cell table:style-name="ce1" table:formula="of:=IF(EXACT([.C548];&quot;Hard&quot;);60;IF(EXACT([.C548];&quot;Medium&quot;);40;IF(EXACT([.C548];&quot;Easy&quot;);20;0)))" office:value-type="float" office:value="0" calcext:value-type="float">
            <text:p>0</text:p>
          </table:table-cell>
          <table:table-cell table:style-name="ce1" table:formula="of:=IF(EXACT([.F548];[.$B$3]);[.$D$3];IF(EXACT([.F548];[.$B$4]);[.$D$4];IF(EXACT([.F548];[.$B$5]);[.$D$5];0)))" office:value-type="float" office:value="0" calcext:value-type="float">
            <text:p>0</text:p>
          </table:table-cell>
          <table:table-cell table:style-name="ce2" table:formula="of:=IF(EXACT([.F548];[.$B$3]);[.$E$3];IF(EXACT([.F548];[.$B$4]);[.$E$4];IF(EXACT([.F54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8]/100*[.R548]-[.Q548]/100*[.T548]" office:value-type="float" office:value="0" calcext:value-type="float">
            <text:p>0.00</text:p>
          </table:table-cell>
          <table:table-cell table:style-name="ce9" table:formula="of:=[.G548]/[.H548]*60" office:value-type="string" office:string-value="" calcext:value-type="error">
            <text:p>#DIV/0!</text:p>
          </table:table-cell>
          <table:table-cell table:style-name="ce9" table:formula="of:=[.U548]/[.H54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49]/60" office:value-type="float" office:value="0" calcext:value-type="float">
            <text:p>0.00</text:p>
          </table:table-cell>
          <table:table-cell table:style-name="ce2"/>
          <table:table-cell table:style-name="ce1" table:formula="of:=IF(EXACT([.C549];&quot;Hard&quot;);60;IF(EXACT([.C549];&quot;Medium&quot;);40;IF(EXACT([.C549];&quot;Easy&quot;);20;0)))" office:value-type="float" office:value="0" calcext:value-type="float">
            <text:p>0</text:p>
          </table:table-cell>
          <table:table-cell table:style-name="ce1" table:formula="of:=IF(EXACT([.F549];[.$B$3]);[.$D$3];IF(EXACT([.F549];[.$B$4]);[.$D$4];IF(EXACT([.F549];[.$B$5]);[.$D$5];0)))" office:value-type="float" office:value="0" calcext:value-type="float">
            <text:p>0</text:p>
          </table:table-cell>
          <table:table-cell table:style-name="ce2" table:formula="of:=IF(EXACT([.F549];[.$B$3]);[.$E$3];IF(EXACT([.F549];[.$B$4]);[.$E$4];IF(EXACT([.F54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49]/100*[.R549]-[.Q549]/100*[.T549]" office:value-type="float" office:value="0" calcext:value-type="float">
            <text:p>0.00</text:p>
          </table:table-cell>
          <table:table-cell table:style-name="ce9" table:formula="of:=[.G549]/[.H549]*60" office:value-type="string" office:string-value="" calcext:value-type="error">
            <text:p>#DIV/0!</text:p>
          </table:table-cell>
          <table:table-cell table:style-name="ce9" table:formula="of:=[.U549]/[.H54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0]/60" office:value-type="float" office:value="0" calcext:value-type="float">
            <text:p>0.00</text:p>
          </table:table-cell>
          <table:table-cell table:style-name="ce2"/>
          <table:table-cell table:style-name="ce1" table:formula="of:=IF(EXACT([.C550];&quot;Hard&quot;);60;IF(EXACT([.C550];&quot;Medium&quot;);40;IF(EXACT([.C550];&quot;Easy&quot;);20;0)))" office:value-type="float" office:value="0" calcext:value-type="float">
            <text:p>0</text:p>
          </table:table-cell>
          <table:table-cell table:style-name="ce1" table:formula="of:=IF(EXACT([.F550];[.$B$3]);[.$D$3];IF(EXACT([.F550];[.$B$4]);[.$D$4];IF(EXACT([.F550];[.$B$5]);[.$D$5];0)))" office:value-type="float" office:value="0" calcext:value-type="float">
            <text:p>0</text:p>
          </table:table-cell>
          <table:table-cell table:style-name="ce2" table:formula="of:=IF(EXACT([.F550];[.$B$3]);[.$E$3];IF(EXACT([.F550];[.$B$4]);[.$E$4];IF(EXACT([.F55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0]/100*[.R550]-[.Q550]/100*[.T550]" office:value-type="float" office:value="0" calcext:value-type="float">
            <text:p>0.00</text:p>
          </table:table-cell>
          <table:table-cell table:style-name="ce9" table:formula="of:=[.G550]/[.H550]*60" office:value-type="string" office:string-value="" calcext:value-type="error">
            <text:p>#DIV/0!</text:p>
          </table:table-cell>
          <table:table-cell table:style-name="ce9" table:formula="of:=[.U550]/[.H55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1]/60" office:value-type="float" office:value="0" calcext:value-type="float">
            <text:p>0.00</text:p>
          </table:table-cell>
          <table:table-cell table:style-name="ce2"/>
          <table:table-cell table:style-name="ce1" table:formula="of:=IF(EXACT([.C551];&quot;Hard&quot;);60;IF(EXACT([.C551];&quot;Medium&quot;);40;IF(EXACT([.C551];&quot;Easy&quot;);20;0)))" office:value-type="float" office:value="0" calcext:value-type="float">
            <text:p>0</text:p>
          </table:table-cell>
          <table:table-cell table:style-name="ce1" table:formula="of:=IF(EXACT([.F551];[.$B$3]);[.$D$3];IF(EXACT([.F551];[.$B$4]);[.$D$4];IF(EXACT([.F551];[.$B$5]);[.$D$5];0)))" office:value-type="float" office:value="0" calcext:value-type="float">
            <text:p>0</text:p>
          </table:table-cell>
          <table:table-cell table:style-name="ce2" table:formula="of:=IF(EXACT([.F551];[.$B$3]);[.$E$3];IF(EXACT([.F551];[.$B$4]);[.$E$4];IF(EXACT([.F55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1]/100*[.R551]-[.Q551]/100*[.T551]" office:value-type="float" office:value="0" calcext:value-type="float">
            <text:p>0.00</text:p>
          </table:table-cell>
          <table:table-cell table:style-name="ce9" table:formula="of:=[.G551]/[.H551]*60" office:value-type="string" office:string-value="" calcext:value-type="error">
            <text:p>#DIV/0!</text:p>
          </table:table-cell>
          <table:table-cell table:style-name="ce9" table:formula="of:=[.U551]/[.H55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2]/60" office:value-type="float" office:value="0" calcext:value-type="float">
            <text:p>0.00</text:p>
          </table:table-cell>
          <table:table-cell table:style-name="ce2"/>
          <table:table-cell table:style-name="ce1" table:formula="of:=IF(EXACT([.C552];&quot;Hard&quot;);60;IF(EXACT([.C552];&quot;Medium&quot;);40;IF(EXACT([.C552];&quot;Easy&quot;);20;0)))" office:value-type="float" office:value="0" calcext:value-type="float">
            <text:p>0</text:p>
          </table:table-cell>
          <table:table-cell table:style-name="ce1" table:formula="of:=IF(EXACT([.F552];[.$B$3]);[.$D$3];IF(EXACT([.F552];[.$B$4]);[.$D$4];IF(EXACT([.F552];[.$B$5]);[.$D$5];0)))" office:value-type="float" office:value="0" calcext:value-type="float">
            <text:p>0</text:p>
          </table:table-cell>
          <table:table-cell table:style-name="ce2" table:formula="of:=IF(EXACT([.F552];[.$B$3]);[.$E$3];IF(EXACT([.F552];[.$B$4]);[.$E$4];IF(EXACT([.F55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2]/100*[.R552]-[.Q552]/100*[.T552]" office:value-type="float" office:value="0" calcext:value-type="float">
            <text:p>0.00</text:p>
          </table:table-cell>
          <table:table-cell table:style-name="ce9" table:formula="of:=[.G552]/[.H552]*60" office:value-type="string" office:string-value="" calcext:value-type="error">
            <text:p>#DIV/0!</text:p>
          </table:table-cell>
          <table:table-cell table:style-name="ce9" table:formula="of:=[.U552]/[.H55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3]/60" office:value-type="float" office:value="0" calcext:value-type="float">
            <text:p>0.00</text:p>
          </table:table-cell>
          <table:table-cell table:style-name="ce2"/>
          <table:table-cell table:style-name="ce1" table:formula="of:=IF(EXACT([.C553];&quot;Hard&quot;);60;IF(EXACT([.C553];&quot;Medium&quot;);40;IF(EXACT([.C553];&quot;Easy&quot;);20;0)))" office:value-type="float" office:value="0" calcext:value-type="float">
            <text:p>0</text:p>
          </table:table-cell>
          <table:table-cell table:style-name="ce1" table:formula="of:=IF(EXACT([.F553];[.$B$3]);[.$D$3];IF(EXACT([.F553];[.$B$4]);[.$D$4];IF(EXACT([.F553];[.$B$5]);[.$D$5];0)))" office:value-type="float" office:value="0" calcext:value-type="float">
            <text:p>0</text:p>
          </table:table-cell>
          <table:table-cell table:style-name="ce2" table:formula="of:=IF(EXACT([.F553];[.$B$3]);[.$E$3];IF(EXACT([.F553];[.$B$4]);[.$E$4];IF(EXACT([.F55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3]/100*[.R553]-[.Q553]/100*[.T553]" office:value-type="float" office:value="0" calcext:value-type="float">
            <text:p>0.00</text:p>
          </table:table-cell>
          <table:table-cell table:style-name="ce9" table:formula="of:=[.G553]/[.H553]*60" office:value-type="string" office:string-value="" calcext:value-type="error">
            <text:p>#DIV/0!</text:p>
          </table:table-cell>
          <table:table-cell table:style-name="ce9" table:formula="of:=[.U553]/[.H55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4]/60" office:value-type="float" office:value="0" calcext:value-type="float">
            <text:p>0.00</text:p>
          </table:table-cell>
          <table:table-cell table:style-name="ce2"/>
          <table:table-cell table:style-name="ce1" table:formula="of:=IF(EXACT([.C554];&quot;Hard&quot;);60;IF(EXACT([.C554];&quot;Medium&quot;);40;IF(EXACT([.C554];&quot;Easy&quot;);20;0)))" office:value-type="float" office:value="0" calcext:value-type="float">
            <text:p>0</text:p>
          </table:table-cell>
          <table:table-cell table:style-name="ce1" table:formula="of:=IF(EXACT([.F554];[.$B$3]);[.$D$3];IF(EXACT([.F554];[.$B$4]);[.$D$4];IF(EXACT([.F554];[.$B$5]);[.$D$5];0)))" office:value-type="float" office:value="0" calcext:value-type="float">
            <text:p>0</text:p>
          </table:table-cell>
          <table:table-cell table:style-name="ce2" table:formula="of:=IF(EXACT([.F554];[.$B$3]);[.$E$3];IF(EXACT([.F554];[.$B$4]);[.$E$4];IF(EXACT([.F55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4]/100*[.R554]-[.Q554]/100*[.T554]" office:value-type="float" office:value="0" calcext:value-type="float">
            <text:p>0.00</text:p>
          </table:table-cell>
          <table:table-cell table:style-name="ce9" table:formula="of:=[.G554]/[.H554]*60" office:value-type="string" office:string-value="" calcext:value-type="error">
            <text:p>#DIV/0!</text:p>
          </table:table-cell>
          <table:table-cell table:style-name="ce9" table:formula="of:=[.U554]/[.H55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5]/60" office:value-type="float" office:value="0" calcext:value-type="float">
            <text:p>0.00</text:p>
          </table:table-cell>
          <table:table-cell table:style-name="ce2"/>
          <table:table-cell table:style-name="ce1" table:formula="of:=IF(EXACT([.C555];&quot;Hard&quot;);60;IF(EXACT([.C555];&quot;Medium&quot;);40;IF(EXACT([.C555];&quot;Easy&quot;);20;0)))" office:value-type="float" office:value="0" calcext:value-type="float">
            <text:p>0</text:p>
          </table:table-cell>
          <table:table-cell table:style-name="ce1" table:formula="of:=IF(EXACT([.F555];[.$B$3]);[.$D$3];IF(EXACT([.F555];[.$B$4]);[.$D$4];IF(EXACT([.F555];[.$B$5]);[.$D$5];0)))" office:value-type="float" office:value="0" calcext:value-type="float">
            <text:p>0</text:p>
          </table:table-cell>
          <table:table-cell table:style-name="ce2" table:formula="of:=IF(EXACT([.F555];[.$B$3]);[.$E$3];IF(EXACT([.F555];[.$B$4]);[.$E$4];IF(EXACT([.F55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5]/100*[.R555]-[.Q555]/100*[.T555]" office:value-type="float" office:value="0" calcext:value-type="float">
            <text:p>0.00</text:p>
          </table:table-cell>
          <table:table-cell table:style-name="ce9" table:formula="of:=[.G555]/[.H555]*60" office:value-type="string" office:string-value="" calcext:value-type="error">
            <text:p>#DIV/0!</text:p>
          </table:table-cell>
          <table:table-cell table:style-name="ce9" table:formula="of:=[.U555]/[.H55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6]/60" office:value-type="float" office:value="0" calcext:value-type="float">
            <text:p>0.00</text:p>
          </table:table-cell>
          <table:table-cell table:style-name="ce2"/>
          <table:table-cell table:style-name="ce1" table:formula="of:=IF(EXACT([.C556];&quot;Hard&quot;);60;IF(EXACT([.C556];&quot;Medium&quot;);40;IF(EXACT([.C556];&quot;Easy&quot;);20;0)))" office:value-type="float" office:value="0" calcext:value-type="float">
            <text:p>0</text:p>
          </table:table-cell>
          <table:table-cell table:style-name="ce1" table:formula="of:=IF(EXACT([.F556];[.$B$3]);[.$D$3];IF(EXACT([.F556];[.$B$4]);[.$D$4];IF(EXACT([.F556];[.$B$5]);[.$D$5];0)))" office:value-type="float" office:value="0" calcext:value-type="float">
            <text:p>0</text:p>
          </table:table-cell>
          <table:table-cell table:style-name="ce2" table:formula="of:=IF(EXACT([.F556];[.$B$3]);[.$E$3];IF(EXACT([.F556];[.$B$4]);[.$E$4];IF(EXACT([.F55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6]/100*[.R556]-[.Q556]/100*[.T556]" office:value-type="float" office:value="0" calcext:value-type="float">
            <text:p>0.00</text:p>
          </table:table-cell>
          <table:table-cell table:style-name="ce9" table:formula="of:=[.G556]/[.H556]*60" office:value-type="string" office:string-value="" calcext:value-type="error">
            <text:p>#DIV/0!</text:p>
          </table:table-cell>
          <table:table-cell table:style-name="ce9" table:formula="of:=[.U556]/[.H55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7]/60" office:value-type="float" office:value="0" calcext:value-type="float">
            <text:p>0.00</text:p>
          </table:table-cell>
          <table:table-cell table:style-name="ce2"/>
          <table:table-cell table:style-name="ce1" table:formula="of:=IF(EXACT([.C557];&quot;Hard&quot;);60;IF(EXACT([.C557];&quot;Medium&quot;);40;IF(EXACT([.C557];&quot;Easy&quot;);20;0)))" office:value-type="float" office:value="0" calcext:value-type="float">
            <text:p>0</text:p>
          </table:table-cell>
          <table:table-cell table:style-name="ce1" table:formula="of:=IF(EXACT([.F557];[.$B$3]);[.$D$3];IF(EXACT([.F557];[.$B$4]);[.$D$4];IF(EXACT([.F557];[.$B$5]);[.$D$5];0)))" office:value-type="float" office:value="0" calcext:value-type="float">
            <text:p>0</text:p>
          </table:table-cell>
          <table:table-cell table:style-name="ce2" table:formula="of:=IF(EXACT([.F557];[.$B$3]);[.$E$3];IF(EXACT([.F557];[.$B$4]);[.$E$4];IF(EXACT([.F55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7]/100*[.R557]-[.Q557]/100*[.T557]" office:value-type="float" office:value="0" calcext:value-type="float">
            <text:p>0.00</text:p>
          </table:table-cell>
          <table:table-cell table:style-name="ce9" table:formula="of:=[.G557]/[.H557]*60" office:value-type="string" office:string-value="" calcext:value-type="error">
            <text:p>#DIV/0!</text:p>
          </table:table-cell>
          <table:table-cell table:style-name="ce9" table:formula="of:=[.U557]/[.H55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8]/60" office:value-type="float" office:value="0" calcext:value-type="float">
            <text:p>0.00</text:p>
          </table:table-cell>
          <table:table-cell table:style-name="ce2"/>
          <table:table-cell table:style-name="ce1" table:formula="of:=IF(EXACT([.C558];&quot;Hard&quot;);60;IF(EXACT([.C558];&quot;Medium&quot;);40;IF(EXACT([.C558];&quot;Easy&quot;);20;0)))" office:value-type="float" office:value="0" calcext:value-type="float">
            <text:p>0</text:p>
          </table:table-cell>
          <table:table-cell table:style-name="ce1" table:formula="of:=IF(EXACT([.F558];[.$B$3]);[.$D$3];IF(EXACT([.F558];[.$B$4]);[.$D$4];IF(EXACT([.F558];[.$B$5]);[.$D$5];0)))" office:value-type="float" office:value="0" calcext:value-type="float">
            <text:p>0</text:p>
          </table:table-cell>
          <table:table-cell table:style-name="ce2" table:formula="of:=IF(EXACT([.F558];[.$B$3]);[.$E$3];IF(EXACT([.F558];[.$B$4]);[.$E$4];IF(EXACT([.F55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8]/100*[.R558]-[.Q558]/100*[.T558]" office:value-type="float" office:value="0" calcext:value-type="float">
            <text:p>0.00</text:p>
          </table:table-cell>
          <table:table-cell table:style-name="ce9" table:formula="of:=[.G558]/[.H558]*60" office:value-type="string" office:string-value="" calcext:value-type="error">
            <text:p>#DIV/0!</text:p>
          </table:table-cell>
          <table:table-cell table:style-name="ce9" table:formula="of:=[.U558]/[.H55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59]/60" office:value-type="float" office:value="0" calcext:value-type="float">
            <text:p>0.00</text:p>
          </table:table-cell>
          <table:table-cell table:style-name="ce2"/>
          <table:table-cell table:style-name="ce1" table:formula="of:=IF(EXACT([.C559];&quot;Hard&quot;);60;IF(EXACT([.C559];&quot;Medium&quot;);40;IF(EXACT([.C559];&quot;Easy&quot;);20;0)))" office:value-type="float" office:value="0" calcext:value-type="float">
            <text:p>0</text:p>
          </table:table-cell>
          <table:table-cell table:style-name="ce1" table:formula="of:=IF(EXACT([.F559];[.$B$3]);[.$D$3];IF(EXACT([.F559];[.$B$4]);[.$D$4];IF(EXACT([.F559];[.$B$5]);[.$D$5];0)))" office:value-type="float" office:value="0" calcext:value-type="float">
            <text:p>0</text:p>
          </table:table-cell>
          <table:table-cell table:style-name="ce2" table:formula="of:=IF(EXACT([.F559];[.$B$3]);[.$E$3];IF(EXACT([.F559];[.$B$4]);[.$E$4];IF(EXACT([.F55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59]/100*[.R559]-[.Q559]/100*[.T559]" office:value-type="float" office:value="0" calcext:value-type="float">
            <text:p>0.00</text:p>
          </table:table-cell>
          <table:table-cell table:style-name="ce9" table:formula="of:=[.G559]/[.H559]*60" office:value-type="string" office:string-value="" calcext:value-type="error">
            <text:p>#DIV/0!</text:p>
          </table:table-cell>
          <table:table-cell table:style-name="ce9" table:formula="of:=[.U559]/[.H55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0]/60" office:value-type="float" office:value="0" calcext:value-type="float">
            <text:p>0.00</text:p>
          </table:table-cell>
          <table:table-cell table:style-name="ce2"/>
          <table:table-cell table:style-name="ce1" table:formula="of:=IF(EXACT([.C560];&quot;Hard&quot;);60;IF(EXACT([.C560];&quot;Medium&quot;);40;IF(EXACT([.C560];&quot;Easy&quot;);20;0)))" office:value-type="float" office:value="0" calcext:value-type="float">
            <text:p>0</text:p>
          </table:table-cell>
          <table:table-cell table:style-name="ce1" table:formula="of:=IF(EXACT([.F560];[.$B$3]);[.$D$3];IF(EXACT([.F560];[.$B$4]);[.$D$4];IF(EXACT([.F560];[.$B$5]);[.$D$5];0)))" office:value-type="float" office:value="0" calcext:value-type="float">
            <text:p>0</text:p>
          </table:table-cell>
          <table:table-cell table:style-name="ce2" table:formula="of:=IF(EXACT([.F560];[.$B$3]);[.$E$3];IF(EXACT([.F560];[.$B$4]);[.$E$4];IF(EXACT([.F56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0]/100*[.R560]-[.Q560]/100*[.T560]" office:value-type="float" office:value="0" calcext:value-type="float">
            <text:p>0.00</text:p>
          </table:table-cell>
          <table:table-cell table:style-name="ce9" table:formula="of:=[.G560]/[.H560]*60" office:value-type="string" office:string-value="" calcext:value-type="error">
            <text:p>#DIV/0!</text:p>
          </table:table-cell>
          <table:table-cell table:style-name="ce9" table:formula="of:=[.U560]/[.H56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1]/60" office:value-type="float" office:value="0" calcext:value-type="float">
            <text:p>0.00</text:p>
          </table:table-cell>
          <table:table-cell table:style-name="ce2"/>
          <table:table-cell table:style-name="ce1" table:formula="of:=IF(EXACT([.C561];&quot;Hard&quot;);60;IF(EXACT([.C561];&quot;Medium&quot;);40;IF(EXACT([.C561];&quot;Easy&quot;);20;0)))" office:value-type="float" office:value="0" calcext:value-type="float">
            <text:p>0</text:p>
          </table:table-cell>
          <table:table-cell table:style-name="ce1" table:formula="of:=IF(EXACT([.F561];[.$B$3]);[.$D$3];IF(EXACT([.F561];[.$B$4]);[.$D$4];IF(EXACT([.F561];[.$B$5]);[.$D$5];0)))" office:value-type="float" office:value="0" calcext:value-type="float">
            <text:p>0</text:p>
          </table:table-cell>
          <table:table-cell table:style-name="ce2" table:formula="of:=IF(EXACT([.F561];[.$B$3]);[.$E$3];IF(EXACT([.F561];[.$B$4]);[.$E$4];IF(EXACT([.F56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1]/100*[.R561]-[.Q561]/100*[.T561]" office:value-type="float" office:value="0" calcext:value-type="float">
            <text:p>0.00</text:p>
          </table:table-cell>
          <table:table-cell table:style-name="ce9" table:formula="of:=[.G561]/[.H561]*60" office:value-type="string" office:string-value="" calcext:value-type="error">
            <text:p>#DIV/0!</text:p>
          </table:table-cell>
          <table:table-cell table:style-name="ce9" table:formula="of:=[.U561]/[.H56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2]/60" office:value-type="float" office:value="0" calcext:value-type="float">
            <text:p>0.00</text:p>
          </table:table-cell>
          <table:table-cell table:style-name="ce2"/>
          <table:table-cell table:style-name="ce1" table:formula="of:=IF(EXACT([.C562];&quot;Hard&quot;);60;IF(EXACT([.C562];&quot;Medium&quot;);40;IF(EXACT([.C562];&quot;Easy&quot;);20;0)))" office:value-type="float" office:value="0" calcext:value-type="float">
            <text:p>0</text:p>
          </table:table-cell>
          <table:table-cell table:style-name="ce1" table:formula="of:=IF(EXACT([.F562];[.$B$3]);[.$D$3];IF(EXACT([.F562];[.$B$4]);[.$D$4];IF(EXACT([.F562];[.$B$5]);[.$D$5];0)))" office:value-type="float" office:value="0" calcext:value-type="float">
            <text:p>0</text:p>
          </table:table-cell>
          <table:table-cell table:style-name="ce2" table:formula="of:=IF(EXACT([.F562];[.$B$3]);[.$E$3];IF(EXACT([.F562];[.$B$4]);[.$E$4];IF(EXACT([.F56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2]/100*[.R562]-[.Q562]/100*[.T562]" office:value-type="float" office:value="0" calcext:value-type="float">
            <text:p>0.00</text:p>
          </table:table-cell>
          <table:table-cell table:style-name="ce9" table:formula="of:=[.G562]/[.H562]*60" office:value-type="string" office:string-value="" calcext:value-type="error">
            <text:p>#DIV/0!</text:p>
          </table:table-cell>
          <table:table-cell table:style-name="ce9" table:formula="of:=[.U562]/[.H56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3]/60" office:value-type="float" office:value="0" calcext:value-type="float">
            <text:p>0.00</text:p>
          </table:table-cell>
          <table:table-cell table:style-name="ce2"/>
          <table:table-cell table:style-name="ce1" table:formula="of:=IF(EXACT([.C563];&quot;Hard&quot;);60;IF(EXACT([.C563];&quot;Medium&quot;);40;IF(EXACT([.C563];&quot;Easy&quot;);20;0)))" office:value-type="float" office:value="0" calcext:value-type="float">
            <text:p>0</text:p>
          </table:table-cell>
          <table:table-cell table:style-name="ce1" table:formula="of:=IF(EXACT([.F563];[.$B$3]);[.$D$3];IF(EXACT([.F563];[.$B$4]);[.$D$4];IF(EXACT([.F563];[.$B$5]);[.$D$5];0)))" office:value-type="float" office:value="0" calcext:value-type="float">
            <text:p>0</text:p>
          </table:table-cell>
          <table:table-cell table:style-name="ce2" table:formula="of:=IF(EXACT([.F563];[.$B$3]);[.$E$3];IF(EXACT([.F563];[.$B$4]);[.$E$4];IF(EXACT([.F56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3]/100*[.R563]-[.Q563]/100*[.T563]" office:value-type="float" office:value="0" calcext:value-type="float">
            <text:p>0.00</text:p>
          </table:table-cell>
          <table:table-cell table:style-name="ce9" table:formula="of:=[.G563]/[.H563]*60" office:value-type="string" office:string-value="" calcext:value-type="error">
            <text:p>#DIV/0!</text:p>
          </table:table-cell>
          <table:table-cell table:style-name="ce9" table:formula="of:=[.U563]/[.H56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4]/60" office:value-type="float" office:value="0" calcext:value-type="float">
            <text:p>0.00</text:p>
          </table:table-cell>
          <table:table-cell table:style-name="ce2"/>
          <table:table-cell table:style-name="ce1" table:formula="of:=IF(EXACT([.C564];&quot;Hard&quot;);60;IF(EXACT([.C564];&quot;Medium&quot;);40;IF(EXACT([.C564];&quot;Easy&quot;);20;0)))" office:value-type="float" office:value="0" calcext:value-type="float">
            <text:p>0</text:p>
          </table:table-cell>
          <table:table-cell table:style-name="ce1" table:formula="of:=IF(EXACT([.F564];[.$B$3]);[.$D$3];IF(EXACT([.F564];[.$B$4]);[.$D$4];IF(EXACT([.F564];[.$B$5]);[.$D$5];0)))" office:value-type="float" office:value="0" calcext:value-type="float">
            <text:p>0</text:p>
          </table:table-cell>
          <table:table-cell table:style-name="ce2" table:formula="of:=IF(EXACT([.F564];[.$B$3]);[.$E$3];IF(EXACT([.F564];[.$B$4]);[.$E$4];IF(EXACT([.F56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4]/100*[.R564]-[.Q564]/100*[.T564]" office:value-type="float" office:value="0" calcext:value-type="float">
            <text:p>0.00</text:p>
          </table:table-cell>
          <table:table-cell table:style-name="ce9" table:formula="of:=[.G564]/[.H564]*60" office:value-type="string" office:string-value="" calcext:value-type="error">
            <text:p>#DIV/0!</text:p>
          </table:table-cell>
          <table:table-cell table:style-name="ce9" table:formula="of:=[.U564]/[.H56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5]/60" office:value-type="float" office:value="0" calcext:value-type="float">
            <text:p>0.00</text:p>
          </table:table-cell>
          <table:table-cell table:style-name="ce2"/>
          <table:table-cell table:style-name="ce1" table:formula="of:=IF(EXACT([.C565];&quot;Hard&quot;);60;IF(EXACT([.C565];&quot;Medium&quot;);40;IF(EXACT([.C565];&quot;Easy&quot;);20;0)))" office:value-type="float" office:value="0" calcext:value-type="float">
            <text:p>0</text:p>
          </table:table-cell>
          <table:table-cell table:style-name="ce1" table:formula="of:=IF(EXACT([.F565];[.$B$3]);[.$D$3];IF(EXACT([.F565];[.$B$4]);[.$D$4];IF(EXACT([.F565];[.$B$5]);[.$D$5];0)))" office:value-type="float" office:value="0" calcext:value-type="float">
            <text:p>0</text:p>
          </table:table-cell>
          <table:table-cell table:style-name="ce2" table:formula="of:=IF(EXACT([.F565];[.$B$3]);[.$E$3];IF(EXACT([.F565];[.$B$4]);[.$E$4];IF(EXACT([.F56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5]/100*[.R565]-[.Q565]/100*[.T565]" office:value-type="float" office:value="0" calcext:value-type="float">
            <text:p>0.00</text:p>
          </table:table-cell>
          <table:table-cell table:style-name="ce9" table:formula="of:=[.G565]/[.H565]*60" office:value-type="string" office:string-value="" calcext:value-type="error">
            <text:p>#DIV/0!</text:p>
          </table:table-cell>
          <table:table-cell table:style-name="ce9" table:formula="of:=[.U565]/[.H56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6]/60" office:value-type="float" office:value="0" calcext:value-type="float">
            <text:p>0.00</text:p>
          </table:table-cell>
          <table:table-cell table:style-name="ce2"/>
          <table:table-cell table:style-name="ce1" table:formula="of:=IF(EXACT([.C566];&quot;Hard&quot;);60;IF(EXACT([.C566];&quot;Medium&quot;);40;IF(EXACT([.C566];&quot;Easy&quot;);20;0)))" office:value-type="float" office:value="0" calcext:value-type="float">
            <text:p>0</text:p>
          </table:table-cell>
          <table:table-cell table:style-name="ce1" table:formula="of:=IF(EXACT([.F566];[.$B$3]);[.$D$3];IF(EXACT([.F566];[.$B$4]);[.$D$4];IF(EXACT([.F566];[.$B$5]);[.$D$5];0)))" office:value-type="float" office:value="0" calcext:value-type="float">
            <text:p>0</text:p>
          </table:table-cell>
          <table:table-cell table:style-name="ce2" table:formula="of:=IF(EXACT([.F566];[.$B$3]);[.$E$3];IF(EXACT([.F566];[.$B$4]);[.$E$4];IF(EXACT([.F56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6]/100*[.R566]-[.Q566]/100*[.T566]" office:value-type="float" office:value="0" calcext:value-type="float">
            <text:p>0.00</text:p>
          </table:table-cell>
          <table:table-cell table:style-name="ce9" table:formula="of:=[.G566]/[.H566]*60" office:value-type="string" office:string-value="" calcext:value-type="error">
            <text:p>#DIV/0!</text:p>
          </table:table-cell>
          <table:table-cell table:style-name="ce9" table:formula="of:=[.U566]/[.H56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7]/60" office:value-type="float" office:value="0" calcext:value-type="float">
            <text:p>0.00</text:p>
          </table:table-cell>
          <table:table-cell table:style-name="ce2"/>
          <table:table-cell table:style-name="ce1" table:formula="of:=IF(EXACT([.C567];&quot;Hard&quot;);60;IF(EXACT([.C567];&quot;Medium&quot;);40;IF(EXACT([.C567];&quot;Easy&quot;);20;0)))" office:value-type="float" office:value="0" calcext:value-type="float">
            <text:p>0</text:p>
          </table:table-cell>
          <table:table-cell table:style-name="ce1" table:formula="of:=IF(EXACT([.F567];[.$B$3]);[.$D$3];IF(EXACT([.F567];[.$B$4]);[.$D$4];IF(EXACT([.F567];[.$B$5]);[.$D$5];0)))" office:value-type="float" office:value="0" calcext:value-type="float">
            <text:p>0</text:p>
          </table:table-cell>
          <table:table-cell table:style-name="ce2" table:formula="of:=IF(EXACT([.F567];[.$B$3]);[.$E$3];IF(EXACT([.F567];[.$B$4]);[.$E$4];IF(EXACT([.F56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7]/100*[.R567]-[.Q567]/100*[.T567]" office:value-type="float" office:value="0" calcext:value-type="float">
            <text:p>0.00</text:p>
          </table:table-cell>
          <table:table-cell table:style-name="ce9" table:formula="of:=[.G567]/[.H567]*60" office:value-type="string" office:string-value="" calcext:value-type="error">
            <text:p>#DIV/0!</text:p>
          </table:table-cell>
          <table:table-cell table:style-name="ce9" table:formula="of:=[.U567]/[.H56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8]/60" office:value-type="float" office:value="0" calcext:value-type="float">
            <text:p>0.00</text:p>
          </table:table-cell>
          <table:table-cell table:style-name="ce2"/>
          <table:table-cell table:style-name="ce1" table:formula="of:=IF(EXACT([.C568];&quot;Hard&quot;);60;IF(EXACT([.C568];&quot;Medium&quot;);40;IF(EXACT([.C568];&quot;Easy&quot;);20;0)))" office:value-type="float" office:value="0" calcext:value-type="float">
            <text:p>0</text:p>
          </table:table-cell>
          <table:table-cell table:style-name="ce1" table:formula="of:=IF(EXACT([.F568];[.$B$3]);[.$D$3];IF(EXACT([.F568];[.$B$4]);[.$D$4];IF(EXACT([.F568];[.$B$5]);[.$D$5];0)))" office:value-type="float" office:value="0" calcext:value-type="float">
            <text:p>0</text:p>
          </table:table-cell>
          <table:table-cell table:style-name="ce2" table:formula="of:=IF(EXACT([.F568];[.$B$3]);[.$E$3];IF(EXACT([.F568];[.$B$4]);[.$E$4];IF(EXACT([.F56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8]/100*[.R568]-[.Q568]/100*[.T568]" office:value-type="float" office:value="0" calcext:value-type="float">
            <text:p>0.00</text:p>
          </table:table-cell>
          <table:table-cell table:style-name="ce9" table:formula="of:=[.G568]/[.H568]*60" office:value-type="string" office:string-value="" calcext:value-type="error">
            <text:p>#DIV/0!</text:p>
          </table:table-cell>
          <table:table-cell table:style-name="ce9" table:formula="of:=[.U568]/[.H56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69]/60" office:value-type="float" office:value="0" calcext:value-type="float">
            <text:p>0.00</text:p>
          </table:table-cell>
          <table:table-cell table:style-name="ce2"/>
          <table:table-cell table:style-name="ce1" table:formula="of:=IF(EXACT([.C569];&quot;Hard&quot;);60;IF(EXACT([.C569];&quot;Medium&quot;);40;IF(EXACT([.C569];&quot;Easy&quot;);20;0)))" office:value-type="float" office:value="0" calcext:value-type="float">
            <text:p>0</text:p>
          </table:table-cell>
          <table:table-cell table:style-name="ce1" table:formula="of:=IF(EXACT([.F569];[.$B$3]);[.$D$3];IF(EXACT([.F569];[.$B$4]);[.$D$4];IF(EXACT([.F569];[.$B$5]);[.$D$5];0)))" office:value-type="float" office:value="0" calcext:value-type="float">
            <text:p>0</text:p>
          </table:table-cell>
          <table:table-cell table:style-name="ce2" table:formula="of:=IF(EXACT([.F569];[.$B$3]);[.$E$3];IF(EXACT([.F569];[.$B$4]);[.$E$4];IF(EXACT([.F56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69]/100*[.R569]-[.Q569]/100*[.T569]" office:value-type="float" office:value="0" calcext:value-type="float">
            <text:p>0.00</text:p>
          </table:table-cell>
          <table:table-cell table:style-name="ce9" table:formula="of:=[.G569]/[.H569]*60" office:value-type="string" office:string-value="" calcext:value-type="error">
            <text:p>#DIV/0!</text:p>
          </table:table-cell>
          <table:table-cell table:style-name="ce9" table:formula="of:=[.U569]/[.H56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0]/60" office:value-type="float" office:value="0" calcext:value-type="float">
            <text:p>0.00</text:p>
          </table:table-cell>
          <table:table-cell table:style-name="ce2"/>
          <table:table-cell table:style-name="ce1" table:formula="of:=IF(EXACT([.C570];&quot;Hard&quot;);60;IF(EXACT([.C570];&quot;Medium&quot;);40;IF(EXACT([.C570];&quot;Easy&quot;);20;0)))" office:value-type="float" office:value="0" calcext:value-type="float">
            <text:p>0</text:p>
          </table:table-cell>
          <table:table-cell table:style-name="ce1" table:formula="of:=IF(EXACT([.F570];[.$B$3]);[.$D$3];IF(EXACT([.F570];[.$B$4]);[.$D$4];IF(EXACT([.F570];[.$B$5]);[.$D$5];0)))" office:value-type="float" office:value="0" calcext:value-type="float">
            <text:p>0</text:p>
          </table:table-cell>
          <table:table-cell table:style-name="ce2" table:formula="of:=IF(EXACT([.F570];[.$B$3]);[.$E$3];IF(EXACT([.F570];[.$B$4]);[.$E$4];IF(EXACT([.F57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0]/100*[.R570]-[.Q570]/100*[.T570]" office:value-type="float" office:value="0" calcext:value-type="float">
            <text:p>0.00</text:p>
          </table:table-cell>
          <table:table-cell table:style-name="ce9" table:formula="of:=[.G570]/[.H570]*60" office:value-type="string" office:string-value="" calcext:value-type="error">
            <text:p>#DIV/0!</text:p>
          </table:table-cell>
          <table:table-cell table:style-name="ce9" table:formula="of:=[.U570]/[.H57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1]/60" office:value-type="float" office:value="0" calcext:value-type="float">
            <text:p>0.00</text:p>
          </table:table-cell>
          <table:table-cell table:style-name="ce2"/>
          <table:table-cell table:style-name="ce1" table:formula="of:=IF(EXACT([.C571];&quot;Hard&quot;);60;IF(EXACT([.C571];&quot;Medium&quot;);40;IF(EXACT([.C571];&quot;Easy&quot;);20;0)))" office:value-type="float" office:value="0" calcext:value-type="float">
            <text:p>0</text:p>
          </table:table-cell>
          <table:table-cell table:style-name="ce1" table:formula="of:=IF(EXACT([.F571];[.$B$3]);[.$D$3];IF(EXACT([.F571];[.$B$4]);[.$D$4];IF(EXACT([.F571];[.$B$5]);[.$D$5];0)))" office:value-type="float" office:value="0" calcext:value-type="float">
            <text:p>0</text:p>
          </table:table-cell>
          <table:table-cell table:style-name="ce2" table:formula="of:=IF(EXACT([.F571];[.$B$3]);[.$E$3];IF(EXACT([.F571];[.$B$4]);[.$E$4];IF(EXACT([.F57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1]/100*[.R571]-[.Q571]/100*[.T571]" office:value-type="float" office:value="0" calcext:value-type="float">
            <text:p>0.00</text:p>
          </table:table-cell>
          <table:table-cell table:style-name="ce9" table:formula="of:=[.G571]/[.H571]*60" office:value-type="string" office:string-value="" calcext:value-type="error">
            <text:p>#DIV/0!</text:p>
          </table:table-cell>
          <table:table-cell table:style-name="ce9" table:formula="of:=[.U571]/[.H57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2]/60" office:value-type="float" office:value="0" calcext:value-type="float">
            <text:p>0.00</text:p>
          </table:table-cell>
          <table:table-cell table:style-name="ce2"/>
          <table:table-cell table:style-name="ce1" table:formula="of:=IF(EXACT([.C572];&quot;Hard&quot;);60;IF(EXACT([.C572];&quot;Medium&quot;);40;IF(EXACT([.C572];&quot;Easy&quot;);20;0)))" office:value-type="float" office:value="0" calcext:value-type="float">
            <text:p>0</text:p>
          </table:table-cell>
          <table:table-cell table:style-name="ce1" table:formula="of:=IF(EXACT([.F572];[.$B$3]);[.$D$3];IF(EXACT([.F572];[.$B$4]);[.$D$4];IF(EXACT([.F572];[.$B$5]);[.$D$5];0)))" office:value-type="float" office:value="0" calcext:value-type="float">
            <text:p>0</text:p>
          </table:table-cell>
          <table:table-cell table:style-name="ce2" table:formula="of:=IF(EXACT([.F572];[.$B$3]);[.$E$3];IF(EXACT([.F572];[.$B$4]);[.$E$4];IF(EXACT([.F57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2]/100*[.R572]-[.Q572]/100*[.T572]" office:value-type="float" office:value="0" calcext:value-type="float">
            <text:p>0.00</text:p>
          </table:table-cell>
          <table:table-cell table:style-name="ce9" table:formula="of:=[.G572]/[.H572]*60" office:value-type="string" office:string-value="" calcext:value-type="error">
            <text:p>#DIV/0!</text:p>
          </table:table-cell>
          <table:table-cell table:style-name="ce9" table:formula="of:=[.U572]/[.H57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3]/60" office:value-type="float" office:value="0" calcext:value-type="float">
            <text:p>0.00</text:p>
          </table:table-cell>
          <table:table-cell table:style-name="ce2"/>
          <table:table-cell table:style-name="ce1" table:formula="of:=IF(EXACT([.C573];&quot;Hard&quot;);60;IF(EXACT([.C573];&quot;Medium&quot;);40;IF(EXACT([.C573];&quot;Easy&quot;);20;0)))" office:value-type="float" office:value="0" calcext:value-type="float">
            <text:p>0</text:p>
          </table:table-cell>
          <table:table-cell table:style-name="ce1" table:formula="of:=IF(EXACT([.F573];[.$B$3]);[.$D$3];IF(EXACT([.F573];[.$B$4]);[.$D$4];IF(EXACT([.F573];[.$B$5]);[.$D$5];0)))" office:value-type="float" office:value="0" calcext:value-type="float">
            <text:p>0</text:p>
          </table:table-cell>
          <table:table-cell table:style-name="ce2" table:formula="of:=IF(EXACT([.F573];[.$B$3]);[.$E$3];IF(EXACT([.F573];[.$B$4]);[.$E$4];IF(EXACT([.F57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3]/100*[.R573]-[.Q573]/100*[.T573]" office:value-type="float" office:value="0" calcext:value-type="float">
            <text:p>0.00</text:p>
          </table:table-cell>
          <table:table-cell table:style-name="ce9" table:formula="of:=[.G573]/[.H573]*60" office:value-type="string" office:string-value="" calcext:value-type="error">
            <text:p>#DIV/0!</text:p>
          </table:table-cell>
          <table:table-cell table:style-name="ce9" table:formula="of:=[.U573]/[.H57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4]/60" office:value-type="float" office:value="0" calcext:value-type="float">
            <text:p>0.00</text:p>
          </table:table-cell>
          <table:table-cell table:style-name="ce2"/>
          <table:table-cell table:style-name="ce1" table:formula="of:=IF(EXACT([.C574];&quot;Hard&quot;);60;IF(EXACT([.C574];&quot;Medium&quot;);40;IF(EXACT([.C574];&quot;Easy&quot;);20;0)))" office:value-type="float" office:value="0" calcext:value-type="float">
            <text:p>0</text:p>
          </table:table-cell>
          <table:table-cell table:style-name="ce1" table:formula="of:=IF(EXACT([.F574];[.$B$3]);[.$D$3];IF(EXACT([.F574];[.$B$4]);[.$D$4];IF(EXACT([.F574];[.$B$5]);[.$D$5];0)))" office:value-type="float" office:value="0" calcext:value-type="float">
            <text:p>0</text:p>
          </table:table-cell>
          <table:table-cell table:style-name="ce2" table:formula="of:=IF(EXACT([.F574];[.$B$3]);[.$E$3];IF(EXACT([.F574];[.$B$4]);[.$E$4];IF(EXACT([.F57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4]/100*[.R574]-[.Q574]/100*[.T574]" office:value-type="float" office:value="0" calcext:value-type="float">
            <text:p>0.00</text:p>
          </table:table-cell>
          <table:table-cell table:style-name="ce9" table:formula="of:=[.G574]/[.H574]*60" office:value-type="string" office:string-value="" calcext:value-type="error">
            <text:p>#DIV/0!</text:p>
          </table:table-cell>
          <table:table-cell table:style-name="ce9" table:formula="of:=[.U574]/[.H57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5]/60" office:value-type="float" office:value="0" calcext:value-type="float">
            <text:p>0.00</text:p>
          </table:table-cell>
          <table:table-cell table:style-name="ce2"/>
          <table:table-cell table:style-name="ce1" table:formula="of:=IF(EXACT([.C575];&quot;Hard&quot;);60;IF(EXACT([.C575];&quot;Medium&quot;);40;IF(EXACT([.C575];&quot;Easy&quot;);20;0)))" office:value-type="float" office:value="0" calcext:value-type="float">
            <text:p>0</text:p>
          </table:table-cell>
          <table:table-cell table:style-name="ce1" table:formula="of:=IF(EXACT([.F575];[.$B$3]);[.$D$3];IF(EXACT([.F575];[.$B$4]);[.$D$4];IF(EXACT([.F575];[.$B$5]);[.$D$5];0)))" office:value-type="float" office:value="0" calcext:value-type="float">
            <text:p>0</text:p>
          </table:table-cell>
          <table:table-cell table:style-name="ce2" table:formula="of:=IF(EXACT([.F575];[.$B$3]);[.$E$3];IF(EXACT([.F575];[.$B$4]);[.$E$4];IF(EXACT([.F57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5]/100*[.R575]-[.Q575]/100*[.T575]" office:value-type="float" office:value="0" calcext:value-type="float">
            <text:p>0.00</text:p>
          </table:table-cell>
          <table:table-cell table:style-name="ce9" table:formula="of:=[.G575]/[.H575]*60" office:value-type="string" office:string-value="" calcext:value-type="error">
            <text:p>#DIV/0!</text:p>
          </table:table-cell>
          <table:table-cell table:style-name="ce9" table:formula="of:=[.U575]/[.H57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6]/60" office:value-type="float" office:value="0" calcext:value-type="float">
            <text:p>0.00</text:p>
          </table:table-cell>
          <table:table-cell table:style-name="ce2"/>
          <table:table-cell table:style-name="ce1" table:formula="of:=IF(EXACT([.C576];&quot;Hard&quot;);60;IF(EXACT([.C576];&quot;Medium&quot;);40;IF(EXACT([.C576];&quot;Easy&quot;);20;0)))" office:value-type="float" office:value="0" calcext:value-type="float">
            <text:p>0</text:p>
          </table:table-cell>
          <table:table-cell table:style-name="ce1" table:formula="of:=IF(EXACT([.F576];[.$B$3]);[.$D$3];IF(EXACT([.F576];[.$B$4]);[.$D$4];IF(EXACT([.F576];[.$B$5]);[.$D$5];0)))" office:value-type="float" office:value="0" calcext:value-type="float">
            <text:p>0</text:p>
          </table:table-cell>
          <table:table-cell table:style-name="ce2" table:formula="of:=IF(EXACT([.F576];[.$B$3]);[.$E$3];IF(EXACT([.F576];[.$B$4]);[.$E$4];IF(EXACT([.F57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6]/100*[.R576]-[.Q576]/100*[.T576]" office:value-type="float" office:value="0" calcext:value-type="float">
            <text:p>0.00</text:p>
          </table:table-cell>
          <table:table-cell table:style-name="ce9" table:formula="of:=[.G576]/[.H576]*60" office:value-type="string" office:string-value="" calcext:value-type="error">
            <text:p>#DIV/0!</text:p>
          </table:table-cell>
          <table:table-cell table:style-name="ce9" table:formula="of:=[.U576]/[.H57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7]/60" office:value-type="float" office:value="0" calcext:value-type="float">
            <text:p>0.00</text:p>
          </table:table-cell>
          <table:table-cell table:style-name="ce2"/>
          <table:table-cell table:style-name="ce1" table:formula="of:=IF(EXACT([.C577];&quot;Hard&quot;);60;IF(EXACT([.C577];&quot;Medium&quot;);40;IF(EXACT([.C577];&quot;Easy&quot;);20;0)))" office:value-type="float" office:value="0" calcext:value-type="float">
            <text:p>0</text:p>
          </table:table-cell>
          <table:table-cell table:style-name="ce1" table:formula="of:=IF(EXACT([.F577];[.$B$3]);[.$D$3];IF(EXACT([.F577];[.$B$4]);[.$D$4];IF(EXACT([.F577];[.$B$5]);[.$D$5];0)))" office:value-type="float" office:value="0" calcext:value-type="float">
            <text:p>0</text:p>
          </table:table-cell>
          <table:table-cell table:style-name="ce2" table:formula="of:=IF(EXACT([.F577];[.$B$3]);[.$E$3];IF(EXACT([.F577];[.$B$4]);[.$E$4];IF(EXACT([.F57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7]/100*[.R577]-[.Q577]/100*[.T577]" office:value-type="float" office:value="0" calcext:value-type="float">
            <text:p>0.00</text:p>
          </table:table-cell>
          <table:table-cell table:style-name="ce9" table:formula="of:=[.G577]/[.H577]*60" office:value-type="string" office:string-value="" calcext:value-type="error">
            <text:p>#DIV/0!</text:p>
          </table:table-cell>
          <table:table-cell table:style-name="ce9" table:formula="of:=[.U577]/[.H57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8]/60" office:value-type="float" office:value="0" calcext:value-type="float">
            <text:p>0.00</text:p>
          </table:table-cell>
          <table:table-cell table:style-name="ce2"/>
          <table:table-cell table:style-name="ce1" table:formula="of:=IF(EXACT([.C578];&quot;Hard&quot;);60;IF(EXACT([.C578];&quot;Medium&quot;);40;IF(EXACT([.C578];&quot;Easy&quot;);20;0)))" office:value-type="float" office:value="0" calcext:value-type="float">
            <text:p>0</text:p>
          </table:table-cell>
          <table:table-cell table:style-name="ce1" table:formula="of:=IF(EXACT([.F578];[.$B$3]);[.$D$3];IF(EXACT([.F578];[.$B$4]);[.$D$4];IF(EXACT([.F578];[.$B$5]);[.$D$5];0)))" office:value-type="float" office:value="0" calcext:value-type="float">
            <text:p>0</text:p>
          </table:table-cell>
          <table:table-cell table:style-name="ce2" table:formula="of:=IF(EXACT([.F578];[.$B$3]);[.$E$3];IF(EXACT([.F578];[.$B$4]);[.$E$4];IF(EXACT([.F57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8]/100*[.R578]-[.Q578]/100*[.T578]" office:value-type="float" office:value="0" calcext:value-type="float">
            <text:p>0.00</text:p>
          </table:table-cell>
          <table:table-cell table:style-name="ce9" table:formula="of:=[.G578]/[.H578]*60" office:value-type="string" office:string-value="" calcext:value-type="error">
            <text:p>#DIV/0!</text:p>
          </table:table-cell>
          <table:table-cell table:style-name="ce9" table:formula="of:=[.U578]/[.H57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79]/60" office:value-type="float" office:value="0" calcext:value-type="float">
            <text:p>0.00</text:p>
          </table:table-cell>
          <table:table-cell table:style-name="ce2"/>
          <table:table-cell table:style-name="ce1" table:formula="of:=IF(EXACT([.C579];&quot;Hard&quot;);60;IF(EXACT([.C579];&quot;Medium&quot;);40;IF(EXACT([.C579];&quot;Easy&quot;);20;0)))" office:value-type="float" office:value="0" calcext:value-type="float">
            <text:p>0</text:p>
          </table:table-cell>
          <table:table-cell table:style-name="ce1" table:formula="of:=IF(EXACT([.F579];[.$B$3]);[.$D$3];IF(EXACT([.F579];[.$B$4]);[.$D$4];IF(EXACT([.F579];[.$B$5]);[.$D$5];0)))" office:value-type="float" office:value="0" calcext:value-type="float">
            <text:p>0</text:p>
          </table:table-cell>
          <table:table-cell table:style-name="ce2" table:formula="of:=IF(EXACT([.F579];[.$B$3]);[.$E$3];IF(EXACT([.F579];[.$B$4]);[.$E$4];IF(EXACT([.F57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79]/100*[.R579]-[.Q579]/100*[.T579]" office:value-type="float" office:value="0" calcext:value-type="float">
            <text:p>0.00</text:p>
          </table:table-cell>
          <table:table-cell table:style-name="ce9" table:formula="of:=[.G579]/[.H579]*60" office:value-type="string" office:string-value="" calcext:value-type="error">
            <text:p>#DIV/0!</text:p>
          </table:table-cell>
          <table:table-cell table:style-name="ce9" table:formula="of:=[.U579]/[.H57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0]/60" office:value-type="float" office:value="0" calcext:value-type="float">
            <text:p>0.00</text:p>
          </table:table-cell>
          <table:table-cell table:style-name="ce2"/>
          <table:table-cell table:style-name="ce1" table:formula="of:=IF(EXACT([.C580];&quot;Hard&quot;);60;IF(EXACT([.C580];&quot;Medium&quot;);40;IF(EXACT([.C580];&quot;Easy&quot;);20;0)))" office:value-type="float" office:value="0" calcext:value-type="float">
            <text:p>0</text:p>
          </table:table-cell>
          <table:table-cell table:style-name="ce1" table:formula="of:=IF(EXACT([.F580];[.$B$3]);[.$D$3];IF(EXACT([.F580];[.$B$4]);[.$D$4];IF(EXACT([.F580];[.$B$5]);[.$D$5];0)))" office:value-type="float" office:value="0" calcext:value-type="float">
            <text:p>0</text:p>
          </table:table-cell>
          <table:table-cell table:style-name="ce2" table:formula="of:=IF(EXACT([.F580];[.$B$3]);[.$E$3];IF(EXACT([.F580];[.$B$4]);[.$E$4];IF(EXACT([.F58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0]/100*[.R580]-[.Q580]/100*[.T580]" office:value-type="float" office:value="0" calcext:value-type="float">
            <text:p>0.00</text:p>
          </table:table-cell>
          <table:table-cell table:style-name="ce9" table:formula="of:=[.G580]/[.H580]*60" office:value-type="string" office:string-value="" calcext:value-type="error">
            <text:p>#DIV/0!</text:p>
          </table:table-cell>
          <table:table-cell table:style-name="ce9" table:formula="of:=[.U580]/[.H58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1]/60" office:value-type="float" office:value="0" calcext:value-type="float">
            <text:p>0.00</text:p>
          </table:table-cell>
          <table:table-cell table:style-name="ce2"/>
          <table:table-cell table:style-name="ce1" table:formula="of:=IF(EXACT([.C581];&quot;Hard&quot;);60;IF(EXACT([.C581];&quot;Medium&quot;);40;IF(EXACT([.C581];&quot;Easy&quot;);20;0)))" office:value-type="float" office:value="0" calcext:value-type="float">
            <text:p>0</text:p>
          </table:table-cell>
          <table:table-cell table:style-name="ce1" table:formula="of:=IF(EXACT([.F581];[.$B$3]);[.$D$3];IF(EXACT([.F581];[.$B$4]);[.$D$4];IF(EXACT([.F581];[.$B$5]);[.$D$5];0)))" office:value-type="float" office:value="0" calcext:value-type="float">
            <text:p>0</text:p>
          </table:table-cell>
          <table:table-cell table:style-name="ce2" table:formula="of:=IF(EXACT([.F581];[.$B$3]);[.$E$3];IF(EXACT([.F581];[.$B$4]);[.$E$4];IF(EXACT([.F58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1]/100*[.R581]-[.Q581]/100*[.T581]" office:value-type="float" office:value="0" calcext:value-type="float">
            <text:p>0.00</text:p>
          </table:table-cell>
          <table:table-cell table:style-name="ce9" table:formula="of:=[.G581]/[.H581]*60" office:value-type="string" office:string-value="" calcext:value-type="error">
            <text:p>#DIV/0!</text:p>
          </table:table-cell>
          <table:table-cell table:style-name="ce9" table:formula="of:=[.U581]/[.H58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2]/60" office:value-type="float" office:value="0" calcext:value-type="float">
            <text:p>0.00</text:p>
          </table:table-cell>
          <table:table-cell table:style-name="ce2"/>
          <table:table-cell table:style-name="ce1" table:formula="of:=IF(EXACT([.C582];&quot;Hard&quot;);60;IF(EXACT([.C582];&quot;Medium&quot;);40;IF(EXACT([.C582];&quot;Easy&quot;);20;0)))" office:value-type="float" office:value="0" calcext:value-type="float">
            <text:p>0</text:p>
          </table:table-cell>
          <table:table-cell table:style-name="ce1" table:formula="of:=IF(EXACT([.F582];[.$B$3]);[.$D$3];IF(EXACT([.F582];[.$B$4]);[.$D$4];IF(EXACT([.F582];[.$B$5]);[.$D$5];0)))" office:value-type="float" office:value="0" calcext:value-type="float">
            <text:p>0</text:p>
          </table:table-cell>
          <table:table-cell table:style-name="ce2" table:formula="of:=IF(EXACT([.F582];[.$B$3]);[.$E$3];IF(EXACT([.F582];[.$B$4]);[.$E$4];IF(EXACT([.F58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2]/100*[.R582]-[.Q582]/100*[.T582]" office:value-type="float" office:value="0" calcext:value-type="float">
            <text:p>0.00</text:p>
          </table:table-cell>
          <table:table-cell table:style-name="ce9" table:formula="of:=[.G582]/[.H582]*60" office:value-type="string" office:string-value="" calcext:value-type="error">
            <text:p>#DIV/0!</text:p>
          </table:table-cell>
          <table:table-cell table:style-name="ce9" table:formula="of:=[.U582]/[.H58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3]/60" office:value-type="float" office:value="0" calcext:value-type="float">
            <text:p>0.00</text:p>
          </table:table-cell>
          <table:table-cell table:style-name="ce2"/>
          <table:table-cell table:style-name="ce1" table:formula="of:=IF(EXACT([.C583];&quot;Hard&quot;);60;IF(EXACT([.C583];&quot;Medium&quot;);40;IF(EXACT([.C583];&quot;Easy&quot;);20;0)))" office:value-type="float" office:value="0" calcext:value-type="float">
            <text:p>0</text:p>
          </table:table-cell>
          <table:table-cell table:style-name="ce1" table:formula="of:=IF(EXACT([.F583];[.$B$3]);[.$D$3];IF(EXACT([.F583];[.$B$4]);[.$D$4];IF(EXACT([.F583];[.$B$5]);[.$D$5];0)))" office:value-type="float" office:value="0" calcext:value-type="float">
            <text:p>0</text:p>
          </table:table-cell>
          <table:table-cell table:style-name="ce2" table:formula="of:=IF(EXACT([.F583];[.$B$3]);[.$E$3];IF(EXACT([.F583];[.$B$4]);[.$E$4];IF(EXACT([.F58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3]/100*[.R583]-[.Q583]/100*[.T583]" office:value-type="float" office:value="0" calcext:value-type="float">
            <text:p>0.00</text:p>
          </table:table-cell>
          <table:table-cell table:style-name="ce9" table:formula="of:=[.G583]/[.H583]*60" office:value-type="string" office:string-value="" calcext:value-type="error">
            <text:p>#DIV/0!</text:p>
          </table:table-cell>
          <table:table-cell table:style-name="ce9" table:formula="of:=[.U583]/[.H58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4]/60" office:value-type="float" office:value="0" calcext:value-type="float">
            <text:p>0.00</text:p>
          </table:table-cell>
          <table:table-cell table:style-name="ce2"/>
          <table:table-cell table:style-name="ce1" table:formula="of:=IF(EXACT([.C584];&quot;Hard&quot;);60;IF(EXACT([.C584];&quot;Medium&quot;);40;IF(EXACT([.C584];&quot;Easy&quot;);20;0)))" office:value-type="float" office:value="0" calcext:value-type="float">
            <text:p>0</text:p>
          </table:table-cell>
          <table:table-cell table:style-name="ce1" table:formula="of:=IF(EXACT([.F584];[.$B$3]);[.$D$3];IF(EXACT([.F584];[.$B$4]);[.$D$4];IF(EXACT([.F584];[.$B$5]);[.$D$5];0)))" office:value-type="float" office:value="0" calcext:value-type="float">
            <text:p>0</text:p>
          </table:table-cell>
          <table:table-cell table:style-name="ce2" table:formula="of:=IF(EXACT([.F584];[.$B$3]);[.$E$3];IF(EXACT([.F584];[.$B$4]);[.$E$4];IF(EXACT([.F58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4]/100*[.R584]-[.Q584]/100*[.T584]" office:value-type="float" office:value="0" calcext:value-type="float">
            <text:p>0.00</text:p>
          </table:table-cell>
          <table:table-cell table:style-name="ce9" table:formula="of:=[.G584]/[.H584]*60" office:value-type="string" office:string-value="" calcext:value-type="error">
            <text:p>#DIV/0!</text:p>
          </table:table-cell>
          <table:table-cell table:style-name="ce9" table:formula="of:=[.U584]/[.H58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5]/60" office:value-type="float" office:value="0" calcext:value-type="float">
            <text:p>0.00</text:p>
          </table:table-cell>
          <table:table-cell table:style-name="ce2"/>
          <table:table-cell table:style-name="ce1" table:formula="of:=IF(EXACT([.C585];&quot;Hard&quot;);60;IF(EXACT([.C585];&quot;Medium&quot;);40;IF(EXACT([.C585];&quot;Easy&quot;);20;0)))" office:value-type="float" office:value="0" calcext:value-type="float">
            <text:p>0</text:p>
          </table:table-cell>
          <table:table-cell table:style-name="ce1" table:formula="of:=IF(EXACT([.F585];[.$B$3]);[.$D$3];IF(EXACT([.F585];[.$B$4]);[.$D$4];IF(EXACT([.F585];[.$B$5]);[.$D$5];0)))" office:value-type="float" office:value="0" calcext:value-type="float">
            <text:p>0</text:p>
          </table:table-cell>
          <table:table-cell table:style-name="ce2" table:formula="of:=IF(EXACT([.F585];[.$B$3]);[.$E$3];IF(EXACT([.F585];[.$B$4]);[.$E$4];IF(EXACT([.F58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5]/100*[.R585]-[.Q585]/100*[.T585]" office:value-type="float" office:value="0" calcext:value-type="float">
            <text:p>0.00</text:p>
          </table:table-cell>
          <table:table-cell table:style-name="ce9" table:formula="of:=[.G585]/[.H585]*60" office:value-type="string" office:string-value="" calcext:value-type="error">
            <text:p>#DIV/0!</text:p>
          </table:table-cell>
          <table:table-cell table:style-name="ce9" table:formula="of:=[.U585]/[.H58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6]/60" office:value-type="float" office:value="0" calcext:value-type="float">
            <text:p>0.00</text:p>
          </table:table-cell>
          <table:table-cell table:style-name="ce2"/>
          <table:table-cell table:style-name="ce1" table:formula="of:=IF(EXACT([.C586];&quot;Hard&quot;);60;IF(EXACT([.C586];&quot;Medium&quot;);40;IF(EXACT([.C586];&quot;Easy&quot;);20;0)))" office:value-type="float" office:value="0" calcext:value-type="float">
            <text:p>0</text:p>
          </table:table-cell>
          <table:table-cell table:style-name="ce1" table:formula="of:=IF(EXACT([.F586];[.$B$3]);[.$D$3];IF(EXACT([.F586];[.$B$4]);[.$D$4];IF(EXACT([.F586];[.$B$5]);[.$D$5];0)))" office:value-type="float" office:value="0" calcext:value-type="float">
            <text:p>0</text:p>
          </table:table-cell>
          <table:table-cell table:style-name="ce2" table:formula="of:=IF(EXACT([.F586];[.$B$3]);[.$E$3];IF(EXACT([.F586];[.$B$4]);[.$E$4];IF(EXACT([.F58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6]/100*[.R586]-[.Q586]/100*[.T586]" office:value-type="float" office:value="0" calcext:value-type="float">
            <text:p>0.00</text:p>
          </table:table-cell>
          <table:table-cell table:style-name="ce9" table:formula="of:=[.G586]/[.H586]*60" office:value-type="string" office:string-value="" calcext:value-type="error">
            <text:p>#DIV/0!</text:p>
          </table:table-cell>
          <table:table-cell table:style-name="ce9" table:formula="of:=[.U586]/[.H58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7]/60" office:value-type="float" office:value="0" calcext:value-type="float">
            <text:p>0.00</text:p>
          </table:table-cell>
          <table:table-cell table:style-name="ce2"/>
          <table:table-cell table:style-name="ce1" table:formula="of:=IF(EXACT([.C587];&quot;Hard&quot;);60;IF(EXACT([.C587];&quot;Medium&quot;);40;IF(EXACT([.C587];&quot;Easy&quot;);20;0)))" office:value-type="float" office:value="0" calcext:value-type="float">
            <text:p>0</text:p>
          </table:table-cell>
          <table:table-cell table:style-name="ce1" table:formula="of:=IF(EXACT([.F587];[.$B$3]);[.$D$3];IF(EXACT([.F587];[.$B$4]);[.$D$4];IF(EXACT([.F587];[.$B$5]);[.$D$5];0)))" office:value-type="float" office:value="0" calcext:value-type="float">
            <text:p>0</text:p>
          </table:table-cell>
          <table:table-cell table:style-name="ce2" table:formula="of:=IF(EXACT([.F587];[.$B$3]);[.$E$3];IF(EXACT([.F587];[.$B$4]);[.$E$4];IF(EXACT([.F58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7]/100*[.R587]-[.Q587]/100*[.T587]" office:value-type="float" office:value="0" calcext:value-type="float">
            <text:p>0.00</text:p>
          </table:table-cell>
          <table:table-cell table:style-name="ce9" table:formula="of:=[.G587]/[.H587]*60" office:value-type="string" office:string-value="" calcext:value-type="error">
            <text:p>#DIV/0!</text:p>
          </table:table-cell>
          <table:table-cell table:style-name="ce9" table:formula="of:=[.U587]/[.H58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8]/60" office:value-type="float" office:value="0" calcext:value-type="float">
            <text:p>0.00</text:p>
          </table:table-cell>
          <table:table-cell table:style-name="ce2"/>
          <table:table-cell table:style-name="ce1" table:formula="of:=IF(EXACT([.C588];&quot;Hard&quot;);60;IF(EXACT([.C588];&quot;Medium&quot;);40;IF(EXACT([.C588];&quot;Easy&quot;);20;0)))" office:value-type="float" office:value="0" calcext:value-type="float">
            <text:p>0</text:p>
          </table:table-cell>
          <table:table-cell table:style-name="ce1" table:formula="of:=IF(EXACT([.F588];[.$B$3]);[.$D$3];IF(EXACT([.F588];[.$B$4]);[.$D$4];IF(EXACT([.F588];[.$B$5]);[.$D$5];0)))" office:value-type="float" office:value="0" calcext:value-type="float">
            <text:p>0</text:p>
          </table:table-cell>
          <table:table-cell table:style-name="ce2" table:formula="of:=IF(EXACT([.F588];[.$B$3]);[.$E$3];IF(EXACT([.F588];[.$B$4]);[.$E$4];IF(EXACT([.F58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8]/100*[.R588]-[.Q588]/100*[.T588]" office:value-type="float" office:value="0" calcext:value-type="float">
            <text:p>0.00</text:p>
          </table:table-cell>
          <table:table-cell table:style-name="ce9" table:formula="of:=[.G588]/[.H588]*60" office:value-type="string" office:string-value="" calcext:value-type="error">
            <text:p>#DIV/0!</text:p>
          </table:table-cell>
          <table:table-cell table:style-name="ce9" table:formula="of:=[.U588]/[.H58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89]/60" office:value-type="float" office:value="0" calcext:value-type="float">
            <text:p>0.00</text:p>
          </table:table-cell>
          <table:table-cell table:style-name="ce2"/>
          <table:table-cell table:style-name="ce1" table:formula="of:=IF(EXACT([.C589];&quot;Hard&quot;);60;IF(EXACT([.C589];&quot;Medium&quot;);40;IF(EXACT([.C589];&quot;Easy&quot;);20;0)))" office:value-type="float" office:value="0" calcext:value-type="float">
            <text:p>0</text:p>
          </table:table-cell>
          <table:table-cell table:style-name="ce1" table:formula="of:=IF(EXACT([.F589];[.$B$3]);[.$D$3];IF(EXACT([.F589];[.$B$4]);[.$D$4];IF(EXACT([.F589];[.$B$5]);[.$D$5];0)))" office:value-type="float" office:value="0" calcext:value-type="float">
            <text:p>0</text:p>
          </table:table-cell>
          <table:table-cell table:style-name="ce2" table:formula="of:=IF(EXACT([.F589];[.$B$3]);[.$E$3];IF(EXACT([.F589];[.$B$4]);[.$E$4];IF(EXACT([.F58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89]/100*[.R589]-[.Q589]/100*[.T589]" office:value-type="float" office:value="0" calcext:value-type="float">
            <text:p>0.00</text:p>
          </table:table-cell>
          <table:table-cell table:style-name="ce9" table:formula="of:=[.G589]/[.H589]*60" office:value-type="string" office:string-value="" calcext:value-type="error">
            <text:p>#DIV/0!</text:p>
          </table:table-cell>
          <table:table-cell table:style-name="ce9" table:formula="of:=[.U589]/[.H58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0]/60" office:value-type="float" office:value="0" calcext:value-type="float">
            <text:p>0.00</text:p>
          </table:table-cell>
          <table:table-cell table:style-name="ce2"/>
          <table:table-cell table:style-name="ce1" table:formula="of:=IF(EXACT([.C590];&quot;Hard&quot;);60;IF(EXACT([.C590];&quot;Medium&quot;);40;IF(EXACT([.C590];&quot;Easy&quot;);20;0)))" office:value-type="float" office:value="0" calcext:value-type="float">
            <text:p>0</text:p>
          </table:table-cell>
          <table:table-cell table:style-name="ce1" table:formula="of:=IF(EXACT([.F590];[.$B$3]);[.$D$3];IF(EXACT([.F590];[.$B$4]);[.$D$4];IF(EXACT([.F590];[.$B$5]);[.$D$5];0)))" office:value-type="float" office:value="0" calcext:value-type="float">
            <text:p>0</text:p>
          </table:table-cell>
          <table:table-cell table:style-name="ce2" table:formula="of:=IF(EXACT([.F590];[.$B$3]);[.$E$3];IF(EXACT([.F590];[.$B$4]);[.$E$4];IF(EXACT([.F59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0]/100*[.R590]-[.Q590]/100*[.T590]" office:value-type="float" office:value="0" calcext:value-type="float">
            <text:p>0.00</text:p>
          </table:table-cell>
          <table:table-cell table:style-name="ce9" table:formula="of:=[.G590]/[.H590]*60" office:value-type="string" office:string-value="" calcext:value-type="error">
            <text:p>#DIV/0!</text:p>
          </table:table-cell>
          <table:table-cell table:style-name="ce9" table:formula="of:=[.U590]/[.H59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1]/60" office:value-type="float" office:value="0" calcext:value-type="float">
            <text:p>0.00</text:p>
          </table:table-cell>
          <table:table-cell table:style-name="ce2"/>
          <table:table-cell table:style-name="ce1" table:formula="of:=IF(EXACT([.C591];&quot;Hard&quot;);60;IF(EXACT([.C591];&quot;Medium&quot;);40;IF(EXACT([.C591];&quot;Easy&quot;);20;0)))" office:value-type="float" office:value="0" calcext:value-type="float">
            <text:p>0</text:p>
          </table:table-cell>
          <table:table-cell table:style-name="ce1" table:formula="of:=IF(EXACT([.F591];[.$B$3]);[.$D$3];IF(EXACT([.F591];[.$B$4]);[.$D$4];IF(EXACT([.F591];[.$B$5]);[.$D$5];0)))" office:value-type="float" office:value="0" calcext:value-type="float">
            <text:p>0</text:p>
          </table:table-cell>
          <table:table-cell table:style-name="ce2" table:formula="of:=IF(EXACT([.F591];[.$B$3]);[.$E$3];IF(EXACT([.F591];[.$B$4]);[.$E$4];IF(EXACT([.F59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1]/100*[.R591]-[.Q591]/100*[.T591]" office:value-type="float" office:value="0" calcext:value-type="float">
            <text:p>0.00</text:p>
          </table:table-cell>
          <table:table-cell table:style-name="ce9" table:formula="of:=[.G591]/[.H591]*60" office:value-type="string" office:string-value="" calcext:value-type="error">
            <text:p>#DIV/0!</text:p>
          </table:table-cell>
          <table:table-cell table:style-name="ce9" table:formula="of:=[.U591]/[.H59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2]/60" office:value-type="float" office:value="0" calcext:value-type="float">
            <text:p>0.00</text:p>
          </table:table-cell>
          <table:table-cell table:style-name="ce2"/>
          <table:table-cell table:style-name="ce1" table:formula="of:=IF(EXACT([.C592];&quot;Hard&quot;);60;IF(EXACT([.C592];&quot;Medium&quot;);40;IF(EXACT([.C592];&quot;Easy&quot;);20;0)))" office:value-type="float" office:value="0" calcext:value-type="float">
            <text:p>0</text:p>
          </table:table-cell>
          <table:table-cell table:style-name="ce1" table:formula="of:=IF(EXACT([.F592];[.$B$3]);[.$D$3];IF(EXACT([.F592];[.$B$4]);[.$D$4];IF(EXACT([.F592];[.$B$5]);[.$D$5];0)))" office:value-type="float" office:value="0" calcext:value-type="float">
            <text:p>0</text:p>
          </table:table-cell>
          <table:table-cell table:style-name="ce2" table:formula="of:=IF(EXACT([.F592];[.$B$3]);[.$E$3];IF(EXACT([.F592];[.$B$4]);[.$E$4];IF(EXACT([.F59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2]/100*[.R592]-[.Q592]/100*[.T592]" office:value-type="float" office:value="0" calcext:value-type="float">
            <text:p>0.00</text:p>
          </table:table-cell>
          <table:table-cell table:style-name="ce9" table:formula="of:=[.G592]/[.H592]*60" office:value-type="string" office:string-value="" calcext:value-type="error">
            <text:p>#DIV/0!</text:p>
          </table:table-cell>
          <table:table-cell table:style-name="ce9" table:formula="of:=[.U592]/[.H59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3]/60" office:value-type="float" office:value="0" calcext:value-type="float">
            <text:p>0.00</text:p>
          </table:table-cell>
          <table:table-cell table:style-name="ce2"/>
          <table:table-cell table:style-name="ce1" table:formula="of:=IF(EXACT([.C593];&quot;Hard&quot;);60;IF(EXACT([.C593];&quot;Medium&quot;);40;IF(EXACT([.C593];&quot;Easy&quot;);20;0)))" office:value-type="float" office:value="0" calcext:value-type="float">
            <text:p>0</text:p>
          </table:table-cell>
          <table:table-cell table:style-name="ce1" table:formula="of:=IF(EXACT([.F593];[.$B$3]);[.$D$3];IF(EXACT([.F593];[.$B$4]);[.$D$4];IF(EXACT([.F593];[.$B$5]);[.$D$5];0)))" office:value-type="float" office:value="0" calcext:value-type="float">
            <text:p>0</text:p>
          </table:table-cell>
          <table:table-cell table:style-name="ce2" table:formula="of:=IF(EXACT([.F593];[.$B$3]);[.$E$3];IF(EXACT([.F593];[.$B$4]);[.$E$4];IF(EXACT([.F59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3]/100*[.R593]-[.Q593]/100*[.T593]" office:value-type="float" office:value="0" calcext:value-type="float">
            <text:p>0.00</text:p>
          </table:table-cell>
          <table:table-cell table:style-name="ce9" table:formula="of:=[.G593]/[.H593]*60" office:value-type="string" office:string-value="" calcext:value-type="error">
            <text:p>#DIV/0!</text:p>
          </table:table-cell>
          <table:table-cell table:style-name="ce9" table:formula="of:=[.U593]/[.H59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4]/60" office:value-type="float" office:value="0" calcext:value-type="float">
            <text:p>0.00</text:p>
          </table:table-cell>
          <table:table-cell table:style-name="ce2"/>
          <table:table-cell table:style-name="ce1" table:formula="of:=IF(EXACT([.C594];&quot;Hard&quot;);60;IF(EXACT([.C594];&quot;Medium&quot;);40;IF(EXACT([.C594];&quot;Easy&quot;);20;0)))" office:value-type="float" office:value="0" calcext:value-type="float">
            <text:p>0</text:p>
          </table:table-cell>
          <table:table-cell table:style-name="ce1" table:formula="of:=IF(EXACT([.F594];[.$B$3]);[.$D$3];IF(EXACT([.F594];[.$B$4]);[.$D$4];IF(EXACT([.F594];[.$B$5]);[.$D$5];0)))" office:value-type="float" office:value="0" calcext:value-type="float">
            <text:p>0</text:p>
          </table:table-cell>
          <table:table-cell table:style-name="ce2" table:formula="of:=IF(EXACT([.F594];[.$B$3]);[.$E$3];IF(EXACT([.F594];[.$B$4]);[.$E$4];IF(EXACT([.F59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4]/100*[.R594]-[.Q594]/100*[.T594]" office:value-type="float" office:value="0" calcext:value-type="float">
            <text:p>0.00</text:p>
          </table:table-cell>
          <table:table-cell table:style-name="ce9" table:formula="of:=[.G594]/[.H594]*60" office:value-type="string" office:string-value="" calcext:value-type="error">
            <text:p>#DIV/0!</text:p>
          </table:table-cell>
          <table:table-cell table:style-name="ce9" table:formula="of:=[.U594]/[.H59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5]/60" office:value-type="float" office:value="0" calcext:value-type="float">
            <text:p>0.00</text:p>
          </table:table-cell>
          <table:table-cell table:style-name="ce2"/>
          <table:table-cell table:style-name="ce1" table:formula="of:=IF(EXACT([.C595];&quot;Hard&quot;);60;IF(EXACT([.C595];&quot;Medium&quot;);40;IF(EXACT([.C595];&quot;Easy&quot;);20;0)))" office:value-type="float" office:value="0" calcext:value-type="float">
            <text:p>0</text:p>
          </table:table-cell>
          <table:table-cell table:style-name="ce1" table:formula="of:=IF(EXACT([.F595];[.$B$3]);[.$D$3];IF(EXACT([.F595];[.$B$4]);[.$D$4];IF(EXACT([.F595];[.$B$5]);[.$D$5];0)))" office:value-type="float" office:value="0" calcext:value-type="float">
            <text:p>0</text:p>
          </table:table-cell>
          <table:table-cell table:style-name="ce2" table:formula="of:=IF(EXACT([.F595];[.$B$3]);[.$E$3];IF(EXACT([.F595];[.$B$4]);[.$E$4];IF(EXACT([.F59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5]/100*[.R595]-[.Q595]/100*[.T595]" office:value-type="float" office:value="0" calcext:value-type="float">
            <text:p>0.00</text:p>
          </table:table-cell>
          <table:table-cell table:style-name="ce9" table:formula="of:=[.G595]/[.H595]*60" office:value-type="string" office:string-value="" calcext:value-type="error">
            <text:p>#DIV/0!</text:p>
          </table:table-cell>
          <table:table-cell table:style-name="ce9" table:formula="of:=[.U595]/[.H59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6]/60" office:value-type="float" office:value="0" calcext:value-type="float">
            <text:p>0.00</text:p>
          </table:table-cell>
          <table:table-cell table:style-name="ce2"/>
          <table:table-cell table:style-name="ce1" table:formula="of:=IF(EXACT([.C596];&quot;Hard&quot;);60;IF(EXACT([.C596];&quot;Medium&quot;);40;IF(EXACT([.C596];&quot;Easy&quot;);20;0)))" office:value-type="float" office:value="0" calcext:value-type="float">
            <text:p>0</text:p>
          </table:table-cell>
          <table:table-cell table:style-name="ce1" table:formula="of:=IF(EXACT([.F596];[.$B$3]);[.$D$3];IF(EXACT([.F596];[.$B$4]);[.$D$4];IF(EXACT([.F596];[.$B$5]);[.$D$5];0)))" office:value-type="float" office:value="0" calcext:value-type="float">
            <text:p>0</text:p>
          </table:table-cell>
          <table:table-cell table:style-name="ce2" table:formula="of:=IF(EXACT([.F596];[.$B$3]);[.$E$3];IF(EXACT([.F596];[.$B$4]);[.$E$4];IF(EXACT([.F59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6]/100*[.R596]-[.Q596]/100*[.T596]" office:value-type="float" office:value="0" calcext:value-type="float">
            <text:p>0.00</text:p>
          </table:table-cell>
          <table:table-cell table:style-name="ce9" table:formula="of:=[.G596]/[.H596]*60" office:value-type="string" office:string-value="" calcext:value-type="error">
            <text:p>#DIV/0!</text:p>
          </table:table-cell>
          <table:table-cell table:style-name="ce9" table:formula="of:=[.U596]/[.H59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7]/60" office:value-type="float" office:value="0" calcext:value-type="float">
            <text:p>0.00</text:p>
          </table:table-cell>
          <table:table-cell table:style-name="ce2"/>
          <table:table-cell table:style-name="ce1" table:formula="of:=IF(EXACT([.C597];&quot;Hard&quot;);60;IF(EXACT([.C597];&quot;Medium&quot;);40;IF(EXACT([.C597];&quot;Easy&quot;);20;0)))" office:value-type="float" office:value="0" calcext:value-type="float">
            <text:p>0</text:p>
          </table:table-cell>
          <table:table-cell table:style-name="ce1" table:formula="of:=IF(EXACT([.F597];[.$B$3]);[.$D$3];IF(EXACT([.F597];[.$B$4]);[.$D$4];IF(EXACT([.F597];[.$B$5]);[.$D$5];0)))" office:value-type="float" office:value="0" calcext:value-type="float">
            <text:p>0</text:p>
          </table:table-cell>
          <table:table-cell table:style-name="ce2" table:formula="of:=IF(EXACT([.F597];[.$B$3]);[.$E$3];IF(EXACT([.F597];[.$B$4]);[.$E$4];IF(EXACT([.F59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7]/100*[.R597]-[.Q597]/100*[.T597]" office:value-type="float" office:value="0" calcext:value-type="float">
            <text:p>0.00</text:p>
          </table:table-cell>
          <table:table-cell table:style-name="ce9" table:formula="of:=[.G597]/[.H597]*60" office:value-type="string" office:string-value="" calcext:value-type="error">
            <text:p>#DIV/0!</text:p>
          </table:table-cell>
          <table:table-cell table:style-name="ce9" table:formula="of:=[.U597]/[.H59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8]/60" office:value-type="float" office:value="0" calcext:value-type="float">
            <text:p>0.00</text:p>
          </table:table-cell>
          <table:table-cell table:style-name="ce2"/>
          <table:table-cell table:style-name="ce1" table:formula="of:=IF(EXACT([.C598];&quot;Hard&quot;);60;IF(EXACT([.C598];&quot;Medium&quot;);40;IF(EXACT([.C598];&quot;Easy&quot;);20;0)))" office:value-type="float" office:value="0" calcext:value-type="float">
            <text:p>0</text:p>
          </table:table-cell>
          <table:table-cell table:style-name="ce1" table:formula="of:=IF(EXACT([.F598];[.$B$3]);[.$D$3];IF(EXACT([.F598];[.$B$4]);[.$D$4];IF(EXACT([.F598];[.$B$5]);[.$D$5];0)))" office:value-type="float" office:value="0" calcext:value-type="float">
            <text:p>0</text:p>
          </table:table-cell>
          <table:table-cell table:style-name="ce2" table:formula="of:=IF(EXACT([.F598];[.$B$3]);[.$E$3];IF(EXACT([.F598];[.$B$4]);[.$E$4];IF(EXACT([.F59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8]/100*[.R598]-[.Q598]/100*[.T598]" office:value-type="float" office:value="0" calcext:value-type="float">
            <text:p>0.00</text:p>
          </table:table-cell>
          <table:table-cell table:style-name="ce9" table:formula="of:=[.G598]/[.H598]*60" office:value-type="string" office:string-value="" calcext:value-type="error">
            <text:p>#DIV/0!</text:p>
          </table:table-cell>
          <table:table-cell table:style-name="ce9" table:formula="of:=[.U598]/[.H59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599]/60" office:value-type="float" office:value="0" calcext:value-type="float">
            <text:p>0.00</text:p>
          </table:table-cell>
          <table:table-cell table:style-name="ce2"/>
          <table:table-cell table:style-name="ce1" table:formula="of:=IF(EXACT([.C599];&quot;Hard&quot;);60;IF(EXACT([.C599];&quot;Medium&quot;);40;IF(EXACT([.C599];&quot;Easy&quot;);20;0)))" office:value-type="float" office:value="0" calcext:value-type="float">
            <text:p>0</text:p>
          </table:table-cell>
          <table:table-cell table:style-name="ce1" table:formula="of:=IF(EXACT([.F599];[.$B$3]);[.$D$3];IF(EXACT([.F599];[.$B$4]);[.$D$4];IF(EXACT([.F599];[.$B$5]);[.$D$5];0)))" office:value-type="float" office:value="0" calcext:value-type="float">
            <text:p>0</text:p>
          </table:table-cell>
          <table:table-cell table:style-name="ce2" table:formula="of:=IF(EXACT([.F599];[.$B$3]);[.$E$3];IF(EXACT([.F599];[.$B$4]);[.$E$4];IF(EXACT([.F59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599]/100*[.R599]-[.Q599]/100*[.T599]" office:value-type="float" office:value="0" calcext:value-type="float">
            <text:p>0.00</text:p>
          </table:table-cell>
          <table:table-cell table:style-name="ce9" table:formula="of:=[.G599]/[.H599]*60" office:value-type="string" office:string-value="" calcext:value-type="error">
            <text:p>#DIV/0!</text:p>
          </table:table-cell>
          <table:table-cell table:style-name="ce9" table:formula="of:=[.U599]/[.H59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0]/60" office:value-type="float" office:value="0" calcext:value-type="float">
            <text:p>0.00</text:p>
          </table:table-cell>
          <table:table-cell table:style-name="ce2"/>
          <table:table-cell table:style-name="ce1" table:formula="of:=IF(EXACT([.C600];&quot;Hard&quot;);60;IF(EXACT([.C600];&quot;Medium&quot;);40;IF(EXACT([.C600];&quot;Easy&quot;);20;0)))" office:value-type="float" office:value="0" calcext:value-type="float">
            <text:p>0</text:p>
          </table:table-cell>
          <table:table-cell table:style-name="ce1" table:formula="of:=IF(EXACT([.F600];[.$B$3]);[.$D$3];IF(EXACT([.F600];[.$B$4]);[.$D$4];IF(EXACT([.F600];[.$B$5]);[.$D$5];0)))" office:value-type="float" office:value="0" calcext:value-type="float">
            <text:p>0</text:p>
          </table:table-cell>
          <table:table-cell table:style-name="ce2" table:formula="of:=IF(EXACT([.F600];[.$B$3]);[.$E$3];IF(EXACT([.F600];[.$B$4]);[.$E$4];IF(EXACT([.F60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0]/100*[.R600]-[.Q600]/100*[.T600]" office:value-type="float" office:value="0" calcext:value-type="float">
            <text:p>0.00</text:p>
          </table:table-cell>
          <table:table-cell table:style-name="ce9" table:formula="of:=[.G600]/[.H600]*60" office:value-type="string" office:string-value="" calcext:value-type="error">
            <text:p>#DIV/0!</text:p>
          </table:table-cell>
          <table:table-cell table:style-name="ce9" table:formula="of:=[.U600]/[.H60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1]/60" office:value-type="float" office:value="0" calcext:value-type="float">
            <text:p>0.00</text:p>
          </table:table-cell>
          <table:table-cell table:style-name="ce2"/>
          <table:table-cell table:style-name="ce1" table:formula="of:=IF(EXACT([.C601];&quot;Hard&quot;);60;IF(EXACT([.C601];&quot;Medium&quot;);40;IF(EXACT([.C601];&quot;Easy&quot;);20;0)))" office:value-type="float" office:value="0" calcext:value-type="float">
            <text:p>0</text:p>
          </table:table-cell>
          <table:table-cell table:style-name="ce1" table:formula="of:=IF(EXACT([.F601];[.$B$3]);[.$D$3];IF(EXACT([.F601];[.$B$4]);[.$D$4];IF(EXACT([.F601];[.$B$5]);[.$D$5];0)))" office:value-type="float" office:value="0" calcext:value-type="float">
            <text:p>0</text:p>
          </table:table-cell>
          <table:table-cell table:style-name="ce2" table:formula="of:=IF(EXACT([.F601];[.$B$3]);[.$E$3];IF(EXACT([.F601];[.$B$4]);[.$E$4];IF(EXACT([.F60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1]/100*[.R601]-[.Q601]/100*[.T601]" office:value-type="float" office:value="0" calcext:value-type="float">
            <text:p>0.00</text:p>
          </table:table-cell>
          <table:table-cell table:style-name="ce9" table:formula="of:=[.G601]/[.H601]*60" office:value-type="string" office:string-value="" calcext:value-type="error">
            <text:p>#DIV/0!</text:p>
          </table:table-cell>
          <table:table-cell table:style-name="ce9" table:formula="of:=[.U601]/[.H60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2]/60" office:value-type="float" office:value="0" calcext:value-type="float">
            <text:p>0.00</text:p>
          </table:table-cell>
          <table:table-cell table:style-name="ce2"/>
          <table:table-cell table:style-name="ce1" table:formula="of:=IF(EXACT([.C602];&quot;Hard&quot;);60;IF(EXACT([.C602];&quot;Medium&quot;);40;IF(EXACT([.C602];&quot;Easy&quot;);20;0)))" office:value-type="float" office:value="0" calcext:value-type="float">
            <text:p>0</text:p>
          </table:table-cell>
          <table:table-cell table:style-name="ce1" table:formula="of:=IF(EXACT([.F602];[.$B$3]);[.$D$3];IF(EXACT([.F602];[.$B$4]);[.$D$4];IF(EXACT([.F602];[.$B$5]);[.$D$5];0)))" office:value-type="float" office:value="0" calcext:value-type="float">
            <text:p>0</text:p>
          </table:table-cell>
          <table:table-cell table:style-name="ce2" table:formula="of:=IF(EXACT([.F602];[.$B$3]);[.$E$3];IF(EXACT([.F602];[.$B$4]);[.$E$4];IF(EXACT([.F60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2]/100*[.R602]-[.Q602]/100*[.T602]" office:value-type="float" office:value="0" calcext:value-type="float">
            <text:p>0.00</text:p>
          </table:table-cell>
          <table:table-cell table:style-name="ce9" table:formula="of:=[.G602]/[.H602]*60" office:value-type="string" office:string-value="" calcext:value-type="error">
            <text:p>#DIV/0!</text:p>
          </table:table-cell>
          <table:table-cell table:style-name="ce9" table:formula="of:=[.U602]/[.H60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3]/60" office:value-type="float" office:value="0" calcext:value-type="float">
            <text:p>0.00</text:p>
          </table:table-cell>
          <table:table-cell table:style-name="ce2"/>
          <table:table-cell table:style-name="ce1" table:formula="of:=IF(EXACT([.C603];&quot;Hard&quot;);60;IF(EXACT([.C603];&quot;Medium&quot;);40;IF(EXACT([.C603];&quot;Easy&quot;);20;0)))" office:value-type="float" office:value="0" calcext:value-type="float">
            <text:p>0</text:p>
          </table:table-cell>
          <table:table-cell table:style-name="ce1" table:formula="of:=IF(EXACT([.F603];[.$B$3]);[.$D$3];IF(EXACT([.F603];[.$B$4]);[.$D$4];IF(EXACT([.F603];[.$B$5]);[.$D$5];0)))" office:value-type="float" office:value="0" calcext:value-type="float">
            <text:p>0</text:p>
          </table:table-cell>
          <table:table-cell table:style-name="ce2" table:formula="of:=IF(EXACT([.F603];[.$B$3]);[.$E$3];IF(EXACT([.F603];[.$B$4]);[.$E$4];IF(EXACT([.F60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3]/100*[.R603]-[.Q603]/100*[.T603]" office:value-type="float" office:value="0" calcext:value-type="float">
            <text:p>0.00</text:p>
          </table:table-cell>
          <table:table-cell table:style-name="ce9" table:formula="of:=[.G603]/[.H603]*60" office:value-type="string" office:string-value="" calcext:value-type="error">
            <text:p>#DIV/0!</text:p>
          </table:table-cell>
          <table:table-cell table:style-name="ce9" table:formula="of:=[.U603]/[.H60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4]/60" office:value-type="float" office:value="0" calcext:value-type="float">
            <text:p>0.00</text:p>
          </table:table-cell>
          <table:table-cell table:style-name="ce2"/>
          <table:table-cell table:style-name="ce1" table:formula="of:=IF(EXACT([.C604];&quot;Hard&quot;);60;IF(EXACT([.C604];&quot;Medium&quot;);40;IF(EXACT([.C604];&quot;Easy&quot;);20;0)))" office:value-type="float" office:value="0" calcext:value-type="float">
            <text:p>0</text:p>
          </table:table-cell>
          <table:table-cell table:style-name="ce1" table:formula="of:=IF(EXACT([.F604];[.$B$3]);[.$D$3];IF(EXACT([.F604];[.$B$4]);[.$D$4];IF(EXACT([.F604];[.$B$5]);[.$D$5];0)))" office:value-type="float" office:value="0" calcext:value-type="float">
            <text:p>0</text:p>
          </table:table-cell>
          <table:table-cell table:style-name="ce2" table:formula="of:=IF(EXACT([.F604];[.$B$3]);[.$E$3];IF(EXACT([.F604];[.$B$4]);[.$E$4];IF(EXACT([.F60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4]/100*[.R604]-[.Q604]/100*[.T604]" office:value-type="float" office:value="0" calcext:value-type="float">
            <text:p>0.00</text:p>
          </table:table-cell>
          <table:table-cell table:style-name="ce9" table:formula="of:=[.G604]/[.H604]*60" office:value-type="string" office:string-value="" calcext:value-type="error">
            <text:p>#DIV/0!</text:p>
          </table:table-cell>
          <table:table-cell table:style-name="ce9" table:formula="of:=[.U604]/[.H60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5]/60" office:value-type="float" office:value="0" calcext:value-type="float">
            <text:p>0.00</text:p>
          </table:table-cell>
          <table:table-cell table:style-name="ce2"/>
          <table:table-cell table:style-name="ce1" table:formula="of:=IF(EXACT([.C605];&quot;Hard&quot;);60;IF(EXACT([.C605];&quot;Medium&quot;);40;IF(EXACT([.C605];&quot;Easy&quot;);20;0)))" office:value-type="float" office:value="0" calcext:value-type="float">
            <text:p>0</text:p>
          </table:table-cell>
          <table:table-cell table:style-name="ce1" table:formula="of:=IF(EXACT([.F605];[.$B$3]);[.$D$3];IF(EXACT([.F605];[.$B$4]);[.$D$4];IF(EXACT([.F605];[.$B$5]);[.$D$5];0)))" office:value-type="float" office:value="0" calcext:value-type="float">
            <text:p>0</text:p>
          </table:table-cell>
          <table:table-cell table:style-name="ce2" table:formula="of:=IF(EXACT([.F605];[.$B$3]);[.$E$3];IF(EXACT([.F605];[.$B$4]);[.$E$4];IF(EXACT([.F60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5]/100*[.R605]-[.Q605]/100*[.T605]" office:value-type="float" office:value="0" calcext:value-type="float">
            <text:p>0.00</text:p>
          </table:table-cell>
          <table:table-cell table:style-name="ce9" table:formula="of:=[.G605]/[.H605]*60" office:value-type="string" office:string-value="" calcext:value-type="error">
            <text:p>#DIV/0!</text:p>
          </table:table-cell>
          <table:table-cell table:style-name="ce9" table:formula="of:=[.U605]/[.H60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6]/60" office:value-type="float" office:value="0" calcext:value-type="float">
            <text:p>0.00</text:p>
          </table:table-cell>
          <table:table-cell table:style-name="ce2"/>
          <table:table-cell table:style-name="ce1" table:formula="of:=IF(EXACT([.C606];&quot;Hard&quot;);60;IF(EXACT([.C606];&quot;Medium&quot;);40;IF(EXACT([.C606];&quot;Easy&quot;);20;0)))" office:value-type="float" office:value="0" calcext:value-type="float">
            <text:p>0</text:p>
          </table:table-cell>
          <table:table-cell table:style-name="ce1" table:formula="of:=IF(EXACT([.F606];[.$B$3]);[.$D$3];IF(EXACT([.F606];[.$B$4]);[.$D$4];IF(EXACT([.F606];[.$B$5]);[.$D$5];0)))" office:value-type="float" office:value="0" calcext:value-type="float">
            <text:p>0</text:p>
          </table:table-cell>
          <table:table-cell table:style-name="ce2" table:formula="of:=IF(EXACT([.F606];[.$B$3]);[.$E$3];IF(EXACT([.F606];[.$B$4]);[.$E$4];IF(EXACT([.F60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6]/100*[.R606]-[.Q606]/100*[.T606]" office:value-type="float" office:value="0" calcext:value-type="float">
            <text:p>0.00</text:p>
          </table:table-cell>
          <table:table-cell table:style-name="ce9" table:formula="of:=[.G606]/[.H606]*60" office:value-type="string" office:string-value="" calcext:value-type="error">
            <text:p>#DIV/0!</text:p>
          </table:table-cell>
          <table:table-cell table:style-name="ce9" table:formula="of:=[.U606]/[.H60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7]/60" office:value-type="float" office:value="0" calcext:value-type="float">
            <text:p>0.00</text:p>
          </table:table-cell>
          <table:table-cell table:style-name="ce2"/>
          <table:table-cell table:style-name="ce1" table:formula="of:=IF(EXACT([.C607];&quot;Hard&quot;);60;IF(EXACT([.C607];&quot;Medium&quot;);40;IF(EXACT([.C607];&quot;Easy&quot;);20;0)))" office:value-type="float" office:value="0" calcext:value-type="float">
            <text:p>0</text:p>
          </table:table-cell>
          <table:table-cell table:style-name="ce1" table:formula="of:=IF(EXACT([.F607];[.$B$3]);[.$D$3];IF(EXACT([.F607];[.$B$4]);[.$D$4];IF(EXACT([.F607];[.$B$5]);[.$D$5];0)))" office:value-type="float" office:value="0" calcext:value-type="float">
            <text:p>0</text:p>
          </table:table-cell>
          <table:table-cell table:style-name="ce2" table:formula="of:=IF(EXACT([.F607];[.$B$3]);[.$E$3];IF(EXACT([.F607];[.$B$4]);[.$E$4];IF(EXACT([.F60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7]/100*[.R607]-[.Q607]/100*[.T607]" office:value-type="float" office:value="0" calcext:value-type="float">
            <text:p>0.00</text:p>
          </table:table-cell>
          <table:table-cell table:style-name="ce9" table:formula="of:=[.G607]/[.H607]*60" office:value-type="string" office:string-value="" calcext:value-type="error">
            <text:p>#DIV/0!</text:p>
          </table:table-cell>
          <table:table-cell table:style-name="ce9" table:formula="of:=[.U607]/[.H60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8]/60" office:value-type="float" office:value="0" calcext:value-type="float">
            <text:p>0.00</text:p>
          </table:table-cell>
          <table:table-cell table:style-name="ce2"/>
          <table:table-cell table:style-name="ce1" table:formula="of:=IF(EXACT([.C608];&quot;Hard&quot;);60;IF(EXACT([.C608];&quot;Medium&quot;);40;IF(EXACT([.C608];&quot;Easy&quot;);20;0)))" office:value-type="float" office:value="0" calcext:value-type="float">
            <text:p>0</text:p>
          </table:table-cell>
          <table:table-cell table:style-name="ce1" table:formula="of:=IF(EXACT([.F608];[.$B$3]);[.$D$3];IF(EXACT([.F608];[.$B$4]);[.$D$4];IF(EXACT([.F608];[.$B$5]);[.$D$5];0)))" office:value-type="float" office:value="0" calcext:value-type="float">
            <text:p>0</text:p>
          </table:table-cell>
          <table:table-cell table:style-name="ce2" table:formula="of:=IF(EXACT([.F608];[.$B$3]);[.$E$3];IF(EXACT([.F608];[.$B$4]);[.$E$4];IF(EXACT([.F60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8]/100*[.R608]-[.Q608]/100*[.T608]" office:value-type="float" office:value="0" calcext:value-type="float">
            <text:p>0.00</text:p>
          </table:table-cell>
          <table:table-cell table:style-name="ce9" table:formula="of:=[.G608]/[.H608]*60" office:value-type="string" office:string-value="" calcext:value-type="error">
            <text:p>#DIV/0!</text:p>
          </table:table-cell>
          <table:table-cell table:style-name="ce9" table:formula="of:=[.U608]/[.H60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09]/60" office:value-type="float" office:value="0" calcext:value-type="float">
            <text:p>0.00</text:p>
          </table:table-cell>
          <table:table-cell table:style-name="ce2"/>
          <table:table-cell table:style-name="ce1" table:formula="of:=IF(EXACT([.C609];&quot;Hard&quot;);60;IF(EXACT([.C609];&quot;Medium&quot;);40;IF(EXACT([.C609];&quot;Easy&quot;);20;0)))" office:value-type="float" office:value="0" calcext:value-type="float">
            <text:p>0</text:p>
          </table:table-cell>
          <table:table-cell table:style-name="ce1" table:formula="of:=IF(EXACT([.F609];[.$B$3]);[.$D$3];IF(EXACT([.F609];[.$B$4]);[.$D$4];IF(EXACT([.F609];[.$B$5]);[.$D$5];0)))" office:value-type="float" office:value="0" calcext:value-type="float">
            <text:p>0</text:p>
          </table:table-cell>
          <table:table-cell table:style-name="ce2" table:formula="of:=IF(EXACT([.F609];[.$B$3]);[.$E$3];IF(EXACT([.F609];[.$B$4]);[.$E$4];IF(EXACT([.F60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09]/100*[.R609]-[.Q609]/100*[.T609]" office:value-type="float" office:value="0" calcext:value-type="float">
            <text:p>0.00</text:p>
          </table:table-cell>
          <table:table-cell table:style-name="ce9" table:formula="of:=[.G609]/[.H609]*60" office:value-type="string" office:string-value="" calcext:value-type="error">
            <text:p>#DIV/0!</text:p>
          </table:table-cell>
          <table:table-cell table:style-name="ce9" table:formula="of:=[.U609]/[.H60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0]/60" office:value-type="float" office:value="0" calcext:value-type="float">
            <text:p>0.00</text:p>
          </table:table-cell>
          <table:table-cell table:style-name="ce2"/>
          <table:table-cell table:style-name="ce1" table:formula="of:=IF(EXACT([.C610];&quot;Hard&quot;);60;IF(EXACT([.C610];&quot;Medium&quot;);40;IF(EXACT([.C610];&quot;Easy&quot;);20;0)))" office:value-type="float" office:value="0" calcext:value-type="float">
            <text:p>0</text:p>
          </table:table-cell>
          <table:table-cell table:style-name="ce1" table:formula="of:=IF(EXACT([.F610];[.$B$3]);[.$D$3];IF(EXACT([.F610];[.$B$4]);[.$D$4];IF(EXACT([.F610];[.$B$5]);[.$D$5];0)))" office:value-type="float" office:value="0" calcext:value-type="float">
            <text:p>0</text:p>
          </table:table-cell>
          <table:table-cell table:style-name="ce2" table:formula="of:=IF(EXACT([.F610];[.$B$3]);[.$E$3];IF(EXACT([.F610];[.$B$4]);[.$E$4];IF(EXACT([.F61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0]/100*[.R610]-[.Q610]/100*[.T610]" office:value-type="float" office:value="0" calcext:value-type="float">
            <text:p>0.00</text:p>
          </table:table-cell>
          <table:table-cell table:style-name="ce9" table:formula="of:=[.G610]/[.H610]*60" office:value-type="string" office:string-value="" calcext:value-type="error">
            <text:p>#DIV/0!</text:p>
          </table:table-cell>
          <table:table-cell table:style-name="ce9" table:formula="of:=[.U610]/[.H61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1]/60" office:value-type="float" office:value="0" calcext:value-type="float">
            <text:p>0.00</text:p>
          </table:table-cell>
          <table:table-cell table:style-name="ce2"/>
          <table:table-cell table:style-name="ce1" table:formula="of:=IF(EXACT([.C611];&quot;Hard&quot;);60;IF(EXACT([.C611];&quot;Medium&quot;);40;IF(EXACT([.C611];&quot;Easy&quot;);20;0)))" office:value-type="float" office:value="0" calcext:value-type="float">
            <text:p>0</text:p>
          </table:table-cell>
          <table:table-cell table:style-name="ce1" table:formula="of:=IF(EXACT([.F611];[.$B$3]);[.$D$3];IF(EXACT([.F611];[.$B$4]);[.$D$4];IF(EXACT([.F611];[.$B$5]);[.$D$5];0)))" office:value-type="float" office:value="0" calcext:value-type="float">
            <text:p>0</text:p>
          </table:table-cell>
          <table:table-cell table:style-name="ce2" table:formula="of:=IF(EXACT([.F611];[.$B$3]);[.$E$3];IF(EXACT([.F611];[.$B$4]);[.$E$4];IF(EXACT([.F61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1]/100*[.R611]-[.Q611]/100*[.T611]" office:value-type="float" office:value="0" calcext:value-type="float">
            <text:p>0.00</text:p>
          </table:table-cell>
          <table:table-cell table:style-name="ce9" table:formula="of:=[.G611]/[.H611]*60" office:value-type="string" office:string-value="" calcext:value-type="error">
            <text:p>#DIV/0!</text:p>
          </table:table-cell>
          <table:table-cell table:style-name="ce9" table:formula="of:=[.U611]/[.H61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2]/60" office:value-type="float" office:value="0" calcext:value-type="float">
            <text:p>0.00</text:p>
          </table:table-cell>
          <table:table-cell table:style-name="ce2"/>
          <table:table-cell table:style-name="ce1" table:formula="of:=IF(EXACT([.C612];&quot;Hard&quot;);60;IF(EXACT([.C612];&quot;Medium&quot;);40;IF(EXACT([.C612];&quot;Easy&quot;);20;0)))" office:value-type="float" office:value="0" calcext:value-type="float">
            <text:p>0</text:p>
          </table:table-cell>
          <table:table-cell table:style-name="ce1" table:formula="of:=IF(EXACT([.F612];[.$B$3]);[.$D$3];IF(EXACT([.F612];[.$B$4]);[.$D$4];IF(EXACT([.F612];[.$B$5]);[.$D$5];0)))" office:value-type="float" office:value="0" calcext:value-type="float">
            <text:p>0</text:p>
          </table:table-cell>
          <table:table-cell table:style-name="ce2" table:formula="of:=IF(EXACT([.F612];[.$B$3]);[.$E$3];IF(EXACT([.F612];[.$B$4]);[.$E$4];IF(EXACT([.F61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2]/100*[.R612]-[.Q612]/100*[.T612]" office:value-type="float" office:value="0" calcext:value-type="float">
            <text:p>0.00</text:p>
          </table:table-cell>
          <table:table-cell table:style-name="ce9" table:formula="of:=[.G612]/[.H612]*60" office:value-type="string" office:string-value="" calcext:value-type="error">
            <text:p>#DIV/0!</text:p>
          </table:table-cell>
          <table:table-cell table:style-name="ce9" table:formula="of:=[.U612]/[.H61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3]/60" office:value-type="float" office:value="0" calcext:value-type="float">
            <text:p>0.00</text:p>
          </table:table-cell>
          <table:table-cell table:style-name="ce2"/>
          <table:table-cell table:style-name="ce1" table:formula="of:=IF(EXACT([.C613];&quot;Hard&quot;);60;IF(EXACT([.C613];&quot;Medium&quot;);40;IF(EXACT([.C613];&quot;Easy&quot;);20;0)))" office:value-type="float" office:value="0" calcext:value-type="float">
            <text:p>0</text:p>
          </table:table-cell>
          <table:table-cell table:style-name="ce1" table:formula="of:=IF(EXACT([.F613];[.$B$3]);[.$D$3];IF(EXACT([.F613];[.$B$4]);[.$D$4];IF(EXACT([.F613];[.$B$5]);[.$D$5];0)))" office:value-type="float" office:value="0" calcext:value-type="float">
            <text:p>0</text:p>
          </table:table-cell>
          <table:table-cell table:style-name="ce2" table:formula="of:=IF(EXACT([.F613];[.$B$3]);[.$E$3];IF(EXACT([.F613];[.$B$4]);[.$E$4];IF(EXACT([.F61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3]/100*[.R613]-[.Q613]/100*[.T613]" office:value-type="float" office:value="0" calcext:value-type="float">
            <text:p>0.00</text:p>
          </table:table-cell>
          <table:table-cell table:style-name="ce9" table:formula="of:=[.G613]/[.H613]*60" office:value-type="string" office:string-value="" calcext:value-type="error">
            <text:p>#DIV/0!</text:p>
          </table:table-cell>
          <table:table-cell table:style-name="ce9" table:formula="of:=[.U613]/[.H61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4]/60" office:value-type="float" office:value="0" calcext:value-type="float">
            <text:p>0.00</text:p>
          </table:table-cell>
          <table:table-cell table:style-name="ce2"/>
          <table:table-cell table:style-name="ce1" table:formula="of:=IF(EXACT([.C614];&quot;Hard&quot;);60;IF(EXACT([.C614];&quot;Medium&quot;);40;IF(EXACT([.C614];&quot;Easy&quot;);20;0)))" office:value-type="float" office:value="0" calcext:value-type="float">
            <text:p>0</text:p>
          </table:table-cell>
          <table:table-cell table:style-name="ce1" table:formula="of:=IF(EXACT([.F614];[.$B$3]);[.$D$3];IF(EXACT([.F614];[.$B$4]);[.$D$4];IF(EXACT([.F614];[.$B$5]);[.$D$5];0)))" office:value-type="float" office:value="0" calcext:value-type="float">
            <text:p>0</text:p>
          </table:table-cell>
          <table:table-cell table:style-name="ce2" table:formula="of:=IF(EXACT([.F614];[.$B$3]);[.$E$3];IF(EXACT([.F614];[.$B$4]);[.$E$4];IF(EXACT([.F61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4]/100*[.R614]-[.Q614]/100*[.T614]" office:value-type="float" office:value="0" calcext:value-type="float">
            <text:p>0.00</text:p>
          </table:table-cell>
          <table:table-cell table:style-name="ce9" table:formula="of:=[.G614]/[.H614]*60" office:value-type="string" office:string-value="" calcext:value-type="error">
            <text:p>#DIV/0!</text:p>
          </table:table-cell>
          <table:table-cell table:style-name="ce9" table:formula="of:=[.U614]/[.H61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5]/60" office:value-type="float" office:value="0" calcext:value-type="float">
            <text:p>0.00</text:p>
          </table:table-cell>
          <table:table-cell table:style-name="ce2"/>
          <table:table-cell table:style-name="ce1" table:formula="of:=IF(EXACT([.C615];&quot;Hard&quot;);60;IF(EXACT([.C615];&quot;Medium&quot;);40;IF(EXACT([.C615];&quot;Easy&quot;);20;0)))" office:value-type="float" office:value="0" calcext:value-type="float">
            <text:p>0</text:p>
          </table:table-cell>
          <table:table-cell table:style-name="ce1" table:formula="of:=IF(EXACT([.F615];[.$B$3]);[.$D$3];IF(EXACT([.F615];[.$B$4]);[.$D$4];IF(EXACT([.F615];[.$B$5]);[.$D$5];0)))" office:value-type="float" office:value="0" calcext:value-type="float">
            <text:p>0</text:p>
          </table:table-cell>
          <table:table-cell table:style-name="ce2" table:formula="of:=IF(EXACT([.F615];[.$B$3]);[.$E$3];IF(EXACT([.F615];[.$B$4]);[.$E$4];IF(EXACT([.F61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5]/100*[.R615]-[.Q615]/100*[.T615]" office:value-type="float" office:value="0" calcext:value-type="float">
            <text:p>0.00</text:p>
          </table:table-cell>
          <table:table-cell table:style-name="ce9" table:formula="of:=[.G615]/[.H615]*60" office:value-type="string" office:string-value="" calcext:value-type="error">
            <text:p>#DIV/0!</text:p>
          </table:table-cell>
          <table:table-cell table:style-name="ce9" table:formula="of:=[.U615]/[.H61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6]/60" office:value-type="float" office:value="0" calcext:value-type="float">
            <text:p>0.00</text:p>
          </table:table-cell>
          <table:table-cell table:style-name="ce2"/>
          <table:table-cell table:style-name="ce1" table:formula="of:=IF(EXACT([.C616];&quot;Hard&quot;);60;IF(EXACT([.C616];&quot;Medium&quot;);40;IF(EXACT([.C616];&quot;Easy&quot;);20;0)))" office:value-type="float" office:value="0" calcext:value-type="float">
            <text:p>0</text:p>
          </table:table-cell>
          <table:table-cell table:style-name="ce1" table:formula="of:=IF(EXACT([.F616];[.$B$3]);[.$D$3];IF(EXACT([.F616];[.$B$4]);[.$D$4];IF(EXACT([.F616];[.$B$5]);[.$D$5];0)))" office:value-type="float" office:value="0" calcext:value-type="float">
            <text:p>0</text:p>
          </table:table-cell>
          <table:table-cell table:style-name="ce2" table:formula="of:=IF(EXACT([.F616];[.$B$3]);[.$E$3];IF(EXACT([.F616];[.$B$4]);[.$E$4];IF(EXACT([.F61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6]/100*[.R616]-[.Q616]/100*[.T616]" office:value-type="float" office:value="0" calcext:value-type="float">
            <text:p>0.00</text:p>
          </table:table-cell>
          <table:table-cell table:style-name="ce9" table:formula="of:=[.G616]/[.H616]*60" office:value-type="string" office:string-value="" calcext:value-type="error">
            <text:p>#DIV/0!</text:p>
          </table:table-cell>
          <table:table-cell table:style-name="ce9" table:formula="of:=[.U616]/[.H61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7]/60" office:value-type="float" office:value="0" calcext:value-type="float">
            <text:p>0.00</text:p>
          </table:table-cell>
          <table:table-cell table:style-name="ce2"/>
          <table:table-cell table:style-name="ce1" table:formula="of:=IF(EXACT([.C617];&quot;Hard&quot;);60;IF(EXACT([.C617];&quot;Medium&quot;);40;IF(EXACT([.C617];&quot;Easy&quot;);20;0)))" office:value-type="float" office:value="0" calcext:value-type="float">
            <text:p>0</text:p>
          </table:table-cell>
          <table:table-cell table:style-name="ce1" table:formula="of:=IF(EXACT([.F617];[.$B$3]);[.$D$3];IF(EXACT([.F617];[.$B$4]);[.$D$4];IF(EXACT([.F617];[.$B$5]);[.$D$5];0)))" office:value-type="float" office:value="0" calcext:value-type="float">
            <text:p>0</text:p>
          </table:table-cell>
          <table:table-cell table:style-name="ce2" table:formula="of:=IF(EXACT([.F617];[.$B$3]);[.$E$3];IF(EXACT([.F617];[.$B$4]);[.$E$4];IF(EXACT([.F61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7]/100*[.R617]-[.Q617]/100*[.T617]" office:value-type="float" office:value="0" calcext:value-type="float">
            <text:p>0.00</text:p>
          </table:table-cell>
          <table:table-cell table:style-name="ce9" table:formula="of:=[.G617]/[.H617]*60" office:value-type="string" office:string-value="" calcext:value-type="error">
            <text:p>#DIV/0!</text:p>
          </table:table-cell>
          <table:table-cell table:style-name="ce9" table:formula="of:=[.U617]/[.H61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8]/60" office:value-type="float" office:value="0" calcext:value-type="float">
            <text:p>0.00</text:p>
          </table:table-cell>
          <table:table-cell table:style-name="ce2"/>
          <table:table-cell table:style-name="ce1" table:formula="of:=IF(EXACT([.C618];&quot;Hard&quot;);60;IF(EXACT([.C618];&quot;Medium&quot;);40;IF(EXACT([.C618];&quot;Easy&quot;);20;0)))" office:value-type="float" office:value="0" calcext:value-type="float">
            <text:p>0</text:p>
          </table:table-cell>
          <table:table-cell table:style-name="ce1" table:formula="of:=IF(EXACT([.F618];[.$B$3]);[.$D$3];IF(EXACT([.F618];[.$B$4]);[.$D$4];IF(EXACT([.F618];[.$B$5]);[.$D$5];0)))" office:value-type="float" office:value="0" calcext:value-type="float">
            <text:p>0</text:p>
          </table:table-cell>
          <table:table-cell table:style-name="ce2" table:formula="of:=IF(EXACT([.F618];[.$B$3]);[.$E$3];IF(EXACT([.F618];[.$B$4]);[.$E$4];IF(EXACT([.F61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8]/100*[.R618]-[.Q618]/100*[.T618]" office:value-type="float" office:value="0" calcext:value-type="float">
            <text:p>0.00</text:p>
          </table:table-cell>
          <table:table-cell table:style-name="ce9" table:formula="of:=[.G618]/[.H618]*60" office:value-type="string" office:string-value="" calcext:value-type="error">
            <text:p>#DIV/0!</text:p>
          </table:table-cell>
          <table:table-cell table:style-name="ce9" table:formula="of:=[.U618]/[.H61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19]/60" office:value-type="float" office:value="0" calcext:value-type="float">
            <text:p>0.00</text:p>
          </table:table-cell>
          <table:table-cell table:style-name="ce2"/>
          <table:table-cell table:style-name="ce1" table:formula="of:=IF(EXACT([.C619];&quot;Hard&quot;);60;IF(EXACT([.C619];&quot;Medium&quot;);40;IF(EXACT([.C619];&quot;Easy&quot;);20;0)))" office:value-type="float" office:value="0" calcext:value-type="float">
            <text:p>0</text:p>
          </table:table-cell>
          <table:table-cell table:style-name="ce1" table:formula="of:=IF(EXACT([.F619];[.$B$3]);[.$D$3];IF(EXACT([.F619];[.$B$4]);[.$D$4];IF(EXACT([.F619];[.$B$5]);[.$D$5];0)))" office:value-type="float" office:value="0" calcext:value-type="float">
            <text:p>0</text:p>
          </table:table-cell>
          <table:table-cell table:style-name="ce2" table:formula="of:=IF(EXACT([.F619];[.$B$3]);[.$E$3];IF(EXACT([.F619];[.$B$4]);[.$E$4];IF(EXACT([.F61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19]/100*[.R619]-[.Q619]/100*[.T619]" office:value-type="float" office:value="0" calcext:value-type="float">
            <text:p>0.00</text:p>
          </table:table-cell>
          <table:table-cell table:style-name="ce9" table:formula="of:=[.G619]/[.H619]*60" office:value-type="string" office:string-value="" calcext:value-type="error">
            <text:p>#DIV/0!</text:p>
          </table:table-cell>
          <table:table-cell table:style-name="ce9" table:formula="of:=[.U619]/[.H61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20]/60" office:value-type="float" office:value="0" calcext:value-type="float">
            <text:p>0.00</text:p>
          </table:table-cell>
          <table:table-cell table:style-name="ce2"/>
          <table:table-cell table:style-name="ce1" table:formula="of:=IF(EXACT([.C620];&quot;Hard&quot;);60;IF(EXACT([.C620];&quot;Medium&quot;);40;IF(EXACT([.C620];&quot;Easy&quot;);20;0)))" office:value-type="float" office:value="0" calcext:value-type="float">
            <text:p>0</text:p>
          </table:table-cell>
          <table:table-cell table:style-name="ce1" table:formula="of:=IF(EXACT([.F620];[.$B$3]);[.$D$3];IF(EXACT([.F620];[.$B$4]);[.$D$4];IF(EXACT([.F620];[.$B$5]);[.$D$5];0)))" office:value-type="float" office:value="0" calcext:value-type="float">
            <text:p>0</text:p>
          </table:table-cell>
          <table:table-cell table:style-name="ce2" table:formula="of:=IF(EXACT([.F620];[.$B$3]);[.$E$3];IF(EXACT([.F620];[.$B$4]);[.$E$4];IF(EXACT([.F62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0]/100*[.R620]-[.Q620]/100*[.T620]" office:value-type="float" office:value="0" calcext:value-type="float">
            <text:p>0.00</text:p>
          </table:table-cell>
          <table:table-cell table:style-name="ce9" table:formula="of:=[.G620]/[.H620]*60" office:value-type="string" office:string-value="" calcext:value-type="error">
            <text:p>#DIV/0!</text:p>
          </table:table-cell>
          <table:table-cell table:style-name="ce9" table:formula="of:=[.U620]/[.H62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21]/60" office:value-type="float" office:value="0" calcext:value-type="float">
            <text:p>0.00</text:p>
          </table:table-cell>
          <table:table-cell table:style-name="ce2"/>
          <table:table-cell table:style-name="ce1" table:formula="of:=IF(EXACT([.C621];&quot;Hard&quot;);60;IF(EXACT([.C621];&quot;Medium&quot;);40;IF(EXACT([.C621];&quot;Easy&quot;);20;0)))" office:value-type="float" office:value="0" calcext:value-type="float">
            <text:p>0</text:p>
          </table:table-cell>
          <table:table-cell table:style-name="ce1" table:formula="of:=IF(EXACT([.F621];[.$B$3]);[.$D$3];IF(EXACT([.F621];[.$B$4]);[.$D$4];IF(EXACT([.F621];[.$B$5]);[.$D$5];0)))" office:value-type="float" office:value="0" calcext:value-type="float">
            <text:p>0</text:p>
          </table:table-cell>
          <table:table-cell table:style-name="ce2" table:formula="of:=IF(EXACT([.F621];[.$B$3]);[.$E$3];IF(EXACT([.F621];[.$B$4]);[.$E$4];IF(EXACT([.F62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1]/100*[.R621]-[.Q621]/100*[.T621]" office:value-type="float" office:value="0" calcext:value-type="float">
            <text:p>0.00</text:p>
          </table:table-cell>
          <table:table-cell table:style-name="ce9" table:formula="of:=[.G621]/[.H621]*60" office:value-type="string" office:string-value="" calcext:value-type="error">
            <text:p>#DIV/0!</text:p>
          </table:table-cell>
          <table:table-cell table:style-name="ce9" table:formula="of:=[.U621]/[.H62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22]/60" office:value-type="float" office:value="0" calcext:value-type="float">
            <text:p>0.00</text:p>
          </table:table-cell>
          <table:table-cell table:style-name="ce2"/>
          <table:table-cell table:style-name="ce1" table:formula="of:=IF(EXACT([.C622];&quot;Hard&quot;);60;IF(EXACT([.C622];&quot;Medium&quot;);40;IF(EXACT([.C622];&quot;Easy&quot;);20;0)))" office:value-type="float" office:value="0" calcext:value-type="float">
            <text:p>0</text:p>
          </table:table-cell>
          <table:table-cell table:style-name="ce1" table:formula="of:=IF(EXACT([.F622];[.$B$3]);[.$D$3];IF(EXACT([.F622];[.$B$4]);[.$D$4];IF(EXACT([.F622];[.$B$5]);[.$D$5];0)))" office:value-type="float" office:value="0" calcext:value-type="float">
            <text:p>0</text:p>
          </table:table-cell>
          <table:table-cell table:style-name="ce2" table:formula="of:=IF(EXACT([.F622];[.$B$3]);[.$E$3];IF(EXACT([.F622];[.$B$4]);[.$E$4];IF(EXACT([.F62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2]/100*[.R622]-[.Q622]/100*[.T622]" office:value-type="float" office:value="0" calcext:value-type="float">
            <text:p>0.00</text:p>
          </table:table-cell>
          <table:table-cell table:style-name="ce9" table:formula="of:=[.G622]/[.H622]*60" office:value-type="string" office:string-value="" calcext:value-type="error">
            <text:p>#DIV/0!</text:p>
          </table:table-cell>
          <table:table-cell table:style-name="ce9" table:formula="of:=[.U622]/[.H62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23]/60" office:value-type="float" office:value="0" calcext:value-type="float">
            <text:p>0.00</text:p>
          </table:table-cell>
          <table:table-cell table:style-name="ce2"/>
          <table:table-cell table:style-name="ce1" table:formula="of:=IF(EXACT([.C623];&quot;Hard&quot;);60;IF(EXACT([.C623];&quot;Medium&quot;);40;IF(EXACT([.C623];&quot;Easy&quot;);20;0)))" office:value-type="float" office:value="0" calcext:value-type="float">
            <text:p>0</text:p>
          </table:table-cell>
          <table:table-cell table:style-name="ce1" table:formula="of:=IF(EXACT([.F623];[.$B$3]);[.$D$3];IF(EXACT([.F623];[.$B$4]);[.$D$4];IF(EXACT([.F623];[.$B$5]);[.$D$5];0)))" office:value-type="float" office:value="0" calcext:value-type="float">
            <text:p>0</text:p>
          </table:table-cell>
          <table:table-cell table:style-name="ce2" table:formula="of:=IF(EXACT([.F623];[.$B$3]);[.$E$3];IF(EXACT([.F623];[.$B$4]);[.$E$4];IF(EXACT([.F62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3]/100*[.R623]-[.Q623]/100*[.T623]" office:value-type="float" office:value="0" calcext:value-type="float">
            <text:p>0.00</text:p>
          </table:table-cell>
          <table:table-cell table:style-name="ce9" table:formula="of:=[.G623]/[.H623]*60" office:value-type="string" office:string-value="" calcext:value-type="error">
            <text:p>#DIV/0!</text:p>
          </table:table-cell>
          <table:table-cell table:style-name="ce9" table:formula="of:=[.U623]/[.H62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2" table:number-columns-repeated="5"/>
          <table:table-cell table:style-name="ce9" table:formula="of:=[.H624]/60" office:value-type="float" office:value="0" calcext:value-type="float">
            <text:p>0.00</text:p>
          </table:table-cell>
          <table:table-cell table:style-name="ce2"/>
          <table:table-cell table:style-name="ce1" table:formula="of:=IF(EXACT([.C624];&quot;Hard&quot;);60;IF(EXACT([.C624];&quot;Medium&quot;);40;IF(EXACT([.C624];&quot;Easy&quot;);20;0)))" office:value-type="float" office:value="0" calcext:value-type="float">
            <text:p>0</text:p>
          </table:table-cell>
          <table:table-cell table:style-name="ce1" table:formula="of:=IF(EXACT([.F624];[.$B$3]);[.$D$3];IF(EXACT([.F624];[.$B$4]);[.$D$4];IF(EXACT([.F624];[.$B$5]);[.$D$5];0)))" office:value-type="float" office:value="0" calcext:value-type="float">
            <text:p>0</text:p>
          </table:table-cell>
          <table:table-cell table:style-name="ce2" table:formula="of:=IF(EXACT([.F624];[.$B$3]);[.$E$3];IF(EXACT([.F624];[.$B$4]);[.$E$4];IF(EXACT([.F62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4]/100*[.R624]-[.Q624]/100*[.T624]" office:value-type="float" office:value="0" calcext:value-type="float">
            <text:p>0.00</text:p>
          </table:table-cell>
          <table:table-cell table:style-name="ce9" table:formula="of:=[.G624]/[.H624]*60" office:value-type="string" office:string-value="" calcext:value-type="error">
            <text:p>#DIV/0!</text:p>
          </table:table-cell>
          <table:table-cell table:style-name="ce9" table:formula="of:=[.U624]/[.H62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25]/60" office:value-type="float" office:value="0" calcext:value-type="float">
            <text:p>0.00</text:p>
          </table:table-cell>
          <table:table-cell table:style-name="ce2"/>
          <table:table-cell table:style-name="ce1" table:formula="of:=IF(EXACT([.C625];&quot;Hard&quot;);60;IF(EXACT([.C625];&quot;Medium&quot;);40;IF(EXACT([.C625];&quot;Easy&quot;);20;0)))" office:value-type="float" office:value="0" calcext:value-type="float">
            <text:p>0</text:p>
          </table:table-cell>
          <table:table-cell table:style-name="ce1" table:formula="of:=IF(EXACT([.F625];[.$B$3]);[.$D$3];IF(EXACT([.F625];[.$B$4]);[.$D$4];IF(EXACT([.F625];[.$B$5]);[.$D$5];0)))" office:value-type="float" office:value="0" calcext:value-type="float">
            <text:p>0</text:p>
          </table:table-cell>
          <table:table-cell table:style-name="ce2" table:formula="of:=IF(EXACT([.F625];[.$B$3]);[.$E$3];IF(EXACT([.F625];[.$B$4]);[.$E$4];IF(EXACT([.F62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5]/100*[.R625]-[.Q625]/100*[.T625]" office:value-type="float" office:value="0" calcext:value-type="float">
            <text:p>0.00</text:p>
          </table:table-cell>
          <table:table-cell table:style-name="ce9" table:formula="of:=[.G625]/[.H625]*60" office:value-type="string" office:string-value="" calcext:value-type="error">
            <text:p>#DIV/0!</text:p>
          </table:table-cell>
          <table:table-cell table:style-name="ce9" table:formula="of:=[.U625]/[.H62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26]/60" office:value-type="float" office:value="0" calcext:value-type="float">
            <text:p>0.00</text:p>
          </table:table-cell>
          <table:table-cell table:style-name="ce2"/>
          <table:table-cell table:style-name="ce1" table:formula="of:=IF(EXACT([.C626];&quot;Hard&quot;);60;IF(EXACT([.C626];&quot;Medium&quot;);40;IF(EXACT([.C626];&quot;Easy&quot;);20;0)))" office:value-type="float" office:value="0" calcext:value-type="float">
            <text:p>0</text:p>
          </table:table-cell>
          <table:table-cell table:style-name="ce1" table:formula="of:=IF(EXACT([.F626];[.$B$3]);[.$D$3];IF(EXACT([.F626];[.$B$4]);[.$D$4];IF(EXACT([.F626];[.$B$5]);[.$D$5];0)))" office:value-type="float" office:value="0" calcext:value-type="float">
            <text:p>0</text:p>
          </table:table-cell>
          <table:table-cell table:style-name="ce2" table:formula="of:=IF(EXACT([.F626];[.$B$3]);[.$E$3];IF(EXACT([.F626];[.$B$4]);[.$E$4];IF(EXACT([.F62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6]/100*[.R626]-[.Q626]/100*[.T626]" office:value-type="float" office:value="0" calcext:value-type="float">
            <text:p>0.00</text:p>
          </table:table-cell>
          <table:table-cell table:style-name="ce9" table:formula="of:=[.G626]/[.H626]*60" office:value-type="string" office:string-value="" calcext:value-type="error">
            <text:p>#DIV/0!</text:p>
          </table:table-cell>
          <table:table-cell table:style-name="ce9" table:formula="of:=[.U626]/[.H62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27]/60" office:value-type="float" office:value="0" calcext:value-type="float">
            <text:p>0.00</text:p>
          </table:table-cell>
          <table:table-cell table:style-name="ce2"/>
          <table:table-cell table:style-name="ce1" table:formula="of:=IF(EXACT([.C627];&quot;Hard&quot;);60;IF(EXACT([.C627];&quot;Medium&quot;);40;IF(EXACT([.C627];&quot;Easy&quot;);20;0)))" office:value-type="float" office:value="0" calcext:value-type="float">
            <text:p>0</text:p>
          </table:table-cell>
          <table:table-cell table:style-name="ce1" table:formula="of:=IF(EXACT([.F627];[.$B$3]);[.$D$3];IF(EXACT([.F627];[.$B$4]);[.$D$4];IF(EXACT([.F627];[.$B$5]);[.$D$5];0)))" office:value-type="float" office:value="0" calcext:value-type="float">
            <text:p>0</text:p>
          </table:table-cell>
          <table:table-cell table:style-name="ce2" table:formula="of:=IF(EXACT([.F627];[.$B$3]);[.$E$3];IF(EXACT([.F627];[.$B$4]);[.$E$4];IF(EXACT([.F62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7]/100*[.R627]-[.Q627]/100*[.T627]" office:value-type="float" office:value="0" calcext:value-type="float">
            <text:p>0.00</text:p>
          </table:table-cell>
          <table:table-cell table:style-name="ce9" table:formula="of:=[.G627]/[.H627]*60" office:value-type="string" office:string-value="" calcext:value-type="error">
            <text:p>#DIV/0!</text:p>
          </table:table-cell>
          <table:table-cell table:style-name="ce9" table:formula="of:=[.U627]/[.H62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28]/60" office:value-type="float" office:value="0" calcext:value-type="float">
            <text:p>0.00</text:p>
          </table:table-cell>
          <table:table-cell table:style-name="ce2"/>
          <table:table-cell table:style-name="ce1" table:formula="of:=IF(EXACT([.C628];&quot;Hard&quot;);60;IF(EXACT([.C628];&quot;Medium&quot;);40;IF(EXACT([.C628];&quot;Easy&quot;);20;0)))" office:value-type="float" office:value="0" calcext:value-type="float">
            <text:p>0</text:p>
          </table:table-cell>
          <table:table-cell table:style-name="ce1" table:formula="of:=IF(EXACT([.F628];[.$B$3]);[.$D$3];IF(EXACT([.F628];[.$B$4]);[.$D$4];IF(EXACT([.F628];[.$B$5]);[.$D$5];0)))" office:value-type="float" office:value="0" calcext:value-type="float">
            <text:p>0</text:p>
          </table:table-cell>
          <table:table-cell table:style-name="ce2" table:formula="of:=IF(EXACT([.F628];[.$B$3]);[.$E$3];IF(EXACT([.F628];[.$B$4]);[.$E$4];IF(EXACT([.F62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8]/100*[.R628]-[.Q628]/100*[.T628]" office:value-type="float" office:value="0" calcext:value-type="float">
            <text:p>0.00</text:p>
          </table:table-cell>
          <table:table-cell table:style-name="ce9" table:formula="of:=[.G628]/[.H628]*60" office:value-type="string" office:string-value="" calcext:value-type="error">
            <text:p>#DIV/0!</text:p>
          </table:table-cell>
          <table:table-cell table:style-name="ce9" table:formula="of:=[.U628]/[.H62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29]/60" office:value-type="float" office:value="0" calcext:value-type="float">
            <text:p>0.00</text:p>
          </table:table-cell>
          <table:table-cell table:style-name="ce2"/>
          <table:table-cell table:style-name="ce1" table:formula="of:=IF(EXACT([.C629];&quot;Hard&quot;);60;IF(EXACT([.C629];&quot;Medium&quot;);40;IF(EXACT([.C629];&quot;Easy&quot;);20;0)))" office:value-type="float" office:value="0" calcext:value-type="float">
            <text:p>0</text:p>
          </table:table-cell>
          <table:table-cell table:style-name="ce1" table:formula="of:=IF(EXACT([.F629];[.$B$3]);[.$D$3];IF(EXACT([.F629];[.$B$4]);[.$D$4];IF(EXACT([.F629];[.$B$5]);[.$D$5];0)))" office:value-type="float" office:value="0" calcext:value-type="float">
            <text:p>0</text:p>
          </table:table-cell>
          <table:table-cell table:style-name="ce2" table:formula="of:=IF(EXACT([.F629];[.$B$3]);[.$E$3];IF(EXACT([.F629];[.$B$4]);[.$E$4];IF(EXACT([.F62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29]/100*[.R629]-[.Q629]/100*[.T629]" office:value-type="float" office:value="0" calcext:value-type="float">
            <text:p>0.00</text:p>
          </table:table-cell>
          <table:table-cell table:style-name="ce9" table:formula="of:=[.G629]/[.H629]*60" office:value-type="string" office:string-value="" calcext:value-type="error">
            <text:p>#DIV/0!</text:p>
          </table:table-cell>
          <table:table-cell table:style-name="ce9" table:formula="of:=[.U629]/[.H62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30]/60" office:value-type="float" office:value="0" calcext:value-type="float">
            <text:p>0.00</text:p>
          </table:table-cell>
          <table:table-cell table:style-name="ce2"/>
          <table:table-cell table:style-name="ce1" table:formula="of:=IF(EXACT([.C630];&quot;Hard&quot;);60;IF(EXACT([.C630];&quot;Medium&quot;);40;IF(EXACT([.C630];&quot;Easy&quot;);20;0)))" office:value-type="float" office:value="0" calcext:value-type="float">
            <text:p>0</text:p>
          </table:table-cell>
          <table:table-cell table:style-name="ce1" table:formula="of:=IF(EXACT([.F630];[.$B$3]);[.$D$3];IF(EXACT([.F630];[.$B$4]);[.$D$4];IF(EXACT([.F630];[.$B$5]);[.$D$5];0)))" office:value-type="float" office:value="0" calcext:value-type="float">
            <text:p>0</text:p>
          </table:table-cell>
          <table:table-cell table:style-name="ce2" table:formula="of:=IF(EXACT([.F630];[.$B$3]);[.$E$3];IF(EXACT([.F630];[.$B$4]);[.$E$4];IF(EXACT([.F63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0]/100*[.R630]-[.Q630]/100*[.T630]" office:value-type="float" office:value="0" calcext:value-type="float">
            <text:p>0.00</text:p>
          </table:table-cell>
          <table:table-cell table:style-name="ce9" table:formula="of:=[.G630]/[.H630]*60" office:value-type="string" office:string-value="" calcext:value-type="error">
            <text:p>#DIV/0!</text:p>
          </table:table-cell>
          <table:table-cell table:style-name="ce9" table:formula="of:=[.U630]/[.H63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31]/60" office:value-type="float" office:value="0" calcext:value-type="float">
            <text:p>0.00</text:p>
          </table:table-cell>
          <table:table-cell table:style-name="ce2"/>
          <table:table-cell table:style-name="ce1" table:formula="of:=IF(EXACT([.C631];&quot;Hard&quot;);60;IF(EXACT([.C631];&quot;Medium&quot;);40;IF(EXACT([.C631];&quot;Easy&quot;);20;0)))" office:value-type="float" office:value="0" calcext:value-type="float">
            <text:p>0</text:p>
          </table:table-cell>
          <table:table-cell table:style-name="ce1" table:formula="of:=IF(EXACT([.F631];[.$B$3]);[.$D$3];IF(EXACT([.F631];[.$B$4]);[.$D$4];IF(EXACT([.F631];[.$B$5]);[.$D$5];0)))" office:value-type="float" office:value="0" calcext:value-type="float">
            <text:p>0</text:p>
          </table:table-cell>
          <table:table-cell table:style-name="ce2" table:formula="of:=IF(EXACT([.F631];[.$B$3]);[.$E$3];IF(EXACT([.F631];[.$B$4]);[.$E$4];IF(EXACT([.F63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1]/100*[.R631]-[.Q631]/100*[.T631]" office:value-type="float" office:value="0" calcext:value-type="float">
            <text:p>0.00</text:p>
          </table:table-cell>
          <table:table-cell table:style-name="ce9" table:formula="of:=[.G631]/[.H631]*60" office:value-type="string" office:string-value="" calcext:value-type="error">
            <text:p>#DIV/0!</text:p>
          </table:table-cell>
          <table:table-cell table:style-name="ce9" table:formula="of:=[.U631]/[.H63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32]/60" office:value-type="float" office:value="0" calcext:value-type="float">
            <text:p>0.00</text:p>
          </table:table-cell>
          <table:table-cell table:style-name="ce2"/>
          <table:table-cell table:style-name="ce1" table:formula="of:=IF(EXACT([.C632];&quot;Hard&quot;);60;IF(EXACT([.C632];&quot;Medium&quot;);40;IF(EXACT([.C632];&quot;Easy&quot;);20;0)))" office:value-type="float" office:value="0" calcext:value-type="float">
            <text:p>0</text:p>
          </table:table-cell>
          <table:table-cell table:style-name="ce1" table:formula="of:=IF(EXACT([.F632];[.$B$3]);[.$D$3];IF(EXACT([.F632];[.$B$4]);[.$D$4];IF(EXACT([.F632];[.$B$5]);[.$D$5];0)))" office:value-type="float" office:value="0" calcext:value-type="float">
            <text:p>0</text:p>
          </table:table-cell>
          <table:table-cell table:style-name="ce2" table:formula="of:=IF(EXACT([.F632];[.$B$3]);[.$E$3];IF(EXACT([.F632];[.$B$4]);[.$E$4];IF(EXACT([.F63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2]/100*[.R632]-[.Q632]/100*[.T632]" office:value-type="float" office:value="0" calcext:value-type="float">
            <text:p>0.00</text:p>
          </table:table-cell>
          <table:table-cell table:style-name="ce9" table:formula="of:=[.G632]/[.H632]*60" office:value-type="string" office:string-value="" calcext:value-type="error">
            <text:p>#DIV/0!</text:p>
          </table:table-cell>
          <table:table-cell table:style-name="ce9" table:formula="of:=[.U632]/[.H63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33]/60" office:value-type="float" office:value="0" calcext:value-type="float">
            <text:p>0.00</text:p>
          </table:table-cell>
          <table:table-cell table:style-name="ce2"/>
          <table:table-cell table:style-name="ce1" table:formula="of:=IF(EXACT([.C633];&quot;Hard&quot;);60;IF(EXACT([.C633];&quot;Medium&quot;);40;IF(EXACT([.C633];&quot;Easy&quot;);20;0)))" office:value-type="float" office:value="0" calcext:value-type="float">
            <text:p>0</text:p>
          </table:table-cell>
          <table:table-cell table:style-name="ce1" table:formula="of:=IF(EXACT([.F633];[.$B$3]);[.$D$3];IF(EXACT([.F633];[.$B$4]);[.$D$4];IF(EXACT([.F633];[.$B$5]);[.$D$5];0)))" office:value-type="float" office:value="0" calcext:value-type="float">
            <text:p>0</text:p>
          </table:table-cell>
          <table:table-cell table:style-name="ce2" table:formula="of:=IF(EXACT([.F633];[.$B$3]);[.$E$3];IF(EXACT([.F633];[.$B$4]);[.$E$4];IF(EXACT([.F63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3]/100*[.R633]-[.Q633]/100*[.T633]" office:value-type="float" office:value="0" calcext:value-type="float">
            <text:p>0.00</text:p>
          </table:table-cell>
          <table:table-cell table:style-name="ce9" table:formula="of:=[.G633]/[.H633]*60" office:value-type="string" office:string-value="" calcext:value-type="error">
            <text:p>#DIV/0!</text:p>
          </table:table-cell>
          <table:table-cell table:style-name="ce9" table:formula="of:=[.U633]/[.H63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 table:number-columns-repeated="4"/>
          <table:table-cell table:style-name="ce2"/>
          <table:table-cell table:style-name="ce9" table:formula="of:=[.H634]/60" office:value-type="float" office:value="0" calcext:value-type="float">
            <text:p>0.00</text:p>
          </table:table-cell>
          <table:table-cell table:style-name="ce2"/>
          <table:table-cell table:style-name="ce1" table:formula="of:=IF(EXACT([.C634];&quot;Hard&quot;);60;IF(EXACT([.C634];&quot;Medium&quot;);40;IF(EXACT([.C634];&quot;Easy&quot;);20;0)))" office:value-type="float" office:value="0" calcext:value-type="float">
            <text:p>0</text:p>
          </table:table-cell>
          <table:table-cell table:style-name="ce1" table:formula="of:=IF(EXACT([.F634];[.$B$3]);[.$D$3];IF(EXACT([.F634];[.$B$4]);[.$D$4];IF(EXACT([.F634];[.$B$5]);[.$D$5];0)))" office:value-type="float" office:value="0" calcext:value-type="float">
            <text:p>0</text:p>
          </table:table-cell>
          <table:table-cell table:style-name="ce2" table:formula="of:=IF(EXACT([.F634];[.$B$3]);[.$E$3];IF(EXACT([.F634];[.$B$4]);[.$E$4];IF(EXACT([.F63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4]/100*[.R634]-[.Q634]/100*[.T634]" office:value-type="float" office:value="0" calcext:value-type="float">
            <text:p>0.00</text:p>
          </table:table-cell>
          <table:table-cell table:style-name="ce9" table:formula="of:=[.G634]/[.H634]*60" office:value-type="string" office:string-value="" calcext:value-type="error">
            <text:p>#DIV/0!</text:p>
          </table:table-cell>
          <table:table-cell table:style-name="ce9" table:formula="of:=[.U634]/[.H63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35]/60" office:value-type="float" office:value="0" calcext:value-type="float">
            <text:p>0.00</text:p>
          </table:table-cell>
          <table:table-cell table:style-name="ce2"/>
          <table:table-cell table:style-name="ce1" table:formula="of:=IF(EXACT([.C635];&quot;Hard&quot;);60;IF(EXACT([.C635];&quot;Medium&quot;);40;IF(EXACT([.C635];&quot;Easy&quot;);20;0)))" office:value-type="float" office:value="0" calcext:value-type="float">
            <text:p>0</text:p>
          </table:table-cell>
          <table:table-cell table:style-name="ce1" table:formula="of:=IF(EXACT([.F635];[.$B$3]);[.$D$3];IF(EXACT([.F635];[.$B$4]);[.$D$4];IF(EXACT([.F635];[.$B$5]);[.$D$5];0)))" office:value-type="float" office:value="0" calcext:value-type="float">
            <text:p>0</text:p>
          </table:table-cell>
          <table:table-cell table:style-name="ce2" table:formula="of:=IF(EXACT([.F635];[.$B$3]);[.$E$3];IF(EXACT([.F635];[.$B$4]);[.$E$4];IF(EXACT([.F63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5]/100*[.R635]-[.Q635]/100*[.T635]" office:value-type="float" office:value="0" calcext:value-type="float">
            <text:p>0.00</text:p>
          </table:table-cell>
          <table:table-cell table:style-name="ce9" table:formula="of:=[.G635]/[.H635]*60" office:value-type="string" office:string-value="" calcext:value-type="error">
            <text:p>#DIV/0!</text:p>
          </table:table-cell>
          <table:table-cell table:style-name="ce9" table:formula="of:=[.U635]/[.H63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36]/60" office:value-type="float" office:value="0" calcext:value-type="float">
            <text:p>0.00</text:p>
          </table:table-cell>
          <table:table-cell table:style-name="ce2"/>
          <table:table-cell table:style-name="ce1" table:formula="of:=IF(EXACT([.C636];&quot;Hard&quot;);60;IF(EXACT([.C636];&quot;Medium&quot;);40;IF(EXACT([.C636];&quot;Easy&quot;);20;0)))" office:value-type="float" office:value="0" calcext:value-type="float">
            <text:p>0</text:p>
          </table:table-cell>
          <table:table-cell table:style-name="ce1" table:formula="of:=IF(EXACT([.F636];[.$B$3]);[.$D$3];IF(EXACT([.F636];[.$B$4]);[.$D$4];IF(EXACT([.F636];[.$B$5]);[.$D$5];0)))" office:value-type="float" office:value="0" calcext:value-type="float">
            <text:p>0</text:p>
          </table:table-cell>
          <table:table-cell table:style-name="ce2" table:formula="of:=IF(EXACT([.F636];[.$B$3]);[.$E$3];IF(EXACT([.F636];[.$B$4]);[.$E$4];IF(EXACT([.F63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6]/100*[.R636]-[.Q636]/100*[.T636]" office:value-type="float" office:value="0" calcext:value-type="float">
            <text:p>0.00</text:p>
          </table:table-cell>
          <table:table-cell table:style-name="ce9" table:formula="of:=[.G636]/[.H636]*60" office:value-type="string" office:string-value="" calcext:value-type="error">
            <text:p>#DIV/0!</text:p>
          </table:table-cell>
          <table:table-cell table:style-name="ce9" table:formula="of:=[.U636]/[.H63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37]/60" office:value-type="float" office:value="0" calcext:value-type="float">
            <text:p>0.00</text:p>
          </table:table-cell>
          <table:table-cell table:style-name="ce2"/>
          <table:table-cell table:style-name="ce1" table:formula="of:=IF(EXACT([.C637];&quot;Hard&quot;);60;IF(EXACT([.C637];&quot;Medium&quot;);40;IF(EXACT([.C637];&quot;Easy&quot;);20;0)))" office:value-type="float" office:value="0" calcext:value-type="float">
            <text:p>0</text:p>
          </table:table-cell>
          <table:table-cell table:style-name="ce1" table:formula="of:=IF(EXACT([.F637];[.$B$3]);[.$D$3];IF(EXACT([.F637];[.$B$4]);[.$D$4];IF(EXACT([.F637];[.$B$5]);[.$D$5];0)))" office:value-type="float" office:value="0" calcext:value-type="float">
            <text:p>0</text:p>
          </table:table-cell>
          <table:table-cell table:style-name="ce2" table:formula="of:=IF(EXACT([.F637];[.$B$3]);[.$E$3];IF(EXACT([.F637];[.$B$4]);[.$E$4];IF(EXACT([.F63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7]/100*[.R637]-[.Q637]/100*[.T637]" office:value-type="float" office:value="0" calcext:value-type="float">
            <text:p>0.00</text:p>
          </table:table-cell>
          <table:table-cell table:style-name="ce9" table:formula="of:=[.G637]/[.H637]*60" office:value-type="string" office:string-value="" calcext:value-type="error">
            <text:p>#DIV/0!</text:p>
          </table:table-cell>
          <table:table-cell table:style-name="ce9" table:formula="of:=[.U637]/[.H63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38]/60" office:value-type="float" office:value="0" calcext:value-type="float">
            <text:p>0.00</text:p>
          </table:table-cell>
          <table:table-cell table:style-name="ce2"/>
          <table:table-cell table:style-name="ce1" table:formula="of:=IF(EXACT([.C638];&quot;Hard&quot;);60;IF(EXACT([.C638];&quot;Medium&quot;);40;IF(EXACT([.C638];&quot;Easy&quot;);20;0)))" office:value-type="float" office:value="0" calcext:value-type="float">
            <text:p>0</text:p>
          </table:table-cell>
          <table:table-cell table:style-name="ce1" table:formula="of:=IF(EXACT([.F638];[.$B$3]);[.$D$3];IF(EXACT([.F638];[.$B$4]);[.$D$4];IF(EXACT([.F638];[.$B$5]);[.$D$5];0)))" office:value-type="float" office:value="0" calcext:value-type="float">
            <text:p>0</text:p>
          </table:table-cell>
          <table:table-cell table:style-name="ce2" table:formula="of:=IF(EXACT([.F638];[.$B$3]);[.$E$3];IF(EXACT([.F638];[.$B$4]);[.$E$4];IF(EXACT([.F63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8]/100*[.R638]-[.Q638]/100*[.T638]" office:value-type="float" office:value="0" calcext:value-type="float">
            <text:p>0.00</text:p>
          </table:table-cell>
          <table:table-cell table:style-name="ce9" table:formula="of:=[.G638]/[.H638]*60" office:value-type="string" office:string-value="" calcext:value-type="error">
            <text:p>#DIV/0!</text:p>
          </table:table-cell>
          <table:table-cell table:style-name="ce9" table:formula="of:=[.U638]/[.H63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39]/60" office:value-type="float" office:value="0" calcext:value-type="float">
            <text:p>0.00</text:p>
          </table:table-cell>
          <table:table-cell table:style-name="ce2"/>
          <table:table-cell table:style-name="ce1" table:formula="of:=IF(EXACT([.C639];&quot;Hard&quot;);60;IF(EXACT([.C639];&quot;Medium&quot;);40;IF(EXACT([.C639];&quot;Easy&quot;);20;0)))" office:value-type="float" office:value="0" calcext:value-type="float">
            <text:p>0</text:p>
          </table:table-cell>
          <table:table-cell table:style-name="ce1" table:formula="of:=IF(EXACT([.F639];[.$B$3]);[.$D$3];IF(EXACT([.F639];[.$B$4]);[.$D$4];IF(EXACT([.F639];[.$B$5]);[.$D$5];0)))" office:value-type="float" office:value="0" calcext:value-type="float">
            <text:p>0</text:p>
          </table:table-cell>
          <table:table-cell table:style-name="ce2" table:formula="of:=IF(EXACT([.F639];[.$B$3]);[.$E$3];IF(EXACT([.F639];[.$B$4]);[.$E$4];IF(EXACT([.F63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39]/100*[.R639]-[.Q639]/100*[.T639]" office:value-type="float" office:value="0" calcext:value-type="float">
            <text:p>0.00</text:p>
          </table:table-cell>
          <table:table-cell table:style-name="ce9" table:formula="of:=[.G639]/[.H639]*60" office:value-type="string" office:string-value="" calcext:value-type="error">
            <text:p>#DIV/0!</text:p>
          </table:table-cell>
          <table:table-cell table:style-name="ce9" table:formula="of:=[.U639]/[.H63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0]/60" office:value-type="float" office:value="0" calcext:value-type="float">
            <text:p>0.00</text:p>
          </table:table-cell>
          <table:table-cell table:style-name="ce2"/>
          <table:table-cell table:style-name="ce1" table:formula="of:=IF(EXACT([.C640];&quot;Hard&quot;);60;IF(EXACT([.C640];&quot;Medium&quot;);40;IF(EXACT([.C640];&quot;Easy&quot;);20;0)))" office:value-type="float" office:value="0" calcext:value-type="float">
            <text:p>0</text:p>
          </table:table-cell>
          <table:table-cell table:style-name="ce1" table:formula="of:=IF(EXACT([.F640];[.$B$3]);[.$D$3];IF(EXACT([.F640];[.$B$4]);[.$D$4];IF(EXACT([.F640];[.$B$5]);[.$D$5];0)))" office:value-type="float" office:value="0" calcext:value-type="float">
            <text:p>0</text:p>
          </table:table-cell>
          <table:table-cell table:style-name="ce2" table:formula="of:=IF(EXACT([.F640];[.$B$3]);[.$E$3];IF(EXACT([.F640];[.$B$4]);[.$E$4];IF(EXACT([.F64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0]/100*[.R640]-[.Q640]/100*[.T640]" office:value-type="float" office:value="0" calcext:value-type="float">
            <text:p>0.00</text:p>
          </table:table-cell>
          <table:table-cell table:style-name="ce9" table:formula="of:=[.G640]/[.H640]*60" office:value-type="string" office:string-value="" calcext:value-type="error">
            <text:p>#DIV/0!</text:p>
          </table:table-cell>
          <table:table-cell table:style-name="ce9" table:formula="of:=[.U640]/[.H64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1]/60" office:value-type="float" office:value="0" calcext:value-type="float">
            <text:p>0.00</text:p>
          </table:table-cell>
          <table:table-cell table:style-name="ce2"/>
          <table:table-cell table:style-name="ce1" table:formula="of:=IF(EXACT([.C641];&quot;Hard&quot;);60;IF(EXACT([.C641];&quot;Medium&quot;);40;IF(EXACT([.C641];&quot;Easy&quot;);20;0)))" office:value-type="float" office:value="0" calcext:value-type="float">
            <text:p>0</text:p>
          </table:table-cell>
          <table:table-cell table:style-name="ce1" table:formula="of:=IF(EXACT([.F641];[.$B$3]);[.$D$3];IF(EXACT([.F641];[.$B$4]);[.$D$4];IF(EXACT([.F641];[.$B$5]);[.$D$5];0)))" office:value-type="float" office:value="0" calcext:value-type="float">
            <text:p>0</text:p>
          </table:table-cell>
          <table:table-cell table:style-name="ce2" table:formula="of:=IF(EXACT([.F641];[.$B$3]);[.$E$3];IF(EXACT([.F641];[.$B$4]);[.$E$4];IF(EXACT([.F64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1]/100*[.R641]-[.Q641]/100*[.T641]" office:value-type="float" office:value="0" calcext:value-type="float">
            <text:p>0.00</text:p>
          </table:table-cell>
          <table:table-cell table:style-name="ce9" table:formula="of:=[.G641]/[.H641]*60" office:value-type="string" office:string-value="" calcext:value-type="error">
            <text:p>#DIV/0!</text:p>
          </table:table-cell>
          <table:table-cell table:style-name="ce9" table:formula="of:=[.U641]/[.H64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2]/60" office:value-type="float" office:value="0" calcext:value-type="float">
            <text:p>0.00</text:p>
          </table:table-cell>
          <table:table-cell table:style-name="ce2"/>
          <table:table-cell table:style-name="ce1" table:formula="of:=IF(EXACT([.C642];&quot;Hard&quot;);60;IF(EXACT([.C642];&quot;Medium&quot;);40;IF(EXACT([.C642];&quot;Easy&quot;);20;0)))" office:value-type="float" office:value="0" calcext:value-type="float">
            <text:p>0</text:p>
          </table:table-cell>
          <table:table-cell table:style-name="ce1" table:formula="of:=IF(EXACT([.F642];[.$B$3]);[.$D$3];IF(EXACT([.F642];[.$B$4]);[.$D$4];IF(EXACT([.F642];[.$B$5]);[.$D$5];0)))" office:value-type="float" office:value="0" calcext:value-type="float">
            <text:p>0</text:p>
          </table:table-cell>
          <table:table-cell table:style-name="ce2" table:formula="of:=IF(EXACT([.F642];[.$B$3]);[.$E$3];IF(EXACT([.F642];[.$B$4]);[.$E$4];IF(EXACT([.F64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2]/100*[.R642]-[.Q642]/100*[.T642]" office:value-type="float" office:value="0" calcext:value-type="float">
            <text:p>0.00</text:p>
          </table:table-cell>
          <table:table-cell table:style-name="ce9" table:formula="of:=[.G642]/[.H642]*60" office:value-type="string" office:string-value="" calcext:value-type="error">
            <text:p>#DIV/0!</text:p>
          </table:table-cell>
          <table:table-cell table:style-name="ce9" table:formula="of:=[.U642]/[.H64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3]/60" office:value-type="float" office:value="0" calcext:value-type="float">
            <text:p>0.00</text:p>
          </table:table-cell>
          <table:table-cell table:style-name="ce2"/>
          <table:table-cell table:style-name="ce1" table:formula="of:=IF(EXACT([.C643];&quot;Hard&quot;);60;IF(EXACT([.C643];&quot;Medium&quot;);40;IF(EXACT([.C643];&quot;Easy&quot;);20;0)))" office:value-type="float" office:value="0" calcext:value-type="float">
            <text:p>0</text:p>
          </table:table-cell>
          <table:table-cell table:style-name="ce1" table:formula="of:=IF(EXACT([.F643];[.$B$3]);[.$D$3];IF(EXACT([.F643];[.$B$4]);[.$D$4];IF(EXACT([.F643];[.$B$5]);[.$D$5];0)))" office:value-type="float" office:value="0" calcext:value-type="float">
            <text:p>0</text:p>
          </table:table-cell>
          <table:table-cell table:style-name="ce2" table:formula="of:=IF(EXACT([.F643];[.$B$3]);[.$E$3];IF(EXACT([.F643];[.$B$4]);[.$E$4];IF(EXACT([.F64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3]/100*[.R643]-[.Q643]/100*[.T643]" office:value-type="float" office:value="0" calcext:value-type="float">
            <text:p>0.00</text:p>
          </table:table-cell>
          <table:table-cell table:style-name="ce9" table:formula="of:=[.G643]/[.H643]*60" office:value-type="string" office:string-value="" calcext:value-type="error">
            <text:p>#DIV/0!</text:p>
          </table:table-cell>
          <table:table-cell table:style-name="ce9" table:formula="of:=[.U643]/[.H64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4]/60" office:value-type="float" office:value="0" calcext:value-type="float">
            <text:p>0.00</text:p>
          </table:table-cell>
          <table:table-cell table:style-name="ce2"/>
          <table:table-cell table:style-name="ce1" table:formula="of:=IF(EXACT([.C644];&quot;Hard&quot;);60;IF(EXACT([.C644];&quot;Medium&quot;);40;IF(EXACT([.C644];&quot;Easy&quot;);20;0)))" office:value-type="float" office:value="0" calcext:value-type="float">
            <text:p>0</text:p>
          </table:table-cell>
          <table:table-cell table:style-name="ce1" table:formula="of:=IF(EXACT([.F644];[.$B$3]);[.$D$3];IF(EXACT([.F644];[.$B$4]);[.$D$4];IF(EXACT([.F644];[.$B$5]);[.$D$5];0)))" office:value-type="float" office:value="0" calcext:value-type="float">
            <text:p>0</text:p>
          </table:table-cell>
          <table:table-cell table:style-name="ce2" table:formula="of:=IF(EXACT([.F644];[.$B$3]);[.$E$3];IF(EXACT([.F644];[.$B$4]);[.$E$4];IF(EXACT([.F64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4]/100*[.R644]-[.Q644]/100*[.T644]" office:value-type="float" office:value="0" calcext:value-type="float">
            <text:p>0.00</text:p>
          </table:table-cell>
          <table:table-cell table:style-name="ce9" table:formula="of:=[.G644]/[.H644]*60" office:value-type="string" office:string-value="" calcext:value-type="error">
            <text:p>#DIV/0!</text:p>
          </table:table-cell>
          <table:table-cell table:style-name="ce9" table:formula="of:=[.U644]/[.H64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5]/60" office:value-type="float" office:value="0" calcext:value-type="float">
            <text:p>0.00</text:p>
          </table:table-cell>
          <table:table-cell table:style-name="ce2"/>
          <table:table-cell table:style-name="ce1" table:formula="of:=IF(EXACT([.C645];&quot;Hard&quot;);60;IF(EXACT([.C645];&quot;Medium&quot;);40;IF(EXACT([.C645];&quot;Easy&quot;);20;0)))" office:value-type="float" office:value="0" calcext:value-type="float">
            <text:p>0</text:p>
          </table:table-cell>
          <table:table-cell table:style-name="ce1" table:formula="of:=IF(EXACT([.F645];[.$B$3]);[.$D$3];IF(EXACT([.F645];[.$B$4]);[.$D$4];IF(EXACT([.F645];[.$B$5]);[.$D$5];0)))" office:value-type="float" office:value="0" calcext:value-type="float">
            <text:p>0</text:p>
          </table:table-cell>
          <table:table-cell table:style-name="ce2" table:formula="of:=IF(EXACT([.F645];[.$B$3]);[.$E$3];IF(EXACT([.F645];[.$B$4]);[.$E$4];IF(EXACT([.F64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5]/100*[.R645]-[.Q645]/100*[.T645]" office:value-type="float" office:value="0" calcext:value-type="float">
            <text:p>0.00</text:p>
          </table:table-cell>
          <table:table-cell table:style-name="ce9" table:formula="of:=[.G645]/[.H645]*60" office:value-type="string" office:string-value="" calcext:value-type="error">
            <text:p>#DIV/0!</text:p>
          </table:table-cell>
          <table:table-cell table:style-name="ce9" table:formula="of:=[.U645]/[.H64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6]/60" office:value-type="float" office:value="0" calcext:value-type="float">
            <text:p>0.00</text:p>
          </table:table-cell>
          <table:table-cell table:style-name="ce2"/>
          <table:table-cell table:style-name="ce1" table:formula="of:=IF(EXACT([.C646];&quot;Hard&quot;);60;IF(EXACT([.C646];&quot;Medium&quot;);40;IF(EXACT([.C646];&quot;Easy&quot;);20;0)))" office:value-type="float" office:value="0" calcext:value-type="float">
            <text:p>0</text:p>
          </table:table-cell>
          <table:table-cell table:style-name="ce1" table:formula="of:=IF(EXACT([.F646];[.$B$3]);[.$D$3];IF(EXACT([.F646];[.$B$4]);[.$D$4];IF(EXACT([.F646];[.$B$5]);[.$D$5];0)))" office:value-type="float" office:value="0" calcext:value-type="float">
            <text:p>0</text:p>
          </table:table-cell>
          <table:table-cell table:style-name="ce2" table:formula="of:=IF(EXACT([.F646];[.$B$3]);[.$E$3];IF(EXACT([.F646];[.$B$4]);[.$E$4];IF(EXACT([.F64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6]/100*[.R646]-[.Q646]/100*[.T646]" office:value-type="float" office:value="0" calcext:value-type="float">
            <text:p>0.00</text:p>
          </table:table-cell>
          <table:table-cell table:style-name="ce9" table:formula="of:=[.G646]/[.H646]*60" office:value-type="string" office:string-value="" calcext:value-type="error">
            <text:p>#DIV/0!</text:p>
          </table:table-cell>
          <table:table-cell table:style-name="ce9" table:formula="of:=[.U646]/[.H64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7]/60" office:value-type="float" office:value="0" calcext:value-type="float">
            <text:p>0.00</text:p>
          </table:table-cell>
          <table:table-cell table:style-name="ce2"/>
          <table:table-cell table:style-name="ce1" table:formula="of:=IF(EXACT([.C647];&quot;Hard&quot;);60;IF(EXACT([.C647];&quot;Medium&quot;);40;IF(EXACT([.C647];&quot;Easy&quot;);20;0)))" office:value-type="float" office:value="0" calcext:value-type="float">
            <text:p>0</text:p>
          </table:table-cell>
          <table:table-cell table:style-name="ce1" table:formula="of:=IF(EXACT([.F647];[.$B$3]);[.$D$3];IF(EXACT([.F647];[.$B$4]);[.$D$4];IF(EXACT([.F647];[.$B$5]);[.$D$5];0)))" office:value-type="float" office:value="0" calcext:value-type="float">
            <text:p>0</text:p>
          </table:table-cell>
          <table:table-cell table:style-name="ce2" table:formula="of:=IF(EXACT([.F647];[.$B$3]);[.$E$3];IF(EXACT([.F647];[.$B$4]);[.$E$4];IF(EXACT([.F64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7]/100*[.R647]-[.Q647]/100*[.T647]" office:value-type="float" office:value="0" calcext:value-type="float">
            <text:p>0.00</text:p>
          </table:table-cell>
          <table:table-cell table:style-name="ce9" table:formula="of:=[.G647]/[.H647]*60" office:value-type="string" office:string-value="" calcext:value-type="error">
            <text:p>#DIV/0!</text:p>
          </table:table-cell>
          <table:table-cell table:style-name="ce9" table:formula="of:=[.U647]/[.H64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8]/60" office:value-type="float" office:value="0" calcext:value-type="float">
            <text:p>0.00</text:p>
          </table:table-cell>
          <table:table-cell table:style-name="ce2"/>
          <table:table-cell table:style-name="ce1" table:formula="of:=IF(EXACT([.C648];&quot;Hard&quot;);60;IF(EXACT([.C648];&quot;Medium&quot;);40;IF(EXACT([.C648];&quot;Easy&quot;);20;0)))" office:value-type="float" office:value="0" calcext:value-type="float">
            <text:p>0</text:p>
          </table:table-cell>
          <table:table-cell table:style-name="ce1" table:formula="of:=IF(EXACT([.F648];[.$B$3]);[.$D$3];IF(EXACT([.F648];[.$B$4]);[.$D$4];IF(EXACT([.F648];[.$B$5]);[.$D$5];0)))" office:value-type="float" office:value="0" calcext:value-type="float">
            <text:p>0</text:p>
          </table:table-cell>
          <table:table-cell table:style-name="ce2" table:formula="of:=IF(EXACT([.F648];[.$B$3]);[.$E$3];IF(EXACT([.F648];[.$B$4]);[.$E$4];IF(EXACT([.F64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8]/100*[.R648]-[.Q648]/100*[.T648]" office:value-type="float" office:value="0" calcext:value-type="float">
            <text:p>0.00</text:p>
          </table:table-cell>
          <table:table-cell table:style-name="ce9" table:formula="of:=[.G648]/[.H648]*60" office:value-type="string" office:string-value="" calcext:value-type="error">
            <text:p>#DIV/0!</text:p>
          </table:table-cell>
          <table:table-cell table:style-name="ce9" table:formula="of:=[.U648]/[.H64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49]/60" office:value-type="float" office:value="0" calcext:value-type="float">
            <text:p>0.00</text:p>
          </table:table-cell>
          <table:table-cell table:style-name="ce2"/>
          <table:table-cell table:style-name="ce1" table:formula="of:=IF(EXACT([.C649];&quot;Hard&quot;);60;IF(EXACT([.C649];&quot;Medium&quot;);40;IF(EXACT([.C649];&quot;Easy&quot;);20;0)))" office:value-type="float" office:value="0" calcext:value-type="float">
            <text:p>0</text:p>
          </table:table-cell>
          <table:table-cell table:style-name="ce1" table:formula="of:=IF(EXACT([.F649];[.$B$3]);[.$D$3];IF(EXACT([.F649];[.$B$4]);[.$D$4];IF(EXACT([.F649];[.$B$5]);[.$D$5];0)))" office:value-type="float" office:value="0" calcext:value-type="float">
            <text:p>0</text:p>
          </table:table-cell>
          <table:table-cell table:style-name="ce2" table:formula="of:=IF(EXACT([.F649];[.$B$3]);[.$E$3];IF(EXACT([.F649];[.$B$4]);[.$E$4];IF(EXACT([.F64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49]/100*[.R649]-[.Q649]/100*[.T649]" office:value-type="float" office:value="0" calcext:value-type="float">
            <text:p>0.00</text:p>
          </table:table-cell>
          <table:table-cell table:style-name="ce9" table:formula="of:=[.G649]/[.H649]*60" office:value-type="string" office:string-value="" calcext:value-type="error">
            <text:p>#DIV/0!</text:p>
          </table:table-cell>
          <table:table-cell table:style-name="ce9" table:formula="of:=[.U649]/[.H64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0]/60" office:value-type="float" office:value="0" calcext:value-type="float">
            <text:p>0.00</text:p>
          </table:table-cell>
          <table:table-cell table:style-name="ce2"/>
          <table:table-cell table:style-name="ce1" table:formula="of:=IF(EXACT([.C650];&quot;Hard&quot;);60;IF(EXACT([.C650];&quot;Medium&quot;);40;IF(EXACT([.C650];&quot;Easy&quot;);20;0)))" office:value-type="float" office:value="0" calcext:value-type="float">
            <text:p>0</text:p>
          </table:table-cell>
          <table:table-cell table:style-name="ce1" table:formula="of:=IF(EXACT([.F650];[.$B$3]);[.$D$3];IF(EXACT([.F650];[.$B$4]);[.$D$4];IF(EXACT([.F650];[.$B$5]);[.$D$5];0)))" office:value-type="float" office:value="0" calcext:value-type="float">
            <text:p>0</text:p>
          </table:table-cell>
          <table:table-cell table:style-name="ce2" table:formula="of:=IF(EXACT([.F650];[.$B$3]);[.$E$3];IF(EXACT([.F650];[.$B$4]);[.$E$4];IF(EXACT([.F65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0]/100*[.R650]-[.Q650]/100*[.T650]" office:value-type="float" office:value="0" calcext:value-type="float">
            <text:p>0.00</text:p>
          </table:table-cell>
          <table:table-cell table:style-name="ce9" table:formula="of:=[.G650]/[.H650]*60" office:value-type="string" office:string-value="" calcext:value-type="error">
            <text:p>#DIV/0!</text:p>
          </table:table-cell>
          <table:table-cell table:style-name="ce9" table:formula="of:=[.U650]/[.H65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1]/60" office:value-type="float" office:value="0" calcext:value-type="float">
            <text:p>0.00</text:p>
          </table:table-cell>
          <table:table-cell table:style-name="ce2"/>
          <table:table-cell table:style-name="ce1" table:formula="of:=IF(EXACT([.C651];&quot;Hard&quot;);60;IF(EXACT([.C651];&quot;Medium&quot;);40;IF(EXACT([.C651];&quot;Easy&quot;);20;0)))" office:value-type="float" office:value="0" calcext:value-type="float">
            <text:p>0</text:p>
          </table:table-cell>
          <table:table-cell table:style-name="ce1" table:formula="of:=IF(EXACT([.F651];[.$B$3]);[.$D$3];IF(EXACT([.F651];[.$B$4]);[.$D$4];IF(EXACT([.F651];[.$B$5]);[.$D$5];0)))" office:value-type="float" office:value="0" calcext:value-type="float">
            <text:p>0</text:p>
          </table:table-cell>
          <table:table-cell table:style-name="ce2" table:formula="of:=IF(EXACT([.F651];[.$B$3]);[.$E$3];IF(EXACT([.F651];[.$B$4]);[.$E$4];IF(EXACT([.F65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1]/100*[.R651]-[.Q651]/100*[.T651]" office:value-type="float" office:value="0" calcext:value-type="float">
            <text:p>0.00</text:p>
          </table:table-cell>
          <table:table-cell table:style-name="ce9" table:formula="of:=[.G651]/[.H651]*60" office:value-type="string" office:string-value="" calcext:value-type="error">
            <text:p>#DIV/0!</text:p>
          </table:table-cell>
          <table:table-cell table:style-name="ce9" table:formula="of:=[.U651]/[.H65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2]/60" office:value-type="float" office:value="0" calcext:value-type="float">
            <text:p>0.00</text:p>
          </table:table-cell>
          <table:table-cell table:style-name="ce2"/>
          <table:table-cell table:style-name="ce1" table:formula="of:=IF(EXACT([.C652];&quot;Hard&quot;);60;IF(EXACT([.C652];&quot;Medium&quot;);40;IF(EXACT([.C652];&quot;Easy&quot;);20;0)))" office:value-type="float" office:value="0" calcext:value-type="float">
            <text:p>0</text:p>
          </table:table-cell>
          <table:table-cell table:style-name="ce1" table:formula="of:=IF(EXACT([.F652];[.$B$3]);[.$D$3];IF(EXACT([.F652];[.$B$4]);[.$D$4];IF(EXACT([.F652];[.$B$5]);[.$D$5];0)))" office:value-type="float" office:value="0" calcext:value-type="float">
            <text:p>0</text:p>
          </table:table-cell>
          <table:table-cell table:style-name="ce2" table:formula="of:=IF(EXACT([.F652];[.$B$3]);[.$E$3];IF(EXACT([.F652];[.$B$4]);[.$E$4];IF(EXACT([.F65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2]/100*[.R652]-[.Q652]/100*[.T652]" office:value-type="float" office:value="0" calcext:value-type="float">
            <text:p>0.00</text:p>
          </table:table-cell>
          <table:table-cell table:style-name="ce9" table:formula="of:=[.G652]/[.H652]*60" office:value-type="string" office:string-value="" calcext:value-type="error">
            <text:p>#DIV/0!</text:p>
          </table:table-cell>
          <table:table-cell table:style-name="ce9" table:formula="of:=[.U652]/[.H65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3]/60" office:value-type="float" office:value="0" calcext:value-type="float">
            <text:p>0.00</text:p>
          </table:table-cell>
          <table:table-cell table:style-name="ce2"/>
          <table:table-cell table:style-name="ce1" table:formula="of:=IF(EXACT([.C653];&quot;Hard&quot;);60;IF(EXACT([.C653];&quot;Medium&quot;);40;IF(EXACT([.C653];&quot;Easy&quot;);20;0)))" office:value-type="float" office:value="0" calcext:value-type="float">
            <text:p>0</text:p>
          </table:table-cell>
          <table:table-cell table:style-name="ce1" table:formula="of:=IF(EXACT([.F653];[.$B$3]);[.$D$3];IF(EXACT([.F653];[.$B$4]);[.$D$4];IF(EXACT([.F653];[.$B$5]);[.$D$5];0)))" office:value-type="float" office:value="0" calcext:value-type="float">
            <text:p>0</text:p>
          </table:table-cell>
          <table:table-cell table:style-name="ce2" table:formula="of:=IF(EXACT([.F653];[.$B$3]);[.$E$3];IF(EXACT([.F653];[.$B$4]);[.$E$4];IF(EXACT([.F65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3]/100*[.R653]-[.Q653]/100*[.T653]" office:value-type="float" office:value="0" calcext:value-type="float">
            <text:p>0.00</text:p>
          </table:table-cell>
          <table:table-cell table:style-name="ce9" table:formula="of:=[.G653]/[.H653]*60" office:value-type="string" office:string-value="" calcext:value-type="error">
            <text:p>#DIV/0!</text:p>
          </table:table-cell>
          <table:table-cell table:style-name="ce9" table:formula="of:=[.U653]/[.H65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4]/60" office:value-type="float" office:value="0" calcext:value-type="float">
            <text:p>0.00</text:p>
          </table:table-cell>
          <table:table-cell table:style-name="ce2"/>
          <table:table-cell table:style-name="ce1" table:formula="of:=IF(EXACT([.C654];&quot;Hard&quot;);60;IF(EXACT([.C654];&quot;Medium&quot;);40;IF(EXACT([.C654];&quot;Easy&quot;);20;0)))" office:value-type="float" office:value="0" calcext:value-type="float">
            <text:p>0</text:p>
          </table:table-cell>
          <table:table-cell table:style-name="ce1" table:formula="of:=IF(EXACT([.F654];[.$B$3]);[.$D$3];IF(EXACT([.F654];[.$B$4]);[.$D$4];IF(EXACT([.F654];[.$B$5]);[.$D$5];0)))" office:value-type="float" office:value="0" calcext:value-type="float">
            <text:p>0</text:p>
          </table:table-cell>
          <table:table-cell table:style-name="ce2" table:formula="of:=IF(EXACT([.F654];[.$B$3]);[.$E$3];IF(EXACT([.F654];[.$B$4]);[.$E$4];IF(EXACT([.F65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4]/100*[.R654]-[.Q654]/100*[.T654]" office:value-type="float" office:value="0" calcext:value-type="float">
            <text:p>0.00</text:p>
          </table:table-cell>
          <table:table-cell table:style-name="ce9" table:formula="of:=[.G654]/[.H654]*60" office:value-type="string" office:string-value="" calcext:value-type="error">
            <text:p>#DIV/0!</text:p>
          </table:table-cell>
          <table:table-cell table:style-name="ce9" table:formula="of:=[.U654]/[.H65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5]/60" office:value-type="float" office:value="0" calcext:value-type="float">
            <text:p>0.00</text:p>
          </table:table-cell>
          <table:table-cell table:style-name="ce2"/>
          <table:table-cell table:style-name="ce1" table:formula="of:=IF(EXACT([.C655];&quot;Hard&quot;);60;IF(EXACT([.C655];&quot;Medium&quot;);40;IF(EXACT([.C655];&quot;Easy&quot;);20;0)))" office:value-type="float" office:value="0" calcext:value-type="float">
            <text:p>0</text:p>
          </table:table-cell>
          <table:table-cell table:style-name="ce1" table:formula="of:=IF(EXACT([.F655];[.$B$3]);[.$D$3];IF(EXACT([.F655];[.$B$4]);[.$D$4];IF(EXACT([.F655];[.$B$5]);[.$D$5];0)))" office:value-type="float" office:value="0" calcext:value-type="float">
            <text:p>0</text:p>
          </table:table-cell>
          <table:table-cell table:style-name="ce2" table:formula="of:=IF(EXACT([.F655];[.$B$3]);[.$E$3];IF(EXACT([.F655];[.$B$4]);[.$E$4];IF(EXACT([.F65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5]/100*[.R655]-[.Q655]/100*[.T655]" office:value-type="float" office:value="0" calcext:value-type="float">
            <text:p>0.00</text:p>
          </table:table-cell>
          <table:table-cell table:style-name="ce9" table:formula="of:=[.G655]/[.H655]*60" office:value-type="string" office:string-value="" calcext:value-type="error">
            <text:p>#DIV/0!</text:p>
          </table:table-cell>
          <table:table-cell table:style-name="ce9" table:formula="of:=[.U655]/[.H65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6]/60" office:value-type="float" office:value="0" calcext:value-type="float">
            <text:p>0.00</text:p>
          </table:table-cell>
          <table:table-cell table:style-name="ce2"/>
          <table:table-cell table:style-name="ce1" table:formula="of:=IF(EXACT([.C656];&quot;Hard&quot;);60;IF(EXACT([.C656];&quot;Medium&quot;);40;IF(EXACT([.C656];&quot;Easy&quot;);20;0)))" office:value-type="float" office:value="0" calcext:value-type="float">
            <text:p>0</text:p>
          </table:table-cell>
          <table:table-cell table:style-name="ce1" table:formula="of:=IF(EXACT([.F656];[.$B$3]);[.$D$3];IF(EXACT([.F656];[.$B$4]);[.$D$4];IF(EXACT([.F656];[.$B$5]);[.$D$5];0)))" office:value-type="float" office:value="0" calcext:value-type="float">
            <text:p>0</text:p>
          </table:table-cell>
          <table:table-cell table:style-name="ce2" table:formula="of:=IF(EXACT([.F656];[.$B$3]);[.$E$3];IF(EXACT([.F656];[.$B$4]);[.$E$4];IF(EXACT([.F65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6]/100*[.R656]-[.Q656]/100*[.T656]" office:value-type="float" office:value="0" calcext:value-type="float">
            <text:p>0.00</text:p>
          </table:table-cell>
          <table:table-cell table:style-name="ce9" table:formula="of:=[.G656]/[.H656]*60" office:value-type="string" office:string-value="" calcext:value-type="error">
            <text:p>#DIV/0!</text:p>
          </table:table-cell>
          <table:table-cell table:style-name="ce9" table:formula="of:=[.U656]/[.H65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7]/60" office:value-type="float" office:value="0" calcext:value-type="float">
            <text:p>0.00</text:p>
          </table:table-cell>
          <table:table-cell table:style-name="ce2"/>
          <table:table-cell table:style-name="ce1" table:formula="of:=IF(EXACT([.C657];&quot;Hard&quot;);60;IF(EXACT([.C657];&quot;Medium&quot;);40;IF(EXACT([.C657];&quot;Easy&quot;);20;0)))" office:value-type="float" office:value="0" calcext:value-type="float">
            <text:p>0</text:p>
          </table:table-cell>
          <table:table-cell table:style-name="ce1" table:formula="of:=IF(EXACT([.F657];[.$B$3]);[.$D$3];IF(EXACT([.F657];[.$B$4]);[.$D$4];IF(EXACT([.F657];[.$B$5]);[.$D$5];0)))" office:value-type="float" office:value="0" calcext:value-type="float">
            <text:p>0</text:p>
          </table:table-cell>
          <table:table-cell table:style-name="ce2" table:formula="of:=IF(EXACT([.F657];[.$B$3]);[.$E$3];IF(EXACT([.F657];[.$B$4]);[.$E$4];IF(EXACT([.F65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7]/100*[.R657]-[.Q657]/100*[.T657]" office:value-type="float" office:value="0" calcext:value-type="float">
            <text:p>0.00</text:p>
          </table:table-cell>
          <table:table-cell table:style-name="ce9" table:formula="of:=[.G657]/[.H657]*60" office:value-type="string" office:string-value="" calcext:value-type="error">
            <text:p>#DIV/0!</text:p>
          </table:table-cell>
          <table:table-cell table:style-name="ce9" table:formula="of:=[.U657]/[.H65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8]/60" office:value-type="float" office:value="0" calcext:value-type="float">
            <text:p>0.00</text:p>
          </table:table-cell>
          <table:table-cell table:style-name="ce2"/>
          <table:table-cell table:style-name="ce1" table:formula="of:=IF(EXACT([.C658];&quot;Hard&quot;);60;IF(EXACT([.C658];&quot;Medium&quot;);40;IF(EXACT([.C658];&quot;Easy&quot;);20;0)))" office:value-type="float" office:value="0" calcext:value-type="float">
            <text:p>0</text:p>
          </table:table-cell>
          <table:table-cell table:style-name="ce1" table:formula="of:=IF(EXACT([.F658];[.$B$3]);[.$D$3];IF(EXACT([.F658];[.$B$4]);[.$D$4];IF(EXACT([.F658];[.$B$5]);[.$D$5];0)))" office:value-type="float" office:value="0" calcext:value-type="float">
            <text:p>0</text:p>
          </table:table-cell>
          <table:table-cell table:style-name="ce2" table:formula="of:=IF(EXACT([.F658];[.$B$3]);[.$E$3];IF(EXACT([.F658];[.$B$4]);[.$E$4];IF(EXACT([.F658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8]/100*[.R658]-[.Q658]/100*[.T658]" office:value-type="float" office:value="0" calcext:value-type="float">
            <text:p>0.00</text:p>
          </table:table-cell>
          <table:table-cell table:style-name="ce9" table:formula="of:=[.G658]/[.H658]*60" office:value-type="string" office:string-value="" calcext:value-type="error">
            <text:p>#DIV/0!</text:p>
          </table:table-cell>
          <table:table-cell table:style-name="ce9" table:formula="of:=[.U658]/[.H658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59]/60" office:value-type="float" office:value="0" calcext:value-type="float">
            <text:p>0.00</text:p>
          </table:table-cell>
          <table:table-cell table:style-name="ce2"/>
          <table:table-cell table:style-name="ce1" table:formula="of:=IF(EXACT([.C659];&quot;Hard&quot;);60;IF(EXACT([.C659];&quot;Medium&quot;);40;IF(EXACT([.C659];&quot;Easy&quot;);20;0)))" office:value-type="float" office:value="0" calcext:value-type="float">
            <text:p>0</text:p>
          </table:table-cell>
          <table:table-cell table:style-name="ce1" table:formula="of:=IF(EXACT([.F659];[.$B$3]);[.$D$3];IF(EXACT([.F659];[.$B$4]);[.$D$4];IF(EXACT([.F659];[.$B$5]);[.$D$5];0)))" office:value-type="float" office:value="0" calcext:value-type="float">
            <text:p>0</text:p>
          </table:table-cell>
          <table:table-cell table:style-name="ce2" table:formula="of:=IF(EXACT([.F659];[.$B$3]);[.$E$3];IF(EXACT([.F659];[.$B$4]);[.$E$4];IF(EXACT([.F659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59]/100*[.R659]-[.Q659]/100*[.T659]" office:value-type="float" office:value="0" calcext:value-type="float">
            <text:p>0.00</text:p>
          </table:table-cell>
          <table:table-cell table:style-name="ce9" table:formula="of:=[.G659]/[.H659]*60" office:value-type="string" office:string-value="" calcext:value-type="error">
            <text:p>#DIV/0!</text:p>
          </table:table-cell>
          <table:table-cell table:style-name="ce9" table:formula="of:=[.U659]/[.H659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0]/60" office:value-type="float" office:value="0" calcext:value-type="float">
            <text:p>0.00</text:p>
          </table:table-cell>
          <table:table-cell table:style-name="ce2"/>
          <table:table-cell table:style-name="ce1" table:formula="of:=IF(EXACT([.C660];&quot;Hard&quot;);60;IF(EXACT([.C660];&quot;Medium&quot;);40;IF(EXACT([.C660];&quot;Easy&quot;);20;0)))" office:value-type="float" office:value="0" calcext:value-type="float">
            <text:p>0</text:p>
          </table:table-cell>
          <table:table-cell table:style-name="ce1" table:formula="of:=IF(EXACT([.F660];[.$B$3]);[.$D$3];IF(EXACT([.F660];[.$B$4]);[.$D$4];IF(EXACT([.F660];[.$B$5]);[.$D$5];0)))" office:value-type="float" office:value="0" calcext:value-type="float">
            <text:p>0</text:p>
          </table:table-cell>
          <table:table-cell table:style-name="ce2" table:formula="of:=IF(EXACT([.F660];[.$B$3]);[.$E$3];IF(EXACT([.F660];[.$B$4]);[.$E$4];IF(EXACT([.F660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0]/100*[.R660]-[.Q660]/100*[.T660]" office:value-type="float" office:value="0" calcext:value-type="float">
            <text:p>0.00</text:p>
          </table:table-cell>
          <table:table-cell table:style-name="ce9" table:formula="of:=[.G660]/[.H660]*60" office:value-type="string" office:string-value="" calcext:value-type="error">
            <text:p>#DIV/0!</text:p>
          </table:table-cell>
          <table:table-cell table:style-name="ce9" table:formula="of:=[.U660]/[.H660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1]/60" office:value-type="float" office:value="0" calcext:value-type="float">
            <text:p>0.00</text:p>
          </table:table-cell>
          <table:table-cell table:style-name="ce2"/>
          <table:table-cell table:style-name="ce1" table:formula="of:=IF(EXACT([.C661];&quot;Hard&quot;);60;IF(EXACT([.C661];&quot;Medium&quot;);40;IF(EXACT([.C661];&quot;Easy&quot;);20;0)))" office:value-type="float" office:value="0" calcext:value-type="float">
            <text:p>0</text:p>
          </table:table-cell>
          <table:table-cell table:style-name="ce1" table:formula="of:=IF(EXACT([.F661];[.$B$3]);[.$D$3];IF(EXACT([.F661];[.$B$4]);[.$D$4];IF(EXACT([.F661];[.$B$5]);[.$D$5];0)))" office:value-type="float" office:value="0" calcext:value-type="float">
            <text:p>0</text:p>
          </table:table-cell>
          <table:table-cell table:style-name="ce2" table:formula="of:=IF(EXACT([.F661];[.$B$3]);[.$E$3];IF(EXACT([.F661];[.$B$4]);[.$E$4];IF(EXACT([.F661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1]/100*[.R661]-[.Q661]/100*[.T661]" office:value-type="float" office:value="0" calcext:value-type="float">
            <text:p>0.00</text:p>
          </table:table-cell>
          <table:table-cell table:style-name="ce9" table:formula="of:=[.G661]/[.H661]*60" office:value-type="string" office:string-value="" calcext:value-type="error">
            <text:p>#DIV/0!</text:p>
          </table:table-cell>
          <table:table-cell table:style-name="ce9" table:formula="of:=[.U661]/[.H661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2]/60" office:value-type="float" office:value="0" calcext:value-type="float">
            <text:p>0.00</text:p>
          </table:table-cell>
          <table:table-cell table:style-name="ce2"/>
          <table:table-cell table:style-name="ce1" table:formula="of:=IF(EXACT([.C662];&quot;Hard&quot;);60;IF(EXACT([.C662];&quot;Medium&quot;);40;IF(EXACT([.C662];&quot;Easy&quot;);20;0)))" office:value-type="float" office:value="0" calcext:value-type="float">
            <text:p>0</text:p>
          </table:table-cell>
          <table:table-cell table:style-name="ce1" table:formula="of:=IF(EXACT([.F662];[.$B$3]);[.$D$3];IF(EXACT([.F662];[.$B$4]);[.$D$4];IF(EXACT([.F662];[.$B$5]);[.$D$5];0)))" office:value-type="float" office:value="0" calcext:value-type="float">
            <text:p>0</text:p>
          </table:table-cell>
          <table:table-cell table:style-name="ce2" table:formula="of:=IF(EXACT([.F662];[.$B$3]);[.$E$3];IF(EXACT([.F662];[.$B$4]);[.$E$4];IF(EXACT([.F662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2]/100*[.R662]-[.Q662]/100*[.T662]" office:value-type="float" office:value="0" calcext:value-type="float">
            <text:p>0.00</text:p>
          </table:table-cell>
          <table:table-cell table:style-name="ce9" table:formula="of:=[.G662]/[.H662]*60" office:value-type="string" office:string-value="" calcext:value-type="error">
            <text:p>#DIV/0!</text:p>
          </table:table-cell>
          <table:table-cell table:style-name="ce9" table:formula="of:=[.U662]/[.H662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3]/60" office:value-type="float" office:value="0" calcext:value-type="float">
            <text:p>0.00</text:p>
          </table:table-cell>
          <table:table-cell table:style-name="ce2"/>
          <table:table-cell table:style-name="ce1" table:formula="of:=IF(EXACT([.C663];&quot;Hard&quot;);60;IF(EXACT([.C663];&quot;Medium&quot;);40;IF(EXACT([.C663];&quot;Easy&quot;);20;0)))" office:value-type="float" office:value="0" calcext:value-type="float">
            <text:p>0</text:p>
          </table:table-cell>
          <table:table-cell table:style-name="ce1" table:formula="of:=IF(EXACT([.F663];[.$B$3]);[.$D$3];IF(EXACT([.F663];[.$B$4]);[.$D$4];IF(EXACT([.F663];[.$B$5]);[.$D$5];0)))" office:value-type="float" office:value="0" calcext:value-type="float">
            <text:p>0</text:p>
          </table:table-cell>
          <table:table-cell table:style-name="ce2" table:formula="of:=IF(EXACT([.F663];[.$B$3]);[.$E$3];IF(EXACT([.F663];[.$B$4]);[.$E$4];IF(EXACT([.F663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3]/100*[.R663]-[.Q663]/100*[.T663]" office:value-type="float" office:value="0" calcext:value-type="float">
            <text:p>0.00</text:p>
          </table:table-cell>
          <table:table-cell table:style-name="ce9" table:formula="of:=[.G663]/[.H663]*60" office:value-type="string" office:string-value="" calcext:value-type="error">
            <text:p>#DIV/0!</text:p>
          </table:table-cell>
          <table:table-cell table:style-name="ce9" table:formula="of:=[.U663]/[.H663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4]/60" office:value-type="float" office:value="0" calcext:value-type="float">
            <text:p>0.00</text:p>
          </table:table-cell>
          <table:table-cell table:style-name="ce2"/>
          <table:table-cell table:style-name="ce1" table:formula="of:=IF(EXACT([.C664];&quot;Hard&quot;);60;IF(EXACT([.C664];&quot;Medium&quot;);40;IF(EXACT([.C664];&quot;Easy&quot;);20;0)))" office:value-type="float" office:value="0" calcext:value-type="float">
            <text:p>0</text:p>
          </table:table-cell>
          <table:table-cell table:style-name="ce1" table:formula="of:=IF(EXACT([.F664];[.$B$3]);[.$D$3];IF(EXACT([.F664];[.$B$4]);[.$D$4];IF(EXACT([.F664];[.$B$5]);[.$D$5];0)))" office:value-type="float" office:value="0" calcext:value-type="float">
            <text:p>0</text:p>
          </table:table-cell>
          <table:table-cell table:style-name="ce2" table:formula="of:=IF(EXACT([.F664];[.$B$3]);[.$E$3];IF(EXACT([.F664];[.$B$4]);[.$E$4];IF(EXACT([.F664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4]/100*[.R664]-[.Q664]/100*[.T664]" office:value-type="float" office:value="0" calcext:value-type="float">
            <text:p>0.00</text:p>
          </table:table-cell>
          <table:table-cell table:style-name="ce9" table:formula="of:=[.G664]/[.H664]*60" office:value-type="string" office:string-value="" calcext:value-type="error">
            <text:p>#DIV/0!</text:p>
          </table:table-cell>
          <table:table-cell table:style-name="ce9" table:formula="of:=[.U664]/[.H664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5]/60" office:value-type="float" office:value="0" calcext:value-type="float">
            <text:p>0.00</text:p>
          </table:table-cell>
          <table:table-cell table:style-name="ce2"/>
          <table:table-cell table:style-name="ce1" table:formula="of:=IF(EXACT([.C665];&quot;Hard&quot;);60;IF(EXACT([.C665];&quot;Medium&quot;);40;IF(EXACT([.C665];&quot;Easy&quot;);20;0)))" office:value-type="float" office:value="0" calcext:value-type="float">
            <text:p>0</text:p>
          </table:table-cell>
          <table:table-cell table:style-name="ce1" table:formula="of:=IF(EXACT([.F665];[.$B$3]);[.$D$3];IF(EXACT([.F665];[.$B$4]);[.$D$4];IF(EXACT([.F665];[.$B$5]);[.$D$5];0)))" office:value-type="float" office:value="0" calcext:value-type="float">
            <text:p>0</text:p>
          </table:table-cell>
          <table:table-cell table:style-name="ce2" table:formula="of:=IF(EXACT([.F665];[.$B$3]);[.$E$3];IF(EXACT([.F665];[.$B$4]);[.$E$4];IF(EXACT([.F665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5]/100*[.R665]-[.Q665]/100*[.T665]" office:value-type="float" office:value="0" calcext:value-type="float">
            <text:p>0.00</text:p>
          </table:table-cell>
          <table:table-cell table:style-name="ce9" table:formula="of:=[.G665]/[.H665]*60" office:value-type="string" office:string-value="" calcext:value-type="error">
            <text:p>#DIV/0!</text:p>
          </table:table-cell>
          <table:table-cell table:style-name="ce9" table:formula="of:=[.U665]/[.H665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6]/60" office:value-type="float" office:value="0" calcext:value-type="float">
            <text:p>0.00</text:p>
          </table:table-cell>
          <table:table-cell table:style-name="ce2"/>
          <table:table-cell table:style-name="ce1" table:formula="of:=IF(EXACT([.C666];&quot;Hard&quot;);60;IF(EXACT([.C666];&quot;Medium&quot;);40;IF(EXACT([.C666];&quot;Easy&quot;);20;0)))" office:value-type="float" office:value="0" calcext:value-type="float">
            <text:p>0</text:p>
          </table:table-cell>
          <table:table-cell table:style-name="ce1" table:formula="of:=IF(EXACT([.F666];[.$B$3]);[.$D$3];IF(EXACT([.F666];[.$B$4]);[.$D$4];IF(EXACT([.F666];[.$B$5]);[.$D$5];0)))" office:value-type="float" office:value="0" calcext:value-type="float">
            <text:p>0</text:p>
          </table:table-cell>
          <table:table-cell table:style-name="ce2" table:formula="of:=IF(EXACT([.F666];[.$B$3]);[.$E$3];IF(EXACT([.F666];[.$B$4]);[.$E$4];IF(EXACT([.F666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6]/100*[.R666]-[.Q666]/100*[.T666]" office:value-type="float" office:value="0" calcext:value-type="float">
            <text:p>0.00</text:p>
          </table:table-cell>
          <table:table-cell table:style-name="ce9" table:formula="of:=[.G666]/[.H666]*60" office:value-type="string" office:string-value="" calcext:value-type="error">
            <text:p>#DIV/0!</text:p>
          </table:table-cell>
          <table:table-cell table:style-name="ce9" table:formula="of:=[.U666]/[.H666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>
          <table:table-cell table:style-name="ce4" table:number-columns-repeated="6"/>
          <table:table-cell table:style-name="ce6"/>
          <table:table-cell table:style-name="ce4"/>
          <table:table-cell table:style-name="ce6" table:number-columns-repeated="5"/>
          <table:table-cell table:style-name="ce2"/>
          <table:table-cell table:style-name="ce9" table:formula="of:=[.H667]/60" office:value-type="float" office:value="0" calcext:value-type="float">
            <text:p>0.00</text:p>
          </table:table-cell>
          <table:table-cell table:style-name="ce2"/>
          <table:table-cell table:style-name="ce1" table:formula="of:=IF(EXACT([.C667];&quot;Hard&quot;);60;IF(EXACT([.C667];&quot;Medium&quot;);40;IF(EXACT([.C667];&quot;Easy&quot;);20;0)))" office:value-type="float" office:value="0" calcext:value-type="float">
            <text:p>0</text:p>
          </table:table-cell>
          <table:table-cell table:style-name="ce1" table:formula="of:=IF(EXACT([.F667];[.$B$3]);[.$D$3];IF(EXACT([.F667];[.$B$4]);[.$D$4];IF(EXACT([.F667];[.$B$5]);[.$D$5];0)))" office:value-type="float" office:value="0" calcext:value-type="float">
            <text:p>0</text:p>
          </table:table-cell>
          <table:table-cell table:style-name="ce2" table:formula="of:=IF(EXACT([.F667];[.$B$3]);[.$E$3];IF(EXACT([.F667];[.$B$4]);[.$E$4];IF(EXACT([.F667];[.$B$5]);[.$E$5];0)))" office:value-type="float" office:value="0" calcext:value-type="float">
            <text:p>0</text:p>
          </table:table-cell>
          <table:table-cell table:style-name="ce1" table:formula="of:=[.$E$6]" office:value-type="float" office:value="0" calcext:value-type="float">
            <text:p>0</text:p>
          </table:table-cell>
          <table:table-cell table:style-name="ce9" table:formula="of:=[.G667]/100*[.R667]-[.Q667]/100*[.T667]" office:value-type="float" office:value="0" calcext:value-type="float">
            <text:p>0.00</text:p>
          </table:table-cell>
          <table:table-cell table:style-name="ce9" table:formula="of:=[.G667]/[.H667]*60" office:value-type="string" office:string-value="" calcext:value-type="error">
            <text:p>#DIV/0!</text:p>
          </table:table-cell>
          <table:table-cell table:style-name="ce9" table:formula="of:=[.U667]/[.H667]*60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993"/>
        </table:table-row>
        <table:table-row table:style-name="ro1" table:number-rows-repeated="345">
          <table:table-cell table:style-name="ce2" table:number-columns-repeated="31"/>
          <table:table-cell table:number-columns-repeated="993"/>
        </table:table-row>
        <table:table-row table:style-name="ro2" table:number-rows-repeated="10475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aid.H427:Raid.H436">
            <calcext:condition calcext:apply-style-name="ConditionalStyle_1" calcext:value="formula-is(LEN(TRIM([.H427]))&gt;0)" calcext:base-cell-address="Raid.H4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id" style:display-name="PageStyle_Ra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45" meta:object-count="0"/>
    <meta:generator>LibreOfficeDev/6.0.5.2$Linux_X86_64 LibreOffice_project/</meta:generator>
  </office:meta>
</office:document-meta>
</file>